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ed0e3" officeooo:paragraph-rsid="000ed0e3"/>
    </style:style>
    <style:style style:name="P2" style:family="paragraph" style:parent-style-name="Standard">
      <style:paragraph-properties fo:text-align="justify" style:justify-single-word="false"/>
      <style:text-properties style:font-name="Arial" fo:font-size="12pt" fo:font-weight="bold" style:font-size-asian="12pt" style:font-weight-asian="bold" style:font-name-complex="Arial" style:font-size-complex="12pt"/>
    </style:style>
    <style:style style:name="P3" style:family="paragraph" style:parent-style-name="Standard" style:list-style-name="">
      <style:paragraph-properties fo:text-align="justify" style:justify-single-word="false"/>
      <style:text-properties style:font-name="Arial" fo:font-size="12pt" fo:font-weight="bold" style:font-size-asian="12pt" style:font-weight-asian="bold" style:font-name-complex="Arial" style:font-size-complex="12pt"/>
    </style:style>
    <style:style style:name="P4"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5" style:family="paragraph" style:parent-style-name="Standard" style:list-style-name="">
      <style:paragraph-properties fo:text-align="justify" style:justify-single-word="false"/>
      <style:text-properties style:font-name="Arial" fo:font-size="12pt" style:font-size-asian="12pt" style:font-name-complex="Arial" style:font-size-complex="12pt"/>
    </style:style>
    <style:style style:name="P6" style:family="paragraph" style:parent-style-name="Standard">
      <style:paragraph-properties fo:text-align="justify" style:justify-single-word="false" fo:orphans="2" fo:widows="2" style:text-autospace="ideograph-alpha"/>
      <style:text-properties style:font-name="Arial" fo:font-size="12pt" style:font-size-asian="12pt" style:font-name-complex="Arial" style:font-size-complex="12pt"/>
    </style:style>
    <style:style style:name="P7" style:family="paragraph" style:parent-style-name="Standard">
      <style:paragraph-properties fo:text-align="justify" style:justify-single-word="false"/>
      <style:text-properties style:font-name="Arial" fo:font-size="12pt" style:font-size-asian="12pt" style:font-name-complex="Arial" style:font-size-complex="12pt" fo:background-color="#00ffff"/>
    </style:style>
    <style:style style:name="P8" style:family="paragraph" style:parent-style-name="Standard">
      <style:paragraph-properties fo:text-align="justify" style:justify-single-word="false" fo:orphans="2" fo:widows="2" style:text-autospace="ideograph-alpha"/>
      <style:text-properties style:font-name="Arial" fo:font-size="12pt" style:font-size-asian="12pt" style:font-name-complex="Arial" style:font-size-complex="12pt" fo:background-color="#00ffff"/>
    </style:style>
    <style:style style:name="P9" style:family="paragraph" style:parent-style-name="Standard" style:list-style-name="">
      <style:paragraph-properties fo:text-align="justify" style:justify-single-word="false"/>
      <style:text-properties style:font-name="Arial" fo:font-size="12pt" style:font-size-asian="12pt" style:font-name-complex="Arial" style:font-size-complex="12pt" fo:background-color="#00ffff"/>
    </style:style>
    <style:style style:name="P10" style:family="paragraph" style:parent-style-name="Standard">
      <style:paragraph-properties fo:text-align="justify" style:justify-single-word="false">
        <style:tab-stops>
          <style:tab-stop style:position="0.6598in"/>
          <style:tab-stop style:position="1.322in"/>
          <style:tab-stop style:position="1.9819in"/>
        </style:tab-stops>
      </style:paragraph-properties>
      <style:text-properties style:font-name="Arial" fo:font-size="12pt" style:font-size-asian="12pt" style:font-name-complex="Arial" style:font-size-complex="12pt" fo:background-color="#00ffff"/>
    </style:style>
    <style:style style:name="P11" style:family="paragraph" style:parent-style-name="Standard">
      <style:paragraph-properties fo:text-align="justify" style:justify-single-word="false"/>
      <style:text-properties style:font-name="Arial" fo:font-size="12pt" fo:language="pt" fo:country="BR" style:font-size-asian="12pt" style:font-name-complex="Arial" style:font-size-complex="12pt"/>
    </style:style>
    <style:style style:name="P12" style:family="paragraph" style:parent-style-name="Standard">
      <style:paragraph-properties fo:text-align="justify" style:justify-single-word="false"/>
      <style:text-properties style:font-name="Arial" fo:font-size="12pt" fo:language="pt" fo:country="BR" style:font-size-asian="12pt" style:font-name-complex="Arial" style:font-size-complex="12pt" fo:background-color="#00ffff"/>
    </style:style>
    <style:style style:name="P13" style:family="paragraph" style:parent-style-name="Standard">
      <style:paragraph-properties fo:text-align="justify" style:justify-single-word="false"/>
      <style:text-properties style:font-name="Arial" fo:font-size="12pt" style:font-name-asian="MS Mincho" style:font-size-asian="12pt" style:font-name-complex="Arial" style:font-size-complex="12pt"/>
    </style:style>
    <style:style style:name="P14" style:family="paragraph" style:parent-style-name="Standard">
      <style:paragraph-properties fo:text-align="justify" style:justify-single-word="false" fo:orphans="2" fo:widows="2" style:text-autospace="ideograph-alpha"/>
      <style:text-properties style:font-name="Arial" fo:font-size="12pt" fo:language="en" fo:country="US" style:font-size-asian="12pt" style:font-name-complex="Arial" style:font-size-complex="12pt" fo:background-color="#00ffff"/>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fo:orphans="2" fo:widows="2" style:text-autospace="ideograph-alpha"/>
    </style:style>
    <style:style style:name="P17" style:family="paragraph" style:parent-style-name="Standard" style:list-style-name="">
      <style:paragraph-properties fo:text-align="justify" style:justify-single-word="false"/>
    </style:style>
    <style:style style:name="P18" style:family="paragraph" style:parent-style-name="Standard">
      <style:paragraph-properties fo:text-align="justify" style:justify-single-word="false">
        <style:tab-stops>
          <style:tab-stop style:position="2.0728in"/>
        </style:tab-stops>
      </style:paragraph-properties>
    </style:style>
    <style:style style:name="P19" style:family="paragraph" style:parent-style-name="Standard">
      <style:paragraph-properties fo:text-align="justify" style:justify-single-word="false"/>
      <style:text-properties fo:color="#3366ff" style:font-name="Arial" fo:font-size="12pt" style:font-size-asian="12pt" style:font-name-complex="Arial" style:font-size-complex="12pt"/>
    </style:style>
    <style:style style:name="P20" style:family="paragraph" style:parent-style-name="Standard">
      <style:paragraph-properties fo:text-align="justify" style:justify-single-word="false" fo:break-before="page"/>
    </style:style>
    <style:style style:name="P21" style:family="paragraph" style:parent-style-name="Standard">
      <style:paragraph-properties fo:text-align="justify" style:justify-single-word="false" fo:orphans="2" fo:widows="2" fo:break-before="page" style:text-autospace="ideograph-alpha"/>
    </style:style>
    <style:style style:name="P22" style:family="paragraph" style:parent-style-name="Standard">
      <style:paragraph-properties fo:text-align="justify" style:justify-single-word="false" fo:break-before="page"/>
      <style:text-properties style:font-name="Arial" fo:font-size="12pt" style:font-size-asian="12pt" style:font-name-complex="Arial" style:font-size-complex="12pt"/>
    </style:style>
    <style:style style:name="P23" style:family="paragraph" style:parent-style-name="Standard">
      <style:paragraph-properties fo:text-align="justify" style:justify-single-word="false" fo:orphans="2" fo:widows="2" fo:break-before="page" style:text-autospace="ideograph-alpha"/>
      <style:text-properties style:font-name="Arial" fo:font-size="12pt" style:font-size-asian="12pt" style:font-name-complex="Arial" style:font-size-complex="12pt"/>
    </style:style>
    <style:style style:name="P24" style:family="paragraph" style:parent-style-name="Standard" style:list-style-name="">
      <style:paragraph-properties fo:text-align="justify" style:justify-single-word="false" fo:break-before="page"/>
      <style:text-properties style:font-name="Arial" fo:font-size="12pt" style:font-size-asian="12pt" style:font-name-complex="Arial" style:font-size-complex="12pt"/>
    </style:style>
    <style:style style:name="P25" style:family="paragraph" style:parent-style-name="Standard">
      <style:paragraph-properties fo:text-align="justify" style:justify-single-word="false" fo:break-before="page"/>
      <style:text-properties style:font-name="Arial" fo:font-size="12pt" fo:language="pt" fo:country="BR" style:font-size-asian="12pt" style:font-name-complex="Arial" style:font-size-complex="12pt"/>
    </style:style>
    <style:style style:name="P26" style:family="paragraph" style:parent-style-name="Standard">
      <style:paragraph-properties fo:text-align="justify" style:justify-single-word="false" fo:orphans="2" fo:widows="2" fo:break-before="page" style:text-autospace="ideograph-alpha"/>
      <style:text-properties style:font-name="Arial" fo:font-size="12pt" fo:language="pt" fo:country="BR" style:font-size-asian="12pt" style:font-name-complex="Arial" style:font-size-complex="12pt"/>
    </style:style>
    <style:style style:name="P27" style:family="paragraph" style:parent-style-name="Standard">
      <style:paragraph-properties fo:margin-left="0.5909in" fo:margin-right="0in" fo:text-align="justify" style:justify-single-word="false" fo:text-indent="0in" style:auto-text-indent="false"/>
    </style:style>
    <style:style style:name="P28" style:family="paragraph" style:parent-style-name="Standard">
      <style:paragraph-properties fo:margin-left="0.5909in" fo:margin-right="0in" fo:text-align="justify" style:justify-single-word="false" fo:text-indent="0in" style:auto-text-indent="false"/>
      <style:text-properties style:font-name="Arial" fo:font-size="12pt" style:font-size-asian="12pt" style:font-name-complex="Arial" style:font-size-complex="12pt"/>
    </style:style>
    <style:style style:name="P29" style:family="paragraph" style:parent-style-name="Standard">
      <style:paragraph-properties fo:margin-left="0in" fo:margin-right="0in" fo:text-indent="0.4917in" style:auto-text-indent="false"/>
    </style:style>
    <style:style style:name="P30" style:family="paragraph" style:parent-style-name="Standard">
      <style:paragraph-properties fo:margin-left="0in" fo:margin-right="0in" fo:text-indent="0.4917in" style:auto-text-indent="false"/>
      <style:text-properties style:font-name="Arial" fo:font-size="12pt" style:font-size-asian="12pt" style:font-name-complex="Arial" style:font-size-complex="12pt"/>
    </style:style>
    <style:style style:name="P31" style:family="paragraph" style:parent-style-name="Standard">
      <style:paragraph-properties fo:margin-left="0in" fo:margin-right="0in" fo:margin-top="0in" fo:margin-bottom="0.0835in" loext:contextual-spacing="false" fo:text-indent="0.4917in" style:auto-text-indent="false"/>
    </style:style>
    <style:style style:name="P32" style:family="paragraph" style:parent-style-name="Standard">
      <style:paragraph-properties fo:margin-top="0in" fo:margin-bottom="0.0835in" loext:contextual-spacing="false" fo:text-align="justify" style:justify-single-word="false"/>
      <style:text-properties style:font-name="Arial" fo:font-size="12pt" style:font-size-asian="12pt" style:font-name-complex="Arial" style:font-size-complex="12pt"/>
    </style:style>
    <style:style style:name="P33" style:family="paragraph" style:parent-style-name="Standard" style:list-style-name="" style:master-page-name="Standard">
      <style:paragraph-properties fo:text-align="center" style:justify-single-word="false" style:page-number="auto"/>
      <style:text-properties style:font-name="Arial" fo:font-size="12pt" fo:font-weight="bold" style:font-size-asian="12pt" style:font-weight-asian="bold" style:font-name-complex="Arial" style:font-size-complex="12pt"/>
    </style:style>
    <style:style style:name="P34" style:family="paragraph" style:parent-style-name="List">
      <style:paragraph-properties fo:margin-left="0.4925in" fo:margin-right="0in" fo:text-align="justify" style:justify-single-word="false" fo:orphans="0" fo:widows="0" fo:text-indent="-0.4925in" style:auto-text-indent="false" fo:break-before="page"/>
    </style:style>
    <style:style style:name="P35" style:family="paragraph" style:parent-style-name="List">
      <style:paragraph-properties fo:margin-left="0.4925in" fo:margin-right="0in" fo:text-align="justify" style:justify-single-word="false" fo:orphans="0" fo:widows="0" fo:text-indent="-0.4925in" style:auto-text-indent="false" fo:break-before="page"/>
      <style:text-properties style:font-name="Arial" style:font-name-complex="Arial"/>
    </style:style>
    <style:style style:name="P36" style:family="paragraph" style:parent-style-name="List">
      <style:paragraph-properties fo:margin-left="0.4925in" fo:margin-right="0in" fo:text-align="justify" style:justify-single-word="false" fo:orphans="0" fo:widows="0" fo:text-indent="-0.4925in" style:auto-text-indent="false" fo:break-before="page"/>
      <style:text-properties style:font-name="Arial" fo:language="es" fo:country="AR" style:font-name-complex="Arial" style:font-weight-complex="bold"/>
    </style:style>
    <style:style style:name="P37" style:family="paragraph" style:parent-style-name="List">
      <style:paragraph-properties fo:margin-left="0in" fo:margin-right="0in" fo:text-align="justify" style:justify-single-word="false" fo:orphans="0" fo:widows="0" fo:text-indent="0.4917in" style:auto-text-indent="false"/>
    </style:style>
    <style:style style:name="P38" style:family="paragraph" style:parent-style-name="List">
      <style:paragraph-properties fo:margin-left="0in" fo:margin-right="0in" fo:text-align="justify" style:justify-single-word="false" fo:orphans="0" fo:widows="0" fo:text-indent="0.4917in" style:auto-text-indent="false"/>
      <style:text-properties style:font-name="Arial" fo:language="es" fo:country="AR" style:font-name-complex="Arial"/>
    </style:style>
    <style:style style:name="P39" style:family="paragraph" style:parent-style-name="List">
      <style:paragraph-properties fo:margin-left="0in" fo:margin-right="0in" fo:text-align="justify" style:justify-single-word="false" fo:orphans="0" fo:widows="0" fo:text-indent="0.4917in" style:auto-text-indent="false"/>
      <style:text-properties style:font-name="Arial" fo:language="es" fo:country="AR" style:font-name-complex="Arial" style:font-weight-complex="bold"/>
    </style:style>
    <style:style style:name="P40" style:family="paragraph" style:parent-style-name="List">
      <style:paragraph-properties fo:margin-left="0in" fo:margin-right="0in" fo:margin-top="0in" fo:margin-bottom="0.0835in" loext:contextual-spacing="false" fo:text-align="justify" style:justify-single-word="false" fo:orphans="0" fo:widows="0" fo:text-indent="0.4917in" style:auto-text-indent="false"/>
    </style:style>
    <style:style style:name="P41" style:family="paragraph" style:parent-style-name="List">
      <style:paragraph-properties fo:margin-left="0in" fo:margin-right="0in" fo:margin-top="0in" fo:margin-bottom="0.0835in" loext:contextual-spacing="false" fo:text-align="justify" style:justify-single-word="false" fo:orphans="0" fo:widows="0" fo:text-indent="0in" style:auto-text-indent="false"/>
    </style:style>
    <style:style style:name="P42" style:family="paragraph" style:parent-style-name="List">
      <style:paragraph-properties fo:margin-left="0in" fo:margin-right="0in" fo:margin-top="0in" fo:margin-bottom="0.0835in" loext:contextual-spacing="false" fo:text-align="justify" style:justify-single-word="false" fo:orphans="0" fo:widows="0" fo:text-indent="0in" style:auto-text-indent="false"/>
      <style:text-properties style:font-name="Arial" fo:language="es" fo:country="AR" style:font-name-complex="Arial"/>
    </style:style>
    <style:style style:name="P43" style:family="paragraph" style:parent-style-name="List">
      <style:paragraph-properties fo:margin-left="0in" fo:margin-right="0in" fo:margin-top="0in" fo:margin-bottom="0.0835in" loext:contextual-spacing="false" fo:text-align="justify" style:justify-single-word="false" fo:orphans="0" fo:widows="0" fo:text-indent="0in" style:auto-text-indent="false"/>
      <style:text-properties style:font-name="Arial" fo:language="es" fo:country="AR" style:font-name-complex="Arial" style:font-weight-complex="bold"/>
    </style:style>
    <style:style style:name="P44" style:family="paragraph" style:parent-style-name="List">
      <style:paragraph-properties fo:margin-left="0in" fo:margin-right="0in" fo:text-align="justify" style:justify-single-word="false" fo:orphans="0" fo:widows="0" fo:text-indent="0in" style:auto-text-indent="false" fo:break-before="page"/>
      <style:text-properties style:font-name="Arial" fo:language="es" fo:country="AR" style:font-name-complex="Arial" style:font-weight-complex="bold"/>
    </style:style>
    <style:style style:name="P45" style:family="paragraph" style:parent-style-name="List">
      <style:paragraph-properties fo:margin-left="0.4925in" fo:margin-right="0in" fo:text-align="justify" style:justify-single-word="false" fo:orphans="0" fo:widows="0" fo:text-indent="-0.0008in" style:auto-text-indent="false"/>
    </style:style>
    <style:style style:name="P46" style:family="paragraph" style:parent-style-name="List">
      <style:paragraph-properties fo:margin-left="0.4925in" fo:margin-right="0in" fo:text-align="justify" style:justify-single-word="false" fo:orphans="0" fo:widows="0" fo:text-indent="-0.0008in" style:auto-text-indent="false"/>
      <style:text-properties style:font-name="Arial" fo:language="es" fo:country="AR" style:font-name-complex="Arial" style:font-weight-complex="bold"/>
    </style:style>
    <style:style style:name="P47" style:family="paragraph" style:parent-style-name="List">
      <style:paragraph-properties fo:margin-left="0.4925in" fo:margin-right="0in" fo:margin-top="0in" fo:margin-bottom="0.0835in" loext:contextual-spacing="false" fo:text-align="justify" style:justify-single-word="false" fo:orphans="0" fo:widows="0" fo:text-indent="-0.0008in" style:auto-text-indent="false"/>
    </style:style>
    <style:style style:name="T1" style:family="text">
      <style:text-properties fo:font-weight="bold" style:font-weight-asian="bold"/>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font-size="12pt" style:font-size-asian="12pt" style:font-size-complex="12pt" fo:background-color="#00ffff"/>
    </style:style>
    <style:style style:name="T5" style:family="text">
      <style:text-properties style:font-name="Arial" fo:font-size="12pt" fo:font-weight="bold" style:font-size-asian="12pt" style:font-weight-asian="bold" style:font-name-complex="Arial" style:font-size-complex="12pt"/>
    </style:style>
    <style:style style:name="T6" style:family="text">
      <style:text-properties style:font-name="Arial" fo:font-size="12pt" fo:font-weight="bold" style:font-size-asian="12pt" style:font-weight-asian="bold" style:font-name-complex="Arial" style:font-size-complex="12pt" fo:background-color="#ffff00"/>
    </style:style>
    <style:style style:name="T7" style:family="text">
      <style:text-properties style:font-name="Arial" fo:font-size="12pt" fo:font-weight="bold" style:font-name-asian="MS Mincho" style:font-size-asian="12pt" style:font-weight-asian="bold" style:font-name-complex="Arial" style:font-size-complex="12pt"/>
    </style:style>
    <style:style style:name="T8" style:family="text">
      <style:text-properties style:font-name="Arial" fo:font-size="12pt" style:font-size-asian="12pt" style:font-name-complex="Arial" style:font-size-complex="12pt"/>
    </style:style>
    <style:style style:name="T9" style:family="text">
      <style:text-properties style:font-name="Arial" fo:font-size="12pt" style:font-size-asian="12pt" style:font-name-complex="Arial" style:font-size-complex="12pt" fo:background-color="#00ffff"/>
    </style:style>
    <style:style style:name="T10" style:family="text">
      <style:text-properties style:font-name="Arial" fo:font-size="12pt" style:font-size-asian="12pt" style:font-name-complex="Arial" style:font-size-complex="12pt" fo:background-color="#ffff00"/>
    </style:style>
    <style:style style:name="T11" style:family="text">
      <style:text-properties style:font-name="Arial" fo:font-size="12pt" fo:language="pt" fo:country="BR" style:font-size-asian="12pt" style:font-name-complex="Arial" style:font-size-complex="12pt"/>
    </style:style>
    <style:style style:name="T12" style:family="text">
      <style:text-properties style:font-name="Arial" fo:font-size="12pt" fo:language="pt" fo:country="BR" style:font-size-asian="12pt" style:font-name-complex="Arial" style:font-size-complex="12pt" fo:background-color="#ffff00"/>
    </style:style>
    <style:style style:name="T13" style:family="text">
      <style:text-properties style:font-name="Arial" fo:font-size="12pt" fo:language="pt" fo:country="BR" fo:font-weight="bold" style:font-size-asian="12pt" style:font-weight-asian="bold" style:font-name-complex="Arial" style:font-size-complex="12pt"/>
    </style:style>
    <style:style style:name="T14" style:family="text">
      <style:text-properties style:font-name="Arial" fo:font-size="12pt" style:font-name-asian="MS Mincho" style:font-size-asian="12pt" style:font-name-complex="Arial" style:font-size-complex="12pt"/>
    </style:style>
    <style:style style:name="T15" style:family="text">
      <style:text-properties style:font-name="Arial" fo:font-size="12pt" fo:language="en" fo:country="US" style:font-size-asian="12pt" style:font-name-complex="Arial" style:font-size-complex="12pt"/>
    </style:style>
    <style:style style:name="T16" style:family="text">
      <style:text-properties style:font-name="Arial" fo:font-size="12pt" fo:language="en" fo:country="US" fo:font-weight="bold" style:font-size-asian="12pt" style:font-weight-asian="bold" style:font-name-complex="Arial" style:font-size-complex="12pt"/>
    </style:style>
    <style:style style:name="T17" style:family="text">
      <style:text-properties style:font-name="Arial" fo:font-size="12pt" fo:language="es" fo:country="AR" style:font-size-asian="12pt" style:font-name-complex="Arial" style:font-size-complex="12pt"/>
    </style:style>
    <style:style style:name="T18" style:family="text">
      <style:text-properties style:font-name="Arial" fo:font-size="12pt" fo:language="es" fo:country="ES" style:font-size-asian="12pt" style:font-name-complex="Arial" style:font-size-complex="12pt"/>
    </style:style>
    <style:style style:name="T19" style:family="text">
      <style:text-properties style:font-name="Arial" fo:language="es" fo:country="AR" style:font-name-complex="Arial"/>
    </style:style>
    <style:style style:name="T20" style:family="text">
      <style:text-properties style:font-name="Arial" fo:language="es" fo:country="AR" style:font-name-complex="Arial" style:font-weight-complex="bold"/>
    </style:style>
    <style:style style:name="T21" style:family="text">
      <style:text-properties style:font-name="Arial" fo:language="es" fo:country="AR" fo:font-weight="bold" style:font-weight-asian="bold" style:font-name-complex="Arial"/>
    </style:style>
    <style:style style:name="T22" style:family="text">
      <style:text-properties style:font-name="Arial" fo:language="es" fo:country="AR" fo:font-weight="bold" style:font-weight-asian="bold" style:font-name-complex="Arial" style:font-weight-complex="bold"/>
    </style:style>
    <style:style style:name="T23" style:family="text">
      <style:text-properties fo:background-color="#00ffff"/>
    </style:style>
    <style:style style:name="T24" style:family="text">
      <style:text-properties style:text-position="super 58%" style:font-name="Arial" fo:font-size="12pt" style:font-size-asian="12pt" style:font-name-complex="Arial" style:font-size-complex="12pt"/>
    </style:style>
    <style:style style:name="T25" style:family="text">
      <style:text-properties fo:language="pt" fo:country="BR"/>
    </style:style>
    <style:style style:name="T26" style:family="text">
      <style:text-properties style:font-name-asian="MS Mincho"/>
    </style:style>
    <style:style style:name="T27" style:family="text">
      <style:text-properties fo:language="en" fo:country="US"/>
    </style:style>
    <style:style style:name="T28" style:family="text">
      <style:text-properties fo:color="#3366ff"/>
    </style:style>
    <style:style style:name="T29" style:family="text">
      <style:text-properties fo:color="#3366ff" style:font-name="Arial" fo:font-size="12pt" style:font-size-asian="12pt" style:font-name-complex="Arial" style:font-size-complex="12pt"/>
    </style:style>
    <style:style style:name="T30" style:family="text">
      <style:text-properties fo:background-color="#ffff00"/>
    </style:style>
    <style:style style:name="T31" style:family="text">
      <style:text-properties fo:language="es" fo:country="AR" style:font-weight-complex="bold"/>
    </style:style>
    <style:style style:name="T32" style:family="text">
      <style:text-properties style:text-position="sub 58%" style:font-name="Arial" fo:font-size="12pt" style:font-size-asian="12pt" style:font-name-complex="Arial" style:font-size-complex="12pt"/>
    </style:style>
    <style:style style:name="T33" style:family="text">
      <style:text-properties style:text-position="sub 58%" style:font-name="Arial" fo:language="es" fo:country="AR" style:font-name-complex="Arial" style:font-weight-complex="bold"/>
    </style:style>
    <style:style style:name="T34" style:family="text">
      <style:text-properties fo:color="#0000ff" style:font-name="Arial" fo:language="es" fo:country="AR" style:font-name-complex="Arial" style:font-weight-complex="bold"/>
    </style:style>
    <style:style style:name="T35" style:family="text">
      <style:text-properties fo:color="#ff0000" style:font-name="Arial" fo:language="es" fo:country="AR" style:font-name-complex="Arial" style:font-weight-complex="bold"/>
    </style:style>
    <style:style style:name="T3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UNIDADES CARTOGRÁFICAS</text:h>
      <text:p text:style-name="P2"/>
      <text:p text:style-name="P4"/>
      <text:p text:style-name="P4"/>
      <text:p text:style-name="P4"/>
      <text:p text:style-name="P4"/>
      <text:p text:style-name="P2">Símbolo:</text:p>
      <text:p text:style-name="P2">Capacidad de uso:</text:p>
      <text:p text:style-name="P2">Índice de Productividad:</text:p>
      <text:p text:style-name="P20"><text:span text:style-name="T8">Complejo de Series ALTO ALEGRE 60%; LA PRIMAVERA 30% y 10% de suelos menores.</text:span></text:p>
      <text:p text:style-name="P15"><text:span text:style-name="T8">Símbolo: </text:span><text:span text:style-name="T5">AA</text:span></text:p>
      <text:p text:style-name="P4">Capacidad de uso: VIIws</text:p>
      <text:p text:style-name="P15"><text:span text:style-name="T8">Índice de productividad: 11</text:span></text:p>
      <text:p text:style-name="P4">Esta unidad se encuentra en los sectores deprimidos anegables de las áreas de derrame. </text:p>
      <text:p text:style-name="P4">Lo integran el 60% suelos fuertemente alcalino sódicos desde la superficie e imperfectamente drenados de la serie Alto Alegre; 30% de suelos moderadamente alcalinos y débilmente salinos a partir de los 27 cm. de profundidad pertenecientes a la serie La Primavera y 10% de suelos menores no bien identificados.</text:p>
      <text:p text:style-name="P4">Estos sectores bajos están muy limitados en su aptitud por la fuerte alcalinidad y drenaje deficiente; su uso es eminentemente ganadero, como campos naturales de pastoreo.</text:p>
      <text:p text:style-name="P8">Bell Ville</text:p>
      <text:p text:style-name="P8">Pozo del Molle</text:p>
      <text:p text:style-name="P22">Complejo de Series ALTO ALEGRE 40%; SAIRA 30% y 30% de suelos menores.</text:p>
      <text:p text:style-name="P15"><text:span text:style-name="T8">Símbolo: </text:span><text:span text:style-name="T5">AA1</text:span></text:p>
      <text:p text:style-name="P15"><text:span text:style-name="T8">Capacidad de uso: VIIws.</text:span></text:p>
      <text:p text:style-name="P15"><text:span text:style-name="T8">Índice de productividad: 19</text:span></text:p>
      <text:p text:style-name="P15"><text:span text:style-name="T8">Identifica áreas de menor difusión y algo más elevadas que la unidad anterior pero también susceptibles de sufrir anegamientos periódicos. Está formado por las series Alto Alegre 40% con las características elementales descriptas en la unidad anterior; Saira en un 30% que es moderadamente bien drenada y moderadamente alcalina a partir de los 64 cm. de profundidad.</text:span></text:p>
      <text:p text:style-name="P4">La Serie Saira ocupa sectores algo más elevados dentro de las concavidades, con las limitaciones moderadas indicadas.</text:p>
      <text:p text:style-name="P15"><text:span text:style-name="T8">El 30% restante está integrado por suelos menores con distribución más intrincada dominando los severamente afectados por alcalinidad superficial, imperfectamente drenados y anegables.</text:span></text:p>
      <text:p text:style-name="P15"><text:span text:style-name="T8">La Serie Alto Alegre y los suelos menores alcalinos (total 70%) limitan considerablemente el uso de esta unidad, siendo aptos como campos naturales de pastoreo.</text:span></text:p>
      <text:p text:style-name="P8">Pozo del Molle</text:p>
      <text:p text:style-name="P20"><text:span text:style-name="T8">Complejo de Series ARROYO ACEQUIÓN 20%, ESTANCIA SAN PEDRO 25%, ESTANCIA ADELAIDA 25% y 30% de suelos menores.</text:span></text:p>
      <text:p text:style-name="P15"><text:span text:style-name="T8">Símbolo: </text:span><text:span text:style-name="T5">AAq</text:span></text:p>
      <text:p text:style-name="P15"><text:span text:style-name="T8">Capacidad de uso: IIIsc</text:span></text:p>
      <text:p text:style-name="P15"><text:span text:style-name="T8">Índice de productividad: 51</text:span></text:p>
      <text:p text:style-name="P4">Ocupa sectores relativamente elevados, ondulados y suavemente ondulados o ligeramente deprimidos pero con buen drenaje en áreas de derrames fluviales.</text:p>
      <text:p text:style-name="P4">Es común la presencia de paleocauces, albardones y otras manifestaciones típicas del ambiente fluvial que dieron origen a los materiales originarios de los suelos.</text:p>
      <text:p text:style-name="P15"><text:span text:style-name="T8">Está integrado en un 20% por la serie Arroyo Acequión caracterizada por no tener limitación alguna a excepción de la climática; la serie Estancia San Pedro que es algo excesivamente drenada a bien drenada, con perfil poco desarrollado (A-AC-C) situada en las proximidades de los paleocauces y con ligera limitación debido a baja retención de humedad. Intervienen en un 25% en este complejo los suelos alcalinos en profundidad de la serie Estancia Adelaida ubicada en albardones suavemente ondulados y pie de albardones. Por último, hay 30% de suelos menores con limitaciones ligeras a moderadas en los sectores más deprimidos y en los propios lechos arenosos de los cauces.</text:span></text:p>
      <text:p text:style-name="P4">En general esta unidad tiene limitaciones moderadas a ligeras con aptitud para pasturas implantadas y agricultura.</text:p>
      <text:p text:style-name="P4">Estos suelos con horizontes superficiales con presencia de micas y arenas más gruesas suelen ofrecer mucha dificultad para el laboreo, requiriendo contenidos de humedad óptima para la realización de las tareas más eficientemente.</text:p>
      <text:p text:style-name="P8">James Craik</text:p>
      <text:p text:style-name="P8">Pozo del Molle</text:p>
      <text:p text:style-name="P20"><text:span text:style-name="T8">Complejo de Series ARROYO ACEQUIÓN 30%; ESTANCIA SAN PEDRO 35% y ESTANCIA ADELAIDA 35%.</text:span></text:p>
      <text:h text:style-name="P17" text:outline-level="1"><text:span text:style-name="T8">Símbolo </text:span><text:span text:style-name="T5">AAq1</text:span></text:h>
      <text:h text:style-name="P17" text:outline-level="1"><text:span text:style-name="T8">Capacidad de uso: IIIsc</text:span></text:h>
      <text:p text:style-name="P15"><text:span text:style-name="T8">Índice de productividad: 58</text:span></text:p>
      <text:p text:style-name="P15"><text:span text:style-name="T8">Esta unidad es fisiográfica y edáficamente similar a la anterior pero sin la presencia de suelos menores no identificados.</text:span></text:p>
      <text:p text:style-name="P15"><text:span text:style-name="T8">Las limitaciones edáficas y la aptitud pueden considerarse similares.</text:span></text:p>
      <text:p text:style-name="P8">Pozo del Molle</text:p>
      <text:p text:style-name="P7"/>
      <text:p text:style-name="P20"><text:span text:style-name="T8">Complejo indiferenciado de Series AARÓN CASTELLANOS; AMENÁBAR y lagunas semipermanentes.</text:span></text:p>
      <text:h text:style-name="P17" text:outline-level="1"><text:span text:style-name="T8">Símbolo </text:span><text:span text:style-name="T5">AC2</text:span></text:h>
      <text:h text:style-name="P5" text:outline-level="1">Capacidad de uso: VIIws</text:h>
      <text:p text:style-name="P15"><text:span text:style-name="T8">Índice de productividad: </text:span></text:p>
      <text:p text:style-name="P15"><text:span text:style-name="T8">Estos complejos están distribuidos en delineaciones individuales que se ubican al Sur de la antigua ruta 7. Su composición edáfica es fundamentalmente semejante a la de los complejos precedentemente descriptos, es decir, están formados por las series Aarón Castellanos y Amenábar pero corresponden a campos más deprimidos e incluyen en su composición un porcentaje significativo de lagunas permanentes y semipermanentes.</text:span></text:p>
      <text:p text:style-name="P4">Aquí la limitación dominante de los suelos, que relega a las otras, es el drenaje impedido. Se trata de depresiones cerradas de las que el agua sólo puede eliminarse por percolación a través de la masa del suelo o por evapotranspiración, ya que las aguas no tienen salida por escurrimiento. La capa de agua alta o sobre la superficie del suelo, restringe enormemente la posibilidad de labranza, lo que limita el uso de estas tierras a campos naturales o eventualmente para la implantación de pasturas adaptadas a suelos salinos-alcalinos de drenaje muy pobre.</text:p>
      <text:p text:style-name="P8">Rufino</text:p>
      <text:p text:style-name="P20"><text:span text:style-name="T8">Complejo de Series AARÓN CASTELLANOS 50%; AMENÁBAR 30% y ESTANCIA SANTA ANA en fase moderadamente bien drenada 20%.</text:span></text:p>
      <text:h text:style-name="P17" text:outline-level="1"><text:span text:style-name="T8">Símbolo </text:span><text:span text:style-name="T5">AC3</text:span></text:h>
      <text:h text:style-name="P17" text:outline-level="1"><text:span text:style-name="T8">Capacidad de uso: VIws</text:span></text:h>
      <text:p text:style-name="P15"><text:span text:style-name="T8">Índice de productividad: 30</text:span></text:p>
      <text:p text:style-name="P15"><text:span text:style-name="T8">Fisiográficamente corresponden con sectores deprimidos, incluidas charcas y pequeñas lagunas semipermanentes, que presentan un microrelieve en el que se destacan partes ligeramente por encima del nivel general de la Unidad. Las pendientes internas son mínimas, tratandose de ambientes con drenaje restringido, donde los suelos se encuentran fuertemente influenciados por la presencia de una capa de agua freática alta que favorece la acumulación de sodio y/o sales solubles en las partes peor drenadas en tenores incompatibles con la tolerancia de los cultivos.</text:span></text:p>
      <text:p text:style-name="P4">Los suelos dominantes pertenecen a la Serie Aarón Castellanos ocupando normalmente la porción mas cóncava de las depresiones, asociada geográficamente a la Serie Amenabar la que se distribuye formando aureolas alrededor de las partes deprimidas. La serie Ea Santa Ana en su fase moderadamente bien drenada ocupa los sectores ligeramente elevados entre las hoyas.</text:p>
      <text:p text:style-name="P4">Las limitaciones de uso son el drenaje impedido y el sodio de intercambio en tal grado que hace inaptas a estas tierras para los cultivos. A las limitaciones mencionadas, cabe agregar una baja fertilidad natural debido al intenso lavado de los suelos de la Serie Amenabar. La vocación de estas tierras es claramente ganadera.</text:p>
      <text:p text:style-name="P15"><text:span text:style-name="T8">La unidad AC3 representa a los ambientes planos directamente conectados con las lagunas y ejes de avenamiento, que constituyen los elementos más destacados del drenaje de tipo "cerrado".</text:span></text:p>
      <text:p text:style-name="P15"><text:span text:style-name="T8">Los suelos descriptos no corresponden a la mayoría (80% en AC3 y 100% en AC4) a series con contenidos de Na</text:span><text:span text:style-name="T24">+</text:span><text:span text:style-name="T8"> de intercambio superiores al 15% y con fuertes evidencias de hidromorfismo ocasionados por la presencia de la capa freática en profundidades cercanas a la superficie, durante buena parte del año y a los aportes de las áreas vecinas más altas.</text:span></text:p>
      <text:p text:style-name="P15"><text:span text:style-name="T8">En la unidad AC3 un 20% de la superficie es ocupado por la serie Estancia Santa Ana en su fase moderadamente bien drenada, apareciendo en los sectores ligeramente positivos del microrrelieve o en ambientes bajos cerrados sin agua superficial permanente.</text:span></text:p>
      <text:p text:style-name="P4">La capacidad de uso de estos suelos es restringida.</text:p>
      <text:p text:style-name="P8">Maggiolo</text:p>
      <text:p text:style-name="P8">Rufino</text:p>
      <text:p text:style-name="P20"><text:span text:style-name="T8">Complejo de Series AARÓN CASTELLANOS 50% y AMENÁBAR 50%.</text:span></text:p>
      <text:h text:style-name="P17" text:outline-level="1"><text:span text:style-name="T8">Símbolo </text:span><text:span text:style-name="T5">AC4</text:span></text:h>
      <text:h text:style-name="P17" text:outline-level="1"><text:span text:style-name="T8">Capacidad de uso: VIws</text:span></text:h>
      <text:p text:style-name="P15"><text:span text:style-name="T8">Índice de Productividad: 21</text:span></text:p>
      <text:p text:style-name="P4">Fisiográficamente corresponden con sectores deprimidos, incluidas charcas y pequeñas lagunas semipermanentes, que presentan un microrelieve en el que se destacan partes ligeramente por encima del nivel general de la Unidad. Las pendientes internas son mínimas, tratandose de ambientes con drenaje restringido, donde los suelos se encuentran fuertemente influenciados por la presencia de una capa de agua freática alta que favorece la acumulación de sodio y/o sales solubles en las partes peor drenadas en tenores incompatibles con la tolerancia de los cultivos.</text:p>
      <text:p text:style-name="P4">Los suelos dominantes pertenecen a la Serie Aarón Castellanos ocupando normalmente la porción mas cóncava de las depresiones, asociada geográficamente a la Serie Amenabar la que se distribuye formando aureolas alrededor de las partes deprimidas.</text:p>
      <text:p text:style-name="P4">Las limitaciones de uso son el drenaje impedido y el sodio de intercambio en tal grado que hace inaptas a estas tierras para los cultivos. A las limitaciones mencionadas, cabe agregar una baja fertilidad natural debido al intenso lavado de los suelos de la Serie Amenabar. La vocación de estas tierras es claramente ganadera.</text:p>
      <text:p text:style-name="P15"><text:span text:style-name="T8">La unidad AC4 representa a los ambientes planos directamente conectados con las lagunas y ejes de avenamiento, que constituyen los elementos más destacados del drenaje de tipo "cerrado".</text:span></text:p>
      <text:p text:style-name="P15"><text:span text:style-name="T8">Los suelos descriptos no corresponden a la mayoría (80% en AC3 y 100% en AC4) a series con contenidos de Na</text:span><text:span text:style-name="T24">+</text:span><text:span text:style-name="T8"> de intercambio superiores al 15% y con fuertes evidencias de hidromorfismo ocasionados por la presencia de la capa freática en profundidades cercanas a la superficie, durante buena parte del año y a los aportes de las áreas vecinas más altas.</text:span></text:p>
      <text:p text:style-name="P15"><text:span text:style-name="T8">Esta unidad representa una situación aún más severa en alcalinidad, hidromorfismo, peligro de anegamiento e inundación pues ocupa los planos bajos conectados a las principales lagunas.</text:span></text:p>
      <text:p text:style-name="P4">La capacidad de uso de estos suelos es restringida.</text:p>
      <text:p text:style-name="P8">La Cesira</text:p>
      <text:p text:style-name="P8">Maggiolo</text:p>
      <text:p text:style-name="P8">Rufino</text:p>
      <text:p text:style-name="P20"><text:span text:style-name="T8">Complejo de Series AARÓN CASTELLANOS 40%; AMENÁBAR 30% y LAZZARINO 30%.</text:span></text:p>
      <text:p text:style-name="P15"><text:span text:style-name="T8">Símbolo: </text:span><text:span text:style-name="T5">AC6</text:span></text:p>
      <text:p text:style-name="P4">Capacidad de uso: Vlws</text:p>
      <text:p text:style-name="P4">Índice de Productividad: </text:p>
      <text:p text:style-name="P15"><text:span text:style-name="T8">Este complejo fisiográficamente corresponde con sectores deprimidos, incluidas charcas y pequeñas lagunas semipermanentes, que presentan un microrrelieve en el que se destacan partes ligeramente por encima del nivel general de la Unidad. Las pendientes internas son mínimas tratándose de ambientes de drenaje restringido, donde los suelos se encuentran fuertemente influenciados por la presencia de una capa de agua freática alta que favorece la acumulación de sodio y/o sales solubles en las partes peor drenadas en tenores incompatibles con la tolerancia de los cultivos.</text:span></text:p>
      <text:p text:style-name="P15"><text:span text:style-name="T8">En todos estos complejos los suelos dominantes pertenecen a la serie Aarón Castellanos, ocupando normalmente la porción más cóncava de las depresiones asociada geográficamente a la serie Amenábar la que se distribuye formando aureolas alrededor de las partes deprimidas. En los complejos AC6, el suelo que se ha identificado en esa posición pertenece a la serie Lazzarino.</text:span></text:p>
      <text:p text:style-name="P15"><text:span text:style-name="T8">Las limitaciones de uso para todos estos suelos son el drenaje impedido y el sodio de intercambio en tal grado que hace no aptas a estas tierras para los cultivos. A las limitaciones mencionadas, cabe agregar una baja fertilidad natural debido al intenso lavado de los suelos de la serie Amenábar. Estas tierras son de clara vocación ganadera.</text:span></text:p>
      <text:p text:style-name="P8">Rufino</text:p>
      <text:p text:style-name="P20"><text:span text:style-name="T8">Complejo de Series AARÓN CASTELLANOS 30%; ESTANCIA SANTA ANA 40% y EL ABOLENGO 30%.</text:span></text:p>
      <text:h text:style-name="P17" text:outline-level="1"><text:span text:style-name="T8">Símbolo </text:span><text:span text:style-name="T5">AC7</text:span></text:h>
      <text:h text:style-name="P17" text:outline-level="1"><text:span text:style-name="T8">Capacidad de uso: IVws</text:span></text:h>
      <text:p text:style-name="P15"><text:span text:style-name="T8">Índice de productividad: 50</text:span></text:p>
      <text:p text:style-name="P4">Esta unidad corresponde a algunos planos bajos y a ambientes cóncavos conectados a ciertas lagunas semipermanentes.</text:p>
      <text:p text:style-name="P15"><text:span text:style-name="T8">Los suelos reconocidos en la unidad AC7 forman un complejo en el que predominan series bien drenadas y buena aptitud para el uso (Santa Ana y El Abolengo), existiendo un 30% de la superficie con suelos de la serie Aarón Castellanos que esta caracterizada por altos contenidos de Na</text:span><text:span text:style-name="T24">+</text:span><text:span text:style-name="T8"> de intercambio y evidencias de saturación con agua durante largos períodos.</text:span></text:p>
      <text:p text:style-name="P8">Arias</text:p>
      <text:p text:style-name="P8">Maggiolo</text:p>
      <text:p text:style-name="P20"><text:span text:style-name="T8">Complejo de Series AARÓN CASTELLANOS 50%; ESTANCIA SANTA ANA 30% y EL ABOLENGO 20%.</text:span></text:p>
      <text:h text:style-name="P17" text:outline-level="1"><text:span text:style-name="T8">Símbolo </text:span><text:span text:style-name="T5">AC8</text:span></text:h>
      <text:h text:style-name="P17" text:outline-level="1"><text:span text:style-name="T8">Capacidad de uso: VIws</text:span></text:h>
      <text:p text:style-name="P15"><text:span text:style-name="T8">Índice de productividad: 41</text:span></text:p>
      <text:p text:style-name="P4">Esta unidad corresponde a algunos planos bajos y a ambientes cóncavos conectados a ciertas lagunas semipermanentes.</text:p>
      <text:p text:style-name="P15"><text:span text:style-name="T8">Los suelos reconocidos en la unidad forman un complejo en el que se subordinan series bien drenadas y buena aptitud para el uso (Santa Ana y El Abolengo), existiendo un 50% de la superficie con suelos de la serie A. Castellanos que esta caracterizada por altos contenidos de Na</text:span><text:span text:style-name="T24">+</text:span><text:span text:style-name="T8"> de intercambio y evidencias de saturación con agua durante largos períodos y la capacidad de uso general decrece.</text:span></text:p>
      <text:p text:style-name="P8">Arias</text:p>
      <text:p text:style-name="P8">Maggiolo</text:p>
      <text:p text:style-name="P20"><text:span text:style-name="T8">Complejo de Series ARROYO CABRAL 30%; ARROYO CABRAL en fase moderadamente sódica 20%; LA PRIMAVERA 30% y 20% de suelos menores salino alcalinos.</text:span></text:p>
      <text:p text:style-name="P15"><text:span text:style-name="T8">Símbolo: </text:span><text:span text:style-name="T5">ACb</text:span></text:p>
      <text:p text:style-name="P4">Capacidad de uso: VIws</text:p>
      <text:p text:style-name="P15"><text:span text:style-name="T8">Índice de productividad: 34</text:span></text:p>
      <text:p text:style-name="P15"><text:span text:style-name="T8">Esta unidad ocupa la terraza baja del arroyo Cabral y está integrada en su mayor parte por suelos de origen fluvial, desarrollados sobre materiales derramados por el Río Ctalamochita (Tercero). Por su posición en el relieve, estas tierras reciben el aporte de agua de los sectores vecinos más altos y de infiltración en suelos arenosos en los alrededores de Pampayasta, por lo que en años normales pueden sufrir inundaciones periódicas. Además de esta limitación, poseen alcalinidad sódica y salinidad subsuperficial y un nivel freático alto, que restringe el uso de estos suelos a campos de pastoreo.</text:span></text:p>
      <text:p text:style-name="P8">Hernando</text:p>
      <text:p text:style-name="P8">Oliva</text:p>
      <text:p text:style-name="P8">Villa María</text:p>
      <text:p text:style-name="P20"><text:span text:style-name="T8">Complejo de Series ARROYO CABRAL 30% y ONCATIVO 70%.</text:span></text:p>
      <text:p text:style-name="P15"><text:span text:style-name="T8">Símbolo: </text:span><text:span text:style-name="T5">ACb1</text:span></text:p>
      <text:p text:style-name="P4">Capacidad de uso: IIIc</text:p>
      <text:p text:style-name="P15"><text:span text:style-name="T8">Índice de Productividad: 65</text:span></text:p>
      <text:p text:style-name="P15"><text:span text:style-name="T8">Unidad muy poco extendida, que corresponde a áreas de pendientes cortas con gradientes no superiores al 1% y derrames altos del Arroyo Cabral. Son tierras de vocación agrícola cuyo manejo requiere tener en cuenta la inclinación de los suelos que los hace susceptibles a la erosión hídrica.</text:span></text:p>
      <text:p text:style-name="P8">Hernando</text:p>
      <text:p text:style-name="P20"><text:span text:style-name="T8">Complejo indeterminado Arroyo Chazón de suelos hidromórficos salino alcalinos.</text:span></text:p>
      <text:p text:style-name="P15"><text:span text:style-name="T8">Símbolo: </text:span><text:span text:style-name="T5">AChz</text:span></text:p>
      <text:p text:style-name="P4">Capacidad de uso: VIIws</text:p>
      <text:p text:style-name="P15"><text:span text:style-name="T8">Índice de Productividad: 3</text:span></text:p>
      <text:p text:style-name="P4">Esta unidad tiene un rumbo aproximado NNW-SSE. Es un área deprimida de unos 400 m de ancho, muy inundable por el arroyo homónimo, con lagunas permanentes o semipermanentes a lo largo de su curso que ha sido en parte sistematizado.</text:p>
      <text:p text:style-name="P4">Los suelos con diversos grados de desarrollo, están constituidos por capas fluviales y sedimentos eólicos que van desde arcillosos hasta arenosos; son mal drenados y con evidentes síntomas de gleyzación (colores neutros). Los perfiles estudiados tienen como denominador común la alcalinidad sódica desde la superficie y salinidad.</text:p>
      <text:p text:style-name="P4">Las características físico químicas y los excesos hídricos casi permanentes condicionan gravemente el uso de este complejo, razón por la cual, solo son aptos como campos naturales de pastoreo.</text:p>
      <text:p text:style-name="P8">Etruria</text:p>
      <text:p text:style-name="P8">General Cabrera</text:p>
      <text:p text:style-name="P8">Pascanas</text:p>
      <text:p text:style-name="P20"><text:span text:style-name="T8">Complejo en fase ligera a moderadamente erosionada de Series ALPA CORRAL 70% y EL CANO 30%.</text:span></text:p>
      <text:p text:style-name="P15"><text:span text:style-name="T8">Símbolo: </text:span><text:span text:style-name="T5">ACo</text:span></text:p>
      <text:p text:style-name="P4">Capacidad de uso: IIIec</text:p>
      <text:p text:style-name="P4">Índice de productividad: 51</text:p>
      <text:p text:style-name="P15"><text:span text:style-name="T8">Este complejo de suelos esta relacionado a lomas suave a moderadamente onduladas, con gradientes que oscilan entre 1-2,5% sobre materiales eólicos en el Oeste y Norte de Alcira. La Serie Alpa Corral ocupa los sectores de lomas y pendientes y la Serie El Cano se ubica en los sectores mas deprimidos o cóncavos y en el pié de las lomas. En general son suelos profundos, bien drenados (El Cano) a algo excesivamente (Alpa Corral) desarrollados a partir de sedimentos loéssicos de textura franco limosa a franca. Esta unidad cartográfica está afectada por procesos erosivos de carácter ligero a moderado especialmente en las lomas y pendientes de la Serie Alpa Corral. La inclinación de terreno es moderada a suave, la permeabilidad de los componentes edáficos y la longitud no muy extensa de las pendientes, son los factores por los cuales los suelos han perdido una parte del horizonte superior o capa arable (hasta 5 cm. de promedio). Es considerada como una de las unidades cartográficas de mejor aptitud en el Sur del valle de la Cruz. Se observan algunos pequeños canalículos y zanjas aisladas de poca profundidad, a tener presente en el uso y manejo de los campos. Son tierras agrícolas que requieren prácticas de uso y manejo sencillas de aplicar destinadas a evitar el proceso erosivo y aumentar la infiltración del agua en el suelo.</text:span></text:p>
      <text:p text:style-name="P8">Alcira</text:p>
      <text:p text:style-name="P8">Alpa Corral</text:p>
      <text:p text:style-name="P8">Berrotarán</text:p>
      <text:p text:style-name="P8">Río Tercero</text:p>
      <text:p text:style-name="P20"><text:span text:style-name="T8">Complejo de Series ALPA CORRAL 20%; ESTANCIA LA TORRE en fase ligera a moderadamente erosionada 50%; SAN BARTOLOMÉ 20% y SAN BARTOLOMÉ en fase acumulada 10%.</text:span></text:p>
      <text:p text:style-name="P15"><text:span text:style-name="T8">Símbolo: </text:span><text:span text:style-name="T5">ACo1</text:span></text:p>
      <text:p text:style-name="P4">Capacidad de uso: IIIec</text:p>
      <text:p text:style-name="P4">Índice de productividad: 52</text:p>
      <text:p text:style-name="P4">Planicie suavemente ondulada con desniveles que en general no superan el 1%. Los suelos se han desarrollado a partir de sedimentos loéssicos de textura franco limosa, y fluviales franco arenosos y francos depositados por el Río de Las Barrancas</text:p>
      <text:p text:style-name="P15"><text:span text:style-name="T8">La Serie Alpa Corral domina en los sectores más elevados del paisaje, son suelos profundos, bien drenados, de textura franco limosa y débil estructura de los agregados del horizonte superficial</text:span></text:p>
      <text:p text:style-name="P15"><text:span text:style-name="T8">En los planos tendidos dominan suelos de origen fluvial, Serie Estancia La Torre, de textura franco arenosa a franca, cubiertos generalmente por un manto de material eólico de espesor variable.</text:span></text:p>
      <text:p text:style-name="P15"><text:span text:style-name="T8">En áreas deprimidas y vías de escurrimiento se ubican los suelos que responden a la Serie San Bartolomé.</text:span></text:p>
      <text:p text:style-name="P15"><text:span text:style-name="T8">Son suelos aptos para agricultura, con pasturas subordinadas y las prácticas de manejo más adecuadas deben estar destinadas a evitar los procesos de erosión hídrica, conservar la humedad y la fertilidad del horizonte superficial.</text:span></text:p>
      <text:h text:style-name="P9" text:outline-level="1">Alpa Corral</text:h>
      <text:p text:style-name="P20"><text:span text:style-name="T8">Complejo en fase moderadamente erosionada de Series ALPA CORRAL 60%; EL CANO 20%; SAN BARTOLOMÉ 10% y 10% de suelos menores.</text:span></text:p>
      <text:p text:style-name="P15"><text:span text:style-name="T8">Símbolo: </text:span><text:span text:style-name="T5">ACo2</text:span></text:p>
      <text:p text:style-name="P4">Capacidad de uso: IVec</text:p>
      <text:p text:style-name="P4">Índice de productividad: 49</text:p>
      <text:p text:style-name="P15"><text:span text:style-name="T8">Lomas muy onduladas y pendientes hacia vías de escurrimiento temporario con gradientes que oscilan entre 1 a 4%. En los sectores de lomas altas y medias lomas, los perfiles de los suelos corresponden a los de la Serie Alpa Corral, estos son profundos, bien a algo excesivamente drenados, desarrollados sobre sedimentos loéssicos de textura franco limosa a franca. Están afectados por procesos erosivos moderados donde la capa arable ha perdido entre 5 a 10 cm. de promedio y existen además surcos y zanjas en la media loma baja y pié de loma que afectan tanto la productividad del suelo y además pueden afectar el paso de la maquinaria agrícola. Las Series El Cano y San Bartolomé ocupan sectores de pié de loma y concavidades menores. Estas unidades cartográficas tienen limitaciones moderadas a severas derivadas de los procesos erosivos principalmente de los suelos de las lomas dominantes donde se ubica la Serie Alpa Corral, donde los rendimientos son menores y se requieren cuidados especiales y se restringe la implantación de algunos cultivos. Limitantes: erosión y susceptibilidad, moderada retención de humedad (texturas livianas en las lomas) además de las climáticas de toda la región.</text:span></text:p>
      <text:p text:style-name="P8">Alcira</text:p>
      <text:p text:style-name="P8">Alpa Corral</text:p>
      <text:p text:style-name="P8">Berrotarán</text:p>
      <text:p text:style-name="P20"><text:span text:style-name="T8">Complejo en fase gravemente erosionada de Series ALPA CORRAL 30%; EL CANO 30%; SAN BARTOLOMÉ 20% y 20% de suelos menores enterrados y/o acumulados.</text:span></text:p>
      <text:p text:style-name="P15"><text:span text:style-name="T8">Símbolo: </text:span><text:span text:style-name="T5">ACo3</text:span></text:p>
      <text:p text:style-name="P4">Capacidad de uso: VIec</text:p>
      <text:p text:style-name="P4">Índice de productividad: 17</text:p>
      <text:p text:style-name="P4">Las delineaciones cartográficas identificadas con este símbolo, corresponden a líneas de escurrimiento temporario o colectores principales de relieve cóncavo; tienen un ancho que oscila entre 100 a 200 m. Estas vías de desagüe funcionan hidrológicamente concentrando el agua de escorrentías de las lomas adyacentes con velocidad erosiva, al punto tal que ha generado zanjas y surcos profundos en las partes centrales. El suelo se encuentra alterado con intensidades variables por los procesos erosivos, encontrándose en parte truncado y con algunas cárcavas o surcos profundos en las partes centrales de las unidades. Este daño no solo ocasiona la reducción drástica de los rendimientos y/o el impedimento en la implantación de los cultivos y pasturas sino que produce dificultades y hasta no permite o dificulta el paso de la maquinaria agrícola en el caso de la presencia de estos procesos lineales de erosión hídrica. Los suelos que integran estas unidades cartográficas, de buena aptitud agrícola en su condición natural pero tienen estas severas a graves restricciones por la erosión hídrica lineal que los hacen mayoritariamente inaptos para cultivos anuales (excepto pequeños sectores escogidos con prácticas estrictas de manejo y conservación) siendo mayoritariamente aconsejable la implantación de pasturas.</text:p>
      <text:p text:style-name="P8">Alcira</text:p>
      <text:p text:style-name="P8">Alpa Corral</text:p>
      <text:p text:style-name="P8">Berrotarán</text:p>
      <text:p text:style-name="P20"><text:span text:style-name="T8">Consociación ALPA CORRAL en fase moderadamente erosionada.</text:span></text:p>
      <text:p text:style-name="P15"><text:span text:style-name="T8">Símbolo: </text:span><text:span text:style-name="T5">ACo4</text:span></text:p>
      <text:p text:style-name="P4">Capacidad de uso: IVec</text:p>
      <text:p text:style-name="P4">Índice de productividad: 50</text:p>
      <text:p text:style-name="P15"><text:span text:style-name="T8">Pendientes hacia el cauce del Río Cuarto o Chocancharaua, con gradiente del 1 a 2%. La inclinación del terreno y el escurrimiento moderado a rápido del agua de precipitación, han sido factores por los cuales estos suelos han sufrido una pérdida de 5 a 10 cm de su horizonte superficial, observándose canales excavados por el agua y pequeñas cárcavas. La susceptibilidad a la erosión hídrica y los daños producidos por una erosión anterior son las limitaciones que restringen la elección de cultivos, además del déficit hídrico y baja estabilidad de los agregados. Las prácticas de manejo están destinadas fundamentalmente a disminuir los riesgos de erosión e incrementar la acumulación y conservación de la humedad en el suelo.</text:span></text:p>
      <text:p text:style-name="P8">Alcira</text:p>
      <text:p text:style-name="P8">Alpa Corral</text:p>
      <text:p text:style-name="P20"><text:span text:style-name="T8">Complejo en fase severamente erosionada de Series ALPA CORRAL 50%; EL CANO 20%; SAN BARTOLOMÉ 10% y 20% de suelos menores poco profundos, suelos enterrados y suelos en capas.</text:span></text:p>
      <text:p text:style-name="P15"><text:span text:style-name="T8">Símbolo: </text:span><text:span text:style-name="T5">ACo5</text:span></text:p>
      <text:p text:style-name="P4">Capacidad de uso: VIec</text:p>
      <text:p text:style-name="P4">Índice de productividad: 27</text:p>
      <text:p text:style-name="P15"><text:span text:style-name="T8">Comprende lomas muy onduladas o pendientes pronunciadas convexas al Sur de Alcira con gradientes que oscilan entre 2 a 8%. La erosión hídrica de carácter antrópico es de tal magnitud que ha afectado mayoritariamente la capa arable o el horizonte A del suelo. Domina la erosión de tipo laminar en las lomas y medias lomas altas, siendo del tipo de zanjas y surcos en la media loma baja y pié de loma. La erosión actual, alta susceptibilidad a la misma y moderada retención de humedad de los suelos, limitan severamente las prácticas agrícolas, siendo aconsejable la implantación de pasturas. Eventualmente, con prácticas agrícolas e ingenieriles adecuadas se podrá, en sectores escogidos de reducidas dimensiones, dedicar estos suelos a cultivos anuales con rotaciones muy estrictas.</text:span></text:p>
      <text:p text:style-name="P8">Alcira</text:p>
      <text:p text:style-name="P8">Alpa Corral</text:p>
      <text:p text:style-name="P8">Berrotarán</text:p>
      <text:p text:style-name="P20"><text:span text:style-name="T8">Asociación de Series ALPA CORRAL en fase acumulada 40%; SAN BARTOLOMÉ en fase ligeramente erosionada 25%; ELENA en fase ligeramente erosionada 25% y 10% de suelos menores.</text:span></text:p>
      <text:p text:style-name="P15"><text:span text:style-name="T8">Símbolo: </text:span><text:span text:style-name="T5">ACo6</text:span></text:p>
      <text:p text:style-name="P4">Capacidad de uso: IIIec</text:p>
      <text:p text:style-name="P4">Índice de productividad: 60</text:p>
      <text:p text:style-name="P4">Son vías de escurrimiento cóncavas de fondo plano o suavemente ondulado con suave pendiente y escurrimiento lento a medio. Los procesos erosivos son mínimos siendo una de las unidades cartográficas más productivas de la región esencialmente durante períodos de stress hídrico. Los componentes de mejor aptitud son los de las Series San Bartolomé y Elena con subsuelos enriquecidos en arcillas aluviales que le confieren una excelente retención de humedad. Además la Serie Alpa Corral, aunque no tiene esta propiedad, siendo algo más liviana, se ve favorecida por un engrosamiento en el horizonte A o capa arable. Estas unidades cartográficas son aptas para una amplia gama de cultivos de la región y requieren prácticas de manejo sencillas de aplicar para evitar los procesos erosivos.</text:p>
      <text:p text:style-name="P8">Alcira</text:p>
      <text:p text:style-name="P8">Berrotarán</text:p>
      <text:p text:style-name="P22">Consociación ALPA CORRAL en fase moderadamente ondulada y ligera a moderadamente erosionada.</text:p>
      <text:p text:style-name="P15"><text:span text:style-name="T8">Símbolo: </text:span><text:span text:style-name="T5">ACo7</text:span></text:p>
      <text:p text:style-name="P4">Capacidad de uso: IVec</text:p>
      <text:p text:style-name="P4">Índice de productividad: 48</text:p>
      <text:p text:style-name="P4">Lomas onduladas con gradientes que oscilan entre 1 a 4% donde dominan los procesos erosivos de tipo laminar con susceptibilidad alta (diferencia con la unidad cartográfica identificada con el símbolo ACo que se encuentra en ambientes de pendientes más suaves).</text:p>
      <text:p text:style-name="P4">Las limitantes, además de la indicada, son las propias de la Serie Alpa Corral, con respecto a la falta de desarrollo de los horizontes subsuperficiales (carencia de horizonte B) y texturas medias a livianas franco limosas a francas; en consecuencia, existe una deficiencia en lo que respecta también a la retención de humedad.</text:p>
      <text:p text:style-name="P4">En síntesis, son suelos agrícolas que requieren prácticas de manejo y conservación estrictas destinadas a evitar las escorrentías y favorecer la penetración del agua en el perfil.</text:p>
      <text:p text:style-name="P8">Berrotarán</text:p>
      <text:p text:style-name="P8">Río Tercero</text:p>
      <text:p text:style-name="P20"><text:span text:style-name="T8">Asociación de Series ALPA CORRAL en fase moderadamente erosionada 70%; SAN BARTOLOMÉ 15% y ELENA 15%.</text:span></text:p>
      <text:p text:style-name="P15"><text:span text:style-name="T8">Símbolo: </text:span><text:span text:style-name="T5">ACo8</text:span></text:p>
      <text:p text:style-name="P4">Capacidad de uso: IVec</text:p>
      <text:p text:style-name="P15"><text:span text:style-name="T8">Índice de productividad: 56</text:span></text:p>
      <text:p text:style-name="P4">Son ambientes muy heterogéneos donde dominan las pendientes y lomas onduladas y muy onduladas con gradientes de hasta 4%, con la Serie Alpa Corral en proporción mayoritaria, alternando con concavidades o vías de desagüe locales cóncavas donde se encuentran las Series San Bartolomé y Elena, más productivas, con menor erosión y con mayor retención y recepción de humedad, como consecuencia de su posición en el relieve. Estas dos últimas Series son de excelente aptitud para los cultivos pero no se pueden separar a la escala de mapeo (semidetalle). No obstante, se pueden identificar con facilidad en el terreno y en las fotografías aéreas por la posición que ocupan en el relieve en sectores plano cóncavos y por tonalidades más oscuras en las fotos aéreas. Por el alto porcentaje que ocupa la Serie Alpa Corral moderadamente erosionada en forma laminar, la aptitud general de la unidad cartográfica se encuentra limitada, siendo apta para cultivos agrícolas restringidos por la erosión, pendientes y moderada retención de humedad de la Serie mencionada. Para un uso y manejo correcto se sugiere la adopción de prácticas conservacionistas estrictas incluyendo las del tipo estructural especialmente en las lomas.</text:p>
      <text:p text:style-name="P8">Alcira</text:p>
      <text:p text:style-name="P8">Berrotarán</text:p>
      <text:p text:style-name="P8">Río Tercero</text:p>
      <text:p text:style-name="P22">Asociación de Serie ALPA CORRAL en fase ligeramente erosionada 60% y ALPA CORRAL en fase moderadamente erosionada 40%.</text:p>
      <text:p text:style-name="P15"><text:span text:style-name="T8">Símbolo: </text:span><text:span text:style-name="T5">ACo9</text:span></text:p>
      <text:p text:style-name="P4">Capacidad de uso: IVec</text:p>
      <text:p text:style-name="P4">Índice de productividad: 54</text:p>
      <text:p text:style-name="P15"><text:span text:style-name="T8">Esta unidad cartográfica comprende parte de las pendientes medias y largas con orientación Este a Oeste, con gradientes próximos al 1,5%; están situadas en la margen occidental y Norte del valle de La Cruz. Estas pendiente, ubicadas al Sur del embalse del río Tercero contra las sierras, tienen una longitud que oscila entre 1.000 a 2.000 m.</text:span></text:p>
      <text:p text:style-name="P4">Los suelos se han desarrollado sobre los sedimentos eólicos que dominan en todo el valle; estos se encuentran apoyados o cubriendo conos o abanicos aluviales antiguos de la sierra de Las Peñas.</text:p>
      <text:p text:style-name="P4">Las unidades cartográficas se extienden desde el contacto con la sierra o valles intermontanos hasta los colectores principales del valle de La Cruz.</text:p>
      <text:p text:style-name="P4">La longitud de las pendientes ha dado lugar a procesos erosivos importantes, a pesar que el gradiente no es muy alto, ocasionando pérdidas de suelo entre 5 a 10 cm de la capa arable o bien zanjas o surcos situados a intervalos regulares (pocas decenas de metros) que afectan el uso del suelo.</text:p>
      <text:p text:style-name="P4">Aptitud: Uso agrícola restringido que requiere prácticas agronómicas de uso y manejo estrictas incluyendo en algunos sectores mas afectados las del tipo estructural (terrazas, desagües vegetados, etc.).</text:p>
      <text:p text:style-name="P8">Berrotarán</text:p>
      <text:p text:style-name="P8">Río Tercero</text:p>
      <text:p text:style-name="P20"><text:span text:style-name="T8">Asociación de Serie ALPA CORRAL en fase moderadamente erosionada 60% y ALPA CORRAL en fase severamente erosionada 40%.</text:span></text:p>
      <text:p text:style-name="P15"><text:span text:style-name="T8">Símbolo: </text:span><text:span text:style-name="T5">ACo10</text:span></text:p>
      <text:p text:style-name="P4">Capacidad de uso: VIec</text:p>
      <text:p text:style-name="P15"><text:span text:style-name="T8">Índice de Productividad: 43</text:span></text:p>
      <text:p text:style-name="P4">Son pequeñas unidades cartográficas de características muy semejantes a la anteriormente descripta en cuanto a composición edáfica, materiales originarios y formas del relieve y del drenaje, diferenciándose por la intensidad que han alcanzado los procesos erosivos en los suelos que son de carácter moderado y severo. Es frecuente la pérdida de más de la mitad de la capa arable (horizonte A) y también erosión en zanjas, surcos y aún cárcavas profundas que afectan severamente el uso del suelo. Los procesos erosivos anteriormente descriptos, la alta susceptibilidad y la moderada retención de humedad de la Serie Alpa Corral restringen el uso a la implantación de pasturas. No obstante, algunos sectores escogidos de reducidas dimensiones, pueden ser utilizados para determinados cultivos agrícolas, con rotaciones técnicamente comprobadas y prácticas de manejo estructurales.</text:p>
      <text:p text:style-name="P8">Alcira</text:p>
      <text:p text:style-name="P8">Berrotarán</text:p>
      <text:p text:style-name="P8">Río Tercero</text:p>
      <text:p text:style-name="P22">Asociación en fase moderada a severamente erosionada de Series ALPA CORRAL 60%; EL CANO 20% y 20% de suelos menores aluviales.</text:p>
      <text:p text:style-name="P15"><text:span text:style-name="T8">Símbolo: </text:span><text:span text:style-name="T5">ACo11</text:span></text:p>
      <text:p text:style-name="P4">Capacidad de uso: VIec</text:p>
      <text:p text:style-name="P4">Índice de productividad: 27</text:p>
      <text:p text:style-name="P4">Dentro de las unidades cartográficas pertenecientes a la vertiente occidental de la sierra de Las Peñas con cobertura loéssica, se observan desagües suavemente cóncavos de más de 1 Km de longitud, que concentran las aguas de las pendientes (unidades anteriores) y aún de las propias sierras a la salida de algunos vallecitos vinculados a ellas, conduciendo importantes caudales hídricos esporádicos a velocidades erosivas que han producido daños muy nocivos para el uso del suelo.</text:p>
      <text:p text:style-name="P4">La erosión se manifiesta en forma de zanjas, surcos y cárcavas con alta densidad en el terreno con casos de truncamiento total del perfil.</text:p>
      <text:p text:style-name="P4">Los suelos dominantes pertenecen a la Serie Alpa Corral a veces irreconocible por lo expresado anteriormente y a la Serie El Cano, un tanto más fértil con arcillas iluviales en el subsuelo que se encuentra en el centro de estos desagües también muy erosionada.</text:p>
      <text:p text:style-name="P4">Aptitud: Por las limitantes expuestas en materia erosiva y alta susceptibilidad, estas unidades cartográficas de la pendiente occidental del valle de La Cruz, en general son aptas como campos de pastoreo sobre especies implantadas o en reducidos sectores algunas prácticas agrícolas pero con alto riesgo.</text:p>
      <text:p text:style-name="P8">Berrotarán</text:p>
      <text:p text:style-name="P8">Río Tercero</text:p>
      <text:p text:style-name="P20"><text:span text:style-name="T8">Asociación de Series ALPA CORRAL 40%; SAN BARTOLOMÉ 30% y EL CANO 30%.</text:span></text:p>
      <text:p text:style-name="P15"><text:span text:style-name="T8">Símbolo: </text:span><text:span text:style-name="T5">ACo12</text:span></text:p>
      <text:p text:style-name="P4">Capacidad de uso: IIIec</text:p>
      <text:p text:style-name="P4">Índice de productividad: 65</text:p>
      <text:p text:style-name="P15"><text:span text:style-name="T8">Pendiente regional muy suave y extendida al Sur del embalse del Río Tercero donde los procesos erosivos no se manifiestan prácticamente; los suelos son de excelente aptitud especialmente las Series San Bartolomé y El Cano con desarrollo subsuperficial. En algunas ondulaciones menores puede aparecer la Serie Alpa Corral con una ligera deficiencia en cuanto a la retención de humedad. Esta unidad se la considera la unidad cartográfica de mejor aptitud del valle.</text:span></text:p>
      <text:p text:style-name="P8">Río Tercero</text:p>
      <text:p text:style-name="P20"><text:span text:style-name="T8">Complejo en fase moderadamente erosionada por agua y moderadamente inclinada de Series ALPA CORRAL 50%; EL CANO en fase acumulada 25% y EL CANO en fase moderadamente erosionada por agua 25%.</text:span></text:p>
      <text:p text:style-name="P15"><text:span text:style-name="T8">Símbolo: </text:span><text:span text:style-name="T5">ACo13</text:span></text:p>
      <text:p text:style-name="P4">Capacidad de uso: IVec</text:p>
      <text:p text:style-name="P4">Índice de Productividad: 54</text:p>
      <text:p text:style-name="P4">Esta unidad cartográfica está representada por colectores secundarios, la mayoría de ellos, desembocan en la unidad anteriormente descripta. Las cuencas de aportes son, obviamente menores, pero con inclinación mayor. Al ancho oscila entre unos 200 a 700 m. El relieve es naturalmente cóncavo con gradientes que oscilan entre 1% hasta 4%. La Serie Alpa Corral ocupa las partes laterales y la Serie El Cano los sectores centrales donde la erosión de tipo lineal es más evidente. La Erosión y la susceptibilidad a la misma por la escorrentía de tipo concentrada, la limitación de tipo climática general para esta región y la moderada retención de humedad de los suelos ubican a estos ambientes en límite agrícola (Clase IV). Además de las rotaciones adecuadas entre leguminosas y cereales son se tornan necesarias las prácticas ingenieriles (terrazas, desagües vegetados etc.).</text:p>
      <text:p text:style-name="P8">Alcira</text:p>
      <text:p text:style-name="P20"><text:span text:style-name="T8">Complejo en fase moderadamente erosionada por agua y acumulada de Series ALPA CORRAL 40%; ALPA CORRAL en fase severamente erosionada por agua 20%; ELENA en fase severamente erosionada y acumulada 20% y 20% de suelos menores aluviales.</text:span></text:p>
      <text:p text:style-name="P15"><text:span text:style-name="T8">Símbolo: </text:span><text:span text:style-name="T5">ACo14</text:span></text:p>
      <text:p text:style-name="P15"><text:span text:style-name="T8">Capacidad de uso: VIec</text:span></text:p>
      <text:p text:style-name="P4">Índice de Productividad: 16</text:p>
      <text:p text:style-name="P4">Esta unidad cartográfica corresponde a colectores principales ubicados al Oeste y NO de la localidad de Alcira. Son amplios, planos, sujetos a inundaciones o escorrentías de alta velocidad muy erosivas y concentradas de corta duración. Poseen cuencas de aportes o vertientes amplias muy inclinadas con erosión severa y aún grave. En los sectores laterales domina la Serie Alpa Corral con erosión moderada a ligera y en las áreas centrales se observan zanjas y aún cárcavas muy evidentes que afectan severamente el uso del suelo. Por otra parte, la acumulación en las fases consiste en materiales poco fértiles provenientes de erosión hídrica severa de las cuencas de aportes que han sepultado el suelo agrícola original. Por estas limitantes sintéticamente expuestas, la aptitud está relegada a pasturas implantadas o pastoreo sobre especies implantadas.</text:p>
      <text:p text:style-name="P8">Alcira</text:p>
      <text:p text:style-name="P20"><text:span text:style-name="T8">Complejo de Series ÁGUILA CAUTIVA 30%; COLONIA PROGRESO 20% y BALDISSERA en fase moderadamente bien drenada 50%.</text:span></text:p>
      <text:p text:style-name="P15"><text:span text:style-name="T8">Símbolo: </text:span><text:span text:style-name="T5">ACt</text:span></text:p>
      <text:p text:style-name="P4">Capacidad de uso: lllws</text:p>
      <text:p text:style-name="P15"><text:span text:style-name="T8">Índice de Productividad: 65</text:span></text:p>
      <text:p text:style-name="P4">El complejo integrado por estos suelos trata de planos ligeramente deprimidos respecto al nivel general de los campos, dentro de cuales existe un relieve de ondulaciones muy suaves, desniveles mínimos, salpicados de hoyas de 1 ha. promedio de extensión.</text:p>
      <text:p text:style-name="P15"><text:span text:style-name="T8">Los suelos que componen esta unidad son de perfecta a moderadamente bien drenados, y el 20% de la superficie está afectada por alcalinidad sódica en el subsuelo. La mitad de los suelos corresponden la fase moderadamente bien drenada de la serie Baldissera que presenta síntomas de hidromorfismo en profundidad, la cual ocupa las partes planas del relieve. El resto de los suelos están afectados por una capa de agua freática cercada a la superficie durante parte del año, siendo además susceptibles de anegarse en épocas lluviosas. La serie Colonia Progreso, que suma a las limitaciones de drenaje la presencia del sodio, se encuentra en las Partes mas bajas: mientras que la serie Águila Cautiva se ubica en una posición intermedia.</text:span></text:p>
      <text:p text:style-name="P4">Son tierras que presentan severas limitaciones que restringen la elección de las plantas utilizadas en cultivos labrados extensivos, a la vez que determinan el uso de prácticas de manejo y conservación relativamente intensivas. El exceso de humedad limita el normal crecimiento de los cultivos y/o condiciona las operaciones de labranza y cosecha. En las áreas afectadas por alcalinidad sódica, la baja permeabilidad al aire y al agua de los suelos, empeora las condiciones mencionadas.</text:p>
      <text:p text:style-name="P8">Arias</text:p>
      <text:p text:style-name="P20"><text:span text:style-name="T8">Complejo indiferenciado de Series ÁGUILA CAUTIVA; CAVANAGH; COLONIA PROGRESO y GUATIMOZÍN.</text:span></text:p>
      <text:p text:style-name="P15"><text:span text:style-name="T8">Símbolo: </text:span><text:span text:style-name="T5">ACt2</text:span></text:p>
      <text:p text:style-name="P4">Capacidad de uso: IVws</text:p>
      <text:p text:style-name="P15"><text:span text:style-name="T8">Índice de Productividad: 52</text:span></text:p>
      <text:p text:style-name="P15"><text:span text:style-name="T8">Estas unidades se localizan dentro del triángulo comprendido entre las localidades de Guatimozín, Cavanagh y Arias. Son áreas cóncavas asociadas a lagunas permanentes, con pendientes generales hacia las mismas.</text:span></text:p>
      <text:p text:style-name="P15"><text:span text:style-name="T8">En los sectores con mas pendientes y mejor drenadas se encuentra la serie Cavanagh que son suelos sin limitaciones. El resto de la unidad lo representan suelos pobremente drenados como Águila Cautiva o imperfectamente drenados y alcalino sódicos como Colonia Progreso donde la capa de agua freática se encuentra cercana a la superficie del suelo.</text:span></text:p>
      <text:p text:style-name="P15"><text:span text:style-name="T8">Son tierras con limitaciones de uso que requieren prácticas de manejo y conservación más o menos complejas y que restringen la elección de cultivos agrícolas a unos pocos, siempre supeditados a rotaciones con predominio de pasturas.</text:span></text:p>
      <text:p text:style-name="P8">Arias</text:p>
      <text:p text:style-name="P20"><text:span text:style-name="T8">Complejo indeterminado Arroyo El Chato de suelos hidromórficos salino alcalinos.</text:span></text:p>
      <text:p text:style-name="P15"><text:span text:style-name="T8">Símbolo: </text:span><text:span text:style-name="T5">AECh</text:span></text:p>
      <text:p text:style-name="P4">Capacidad de uso: VIIws</text:p>
      <text:p text:style-name="P15"><text:span text:style-name="T8">Índice de Productividad: 3</text:span></text:p>
      <text:p text:style-name="P4">Es un área deprimida de unos 500 m de ancho, muy inundable por el arroyo del mismo nombre y con lagunas permanentes o semipermanentes en su curso que ha sido en parte sistematizado.</text:p>
      <text:p text:style-name="P4">Las inundaciones son de larga duración con suelos desarrollados incipientemente o en capas, a partir de sedimentos fluviales arcillosos o limosos mal drenados con síntomas de gleización que se puede observar en los colores neutros (grisáceos). Además los perfiles de los suelos estudiados muestran una marcada alcalinidad y salinidad a partir de la capa arable. Se incluyen dentro de estos complejos algunos suelos derivados de sedimentos eólicos más gruesos que tienen las mismas limitantes.</text:p>
      <text:p text:style-name="P4">Las características de orden físico químico y los excesos hídricos casi permanentes condicionan gravemente el uso de estos complejos siendo el uso casi exclusivo como campos naturales de pastoreo.</text:p>
      <text:p text:style-name="P8">Etruria</text:p>
      <text:p text:style-name="P22">Asociación de Series ALMAFUERTE 50%; SOCONCHO 35% y GENERAL SAVIO II 15%.</text:p>
      <text:p text:style-name="P15"><text:span text:style-name="T8">Símbolo: </text:span><text:span text:style-name="T5">Aft1</text:span></text:p>
      <text:p text:style-name="P4">Capacidad de uso: IIIc</text:p>
      <text:p text:style-name="P4">Índice de Productividad: 61</text:p>
      <text:p text:style-name="P4">Unidad de amplia distribución vinculada a las terrazas altas de los ríos Tercero y otros; constituida por sedimentos fluviales (paleoplanicies de inundación y albardones). El relieve es plano con suaves ondulaciones y suelos dominantes de buena aptitud agrícola con horizontes subsuperficiales enriquecidos en arcillas iluviales.</text:p>
      <text:p text:style-name="P4">La distribución en el paisaje de los diferentes componentes taxonómicos es la siguiente: En los sectores muy suavemente ondulados domina la Serie Almafuerte; en planos extendidos y/o suavemente deprimidos domina la Serie Soconcho con importantes acumulaciones de arcillas iluviales en el subsuelo (Bt) y por último en suaves convexidades (paleo-albardones) se observa la presencia de la Serie General Savio II limitada esencialmente por texturas livianas con débil desarrollo subsuperficial (perfil del tipo A-AC-C).</text:p>
      <text:p text:style-name="P4">En general, estas unidades cartográficas son aptas para una gama amplia de cultivos regionales. Una limitante específica de estas unidades de suelos desarrolladas sobre sedimentos fluviales son los endurecimientos de todo el perfil en seco.</text:p>
      <text:p text:style-name="P8">Río Tercero</text:p>
      <text:p text:style-name="P20"><text:span text:style-name="T8">Asociación de Series ALMAFUERTE 50%; SOCONCHO 35% y GENERAL SAVIO II en fase ligeramente erosionada por agua 15%.</text:span></text:p>
      <text:p text:style-name="P15"><text:span text:style-name="T8">Símbolo: </text:span><text:span text:style-name="T5">Aft2</text:span></text:p>
      <text:p text:style-name="P4">Capacidad de uso: IVec</text:p>
      <text:p text:style-name="P4">Índice de Productividad: 61</text:p>
      <text:p text:style-name="P15"><text:span text:style-name="T8">Unidades cartográficas escasamente representadas dentro de las terrazas altas del río Tercero que presentan una cierta inclinación (1 a 3%) hacia las terrazas o escalones mas bajos topográficamente. Las Series indicadas han sido erosionadas por agua en forma laminar o en pequeños surcos que afectan moderadamente el uso natural de estos suelos, disminuyendo su aptitud: Los suelos han perdido más de 6 cm. de su capa arable.</text:span></text:p>
      <text:p text:style-name="P4">Aptitud: Suelos agrícolas que requieren prácticas destinadas a evitar o mitigar los procesos erosivos.</text:p>
      <text:p text:style-name="P8">Río Tercero</text:p>
      <text:p text:style-name="P20"><text:span text:style-name="T8">Asociación en fase moderadamente inclinadas de Series ALTO GRANDE 40%; MACHA 30% y LOS POZOS 30%.</text:span></text:p>
      <text:p text:style-name="P15"><text:span text:style-name="T8">Símbolo: </text:span><text:span text:style-name="T5">AGr1</text:span></text:p>
      <text:p text:style-name="P4">Capacidad de uso: IVec</text:p>
      <text:p text:style-name="P15"><text:span text:style-name="T8">Índice de productividad: 67</text:span></text:p>
      <text:p text:style-name="P4">Unidad cartográfica de amplia distribución en pendientes medias y cortas adyacentes a los afloramientos rocosos con suelos profundos, desarrollados sobre sedimentos loéssicos de textura franco limosa. La fase de la Serie Macha ocupa los sectores de media loma baja y pie de loma o en las pendientes con menor gradiente, aproximadamente 1-2%. En la media loma alta y en las proximidades de los afloramientos rocosos es la Serie Los Pozos la más representativa. En situaciones intermedias de la pendiente domina la Serie Alto Grande. La Serie Macha es la de mejor aptitud merced al desarrollo subsuperficial por enriquecimiento de arcillas iluviales y menor susceptibilidad a la erosión y Los Pozos es la de menor aptitud por el débil desarrollo de los horizontes genéticos y mayor gradiente. En general el valor de la pendiente oscila entre 1 a 3%, lo que constituye la limitación más importante por la susceptibilidad moderada a severa a la erosión hídrica que presenta. En consecuencia las prácticas para el uso y manejo deben ser cuidadosas y estar destinadas a evitar la erosión, incrementando la infiltración “in situ” de las lluvias. A la limitante expuesta debe incluirse la climática, general para la región. Son suelos agrícolas (en el límite) y aptos para la implantación de los cultivos normales de la región, considerando las limitantes mencionadas.</text:p>
      <text:p text:style-name="P8">Jesús María</text:p>
      <text:p text:style-name="P20"><text:span text:style-name="T8">Complejo de Series ALTO GRANDE variante calcárea moderada a severamente erosionada 60%; MACHA en fase moderadamente inclinada 20% y MACHA variante calcárea moderadamente erosionada 20%.</text:span></text:p>
      <text:p text:style-name="P15"><text:span text:style-name="T8">Símbolo: </text:span><text:span text:style-name="T5">AGr2</text:span></text:p>
      <text:p text:style-name="P4">Capacidad de uso: VIes</text:p>
      <text:p text:style-name="P4">Índice de productividad: 46</text:p>
      <text:p text:style-name="P4">Unidades cartográficas con gradientes mayores al 3% con suelos erosionados y limitadas mayoritariamente por alcalinidad moderada por la presencia de material calcáreo libre en la masa del suelo. Los suelos se han desarrollado sobre sedimentos eólicos franco limosos ligeramente modificados. La Serie Macha es la de mejor aptitud ocupando sectores menos inclinados en media loma baja y pie de loma. La importancia de las limitantes determina que estas tierras sean aptas para la implantación de pasturas o eventualmente, en sectores de reducidas dimensiones con menor gradiente, se pueden implantar cultivos anuales con prácticas de conservación del recurso muy estrictas.</text:p>
      <text:p text:style-name="P8">Jesús María</text:p>
      <text:p text:style-name="P20"><text:span text:style-name="T8">Complejo en fase moderadamente erosionada de Series ALTO GRANDE 40%; RUTA 60 20%; CAÑADA DE RÍO PINTO 20% y 20% de suelos menores fluviales erosionados.</text:span></text:p>
      <text:p text:style-name="P15"><text:span text:style-name="T8">Símbolo: </text:span><text:span text:style-name="T5">AGr3</text:span></text:p>
      <text:p text:style-name="P4">Capacidad de uso: VIes</text:p>
      <text:p text:style-name="P4">Índice de productividad: 39</text:p>
      <text:p text:style-name="P15"><text:span text:style-name="T8">Son unidades cartográficas integradas por suelos de origen eólico y fluvial íntimamente relacionadas en el terreno, ubicadas en las proximidades de las sierras del Oeste (Ischilín y otras). El relieve, cuyos gradientes oscilan entre 2 a 8%, conforma una serie de lomadas y pendientes, estando la roca sedimentaria conglomerádica próxima a la superficie del suelo, especialmente en los sectores altos y en la media loma. La Serie Alto Grande, desarrollada sobre sedimentos eólicos (loess ligeramente modificado) se ubica en los sectores con gradientes intermedios vinculada a la Serie Ruta 60 (este suelo tiene un horizonte de tosca y roca alterada dentro del metro de profundidad). Por otro lado, la Serie Cañada de río Pinto se vincula a los sectores intermedios y también en los extremos del paisaje. Los demás suelos menores no bien identificados de origen fluvial ocupan los sectores de concavidades menores entre las lomas y pendientes. Este complejo, en general, está limitado en su aptitud por la erosión y la susceptibilidad severa a la misma, retención de humedad, profundidad efectiva (Serie Ruta 60) y alcalinidad moderada desde la superficie por la presencia de carbonato de calcio libre en la masa del suelo. Por las deficiencias expuestas sintéticamente que son de carácter severo, estas tierras no son aptas para cultivos agrícolas, sí para la implantación de pasturas perennes o como campos naturales de pastoreo.</text:span></text:p>
      <text:p text:style-name="P8">Jesús María</text:p>
      <text:p text:style-name="P20"><text:span text:style-name="T8">Complejo de Series ALTO GRANDE en fase moderada a severamente erosionada 40%; EL CORTIJO en fase moderada a severamente erosionada 30% y LA EMILIA en fase ligeramente erosionada 30%.</text:span></text:p>
      <text:p text:style-name="P15"><text:span text:style-name="T8">Símbolo: </text:span><text:span text:style-name="T5">AGr4</text:span></text:p>
      <text:p text:style-name="P4">Capacidad de uso: VIes</text:p>
      <text:p text:style-name="P4">Índice de productividad: 43</text:p>
      <text:p text:style-name="P15"><text:span text:style-name="T8">Son pendientes medias y cortas hacia los colectores principales ubicadas al Oeste de la Ruta Nacional Nº9, tienen gradientes que pueden llegar hasta el 6% y cuyos componentes edáficos tienen un moderado a escaso desarrollo subsuperficial. Están caracterizados por poseer erosión de tipo laminar en la media loma alta y en surcos y zanjas en la media loma baja. Los suelos han perdido mas de 10 cm. de la capa arable (horizonte A) siendo la susceptibilidad a la erosión alta. En consecuencia, lo más conveniente bajo el punto de vista de la conservación del recurso suelo es la implantación de pasturas perennes. No obstante, en algunos sectores seleccionados de reducidas dimensiones, el uso para cultivos anuales puede ser factible siendo en este caso las prácticas agronómicas de conservación del recurso imprescindibles. Dichas prácticas deben incluir, además de las agronómicas, las ingenieriles como la ejecución de terrazas, desagües empastados, estructuras de retardo, etc.</text:span></text:p>
      <text:p text:style-name="P8">Jesús María</text:p>
      <text:p text:style-name="P20"><text:span text:style-name="T8">Asociación en fase ligera a moderadamente erosionada de Series ALTO GRANDE 50%; JESÚS MARÍA 25% y BARRANCA YACO 25%.</text:span></text:p>
      <text:p text:style-name="P15"><text:span text:style-name="T8">Símbolo: </text:span><text:span text:style-name="T5">AGr5</text:span></text:p>
      <text:p text:style-name="P4">Capacidad de uso: IVec</text:p>
      <text:p text:style-name="P4">Índice de productividad: 56</text:p>
      <text:p text:style-name="P15"><text:span text:style-name="T8">Son pendientes cortas y medias hacia los desagües principales con gradientes que oscilan entre 1 a 3%. Las Series están afectadas por erosión ligera por acción de las aguas meteóricas (el suelo ha perdido aproximadamente 5 cm. de la capa arable). Los suelos se han desarrollado sobre sedimentos eólicos y aluviales, estos últimos ocupando sectores más bajos del relieve. Los perfiles de suelos loéssicos son los más afectados y/o más susceptibles a los procesos erosivos (Serie Alto Grande) estando ubicados en el sector del relieve donde la pendiente es mayor. Por otro lado, en la media loma alta domina la Serie Jesús María, prácticamente sin erosión o mínima y la Serie Barranca Yaco en los derrames aluviales de pie de loma con evidencias de erosión de tipo lineal. Son suelos agrícolas que requieren prácticas de manejo y conservación destinadas a controlar los procesos erosivos.</text:span></text:p>
      <text:p text:style-name="P8">Jesús María</text:p>
      <text:p text:style-name="P20"><text:span text:style-name="T8">Asociación en fase ligera a moderadamente inclinada de Series ALTO GRANDE en fase ligeramente erosionada 40%; JESÚS MARÍA 30% y SANTA CATALINA 30%.</text:span></text:p>
      <text:p text:style-name="P15"><text:span text:style-name="T8">Símbolo: </text:span><text:span text:style-name="T5">AGr6</text:span></text:p>
      <text:p text:style-name="P4">Capacidad de uso: IIIec</text:p>
      <text:p text:style-name="P4">Índice de productividad: 64</text:p>
      <text:p text:style-name="P15"><text:span text:style-name="T8">Ambiente de lomadas de importante representatividad areal. Los valores de la pendiente oscilan entre 0,5 a 3%, con suelos en su gran mayoría desarrollados sobre loess franco limoso (Alto Grande y Jesús María). Estas Series se encuentran ubicadas en situaciones altas del relieve, fuera de la influencia de los derrames de desbordes provenientes del Oeste. La situación geográfica de los suelos que integran esta asociación está relacionada a la posición en el relieve y/o gradiente. La Serie Alto Grande se ubica normalmente en los sectores donde la pendiente está próxima al 3%, ya sea en situación de media loma alta o en las pendientes cortas hacia las vías de desagües. La Serie Jesús María en sectores suavemente ondulados en media loma o media loma baja. Por último, la Serie Santa Catalina domina en sectores más planos correspondientes a las pendientes regionales muy suavemente inclinadas hacia el Este con gradientes menores. Son unidades cartográficas aptas para los cultivos comunes de la región, con la limitante climática del área y la erosión hídrica, por lo que es necesaria la adopción de prácticas de manejo y conservación destinadas a evitar la erosión hídrica en sectores con pendientes mayores.</text:span></text:p>
      <text:p text:style-name="P8">Jesús María</text:p>
      <text:p text:style-name="P20"><text:span text:style-name="T8">Complejo de Series ALTO GRANDE en fase moderadamente inclinada 50%; BELÉN 30% y LA PAZ en fase moderada a fuertemente inclinada 20%.</text:span></text:p>
      <text:p text:style-name="P15"><text:span text:style-name="T8">Símbolo: </text:span><text:span text:style-name="T5">AGr7</text:span></text:p>
      <text:p text:style-name="P4">Capacidad de uso: IVec</text:p>
      <text:p text:style-name="P15"><text:span text:style-name="T8">Índice de productividad: 54</text:span></text:p>
      <text:p text:style-name="P15"><text:span text:style-name="T8">Estas unidades cartográficas, ubicadas en las proximidades de Jesús María - Estancia La Paz, representan valles longitudinales con relieve ondulado a muy ondulado en los bordes con pendientes que pueden llegar al 6% y un patrón de distribución de los suelos muy heterogéneo. La Serie Alto Grande (sobre loess franco limoso) ocupa los sectores intermedios del relieve. La Serie Belén, de excelente aptitud, se ubica en los sectores planos y/o deprimidos. Por último la Serie La Paz ocupa las áreas cumbrales o con gradientes mayores. En general son unidades que se encuentran en el límite agrícola y se requiere para conservar el recurso la adopción de prácticas cuidadosas de manejo y conservación.</text:span></text:p>
      <text:p text:style-name="P8">Jesús María</text:p>
      <text:p text:style-name="P20"><text:span text:style-name="T8">Complejo en fase moderadamente inclinada de Series ALTO GRANDE 40%; JESÚS MARÍA 30% y LA LONJA en fase muy inclinada 30%.</text:span></text:p>
      <text:p text:style-name="P15"><text:span text:style-name="T8">Símbolo: </text:span><text:span text:style-name="T5">AGr8</text:span></text:p>
      <text:p text:style-name="P4">Capacidad de uso: IVsc</text:p>
      <text:p text:style-name="P4">Índice de productividad: 50</text:p>
      <text:p text:style-name="P4">Este complejo de suelos se encuentra ubicado en las laderas y lomas loéssicas que cubren afloramientos de rocas conglomerádicas. El relieve es irregular, con gradientes comprendidos entre 2 a 6%, en sitios puntuales como quiebres de pendiente se alcanzan valores hasta de 8%. La forma de las laderas es variada, presentando en general formas rectas, convexas o cóncavas con presencia de microrrelieves. El suelo dominante es la Serie Alto Grande en laderas inclinadas con gradientes menores (hasta 3%), cuando el gradiente es mayor al 6-8% dominan los suelos poco desarrollados de la Serie La Lonja. En sectores de gradientes menores se encuentra la Serie Jesús María, de excelente aptitud en un porcentaje menor. Como inclusiones, que no superan el 15% en delineaciones individuales, se observan fases erosionadas de las Series Alto Grande y La Lonja y además, en áreas cumbrales, la Serie La Paz de características someras. La aptitud general está en el límite agrícola (clase IV); se requieren prácticas de manejo y conservación muy estrictas para la conservación del recurso.</text:p>
      <text:p text:style-name="P8">Jesús María</text:p>
      <text:p text:style-name="P22">Consociación ALEJO LEDESMA.</text:p>
      <text:p text:style-name="P15"><text:span text:style-name="T8">Símbolo: </text:span><text:span text:style-name="T5">ALd</text:span></text:p>
      <text:p text:style-name="P4">Capacidad de uso: IIc</text:p>
      <text:p text:style-name="P4">Índice de productividad: 64</text:p>
      <text:p text:style-name="P4">Con este símbolo se señalan los sectores correspondientes a lomadas eólicas ligeramente onduladas de textura franco arenosa. </text:p>
      <text:p text:style-name="P4">Estas lomadas tienen pendientes que no suelen sobrepasar el 1% y el suelo es algo excesivamente drenado.</text:p>
      <text:p text:style-name="P4">La unidad se encuentra en transición entre la Pampa Limosa al noreste y la Pampa Arenosa Cordobesa hacia el Sudoeste. Se diferencia de la serie Canals, con la cual está relacionada geográficamente, por poseer mayor retención de humedad siendo prácticamente inexistente la susceptibilidad a la erosión eólica; no se han observado voladuras u otros efectos producidos por la acción del viento.</text:p>
      <text:p text:style-name="P4">Son suelos aptos para prácticas agrícolas con ganadería subordinada en base a especies perennes.</text:p>
      <text:p text:style-name="P8">Arias</text:p>
      <text:p text:style-name="P8">Canals</text:p>
      <text:p text:style-name="P8">La Carlota</text:p>
      <text:p text:style-name="P8">La Cesira</text:p>
      <text:p text:style-name="P8">Pascanas</text:p>
      <text:p text:style-name="P20"><text:span text:style-name="T8">Complejo de Series ALEJO LEDESMA 40%; ALEJO LEDESMA en fase moderadamente bien drenada 40% y LOS MEDANITOS 20%.</text:span></text:p>
      <text:p text:style-name="P15"><text:span text:style-name="T8">Símbolo: </text:span><text:span text:style-name="T5">ALd1</text:span></text:p>
      <text:p text:style-name="P4">Capacidad de uso: lIc</text:p>
      <text:p text:style-name="P15"><text:span text:style-name="T8">Índice de Productividad: 65</text:span></text:p>
      <text:p text:style-name="P15"><text:span text:style-name="T8">Este complejo se encuentra en áreas intermedias suavemente deprimidas dentro de las lomadas. Está integrada mayoritariamente por la Serie Alejo Ledesma que es algo excesivamente drenada y tiene moderada retención de humedad; por la fase moderadamente bien drenada de la misma serie con ligero hidromorfismo en profundidad y el resto, por suelos con alcalinidad sódica subsuperficial y horizonte degradado de la Serie Los Medanitos, ésta última se ubica dentro de pequeños sectores mal deprimidos con ligero peligro de sufrir inundaciones.</text:span></text:p>
      <text:p text:style-name="P4">La capacidad de uso se ve afectada sólo en un 20% por alcalinidad sódica subsuperficial su aptitud es prácticamente similar a la Consociación Alejo Ledesma descripta anteriormente.</text:p>
      <text:p text:style-name="P8">Canals</text:p>
      <text:p text:style-name="P8">La Cesira</text:p>
      <text:p text:style-name="P20"><text:span text:style-name="T8">Asociación de Serie ALEJO LEDESMA 60% y ALEJO LEDESMA en fase moderadamente erosionada 40%.</text:span></text:p>
      <text:p text:style-name="P15"><text:span text:style-name="T8">Símbolo: </text:span><text:span text:style-name="T5">ALd2</text:span></text:p>
      <text:p text:style-name="P15"><text:span text:style-name="T8">Capacidad de uso: IIIes</text:span></text:p>
      <text:p text:style-name="P15"><text:span text:style-name="T8">Índice de Productividad: 64</text:span></text:p>
      <text:p text:style-name="P4">Esta unidad se vincula a pequeñas lomadas aisladas, de la serie Alejo Ledesma en la que el 40% de los suelos se encuentran moderadamente erosionados por observarse pérdidas de material en la capa arable (horizonte A1).</text:p>
      <text:p text:style-name="P8">Canals</text:p>
      <text:p text:style-name="P20"><text:span text:style-name="T8">Complejo de Series ALEJO LEDESMA 70% y LOS MEDANITOS 30%.</text:span></text:p>
      <text:p text:style-name="P15"><text:span text:style-name="T8">Símbolo: </text:span><text:span text:style-name="T5">ALd3</text:span><text:span text:style-name="T8"> </text:span></text:p>
      <text:p text:style-name="P4">Capacidad de uso: lllsc</text:p>
      <text:p text:style-name="P15"><text:span text:style-name="T8">Índice de Productividad: 60</text:span></text:p>
      <text:p text:style-name="P4">Esta unidad corresponde a un área con influencia medanosa modelada sobre materiales de textura liviana, donde el relieve es ondulado y las pendientes locales pueden superar el 1% de gradiente.</text:p>
      <text:p text:style-name="P4">La naturaleza arenosa de los materiales originales y el poco grado de desarrollo de estos suelos determinan una baja capacidad de retención de humedad y un drenaje algo excesivo lo cual, conjugado con el régimen de precipitaciones, hacen que la principal limitación para el uso agrícola de estos suelos sea de naturaleza climática.</text:p>
      <text:p text:style-name="P15"><text:span text:style-name="T8">En Ald3 a Alejo Ledesma se lo encuentra asociado con un 30% de la serie Los Medanitos que posee alcalinidad sódica en el subsuelo y drenaje deficiente. Este último suelo se ubica en las partes cóncavas del relieve y disminuye la capacidad de uso de la unidad en conjunto.</text:span></text:p>
      <text:p text:style-name="P15"><text:span text:style-name="T8">Las tierras que integran la consociación Ald tienen limitaciones muy leves y exigen prácticas de manejo y conservación simples, fundamentalmente aquellas que apuntan a la acumulación y conservación de la humedad. Son tierras generalmente usadas para agricultura extensiva, que es la vocación natural de estos suelos. En las tierras del complejo Ald3 las limitaciones son mayores por la presencia de suelos con drenaje limitado y sodio en el subsuelo, la que restringe el rango de cultivos posibles. En este tipo de campos, el manejo debe tener en cuenta la existencia de suelos con características contrastantes: por un lado los suelos de drenaje excesivo y baja retención de humedad de la serie Alejo Ledesma; y por el otro, los suelos de drenaje pobre y sujetos a encharcamientos de la serie Los Medanitos.</text:span></text:p>
      <text:p text:style-name="P8">Arias</text:p>
      <text:p text:style-name="P8">Canals</text:p>
      <text:p text:style-name="P8">La Cesira</text:p>
      <text:p text:style-name="P20"><text:span text:style-name="T8">Asociación de Series ALEJO LEDESMA 60%; ALEJO LEDESMA en fase ligera a moderadamente erosionada por viento 20% y LEGUIZAMÓN 20%.</text:span></text:p>
      <text:p text:style-name="P15"><text:span text:style-name="T8">Símbolo: </text:span><text:span text:style-name="T5">ALd4</text:span><text:span text:style-name="T8"> </text:span></text:p>
      <text:p text:style-name="P4">Capacidad de uso: IIlec</text:p>
      <text:p text:style-name="P15"><text:span text:style-name="T8">Índice de Productividad: 72</text:span></text:p>
      <text:p text:style-name="P4">Son unidades de transición con dominio suelos zonales entre regímenes más húmedos este y subhúmedos o semiáridos del oeste.</text:p>
      <text:p text:style-name="P15"><text:span text:style-name="T8">Esta asociación se encuentra ubicada en lomas altas de origen eólico al este de la Laguna Las Tunas con relieves ondulados y suavemente ondulados. La unidad muestra secuencia de lomas, pendientes cortas y concavidades pequeñas como consecuencia del modelado eólico de la superficie.</text:span></text:p>
      <text:p text:style-name="P4">La textura de los sedimentos es franco arenosa con la posibilidad de la presencia de modificaciones locales por eliminación de las partículas más finas (limos y arcilla) por la acción del viento (voladuras).</text:p>
      <text:p text:style-name="P15"><text:span text:style-name="T8">Los perfiles de la Serie Alejo Ledesma en su forma más pura ocupan los sectores medios del paisaje. En las partes altas más onduladas se advierte la presencia de la fase ligera a moderadamente erosionada de la misma serie en i cual los primeros cm. de la capa arable han sudo algo de desagregación de su estructura por la acción erosiva del viento. Por último, en las partes más cóncavas del relieve se encuentra la serie Leguizamón de mejor aptitud agrícola.</text:span></text:p>
      <text:p text:style-name="P15"><text:span text:style-name="T8">Esta unidad cartográfica presenta mucha similitud en el paisaje y en el contenido edáfico con la inmediata del este identificada con el símbolo SA3 (Capacidad de uso IIs) pero los aspectos climáticos (sequías estivales con suelos de moderada a baja capacidad de retención de humedad), erosión actual selectiva, y susceptibilidad moderada a la erosión eólica general limitan o restringen la elección de cultivos labrados. No obstante, son productivos y adoptando prácticas de manejo y conservación adecuadas producen buenos rendimientos en los cultivos.</text:span></text:p>
      <text:p text:style-name="P8">La Cesira</text:p>
      <text:p text:style-name="P20"><text:span text:style-name="T8">Complejo de Series ALEJO LEDESMA 50%; LEGUIZAMÓN 30% y LOS MEDANITOS 20%.</text:span></text:p>
      <text:p text:style-name="P15"><text:span text:style-name="T8">Símbolo: </text:span><text:span text:style-name="T5">ALd5</text:span><text:span text:style-name="T8"> </text:span></text:p>
      <text:p text:style-name="P4">Capacidad de uso: IIIws</text:p>
      <text:p text:style-name="P15"><text:span text:style-name="T8">Índice de Productividad: 67</text:span></text:p>
      <text:p text:style-name="P4">Son unidades cartográficas que ocupan áreas intermedias (entre lomas y bajos) y aureolas externas de depresiones. Son suavemente deprimidas con algunas ondulaciones en su interior. Los materiales originarios tienen texturas franco arenosas.</text:p>
      <text:p text:style-name="P4">Las partes más altas de estas unidades están ocupadas por las Series Alejo Ledesma y Leguizamón representativos délos mejores suelos de la zona (sin delimitaciones salvo sequía edáfica periódica). Integran además este complejo la Serie Los Medanitos con drenaje moderado y alcalinidad sódica subsuperficial en las partes más deprimidas o "tendidas".</text:p>
      <text:p text:style-name="P4">Por último, suelen aparecer como inclusiones aisladas en suaves depresiones los perfiles de la Serie Estancia Don Francisco que tiene características similares a Los Medanitos pero con la alcalinidad más profunda.</text:p>
      <text:p text:style-name="P4">Esta unidad puede estar sometida a encharcamientos periódicos de corta duración en los sectores bajos, mientras que, las partes más altas pueden manifestar cierta sequía durante los meses críticos de verano.</text:p>
      <text:p text:style-name="P8">La Cesira</text:p>
      <text:p text:style-name="P20"><text:span text:style-name="T8">Complejo de Series ALEJO LEDESMA 50%; ALEJO LEDESMA en fase moderadamente bien drenada 25% y ESTANCIA DON FRANCISCO 25%.</text:span></text:p>
      <text:p text:style-name="P15"><text:span text:style-name="T8">Símbolo: </text:span><text:span text:style-name="T5">ALd6</text:span><text:span text:style-name="T8"> </text:span></text:p>
      <text:p text:style-name="P4">Capacidad de uso: IIIws</text:p>
      <text:p text:style-name="P15"><text:span text:style-name="T8">Índice de Productividad: 61</text:span></text:p>
      <text:p text:style-name="P15"><text:span text:style-name="T8">Con este símbolo se indican unidades que participan fisiográficamente de las condiciones descriptas para ALd5, incluso en los aspectos vinculados a las posibilidades de anegamientos periódicos cortos y muy selectivos.</text:span></text:p>
      <text:p text:style-name="P4">Están integradas por las siguientes series de suelos: En los sectores elevados la Serie Alejo Ledesma de carácter dominante con limitaciones moderadas derivadas del clima y retención de humedad (franco arenosa). En áreas más aplanadas o suavemente cóncavas domina esta misma serie en su fase moderadamente bien drenada con síntomas de excesos de humedad en profundidad que afectan el uso del suelo; también se encuentra en esta posición del relieve la Serie Estancia Don Francisco con drenaje moderado, horizonte subsuperficial desprovisto de materia orgánica y masivo (A2) y alcalinidad sódica en profundidad.</text:p>
      <text:p text:style-name="P4">A pesar de la presencia de las limitaciones indicadas, estos terrenos suelen ser explotados con rendimientos aceptables mediante la adopción de prácticas de manejo adecuadas.</text:p>
      <text:p text:style-name="P8">La Cesira</text:p>
      <text:p text:style-name="P20"><text:span text:style-name="T8">Asociación de Series ALEJO LEDESMA 80% y LEGUIZAMÓN 20%.</text:span></text:p>
      <text:p text:style-name="P15"><text:span text:style-name="T8">Símbolo: </text:span><text:span text:style-name="T5">ALd7</text:span><text:span text:style-name="T8"> </text:span></text:p>
      <text:p text:style-name="P4">Capacidad de uso: IIc</text:p>
      <text:p text:style-name="P15"><text:span text:style-name="T8">Índice de Productividad: 75</text:span></text:p>
      <text:p text:style-name="P4">Esta asociación se encuentra en las lomas suavemente onduladas con drenaje algo excesivo, pendientes no mayores al 1% sin peligro de anegamiento y con suelos desarrollados sobre materiales originarios franco arenosos de origen eólico.</text:p>
      <text:p text:style-name="P4">Domina notablemente la Serie Alejo Ledesma sin limitaciones a excepción de la climática (general para el área) y retención de humedad moderada. En áreas algo más aplanadas y ligeramente deprimidas más pequeñas dentro del ambiente general de lomas, se ubica la Serie Leguizamón algo más desarrollada que la anterior por la presencia de horizonte subsuperficial ligeramente enriquecido en arcilla que mejora su retención de humedad.</text:p>
      <text:p text:style-name="P4">Esta unidad está representada en exclusividad por los mejores suelos de la zona a pesar de que puede llegar a sufrir sequías estivales. No obstante son suelos muy productivos pero es necesario adoptar algunas prácticas de manejo que atenúen los efectos de las limitaciones indicadas</text:p>
      <text:p text:style-name="P8">La Cesira</text:p>
      <text:p text:style-name="P20"><text:span text:style-name="T8">Asociación de Series ALEJO LEDESMA 40%; ALEJO LEDESMA en fase engrosada 30% y CANALS 30%.</text:span></text:p>
      <text:p text:style-name="P15"><text:span text:style-name="T8">Símbolo: </text:span><text:span text:style-name="T5">ALd8</text:span></text:p>
      <text:p text:style-name="P4">Capacidad de uso: IIIsc</text:p>
      <text:p text:style-name="P15"><text:span text:style-name="T8">Índice de Productividad: 65</text:span></text:p>
      <text:p text:style-name="P15"><text:span text:style-name="T8">Estos ambientes, son lomas suavemente onduladas semejantes a la unidad anterior donde se encuentra la serie Alejo Ledesma. Estas lomas alternan con suaves depresiones donde se ubica la misma serie con el horizonte superficial engrosado o acumulado y lomadas medanosas con la serie Canals.</text:span></text:p>
      <text:p text:style-name="P15"><text:span text:style-name="T8">Las limitantes de la unidad son las siguientes: climática moderada (factibilidad de sequías estivales), moderada retención de humedad en la serie Alejo Ledesma, algo atenuada en su fase acumulada y moderada a baja retención en la serie Canals además de poseer esta susceptibilidad a la erosión eólica.</text:span></text:p>
      <text:p text:style-name="P15"><text:span text:style-name="T8">El uso más adecuado de esta unidad cartográfica es agrícola en rotaciones con pasturas, siempre con prácticas tendientes a economizar la humedad y evitar la erosión eólica especialmente en las lomas onduladas.</text:span></text:p>
      <text:p text:style-name="P8">La Carlota</text:p>
      <text:p text:style-name="P8">Pascanas</text:p>
      <text:p text:style-name="P20"><text:span text:style-name="T8">Complejo de Series ALEJO LEDESMA 60%; ALEJO LEDESMA en fase moderadamente bien drenada 20% y 20% de suelos menores imperfectamente drenados y moderadamente alcalinos subsuperficial.</text:span></text:p>
      <text:p text:style-name="P15"><text:span text:style-name="T8">Símbolo: </text:span><text:span text:style-name="T5">ALd9</text:span></text:p>
      <text:p text:style-name="P4">Capacidad de uso: IIIsc</text:p>
      <text:p text:style-name="P15"><text:span text:style-name="T8">Índice de Productividad: 66</text:span></text:p>
      <text:p text:style-name="P15"><text:span text:style-name="T8">Las unidades cartográficas identificadas con este símbolo son lomas muy suavemente onduladas que presentan algunas concavidades circulares donde se observan problemas de drenaje y alcalinidad. En las lomas domina la serie Alejo Ledesma y en las pequeñas depresiones su fase moderadamente bien drenada y además, suelos no bien identificados donde se observa alcalinidad subsuperficial con la capa freática próxima a la superficie.</text:span></text:p>
      <text:p text:style-name="P15"><text:span text:style-name="T8">Las limitantes son ligeras en Alejo Ledesma por retención de humedad y moderadas a severas en los suelos menores, además de la climática que afecta a todo el complejo.</text:span></text:p>
      <text:p text:style-name="P15"><text:span text:style-name="T8">El 80% de estas unidades cartográficas son suelos agrícolas, aptos para una gama amplia de cultivos siempre en rotaciones con pasturas.</text:span></text:p>
      <text:p text:style-name="P8">La Carlota</text:p>
      <text:p text:style-name="P8">Pascanas</text:p>
      <text:p text:style-name="P20"><text:span text:style-name="T8">Complejo de Series ALEJO LEDESMA 50%; PASCANAS 25% y LA VICTORIA 25%.</text:span></text:p>
      <text:p text:style-name="P15"><text:span text:style-name="T8">Símbolo: </text:span><text:span text:style-name="T5">ALd10</text:span></text:p>
      <text:p text:style-name="P4">Capacidad de uso: IVsc</text:p>
      <text:p text:style-name="P4">Índice de Productividad: 57</text:p>
      <text:p text:style-name="P15"><text:span text:style-name="T8">Son ambientes de lomas aplanadas con complejos de suelos y/o áreas intermedias que se encuentran entre depresiones mayores en el área.</text:span></text:p>
      <text:p text:style-name="P4">Se observan problemas de drenaje de carácter moderado en las series Pascanas y La Victoria, esta última está limitada además por la alcalinidad sódica subsuperficial. La retención de humedad es moderada en la serie Alejo Ledesma.</text:p>
      <text:p text:style-name="P4">En cuanto a la aptitud general del complejo se ubica en el límite de la clase agrícola.</text:p>
      <text:p text:style-name="P8">Pascanas</text:p>
      <text:p text:style-name="P20"><text:span text:style-name="T8">Complejo de Series ALEJO LEDESMA en fase muy poco inundable 60%; LA VICTORIA 20% y PASCANAS 20%.</text:span></text:p>
      <text:p text:style-name="P15"><text:span text:style-name="T8">Símbolo: </text:span><text:span text:style-name="T5">ALd11</text:span></text:p>
      <text:p text:style-name="P4">Capacidad de uso: IVws</text:p>
      <text:p text:style-name="P4">Índice de Productividad: 58</text:p>
      <text:p text:style-name="P4">Estas unidades cartográficas corresponden a vías de escurrimiento o de drenaje poco manifiestas, poseen relieves suavemente deprimidos, escurrimiento lento y un ancho que oscila entre 100 y 300 m.</text:p>
      <text:p text:style-name="P4">La serie Alejo Ledesma, que ocupa el porcentaje mayor del complejo, puede presentar anegamientos de corta duración que no afecta el desarrollo normal de los cultivos, inclusive puede estar mejor provista de humedad que la serie típica de las lomas en periodos de sequía. Normalmente en las partes centrales se ubican las series Pascanas y La Victoria, ambas con drenaje moderado que incluye anegamientos de moderada duración y alcalinidad sódica subsuperficial en esta ultima.</text:p>
      <text:p text:style-name="P15"><text:span text:style-name="T8">En las pocas decenas de metros centrales de estos desagües se suelen encontrar suelos menores en un porcentaje no mayor al 10%, imperfectamente drenados, con endurecimientos irreversibles en profundidad y más anegables que el resto de los suelos descriptos.</text:span></text:p>
      <text:p text:style-name="P4">Teniendo presentes las características de los componentes individuales, la aptitud en general del complejo se encuentra en el límite agrícola siendo apto para una estrecha gama de cultivos.</text:p>
      <text:p text:style-name="P8">Pascanas</text:p>
      <text:p text:style-name="P20"><text:span text:style-name="T8">Complejo de Series ANCHORENA 60% e INGENIERO FOSTER 40%.</text:span></text:p>
      <text:p text:style-name="P15"><text:span text:style-name="T8">Símbolo: </text:span><text:span text:style-name="T5">An8</text:span></text:p>
      <text:p text:style-name="P4">Capacidad de uso: VIes</text:p>
      <text:p text:style-name="P15"><text:span text:style-name="T8">Índice de productividad: 12</text:span></text:p>
      <text:p text:style-name="P15"><text:span text:style-name="T8">Estas unidades son complejos de suelos que se vinculan a lomas arenosas, de relieve ligeramente ondulado. Los suelos de la Serie Anchorena ocupan los sectores positivos y movidos del paisaje y los de la Serie Ingeniero Foster los sectores más llanos y ligeramente deprimidos.</text:span></text:p>
      <text:p text:style-name="P4">Las limitaciones climáticas y edáficas son severas, este complejo está erosionado por el viento y la susceptibilidad a esta limitante es muy alta.</text:p>
      <text:p text:style-name="P4">Estos suelos se usan como campos naturales de pastoreo.</text:p>
      <text:p text:style-name="P8">Villa Huidobro</text:p>
      <text:p text:style-name="P20"><text:span text:style-name="T8">Complejo de Serie ANCHORENA 50% y 50% de suelos arenosos sin edafizar.</text:span></text:p>
      <text:p text:style-name="P15"><text:span text:style-name="T8">Símbolo: </text:span><text:span text:style-name="T5">An9</text:span></text:p>
      <text:p text:style-name="P4">Capacidad de uso: VIes</text:p>
      <text:p text:style-name="P15"><text:span text:style-name="T8">Índice de productividad: 9</text:span></text:p>
      <text:p text:style-name="P15"><text:span text:style-name="T8">Unidad cartográfica que representa áreas bajas, amplias, de base plana, ubicadas en las proximidades del límite con las provincias de La Pampa y San Luís.</text:span></text:p>
      <text:p text:style-name="P4">Los suelos de la Serie Anchorena son de textura arenosa, poco evolucionados genéticamente, con un horizonte superficial de color claro, débilmente estructurado y escaso tenor de materia orgánica, generalmente mezclado con cenizas volcánicas. El resto corresponde a suelos arenosos, sueltos, sin diferenciación de horizontes.</text:p>
      <text:p text:style-name="P4">Las limitaciones de estas tierras, tanto climáticas como edáficas, erosión eólica y susceptibilidad a la misma, son muy severas, lo que restringe su uso a campos de pasturas naturales o implantación de pasturas perennes adaptadas a las características mencionadas. </text:p>
      <text:p text:style-name="P8">Villa Huidobro</text:p>
      <text:p text:style-name="P20"><text:span text:style-name="T8">Complejo de Series EL ABOLENGO 30%; LAZZARINO 60% y AARÓN CASTELLANOS 10%.</text:span></text:p>
      <text:h text:style-name="P17" text:outline-level="1"><text:span text:style-name="T8">Símbolo </text:span><text:span text:style-name="T5">Ao4</text:span><text:span text:style-name="T8"> </text:span></text:h>
      <text:h text:style-name="P5" text:outline-level="1">Capacidad de uso: lllws</text:h>
      <text:p text:style-name="P4">Índice de Productividad: </text:p>
      <text:p text:style-name="P15"><text:span text:style-name="T8">Están fisiográficamente vinculados a ambientes planos, salpicados en forma esporádica de pequeñas hoyas o depresiones de 1 a 4 ha de extensión individual. Entre las series El Abolengo y Lazzarino configuran la casi totalidad de los suelos presentes, registrándose la ocurrencia de los suelos de la serie Aarón Castellanos en las mencionadas hoyas o cubetas de infiltración.</text:span></text:p>
      <text:p text:style-name="P15"><text:span text:style-name="T8">El escurrimiento de las aguas superficiales es lento, pero debido a que los suelos presentan buena capacidad de infiltración y percolación interna, el drenaje no se constituye en un impedimento mayor. Los sectores relativamente más elevados, están ocupados por suelos de la serie El Abolengo; en los tendidos inmediatamente adyacentes aparecen suelos de la serie Lazzarino con tenores moderados de alcalinidad sódica a partir de los 50 cm de profundidad. Las condiciones de drenaje más impedido se presentan en las hoyas de infiltración que es donde se concentra la poca agua que escurre, y consecuentemente las sales solubles y el sodio de intercambio y que es donde se han encontrado los perfiles correspondientes a la serie Aarón Castellanos. Todos estos suelos se asocian según patrones geográficamente intrincados que dan por resultado variaciones edáficas en trechos relativamente cortos. Esto pone al usuario de estos campos ante la imposibilidad de manejar cada suelo individualmente, debiendo hacerlo como un conjunto aunque las variaciones de suelo dentro de los lotes, sean a veces significativas.</text:span></text:p>
      <text:p text:style-name="P4">La ya mencionada falta de escurrimiento y el anegamiento consecuente, lleva a un exceso de humedad en el campo que restringe el normal crecimiento de los cultivos y limita la oportunidad de las operaciones de labranza y/o cosecha durante períodos relativamente largos. Las limitaciones descriptas disminuyen las posibilidades de elección de cultivos labrados posibles y determinen la necesidad de recurrir a prácticas de manejo y conservación relativamente complejas, intensas y difíciles de mantener</text:p>
      <text:p text:style-name="P8">Rufino</text:p>
      <text:p text:style-name="P20"><text:span text:style-name="T8">Complejo de Series EL ABOLENGO en fase moderadamente bien drenada 70% y LAZZARINO 30%.</text:span></text:p>
      <text:p text:style-name="P15"><text:span text:style-name="T8">Símbolo: </text:span><text:span text:style-name="T5">Ao5</text:span></text:p>
      <text:p text:style-name="P4">Capacidad de uso: llw</text:p>
      <text:p text:style-name="P4">Índice de Productividad: </text:p>
      <text:p text:style-name="P15"><text:span text:style-name="T8">El complejo tiene muy poca representatividad geográfica. Corresponde con áreas de relieve plano pero algo más elevado topográficamente que los que se describieron precedentemente. El suelo dominante es de la serie El Abolengo en fase moderadamente bien drenada, lo que indica un ligero impedimento en el avenamiento que se refleja en las condiciones internas del suelo, que puede encontrarse excesivamente húmedo en algún período del año, pero no permanentemente. En las partes más tendidas aparece el suelo Lazzarino, con algo de sodio de intercambio en el subsuelo y drenaje aún más restringido.</text:span></text:p>
      <text:p text:style-name="P4">Las condiciones físico-químicas de estas tierras afectan muy ligeramente a los cultivos, lo que las hace apropiadas para la agricultura, pasturas implantadas o usos más extensivos. </text:p>
      <text:p text:style-name="P8">Rufino</text:p>
      <text:p text:style-name="P20"><text:span text:style-name="T8">Complejo de series ASSUNTA 40%; B. GOULD 30% y MANANTIALES 30%.</text:span></text:p>
      <text:p text:style-name="P15"><text:span text:style-name="T11">Símbolo: </text:span><text:span text:style-name="T13">As1</text:span></text:p>
      <text:p text:style-name="P11">Capacidad de Uso: VIws</text:p>
      <text:p text:style-name="P15"><text:span text:style-name="T8">Índice de productividad: 16</text:span></text:p>
      <text:p text:style-name="P4">Se trata de unidades mixtas (suelos desarrollados sobre sedimentos aluviales y eólicos) dentro del abanico aluvial del Río Cuarto. Comprende sectores de suaves depresiones dentro de los derrames y están ubicados al Este de la ciudad de La Carlota.</text:p>
      <text:p text:style-name="P15"><text:span text:style-name="T8">Es un complejo de suelos integrado por la serie Assunta, limitada subsuperficialmente por alcalinidad sódica y drenaje pero de aceptables propiedades superficiales. Este hecho contrasta con las series Benjamín Gould y Manantiales donde las limitantes indicadas tienen mayor intensidad, allí es donde se advierte el típico manchoneo en la vegetación.</text:span></text:p>
      <text:p text:style-name="P4">Este complejo es apto para la implantación de pasturas adaptadas a las características expuestas.</text:p>
      <text:p text:style-name="P8">La Carlota</text:p>
      <text:p text:style-name="P20"><text:span text:style-name="T14">Asociación de Series SANTA ROSA III; SAN IGNACIO III y SAN IGNACIO IV.</text:span></text:p>
      <text:p text:style-name="P15"><text:span text:style-name="T14">Símbolo: </text:span><text:span text:style-name="T7">AsA</text:span></text:p>
      <text:p text:style-name="P13">Capacidad de Uso: IVec</text:p>
      <text:p text:style-name="P13">Aptitud Forestal: 1</text:p>
      <text:p text:style-name="P4">Índice de productividad: 45</text:p>
      <text:p text:style-name="P15"><text:span text:style-name="T14">Unidad representada por un relieve de lomas onduladas, con gradientes que en general no superan el 3%. Los suelos se han originado a partir de sedimentos loéssicos de textura franco limosa.</text:span></text:p>
      <text:p text:style-name="P15"><text:span text:style-name="T14">La Serie Santa Rosa III domina en lomas y pendientes, mientras que en los bajos o sectores cóncavos y pie de loma se encuentran San Ignacio III y IV. Son suelos profundos, bien drenados, moderadamente afectados por erosión hídrica.</text:span></text:p>
      <text:p text:style-name="P13">Los afloramientos rocosos son escasos.</text:p>
      <text:p text:style-name="P15"><text:span text:style-name="T14">Originalmente esta unidad presentaba la vegetación típica del Espinal, actualmente muy alterada.</text:span></text:p>
      <text:p text:style-name="P8">Alpa Corral</text:p>
      <text:p text:style-name="P8">Santa Rosa de Calamuchita</text:p>
      <text:p text:style-name="P8">Valle de Calamuchita</text:p>
      <text:p text:style-name="P20"><text:span text:style-name="T14">Asociación de Series SANTA ROSA I; SANTA ROSA II; SANTA ROSA III; CALAMUCHITA IV y SAN IGNACIO IV.</text:span></text:p>
      <text:p text:style-name="P15"><text:span text:style-name="T14">Símbolo: </text:span><text:span text:style-name="T7">AsB</text:span></text:p>
      <text:p text:style-name="P13">Capacidad de Uso: IIIec</text:p>
      <text:p text:style-name="P13">Aptitud Forestal: 1</text:p>
      <text:p text:style-name="P4">Índice de productividad: 48</text:p>
      <text:p text:style-name="P15"><text:span text:style-name="T14">Esta unidad abarca el área central del Valle de Calamuchita, presenta un relieve de lomas suavemente onduladas, con pendientes largas, con gradiente general del 1% y que en raras ocasiones supera el 3%.</text:span></text:p>
      <text:p text:style-name="P15"><text:span text:style-name="T14">Los suelos se han desarrollado en general a partir de sedimentos loéssicos de textura franco limosa, son profundos y bien drenados en las lomas y pendientes largas donde dominan SANTA ROSA I y III. En las proximidades de las sierras, los depósitos sedimentarios de origen fluvial han dado origen a Calamuchita IV, de textura franco arenosa gravillosa, algo excesivamente drenados. En sectores planos y bajos alargados los suelos dominantes son San Ignacio IV y Santa Rosa II, desarrollados sobre materiales fluvio-eólicos de textura franca a franco arcillo limosa.</text:span></text:p>
      <text:p text:style-name="P15"><text:span text:style-name="T14">Las pendientes moderadas, la susceptibilidad a la erosión hídrica y las condiciones climáticas moderadamente adversas, son las limitantes que restringen la elección de cultivos y los suelos requieren prácticas especiales de conservación.</text:span></text:p>
      <text:p text:style-name="P8">Alpa Corral</text:p>
      <text:p text:style-name="P8">Santa Rosa de Calamuchita</text:p>
      <text:p text:style-name="P8">Valle de Calamuchita</text:p>
      <text:p text:style-name="P20"><text:span text:style-name="T14">Asociación de Series SANTA ROSA I; SANTA ROSA II; SANTA ROSA III; CALAMUCHITA IV; SAN IGNACIO III y SAN IGNACIO IV.</text:span></text:p>
      <text:p text:style-name="P15"><text:span text:style-name="T8">Símbolo: </text:span><text:span text:style-name="T5">AsC</text:span></text:p>
      <text:p text:style-name="P4">Capacidad de uso: IVec</text:p>
      <text:p text:style-name="P15"><text:span text:style-name="T8">Índice de Productividad: 46</text:span></text:p>
      <text:p text:style-name="P4">Al igual de lo que ocurre con los Complejos, esta unidad es una combinación de la asociación A y la B, que por razones de la escala utilizada no se pudieron separar.</text:p>
      <text:p text:style-name="P4">En este caso la simbología (AsA + AsB) significa que en el total de la superficie de la unidad, la Asociación A domina en un 70% sobre la B.</text:p>
      <text:p text:style-name="P8">Valle de Calamuchita</text:p>
      <text:p text:style-name="P22">Complejo de Serie ASCOCHINGA 70% y ASCOCHINGA sobre franco arenoso 30%.</text:p>
      <text:p text:style-name="P15"><text:span text:style-name="T8">Símbolo: </text:span><text:span text:style-name="T5">Asc1</text:span></text:p>
      <text:p text:style-name="P4">Capacidad de uso: IIIc</text:p>
      <text:p text:style-name="P15"><text:span text:style-name="T8">Índice de productividad: 67</text:span></text:p>
      <text:p text:style-name="P4">Esta unidad cartográfica se encuentra ubicada en el sector Norte de los derrames del río Ascochinga y Santa Catalina. El relieve es plano con muy suave pendiente local hacia las vías fluviales mencionadas. La Serie dominante (Ascochinga) es un suelo de excelente aptitud, diferenciándose del otro componente menor del complejo porque este último presenta sedimentos en capas franco arenosas en el subsuelo, diferenciación que hace a la parte descriptiva del perfil en profundidad, pero la aptitud es semejante (no se observan diferencias sustanciales en el desarrollo de los cultivos). Como inclusiones, que no superan el 10% en las delineaciones individuales, se observan lechos de suelos menores arenosos (Psamments) y fases ligeramente erosionadas de los componentes mayores del complejo. Son suelos altamente productivos siendo aptos para una amplia gama de cultivos de la región.</text:p>
      <text:p text:style-name="P8">Jesús María</text:p>
      <text:p text:style-name="P20"><text:span text:style-name="T8">Complejo indeterminado Arroyo El Tala y otros.</text:span></text:p>
      <text:p text:style-name="P15"><text:span text:style-name="T8">Símbolo: </text:span><text:span text:style-name="T5">AT</text:span></text:p>
      <text:p text:style-name="P4">Capacidad de uso: IVsc</text:p>
      <text:p text:style-name="P15"><text:span text:style-name="T8">Índice de productividad: 51</text:span></text:p>
      <text:p text:style-name="P4">La delineación más importante de este complejo de suelos aluviales corresponde a la faja fluvial del arroyo El Tala, situada al Oeste de la localidad de Los Cóndores. La siguiente descripción corresponde a este ambiente, asimilándose al mismo otros menores próximos con características y aptitud semejante de las tierras.</text:p>
      <text:p text:style-name="P4">El relieve es plano cóncavo con algunas ondulaciones menores dentro de la depresión. Se identifican paleocanales y canales actuales o subactuales de desbordes del arroyo homónimo, parcialmente modificados en su diseño por actividad antrópica. Dentro de estos ambientes, en situaciones mas altas en el contacto con las unidades en las lomas adyacentes, existen pendientes cortas con un gradiente entre 1 a 3% con suelos loéssicos (serie Alpa Corral o Monte Alto erosionadas moderadamente).</text:p>
      <text:p text:style-name="P4">Los sedimentos fluviales que forman los suelos complejos en capas están constituidos por una alternancia de depósitos fluviales de texturas contrastantes, que van desde arenas limpias de cauce hasta texturas limo arcillosas alternantes, algunas con materia orgánica en profundidad que constituyen el perfil o los perfiles dominantes de estas unidades cartográficas.</text:p>
      <text:p text:style-name="P4">Algunos suelos representativos identificados en estas unidades responden o se asimilan a la morfología de la serie las Peñas Sur y otros con arcillas en el subsuelo o con horizontes A engrosados o acumulados. Se incluyen lechos arenosos que se distinguen por el escaso desarrollo de la vegetación ubicados en los tonos claros en la cartaimagen satelital. </text:p>
      <text:p text:style-name="P15"><text:span text:style-name="T8">Limitantes generales de la unidad: Texturas gruesas, erosión y peligro de erosión y de anegamientos esporádicos. Apto parcialmente para cultivos escogidos considerando las limitantes expresadas.</text:span></text:p>
      <text:p text:style-name="P8">Berrotarán</text:p>
      <text:p text:style-name="P8">Río Tercero</text:p>
      <text:p text:style-name="P20"><text:span text:style-name="T8">Complejo de Series COLONIA MORENO 60%; LA FLORIDA 20% y LA FLORIDA en fase moderadamente alcalina 20%.</text:span></text:p>
      <text:p text:style-name="P15"><text:span text:style-name="T8">Símbolo: </text:span><text:span text:style-name="T5">ATg</text:span></text:p>
      <text:p text:style-name="P15"><text:span text:style-name="T8">Capacidad de uso: IVws</text:span></text:p>
      <text:p text:style-name="P15"><text:span text:style-name="T8">Índice de productividad: 25</text:span></text:p>
      <text:p text:style-name="P4">Este complejo está ubicado en los planos bajos o pie del primer escalón del Arroyo Tortugas, ocupando sectores topográficamente algo más elevados dentro de la gran depresión.</text:p>
      <text:p text:style-name="P15"><text:span text:style-name="T8">La unidad está integrada por 60% de suelos de la serie Colonia Moreno, con drenaje natural imperfecto y con moderada alcalinidad sódica y salinidad, a partir de los 30 cm de profundidad aproximadamente y el 40% restante por suelos de la serie La Florida, con drenaje imperfecto, alcalinidad sódica en los horizontes más arcillosos, ligeramente salino en profundidad y fuertemente cementado a partir de los 96 cm de profundidad.</text:span></text:p>
      <text:p text:style-name="P4">El uso de estos suelos es principalmente ganadero, aunque es común su uso agrícola (sorgo, maíz y girasol) con rendimientos aceptables cuando acompañan buenas condiciones climáticas.</text:p>
      <text:p text:style-name="P8">Armstrong</text:p>
      <text:p text:style-name="P8">Las Rosas</text:p>
      <text:p text:style-name="P8">Leones</text:p>
      <text:p text:style-name="P20"><text:span text:style-name="T8">Complejo de Series LA FLORIDA 30%; LA FLORIDA en fase moderadamente alcalina 30%; COLONIA MENDIGUREN 40%.</text:span></text:p>
      <text:p text:style-name="P15"><text:span text:style-name="T8">Símbolo: </text:span><text:span text:style-name="T5">ATg1</text:span></text:p>
      <text:p text:style-name="P4">Capacidad de Uso: VIws</text:p>
      <text:p text:style-name="P15"><text:span text:style-name="T8">Índice de Productividad: 20</text:span></text:p>
      <text:p text:style-name="P15"><text:span text:style-name="T8">Esta unidad ocupa la depresión de San Antonio - Arroyo Tortugas (bajo o pié del primer escalón estructural). Se trata de planos deprimidos con la capa freática cercana a la superficie, que presentan una composición edáfica similar y una misma aptitud de uso.</text:span></text:p>
      <text:p text:style-name="P15"><text:span text:style-name="T8">Tanto los suelos de la Serie La Florida como Colonia Mendiguren son texturalmente pesados, es decir ricos en arcillas, su drenaje natural es imperfecto, están fuertemente lavados y presentan tenores elevados de sodio en el complejo de intercambio. Las limitaciones mencionadas condicionan el uso de estas tierras a fines ganaderos. En aquellos lotes o sectores donde las condiciones de drenaje son un poco mejor, es posible la implantación de praderas artificiales de especies adaptadas a las condiciones de alcalinidad y drenaje imperantes.</text:span></text:p>
      <text:p text:style-name="P8">Armstrong</text:p>
      <text:p text:style-name="P8">Landeta</text:p>
      <text:p text:style-name="P8">Las Rosas</text:p>
      <text:p text:style-name="P8">Leones</text:p>
      <text:p text:style-name="P20"><text:span text:style-name="T8">Complejo de Series COLONIA MENDIGUREN 50%; LA FLORIDA 50%.</text:span></text:p>
      <text:p text:style-name="P15"><text:span text:style-name="T8">Símbolo: </text:span><text:span text:style-name="T5">ATg2</text:span></text:p>
      <text:p text:style-name="P4">Capacidad de Uso: VIws</text:p>
      <text:p text:style-name="P15"><text:span text:style-name="T8">Índice de Productividad: 20</text:span></text:p>
      <text:p text:style-name="P15"><text:span text:style-name="T8">Esta unidad ocupa la depresión de San Antonio - Arroyo Tortugas (bajo o pié del primer escalón estructural. Se trata de planos deprimidos con la capa freática cercana a la superficie, que presentan una composición edáfica similar y una misma aptitud de uso.</text:span></text:p>
      <text:p text:style-name="P15"><text:span text:style-name="T8">Tanto los suelos de la Serie La Florida como Colonia Mendiguren son texturalmente pesados, es decir ricos en arcillas, su drenaje natural es imperfecto, están fuertemente lavados y presentan tenores elevados de sodio en el complejo de intercambio. Las limitaciones mencionadas condicionan el uso de estas tierras a fines ganaderos. En aquellos lotes o sectores donde las condiciones de drenaje son un poco mejor, es posible la implantación de praderas artificiales de especies adaptadas a las condiciones de alcalinidad y drenaje imperantes.</text:span></text:p>
      <text:p text:style-name="P8">Armstrong</text:p>
      <text:p text:style-name="P8">Landeta</text:p>
      <text:p text:style-name="P8">Las Rosas</text:p>
      <text:p text:style-name="P8">Leones</text:p>
      <text:p text:style-name="P20"><text:span text:style-name="T8">Complejo de Series ARROYO TORTUGAS 40% y COLONIA MENDIGUREN 60%.</text:span></text:p>
      <text:p text:style-name="P15"><text:span text:style-name="T8">Símbolo: </text:span><text:span text:style-name="T5">ATg3</text:span></text:p>
      <text:p text:style-name="P4">Capacidad de Uso: VIIws</text:p>
      <text:p text:style-name="P15"><text:span text:style-name="T8">Índice de Productividad: 6</text:span></text:p>
      <text:p text:style-name="P15"><text:span text:style-name="T8">Corresponden fisiográficamente con bajos o vías de escurrimiento dentro de la depresión de San Antonio - Arroyo Tortugas que se presentan en bajos alargados de fondo plano y de un ancho que puede superar los 500 metros, y que, en conjunto, forman una "red" que avena lentamente los excesos de agua en dirección ESE-WNW. Este paisaje puede entenderse también como un conjunto de hoyas alineadas a lo largo de ejes que, eventualmente, se comunican entre si. Las condiciones de drenaje más imperfecto se dan, justamente, en estas concavidades, mientras que los sectores que las interconectan presentan limitaciones de drenaje no tan extremas.</text:span></text:p>
      <text:p text:style-name="P15"><text:span text:style-name="T8">Estos complejos están integrados principalmente por suelos de la Serie Colonia Mendiguren, que son mal drenados y fuertemente alcalino-sódicos desde la superficie: además, presentan el horizonte superficial fuertemente lavado y un subsuelo rico en arcillas altamente dispersas como consecuencia de los tenores de sodio intercambiable.</text:span></text:p>
      <text:p text:style-name="P15"><text:span text:style-name="T8">La Serie Arroyo Tortugas completa la composición edáfica de estas unidades y tiene características semejantes a las de Colonia Mendiguren aunque es de textura más liviana.</text:span></text:p>
      <text:p text:style-name="P15"><text:span text:style-name="T8">Este tipo de tierras presenta graves limitaciones para su uso y generalmente son explotadas como campos naturales de pastoreo. Su utilización más intensiva requiere la adopción de prácticas culturales de cierta intensidad. </text:span></text:p>
      <text:p text:style-name="P8">Alicia</text:p>
      <text:p text:style-name="P8">Armstrong</text:p>
      <text:p text:style-name="P8">Landeta</text:p>
      <text:p text:style-name="P8">Las Rosas</text:p>
      <text:p text:style-name="P8">Leones</text:p>
      <text:p text:style-name="P20"><text:span text:style-name="T8">Complejo de Series ARROYO TORTUGAS 30%; COLONIA MENDIGUREN 30% y LA FLORIDA 40%.</text:span></text:p>
      <text:p text:style-name="P15"><text:span text:style-name="T8">Símbolo: </text:span><text:span text:style-name="T5">ATg4</text:span></text:p>
      <text:p text:style-name="P4">Capacidad de Uso: VIws</text:p>
      <text:p text:style-name="P15"><text:span text:style-name="T8">Índice de Productividad: 16</text:span></text:p>
      <text:p text:style-name="P4">Se corresponde fisiográficamente con áreas planas y deprimidas, con un microrrelieve interno en el que se destacan pequeñas depresiones de bordes netos, fácilmente identificables en el campo y en las fotografías aéreas, pero que no se pueden mostrar en los mapas como unidades separadas por razones de escala.</text:p>
      <text:p text:style-name="P15"><text:span text:style-name="T8">Por su posición y por la casi ausencia de pendientes locales el drenaje, en general, es muy pobre: la eliminación de los excedentes de agua solo se producen a través de la masa del suelo. Consecuentemente, los encharcamientos son comunes y de cierta duración.</text:span></text:p>
      <text:p text:style-name="P15"><text:span text:style-name="T8">Los suelos que integran estos complejos indican las condiciones de pobre drenaje bajo las que se formaron y el intenso lavado a que han sido sometidos. La Serie Colonia Mendiguren es pesada texturalmente y alcalino-sódico desde la superficie, asociándose a sectores de "peladales" y de vegetación halófila. Los de la Serie La Florida se ubican en las depresiones y concavidades del terreno, y se presentan fuertemente cementados formando un "duripán" a partir de 1 metro, contando desde la superficie. Formando aureolas alrededor de las hoyas, se han reconocido suelos de la Serie Arroyo Tortugas fuertemente salino-alcalinos. Cuando las depresiones se encuentran próximas una de otra, las aureolas se anastomosan formando manchones irregulares.</text:span></text:p>
      <text:p text:style-name="P15"><text:span text:style-name="T8">El uso que se da a estas tierras es eminentemente ganadero ya que su aptitud está limitada por la fuerte alcalinidad y las malas condiciones físicas de los suelos que de ella se derivan, lo que entorpece el drenaje y dificulta la oxigenación de la atmósfera edáfica en la zona de desarrollo radicular. En los sectores levemente más altos de la unidad, y por consiguiente mejor drenados, es posible la implantación de praderas de especies adaptadas. En estos casos, el laboreo de estas tierras debe tener en cuenta lo inconveniente de invertir la capa superficial ya que de esta forma se lleva a la superficie porciones de suelo que son fuertemente sódicas.</text:span></text:p>
      <text:p text:style-name="P8">Alicia</text:p>
      <text:p text:style-name="P8">Landeta</text:p>
      <text:p text:style-name="P20"><text:span text:style-name="T8">Complejo de Series ARROYO TORTUGAS 50%; COLONIA MENDIGUREN 20%; LA FLORIDA 20% y 10% de suelos menores.</text:span></text:p>
      <text:p text:style-name="P15"><text:span text:style-name="T8">Símbolo: </text:span><text:span text:style-name="T5">ATg5</text:span></text:p>
      <text:p text:style-name="P4">Capacidad de Uso: VIIws</text:p>
      <text:p text:style-name="P15"><text:span text:style-name="T8">Índice de Productividad: 11</text:span></text:p>
      <text:p text:style-name="P15"><text:span text:style-name="T8">Este complejo se ubica en los sectores más bajos de la depresión de San Antonio. Se trata de un área cóncava de drenaje endorreico, que funcionan como los receptáculos terminales de las escorrentías provenientes de las áreas ubicadas al Oeste. Se ubica en las proximidades del Canal y puede permanecer largos períodos bajo condiciones de encharcamiento.</text:span></text:p>
      <text:p text:style-name="P15"><text:span text:style-name="T8">Los suelos que lo integran son los mismos que los del complejo precedentemente descrito, pero las condiciones del drenaje y la acumulación de sales y álcalis es mayor. La mitad del área que ocupan corresponden a suelos de la Serie Arroyo Tortugas, que son fuertemente alcalino-sódicos y mal drenados, y se distribuyen como aureolas alrededor de las cubetas, en sectores de "peladales" y vegetación halófila. El resto está integrado por suelos de las Series Colonia Mendiguren y La Florida, más un pequeño porcentaje de suelos indiferenciados salino-alcalinos</text:span></text:p>
      <text:p text:style-name="P4">Las limitaciones de uso son graves, lo que restringe el aprovechamiento de estas tierras a campos naturales de pastoreo.</text:p>
      <text:p text:style-name="P8">Landeta</text:p>
      <text:p text:style-name="P20"><text:span text:style-name="T8">Complejo de Series LA FLORIDA 30%; COLONIA MENDIGUREN 30%; EL EMBRUJO 20% y SAN ANTONIO DE LITÍN 20%.</text:span></text:p>
      <text:p text:style-name="P15"><text:span text:style-name="T8">Símbolo: </text:span><text:span text:style-name="T5">ATg6</text:span></text:p>
      <text:p text:style-name="P4">Capacidad de Uso: VIws</text:p>
      <text:p text:style-name="P15"><text:span text:style-name="T8">Índice de Productividad: 27</text:span></text:p>
      <text:p text:style-name="P15"><text:span text:style-name="T8">Estos complejos están localizados en los planos bajos de la depresión de San Antonio - Arroyo Tortugas. El relieve es extremadamente plano, con pendientes locales que no superan el 0,5% de gradiente. Existen sin embargo, un micro-relieve interno determinado por la presencia de áreas cóncavas o cubetas sin desagüe externo, en las cuales se acumula el agua llegando inclusive a formar lagunas temporarias. Entre cubetas el relieve es de tendidos planos, y algunos sectores levemente positivos donde el drenaje mejora como consecuencia de un incremento en la tasa de escurrimiento superficial. En general, el nivel de agua freática se encuentra próximo a la superficie llegando estacionalmente a superarla, formando lagunas temporarias.</text:span></text:p>
      <text:p text:style-name="P15"><text:span text:style-name="T8">En los tendidos alrededor de cubetas se encuentran suelos de la Serie La Florida y Colonia Mendiguren que, en conjunto, representan más de la mitad del área ocupada por estos complejos. En la parte central de las cubetas se han desarrollado suelos de la Serie El Embrujo en los que el subsuelo está fuertemente cementado. Los sectores algo mejor drenados muestran perfiles de la Serie San Antonio Del Litín que si bien representan un 20% del área, mejoran en alguna medida la calidad de este tipo de tierras cuando se las considera en conjunto.</text:span></text:p>
      <text:p text:style-name="P15"><text:span text:style-name="T8">El tipo de uso predominante en estos suelos es ganadero, siendo posible la implantación de praderas artificiales con especies adaptadas a las condiciones de alcalinidad y drenaje imperantes. En este sentido, debe hacerse notar que por tratarse de un complejo de suelos, éstos se encuentran formando una mezcla geográfica bastante intrincada, lo que implica que se produzcan variaciones edáficas en trechos cortos. La determinación de la aptitud o capacidad de uso de las tierras, se estima teniendo en cuenta las condiciones dominantes en toda la unidad, lo que no quiere decir que a nivel de parcela o de lote puedan encontrarse diferencias significativas en cuanto a aptitud.</text:span></text:p>
      <text:p text:style-name="P8">Landeta</text:p>
      <text:p text:style-name="P20"><text:span text:style-name="T8">Complejo de Series ARROYO TORTUGAS 25%; COLONIA MENDIGUREN 40% y LA FLORIDA 35%.</text:span></text:p>
      <text:p text:style-name="P15"><text:span text:style-name="T8">Símbolo: </text:span><text:span text:style-name="T5">ATg7</text:span></text:p>
      <text:p text:style-name="P4">Capacidad de Uso: VIIws</text:p>
      <text:p text:style-name="P15"><text:span text:style-name="T8">Índice de Productividad: 15</text:span></text:p>
      <text:p text:style-name="P15"><text:span text:style-name="T8">Los complejos que se identifican con este símbolo corresponden fisiográficamente con vías de agua o ejes de avenamiento que encausan los excedentes hídricos de los planos de la depresión de San Antonio. Son áreas deprimidas que vinculan pozos de infiltración y que, eventualmente, pueden llegar a conducir agua una vez que los suelos se encuentran completamente saturados y colmadas la capacidad de los reservorios. El drenaje natural es pobre y se dan las condiciones para la acumulación de sales y de sodio, lo que se refleja en la naturaleza de los suelos presentes.</text:span></text:p>
      <text:p text:style-name="P15"><text:span text:style-name="T8">El componente edáfico principal es la Serie Colonia Mendiguren fuertemente salino sódica desde la superficie. Le sigue en importancia areal los suelos de la Serie La Florida, que presentan condiciones ligeramente mejores ya que el horizonte superficial no se encuentra lixiviado y la sodicidad comienza a manifestarse recién a partir del subsuelo dejando la porción superior del perfil libre de álcalis y sales. El tercer componente, la Serie Arroyo Tortugas, muestra condiciones intermedias entre las precedentemente mencionadas. Si bien es salina y alcalina desde la superficie, el horizonte superior está bien provisto de materia orgánica y, al menos en los primeros 15 cm. no ha sido tan intensamente lavados y muestran buena estructuración</text:span></text:p>
      <text:p text:style-name="P4">La vocación natural de estas tierras es claramente ganadera; las condiciones extremas de los suelos hacen muy difícil la implantación de pasturas artificiales de cierta calidad, limitando las especies posibles a las que subsisten bajo condiciones de alta salinidad y alcalinidad.</text:p>
      <text:p text:style-name="P8">Alicia</text:p>
      <text:p text:style-name="P8">Landeta</text:p>
      <text:p text:style-name="P20"><text:span text:style-name="T8">Complejo de Series AUSONIA 40%; PASCANAS 30% y MONTE ALTO en fase moderadamente bien drenada 30%.</text:span></text:p>
      <text:p text:style-name="P15"><text:span text:style-name="T8">Símbolo: </text:span><text:span text:style-name="T5">Au1</text:span></text:p>
      <text:p text:style-name="P4">Capacidad de uso: IVws</text:p>
      <text:p text:style-name="P15"><text:span text:style-name="T8">Índice de Productividad: 52</text:span></text:p>
      <text:p text:style-name="P15"><text:span text:style-name="T8">Estos complejos están relacionados geográficamente con áreas intermedias de escasa representatividad, en una situación próxima a bajos bien definidos.</text:span></text:p>
      <text:p text:style-name="P15"><text:span text:style-name="T8">En general el escurrimiento es lento, los suelos tienen ligeras deficiencias en el drenaje y pueden sufrir anegamientos parciales de corta duración.</text:span></text:p>
      <text:p text:style-name="P15"><text:span text:style-name="T8">Particularmente la serie Ausonia, que se encuentra en mayor proporción, posee los problemas más significativos por la presencia de alcalinidad sódica subsuperficial.</text:span></text:p>
      <text:p text:style-name="P15"><text:span text:style-name="T8">En cuanto a la aptitud, la capacidad de uso agrícola de estos suelos está condicionada por las limitantes expuestas, afectando el rango de cultivos posibles y la duración de los ciclos agrícolas, siempre con alternancia de pasturas en forma predominante.</text:span></text:p>
      <text:p text:style-name="P8">Pascanas</text:p>
      <text:p text:style-name="P20"><text:span text:style-name="T8">Consociación BALLESTEROS.</text:span></text:p>
      <text:p text:style-name="P15"><text:span text:style-name="T8">Símbolo: </text:span><text:span text:style-name="T5">Ba</text:span></text:p>
      <text:p text:style-name="P4">Capacidad de uso: IIc</text:p>
      <text:p text:style-name="P15"><text:span text:style-name="T8">Índice de productividad: 80</text:span></text:p>
      <text:p text:style-name="P4">Esta unidad cartográfica "pura" está compuesta por la serie Ballesteros vinculada a un relieve de lomas planas o suavemente onduladas donde las pendientes raramente superan el 0,5%. Los suelos son bien drenados con moderado contenido de materia orgánica y se los usa tanto para agricultura como en ganadería aunque presentan cierta limitación climática propia de toda la región, por lo tanto, es necesario aplicar prácticas de manejo y conservación simples destinadas principalmente a la conservación de la humedad.</text:p>
      <text:p text:style-name="P8">Bell Ville</text:p>
      <text:p text:style-name="P8">Etruria</text:p>
      <text:p text:style-name="P8">James Craik</text:p>
      <text:p text:style-name="P8">Justiniano Posse</text:p>
      <text:p text:style-name="P8">Villa María</text:p>
      <text:p text:style-name="P20"><text:span text:style-name="T8">Consociación BALLESTEROS en fase muy poco inundable.</text:span></text:p>
      <text:p text:style-name="P15"><text:span text:style-name="T8">Símbolo: </text:span><text:span text:style-name="T5">Ba1</text:span></text:p>
      <text:p text:style-name="P4">Capacidad de uso: IIc</text:p>
      <text:p text:style-name="P15"><text:span text:style-name="T8">Índice de productividad: 81</text:span></text:p>
      <text:p text:style-name="P4">Esta fase ocupa las líneas de escurrimiento o vías de desagües que disectan las lomadas o planos altos. Aquí, los suelos de la serie Ballesteros suelen anegarse pocos días o sufrir exceso de agua en años excepcionalmente lluviosos, razón por la cual ha sido considerada como una fase muy poco inundable, pero, en general, puede tener una mejor provisión de humedad en los meses secos, para los cultivos de raíces profundas. </text:p>
      <text:p text:style-name="P14">Bell Ville</text:p>
      <text:p text:style-name="P14">James Craik</text:p>
      <text:p text:style-name="P14">Justiniano Posse</text:p>
      <text:p text:style-name="P8">Villa María</text:p>
      <text:p text:style-name="P20"><text:span text:style-name="T8">Consociación BALLESTEROS en fase ligeramente inclinada.</text:span></text:p>
      <text:p text:style-name="P15"><text:span text:style-name="T8">Símbolo: </text:span><text:span text:style-name="T5">Ba2</text:span></text:p>
      <text:p text:style-name="P4">Capacidad de uso: IIc</text:p>
      <text:p text:style-name="P15"><text:span text:style-name="T8">Índice de Productividad: 85</text:span></text:p>
      <text:p text:style-name="P15"><text:span text:style-name="T8">La serie Ballesteros es un suelo bien drenado, oscuro, que ocupa las lomadas o planos altos del segundo escalón estructural, en el sector NO del área.</text:span></text:p>
      <text:p text:style-name="P4">Los suelos, tienen un moderado contenido de materia orgánica en la capa arable, baja capacidad de intercambio catiónico y moderada retención de humedad. Se los usa tanto para agricultura como para ganadería, aunque presentan cierta limitación climática.</text:p>
      <text:p text:style-name="P4">Con este símbolo se han cartografiado sectores de pendientes cortas hacia las líneas de escurrimiento o vías de desagüe bien manifiestas.</text:p>
      <text:p text:style-name="P15"><text:span text:style-name="T8">Los perfiles de la serie Ballesteros que ocupan estos planos inclinados, con 0,5 a 1% de pendiente y escurrimiento medio no presentan erosión hídrica actual, pero con leve peligro de sufrirla si su manejo no es adecuado. </text:span></text:p>
      <text:p text:style-name="P8">Justiniano Posse</text:p>
      <text:p text:style-name="P20"><text:span text:style-name="T8">Complejo de Series BALLESTEROS en fase moderadamente bien drenada 70%; EL CANDIL 20% y SAN FRANCISCO DE ASÍS 10%.</text:span></text:p>
      <text:p text:style-name="P15"><text:span text:style-name="T8">Símbolo: </text:span><text:span text:style-name="T5">Ba3</text:span></text:p>
      <text:p text:style-name="P4">Capacidad de uso: IVws</text:p>
      <text:p text:style-name="P15"><text:span text:style-name="T8">Índice de productividad: 61</text:span></text:p>
      <text:p text:style-name="P15"><text:span text:style-name="T8">Este complejo se encuentra vinculado a un relieve de planos chatos ligeramente deprimidos. El 70% del complejo está integrado por suelos moderadamente bien drenados de la serie Ballesteros, con moteados en el subsuelo que indican fluctuación de la capa freática que periódicamente afecta el perfil. La serie El Candil ocupa el 20% con moderada alcalinidad a partir de los 18 cm. y el 10% restante corresponde a la serie San Francisco de Asís que tiene alcalinidad y salinidad subsuperficial. </text:span></text:p>
      <text:p text:style-name="P4">La capacidad de uso de estas tierras se ve restringida por factores climáticos, por el drenaje deficiente y la alcalinidad subsuperficial. El rango de cultivos posibles es limitado y las prácticas recomendadas comprenden rotación con amplio predominio de pasturas.</text:p>
      <text:p text:style-name="P8">Bell Ville</text:p>
      <text:p text:style-name="P8">Villa María</text:p>
      <text:p text:style-name="P20"><text:span text:style-name="T8">Complejo de Series BALLESTEROS en fase moderadamente bien drenada 50%; LA REMONTA 25% y SAN FRANCISCO DE ASÍS 25%.</text:span></text:p>
      <text:p text:style-name="P15"><text:span text:style-name="T8">Símbolo: </text:span><text:span text:style-name="T5">Ba4</text:span></text:p>
      <text:p text:style-name="P4">Capacidad de uso: VIws</text:p>
      <text:p text:style-name="P15"><text:span text:style-name="T8">Índice de productividad: 51</text:span></text:p>
      <text:p text:style-name="P15"><text:span text:style-name="T8">Esta unidad ocupa sectores ligeramente deprimidos, con drenaje imperfecto, compuesto por suelos de la serie Ballesteros con ligero hidromorfismo en profundidad, suelos moderadamente sódicos subsuperficialmente de la serie La Remonta y suelos fuertemente salinos-alcalinos de la serie San Francisco de Asís. El drenaje impedido de estas tierras, donde la capa freática se encuentra cerca de la superficie, la fuerte alcalinidad sódica y la salinidad determinan que resulten aptos para pasturas naturales o pasturas implantadas resistentes a las condiciones de alcalinidad, salinidad y drenaje impedido.</text:span></text:p>
      <text:p text:style-name="P8">Bell Ville</text:p>
      <text:p text:style-name="P8">Etruria</text:p>
      <text:p text:style-name="P8">Villa María</text:p>
      <text:p text:style-name="P20"><text:span text:style-name="T8">Complejo en fase poco anegable de Series BALLESTEROS 20%; LA REMONTA 40% y SAN FRANCISCO DE ASÍS 40%.</text:span></text:p>
      <text:p text:style-name="P15"><text:span text:style-name="T8">Símbolo: </text:span><text:span text:style-name="T5">Ba5</text:span></text:p>
      <text:p text:style-name="P4">Capacidad de uso: VIIws</text:p>
      <text:p text:style-name="P15"><text:span text:style-name="T8">Índice de productividad: 29</text:span></text:p>
      <text:p text:style-name="P15"><text:span text:style-name="T8">Esta pequeña unidad ocupa las vías de escurrimiento o desagüe hacia las lagunas. Está muy limitada en su uso por el drenaje imperfecto y alto porcentaje de suelos sódicos que la integran.</text:span></text:p>
      <text:p text:style-name="P8">Bell Ville</text:p>
      <text:p text:style-name="P8">Villa María</text:p>
      <text:p text:style-name="P20"><text:span text:style-name="T8">Asociación de Series BALLESTEROS en fase moderadamente bien drenada 80% y MÓRRISON 20%.</text:span></text:p>
      <text:p text:style-name="P15"><text:span text:style-name="T8">Símbolo: </text:span><text:span text:style-name="T5">Ba6</text:span></text:p>
      <text:p text:style-name="P15"><text:span text:style-name="T8">Capacidad de uso: IIw</text:span></text:p>
      <text:p text:style-name="P15"><text:span text:style-name="T8">Índice de Productividad: 69</text:span></text:p>
      <text:p text:style-name="P15"><text:span text:style-name="T8">Esta unidad está vinculada a las charcas o pequeños pozos de infiltración en las lomadas ocupadas por la serie Ballesteros. La integran las series Ballesteros 80% con ligero hidromorfismo en profundidad y el 20% restante por suelos de la serie Mórrison; suelen anegarse durante cortos períodos en épocas muy lluviosas, razón por lo que han sido consideradas como fases poco anegables. Una escala de mayor detalle permitiría separar estos suelos, en la que la serie Ballesteros ocupa la parte externa de las charcas y Mórrison el centro.</text:span></text:p>
      <text:p text:style-name="P8">Bell Ville</text:p>
      <text:p text:style-name="P20"><text:span text:style-name="T8">Complejo de Series BALLESTEROS 50%; BALLESTEROS en fase sódica en profundidad 20%; LAS PLAYAS 15% y 15% de suelos menores arenosos de derrame fluvial.</text:span></text:p>
      <text:p text:style-name="P15"><text:span text:style-name="T8">Símbolo: </text:span><text:span text:style-name="T5">Ba7</text:span></text:p>
      <text:p text:style-name="P4">Capacidad de uso: IIIsc</text:p>
      <text:p text:style-name="P15"><text:span text:style-name="T8">Índice de productividad: 74</text:span></text:p>
      <text:p text:style-name="P15"><text:span text:style-name="T8">El complejo integrado por estos suelos ocupa los planos altos y extendidos, próximos a áreas de derrame fluvial. Está compuesto por la serie Ballesteros y por la fase ligeramente alcalina en profundidad, moderadamente bien drenada. El 30% restante lo integran suelos originados a partir de materiales fluviales redepositados de textura franca, correspondiente a la serie Las Playas y a suelos arenosos en capas poco diferenciados. Son suelos agrícolas que presentan una ligera limitación edáfica debido a la menor retención de humedad en los suelos arenosos y ligera alcalinidad sódica en profundidad además de la limitación climática propia del área.</text:span></text:p>
      <text:p text:style-name="P8">Etruria</text:p>
      <text:p text:style-name="P8">Villa María</text:p>
      <text:p text:style-name="P20"><text:span text:style-name="T8">Complejo de Series BALLESTEROS en fase alcalina en profundidad 30%; LAS PLAYAS 20%; LA LAGUNITA en fase alcalina en profundidad 30% y 20% de suelos menores arenosos de paleocauces.</text:span></text:p>
      <text:p text:style-name="P15"><text:span text:style-name="T8">Símbolo: </text:span><text:span text:style-name="T5">Ba8</text:span></text:p>
      <text:p text:style-name="P4">Capacidad de uso: IVsc</text:p>
      <text:p text:style-name="P15"><text:span text:style-name="T8">Índice de Productividad: 56</text:span></text:p>
      <text:p text:style-name="P15"><text:span text:style-name="T8">Son derrames del Río Tercero en estrecha vinculación con el complejo anterior, se encuentran en una posición relativamente más baja, razón por la cual, hay un incremento general de la alcalinidad en los perfiles, inclusive en los lechos arenosos de los paleocauces. Integra esta unidad la serie La Lagunita en fase alcalina con ligero hidromorfismo en profundidad y se incrementa además el porcentaje de los suelos arenosos en capas de paleocauces que pueden tener alcalinidad no sódica (carbonatos) desde la superficie. Por otra parte, la serie Ballesteros (que en su forma pura no tiene limitantes) Aquí tiene sodio a partir de 50 cm y la serie Las Playas (de origen fluvial) con alguna deficiencia en cuanto a su retención hídrica.</text:span></text:p>
      <text:p text:style-name="P4">Son tierras con limitaciones de uso que requieren prácticas de manejo y conservación más o menos complejas y que restringen la elección de altivos agrícolas a unos pocos siempre supeditadas a rotaciones con predominio de pasturas.</text:p>
      <text:p text:style-name="P8">Etruria</text:p>
      <text:p text:style-name="P20"><text:span text:style-name="T8">Complejo de Series BALLESTEROS 20%, BALLESTEROS en fase salina y sódica en profundidad 30%; VILLA MARÍA 30% y VILLA MARÍA en fase salina sódica en profundidad 20%.</text:span></text:p>
      <text:p text:style-name="P15"><text:span text:style-name="T8">Símbolo: </text:span><text:span text:style-name="T5">Ba9</text:span></text:p>
      <text:p text:style-name="P4">Capacidad de uso: IIIsc</text:p>
      <text:p text:style-name="P15"><text:span text:style-name="T8">Índice de productividad: 59</text:span></text:p>
      <text:p text:style-name="P15"><text:span text:style-name="T8">Esta unidad ocupa un amplio sector, ubicado al Este de la ciudad de Villa María y al Sur del Río Ctalamochita (Tercero). El Complejo está vinculado a un relieve de planos chatos con desniveles que no superan el 0,5%. El escurrimiento superficial lento y la capa de agua freática fluctuante, hace que estos suelos presenten síntomas de hidromorfismo debido al drenaje deficiente. Estas tierras son dedicadas a ganadería, aunque son comunes los campos dedicados a agricultura con rendimientos aceptables, ya que están limitados por el deficiente drenaje y problemas de degradación en la serie Villa María y su fase ligeramente salina en profundidad y por alcalinidad sódica a partir de los 26 cm. en los suelos de la serie Ausonia.</text:span></text:p>
      <text:p text:style-name="P8">Villa María</text:p>
      <text:p text:style-name="P20"><text:span text:style-name="T8">Complejo de Series BALLESTEROS 40%, BALLESTEROS en fase moderadamente bien drenada 30% y AUSONIA 30%.</text:span></text:p>
      <text:p text:style-name="P15"><text:span text:style-name="T8">Símbolo: </text:span><text:span text:style-name="T5">Ba10</text:span></text:p>
      <text:p text:style-name="P4">Capacidad de uso: IIIsc</text:p>
      <text:p text:style-name="P15"><text:span text:style-name="T8">Índice de productividad: 65</text:span></text:p>
      <text:p text:style-name="P15"><text:span text:style-name="T8">Esta unidad ocupa un amplio sector, ubicado al Este de la ciudad de Villa María y al Sur del Río Ctalamochita (Tercero). El Complejo está vinculado a un relieve de planos chatos con desniveles que no superan el 0,5%. El escurrimiento superficial lento y la capa de agua freática fluctuante, hace que estos suelos presenten síntomas de hidromorfismo debido al drenaje deficiente. Estas tierras son dedicadas a ganadería, aunque son comunes los campos dedicados a agricultura con rendimientos aceptables, ya que están limitados por el deficiente drenaje y problemas de degradación en la serie Villa María y su fase ligeramente salina en profundidad y por alcalinidad sódica a partir de los 26 cm. en los suelos de la serie Ausonia.</text:span></text:p>
      <text:p text:style-name="P4"/>
      <text:p text:style-name="P19">Los complejos identificados con este símbolo se desarrollan en lomas aplanadas con pendientes que no superan el 0,5%. El escurrimiento superficial es lento y la capa freática puede estar próxima a la superficie, razón por la cual, los suelos pueden presentar síntomas de hidromorfismo en profundidad.</text:p>
      <text:p text:style-name="P19">Las limitaciones se refieren a aspectos del drenaje natural (moderado) de la fase de la serie Ballesteros y de la serie Ausonia, en ésta última hay que tener en cuenta además, la alcalinidad sódica subsuperficial.</text:p>
      <text:p text:style-name="P19">Estas tierras son dedicadas a la ganadería y agricultura con rendimientos aceptables.</text:p>
      <text:p text:style-name="P8">Etruria</text:p>
      <text:p text:style-name="P8">James Craik</text:p>
      <text:p text:style-name="P8">Villa María</text:p>
      <text:p text:style-name="P20"><text:span text:style-name="T8">Complejo de Series BALLESTEROS en fase moderadamente bien drenada 40%; VILLA MARÍA 20% y AUSONIA 40%.</text:span></text:p>
      <text:p text:style-name="P15"><text:span text:style-name="T8">Símbolo: </text:span><text:span text:style-name="T5">Ba11</text:span></text:p>
      <text:p text:style-name="P4">Capacidad de uso: IVws</text:p>
      <text:p text:style-name="P15"><text:span text:style-name="T8">Índice de productividad: 55</text:span></text:p>
      <text:p text:style-name="P4">Con este símbolo se identifica un amplio sector que se extiende desde la localidad de Ballesteros Sur hasta la ruta provincial Nº4. Este complejo ocupa un relieve de planos más deprimidos que la unidad anterior, por lo tanto, se acrecientan los problemas de drenaje deficiente y el porcentaje de suelos afectados por alcalinidad y salinidad. La elección de cultivos se ve restringida debiendo integrar rotaciones con amplio predominio de pasturas. Estas tierras pueden ser utilizadas para pasturas implantadas.</text:p>
      <text:p text:style-name="P8">Villa María</text:p>
      <text:p text:style-name="P20"><text:span text:style-name="T8">Asociación en fase muy poco anegable y acumulada de Series BAIGORRIA 50% y OLAETA 50%.</text:span></text:p>
      <text:p text:style-name="P15"><text:span text:style-name="T8">Símbolo: </text:span><text:span text:style-name="T5">Bag1</text:span></text:p>
      <text:p text:style-name="P4">Capacidad de uso: IIIsc</text:p>
      <text:p text:style-name="P15"><text:span text:style-name="T8">Índice de productividad: 42</text:span></text:p>
      <text:p text:style-name="P4">Son unidades cartográficas representadas por suaves depresiones alargadas o vías de desagüe poco manifiestas suavemente deprimidas de unos 100/200 m de ancho y de longitud variable. Suelen tener mayor provisión de humedad que las lomas adyacentes por la mayor recepción de humedad por el relieve, atenuando de alguna forma la limitante climática. Ante períodos de excesos de precipitaciones suelen inundarse muy esporádicamente y tan solo por algunas horas no afectando el normal desarrollo de los cultivos. Estas unidades cartográficas son productivas, siendo apta para todos los cultivos regionales con buenos rendimientos.</text:p>
      <text:p text:style-name="P8">Alcira</text:p>
      <text:p text:style-name="P20"><text:span text:style-name="T8">Asociación en fase acumulada y ligera a moderadamente erosionada de Series BAIGORRIA 60% y OLAETA 40%.</text:span></text:p>
      <text:p text:style-name="P15"><text:span text:style-name="T8">Símbolo: </text:span><text:span text:style-name="T5">Bag2</text:span><text:span text:style-name="T8"> </text:span></text:p>
      <text:p text:style-name="P4">Capacidad de uso: IVec</text:p>
      <text:p text:style-name="P15"><text:span text:style-name="T8">Índice de productividad: 36</text:span></text:p>
      <text:p text:style-name="P15"><text:span text:style-name="T8">Estas unidades son vías de escurrimiento mas marcadas que la unidad anterior, se diferencian además por sus mayores áreas de aportes hídricos y/o mayor gradiente. Estos aspectos han favorecido la formación de mayores caudales concentrados y/o de la velocidad del escurrimiento ocasionando procesos erosivos en ambas Series de carecer moderada a ligera. Esta erosión, de tipo lineal principalmente en el centro de los colectores o unidades cartográficas, se observa en forma de surcos o zanjas que condicionan el uso relegándolo al límite agrícola (Clase IV). En los sectores laterales de los bajos suele observarse erosión de tipo laminar hasta moderada donde el suelo original puede haber perdido hasta 10 cm. de su capa arable. Esta unidad cartográfica, en algunas de sus delineaciones, puede también incluir algunos perfiles de la Serie Elena en un porcentaje no mayor al 10%. </text:span></text:p>
      <text:p text:style-name="P8">Alcira</text:p>
      <text:p text:style-name="P20"><text:span text:style-name="T8">Asociación en fase inclinada y ligera a moderadamente erosionada de Series BAIGORRIA 70% y OLAETA 30%.</text:span></text:p>
      <text:p text:style-name="P15"><text:span text:style-name="T8">Símbolo: </text:span><text:span text:style-name="T5">Bag3</text:span></text:p>
      <text:p text:style-name="P4">Capacidad de uso: IVes</text:p>
      <text:p text:style-name="P15"><text:span text:style-name="T8">Índice de Productividad: 35</text:span></text:p>
      <text:p text:style-name="P15"><text:span text:style-name="T8">Esta unidad cartográfica corresponde a pendientes medias y cortas y a lomas onduladas aisladas con un gradiente que oscila entre 1 a 3%. Normalmente representan los ambientes laterales inclinados hacia las vías de desagüe, principalmente a las bien o moderadamente manifiestas. La erosión se observa preferentemente en forma laminar donde la mayoría de los perfiles de los suelos han perdido hasta 10 cm. de su capa arable disminuyendo su capacidad productiva. Por otro lado, el propio gradiente, facilita la pérdida de suelos y del agua en el perfil en los suelos que además solo tienen una moderada retención de humedad, acentuando la sequía edáfica. La aptitud agrícola está relegada a la clase IV donde las rotaciones deben ser más estrictas que los de la clase III siendo necesario además adoptar prácticas ingenieriles para conservar adecuadamente el recurso.</text:span></text:p>
      <text:p text:style-name="P8">Alcira</text:p>
      <text:p text:style-name="P20"><text:span text:style-name="T8">Consociación BAIGORRIA en fase ligera a moderadamente erosionada (surcos).</text:span></text:p>
      <text:p text:style-name="P15"><text:span text:style-name="T8">Símbolo: </text:span><text:span text:style-name="T5">Bag4</text:span></text:p>
      <text:p text:style-name="P4">Capacidad de uso: IIIes</text:p>
      <text:p text:style-name="P15"><text:span text:style-name="T8">Índice de Productividad: 45</text:span></text:p>
      <text:p text:style-name="P15"><text:span text:style-name="T8">Unidades de importante representatividad correspondiente a lomas con un gradiente próximo al 1% de varios Km. de largo. La escorrentía, luego de lluvias copiosas, se conduce en forma laminar y luego a través de surcos o canalículos de erosión que afectan levemente el uso del suelo. Las limitantes son la erosión en forma ligera y además la moderada retención de humedad. Es necesaria la adopción de algunas prácticas sencillas de aplicar para evitar o disminuir los efectos de los excesos hídricos que podrían generarse.</text:span></text:p>
      <text:p text:style-name="P8">Alcira</text:p>
      <text:p text:style-name="P20"><text:span text:style-name="T8">Consociación BAIGORRIA en fase moderadamente inclinada y moderadamente erosionada por agua.</text:span></text:p>
      <text:p text:style-name="P15"><text:span text:style-name="T8">Símbolo: </text:span><text:span text:style-name="T5">Bag5</text:span></text:p>
      <text:p text:style-name="P4">Capacidad de uso: IVes</text:p>
      <text:p text:style-name="P15"><text:span text:style-name="T8">Índice de Productividad: 38</text:span></text:p>
      <text:p text:style-name="P4">Unidades cartográficas amplias de lomas donde el valor del gradiente en un tanto mayor que en el caso de la unidad anterior o con cuencas de aportes hídricos mas amplias, en consecuencia, los procesos erosivos son mas intensos, generados por el escurrimiento concentrado en zanjas o surcos que afectan el uso de la maquinaria agrícola pero no la impiden. Por esta razón, las limitantes expresadas y la moderada retención de humedad de los suelos se ve afectada de tal manera tal, que el uso agrícola es mas restringido (límite agrícola Clase IV). Las prácticas de uso y manejo deben ser más estrictas que las de la clase III acompañada además de prácticas ingenieriles de sistematización de los campos destinados a manejar los excesos hídricos.</text:p>
      <text:p text:style-name="P8">Alcira</text:p>
      <text:p text:style-name="P20"><text:span text:style-name="T8">Asociación de Serie BAIGORRIA 70% y 30% de suelos menores de derrames de desbordes de ríos y arroyos de texturas variadas.</text:span></text:p>
      <text:p text:style-name="P15"><text:span text:style-name="T8">Símbolo: </text:span><text:span text:style-name="T5">Bag6</text:span></text:p>
      <text:p text:style-name="P4">Capacidad de uso: IVsc</text:p>
      <text:p text:style-name="P15"><text:span text:style-name="T8">Índice de Productividad: 42</text:span></text:p>
      <text:p text:style-name="P4">Esta unidad cartográfica corresponde a sectores relativamente planos vinculados a arroyos y ríos con relieve normal subnormal. Es dominante la Serie Baigorria ligeramente modificada por redeposición de acciones hidráulicas. Está asociada geográficamente e íntimamente mezclada con por otros suelos menores poco diferenciados de influencia fluvial muy marcada, producto de derrames de desbordes longitudinales donde las texturas de los materiales, que varían entre franco a arenoso franco, han sepultado parcialmente a la Serie mencionada. Se observan algunos surcos o zanjas de erosión que tienen una influencia poco significativa en el manejo y uso de los suelos. En síntesis, las limitantes más importantes son las siguientes: climática general para toda la región de carácter ligera a moderada; moderada retención de humedad para todos los suelos y algunos problemas parciales de fertilidad superficial en el caso de los derrames o depositaciones más recientes. Aptitud: Límite agrícola.</text:p>
      <text:p text:style-name="P8">Alcira</text:p>
      <text:p text:style-name="P20"><text:span text:style-name="T8">Asociación de Serie BAIGORRIA 60%; BAIGORRIA en fase ligeramente erosionada por viento 20% y BAIGORRIA en fase acumulada 20% </text:span></text:p>
      <text:p text:style-name="P15"><text:span text:style-name="T8">Símbolo: </text:span><text:span text:style-name="T5">Bag7</text:span></text:p>
      <text:p text:style-name="P4">Capacidad de uso: IIIes</text:p>
      <text:p text:style-name="P15"><text:span text:style-name="T8">Índice de Productividad: 50</text:span></text:p>
      <text:p text:style-name="P4">Este ambiente está ampliamente distribuido en las fotoimágenes de Baigorria y Alcira. Corresponde a lomas onduladas y suavemente onduladas con suelos desarrollados sobre sedimentos eólicos franco arenosos. La posición en el paisaje de los componentes edáficos es la siguiente: En las crestas de las lomas más conspicuas domina la Serie Baigorria erosionada levemente por el viento. En los sectores correspondientes la media loma se encuentra la misma Serie con el perfil más típico (sin erosión ni acumulación) y en las áreas más deprimidas o concavidades entre las lomas se encuentra esta misma Serie con un aumento en el espesor del horizonte superficial. Como inclusiones, también en los sectores cóncavos del relieve, pueden encontrarse algunos perfiles de la Serie La Aguada. Son suelos agrícolas limitados ligeramente por aspectos climáticos, moderada retención de humedad y erosión ligera parcial por acción viento y susceptibilidad a la misma.</text:p>
      <text:p text:style-name="P8">Alcira</text:p>
      <text:p text:style-name="P20"><text:span text:style-name="T8">Asociación de Serie BAIGORRIA 50%; BAIGORRIA en fase poco anegable y acumulada 20% y BAIGORRIA en fase moderadamente erosionada por viento 30%.</text:span></text:p>
      <text:p text:style-name="P15"><text:span text:style-name="T8">Símbolo: </text:span><text:span text:style-name="T5">Bag8</text:span></text:p>
      <text:p text:style-name="P4">Capacidad de uso: IVes</text:p>
      <text:p text:style-name="P15"><text:span text:style-name="T8">Índice de Productividad: 45</text:span></text:p>
      <text:p text:style-name="P4">Sectores de lomas eólicas donde el relieve es mas marcado que en el caso de la unidad anterior, en consecuencia, los procesos erosivos por el viento se acentúan especialmente en las laderas orientadas hacia el Norte, mas áridas con erosión moderada y mas alta susceptibilidad. Los sectores deprimidos entre las lomas son muy notables donde puede haber acumulación del mismo material provenientes de los sectores aledaños y anegamientos cortos luego o durante lluvias torrenciales que pueden afectar tan solo ligeramente los cultivos normales de la región. Esta unidad cartográfica, por las limitantes mencionadas se encuentra, bajo el punto de vista de su aptitud, en el límite agrícola. Requieren prácticas destinadas especialmente a retener o conservar el agua en el suelo y mitigar o evitar los procesos erosivos eólicos, especialmente en los sectores convexos del relieve.</text:p>
      <text:p text:style-name="P8">Alcira</text:p>
      <text:p text:style-name="P20"><text:span text:style-name="T8">Consociación BAIGORRIA en fase moderada a severamente erosionada por agua.</text:span></text:p>
      <text:p text:style-name="P15"><text:span text:style-name="T8">Símbolo: </text:span><text:span text:style-name="T5">Bag9</text:span></text:p>
      <text:p text:style-name="P4">Capacidad de uso: VIes</text:p>
      <text:p text:style-name="P15"><text:span text:style-name="T8">Índice de Productividad: 25</text:span></text:p>
      <text:p text:style-name="P15"><text:span text:style-name="T8">Estas unidades cartográficas corresponden a pendientes cortas e irregulares hacia desagües principales, arroyos o terrazas de vías fluviales más importantes. El relieve es muy inclinado con gradientes mayores al 2% e inclusive hasta el 5%. La Serie Baigorria ha perdido más de 10 cm., con casos de truncamiento total de la capa arable del suelo. Limitantes: En primer término erosión hídrica severa y susceptibilidad alta, moderada retención de humedad y las climáticas propias de la región de carácter ligera a moderada. En consecuencia, estos suelos solo son aptos para la implantación de pasturas adaptadas: eventualmente, en sectores escogidos de reducidas dimensiones y con los cuidados especiales, pueden ser utilizados con las reservas del caso a cultivos anuales.</text:span></text:p>
      <text:p text:style-name="P8">Alcira</text:p>
      <text:p text:style-name="P20"><text:span text:style-name="T8">Asociación en fase muy poco anegable de Series BAIGORRIA 50% y LA AGUADA 50%.</text:span></text:p>
      <text:p text:style-name="P15"><text:span text:style-name="T8">Símbolo: </text:span><text:span text:style-name="T5">Bag10</text:span></text:p>
      <text:p text:style-name="P4">Capacidad de uso: IIIsc</text:p>
      <text:p text:style-name="P15"><text:span text:style-name="T8">Índice de Productividad: 41 </text:span></text:p>
      <text:p text:style-name="P4">Son líneas de escurrimiento poco manifiestas de pocas decenas de metros de ancho suavemente cóncavas: se observan en las fotoimágenes y fotografías aéreas en blanco y negro por sus tonalidades más oscuras. El valor del gradiente es mínimo y están orientados preferentemente de Norte a Sur perpendiculares a la pendiente regional que es hacia el Este. No se observan procesos erosivos ni tienen susceptibilidad. Luego de lluvias copiosas, el agua puede permanecer en superficie o saturando los horizontes superficiales por períodos muy cortos que no afectan el uso normal del suelo. Por el contrario, en períodos de stress hídricos, estos ambientes suelen ser más húmedos y con mayores rendimientos de las cosechas con respecto a las lomas. Apto para los cultivos comunes de la región.</text:p>
      <text:p text:style-name="P8">Alcira</text:p>
      <text:p text:style-name="P20"><text:span text:style-name="T8">Asociación de Series BAIGORRIA en fase ligeramente erosionada por agua 50% y LA AGUADA en fase moderada a severamente erosionada 50%.</text:span></text:p>
      <text:p text:style-name="P15"><text:span text:style-name="T8">Símbolo: </text:span><text:span text:style-name="T5">Bag11</text:span></text:p>
      <text:p text:style-name="P4">Capacidad de uso: IVes</text:p>
      <text:p text:style-name="P15"><text:span text:style-name="T8">Índice de Productividad: 32</text:span></text:p>
      <text:p text:style-name="P4">Unidades cartográficas correspondientes vías de desagüe bien y moderadamente manifiestas con cuencas de aportes importantes o bien con gradientes mayores al 2%, generalmente coincidentes u oblicuos a la pendientes regional de forma tal que, o receptan importantes caudales concentrados de las precipitaciones o bien, aunque siendo menores los aportes hídricos, el gradiente es mayor al 2% y los efectos erosivos son los semejantes. La ubicación de los componentes edáficos dentro de estos ambientes es el siguiente: En los sectores laterales de los bajos (pocas decenas de metros de ancho), domina la Serie de Baigorria con erosión ligera o eventualmente algún proceso de acumulación poco significativo. En las partes centrales domina la Serie La Aguada, un tanto más húmeda con erosión en surcos y/o zanjas o inclusive laminar en los bordes, que afecta o incide negativamente en los rendimientos de los cultivos. Por los procesos erosivos y la retención de humedad moderada de los suelos, estas unidades se encuentran en el límite agrícola (Clase IV). </text:p>
      <text:p text:style-name="P8">Alcira</text:p>
      <text:p text:style-name="P20"><text:span text:style-name="T8">Asociación de Serie BAIGORRIA en fase moderada a severamente erosionada por viento 70% y 30% de suelos menores arenosos poco diferenciados.</text:span></text:p>
      <text:p text:style-name="P15"><text:span text:style-name="T8">Símbolo: </text:span><text:span text:style-name="T5">Bag12</text:span></text:p>
      <text:p text:style-name="P4">Capacidad de uso: VIes</text:p>
      <text:p text:style-name="P15"><text:span text:style-name="T8">Índice de Productividad: 23</text:span></text:p>
      <text:p text:style-name="P15"><text:span text:style-name="T8">Unidades menores vinculadas a relieves convexos con orientación NNE - SSW de reducidas dimensiones, a veces vinculadas a médanos estabilizados con erosión eólica actual y alta susceptibilidad a la misma. Estas “lomas medanosas” pueden ser destinadas a la implantación de pasturas naturales, no siendo aptos para la implantación de cultivos anuales. Las limitantes son las siguientes: Erosión eólica y susceptibilidad alta, baja estabilidad estructural y deficiencias importantes en materia de fertilidad y retención de humedad.</text:span></text:p>
      <text:p text:style-name="P8">Alcira</text:p>
      <text:p text:style-name="P20"><text:span text:style-name="T8">Complejo de Series BUCHARDO 60%, ITALÓ 20% y CORONEL CHARLONE 20%.</text:span></text:p>
      <text:p text:style-name="P15"><text:span text:style-name="T8">Símbolo: </text:span><text:span text:style-name="T5">Bch</text:span></text:p>
      <text:p text:style-name="P4">Capacidad de Uso: IIIc</text:p>
      <text:p text:style-name="P15"><text:span text:style-name="T8">Índice de Productividad: 63</text:span></text:p>
      <text:p text:style-name="P4">Se vincula a amplios sectores planos o muy suavemente ondulados y está integrado por las Series indicadas, ligeramente susceptibles a la erosión eólica y otras limitantes menores derivadas de la moderada retención de humedad.</text:p>
      <text:p text:style-name="P4">En general son aptas para agricultura, estando limitadas ligera a moderadamente por aspectos climáticos.</text:p>
      <text:p text:style-name="P8">Buchardo</text:p>
      <text:p text:style-name="P8">Jovita</text:p>
      <text:p text:style-name="P20"><text:span text:style-name="T8">Complejo de Series BUCHARDO 40%, CORONEL CHARLONE 30%, PINCÉN 15% y SAN CARLOS 15%.</text:span></text:p>
      <text:p text:style-name="P15"><text:span text:style-name="T8">Símbolo: </text:span><text:span text:style-name="T5">Bch1</text:span></text:p>
      <text:p text:style-name="P4">Capacidad de Uso: IIIsc</text:p>
      <text:p text:style-name="P15"><text:span text:style-name="T8">Índice de Productividad: 53</text:span></text:p>
      <text:p text:style-name="P4">Las dos primeras Series del complejo prácticamente carecen de problemas significativos, integrando ambas el 70% de la unidad y solo está condicionado su uso a los aspectos climáticos. Por el contrario, las Series Pincén y San Carlos, ubicadas en los sectores suavemente deprimidos del paisaje, pueden presentar deficiencias en el drenaje de tipo moderado y alcalinidad sódica subsuperficial, esencialmente en la Serie Pincén.</text:p>
      <text:p text:style-name="P4">Estos suelos son aptos para cultivos agrícolas y para pasturas, estando levemente limitados por drenaje y alcalinidad sódica en porcentajes reducidos dentro del complejo, que no afectan el uso general de la unidad.</text:p>
      <text:p text:style-name="P4">Considerando la unidad anteriormente descripta, la calidad de estas tierras es tan solo ligeramente menor, siendo aptas para cultivos agrícolas.</text:p>
      <text:p text:style-name="P8">Buchardo</text:p>
      <text:p text:style-name="P8">Jovita</text:p>
      <text:p text:style-name="P20"><text:span text:style-name="T8">Complejo de Series BUCHARDO 30%, CORONEL CHARLONE 30%, ITALÓ 20% y PINCÉN 20%</text:span></text:p>
      <text:p text:style-name="P15"><text:span text:style-name="T8">Símbolo: </text:span><text:span text:style-name="T5">Bch2</text:span></text:p>
      <text:p text:style-name="P4">Capacidad de Uso: IIIsc</text:p>
      <text:p text:style-name="P15"><text:span text:style-name="T8">Índice de Productividad: 55</text:span></text:p>
      <text:p text:style-name="P4">Esta Unidad Cartográfica se vincula a lomadas planas, las cuales presentan ligera susceptibilidad a la erosión eólica y moderada retención de humedad.</text:p>
      <text:p text:style-name="P15"><text:span text:style-name="T8">En los sectores deprimidos, que ocupan porcentajes poco significativos del complejo, se destaca la presencia de la Serie Pincén, que es moderadamente bien drenada con alcalinidad sódica subsuperficial (a partir de los 40 cm. de profundidad) que limita ligeramente la aptitud de la unidad en general.</text:span></text:p>
      <text:p text:style-name="P4">Son áreas aptas para agricultura</text:p>
      <text:p text:style-name="P8">Buchardo</text:p>
      <text:p text:style-name="P8">Jovita</text:p>
      <text:p text:style-name="P20"><text:span text:style-name="T8">Complejo de Series BUCHARDO 30%, CORONEL CHARLONE 30% y PINCÉN 40%</text:span></text:p>
      <text:p text:style-name="P15"><text:span text:style-name="T8">Símbolo: </text:span><text:span text:style-name="T5">Bch3</text:span></text:p>
      <text:p text:style-name="P4">Capacidad de Uso: IVws</text:p>
      <text:p text:style-name="P15"><text:span text:style-name="T8">Índice de Productividad: 53</text:span></text:p>
      <text:p text:style-name="P15"><text:span text:style-name="T8">Esta Unidad corresponde a un paisaje de lomas planas muy suavemente onduladas. La Serie Coronel Charlone se ubica en los sectores convexos del terreno, se caracteriza por la presencia de un horizonte superficial de textura franco arenosa, con agregados débiles, drenaje algo excesivo, moderada a baja retención de humedad y moderada susceptibilidad a la erosión eólica. La Serie Buchardo domina en áreas planas, donde las condiciones físico-químicas de los suelos mejoran levemente con respecto a las condiciones antes mencionadas. En los sectores bajos y deprimidos del paisaje se ubica la Serie Pincén, que presenta un horizonte subsuperficial degradado, deficiencia en el drenaje y altos tenores de sodio intercambiable a partir de los 40 cm. de profundidad.</text:span></text:p>
      <text:p text:style-name="P4">Las características descriptas y la limitación climática moderada del área determinan que estas tierras se encuentren en el límite de la aptitud agrícola.</text:p>
      <text:p text:style-name="P8">Buchardo</text:p>
      <text:p text:style-name="P8">Jovita</text:p>
      <text:p text:style-name="P20"><text:span text:style-name="T8">Consociación BALDISSERA.</text:span></text:p>
      <text:p text:style-name="P15"><text:span text:style-name="T8">Símbolo: </text:span><text:span text:style-name="T5">Bds</text:span></text:p>
      <text:p text:style-name="P15"><text:span text:style-name="T8">Capacidad de uso: lIc</text:span></text:p>
      <text:p text:style-name="P4">Índice de Productividad: </text:p>
      <text:p text:style-name="P15"><text:span text:style-name="T8">La consociación Baldissera se asocia a lomas suavemente onduladas, de origen eólico y materiales loéssicos franco-limosos, con pendientes promedio del 0,5% de gradiente.</text:span></text:p>
      <text:p text:style-name="P15"><text:span text:style-name="T8">Está compuesta por la serie Baldissera que es un suelo bien drenado, de alta productividad y sin limitaciones físico-químicas, y puede incluir un pequeño porcentaje de suelos pertenecientes a la fase moderadamente bien drenada de esta misma serie. Los suelos de la serie Baldissera representan una transición entre los de la serie Hansen, que son suelos bien desarrollados, con un horizonte de acumulación de arcilla potente y los de la serie La Bélgica, con un nivel u horizonte de enriquecimiento de arcilla mínimo.</text:span></text:p>
      <text:p text:style-name="P15"><text:span text:style-name="T8">Las tierras que comprende la consociación Baldissera tienen una neta vocación agrícola aunque el rango de cultivos posibles se ve limitado por factores climáticos externos al suelo.</text:span></text:p>
      <text:p text:style-name="P8">Arias</text:p>
      <text:p text:style-name="P8">Corral de Bustos</text:p>
      <text:p text:style-name="P8">Laborde</text:p>
      <text:p text:style-name="P20"><text:span text:style-name="T8">Consociación BALDISSERA en fase ligeramente inclinada.</text:span></text:p>
      <text:p text:style-name="P15"><text:span text:style-name="T8">Símbolo: </text:span><text:span text:style-name="T5">Bds1</text:span></text:p>
      <text:p text:style-name="P15"><text:span text:style-name="T8">Capacidad de uso: lIc</text:span></text:p>
      <text:p text:style-name="P15"><text:span text:style-name="T8">Índice de Productividad: 90</text:span></text:p>
      <text:p text:style-name="P15"><text:span text:style-name="T8">La fase inclinada de la serie Baldissera corresponde a pendientes cortas con gradientes entre 0,5% y 2%. Las características de estos suelos son en todo semejantes a los de la serie Baldissera excepto el grado de pendiente en que se encuentran.</text:span></text:p>
      <text:p text:style-name="P4">Si bien no se observa erosión hídrica actual, estos suelos pueden resultar susceptibles a ser afectados por erosión, lo cual aconseja la adopción de prácticas de manejo que contemplen este factor.</text:p>
      <text:p text:style-name="P8">Arias</text:p>
      <text:p text:style-name="P8">Corral de Bustos</text:p>
      <text:p text:style-name="P20"><text:span text:style-name="T8">Consociación BALDISSERA en fase muy poco inundable.</text:span></text:p>
      <text:p text:style-name="P15"><text:span text:style-name="T8">Símbolo: </text:span><text:span text:style-name="T5">Bds2</text:span></text:p>
      <text:p text:style-name="P4">Capacidad de uso: llw</text:p>
      <text:p text:style-name="P15"><text:span text:style-name="T8">Índice de Productividad: 86</text:span></text:p>
      <text:p text:style-name="P15"><text:span text:style-name="T8">Domina la fase moderadamente bien drenada de la serie Baldissera. Corresponden con líneas de escurrimiento de agua de pendiente muy exigua que presentan una orientación general NE-SW.</text:span></text:p>
      <text:p text:style-name="P15"><text:span text:style-name="T8">La fase muy poco inundable de Baldissera (unidad Bds2) se localiza en depresiones del terreno muy poco manifiestas y está sujeta a anegamientos ocasionales y de muy corta curación que, cuando ocurren, limitan la oportunidad de laboreo. El anegamiento se produce por el agua de escurrimiento de áreas mas elevadas. Esta agua adicional al aporte de las lluvias, puede llegar a ser beneficiosa en años secos, en los cuales estos suelos se encuentran comparativamente mejor provistos de humedad.</text:span></text:p>
      <text:p text:style-name="P15"><text:span text:style-name="T8">La fase moderadamente bien drenada y muy poco inundable de Baldissera (unidad Bds2) se encuentra en vías de escurrimiento algo mas marcadas y presenta moteados de hierro-manganeso en profundidad. La capa de agua freática, sin afectar anualmente al perfil del suelo, se encuentra cercana a la superficie.</text:span></text:p>
      <text:p text:style-name="P15"><text:span text:style-name="T8">La limitación principal para todas estas tierras es un drenaje no óptimo que restringe levemente la vocación agrícola de los suelos. El grado de afectación, sin embargo, no es grave como para que sean aconsejables la corrección de los problemas de drenaje y anegamiento.</text:span></text:p>
      <text:p text:style-name="P8">Arias</text:p>
      <text:p text:style-name="P8">Corral de Bustos</text:p>
      <text:p text:style-name="P20"><text:span text:style-name="T8">Consociación BALDISSERA en fase moderadamente bien drenada y muy poco inundable.</text:span></text:p>
      <text:p text:style-name="P15"><text:span text:style-name="T8">Símbolo: </text:span><text:span text:style-name="T5">Bds3</text:span></text:p>
      <text:p text:style-name="P4">Capacidad de uso: llw</text:p>
      <text:p text:style-name="P15"><text:span text:style-name="T8">Índice de Productividad: 77</text:span></text:p>
      <text:p text:style-name="P15"><text:span text:style-name="T8">Domina la fase moderadamente bien drenada de la serie Baldissera. Corresponde con líneas de escurrimiento de agua de pendiente muy exigua que presentan una orientación general NE-SW.</text:span></text:p>
      <text:p text:style-name="P15"><text:span text:style-name="T8">En las unidades Bds3, la fase moderadamente bien drenada de Baldissera aparece asociada con un 30% de suelos de la serie Namuncurá la cual ocupa la parte central, más deprimida y anegable de vías de escurrimiento bien manifiestas donde la freática afecta estacionalmente el perfil.</text:span></text:p>
      <text:p text:style-name="P15"><text:span text:style-name="T8">La limitación principal para todas estas tierras es un drenaje no óptimo que restringe levemente la vocación agrícola de los suelos. El grado de afectación, sin embargo, no es grave como para que sean aconsejables la corrección de los problemas de drenaje y anegamiento.</text:span></text:p>
      <text:p text:style-name="P8">Arias</text:p>
      <text:p text:style-name="P8">Corral de Bustos</text:p>
      <text:p text:style-name="P8">Laborde</text:p>
      <text:p text:style-name="P20"><text:span text:style-name="T8">Asociación de Series BALDISSERA en fase moderadamente bien drenada 70% y NAMUNCURÁ 30%.</text:span></text:p>
      <text:p text:style-name="P15"><text:span text:style-name="T8">Símbolo: </text:span><text:span text:style-name="T5">Bds4</text:span></text:p>
      <text:p text:style-name="P4">Capacidad de uso: llw</text:p>
      <text:p text:style-name="P15"><text:span text:style-name="T8">Índice de Productividad: 83</text:span></text:p>
      <text:p text:style-name="P4">Corresponden con líneas de escurrimiento de agua de pendiente muy exigua que presentan una orientación general NE-SW.</text:p>
      <text:p text:style-name="P15"><text:span text:style-name="T8">La fase moderadamente bien drenada de Baldissera se encuentra en vías de escurrimiento algo mas marcadas y presenta moteados de hierro-manganeso en profundidad. La capa de agua freática, sin afectar anualmente al perfil del suelo, se encuentra cercana a la superficie.</text:span></text:p>
      <text:p text:style-name="P15"><text:span text:style-name="T8">La limitación principal para todas estas tierras es un drenaje no óptimo que restringe levemente la vocación agrícola de los suelos. El grado de afectación, sin embargo, no es grave como para que sean aconsejables la corrección de los problemas de drenaje y anegamiento. </text:span></text:p>
      <text:p text:style-name="P8">Arias</text:p>
      <text:p text:style-name="P8">Corral de Bustos</text:p>
      <text:p text:style-name="P20"><text:span text:style-name="T8">Consociación BUENA ESPERANZA en fase llana.</text:span></text:p>
      <text:p text:style-name="P15"><text:span text:style-name="T8">Símbolo: </text:span><text:span text:style-name="T5">BE</text:span></text:p>
      <text:p text:style-name="P4">Capacidad de uso: VIes</text:p>
      <text:p text:style-name="P15"><text:span text:style-name="T8">Índice de productividad: 7</text:span></text:p>
      <text:p text:style-name="P15"><text:span text:style-name="T8">Esta unidad contiene suelos de la Serie Buena Esperanza y ocupa el sector Oeste de la provincia, en el límite con San Luís a la cual se extiende.</text:span></text:p>
      <text:p text:style-name="P4">Son tierras arenosas, algo excesivamente drenadas, de permeabilidad rápida y baja capacidad de retención de la humedad. Las limitaciones climáticas son severas y la susceptibilidad a la erosión eólica es alta.</text:p>
      <text:p text:style-name="P4">La unidad BE, señala en la carta áreas llanas no muy extensas de relieve ligeramente ondulado.</text:p>
      <text:p text:style-name="P4">Estas tierras se usaron principalmente en cultivos de alfalfa, en la actualidad se destinan a la implantación de cultivos de cosecha, pasturas perennes y al pastoreo sobre campos naturales.</text:p>
      <text:p text:style-name="P8">Villa Huidobro</text:p>
      <text:p text:style-name="P20"><text:span text:style-name="T8">Consociación BUENA ESPERANZA.</text:span></text:p>
      <text:p text:style-name="P15"><text:span text:style-name="T8">Símbolo: </text:span><text:span text:style-name="T5">BE1</text:span></text:p>
      <text:p text:style-name="P4">Capacidad de uso: VIes</text:p>
      <text:p text:style-name="P15"><text:span text:style-name="T8">Índice de productividad: 30</text:span></text:p>
      <text:p text:style-name="P15"><text:span text:style-name="T8">Esta unidad contiene suelos de la Serie Buena Esperanza y ocupa el sector Oeste de la provincia, en el límite con San Luís a la cual se extiende.</text:span></text:p>
      <text:p text:style-name="P4">Son tierras arenosas, algo excesivamente drenadas, de permeabilidad rápida y baja capacidad de retención de la humedad. Las limitaciones climáticas son severas y la susceptibilidad a la erosión eólica es alta.</text:p>
      <text:p text:style-name="P4">La unidad BE1 distingue áreas extensas de relieve ligeramente ondulado.</text:p>
      <text:p text:style-name="P4">Estas tierras se usaron principalmente en cultivos de alfalfa, en la actualidad se destinan a la implantación de cultivos de cosecha, pasturas perennes y al pastoreo sobre campos naturales.</text:p>
      <text:p text:style-name="P8">Villa Huidobro</text:p>
      <text:p text:style-name="P20"><text:span text:style-name="T8">Asociación de Serie BUENA ESPERANZA 50%; BUENA ESPERANZA en fase llana 30% y 20% de relictos medanosos antiguos.</text:span></text:p>
      <text:p text:style-name="P15"><text:span text:style-name="T8">Símbolo: </text:span><text:span text:style-name="T5">BE2</text:span></text:p>
      <text:p text:style-name="P15"><text:span text:style-name="T8">Capacidad de uso: VIes</text:span></text:p>
      <text:p text:style-name="P15"><text:span text:style-name="T8">Índice de productividad: 7</text:span></text:p>
      <text:p text:style-name="P4">Con este símbolo distinguimos en la carta, áreas medanosas de la Serie Buena Esperanza que se encuentran estabilizadas naturalmente y que además muestran sectores con montículos de arena de remoción eólica reciente por acción antrópica inicial.</text:p>
      <text:p text:style-name="P4">Los suelos de esta unidad, tienen limitaciones climáticas y edáficas severas. En general son excesivamente drenados, de permeabilidad rápida, pendiente del 1% de gradiente y erosión eólica severa con alta susceptibilidad a esta limitante.</text:p>
      <text:p text:style-name="P4">Se dedican principalmente al pastoreo sobre campos naturales. En parte, a principios de siglo se cultivaron, en la actualidad se implantan pasturas perennes.</text:p>
      <text:p text:style-name="P8">Villa Huidobro</text:p>
      <text:p text:style-name="P23">Consociación BUENA ESPERANZA en fase con capa freática alta y fluctuante.</text:p>
      <text:p text:style-name="P15"><text:span text:style-name="T8">Símbolo: </text:span><text:span text:style-name="T5">BE4</text:span></text:p>
      <text:p text:style-name="P4">Capacidad de uso: VIIws</text:p>
      <text:p text:style-name="P15"><text:span text:style-name="T8">Índice de productividad: 7</text:span></text:p>
      <text:p text:style-name="P4">Esta unidad cartográfica está constituida por suelos en su mayoría de la Serie Buena Esperanza afectados por problemas de drenaje interno, es de características medanosas donde la pendiente no supera el 1%, el escurrimiento es medio y la permeabilidad rápida pero la infiltración moderada.</text:p>
      <text:p text:style-name="P15"><text:span text:style-name="T8">Las limitaciones edáficas se refieren principalmente al peligro de anegamiento en épocas de fuertes lluvias y a la presencia de una capa de agua freática fluctuante, en la mayoría de los casos varía entre 0,90 – 1,5 m. Además, son ligeramente salinas a esa profundidad.</text:span></text:p>
      <text:p text:style-name="P4">El uso queda restringido al pastoreo sobre campos naturales.</text:p>
      <text:p text:style-name="P8">Villa Huidobro</text:p>
      <text:p text:style-name="P20"><text:span text:style-name="T8">Asociación de Serie BUENA ESPERANZA en fase moderadamente erosionada por el viento 75% y 25% de médanos activos.</text:span></text:p>
      <text:p text:style-name="P15"><text:span text:style-name="T8">Símbolo: </text:span><text:span text:style-name="T5">BE5</text:span></text:p>
      <text:p text:style-name="P4">Capacidad de uso: VIIes</text:p>
      <text:p text:style-name="P15"><text:span text:style-name="T8">Índice de productividad: 6</text:span></text:p>
      <text:p text:style-name="P4">Estas tierras fueron cultivadas a principios de siglo, con prácticas agronómicas inadecuadas e inoportunas, que ocasionaron erosión eólica grave con formación de médanos activos. Los médanos muestran en las fotografías aéreas dirección NE, coincidente con los vientos predominantes de esa época.</text:p>
      <text:p text:style-name="P4">La unidad es relativamente llana, con ligera ondulación que corresponde a un modelado anterior, sobre el mismo, la acción eólica ha retrabajado formando médanos activos, estimados en 20% de su superficie.</text:p>
      <text:p text:style-name="P4">Muchas lagunitas en su aureola muestran suelos salinizados.</text:p>
      <text:p text:style-name="P4">Estas tierras excesivamente drenadas, se destinaban en gran parte a cultivos de alfalfa, en la actualidad este cultivo se encuentra muy limitado, en cambio ahora se implanta pasto llorón pero siempre la mayor parte se dedica al pastoreo sobre campos naturales.</text:p>
      <text:p text:style-name="P8">Villa Huidobro</text:p>
      <text:p text:style-name="P20"><text:span text:style-name="T8">Asociación de Serie BUENA ESPERANZA en fase moderadamente erosionada por el viento 60% y 40% de médanos activos.</text:span></text:p>
      <text:p text:style-name="P15"><text:span text:style-name="T8">Símbolo: </text:span><text:span text:style-name="T5">BE6</text:span></text:p>
      <text:p text:style-name="P4">Capacidad de uso: VIIes</text:p>
      <text:p text:style-name="P15"><text:span text:style-name="T8">Índice de productividad: 6</text:span></text:p>
      <text:p text:style-name="P4">Estas tierras fueron cultivadas a principios de siglo, con prácticas agronómicas inadecuadas e inoportunas, que ocasionaron erosión eólica grave con formación de médanos activos. Los médanos muestran en las fotografías aéreas dirección NE, coincidente con los vientos predominantes de esa época.</text:p>
      <text:p text:style-name="P4">La unidad representa un estado mas avanzado de degradación de estas tierras, por formación de médanos estimados en un 40% de su superficie. Dichos médanos van acompañados por lagunitas no muy profundas a barlovento que corresponden a la parte donde el viento ha excavado generalmente hasta la capa de agua freática.</text:p>
      <text:p text:style-name="P4">Muchas lagunitas en su aureola muestran suelos salinizados.</text:p>
      <text:p text:style-name="P4">Estas tierras excesivamente drenadas, se destinaban en gran parte a cultivos de alfalfa, en la actualidad este cultivo se encuentra muy limitado, en cambio ahora se implanta pasto llorón pero siempre la mayor parte se dedica al pastoreo sobre campos naturales.</text:p>
      <text:p text:style-name="P8">Villa Huidobro</text:p>
      <text:p text:style-name="P20"><text:span text:style-name="T8">Asociación en fase ligera a moderadamente inclinada de Series BELÉN 55%; SANTA CATALINA 30% y EL CRUCE 15%.</text:span></text:p>
      <text:p text:style-name="P15"><text:span text:style-name="T8">Símbolo: </text:span><text:span text:style-name="T5">Be1</text:span></text:p>
      <text:p text:style-name="P4">Capacidad de uso: IIIec</text:p>
      <text:p text:style-name="P15"><text:span text:style-name="T8">Índice de productividad: 58</text:span></text:p>
      <text:p text:style-name="P15"><text:span text:style-name="T8">Estas unidades representan pendientes regionales de derrames finos o distales que incluyen algunos sectores un tanto mas inclinados con gradientes que pueden llegar hasta el 2%. Las Series dominantes son de alta productividad para la región, fértiles, desarrolladas en profundidad y se trabajan con facilidad. En ciertas delineaciones de esta unidad pueden observarse lenguas o digitaciones longitudinales con mesorrelieve suave donde se encuentra la Serie El Cruce, de escaso desarrollo y texturas más gruesas en todo el perfil. Basándose en el contenido edafológico (Series Belén y Santa Catalina), en estos ambientes pueden obtenerse uno de los más altos rendimientos de los cultivos de cosecha de la región. Las limitantes son climáticas de la región y erosión hídrica, por lo que se requiere la aplicación, en determinados sectores con mayores gradientes locales, de algunas prácticas conservacionistas sencillas de aplicar y a bajo costo.</text:span></text:p>
      <text:p text:style-name="P15"><text:span text:style-name="T9">Jesús</text:span><text:span text:style-name="T8"> </text:span><text:span text:style-name="T9">María</text:span></text:p>
      <text:p text:style-name="P20"><text:span text:style-name="T8">Asociación de Series BELÉN en fase acumulada 60% y SINSACATE en fase ligeramente erosionada por agua 40%.</text:span></text:p>
      <text:p text:style-name="P15"><text:span text:style-name="T8">Símbolo: </text:span><text:span text:style-name="T5">Be2</text:span></text:p>
      <text:p text:style-name="P4">Capacidad de uso: IIIec</text:p>
      <text:p text:style-name="P15"><text:span text:style-name="T8">Índice de productividad: 58</text:span></text:p>
      <text:p text:style-name="P4">Estas unidades están representadas en las cartas imágenes por líneas de escurrimiento amplias o colectores principales de relieve plano-cóncavo, con erosión ligera lineal en la parte central. Los suelos tienen excelente aptitud agrícola con subsuelos muy enriquecidos en arcillas iluviales y horizontes superficiales de excelente aptitud. En los sectores centrales de estas unidades cartográficas se pueden observar algunos síntomas de erosión lineal (zanjas y/o surcos). Son suelos agrícolas que se encuentran la mayor parte del tiempo húmedo en alguna parte del perfil y aptos para una gama amplia de los cultivos de la región.</text:p>
      <text:p text:style-name="P15"><text:span text:style-name="T9">Jesús</text:span><text:span text:style-name="T8"> </text:span><text:span text:style-name="T9">María</text:span></text:p>
      <text:p text:style-name="P20"><text:span text:style-name="T8">Asociación de Series BELÉN en fase ligeramente erosionada y acumulada 60%; SINSACATE en fase moderadamente erosionada 30% y 10% de lechos arenosos de depósitos recientes.</text:span></text:p>
      <text:p text:style-name="P15"><text:span text:style-name="T8">Símbolo: </text:span><text:span text:style-name="T5">Be3</text:span></text:p>
      <text:p text:style-name="P4">Capacidad de uso: IVec</text:p>
      <text:p text:style-name="P15"><text:span text:style-name="T8">Índice de productividad: 50</text:span></text:p>
      <text:p text:style-name="P4">Estas unidades cartográficas corresponden a vías de escurrimiento bien manifiestas o colectores principales de escorrentías esporádicas. El relieve es netamente cóncavo, donde los procesos erosivos de tipo lineal tienen importancia en la aptitud de las tierras, se observan surcos y zanjas que dificultan y hasta impiden el tránsito de la maquinaria agrícola. Los componentes edáficos tienen excelente aptitud para los cultivos, son fértiles, con importantes procesos de enriquecimiento de arcillas subsuperficiales (semejante a la unidad Be2). Además se observa un porcentaje menor de lechos de arenas producto de la depositación reciente consistente en lechos o pequeñas fajas de texturas livianas a veces con gravillas y arenas gruesas. Por los procesos erosivos y la susceptibilidad a la erosión hídrica lineal estas unidades son aptas para cultivos teniendo presente la limitante indicada.</text:p>
      <text:p text:style-name="P15"><text:span text:style-name="T9">Jesús</text:span><text:span text:style-name="T8"> </text:span><text:span text:style-name="T9">María</text:span></text:p>
      <text:p text:style-name="P20"><text:span text:style-name="T8">Asociación de Series BELÉN en fase fase acumulada 50% y en fase moderadamente inclinada de Series JESÚS MARÍA 25% y ALTO GRANDE 25%.</text:span></text:p>
      <text:p text:style-name="P15"><text:span text:style-name="T8">Símbolo: </text:span><text:span text:style-name="T5">Be4</text:span></text:p>
      <text:p text:style-name="P4">Capacidad de uso: IIIec</text:p>
      <text:p text:style-name="P15"><text:span text:style-name="T8">Índice de productividad: 65</text:span></text:p>
      <text:p text:style-name="P15"><text:span text:style-name="T8">Esta unidad cartográfica se ubica en los valles longitudinales entre las sierras bajas e intermedias de rocas sedimentarias semiconsolidadas de conglomerados (Unidad LPz1) con materiales parentales eólicos, fluviales y regolíticos. La morfología de los valles normalmente es de fondo plano con pendientes laterales que pueden llegar al 4%. Esta asociación está formada por perfiles pertenecientes a las Series Belén fase acumulada que se ubica en el fondo o parte central más plana del valle, que es un suelo profundo bien drenado, con fuerte enriquecimiento de arcillas iluviales y capa arable engrosada o acumulada (mas de 30 cm.) rico en materia orgánica. En las partes laterales de los valles dominan las Series Jesús María, moderadamente inclinada (media loma y media loma baja) y en la media loma alta, con gradiente mayor, la Serie Alto Grande, ambas con susceptibilidad moderada a la erosión hídrica. Como inclusiones, en los sectores cumbrales de las unidades, suele estar presente la Serie La Paz en contacto con la roca medianamente alterada cerca de la superficie (contacto paralítico). Son suelos aptos para prácticas agrícolas con limitantes por susceptibilidad a la erosión, especialmente en los laterales o bordes de los valles con pendientes mayores (Jesús María y Alto Grande).</text:span></text:p>
      <text:p text:style-name="P15"><text:span text:style-name="T9">Jesús</text:span><text:span text:style-name="T8"> </text:span><text:span text:style-name="T9">María</text:span></text:p>
      <text:p text:style-name="P20"><text:span text:style-name="T8">Complejo de Series BENJAMÍN GOULD en fase fuertemente alcalina y mal a imperfectamente drenada 70% y LOS MEDANITOS 30%.</text:span></text:p>
      <text:p text:style-name="P15"><text:span text:style-name="T8">Símbolo: </text:span><text:span text:style-name="T5">BGd</text:span></text:p>
      <text:p text:style-name="P4">Capacidad de uso: VIIws</text:p>
      <text:p text:style-name="P15"><text:span text:style-name="T8">Índice de Productividad: 14</text:span></text:p>
      <text:p text:style-name="P4">Estos dos complejos se vinculan a bajos de antiguas lagunas y a las aureolas o áreas intermedias deprimidas que bordean las lagunas semitemporarias. Las series que forman estas unidades se describen en el punto 3.2</text:p>
      <text:p text:style-name="P4">Ocupa sectores bajos de antiguas lagunas y está formado por 70% de suelos de la serie Benjamín Gould en fase fuertemente alcalina e imperfectamente drenada y 30% de serie Los Medanitos. La fuerte alcalinidad sódica y el drenaje impedido limitan considerablemente la aptitud de estos suelos, siendo su uso como campos naturales de pastoreo.</text:p>
      <text:p text:style-name="P7">Canals</text:p>
      <text:p text:style-name="P20"><text:span text:style-name="T8">Complejo de Series BENJAMÍN GOULD 30%; BENJAMÍN GOULD en fase fuertemente alcalina 40% y LOS MEDANITOS 30%.</text:span></text:p>
      <text:p text:style-name="P15"><text:span text:style-name="T8">Símbolo: </text:span><text:span text:style-name="T5">BGd1</text:span></text:p>
      <text:p text:style-name="P15"><text:span text:style-name="T8">Capacidad de uso: VIws</text:span></text:p>
      <text:p text:style-name="P15"><text:span text:style-name="T8">Índice de Productividad: 23</text:span></text:p>
      <text:p text:style-name="P15"><text:span text:style-name="T8">Estos dos complejos se vinculan a bajos de antiguas lagunas y a las aureolas o áreas intermedias deprimidas que bordean las lagunas semitemporarias.</text:span></text:p>
      <text:p text:style-name="P15"><text:span text:style-name="T8">Comprende sectores deprimidos de las aureolas o áreas intermedias que bordean las lagunas semitemporarias. Comprende 30% de suelos de la Serie Benjamín Gould, 40% en fase fuertemente alcalina y el 30% restante por suelos de la serie Los Medanitos.</text:span></text:p>
      <text:p text:style-name="P4">La aptitud agrícola de esta unidad está limitada por la alcalinidad sódica, siendo su uso eminentemente ganadero, con praderas artificiales adaptadas a este tipo de suelos.</text:p>
      <text:p text:style-name="P7">Canals</text:p>
      <text:p text:style-name="P20"><text:span text:style-name="T8">Complejo de Series BENJAMÍN GOULD 50%; LOS MEDANITOS en fase fuertemente alcalina 25% y SAN JULIÁN 25%.</text:span></text:p>
      <text:p text:style-name="P15"><text:span text:style-name="T8">Símbolo: </text:span><text:span text:style-name="T5">BGd2</text:span></text:p>
      <text:p text:style-name="P4">Capacidad de Uso: VIIws</text:p>
      <text:p text:style-name="P15"><text:span text:style-name="T8">Índice de Productividad: 27</text:span></text:p>
      <text:p text:style-name="P4">Comprende sectores muy bajos e inundables y aureolas de cubetas o charcas, ambientes que reconocen un origen eólico.</text:p>
      <text:p text:style-name="P4">Áreas imperfectamente drenadas en general, con capa freática fluctuante que puede ascender y afectar en mayor o menor medida los perfiles de todos los suelos del complejo; además sufren anegamientos y/o inundaciones provenientes de los sectores más altos de lomas.</text:p>
      <text:p text:style-name="P4">Está integrado por los siguientes suelos: Benjamín Gould; de carácter dominante con drenaje imperfecto a pobre, degradado superficialmente con alcalinidad sódica que puede afectar la base del horizonte superior A2. Los Medanitos; en su fase por alcalinidad sódica superficial, tiene drenaje moderado y esta situada en sectores algo más elevados que la serie anterior. San Julián; también en reas muy deprimidas, ocupando pequeños sectores salino-sódicos con la capa freática afectando generalmente el perfil del suelo.</text:p>
      <text:p text:style-name="P4">Como inclusiones dentro de estos ambientes (en porcentajes menores al 15%) suelen encontrarse algunos perfiles cuya descripción responde a los de la serie La Cesira, que participa de las propiedades de alcalinidad e hidromorfismo de las series mencionadas, presentando además endurecimientos dentro del metro de la superficie.</text:p>
      <text:p text:style-name="P4">Por las características expuestas, estos complejos solo son aptos como campos naturales de pastoreo o para la implantación de praderas artificiales, adaptadas a las rigurosas limitantes imperantes.</text:p>
      <text:p text:style-name="P7">General Viamonte</text:p>
      <text:p text:style-name="P7">La Cesira</text:p>
      <text:p text:style-name="P7">Maggiolo</text:p>
      <text:p text:style-name="P7">Rufino</text:p>
      <text:p text:style-name="P20"><text:span text:style-name="T8">Complejo de Series BENJAMÍN GOULD 20%; LOS MEDANITOS 60% y SAN JULIÁN 20%.</text:span></text:p>
      <text:p text:style-name="P15"><text:span text:style-name="T8">Símbolo: </text:span><text:span text:style-name="T5">BGd3</text:span></text:p>
      <text:p text:style-name="P4">Capacidad de uso: VIws </text:p>
      <text:p text:style-name="P15"><text:span text:style-name="T8">Índice de Productividad: 31</text:span></text:p>
      <text:p text:style-name="P4">Esta unidad participa de las características fisiográficas, drenaje y anegamientos correspondiente a la unidad anterior; se presenta en un nivel general más alto en el relieve y en consecuencia, no está tan afectado por hidromorfismo permitiendo el laboreo o siembra de pasturas; dominan los suelos moderadamente bien drenados. Puede presentar anegamientos selectivos e inundaciones menos frecuentes o de más corta duración.</text:p>
      <text:p text:style-name="P15"><text:span text:style-name="T8">La serie Los Medanitos posee buenas propiedades superficiales pero con alcalinidad subsuperficial. Están subordinadas las series Benjamín Gould y San Julián de uso más restringido por la alcalinidad, drenaje imperfecto y horizontes superficiales poco fértiles.</text:span></text:p>
      <text:p text:style-name="P4">Por las limitantes expuestas, estas unidades, solo son aptas para la implantación de pasturas o campos naturales de pastoreo.</text:p>
      <text:p text:style-name="P7">General Viamonte</text:p>
      <text:p text:style-name="P7">La Cesira</text:p>
      <text:p text:style-name="P7">Rufino</text:p>
      <text:p text:style-name="P20"><text:span text:style-name="T8">Complejo de Series BENJAMÍN GOULD en fase fuertemente alcalina 40%; LA CESIRA en fase fuertemente alcalina 40% y 20% de suelos menores salino alcalinos.</text:span></text:p>
      <text:p text:style-name="P15"><text:span text:style-name="T8">Símbolo: </text:span><text:span text:style-name="T5">BGd4</text:span><text:span text:style-name="T8"> </text:span></text:p>
      <text:p text:style-name="P4">Capacidad de uso: Vllws</text:p>
      <text:p text:style-name="P15"><text:span text:style-name="T8">Índice de Productividad: 8</text:span></text:p>
      <text:p text:style-name="P15"><text:span text:style-name="T8">Estos complejos de suelos representan unidades cartográficas muy deprimidas en estrecha relación con cubetas y lagunas. La característica dominante de estas tierras es el drenaje impedido por la presencia de una capa freática fluctuante que puede permanecer por períodos prolongados sobre la superficie ocasionando anegamientos de los suelos por falta de percolación y/o inundación de campos por desborde de lagunas. El suelo principal de estos complejos pertenece a la serie Benjamín Gould y la fase fuertemente alcalina de esta serie. En BGd4, la fase fuertemente alcalina de Benjamín Gould se asocia con la fase fuertemente alcalina de La Cesira más otros suelos indiferenciados que presentan el mismo tipo y grado de limitaciones.</text:span></text:p>
      <text:p text:style-name="P4">La intensidad de las limitaciones que afectan estas tierras son severas al punto de impedir prácticamente su utilización agrícola bajo condiciones normales y con el nivel de prácticas comunes en la región.</text:p>
      <text:p text:style-name="P7">La Cesira</text:p>
      <text:p text:style-name="P7">Maggiolo</text:p>
      <text:p text:style-name="P7">Rufino</text:p>
      <text:p text:style-name="P22">Complejo de Series BENJAMÍN GOULD en fase fuertemente alcalina 50% y LA CESIRA en fase fuertemente alcalina 50%</text:p>
      <text:p text:style-name="P15"><text:span text:style-name="T8">Símbolo: </text:span><text:span text:style-name="T5">BGd5</text:span><text:span text:style-name="T8"> </text:span></text:p>
      <text:p text:style-name="P4">Capacidad de uso: VIIws</text:p>
      <text:p text:style-name="P15"><text:span text:style-name="T8">Índice de Productividad: 8</text:span></text:p>
      <text:p text:style-name="P4">Con este símbolo se han cartografiado importantes áreas muy deprimidas de influencia medanosa y aureolas internas de cubetas y lagunas de relieve netamente cóncavo, con suelos imperfectamente y mal drenados y la capa freática afectando la mayor parte del tiempo el perfil del suelo.</text:p>
      <text:p text:style-name="P4">Componen esta unidad la fase fuertemente alcalina desde la superficie de la Serie Benjamín Gould con horizonte superficial degradado (A2) y la Serie La Cesira, también fuertemente alcalina desde la superficie, imperfectamente drenada y con cementación (endurecido) dentro del metro de profundidad.</text:p>
      <text:p text:style-name="P15"><text:span text:style-name="T8">En términos generales todos los componentes de esta unidad presentan altos tenores de sodio (alcalinidad fuerte) de intercambio, sales solubles, drenaje decididamente imperfecto y sujeto a encharcamientos frecuentes.</text:span></text:p>
      <text:p text:style-name="P4">Las limitaciones indicadas afectan gravemente el uso de estas unidades siendo aptas solamente como campos naturales de pastoreo.</text:p>
      <text:p text:style-name="P7">La Cesira</text:p>
      <text:p text:style-name="P7">Maggiolo</text:p>
      <text:p text:style-name="P20"><text:span text:style-name="T8">Complejo de Series BENJAMÍN GOULD en fase fuertemente alcalina 40%; SANTA EUFEMIA en fase fuertemente alcalina 20%; EL ONCE 20% y ASSUNTA 20%.</text:span></text:p>
      <text:p text:style-name="P15"><text:span text:style-name="T8">Símbolo: </text:span><text:span text:style-name="T5">BGd6</text:span></text:p>
      <text:p text:style-name="P4">Capacidad de Uso: VIIws</text:p>
      <text:p text:style-name="P15"><text:span text:style-name="T8">Índice de productividad: 15</text:span></text:p>
      <text:p text:style-name="P4">Estas unidades han sido identificadas en el Sudeste de la ciudad de La Carlota, dentro de los ambientes más deprimidos e inundables de los derrames del Río Cuarto (abanico aluvial). Son de carácter mixto, es decir, aluviales y eólicos, íntimamente mezclados con una distribución errática de sus componentes.</text:p>
      <text:p text:style-name="P4">Las series Santa Eufemia y Benjamín Gould (que integran el 60% del complejo) están gravemente limitadas en su aptitud por el drenaje impedido y altos tenores de sodio de intercambio inclusive desde la superficie, además, ésta última presenta degradación superficial en la capa arable (horizonte A), poco estructurado y empobrecido en materia orgánica.</text:p>
      <text:p text:style-name="P15"><text:span text:style-name="T8">Los demás componentes (series El Once y Assunta) participan también de los mismos problemas pero menos acentuados, no afectando la capa arable.</text:span></text:p>
      <text:p text:style-name="P4">Son suelos aptos para ser utilizados como campos naturales de pastoreo o eventualmente alguna intersiembra en base a especies adaptadas a las limitantes expuestas en sectores escogidos.</text:p>
      <text:p text:style-name="P7">La Carlota</text:p>
      <text:p text:style-name="P20"><text:span text:style-name="T8">Complejo de Series BENJAMÍN GOULD 30%; LOS OLMOS 30%; LOS MEDANITOS 20% y MANANTIALES 20%.</text:span></text:p>
      <text:p text:style-name="P15"><text:span text:style-name="T8">Símbolo: </text:span><text:span text:style-name="T5">BGd7</text:span></text:p>
      <text:p text:style-name="P4">Capacidad de uso: VIws</text:p>
      <text:p text:style-name="P15"><text:span text:style-name="T8">Índice de productividad: 22</text:span></text:p>
      <text:p text:style-name="P4">Constituyen áreas imperfectamente drenadas con capa freática fluctuante que normalmente afecta a la mayoría de los suelos en períodos lluviosos o de ascenso generalizado o regional de la misma.</text:p>
      <text:p text:style-name="P4">Están integrados por las siguientes series de suelos: Benjamín Gould, con drenaje imperfecto a pobre, baja fertilidad y alcalinidad sódica; Los Olmos, con semejantes deficiencias pero mas fértiles. Los Medanitos sin limitantes superficies con alcalinidad sódica subsuperficial y drenaje moderada a imperfecto y por ultimo, la serie Manantiales, poco fértil, moderadamente bien drenada y alcalinidad sódica a partir de aproximadamente 30 cm. Las dos últimas series ocupan situaciones en el relieve relativamente más elevadas, en consecuencia menos inundables que las dos primeras antes mencionadas.</text:p>
      <text:p text:style-name="P4">De acuerdo a lo expuesto, estas unidades están severamente limitadas en su uso, aptas para pastoreo sobre especies nativas o para la implantación de pasturas adaptadas.</text:p>
      <text:p text:style-name="P7">Alejandro</text:p>
      <text:p text:style-name="P7">Colonia La Providencia</text:p>
      <text:p text:style-name="P7">General Viamonte</text:p>
      <text:p text:style-name="P7">La Carlota</text:p>
      <text:p text:style-name="P7">La Cesira</text:p>
      <text:p text:style-name="P20"><text:span text:style-name="T8">Complejo de Series BENJAMÍN GOULD en fase fuertemente alcalina 35%; SANTA EUFEMIA 35% y 30% de lagunas semipermanentes.</text:span></text:p>
      <text:p text:style-name="P15"><text:span text:style-name="T8">Símbolo: </text:span><text:span text:style-name="T5">BGd8</text:span></text:p>
      <text:p text:style-name="P4">Capacidad de uso: VIIws</text:p>
      <text:p text:style-name="P15"><text:span text:style-name="T8">Índice de productividad: 10</text:span></text:p>
      <text:p text:style-name="P4">Son muy deprimidas e inundables y están normalmente vinculadas a cubetas y lagunas. Poseen drenaje imperfecto a pobre, escurrimiento nulo a estancado con alto riesgo de de anegamientos periódicos de moderada a larga duración. La capa freática se encuentra normalmente dentro del metro de la superficie.</text:p>
      <text:p text:style-name="P4">Todos los componentes taxonómicos están gravemente limitados por hidromorfismo, alcalinidad sódica, salinidad y/o bajo nivel de fertilidad. Son unidades aptas como campos naturales de pastoreo sobre especies adaptadas en las condiciones actuales de drenaje que incluye los anegamientos.</text:p>
      <text:p text:style-name="P7">Alejandro</text:p>
      <text:p text:style-name="P7">Colonia La Providencia</text:p>
      <text:p text:style-name="P7">General Viamonte</text:p>
      <text:p text:style-name="P7">La Carlota</text:p>
      <text:p text:style-name="P20"><text:span text:style-name="T8">Complejo de Series BENJAMÍN GOULD 30%; OLAETA en fase moderadamente alcalina 20%; SANTA EUFEMIA 20% y LOS MEDANITOS en fase fuertemente alcalina 30%.</text:span></text:p>
      <text:p text:style-name="P15"><text:span text:style-name="T8">Símbolo: </text:span><text:span text:style-name="T5">BGd9</text:span></text:p>
      <text:p text:style-name="P4">Capacidad de Uso: VIIws</text:p>
      <text:p text:style-name="P15"><text:span text:style-name="T8">Índice de productividad: 20</text:span></text:p>
      <text:p text:style-name="P4">Comprende sectores que tienen una importante representación geográfica en las aureolas externas de lagunas, cubetas y de bañados de influencia medanosa.</text:p>
      <text:p text:style-name="P4">Dentro de las concavidades se distinguen tres niveles más o menos definidos. El más bajo e inundable comprende a las series Benjamín Gould y Santa Eufemia que están gravemente limitadas por alcalinidad y drenaje. El nivel intermedio, menos inundable que el anterior, está normalmente ocupado por la serie Los Medanitos en su fase por alcalinidad sódica en la capa arable, pero menos hidromórfica que las anteriores. Por último, en el nivel topográfico más alto muy poco inundable, domina la serie Olaeta con alcalinidad subsuperficial que es la de mejor aptitud del complejo.</text:p>
      <text:p text:style-name="P4">A nivel de inclusiones menores, que en ningún caso superan el 15% de la superficie en unidades individuales, se destaca la presencia de suelos arenosos poco diferenciados (Entisoles) en pequeñas convexidades de aspecto medanoso no inundables.</text:p>
      <text:p text:style-name="P4">Las limitantes de las series constitutivas de este complejo afectan gravemente el uso, siendo aptos como campos de pastoreo sobre especies nativas a excepción de algunos sectores menos inundables (fases de las series Olaeta y Los Medanitos) donde se pueden implantar pasturas perennes adaptadas.</text:p>
      <text:p text:style-name="P7">Alejandro</text:p>
      <text:p text:style-name="P7">General Viamonte</text:p>
      <text:p text:style-name="P7">La Carlota</text:p>
      <text:p text:style-name="P20"><text:span text:style-name="T8">Complejo de Series BENJAMÍN GOULD en fase muy inundable 30%; OLAETA en fase moderadamente alcalina 20%; SANTA EUFEMIA en fase muy inundable 20% y LOS MEDANITOS en fase inundable y fuertemente alcalina 30%. </text:span></text:p>
      <text:p text:style-name="P15"><text:span text:style-name="T8">Símbolo: </text:span><text:span text:style-name="T5">BGd10</text:span></text:p>
      <text:p text:style-name="P4">Capacidad de uso: VIIws</text:p>
      <text:p text:style-name="P4">Índice de Productividad: 8</text:p>
      <text:p text:style-name="P4">Comprende sectores netamente cóncavos vinculados a cubetas y lagunas, charcas y bañados de influencia medanosa muy inundables-anegables por ascensos de la capa freática, con suelos fuertemente limitados además por el drenaje natural, alcalinidad sódica y fertilidad. Aptitud para pastoreo sobre especies nativas o eventualmente implantación de pasturas adaptadas.</text:p>
      <text:p text:style-name="P7">Colonia La Providencia</text:p>
      <text:p text:style-name="P20"><text:span text:style-name="T8">Complejo indeterminado Bajos de las Junturas de suelos arenosos de paleocauces.</text:span></text:p>
      <text:p text:style-name="P15"><text:span text:style-name="T8">Símbolo: </text:span><text:span text:style-name="T5">BJ</text:span></text:p>
      <text:p text:style-name="P15"><text:span text:style-name="T8">Capacidad de uso: VIsc</text:span></text:p>
      <text:p text:style-name="P15"><text:span text:style-name="T8">Índice de Productividad: 22</text:span></text:p>
      <text:p text:style-name="P15"><text:span text:style-name="T8">Esta unidad comprende sectores de bajos correspondientes a antiguos cauces del Río Xanaes (Segundo) y que se conoce con el nombre de Bajos de Las Junturas. Debido a la complejidad en que se encuentran asociados estos suelos, no ha sido posible determinar sus componentes.</text:span></text:p>
      <text:p text:style-name="P15"><text:span text:style-name="T8">El drenaje deficiente influye para que estas unidades sufran inundaciones periódicas, ya que reciben el aporte de aguas de escurrimiento superficial de sectores topográficamente más altos.</text:span></text:p>
      <text:p text:style-name="P15"><text:span text:style-name="T8">Además de esta limitación los suelos presentan alcalinidad y salinidad subsuperficial y un nivel freático próximo a la superficie, que restringe el uso de los mismos a campos naturales de pastoreo o pasturas adaptadas a estas condiciones</text:span></text:p>
      <text:p text:style-name="P7">Calchín</text:p>
      <text:p text:style-name="P7">Las Varillas</text:p>
      <text:p text:style-name="P20"><text:span text:style-name="T8">Bañados.</text:span></text:p>
      <text:p text:style-name="P15"><text:span text:style-name="T8">Símbolo: </text:span><text:span text:style-name="T6">Bñ</text:span></text:p>
      <text:p text:style-name="P15"><text:span text:style-name="T8">Capacidad de uso: 8</text:span></text:p>
      <text:p text:style-name="P15"><text:span text:style-name="T8">Índice de Productividad: 5</text:span></text:p>
      <text:p text:style-name="P20"><text:span text:style-name="T8">Asociación de Series BARRANCA YACO 60%; LA EMILIA 20% y LA EMILIA en fase ligera a moderadamente erosionada por agua 20%</text:span></text:p>
      <text:p text:style-name="P15"><text:span text:style-name="T8">Símbolo: </text:span><text:span text:style-name="T5">BYc1</text:span></text:p>
      <text:p text:style-name="P4">Capacidad de uso: IIIec</text:p>
      <text:p text:style-name="P15"><text:span text:style-name="T8">Índice de productividad: 66</text:span></text:p>
      <text:p text:style-name="P15"><text:span text:style-name="T8">Estas unidades cartográficas corresponden a planos suavemente inclinados o pendientes regionales hacia el Este menores al 0,5% ubicadas al Sur de Villa del Totoral. La Serie Barranca Yaco prácticamente no tiene limitaciones a excepción de una leve susceptibilidad a la erosión hídrica; es la dominante en la asociación. Por otro lado existen leves ondulaciones menores (bordes de lóbulos de derrames), donde se pueden observar gradientes locales mayores ocupados por la Serie La Emilia y la fase erosionada que ha perdido mas de 5 cm. del horizonte A o capa arable. Esta Serie tiene menor retención de humedad que la Serie Barranca Yaco. En general, esta unidad está constituida por suelos agrícolas que requieren prácticas de manejo y conservación sencillas de aplicar, destinadas a evitar los procesos erosivos que aún no se manifiestan en forma generalizada, pero la susceptibilidad existe por razones topográficas y esencialmente por la longitud de las pendientes regionales.</text:span></text:p>
      <text:p text:style-name="P7">Cañada de Luque</text:p>
      <text:p text:style-name="P7">Jesús María</text:p>
      <text:p text:style-name="P20"><text:span text:style-name="T8">Complejo en fase suave a moderadamente inclinada de Series BARRANCA YACO 40%; LAS MERCEDES I 20%; LA EMILIA 20% y RUTA 60 20%.</text:span></text:p>
      <text:p text:style-name="P15"><text:span text:style-name="T8">Símbolo: </text:span><text:span text:style-name="T5">BYc2</text:span></text:p>
      <text:p text:style-name="P4">Capacidad de uso: IIIes</text:p>
      <text:p text:style-name="P15"><text:span text:style-name="T8">Índice de productividad: 56</text:span></text:p>
      <text:p text:style-name="P4">Unidad cartográfica ubicada en pendientes regionales suaves hacia el Este (hasta 0,5% de gradiente) de derrames aluviales de desbordes. Domina la Serie Barranca Yaco y Las Mercedes I que son de excelente aptitud para la región; tienen un importante incremento de arcillas aluviales subsuperficiales. En sectores de pendientes locales cortas, con gradientes algo mayores a las regionales, dominan las Series La Emilia, menos desarrollada y con menor retención de humedad y la Serie Ruta 60 con la roca alterada dentro del metro de la superficie. Se observan otras inclusiones que no superan el 10% en unidades individuales consistentes en lechos arenosos y fases franco arenosas de las Series mencionadas. Las limitantes edáficas en general son ligeras, motivadas esencialmente por las Series La Emilia (retención de humedad), Ruta 60 (profundidad efectiva) y la presencia de lechos arenosos en menor proporción Además, esta unidad cartográfica presenta una moderada a suave susceptibilidad a la erosión hídrica. En general son suelos aptos para cultivos de la región y las prácticas de manejo deberán estar destinadas a preservar la humedad dentro del perfil y evitar la erosión hídrica en sectores localizados.</text:p>
      <text:p text:style-name="P7">Jesús María</text:p>
      <text:p text:style-name="P22">Complejo indiferenciado de Series BARRANCA YACO; LA EMILIA; PUERTA DE HIERRO II y otros suelos de textura arenosa franca poco desarrollados.</text:p>
      <text:p text:style-name="P15"><text:span text:style-name="T8">Símbolo: </text:span><text:span text:style-name="T5">BYc3</text:span></text:p>
      <text:p text:style-name="P4">Capacidad de uso: IVsc</text:p>
      <text:p text:style-name="P15"><text:span text:style-name="T8">Índice de productividad: 45</text:span></text:p>
      <text:p text:style-name="P15"><text:span text:style-name="T8">Unidades cartográficas correspondientes a abanicos aluviales y derrames de desbordes longitudinales o alargados con diferencias importantes con relación a la aptitud de los componentes edáficos. Tienen más gravitación según su grado de participación estimado en el complejo las Series Barranca Yaco y La Emilia que comprenden aproximadamente un 60% del complejo. En los derrames fluviales más recientes, se observan relieves y mesorrelieves ondulados con lomadas y pequeñas depresiones con suelos de texturas más gruesas y moderada a baja retención de humedad que afectan la aptitud general del complejo. Como inclusiones, que no superan el 10% en delineaciones individuales, se pueden observar suelos con alcalinidad sódica subsuperficial. La unidad, en general, se encuentra en el límite agrícola siendo los sectores de mejor aptitud los que tienen relieves más tendidos o planos en posiciones intermedias del relieve (Series Barranca Yaco y La Emilia).</text:span></text:p>
      <text:p text:style-name="P7">Cañada de Luque</text:p>
      <text:p text:style-name="P7">Jesús María</text:p>
      <text:p text:style-name="P7">Río Primero</text:p>
      <text:p text:style-name="P20"><text:span text:style-name="T8">Asociación de Series BARRANCA YACO 50%; JESÚS MARÍA 30% y EL CORTIJO 20%.</text:span></text:p>
      <text:p text:style-name="P15"><text:span text:style-name="T8">Símbolo: </text:span><text:span text:style-name="T5">BYc4</text:span></text:p>
      <text:p text:style-name="P4">Capacidad de uso: IIIc</text:p>
      <text:p text:style-name="P15"><text:span text:style-name="T8">Índice de productividad: 70</text:span></text:p>
      <text:p text:style-name="P15"><text:span text:style-name="T8">Unidades cartográficas ubicadas al Este de la Ruta Nacional Nº9. Es una pendiente regional muy suavemente inclinada donde se mezclan suelos loéssicos y los de derrames fluviales distales, sin limitantes en el perfil. El relieve es muy homogéneo y plano donde indistintamente pueden encontrarse cualquiera de las Series indicadas. Sin embargo, observando el relieve con mayor detenimiento existen algunas ondulaciones menores en situaciones relativamente más altas donde está dominando la Serie El Cortijo. Esta presenta un desarrollo subsuperficial menor que las otras dos y tiene texturas mas gruesas superficialmente (francas a franco arenosas), razones por las cuales puede ser mas susceptible a la sequía. En síntesis, son suelos agrícolas, aptos para la implantación de los cultivos de la región.</text:span></text:p>
      <text:p text:style-name="P7">Cañada de Luque</text:p>
      <text:p text:style-name="P7">Jesús María</text:p>
      <text:p text:style-name="P7">Río Primero</text:p>
      <text:p text:style-name="P20"><text:span text:style-name="T8">Complejo indiferenciado de Series BARRANCA YACO; BARRANCA YACO en fase acumulada; LA EMILIA; EL CORTIJO en fase inclinada y suelos menores arenosos poco desarrollados.</text:span></text:p>
      <text:p text:style-name="P15"><text:span text:style-name="T8">Símbolo: </text:span><text:span text:style-name="T5">BYc5</text:span></text:p>
      <text:p text:style-name="P4">Capacidad de uso: IVec</text:p>
      <text:p text:style-name="P15"><text:span text:style-name="T8">Índice de productividad: 50</text:span></text:p>
      <text:p text:style-name="P15"><text:span text:style-name="T8">Ambientes pertenecientes a la pendiente regional suavemente inclinada hacia el Este. Esas unidades cartográficas tienen un patrón de distribución de los suelos muy intrincado con evidencias de paleocorrientes relativamente recientes con suelos arenosos. Pueden observarse ondulaciones menores con perfiles de suelos muy semejantes a los de las Series La Emilia y El Cortijo (con leves deficiencias en la retención de humedad). Por otra parte, la Serie Barranca Yaco, que ocupa sectores relativamente más bajos y/o planos, ha sido cubierta o sepultada por sedimentaciones aluviales recientes provenientes de erosión en cárcavas o zanjas ubicadas aguas arriba. Esta depositación es estéril (horizontes AC y Cca) y desmejora la aptitud natural de esta Serie, factor que gravita en la aptitud general del complejo. Este proceso de sedimentación de material estéril puede continuar cubriendo otros suelos fértiles en la medida que continúe el proceso erosivo aguas arriba. Las limitantes son la acumulación y peligro de acumulación nociva, retención de humedad en los otros suelos mencionados que integran el complejo. La aptitud se encuentra en el límite agrícola. Se requiere para esta unidad en particular, la ubicación de los sitios donde hay sedimentación reciente, normalmente en las adyacencias de zanjas o cárcavas. Cuando el espesor de la sedimentación es importante, (mas de 10 cm. aproximadamente), estos sectores o lotes son mas apropiados para la implantación de pasturas.</text:span></text:p>
      <text:p text:style-name="P7">Cañada de Luque</text:p>
      <text:p text:style-name="P7">Jesús María</text:p>
      <text:p text:style-name="P22">Complejo de Series BARRANCA YACO 30%; LA EMILIA 30%; TERRAZAS DEL RÍO PINTO 20% y LOS COMETIERRA 20%.</text:p>
      <text:p text:style-name="P15"><text:span text:style-name="T8">Símbolo: </text:span><text:span text:style-name="T5">BYc6</text:span></text:p>
      <text:p text:style-name="P4">Capacidad de uso: IIIsc</text:p>
      <text:p text:style-name="P15"><text:span text:style-name="T8">Índice de productividad: 65</text:span></text:p>
      <text:p text:style-name="P4">Comprende áreas de derrames de desbordes proximales que constituyen los materiales originarios de los suelos, normalmente dispuestos en forma de fajas. El relieve es suavemente cóncavo y con un ancho de pocos centenares metros.</text:p>
      <text:p text:style-name="P15"><text:span text:style-name="T8">Los sectores más planos y/o homogéneos, están ocupados por las Series Barranca Yaco y La Emilia que se encuentran en mayor proporción. En las ondulaciones menores, especialmente en las convexidades, lo hacen las Series Terrazas del Río Pinto, de textura franco limosa y Los Cometierra franco arenosa, ambas con débil desarrollo, medianamente fértiles con deficiencias vinculadas a la retención de humedad (más susceptibles a las sequías).</text:span></text:p>
      <text:p text:style-name="P4">Por otro lado, como inclusiones que ocupan una superficie menor al 10%, suelen observarse en situaciones extremas del paisaje, sectores de derrames de suelos arenosos poco diferenciados, estos se observan como delgados “filetes” o fajas con menor desarrollo vegetativo con tonalidades más claras en las fotocartas.</text:p>
      <text:p text:style-name="P4">Los suelos que integran esta unidad cartográfica, pueden estar ubicados sobre lechos arenosos no afectando mayormente la aptitud natural de la unidad.</text:p>
      <text:p text:style-name="P4">Aptitud general: Uso agrícola (normal para la región de clase III), excluyendo los sectores suavemente elevados (paleoalbardones) donde domina la Serie Los Cometierra de uso más restringido.</text:p>
      <text:p text:style-name="P7">Cañada de Luque</text:p>
      <text:p text:style-name="P7">Río Primero</text:p>
      <text:p text:style-name="P22">Complejo indiferenciado de Series BARRANCA YACO; LA EMILIA; TERRAZAS DEL RÍO PINTO y LAS MERCEDES II.</text:p>
      <text:p text:style-name="P15"><text:span text:style-name="T8">Símbolo: </text:span><text:span text:style-name="T5">BYc7</text:span></text:p>
      <text:p text:style-name="P4">Capacidad de Uso: IIIec</text:p>
      <text:p text:style-name="P15"><text:span text:style-name="T8">Índice de Productividad: 68</text:span></text:p>
      <text:p text:style-name="P15"><text:span text:style-name="T8">Estas unidades cartográficas, consisten en vías de escurrimiento temporario moderadamente manifiestas de relieve suavemente cóncavo, orientados en el sentido de la pendiente regional (Oeste-Este) y derrames actuales o subactuales de no más de 1 Km. de ancho. Estas unidades recogen los escurrimientos de subcuencas menores, conduciendo excedentes hídricos en forma concentrada por pequeños cursos semipermanentes, que han generado procesos erosivos de poca magnitud en algunas de las Series indicadas, especialmente en Barranca Yaco y Mercedes II, que son las que se encuentran normalmente ocupando los sectores de pocas decenas de metros de ancho en los relieves mas deprimidos dentro de estas unidades cartográficas.</text:span></text:p>
      <text:p text:style-name="P4">Son suelos aptos para ser destinados a prácticas agrícolas, teniendo presente las pequeñas corridas de agua ya mencionadas que pueden acentuar localmente el proceso erosivo.</text:p>
      <text:p text:style-name="P7">Cañada de Luque</text:p>
      <text:p text:style-name="P22">Asociación de Series BARRANCA YACO 40%, BARRANCA YACO variante calcárea y ligeramente erosionada (surcos) 30% y LA EMILIA 30%</text:p>
      <text:p text:style-name="P15"><text:span text:style-name="T8">Símbolo: </text:span><text:span text:style-name="T5">BYc8</text:span></text:p>
      <text:p text:style-name="P4">Capacidad de Uso: IIIc</text:p>
      <text:p text:style-name="P15"><text:span text:style-name="T8">Índice de Productividad: 67</text:span></text:p>
      <text:p text:style-name="P4">Derrames de desbordes longitudinales de varios Km de largo provenientes de antiguas corrientes hídricas. El relieve es suavemente cóncavo y plano. Eventualmente, luego de lluvias copiosas, suelen escurrir los excesos hídricos provocando algunos surcos e inclusive se depositan de materiales más gruesos sobre la superficie del suelo original. La Serie Barranca Yaco es la de mejor aptitud por su morfología, observándose ésta en los sectores mas deprimidos dentro de la unidad. Por otro lado, este suelo puede tener porcentajes menores de carbonatos libres desde la superficie o algo mas abajo en el perfil (Bt), lo que implica una limitante menor la unidad por el aumento moderado del pH (variante calcárea de la misma serie). En los sectores suavemente elevados, generalmente de forma longitudinal, domina la serie La Emilia.</text:p>
      <text:p text:style-name="P7">Río Primero</text:p>
      <text:p text:style-name="P22">Cárcavas.</text:p>
      <text:p text:style-name="P15"><text:span text:style-name="T8">Símbolo: </text:span><text:span text:style-name="T6">C</text:span></text:p>
      <text:p text:style-name="P15"><text:span text:style-name="T8">Capacidad de uso: 8</text:span></text:p>
      <text:p text:style-name="P4">Índice de Productividad: </text:p>
      <text:p text:style-name="P20"><text:span text:style-name="T8">Complejo indeterminado Colonia Bremen de suelos salino alcalinos.</text:span></text:p>
      <text:p text:style-name="P15"><text:span text:style-name="T8">Símbolo: </text:span><text:span text:style-name="T5">CBm</text:span></text:p>
      <text:p text:style-name="P15"><text:span text:style-name="T8">Capacidad de uso: VIIws</text:span></text:p>
      <text:p text:style-name="P15"><text:span text:style-name="T8">Índice de Productividad: 7</text:span></text:p>
      <text:p text:style-name="P15"><text:span text:style-name="T8">Este complejo indeterminado, se vincula a las lagunas y que están formados por suelos salinos y salinoalcalinos y presentan una gran variedad en las características morfológicas y texturales del perfil. Su uso se encuentra muy limitado, siendo el mismo como campos naturales de pastoreo exclusivamente,</text:span></text:p>
      <text:p text:style-name="P7">Canals</text:p>
      <text:p text:style-name="P20"><text:span text:style-name="T8">Complejo indeterminado Capilla del Carmen de áreas fluviales algo inundables con suelos arenosos y limosos salino sódicos.</text:span></text:p>
      <text:p text:style-name="P15"><text:span text:style-name="T8">Símbolo: </text:span><text:span text:style-name="T5">CCr</text:span></text:p>
      <text:p text:style-name="P4">Capacidad de uso: VIws</text:p>
      <text:p text:style-name="P15"><text:span text:style-name="T8">Índice de Productividad: 16</text:span></text:p>
      <text:p text:style-name="P15"><text:span text:style-name="T8">Comprende esta unidad los derrames del Río Xanaes (Segundo), ubicados en el margen Sur del río. Los suelos se han desarrollado a partir de sedimentos de textura muy variada, desde arenosa franca a franco arcillo limosa. En los sectores ondulados (convexidades), son comunes los suelos de textura más gruesa, débilmente desarrollados. En las partes planas dominan las texturas francas a franco limosas, generalmente afectados por un nivel freático alto y ocasionalmente algunos sectores sufren inundaciones por desbordes del Río Xanaes. Presentan además altos tenores de sodio y salinidad en los horizontes subsuperficiales. En las áreas deprimidas los suelos dominantes son de textura franco limosa a franco arcillo limosa con álcalis y sales desde la superficie y drenaje deficiente por inundaciones o capa freática cercana a la superficie.</text:span></text:p>
      <text:p text:style-name="P15"><text:span text:style-name="T8">La baja fertilidad de los suelos, el drenaje pobre y las sales y álcalis presentes se conjugan para que estas tierras resulten ineptas para cultivos de cosecha, siendo su vocación natural la pastura, sea cultivada o natural.</text:span></text:p>
      <text:p text:style-name="P7">Arroyito</text:p>
      <text:p text:style-name="P20"><text:span text:style-name="T8">Complejo de Series CAÑADA LA CRUZ en fase moderadamente alcalina subsuperficial 30%; NOETINGER en fase moderadamente bien drenada 40% y LAGUNA BLAIZOT 30%.</text:span></text:p>
      <text:p text:style-name="P15"><text:span text:style-name="T8">Símbolo: </text:span><text:span text:style-name="T5">CCz</text:span><text:span text:style-name="T8"> </text:span></text:p>
      <text:p text:style-name="P4">Capacidad de uso VIws</text:p>
      <text:p text:style-name="P15"><text:span text:style-name="T8">Índice de Productividad: 42</text:span></text:p>
      <text:p text:style-name="P4">Las unidades cartográficas con este símbolo corresponden a líneas de escurrimiento o de avenamiento temporario moderadamente manifiestas.</text:p>
      <text:p text:style-name="P4">El drenaje deficiente representa la limitación principal por ser los conductores naturales de la circulación de las aguas de escurrimiento, con los anegamientos consiguientes que se dan con bastante frecuencia.</text:p>
      <text:p text:style-name="P4">Está formado por suelos imperfectamente drenados, alcalinos y cementados en profundidad de la fase de la serie Cañada La Cruz; por la serie Laguna Blaizot, que tiene características similares aunque con menos problemas de drenaje y el resto corresponde a perfiles no bien identificados pero que tienen como denominador común el drenaje imperfecto a moderado.</text:p>
      <text:p text:style-name="P4">Los problemas de exceso de humedad con anegamientos frecuentes y la alcalinidad condicionan su uso, siendo aptos para la implantación de pasturas y campos naturales de pastoreo.</text:p>
      <text:p text:style-name="P7">James Craik</text:p>
      <text:p text:style-name="P7">Pozo del Molle</text:p>
      <text:p text:style-name="P20"><text:span text:style-name="T8">Complejo de Series CAÑADA LA CRUZ 20%; CAÑADA LA CRUZ en fase moderada a fuertemente alcalina y salina subsuperficial 30%; LAGUNA LAS LIEBRES 30% y 20% de suelos menores imperfectamente drenados.</text:span></text:p>
      <text:p text:style-name="P15"><text:span text:style-name="T8">Símbolo: </text:span><text:span text:style-name="T5">CCz1</text:span></text:p>
      <text:p text:style-name="P4">Capacidad de uso: VIIws</text:p>
      <text:p text:style-name="P15"><text:span text:style-name="T8">Índice de Productividad: 12</text:span></text:p>
      <text:p text:style-name="P15"><text:span text:style-name="T8">Este Complejo corresponde a lagunas y bañados que permanecen húmedos o bajo agua gran parte del año. Dominan los suelos imperfectamente drenados, muy inundables, con horizontes superficiales degradados, cementados en profundidad y con alto contenido de sales y álcalis. Están gravemente limitados y su uso se restringe a campos naturales de pastoreo.</text:span></text:p>
      <text:p text:style-name="P7">Calchín</text:p>
      <text:p text:style-name="P7">La Francia</text:p>
      <text:p text:style-name="P7">Las Varillas</text:p>
      <text:p text:style-name="P7">San Francisco</text:p>
      <text:p text:style-name="P20"><text:span text:style-name="T8">Complejo de Series CAÑADA LA CRUZ 40%; ESTANCIA LA LEONA 30% y 30% de suelos menores imperfectamente drenados.</text:span></text:p>
      <text:p text:style-name="P15"><text:span text:style-name="T8">Símbolo: </text:span><text:span text:style-name="T5">CCz2</text:span></text:p>
      <text:p text:style-name="P4">Capacidad de uso: VIws</text:p>
      <text:p text:style-name="P15"><text:span text:style-name="T8">Índice de Productividad: 24</text:span></text:p>
      <text:p text:style-name="P15"><text:span text:style-name="T8">Unidad de escasa representatividad areal, referidas a pozos de infiltración de tamaño suficiente como para ser cartografiados individualmente.</text:span></text:p>
      <text:p text:style-name="P15"><text:span text:style-name="T8">El escurrimiento superficial del agua es prácticamente nulo y los anegamientos son frecuentes. La presencia de horizontes subsuperficiales de baja permeabilidad acentúan los excesos hídricos. Los suelos están degradados y presentan alcalinidad en profundidad.</text:span></text:p>
      <text:p text:style-name="P15"><text:span text:style-name="T8">Estas pequeñas unidades son aptas para la implantación de pasturas o como campos naturales de pastoreo.</text:span></text:p>
      <text:p text:style-name="P7">Calchín</text:p>
      <text:p text:style-name="P7">Las Varillas</text:p>
      <text:p text:style-name="P22">Asociación de Series CANDELARIA 50% y LOS MISTOLES 50%.</text:p>
      <text:p text:style-name="P15"><text:span text:style-name="T8">Símbolo: </text:span><text:span text:style-name="T5">Cdl1</text:span></text:p>
      <text:p text:style-name="P4">Capacidad de uso: IVc</text:p>
      <text:p text:style-name="P15"><text:span text:style-name="T8">Índice de Productividad: 59</text:span></text:p>
      <text:p text:style-name="P4">Con este símbolo se identifican en las fotocartas a extensos interfluvios. Los materiales parentales de los suelos son exclusivamente eólicos y las limitantes, además de las climáticas que en estas latitudes son moderadas a severas, tienen una retención de humedad que no es la optima por escaso desarrollo subsuperficial (solo la presencia de un horizonte subsuperficial Bw con débil estructura en forma de bloques de la Serie Candelaria).</text:p>
      <text:p text:style-name="P4">Estas unidades están atravesadas de Oeste a Este por corrientes o desagües bien definidos, conformando unidades cartográficas diferentes señaladas en la cartografía.</text:p>
      <text:p text:style-name="P4">Los suelos tienen una aptitud agrícola de uso limitado por las razones expuestas, esencialmente los factores vinculados a las altas temperaturas estivales.</text:p>
      <text:p text:style-name="P7">Cañada de Luque</text:p>
      <text:p text:style-name="P20"><text:span text:style-name="T8">Asociación de Serie CANDELARIA en fase moderadamente inclinada 40%; CANDELARIA enfase ligeramente erosionada 30% y CANDELARIA en fase moderadamente erosionada por agua 30%.</text:span></text:p>
      <text:p text:style-name="P15"><text:span text:style-name="T8">Símbolo: </text:span><text:span text:style-name="T5">Cdl2</text:span></text:p>
      <text:p text:style-name="P4">Capacidad de uso: IVec</text:p>
      <text:p text:style-name="P15"><text:span text:style-name="T8">Índice de productividad: 61</text:span></text:p>
      <text:p text:style-name="P4">Esta unidad cartográfica comprende pendientes cortas hacia desagües principales, cauces y/o paleocauces bien definidos de relieve netamente cóncavos, con un gradiente que oscila entre 1 a 4%.</text:p>
      <text:p text:style-name="P4">Los procesos erosivos se manifiestan de forma diversa, inclusive los suelos pueden haber perdido hasta la mitad de su capa arable (erosión laminar) o en surcos, con procesos erosivos moderados, en este último caso el uso mas adecuado del suelo es la implantación de pasturas.</text:p>
      <text:p text:style-name="P4">Los suelos de la Serie Candelaria son fértiles con débil desarrollo subsuperficial, siendo la limitante más importante el clima: altas temperaturas y precipitaciones escasas y erráticas, normalmente estivales.</text:p>
      <text:p text:style-name="P4">Aptitud general: límite agrícola (Clase IVec), con los sectores reducidos más erosionados aptos para pasturas implantadas. Las prácticas de manejo deben estar destinadas a disminuir la escorrentía mediante prácticas agrícolas destinadas a mantener el máximo de cobertura y estructura superficial y además, deben estar acompañadas con prácticas conservacionistas estructurales.</text:p>
      <text:p text:style-name="P7">Cañada de Luque</text:p>
      <text:p text:style-name="P22">Asociación de Series CANDELARIA 40%; LOS MISTOLES 40% y EL TACO 20%.</text:p>
      <text:p text:style-name="P15"><text:span text:style-name="T8">Símbolo: </text:span><text:span text:style-name="T5">Cdl3</text:span></text:p>
      <text:p text:style-name="P4">Capacidad de uso: IVc</text:p>
      <text:p text:style-name="P15"><text:span text:style-name="T8">Índice de productividad: 59</text:span></text:p>
      <text:p text:style-name="P15"><text:span text:style-name="T8">Unidades cartográficas constituidas por lomas y pendientes regionales muy suavemente inclinadas hacia el Este con una leve influencia fluvial; ésta se advierte con nitidez en las fotografías aéreas en forma de filetes de pocas decenas de metros de ancho, conformando un suave microrrelieve apenas perceptible donde esta ubicada o domina la Serie El Taco sobre sedimentos fluviales o eólicos redepositados. El resto de los componentes taxonómicos (Series Candelaria y Los Mistoles) con sus transiciones, ocupan porcentualmente la gran mayoría de esta unidad y se han desarrollado sobre sedimentes loéssicos de textura franco limosa.</text:span></text:p>
      <text:p text:style-name="P4">Las Serie Candelaria y El Taco tienen un leve desarrollo subsuperficial que atenúa ligeramente los efectos de la sequía en los cultivos (horizonte Bw), siendo la Serie Los Mistoles la mas limitada en este sentido ya que carece de horizontes genéticos subsuperficiales (perfil del tipo A-AC-Ck).</text:p>
      <text:p text:style-name="P4">Los suelos son aptos para cultivos limitados, seleccionando correctamente las secuencias de cultivos y alternando con ciclos de pasturas</text:p>
      <text:p text:style-name="P7">Cañada de Luque</text:p>
      <text:p text:style-name="P7">Río Primero</text:p>
      <text:p text:style-name="P22">Asociación de Series CANDELARIA 50%; LOS MISTOLES 20% y LA EMILIA 30%.</text:p>
      <text:p text:style-name="P15"><text:span text:style-name="T8">Símbolo: </text:span><text:span text:style-name="T5">Cdl4</text:span></text:p>
      <text:p text:style-name="P4">Capacidad de uso: IIIc </text:p>
      <text:p text:style-name="P15"><text:span text:style-name="T8">Índice de Productividad: 64</text:span></text:p>
      <text:p text:style-name="P4">Amplias unidades cartográficas ubicadas en la faja del cambio regional dentro de las capacidades de uso III con la IV. Corresponde a lomas suavemente onduladas con materiales loéssicos en superficie (Series Candelaria y Los Mistoles). La influencia de derrames fluviales es débil, en forma de derrames distales finos donde se ha desarrollado la Serie La Emilia.</text:p>
      <text:p text:style-name="P4">Las Series Candelaria y La Emilia tienen una mejor aptitud por la presencia de desarrollo subsuperficial (Bw), mientras que Los Mistoles no lo tiene (perfil del tipo A-AC-C).</text:p>
      <text:p text:style-name="P4">Basándose en el porcentaje de participación de los componentes edáficos de esta unidad, el uso y manejo puede asimilarse a los de la clase IIIc en límite con la clase IVc.</text:p>
      <text:p text:style-name="P7">Cañada de Luque</text:p>
      <text:p text:style-name="P22">Asociación en fase ligeramente erosionada (surcos) de Series CANDELARIA 40%; LOS MISTOLES 30% y LA EMILIA 30%.</text:p>
      <text:p text:style-name="P15"><text:span text:style-name="T8">Símbolo: </text:span><text:span text:style-name="T5">Cdl5</text:span></text:p>
      <text:p text:style-name="P4">Capacidad de uso: IIIec</text:p>
      <text:p text:style-name="P15"><text:span text:style-name="T8">Índice de Productividad: 56</text:span></text:p>
      <text:p text:style-name="P15"><text:span text:style-name="T8">Unidad amplia que conforma una pendiente regional muy homogénea de gradiente mayor al 0,5%. Los suelos se han desarrollado mayoritariamente sobre sedimentos eólicos franco limosos correspondiente a las Series Candelaria y Los Mistoles. En los en derrames fluviales en menor medida se encuentra la Serie La Emilia, un tanto mas fértil que las mencionadas.</text:span></text:p>
      <text:p text:style-name="P15"><text:span text:style-name="T8">En esta unidad cartográfica se observan procesos de erosión hídrica en forma de surcos pequeños de pocas decenas de metros de ancho, que pasan de un lote a otro dispuestos paralelamente a la de Oeste a Este y a intervalos regulares. Estos surcos normalmente no afectan mas de 10 cm. del horizonte superficial de los perfiles de las Series indicadas.</text:span></text:p>
      <text:p text:style-name="P4">Además, los suelos tienen las propias limitantes del clima y otras menores vinculadas a la retención de humedad especialmente en la Serie Los Mistoles.</text:p>
      <text:p text:style-name="P4">Son suelos agrícolas de Clase IIIec y las prácticas de manejo deben adaptarse, destinadas a conservar el agua del dentro del perfil y disminuir la escorrentía para desacelerar o evitar los procesos erosivos, que aunque ligeros hasta el presente, pueden incrementarse rápidamente ante usos y manejos agrícolas demasiado intensos para esta aptitud de las tierras.</text:p>
      <text:p text:style-name="P7">Cañada de Luque</text:p>
      <text:p text:style-name="P22">Complejo indiferenciado de Series CANDELARIA; LOS MISTOLES y suelos aluviales poco evolucionados de texturas franco arenosas.</text:p>
      <text:p text:style-name="P15"><text:span text:style-name="T8">Símbolo: </text:span><text:span text:style-name="T5">Cdl6</text:span></text:p>
      <text:p text:style-name="P4">Capacidad de uso: IVsc</text:p>
      <text:p text:style-name="P15"><text:span text:style-name="T8">Índice de productividad: 47</text:span></text:p>
      <text:p text:style-name="P4">Unidad cartográfica constituida por áreas de derrame muy heterogéneas con suelos aluviales poco diferenciados de texturas gruesas, éstos se encuentran íntimamente mezclados con la Serie Candelaria y Los Mistoles.</text:p>
      <text:p text:style-name="P4">La diferencia de aptitud de las Series mencionadas con los suelos fluviales de texturas gruesas, es gravitante en la aptitud general del complejo: en consecuencia, para el uso y manejo mas adecuado de las tierras comprendidas dentro de los lotes de esta unidad, es conveniente la realización de estudios comparativos de detalle para separar los suelos arenosos de los normales.</text:p>
      <text:p text:style-name="P4">En general la aptitud de la unidad puede considerarse como de clase IVsc, por las presencia de los depósitos gruesos fluviales con baja capacidad de retención de humedad y fertilidad moderada.</text:p>
      <text:p text:style-name="P7">Cañada de Luque</text:p>
      <text:p text:style-name="P7">Río Primero</text:p>
      <text:p text:style-name="P22">Asociación de Series CANDELARIA 80% y LOS MISTOLES 20%.</text:p>
      <text:p text:style-name="P15"><text:span text:style-name="T8">Símbolo: </text:span><text:span text:style-name="T5">Cdl7</text:span></text:p>
      <text:p text:style-name="P4">Capacidad de uso: IIIc</text:p>
      <text:p text:style-name="P15"><text:span text:style-name="T8">Índice de Productividad: 64</text:span></text:p>
      <text:p text:style-name="P4">Amplias unidades cartográficas con suelos desarrollados exclusivamente sobre sedimentos eólicos (loess) sin influencia fluvial. Son lomas suavemente elevadas muy homogéneas. Están ubicadas sobre el límite para los suelos zonales de clase IIIc en el límite con la IVc.</text:p>
      <text:p text:style-name="P4">Se diferencia de la unidad Cdl1 porque tiene un porcentaje mucho mayor de suelos con horizontes subsuperficiales más desarrollados (bloques) y una mayor retención de humedad (horizonte Bw para la Serie Candelaria).</text:p>
      <text:p text:style-name="P15"><text:span text:style-name="T8">Aptitud: Agrícola con limitantes climáticas moderadas.</text:span></text:p>
      <text:p text:style-name="P7">Cañada de Luque</text:p>
      <text:p text:style-name="P7">Río Primero</text:p>
      <text:p text:style-name="P22">Consociación CANDELARIA en fase moderadamente inclinada y ligeramente erosionada por agua.</text:p>
      <text:p text:style-name="P15"><text:span text:style-name="T8">Símbolo: </text:span><text:span text:style-name="T5">Cdl8</text:span></text:p>
      <text:p text:style-name="P4">Capacidad de uso: IVec</text:p>
      <text:p text:style-name="P15"><text:span text:style-name="T8">Índice de Productividad: 58</text:span></text:p>
      <text:p text:style-name="P4">En el límite de la Pampa Alta o Planicie fluvio eólica con la Pampa Loéssica Plana o Deprimida, se encuentran estas pequeñas unidades cartográficas representadas por pendientes medias y cortas con gradiente hacia el Este. Dominan suelos desarrollados incipientemente sobre sedimentos eólicos de textura franco limosa. El gradiente se encuentra entre 1ª 3% con una ligera pérdida del horizonte A o capa arable no mayor al 5 cm por efectos de la escorrentía laminar. Con referencia a su aptitud, además de los factores climáticos generalizados, hay que contemplar la erosión y susceptibilidad. Se sugiere la adopción de prácticas ingenieriles o estructurales además de las rotaciones y otras prácticas agronómicas.</text:p>
      <text:p text:style-name="P7">Río Primero</text:p>
      <text:p text:style-name="P22">Consociación CORRALITO en fase ligeramente erosionada por agua (surcos)</text:p>
      <text:p text:style-name="P15"><text:span text:style-name="T8">Símbolo: </text:span><text:span text:style-name="T5">Clt1</text:span></text:p>
      <text:p text:style-name="P4">Capacidad de uso: IIIec</text:p>
      <text:p text:style-name="P15"><text:span text:style-name="T8">Índice de Productividad: 64</text:span></text:p>
      <text:p text:style-name="P4">Amplias unidades muy representativas de la pendiente regional de la Pampa Loéssica Alta con gradientes regionales menores a 1%, con la Serie indicada, de excelente aptitud agrícola. Está afectada por pequeños surcos ubicados a distancias regulares, apenas perceptibles en las fotos aéreas y aún en el campo, de pocos centímetros de profundidad y pocos metros de ancho; no afectan mayoritariamente el uso del suelo. </text:p>
      <text:p text:style-name="P4">No obstante, el uso intensivo de estos suelos ha traído aparejada una notable degradación físico química, por compactaciones superficiales y una drástica disminución de la materia orgánica de más del 100%.</text:p>
      <text:p text:style-name="P7">Río Tercero</text:p>
      <text:p text:style-name="P22">Asociación de Series CORRALITO en fase ligeramente erosionada (surcos) 40%; CORRALITO en fase moderadamente erosionada 40% y EL SALTO en fase moderadamente erosionada 20%.</text:p>
      <text:p text:style-name="P15"><text:span text:style-name="T8">Símbolo: </text:span><text:span text:style-name="T5">Clt2</text:span></text:p>
      <text:p text:style-name="P4">Capacidad de uso: IVec</text:p>
      <text:p text:style-name="P15"><text:span text:style-name="T8">Índice de productividad: 58</text:span></text:p>
      <text:p text:style-name="P4">Unidades cartográficas de lomas o pendientes regionales con cuencas de aportes amplias que han causado erosión en surcos en el sentido de la pendiente regional. Estas manifestaciones del proceso erosivo se observan a distancias regulares, 50 a 100 metros de distancia. Se requieren prácticas agronómicas estrictas, restringiendo la implantación de leguminosas anuales y además, prácticas ingenieriles.</text:p>
      <text:p text:style-name="P7">Río Tercero</text:p>
      <text:p text:style-name="P22">Asociación de Series CORRALITO 60%; CORRALITO en fase ligeramente erosionada por agua (surcos) 20% y EL SALTO en fase ligeramente erosionada por agua 20%.</text:p>
      <text:p text:style-name="P15"><text:span text:style-name="T8">Símbolo: </text:span><text:span text:style-name="T5">Clt3</text:span></text:p>
      <text:p text:style-name="P4">Capacidad de uso: IIIec</text:p>
      <text:p text:style-name="P15"><text:span text:style-name="T8">Índice de productividad: 66</text:span></text:p>
      <text:p text:style-name="P4">Unidades cartográficas longitudinales y estrechas, generadas por control estructural del relieve suavemente cóncavo y pié de loma dentro de la Pampa Loéssica Alta o Plataforma Basculada, con suelos desarrollados sobre sedimentos eólicos puros (loess franco limoso). Dentro de estos ambientes el gradiente es mínimo, no se observan al menos significativamente procesos erosivos, a excepción de alteraciones de cuencas de aportes hídricos por factores antrópicos.</text:p>
      <text:p text:style-name="P4">Integran esta unidad la Serie Corralito, con horizonte genético subsuperficial (Bw), normalmente ocupa la parte central de pocos metros de ancho y puede tener algún pequeño surco o una pequeña acumulación. En los bordes de estos ambientes se encuentra la Serie El Salto, algo más limitada en materia de retención de humedad, menos desarrollada (perfil del tipo A-AC-C) ligeramente erosionada en forma laminar.</text:p>
      <text:p text:style-name="P4">Aptitud: Agrícola ligeramente afectada por erosión hídrica.</text:p>
      <text:p text:style-name="P7">Río Tercero</text:p>
      <text:p text:style-name="P22">Asociación de Series CORRALITO en fase moderadamente erosionada por agua (surcos) 70% y LAS BAJADAS en fase ligera a moderadamente erosionada 30%.</text:p>
      <text:p text:style-name="P15"><text:span text:style-name="T8">Símbolo: </text:span><text:span text:style-name="T5">Clt4</text:span></text:p>
      <text:p text:style-name="P4">Capacidad de uso: IVec</text:p>
      <text:p text:style-name="P15"><text:span text:style-name="T8">Índice de Productividad: 58</text:span></text:p>
      <text:p text:style-name="P4">Unidades cartográficas de mayores dimensiones o más marcadas que las anteriores; los procesos erosivos antrópicos se manifiestan con mayor intensidad. La integra la Serie Corralito con moderada erosión en forma de surcos o zanjas. Un porcentaje menor de la Serie Las Bajadas también erosionada, con desarrollo subsuperficial importante por la presencia de arcillas iluviales en el subsuelo que favorecen la retención de humedad.</text:p>
      <text:p text:style-name="P4">Los procesos erosivos lineales y la susceptibilidad, condicionan su uso, encontrándose en el límite agrícola. Se requieren prácticas especiales de conservación y un manejo riguroso en materia de rotaciones y prácticas ingenieriles.</text:p>
      <text:p text:style-name="P7">Río Tercero</text:p>
      <text:p text:style-name="P22">Asociación de Series CORRALITO en fase moderada a severamente erosionada 50% (zanjas y surcos); LAS BAJADAS en fase severamente erosionada (zanjas) 30% y EL SALTO en fase moderadamente erosionada 20%.</text:p>
      <text:p text:style-name="P15"><text:span text:style-name="T8">Símbolo: </text:span><text:span text:style-name="T5">Clt5</text:span></text:p>
      <text:p text:style-name="P4">Capacidad de uso: VIec</text:p>
      <text:p text:style-name="P15"><text:span text:style-name="T8">Índice de Productividad: 39</text:span></text:p>
      <text:p text:style-name="P4">Son vías de desagüe severamente afectadas por los procesos erosivos lineales con escorrentías concentradas violentas y gradientes mayores al 1%. Las zanjas o surcos están separados a pocos metros de distancia con casos de truncamiento total de la capa arable del suelo, inclusive dificultando el paso de la maquinaria. La aptitud se encuentra afectada de tal manera por la erosión que se sugiere su utilización, en las condiciones actuales, como campos de pastoreo con especies implantadas.</text:p>
      <text:p text:style-name="P7">Río Tercero</text:p>
      <text:p text:style-name="P22">Complejo de Series CORRALITO 70% y LAS BAJADAS 30%.</text:p>
      <text:p text:style-name="P15"><text:span text:style-name="T8">Símbolo: </text:span><text:span text:style-name="T5">Clt6</text:span></text:p>
      <text:p text:style-name="P4">Capacidad de uso: IIIc</text:p>
      <text:p text:style-name="P15"><text:span text:style-name="T8">Índice de Productividad: 72</text:span></text:p>
      <text:p text:style-name="P15"><text:span text:style-name="T8">Pendientes regionales muy suaves, menores al 0,5%. Existe dentro de los sectores tan planos de la pendiente regional, pequeñas o muy suaves concavidades de pocos metros a decenas de metros, casi imperceptibles en el campo donde domina la Serie Las Bajadas; observándose en las fotografías aéreas como pequeños tonos más oscuros.</text:span></text:p>
      <text:p text:style-name="P4">Prácticamente estos ambientes tan característicos de la región no tienen limitantes a excepción de la climática. </text:p>
      <text:p text:style-name="P7">Río Tercero</text:p>
      <text:p text:style-name="P20"><text:span text:style-name="T8">Complejo de Series COLONIA MORENO 30%; LOS CARDOS en fase moderadamente bien drenada 30%; LOS CARDOS 20% y EL TRÉBOL 20%</text:span></text:p>
      <text:p text:style-name="P15"><text:span text:style-name="T8">Símbolo: </text:span><text:span text:style-name="T5">CM1</text:span></text:p>
      <text:p text:style-name="P4">Capacidad de Uso: IIw</text:p>
      <text:p text:style-name="P4">Índice de Productividad: 71</text:p>
      <text:p text:style-name="P15"><text:span text:style-name="T8">Esta unidad corresponde con áreas planas ubicadas al NE de la localidad de Landeta, de buena aptitud agrícola, que muestran un microrrelieve a cuyas diferentes posiciones se relacionan los suelos presentes. En CM1 responden a las características de la Serie Los Cardos tanto en su concepto central como en su fase moderadamente bien drenada. Estos suelos no presentan limitaciones físico-químicas para su uso, si se excluyen las que derivan de una textura pesada y, en el caso de la fase, de una deficiencia de drenaje. El resto de los suelos esta formado por las Serie Colonia Moreno y El Trébol, ambos con la porción inferior del horizonte superficial lixiviada y un subsuelo denso y texturalmente pesado que en el caso de Colonia Moreno hay acumulación de sodio intercambiable.</text:span></text:p>
      <text:p text:style-name="P4">Las tierras comprendidas por estos complejos tienen una neta vocación agrícola y, si bien hay limitantes de alcalinidad y drenaje en algunos suelos, estas condicionan en muy poco la capacidad productiva del conjunto. </text:p>
      <text:p text:style-name="P7">Landeta</text:p>
      <text:p text:style-name="P20"><text:span text:style-name="T8">Complejo de Series COLONIA MORENO 30%; MARÍA MANUELA 50% y LOS CARDOS 20% </text:span></text:p>
      <text:p text:style-name="P15"><text:span text:style-name="T8">Símbolo: </text:span><text:span text:style-name="T5">CM2</text:span></text:p>
      <text:p text:style-name="P4">Capacidad de Uso: IIw</text:p>
      <text:p text:style-name="P4">Índice de Productividad: 71</text:p>
      <text:p text:style-name="P15"><text:span text:style-name="T8">Correspond con áreas planas ubicadas al NE de la localidad de Landeta, de buena aptitud agrícola, que muestran un microrrelieve a cuyas diferentes posiciones se relacionan los suelos presentes. En CM2, el suelo dominante es la Serie María Manuela que no presenta mayores limitaciones excepto un drenaje algo imperfecto; con ella se asocian en las partes mejor drenadas suelos de la Serie El Trébol, mientras que en los sectores en los que se producen encharcamientos más frecuentes se han verificado perfiles de la Serie Colonia Moreno.</text:span></text:p>
      <text:p text:style-name="P4">Las tierras comprendidas por estos complejos tienen una neta vocación agrícola y, si bien hay limitantes de alcalinidad y drenaje en algunos suelos, estas condicionan en muy poco la capacidad productiva del conjunto.</text:p>
      <text:p text:style-name="P7">Landeta</text:p>
      <text:p text:style-name="P20"><text:span text:style-name="T8">Complejo de Series COLONIA MORENO 35%; MARÍA MANUELA 35%; SCHIFFNER 20%; y CRISPI 10%</text:span></text:p>
      <text:p text:style-name="P15"><text:span text:style-name="T8">Símbolo: </text:span><text:span text:style-name="T5">CM6</text:span></text:p>
      <text:p text:style-name="P4">Capacidad de Uso: IVws</text:p>
      <text:p text:style-name="P15"><text:span text:style-name="T8">Índice de Productividad: 43</text:span></text:p>
      <text:p text:style-name="P4">Esta unidad, se encuentra ubicada en la pendiente oriental de la depresión de San Antonio.</text:p>
      <text:p text:style-name="P15"><text:span text:style-name="T8">La integran la serie María Manuela, que presenta leves limitaciones por drenaje interno; Colonia Moreno que se caracteriza por la presencia de un horizonte superficial degradado en su parte inferior y un subsuelo denso, con acumulación de sodio intercambiable. Las series Schiffner y Crispi corresponden a suelos pobremente drenados, afectados por salinidad y alcalinidad a partir de los 20 cm. de profundidad, aproximadamente,</text:span></text:p>
      <text:p text:style-name="P15"><text:span text:style-name="T8">Las limitaciones mencionadas restringen la elección de cultivos.</text:span></text:p>
      <text:p text:style-name="P7">Alicia</text:p>
      <text:p text:style-name="P7">San Francisco</text:p>
      <text:p text:style-name="P20"><text:span text:style-name="T8">Complejo en fase fuertemente inclinada o colinada y rocosa de Series CERRO NEGRO 50%; RODEO VIEJO 10% y 40% de roca expuesta.</text:span></text:p>
      <text:p text:style-name="P15"><text:span text:style-name="T8">Símbolo: </text:span><text:span text:style-name="T5">CN1</text:span></text:p>
      <text:p text:style-name="P4">Capacidad de uso: VIIes</text:p>
      <text:p text:style-name="P15"><text:span text:style-name="T8">Índice de productividad: 3</text:span></text:p>
      <text:p text:style-name="P15"><text:span text:style-name="T8">Montañas o sierras altas (sierra de Macha) pertenecientes al basamento cristalino constituido por rocas duras como granitos, esquistos, anfibolitas y granitoides con filones aplíticos y pegmatíticos. Son un conjunto de laderas con gradientes superiores al 45% donde dominan los suelos esqueléticos pedregosos y muy someros de la Serie Cerro Negro sobre estas rocas duras (contacto lítico) poco meteorizadas. Se observa aproximadamente un 40% de roca expuesta. En pequeños sectores protegidos o con menores gradientes se ha desarrollado la Serie Rodeo Viejo que tiene al menos 20 cm. de profundidad efectiva que sustenta una vegetación natural de pastos más abundantes. Las limitantes son fuertes pendientes, suelos muy someros, presencia de roca expuesta, accesibilidad, retención de humedad y pedregosidad. El uso natural es para ganadería especialmente cría extensiva con pastoreo sobre especies nativas.</text:span></text:p>
      <text:p text:style-name="P7">Jesús María</text:p>
      <text:p text:style-name="P20"><text:span text:style-name="T8">Complejo de Series CERRO NEGRO 45%; RODEO VIEJO 25%; 15% de roca expuesta y 15% de suelos menores profundos de valles aluviales.</text:span></text:p>
      <text:p text:style-name="P15"><text:span text:style-name="T8">Símbolo: </text:span><text:span text:style-name="T5">CN2</text:span></text:p>
      <text:p text:style-name="P4">Capacidad de uso: VIIes</text:p>
      <text:p text:style-name="P15"><text:span text:style-name="T8">Índice de productividad: 8</text:span></text:p>
      <text:p text:style-name="P15"><text:span text:style-name="T8">Esta unidad cartográfica comprende sierras intermedias de Macha e Ischilín y otras con gradientes un tanto menores a la unidad anterior (menor al 40%). Los suelos dominantes son muy someros, esqueléticos, desarrollados muy débilmente sobre el complejo de rocas metamórficas duras (esquistos, filitas, gneises), graníticas y otras. Comprende un conjunto de laderas de orientaciones diversas escarpadas y muy inclinadas donde el suelo más representativo es la Serie Cerro Negro con un espesor menor a 20 cm. por la presencia de la roca. Un porcentaje menor de los componentes edáficos corresponde a la Serie Rodeo Viejo, en sectores menos inclinados donde se ha desarrollado un horizonte A de al menos 18 cm. Comprende también un conjunto de vallecitos longitudinales con suelos profundos, oscuros y en capas aluviales donde si la accesibilidad lo permite, se pueden implantar pasturas, normalmente las pendientes de estos vallecitos no superan el 8% de la superficie total del complejo. Por las características expuestas estas unidades son aptas para pastoreo sobre especies nativas. Tienen una mejor aptitud o receptividad ganadera con relación a la unidad anteriormente descripta siempre dentro de la clase VIIes.</text:span></text:p>
      <text:p text:style-name="P7">Jesús María</text:p>
      <text:p text:style-name="P22">Complejo de Series CERRO NEGRO (adjunto taxonómico más frío y húmedo) 50%; RODEO VIEJO 30% y 20% de roca expuesta.</text:p>
      <text:p text:style-name="P15"><text:span text:style-name="T8">Símbolo: </text:span><text:span text:style-name="T5">CN3</text:span></text:p>
      <text:p text:style-name="P4">Capacidad de uso: VIIes</text:p>
      <text:p text:style-name="P15"><text:span text:style-name="T8">Índice de productividad: 6</text:span></text:p>
      <text:p text:style-name="P15"><text:span text:style-name="T8">Laderas muy inclinadas y colinadas de la sierra Chica de Córdoba situadas al Oeste de Ascochinga y Cañada de Río Pinto. Son sierras subhúmedas (el régimen de humedad de los suelos es ústico en transición al húmedo). Son laderas donde domina la Serie Cerro Negro en los gradientes mayores, que es un suelo esquelético somero con horizonte superficial oscuro pero de menos de 18 cm. de espesor (textura areno franca gravillosa). En sectores menos inclinados y algunos valles muy estrechos domina la Serie Rodeo Viejo con un horizonte A mas profundo, textura franco arenosa a franca con menos del 30% de gravas, el pastizal y el estrato arbóreo serrano están mas desarrollados. Por último, se observa aproximadamente un 20% de roca del complejo metamórfico expuesta en superficie. Las limitantes son severas a graves motivadas por fuertes pendientes irregulares, retención de humedad, drenaje excesivo, pendiente efectiva, rocosidad, pedregosidad, etc. Son unidades aptas como campos naturales de pastoreo.</text:span></text:p>
      <text:p text:style-name="P7">Jesús María</text:p>
      <text:p text:style-name="P22">Complejo de Series CERRO NEGRO (adjunto taxonómico más húmedo) 50%; ESTANCIA TODOS LOS SANTOS 10% y 40% de roca expuesta.</text:p>
      <text:p text:style-name="P15"><text:span text:style-name="T8">Símbolo: </text:span><text:span text:style-name="T5">CN4</text:span></text:p>
      <text:p text:style-name="P4">Capacidad de uso: VIIes</text:p>
      <text:p text:style-name="P15"><text:span text:style-name="T8">Índice de productividad: 6</text:span></text:p>
      <text:p text:style-name="P4">Esta unidad comprende parte de la escarpa oriental de la sierra chica de Córdoba, con producción de pastizal algo degradado y arbustal, además de importante porcentaje de roca expuesta del complejo metamórfico. La Serie Cerro Negro se encuentra limitada por la profundidad efectiva, pedregosidad, rocosidad, baja retención de humedad y altas pendientes. Un porcentaje menor en sectores protegidos orientados al Sur o con pendientes menores está ocupado por la Serie Estancia Todos los Santos con la roca a mayor profundidad y mayor cobertura de pastizal. En síntesis, son unidades aptas como campos naturales de pastoreo con especies nativas.</text:p>
      <text:p text:style-name="P7">Jesús María</text:p>
      <text:p text:style-name="P22">Complejo de Series CERRO NEGRO 50%; ESTANCIA TODOS LOS SANTOS 20% y 30% de roca del complejo metamórfico.</text:p>
      <text:p text:style-name="P15"><text:span text:style-name="T8">Símbolo: </text:span><text:span text:style-name="T5">CN5</text:span></text:p>
      <text:p text:style-name="P4">Capacidad de uso: VIIes</text:p>
      <text:p text:style-name="P15"><text:span text:style-name="T8">Índice de productividad: 6</text:span></text:p>
      <text:p text:style-name="P15"><text:span text:style-name="T8">Áreas de la vertiente baja oriental de las Sierras Chicas con laderas muy inclinadas y colinadas (10 a 25% o algo más) con cobertura vegetal del bosque serrano. Esencialmente las limitantes edáficas son la profundidad efectiva (contacto con esquistos y filitas del complejo metamórfico) especialmente en la Serie Cerro Negro dominante además de las limitaciones propias de las Series mencionadas. Tiene también un 30% de roca expuesta en superficie. La aptitud de esta unidad cartográfica es como campos naturales de pastoreo.</text:span></text:p>
      <text:p text:style-name="P7">Jesús María</text:p>
      <text:p text:style-name="P22">Complejo de Series CERRO NEGRO (adjunto taxonómico más húmedo y frío) 40%; ESTANCIA TODOS LOS SANTOS 40% y 20% de roca expuesta.</text:p>
      <text:p text:style-name="P15"><text:span text:style-name="T8">Símbolo: </text:span><text:span text:style-name="T5">CN6</text:span></text:p>
      <text:p text:style-name="P4">Capacidad de uso: VIIes</text:p>
      <text:p text:style-name="P15"><text:span text:style-name="T8">Índice de productividad: 8</text:span></text:p>
      <text:p text:style-name="P15"><text:span text:style-name="T8">Esta unidad comprende zonas amplias de los sectores centrales altos de la sierra Chica de Córdoba correspondiente a los pastizales de altura. Son laderas relativamente cortas con diferente orientación y gradientes próximos al 25% o aún mayores. En las laderas orientadas al Sur domina la Serie Estancia Todos los Santos con gramineal alto (festuca principalmente) con un espesor de suelo mayor a 20 cm., es oscuro y de textura media. En las que tienen orientación al Norte, intermedias o bien con gradientes altos, es la Serie Cerro Negro (taxadjunto más húmedo) la más representativa. El adjunto taxonómico o taxadjunto en este caso corresponde al mismo perfil que el modal pero que tiene unos grados menos de temperatura media anual, con heladas más intensas y mayores precipitaciones. Dominan en general los contactos con la roca bastante meteorizada (alteración mayor) que permite la implantación y crecimiento más favorable de especies exóticas como coníferas. Por último se observa tan solo una pequeña proporción de roca expuesta del complejo metamórfico en afloramientos pequeños. La aptitud es para campos de pastoreo sobre especies nativas y forestación.</text:span></text:p>
      <text:p text:style-name="P7">Jesús María</text:p>
      <text:p text:style-name="P20"><text:span text:style-name="T8">Complejo de Series CERRO NEGRO en fase muy escarpada 60%; ESTANCIA TODOS LOS SANTOS 10% y 30% de roca expuesta.</text:span></text:p>
      <text:p text:style-name="P15"><text:span text:style-name="T8">Símbolo: </text:span><text:span text:style-name="T5">CN7</text:span></text:p>
      <text:p text:style-name="P4">Capacidad de uso: VIIes</text:p>
      <text:p text:style-name="P15"><text:span text:style-name="T8">Índice de productividad: 2</text:span></text:p>
      <text:p text:style-name="P4">Sectores muy quebrados ubicados en el nacimiento de arroyos permanentes con pendientes muy escarpadas (mayores al 45%) de bajísima aptitud para pastoreo. Las limitantes son la escasa presencia de suelo; pendientes muy escarpadas casi inaccesibles y rocosidad extrema. La vegetación natural consiste en un gramineal muy escaso donde la presencia de suelo lo permite.</text:p>
      <text:p text:style-name="P7">Jesús María</text:p>
      <text:p text:style-name="P22">Complejo de Series CERRO NEGRO (taxadjunto más húmedo y frío) 50%; ESTANCIA TODOS LOS SANTOS 35% y 15% de roca expuesta.</text:p>
      <text:p text:style-name="P15"><text:span text:style-name="T8">Símbolo: </text:span><text:span text:style-name="T5">CN8</text:span></text:p>
      <text:p text:style-name="P4">Capacidad de uso: VIIes</text:p>
      <text:p text:style-name="P15"><text:span text:style-name="T8">Índice de productividad: 8</text:span></text:p>
      <text:p text:style-name="P4">Unidades cartográficas de transición entre CN6 y CN7 descriptas anteriormente con relación a gradientes, profundidad de los suelos y pedregosidad. Los suelos son los mismos variando los porcentajes. En general tienen mejor aptitud que CN7 pero menor que CN6. Apto como campos naturales de pastoreo.</text:p>
      <text:p text:style-name="P7">Jesús María</text:p>
      <text:p text:style-name="P22">Complejo en fase muy escarpada y colinada de Serie CERRO NEGRO 50% y 50% de roca expuesta.</text:p>
      <text:p text:style-name="P15"><text:span text:style-name="T8">Símbolo: </text:span><text:span text:style-name="T5">CN9</text:span></text:p>
      <text:p text:style-name="P4">Capacidad de uso: VIIes</text:p>
      <text:p text:style-name="P15"><text:span text:style-name="T8">Índice de productividad: 1</text:span></text:p>
      <text:p text:style-name="P4">Escarpas de falla con quebradas profundas, gradientes mayores al 45%, con rocas y esquistos del complejo metamórfico. Estas unidades cartográficas corresponden al borde occidental o abrupto de falla de la Sierra Chica de Córdoba. El suelo es escaso y de muy poco espesor, predominando la roca prácticamente expuesta en superficie. Las limitantes son la accesibilidad, pendientes extremas, roca y falta de suelo. La aptitud es para campos naturales de pastoreo muy extensivo.</text:p>
      <text:p text:style-name="P7">Jesús María</text:p>
      <text:p text:style-name="P22">Complejo de Series CERRO NEGRO (taxadjunto más árido) 50%; ESTANCIA TODOS LOS SANTOS 25% y 25% de roca expuesta.</text:p>
      <text:p text:style-name="P15"><text:span text:style-name="T8">Símbolo: </text:span><text:span text:style-name="T5">CN10</text:span></text:p>
      <text:p text:style-name="P4">Capacidad de uso: VIIes</text:p>
      <text:p text:style-name="P15"><text:span text:style-name="T8">Índice de productividad: 6</text:span></text:p>
      <text:p text:style-name="P4">Unidad cartográfica de laderas con un gradiente aproximado al 25% o más, con vegetación natural de bosque degradado, arbustal y pastizal. Los suelos están limitados por profundidad efectiva, pedregosidad, rocosidad, pendientes y corresponden a uno de los ambientes de montaña más áridos. La aptitud es para campos naturales de pastoreo extensivo.</text:p>
      <text:p text:style-name="P7">Jesús María</text:p>
      <text:p text:style-name="P22">Asociación de Series CONSTITUCIÓN 60%, LA EMILIA 20% y EL ALCALDE 20%.</text:p>
      <text:p text:style-name="P15"><text:span text:style-name="T8">Símbolo: </text:span><text:span text:style-name="T5">Cnt1</text:span></text:p>
      <text:p text:style-name="P4">Capacidad de uso: IIIc</text:p>
      <text:p text:style-name="P15"><text:span text:style-name="T8">Índice de Productividad: 64</text:span></text:p>
      <text:p text:style-name="P15"><text:span text:style-name="T8">Unidades cartográficas que corresponden a lomas o interfluvios de origen eólico con algunos derrames fluviales finos. La serie Constitución, que ocupa la mayoría de la unidad, se ya desarrollado sobre sedimentos eólicos franco limosos, tiene un perfil poco desarrollado con retención de humedad moderada. Las otras dos series prácticamente no tienen limitaciones a excepción de la climática, general para la región. Son suelos agrícolas aptos para una amplia gama de los cultivos.</text:span></text:p>
      <text:p text:style-name="P7">Río Primero</text:p>
      <text:p text:style-name="P22">Complejo de Series LAS PLAYAS en fase bien drenada 30%; LA LAGUNITA 40% y GENERAL PAZ 30%</text:p>
      <text:p text:style-name="P15"><text:span text:style-name="T8">Símbolo: </text:span><text:span text:style-name="T5">Co1</text:span></text:p>
      <text:p text:style-name="P15"><text:span text:style-name="T8">Capacidad de uso: IVws</text:span></text:p>
      <text:p text:style-name="P15"><text:span text:style-name="T8">Índice de Productividad: 65</text:span></text:p>
      <text:p text:style-name="P4">Esta unidad se encuentra en un relieve ligeramente deprimido dentro de las áreas de derrame. El 30% son suelos de la serie Las Playas, fase bien drenada y ocupan las partes más elevadas del relieve. La serie La Lagunita, que es un suelo moderadamente bien drenado, constituye el 40% del complejo y está ubicado en áreas intermedias dentro de la unidad. Finalmente en los sectores más bajos, se encuentran los suelos de la serie Gral. Paz, que tienen moderada alcalinidad sódica, moderado contenido de sales en profundidad y con drenaje natural imperfecto.</text:p>
      <text:p text:style-name="P4">Esta unidad se utiliza para pasturas, aunque se suele hacer agricultura, donde se pueden observar los típicos peladales, en los sectores que ocupan los suelos de la serie Gral. Paz.</text:p>
      <text:p text:style-name="P7">Justiniano Posse</text:p>
      <text:p text:style-name="P22">Complejo de Series JUSTINIANO POSSE 25% y ACHALAY 75%</text:p>
      <text:p text:style-name="P15"><text:span text:style-name="T8">Símbolo: </text:span><text:span text:style-name="T5">Co2</text:span></text:p>
      <text:p text:style-name="P15"><text:span text:style-name="T11">Capacidad de uso: VIIws</text:span></text:p>
      <text:p text:style-name="P15"><text:span text:style-name="T8">Índice de Productividad: 18</text:span></text:p>
      <text:p text:style-name="P4">Esta unidad se encuentra en un relieve de bajo alargado muy manifiesto. El 25% de la unidad son suelos de la serie Justiniano Posse; tiene un drenaje natural imperfecto, ligeramente ácido, con un horizonte degradado (A2) y con fuerte cementación ("duripán") a partir de los 90 cm de profundidad. El 75% restante corresponde a la serie Achalay, con fuerte alcalinidad sódica de superficie.</text:p>
      <text:p text:style-name="P4">Estos suelos por lo general son dedicados a pasturas, ya que no son aptos para los cultivos comunes de la zona, siendo su principal limitación la fuerte alcalinidad sódica y su drenaje imperfecto.</text:p>
      <text:p text:style-name="P7">Justiniano Posse</text:p>
      <text:p text:style-name="P7">Marcos Juárez</text:p>
      <text:p text:style-name="P22">Complejo de Series MONTE BUEY en fase moderadamente bien drenada 30%; EL CHAJÁ 50% y ACHALAY 20%</text:p>
      <text:p text:style-name="P15"><text:span text:style-name="T8">Símbolo: </text:span><text:span text:style-name="T5">Co3</text:span></text:p>
      <text:p text:style-name="P15"><text:span text:style-name="T8">Capacidad de uso: IVws</text:span></text:p>
      <text:p text:style-name="P15"><text:span text:style-name="T8">Índice de Productividad: 64</text:span></text:p>
      <text:p text:style-name="P15"><text:span text:style-name="T8">Esta unidad ocupa pequeñas áreas muy planas y ligeramente deprimidas.</text:span></text:p>
      <text:p text:style-name="P4">En este complejo, la serie Monte Buey presenta un ligero problema de drenaje interno, manifestado por la presencia de moteados dentro del perfil, por lo que ha sido considerado como una fase moderadamente bien drenada, ocupando el 30% de la unidad. La serie El Chajá, que ocupa el 50% del complejo, es un suelo moderadamente bien drenado, ligeramente ácido, con un horizonte degradado (A2). El 20% restante, corresponde a la serie Achalay, que es un suelo imperfectamente drenado, con fuerte alcalinidad sódica desde la superficie y con moderado contenido de sales.</text:p>
      <text:p text:style-name="P7">Bell Ville</text:p>
      <text:p text:style-name="P7">Justiniano Posse</text:p>
      <text:p text:style-name="P7">Marcos Juárez</text:p>
      <text:p text:style-name="P22">Complejo de Series MONTE BUEY en fase moderadamente bien drenada 5%; EL CHAJÁ 45%; ACHALAY 40% y VILLA FRANCISCA 10%</text:p>
      <text:p text:style-name="P15"><text:span text:style-name="T8">Símbolo: </text:span><text:span text:style-name="T5">Co4</text:span></text:p>
      <text:p text:style-name="P15"><text:span text:style-name="T8">Capacidad de uso: VIws</text:span></text:p>
      <text:p text:style-name="P15"><text:span text:style-name="T8">Índice de Productividad: 43</text:span></text:p>
      <text:p text:style-name="P4">Esta unidad se encuentra en pequeñas áreas planas ligeramente deprimidas, con pendientes de 0 a 0,5%.</text:p>
      <text:p text:style-name="P4">La conforman cuatro suelos distintos; la serie Monte Buey en fase moderadamente bien drenada y que ocupa el 5%; la serie El Chajá, que es un suelo moderadamente bien drenado, ligeramente ácido, con un horizonte degradado (A2) y ocupa el 45% de la unidad; la serie Achalay, que es un suelo imperfectamente drenado y con fuerte alcalinidad sódica y moderado contenido de sales desde la superficie y ocupa el 40%; el 10% restante corresponde a la seria Villa Francisca, que es un suelo con drenaje natural imperfecto, fuerte alcalinidad sódica y lixiviado (horizonte A2) desde la superficie.</text:p>
      <text:p text:style-name="P4">Esta unidad está muy limitada en su aptitud, ya que el 50% lo ocupan suelos con fuerte alcalinidad sódica desde la superficie que impiden el desarrollo de las raíces.</text:p>
      <text:p text:style-name="P7">Bell Ville</text:p>
      <text:p text:style-name="P7">Justiniano Posse</text:p>
      <text:p text:style-name="P7">Marcos Juárez</text:p>
      <text:p text:style-name="P20"><text:span text:style-name="T8">Complejo en fase engrosada de EL CHAJÁ 30%; MONTE GRANDE 20%; ACHALAY 40% y VILLA FRANCISCA 10%</text:span></text:p>
      <text:p text:style-name="P15"><text:span text:style-name="T8">Símbolo: </text:span><text:span text:style-name="T5">Co5</text:span></text:p>
      <text:p text:style-name="P4">Capacidad de Uso: VIws</text:p>
      <text:p text:style-name="P15"><text:span text:style-name="T8">Índice de Productividad: 38</text:span></text:p>
      <text:p text:style-name="P15"><text:span text:style-name="T8">Este complejo corresponde fisiográficamente con vías de avenamiento que encausan los escurrimientos que se producen en los planos ocupados por este Complejo.</text:span></text:p>
      <text:p text:style-name="P15"><text:span text:style-name="T8">Como son áreas receptáculos de aguas de escurrimiento, los suelos muestran evidencias de acumulación de materiales de arrastre que se manifiestan en engrosamiento del horizonte superficial. El 30% de esta unidad está formado por suelos de la Serie El Chajá, que representan las mejores condiciones edáficas entre los componentes. En aquellos lugares que por posición y relieve se encharcan con mayor frecuencia, aparecen suelos de la Serie Monte Grande, cementados en profundidad (duripán), posiblemente como resultado de oscilaciones en el nivel de agua freática que afecta el perfil. Las otras Series presentes, Achalay y Villa Francisca, son suelos alcalinos de malas condiciones físicas por el estado de dispersión que muestran sus partículas y con problemas de oxigenación en la zona de desarrollo radicular.</text:span></text:p>
      <text:p text:style-name="P4">Estas tierras tienen vocación ganadera; en los sectores de mejor drenaje es posible la implantación de praderas artificiales de especias adaptadas a las condiciones mencionadas. </text:p>
      <text:p text:style-name="P7">Armstrong</text:p>
      <text:p text:style-name="P7">Bell Ville</text:p>
      <text:p text:style-name="P7">Justiniano Posse</text:p>
      <text:p text:style-name="P7">Landeta</text:p>
      <text:p text:style-name="P7">Leones</text:p>
      <text:p text:style-name="P7">Marcos Juárez</text:p>
      <text:p text:style-name="P22">Complejo en fase ligeramente inclinada de Series MARCOS JUÁREZ 40%; EL CHAJÁ 40% y ACHALAY 20%</text:p>
      <text:p text:style-name="P15"><text:span text:style-name="T8">Símbolo: </text:span><text:span text:style-name="T5">Co6</text:span></text:p>
      <text:p text:style-name="P15"><text:span text:style-name="T8">Capacidad de uso: IVws</text:span></text:p>
      <text:p text:style-name="P15"><text:span text:style-name="T8">Índice de Productividad: 68</text:span></text:p>
      <text:p text:style-name="P15"><text:span text:style-name="T8">Se encuentra en un sector de pendientes cortas.</text:span></text:p>
      <text:p text:style-name="P4">La unidad señalada en las fotocartas con el símbolo Co6 está constituida por 40% de la serie Marcos Juárez, 40% de la serie Chajá y 20% de la serie alcalina Achalay, perteneciendo todas a la fase ligeramente inclinada por encontrarse en un relieve de pendientes cortas. </text:p>
      <text:p text:style-name="P4">Estas tierras se dedican principalmente a ganadería, pero en el complejo citado en primer término se hace también agricultura, con rendimientos aceptables, salvo en los manchones.</text:p>
      <text:p text:style-name="P7">Armstrong</text:p>
      <text:p text:style-name="P7">Leones</text:p>
      <text:p text:style-name="P7">Marcos Juárez</text:p>
      <text:p text:style-name="P22">Complejo en fase engrosada de Series MARCOS JUÁREZ 20%; EL CHAJÁ 40% y ACHALAY 40%</text:p>
      <text:p text:style-name="P15"><text:span text:style-name="T8">Símbolo: </text:span><text:span text:style-name="T5">Co7</text:span></text:p>
      <text:p text:style-name="P15"><text:span text:style-name="T8">Capacidad de uso: VIws</text:span></text:p>
      <text:p text:style-name="P15"><text:span text:style-name="T8">Índice de Productividad: 52</text:span></text:p>
      <text:p text:style-name="P15"><text:span text:style-name="T8">Se encuentra en un sector de pendientes cortas.</text:span></text:p>
      <text:p text:style-name="P15"><text:span text:style-name="T8">Con el símbolo Co7, se han separado un complejo de suelos en fases engrosadas, por acumulación de material arrastrado de las partes más altas, y se encuentran en la parte central y al pie de las pendientes cortas. La integran los suelos de la serie Marcos Juárez 20%, serie Chajá 40% y serie Achalay (suelos alcalinos) 40%.</text:span></text:p>
      <text:p text:style-name="P4">Estas tierras se dedican principalmente a ganadería, pero en el complejo citado en primer término se hace también agricultura, con rendimientos aceptables, salvo en los manchones.</text:p>
      <text:p text:style-name="P4">Las tierras de esta unidad, son dedicadas a ganadería, aunque son comunes los campos dedicados a agricultura con rendimientos aceptables, ya que su deficiente drenaje y problemas de alcalinidad (serie Achalay) limitan su aptitud.</text:p>
      <text:p text:style-name="P7">Leones</text:p>
      <text:p text:style-name="P7">Marcos Juárez</text:p>
      <text:p text:style-name="P22">Complejo de Series MARCOS JUÁREZ en fase moderadamente bien drenada 70%; EL CHAJÁ 20% y ACHALAY 10%</text:p>
      <text:p text:style-name="P15"><text:span text:style-name="T8">Símbolo: </text:span><text:span text:style-name="T5">Co8</text:span></text:p>
      <text:p text:style-name="P15"><text:span text:style-name="T8">Capacidad de uso: IIIws</text:span></text:p>
      <text:p text:style-name="P15"><text:span text:style-name="T8">Índice de Productividad: 73</text:span></text:p>
      <text:p text:style-name="P15"><text:span text:style-name="T8">La unidad Co8, la integran los suelos de la serie Marcos Juárez 70% en su fase moderadamente bien drenada, la serie Chajá 20% y la serie Achalay (suelos alcalinos) 10%.</text:span></text:p>
      <text:p text:style-name="P4">Este complejo es dedicado principalmente a agricultura y ganadería, con buenos rendimientos.</text:p>
      <text:p text:style-name="P4">Las tierras de esta unidad, son dedicadas a ganadería, aunque son comunes los campos dedicados a agricultura con rendimientos aceptables, ya que su deficiente drenaje y problemas de alcalinidad (serie Achalay) limitan su aptitud.</text:p>
      <text:p text:style-name="P7">Leones</text:p>
      <text:p text:style-name="P7">Marcos Juárez</text:p>
      <text:p text:style-name="P22">Complejo de Series MARCOS JUÁREZ en fase moderadamente bien drenada 30%; EL CHAJÁ 50% y ACHALAY 20%</text:p>
      <text:p text:style-name="P15"><text:span text:style-name="T8">Símbolo: </text:span><text:span text:style-name="T5">Co9</text:span></text:p>
      <text:p text:style-name="P15"><text:span text:style-name="T8">Capacidad de uso: IVws</text:span></text:p>
      <text:p text:style-name="P15"><text:span text:style-name="T8">Índice de Productividad: 64</text:span></text:p>
      <text:p text:style-name="P15"><text:span text:style-name="T8">Con el símbolo Co9 se ha separado un complejo de suelos formado por las series Marcos Juárez en su fase moderadamente bien drenada 30%, la serie Chajá 50% y Achalay 20%.</text:span></text:p>
      <text:p text:style-name="P4">Las tierras de esta unidad, son dedicadas a ganadería, aunque son comunes los campos dedicados a agricultura con rendimientos aceptables, ya que su deficiente drenaje y problemas de alcalinidad (serie Achalay) limitan su aptitud.</text:p>
      <text:p text:style-name="P7">Bell Ville</text:p>
      <text:p text:style-name="P7">Leones</text:p>
      <text:p text:style-name="P7">Marcos Juárez</text:p>
      <text:p text:style-name="P22">Complejo de Series MARCOS JUÁREZ en fase moderadamente bien drenada 5%; EL CHAJÁ 45%; VILLA FRANCISCA 10% y ACHALAY 40%</text:p>
      <text:p text:style-name="P15"><text:span text:style-name="T8">Símbolo: </text:span><text:span text:style-name="T5">Co10</text:span></text:p>
      <text:p text:style-name="P15"><text:span text:style-name="T8">Capacidad de uso: VIws</text:span></text:p>
      <text:p text:style-name="P15"><text:span text:style-name="T8">Índice de Productividad: 43</text:span></text:p>
      <text:p text:style-name="P4">Este complejo ocupa sectores dentro de los planos bajos y deprimidos del pie del segundo escalón estructural, con pendientes de 0 a 0,5% y escurrimiento lento. El 5% de la unidad son suelos de la serie Marcos Juárez, en fase moderadamente bien drenada, con escasos moteados en profundidad, el 45% ocupan los suelos de la serie Chajá y el 50% restante las series de suelos alcalinos sódicos Achalay (40%) y Villa Francisca (10%).</text:p>
      <text:p text:style-name="P4">Su uso es predominantemente ganadero, ya que limita su aptitud la fuerte alcalinidad de los suelos que cubren el 50% de la unidad.</text:p>
      <text:p text:style-name="P7">Bell Ville</text:p>
      <text:p text:style-name="P7">Leones</text:p>
      <text:p text:style-name="P7">Marcos Juárez</text:p>
      <text:p text:style-name="P22">Complejo de Series EL CHAJÁ 40%; SANTO DOMINGO 20%; ACHALAY 30% y VILLA FRANCISCA 10%</text:p>
      <text:p text:style-name="P15"><text:span text:style-name="T8">Símbolo: </text:span><text:span text:style-name="T5">Co11</text:span></text:p>
      <text:p text:style-name="P15"><text:span text:style-name="T8">Capacidad de uso: VIws</text:span></text:p>
      <text:p text:style-name="P15"><text:span text:style-name="T8">Índice de Productividad: 46</text:span></text:p>
      <text:p text:style-name="P4">Esta unidad ocupa pequeñas áreas deprimidas del bajo o pie del segundo escalón estructural, con pendientes menores de 0,5% y con escurrimiento lento.</text:p>
      <text:p text:style-name="P4">Integran este complejo suelos no alcalinos de la serie Chajá 40%, suelos ligeramente alcalinos y moderadamente salinos en profundidad de la serie Santo Domingo 20% y un 40% de suelos fuertemente alcalinos desde la superficie de la serie Achalay 30% y Villa Francisca 10%.</text:p>
      <text:p text:style-name="P4">El uso de estos campos está muy limitado; son de aptitud predominantemente ganadera.</text:p>
      <text:p text:style-name="P7">Marcos Juárez</text:p>
      <text:p text:style-name="P20"><text:span text:style-name="T8">Complejo indeterminado Arroyo Saladillo de suelos aluviales salino alcalinos.</text:span></text:p>
      <text:p text:style-name="P15"><text:span text:style-name="T8">Símbolo: </text:span><text:span text:style-name="T5">Co12</text:span></text:p>
      <text:p text:style-name="P15"><text:span text:style-name="T8">Capacidad de Uso: VIIws</text:span></text:p>
      <text:p text:style-name="P15"><text:span text:style-name="T8">Índice de Productividad: 6</text:span></text:p>
      <text:p text:style-name="P15"><text:span text:style-name="T8">Se designan con este nombre a las unidades que ocupa los planos aluviales del Arroyo Saladillo y el Río Carcarañá.</text:span></text:p>
      <text:p text:style-name="P4">Estos planos bajos, tienen pendientes menores del 0,5% con un escurrimiento lento. Está integrado por suelos con alcalinidad sódica y salinidad, algunos tienen capas aluviales y otros pueden atribuirse a la Serie Río Tercero.</text:p>
      <text:p text:style-name="P15"><text:span text:style-name="T8">Debido a sus condiciones de drenaje pobre, la fuerte alcalinidad y salinidad, estos suelos tienen escasas posibilidades de aprovechamiento agrícola-ganadero.</text:span></text:p>
      <text:p text:style-name="P7">Armstrong</text:p>
      <text:p text:style-name="P7">Corral de Bustos</text:p>
      <text:p text:style-name="P7">Laborde</text:p>
      <text:p text:style-name="P7">Marcos Juárez</text:p>
      <text:p text:style-name="P22">Complejo en fase ligeramente erosionada de Series COLONIA MORENO 50%; MARÍA MANUELA 30% y MARCOS JUÁREZ 20%</text:p>
      <text:p text:style-name="P15"><text:span text:style-name="T8">Símbolo: </text:span><text:span text:style-name="T5">Co13</text:span></text:p>
      <text:p text:style-name="P15"><text:span text:style-name="T8">Capacidad de uso: IVws</text:span></text:p>
      <text:p text:style-name="P15"><text:span text:style-name="T8">Índice de Productividad: 54</text:span></text:p>
      <text:p text:style-name="P4">Esta unidad ocupa las partes bajas de las largas pendientes que bajan de las lomas ocupadas por la serie Marcos Juárez hacia la gran depresión (bajo o pie del primer escalón estructural) del Arroyo Tortugas.</text:p>
      <text:p text:style-name="P4">Por su posición en el relieve, la inclinación del terreno, entre 0,5 y 1%, y el escurrimiento medio, fueron cartografiados como fases ligeramente erosionadas de las series que integran la unidad.</text:p>
      <text:p text:style-name="P4">En este complejo la serie Marcos Juárez ocupa el 20%, los suelos de la serie María Manuela el 30%, con drenaje natural moderado, ligeramente ácido y con un horizonte de transición algo degradado (B y A) y el 50% restante, ocupan los suelos de la serie Colonia Moreno, imperfectamente drenado y con moderada alcalinidad sódica y salinidad en las capas más arcillosas (horizonte B2t), a partir de los 30 cm en profundidad aproximadamente.</text:p>
      <text:p text:style-name="P4">El uso de estos campos es eminentemente ganadero, aunque se suele hacer agricultura con resultados algo favorables (cuando acompañan buenas condiciones climáticas) con cultivos de sorgo y maíz.</text:p>
      <text:p text:style-name="P7">Armstrong</text:p>
      <text:p text:style-name="P7">Las Rosas</text:p>
      <text:p text:style-name="P7">Leones</text:p>
      <text:p text:style-name="P7">Marcos Juárez</text:p>
      <text:p text:style-name="P20"><text:span text:style-name="T8">Complejo indiferenciado de Serie ESTANCIA SANTA ANA y natralboles.</text:span></text:p>
      <text:p text:style-name="P15"><text:span text:style-name="T8">Símbolo: </text:span><text:span text:style-name="T5">Co14</text:span></text:p>
      <text:p text:style-name="P4">Capacidad de uso: IVws</text:p>
      <text:p text:style-name="P15"><text:span text:style-name="T8">Índice de Productividad: 46</text:span></text:p>
      <text:p text:style-name="P4">Esta unidad cartográfica cubre pequeñas porciones correspondiendo a planos tendidos suavemente deprimidos y hoyas pequeñas de deflación (acción erosiva del viento).</text:p>
      <text:p text:style-name="P15"><text:span text:style-name="T8">La Serie Estancia Santa Ana en su fase, moderadamente bien drenada se ubica en los planos más tendidos (limitaciones ligeras por hidromorfismo) y el resto de la unidad, en áreas más bajas del relieve, está ocupado por suelos moderadamente bien drenados con buenas condiciones edáficas superficiales pero con horizontes subsuperficiales degradados (A2), y alcalinidad sódica inmediatamente por debajo de él.</text:span></text:p>
      <text:p text:style-name="P4">Las limitaciones por alcalinidad y drenaje (que incluye encharcamientos) restringen el uso de esta unidad, no obstante, puede ser aprovechada incorporando prácticas de manejo adecuadas y seleccionando la variedad de los cultivos que mejor se adapten a las condiciones imperantes.</text:p>
      <text:p text:style-name="P7">La Cesira</text:p>
      <text:p text:style-name="P7">Maggiolo</text:p>
      <text:p text:style-name="P20"><text:span text:style-name="T8">Complejo indeterminado de suelos con alcalinidad subsuperficial moderada e imperfectamente drenados </text:span></text:p>
      <text:p text:style-name="P15"><text:span text:style-name="T8">Símbolo: </text:span><text:span text:style-name="T5">Co15</text:span><text:span text:style-name="T8"> </text:span></text:p>
      <text:p text:style-name="P4">Capacidad de uso: VIws</text:p>
      <text:p text:style-name="P15"><text:span text:style-name="T8">Índice de Productividad: 20</text:span></text:p>
      <text:p text:style-name="P4">Pequeños sectores que se distribuyen con relieves suavemente cóncavos y limitaciones edáficas menos graves que Co13 pero más que Co14.</text:p>
      <text:p text:style-name="P4">Dominan suelos con alcalinidad subsuperficial, drenaje moderado a imperfecto que pueden tener eventualmente en proporción menor alcalinidad superficial y/o lavado excesivo con susceptibilidad de sufrir anegamientos menos frecuentes que Co13.</text:p>
      <text:p text:style-name="P4">La capacidad de uso de este complejo es restringida, es apto para la implantación de pasturas particularmente</text:p>
      <text:p text:style-name="P7">La Cesira</text:p>
      <text:p text:style-name="P22">Complejo indeterminado de suelos aluviales arenosos poco desarrollados y en capas vinculados a paleocauces.</text:p>
      <text:p text:style-name="P15"><text:span text:style-name="T8">Símbolo: </text:span><text:span text:style-name="T5">Co16</text:span></text:p>
      <text:p text:style-name="P4">Capacidad de uso: VIIsc</text:p>
      <text:p text:style-name="P15"><text:span text:style-name="T8">Índice de productividad: 15</text:span></text:p>
      <text:p text:style-name="P4">Con este símbolo se identifican unidades cartográficas correspondientes a antiguos cauces de ríos o vías fluviales. Se han observado suelos con gravillas y/o capas de diferentes texturas especialmente arenosas con cárcavas o zanjas longitudinales o barrancos a veces profundos que dificultan o directamente impiden el tránsito de la maquinaria agrícola. Los aspectos topográficos, la retención de humedad y la baja fertilidad de los suelos de texturas arenosas dominantes determinan que estas tierras sean dedicadas casi con exclusividad a campos naturales de pastoreo, encontrándose en la actualidad mayoritariamente cubiertas por la vegetación natural del bosque chaqueño. Algunos sectores planos de reducidas dimensiones pueden eventualmente incorporarse a producción de pastos.</text:p>
      <text:p text:style-name="P7">Cañada de Luque</text:p>
      <text:p text:style-name="P7">Jesús María</text:p>
      <text:p text:style-name="P22">Complejo indeterminado de suelos arenosos, poco desarrollados y en capas con erosión lineal severa y paleocauces hidromórficos.</text:p>
      <text:p text:style-name="P15"><text:span text:style-name="T8">Símbolo: </text:span><text:span text:style-name="T5">Co17</text:span></text:p>
      <text:p text:style-name="P4">Capacidad de uso: VIIes </text:p>
      <text:p text:style-name="P15"><text:span text:style-name="T8">Índice de productividad: 11</text:span></text:p>
      <text:p text:style-name="P4">Este complejo corresponde a unidades longitudinales cóncavas que incluye paleocauces ubicados en las nacientes de los ríos Macha, Totoral y otros. Se caracterizan por la presencia de sedimentos relativamente recientes de texturas generalmente arenosas o en capas de diferente granulometría. Se observa la presencia de zanjas y/o cárcavas. Normalmente tienen excesos de agua en la mayor parte del año con la capa freática próxima a la superficie. Este complejo comprende un conjunto de delineaciones longitudinales que mantienen aún la vegetación natural. La aptitud es para pastoreo sobre especies nativas.</text:p>
      <text:p text:style-name="P7">Cañada de Luque</text:p>
      <text:p text:style-name="P7">Jesús María</text:p>
      <text:p text:style-name="P20"><text:span text:style-name="T8">Complejo indeterminado de cauces de los Ríos Macha y Totoral.</text:span></text:p>
      <text:p text:style-name="P15"><text:span text:style-name="T8">Símbolo: </text:span><text:span text:style-name="T5">Co18</text:span></text:p>
      <text:p text:style-name="P4">Capacidad de uso: VIIws</text:p>
      <text:p text:style-name="P15"><text:span text:style-name="T8">Índice de productividad: 7</text:span></text:p>
      <text:p text:style-name="P15"><text:span text:style-name="T8">Comprende cauces activos o de aguas permanentes de los Ríos Macha, Totoral y otros con playas de arenas pequeñas, terrazas y pie de laderas de sierras. La aptitud es para campos naturales de pastoreo sobre especies nativas, forestación, recreación y refugio de la vida silvestre.</text:span></text:p>
      <text:p text:style-name="P7">Jesús María</text:p>
      <text:p text:style-name="P20"><text:span text:style-name="T8">Complejo indeterminado de suelos de valles serranos y nacientes del Río Macha.</text:span></text:p>
      <text:p text:style-name="P15"><text:span text:style-name="T8">Símbolo: </text:span><text:span text:style-name="T5">Co19</text:span></text:p>
      <text:p text:style-name="P4">Capacidad de uso: VIes</text:p>
      <text:p text:style-name="P15"><text:span text:style-name="T8">Índice de productividad: 33</text:span></text:p>
      <text:p text:style-name="P4">Unidades cartográficas muy heterogéneas con suelos desarrollados sobre sedimentos fluviales, eólicos y regolíticos. Comprenden pequeñas terrazas con cauces efímeros y/o con surcos o pequeñas cárcavas; laderas inclinadas erosionadas y sectores cumbrales con suelos someros de texturas gruesas. Tienen aptitud para la implantación de pasturas artificiales.</text:p>
      <text:p text:style-name="P7">Jesús María</text:p>
      <text:p text:style-name="P22">Complejo indeterminado de suelos arenosos poco desarrollados de conos y abanicos aluviales.</text:p>
      <text:p text:style-name="P15"><text:span text:style-name="T8">Símbolo: </text:span><text:span text:style-name="T5">Co20</text:span></text:p>
      <text:p text:style-name="P4">Capacidad de uso: VIes</text:p>
      <text:p text:style-name="P15"><text:span text:style-name="T8">Índice de productividad: 20</text:span></text:p>
      <text:p text:style-name="P4">Con este símbolo se representan en los mapas las unidades cartográficas menores vinculadas a antiguos cauces procedentes de las sierras del Oeste. Son depósitos arenosos, areno francos y francos distribuidos en forma muy heterogénea, con gradientes generalmente mayores al 2%. Las limitaciones más importantes son la baja retención de humedad, fertilidad y susceptibilidad a la erosión. Son áreas aptas para la implantación de pastos o pastoreo sobre especies nativas.</text:p>
      <text:p text:style-name="P7">Cañada de Luque</text:p>
      <text:p text:style-name="P7">Jesús María</text:p>
      <text:p text:style-name="P22">Complejo indeterminado de suelos aluviales de valles entre sierras de conglomerados con erosión lineal (surcos y zanjas profundas).</text:p>
      <text:p text:style-name="P15"><text:span text:style-name="T8">Símbolo: </text:span><text:span text:style-name="T5">Co21</text:span></text:p>
      <text:p text:style-name="P4">Capacidad de uso: VIes</text:p>
      <text:p text:style-name="P15"><text:span text:style-name="T8">Índice de productividad: 33</text:span></text:p>
      <text:p text:style-name="P4">Unidades cartográficas complejas ubicadas entre ambientes serranos con suelos aluviales profundos y gradientes mayores al 2%, inclusive hasta 8% en los bordes, en contacto con los afloramientos rocosos. La aptitud es para campos de pastoreo sobre especies implantadas. Como excepción, en sectores pequeños con gradientes mínimos y menor susceptibilidad a la erosión hídrica, admite cultivos agrícolas en rotación con pasturas. Un suelo representativo es la Serie Puesto Jacinto, de perfil profundo, textura liviana, oscuro y con arcillas iluviales.</text:p>
      <text:p text:style-name="P7">Jesús María</text:p>
      <text:p text:style-name="P20"><text:span text:style-name="T8">Complejo indiferenciado de Series ESTANCIA LA SELVA y SANTA CATALINA en fase moderadamente bien drenada.</text:span></text:p>
      <text:p text:style-name="P15"><text:span text:style-name="T8">Símbolo: </text:span><text:span text:style-name="T5">Co22</text:span></text:p>
      <text:p text:style-name="P4">Capacidad de uso: VIsc</text:p>
      <text:p text:style-name="P15"><text:span text:style-name="T8">Índice de productividad: 54</text:span></text:p>
      <text:p text:style-name="P15"><text:span text:style-name="T8">Son sectores planos a suavemente deprimidos y de escasa representatividad, donde se observan procesos de alcalinización subsuperficial por la presencia de sodio de intercambio y síntomas de hidromorfismo. Ambas Series se encuentran íntimamente mezcladas y muy cambiantes en el terreno en pocos metros de distancia. En primer término y aparentemente con carácter de dominante tenemos la Serie Estancia La Selva, de buena aptitud superficial pero alcalinidad sódica con</text:span><text:span text:style-name="T17"> iluviación</text:span><text:span text:style-name="T8"> de arcillas en el subsuelo que limita el desarrollo radicular. En estos sectores con alcalinidad puede observarse en el terreno un manchoneo típico de suelos sódicos. El otro componente edáfico, la fase por drenaje de la Serie Santa Catalina, no tiene alcalinidad sódica y el desarrollo de la vegetación es mucho más evidente, este suelo mejora la aptitud del complejo pero aparentemente ocupa una proporción menor que la Serie Estancia La Selva mas limitada en su aptitud individual. Como inclusiones, existen intergrados entre ambas Series. El desarrollo radicular y de la vegetación en general se manifiesta acorde con la intensidad de la alcalinidad sódica. La aptitud general del complejo, por el importante nivel de participación de la Serie Estancia La Selva, es preferentemente para uso ganadero con implantación de pasturas.</text:span></text:p>
      <text:p text:style-name="P7">Jesús María</text:p>
      <text:p text:style-name="P22">Complejo indeterminado de suelos de valles interserranos y abanicos aluviales vinculados a afloramientos y rocas sedimentarias conglomerádicas, con suelos aluviales profundos.</text:p>
      <text:p text:style-name="P15"><text:span text:style-name="T8">Símbolo: </text:span><text:span text:style-name="T5">Co23</text:span></text:p>
      <text:p text:style-name="P4">Capacidad de uso: IVes</text:p>
      <text:p text:style-name="P15"><text:span text:style-name="T8">Índice de productividad: 37</text:span></text:p>
      <text:p text:style-name="P4">Unidades cartográficas muy heterogéneas con pendientes que pueden llegar hasta 5% con suelos de aptitudes muy disímiles. Se incluyen en estas unidades cartográficas suelos desarrollados sobre sedimentos aluviales de granulometrías medias y gruesas en sectores bajos o planos, otros sobre loess moderadamente desarrollados en la media loma y por último, los ubicados en las proximidades de los afloramientos rocosos con perfiles cortos o truncados por el contacto con la roca. Dentro de la heterogeneidad, la mayoría de las tierras pueden dedicarse a la implantación de cultivos de cosecha, teniendo presentes las limitaciones por erosión y susceptibilidad a la misma, retención de humedad y profundidad efectiva.</text:p>
      <text:p text:style-name="P7">Cañada de Luque</text:p>
      <text:p text:style-name="P7">Jesús María</text:p>
      <text:p text:style-name="P20"><text:span text:style-name="T8">Complejo indeterminado de suelos arenosos ondulados vinculados a las terrazas de los Ríos Santa Catalina, Aacochinga y otros suelos muy inclinados.</text:span></text:p>
      <text:p text:style-name="P15"><text:span text:style-name="T8">Símbolo: </text:span><text:span text:style-name="T5">Co24</text:span></text:p>
      <text:p text:style-name="P4">Capacidad de uso: VIIes</text:p>
      <text:p text:style-name="P15"><text:span text:style-name="T8">Índice de productividad: 19</text:span></text:p>
      <text:p text:style-name="P15"><text:span text:style-name="T8">Sectores adyacentes a los cauces actuales de los ríos mencionados, caracterizados por un conjunto muy dispar de perfiles de suelos arenosos y otros poco desarrollados en capas ubicados en laderas y barrancas abruptas en diversos niveles. Un suelo representativo en el complejo es la Serie Puerta de Hierro II, de textura areno franca gruesa con baja retención de humedad. Las limitantes relacionadas con pendientes abruptas, mesorrelieve y textura de los suelos limitan el uso de estas tierras, siendo lo más conveniente, mantener la vegetación natural existente y pastoreo sobre especies nativas.</text:span></text:p>
      <text:p text:style-name="P7">Jesús María</text:p>
      <text:p text:style-name="P20"><text:span text:style-name="T8">Complejo indiferenciado de Series JESÚS MARÍA en fase moderadamente inclinada; LAS PIEDRAS; ASCOCHINGA en fase acumulada y suelos menores aluviales arenosos.</text:span></text:p>
      <text:p text:style-name="P15"><text:span text:style-name="T8">Símbolo: </text:span><text:span text:style-name="T5">Co25</text:span></text:p>
      <text:p text:style-name="P4">Capacidad de uso: IVes</text:p>
      <text:p text:style-name="P15"><text:span text:style-name="T8">Índice de productividad: 49</text:span></text:p>
      <text:p text:style-name="P4">Esta unidad se encuentra en los valles entre cerrillos de rocas conglomerádicas (LPz1) con suelos aluviales en el fondo (Series Las Piedras y Ascochinga), y loéssicos como en la Serie Jesús María en pendientes menores laterales. Los gradientes oscilan entre 1 a 3% con susceptibilidad a la erosión hídrica de tipo laminar en los bordes y lineal en el centro de los valles. En los sectores mas deprimidos centrales se observan algunos suelos arenosos en proporciones reducidas. La aptitud general es para cultivos agrícolas restringidos con prácticas conservacionistas.</text:p>
      <text:p text:style-name="P7">Jesús María</text:p>
      <text:p text:style-name="P22">Complejo indeterminado de conos y abanicos aluviales de las Sierras Chicas de Córdoba (margen Occidental).</text:p>
      <text:p text:style-name="P15"><text:span text:style-name="T8">Símbolo: </text:span><text:span text:style-name="T5">Co26</text:span></text:p>
      <text:p text:style-name="P4">Capacidad de uso: VIIes</text:p>
      <text:p text:style-name="P4">Índice de productividad: 18</text:p>
      <text:p text:style-name="P15"><text:span text:style-name="T8">Unidades de piedemonte dentro del valle de Punilla. Los materiales originarios de los suelos son sedimentos de conos y abanicos aluviales semiconsolidados de conglomerados, con matriz arenosa o franco arenosa, gradientes que van entre 3 a 15%, muy bisectados y bastante alterados por actividad antrópica. Un perfil representativo ubicado en las proximidades de la ciudad de La Cumbre muestra un horizonte o capa superior de 10 cm. de espesor, de color oscuro y bien estructurado. La textura de la tierra fina es franco areno gruesa a areno franca. Continúa hacia abajo una serie de capas continuas tabulares o lenticulares alternadas de gravas, arenas y limos; todo friable hasta aproximadamente 80 cm. de profundidad. Continúa hacia abajo depósitos de piedemonte constituidos por bloques con gravillas bastante consolidados de edad más antigua que el depósito suprayacente. Taxonómicamente este perfil podría ser identificado como un suelo regolítico areno gravilloso sobre rocas semiconsolidadas (Ustorthent paralítico esquelético franca gruesa). La aptitud es para campos naturales de pastoreo.</text:span></text:p>
      <text:p text:style-name="P7">Jesús María</text:p>
      <text:p text:style-name="P20"><text:span text:style-name="T8">Complejo indeterminado de suelos aluviales del valle de Ongamira.</text:span></text:p>
      <text:p text:style-name="P15"><text:span text:style-name="T8">Símbolo: </text:span><text:span text:style-name="T5">Co27</text:span></text:p>
      <text:p text:style-name="P4">Capacidad de uso: VIIes</text:p>
      <text:p text:style-name="P15"><text:span text:style-name="T8">Índice de productividad: 23</text:span></text:p>
      <text:p text:style-name="P4">Pequeño sector de un valle de altura con pendientes hasta el 10% en los bordes con suelos diversos. Posee algunos sectores más planos donde admite implantación de cultivos o pasturas y otros vinculados al arroyo de Ongamira con suelos hidromórficos. En general son suelos aptos para campos naturales de pastoreo.</text:p>
      <text:p text:style-name="P7">Jesús María</text:p>
      <text:p text:style-name="P20"><text:span text:style-name="T8">Complejo indeterminado de Series Estancia Ana María, Las Peñas Sur y suelos de abanicos aluviales, paleocauces, derrames fluviales y terrazas de llanura.</text:span></text:p>
      <text:p text:style-name="P15"><text:span text:style-name="T8">Símbolo: </text:span><text:span text:style-name="T5">Co28</text:span></text:p>
      <text:p text:style-name="P4">Capacidad de uso: IVsc</text:p>
      <text:p text:style-name="P15"><text:span text:style-name="T8">Índice de productividad: 52</text:span></text:p>
      <text:p text:style-name="P4">Son sectores de relieve plano a muy suavemente ondulados o ligeramente cóncavos, vinculados a corrientes fluviales actuales o intermitentes.</text:p>
      <text:p text:style-name="P4">Los suelos se han desarrollado sobre sedimentos fluviales, aluviales o loéssicos redepositados, a veces con sedimentación o sepultamiento muy reciente de sedimentos estériles sobre los suelos agrícolas.</text:p>
      <text:p text:style-name="P4">Los principales suelos reconocidos en estos ambientes corresponden a los perfiles de las series Estancia Ana María y Las Peñas Sur que suelen estar parcialmente cubiertas por sedimentos nocivos que limitan la aptitud natural.</text:p>
      <text:p text:style-name="P4">Limitantes: La erosión ligera y susceptibilidad, acumulación estéril e inundaciones en manto de corta duración, condicionan el uso de estas tierras. No obstante son aptos para prácticas agrícolas con uso restringido.</text:p>
      <text:p text:style-name="P7">Berrotarán</text:p>
      <text:p text:style-name="P20"><text:span text:style-name="T8">Complejo indeterminado de suelos de valles interserranos estrechos y alargados.</text:span></text:p>
      <text:p text:style-name="P15"><text:span text:style-name="T8">Símbolo: </text:span><text:span text:style-name="T5">Co29</text:span></text:p>
      <text:p text:style-name="P4">Capacidad de uso: VIsc</text:p>
      <text:p text:style-name="P15"><text:span text:style-name="T8">Índice de productividad: 36</text:span></text:p>
      <text:p text:style-name="P4">Son pequeñas unidades cartográficas que corresponden a vallecitos entre laderas pertenecientes a las sierras de Las Peñas situados en las vertientes orientales y occidentales. Los suelos se han originado a partir de sedimentos de conos y abanicos aluviales de texturas franco arenosas dominantes con pendientes que oscilan entre 2 a 8% y muy alta susceptibilidad a la erosión hídrica.</text:p>
      <text:p text:style-name="P4">La aptitud de las tierras se encuentra limitada por los factores expresados que incluyen pedregosidad e inclusive las propias formas de las delineaciones.</text:p>
      <text:p text:style-name="P4">Aptitud natural: Campos de pastoreo sobre especies implantadas y nativas.</text:p>
      <text:p text:style-name="P7">Berrotarán</text:p>
      <text:p text:style-name="P7">Río Tercero</text:p>
      <text:p text:style-name="P22">Complejo indeterminado de suelos de planos fluviales, derrames y terrazas del Valle de la Cruz.</text:p>
      <text:p text:style-name="P15"><text:span text:style-name="T8">Símbolo: </text:span><text:span text:style-name="T5">Co30</text:span></text:p>
      <text:p text:style-name="P4">Capacidad de uso: IVec</text:p>
      <text:p text:style-name="P15"><text:span text:style-name="T8">Índice de productividad: 48</text:span></text:p>
      <text:p text:style-name="P4">Sectores relativamente planos con suave pendiente regional no mayor a 1% vinculados a vías fluviales permanentes o intermitentes dentro del Valle de La Cruz.</text:p>
      <text:p text:style-name="P4">Los suelos normalmente muestran una secuencia de capas de variada granulometría, horizontes o capas oscuras enterradas generalmente de texturas finas hasta arcillosas, con horizontes superficiales donde alternan texturas gruesas y medias ricos en materia orgánica. </text:p>
      <text:p text:style-name="P4">Se observan además algunos procesos erosivos y de acumulación estéril con algunos lechos arenosos que afectan la aptitud natural del complejo.</text:p>
      <text:p text:style-name="P4">Estas unidades cartográficas de poca representatividad en la región son aptas para prácticas agrícolas de uso restringido.</text:p>
      <text:p text:style-name="P7">Berrotarán</text:p>
      <text:p text:style-name="P7">Río Tercero</text:p>
      <text:p text:style-name="P20"><text:span text:style-name="T8">Complejo indeterminado de suelos halohidromórficos y degradados del Arroyo El Barreal y otros.</text:span></text:p>
      <text:p text:style-name="P15"><text:span text:style-name="T8">Símbolo: </text:span><text:span text:style-name="T5">Co31</text:span></text:p>
      <text:p text:style-name="P4">Capacidad de uso: VIIws</text:p>
      <text:p text:style-name="P15"><text:span text:style-name="T8">Índice de productividad: 8</text:span></text:p>
      <text:p text:style-name="P4">Estas unidades de escasa representatividad dentro del Valle, corresponden a un complejo constituido por suelos que tienen como denominador común su situación en sectores deprimidos, vinculados a vías fluviales pequeñas con relieve netamente cóncavo, con suelos que presentan degradación superficial (horizonte A2 o E) desde la superficie, drenaje impedido y altos tenores de sodio intercambiable (alcalinidad sódica) superficial o subsuperficial. </text:p>
      <text:p text:style-name="P4">Son suelos aptos como campos naturales de pastoreo o para la incorporación en pequeñas áreas no inundables, de pasturas adaptadas.</text:p>
      <text:p text:style-name="P7">Alcira</text:p>
      <text:p text:style-name="P7">Berrotarán</text:p>
      <text:p text:style-name="P20"><text:span text:style-name="T8">Complejo indeterminado de Series El Divisadero, Los Molles y suelos someros de mogotes y serranías bajas vinculados a la Sierra de las Peñas.</text:span></text:p>
      <text:p text:style-name="P15"><text:span text:style-name="T8">Símbolo: </text:span><text:span text:style-name="T5">Co32</text:span></text:p>
      <text:p text:style-name="P4">Capacidad de uso: VIIes</text:p>
      <text:p text:style-name="P15"><text:span text:style-name="T8">Índice de productividad: 7</text:span></text:p>
      <text:p text:style-name="P4">Son unidades cartográficas normalmente cubiertas por vegetación natural del bosque serrano y con algunas especies del “espinal” de la llanura, parcialmente desmontadas en áreas no siempre convenientes. Se presentan como pequeñas sierras bajas o mogotes separados del cuerpo principal de la sierra de las Peñas y están ubicados en ambas vertientes, la oriental y la occidental.</text:p>
      <text:p text:style-name="P4">Los gradientes suelen llegar al 20% y los suelos se han desarrollado incipientemente sobre dos tipos de materiales originarios: </text:p>
      <text:p text:style-name="P4">Loéssicos y loéssicos redepositados: Se presentan como una cubierta eólica delgada de mas o menos un metro de espesor sobre un horizonte de tosca (horizonte petrocálcico) que descansa sobre rocas conglomerádicas (series Las Gamas o Alpa Corral variante petrocálcica).</text:p>
      <text:p text:style-name="P4">Regolíticos: Son suelos desarrollados sobre rocas sedimentarias consolidadas pertenecientes a antiguos conos o abanicos aluviales muy afectados por la tectónica ocupando las laderas con pendientes mayores. Se han identificado dos variantes de series o dos tipos de suelos semejantes a las series Los Molles y El Divisadero, caracterizados por ser muy someros con texturas esqueléticas franco arenosas, apoyados sobre los conglomerados alterados o meteorizados de forma tal que pueden desarrollarse raíces de estrato arbóreo.</text:p>
      <text:p text:style-name="P4">Limitantes: pedregosidad, poca profundidad efectiva y fuertes pendientes: Estos suelos solo son aptos para pastoreo sobre especies nativas.</text:p>
      <text:p text:style-name="P7">Berrotarán</text:p>
      <text:p text:style-name="P20"><text:span text:style-name="T8">Complejo indeterminado de Series El Divisadero, Los Molles y suelos someros sobre rocas metamórficas de la Sierra de las Peñas en los límites con el pié de monte.</text:span></text:p>
      <text:p text:style-name="P15"><text:span text:style-name="T8">Símbolo: </text:span><text:span text:style-name="T5">Co33</text:span></text:p>
      <text:p text:style-name="P4">Capacidad de uso: VIIes</text:p>
      <text:p text:style-name="P15"><text:span text:style-name="T8">Índice de productividad: 7</text:span></text:p>
      <text:p text:style-name="P4">Sectores escarpados de las sierras cubiertas con la vegetación natural del bosque serrano con gradientes que pueden superar holgadamente 30 ó 40%. Estas unidades están situadas lateralmente o rodeando por el Este y Oeste el cuerpo central granítico de la sierra de Las Peñas.</text:p>
      <text:p text:style-name="P4">Dominan los suelos cuyos perfiles son semejantes a los de las series El Divisadero en sectores con más pendiente y Los Molles donde ésta se hace menos evidente o en sectores más bajos. Se observa además en estos complejos la presencia de aproximadamente 20% de afloramientos rocosos, normalmente en forma de filones de textura rocosa más fina y más resistente a la erosión natural.</text:p>
      <text:p text:style-name="P4">Limitantes: rocosidad, pendientes, suelos someros y esqueléticos, razones por las cuales estos sectores solo son aptos como campos naturales de pastoreo.</text:p>
      <text:p text:style-name="P7">Berrotarán</text:p>
      <text:p text:style-name="P7">Río Tercero</text:p>
      <text:p text:style-name="P20"><text:span text:style-name="T8">Complejo indeterminado de Series El Divisadero, Los Molles y suelos esqueléticos y rocosos de áreas muy escarpadas sobre rocas metamórficas de la Sierra de las Peñas. </text:span></text:p>
      <text:p text:style-name="P15"><text:span text:style-name="T8">Símbolo </text:span><text:span text:style-name="T5">Co34</text:span><text:span text:style-name="T8">.</text:span></text:p>
      <text:p text:style-name="P4">Capacidad de uso: VIIes</text:p>
      <text:p text:style-name="P15"><text:span text:style-name="T8">Índice de productividad: 7</text:span></text:p>
      <text:p text:style-name="P4">Área menor muy escarpada o colinada dentro del complejo metamórfico caracterizada por gradientes muy altos del orden del 40-60% y altos porcentajes de roca expuesta que puede llegar al 50%.</text:p>
      <text:p text:style-name="P4">Los suelos son semejantes a las series El Divisadero y Los Molles.</text:p>
      <text:p text:style-name="P4">Las limitantes son mas graves que en el caso de la unidad anterior y el uso apropiado es el pastoreo extensivo sobre especies nativas</text:p>
      <text:p text:style-name="P7">Berrotarán</text:p>
      <text:p text:style-name="P7">Río Tercero</text:p>
      <text:p text:style-name="P22">Complejo indeterminado de suelos someros sobre rocas graníticas de la Sierra de las Peñas.</text:p>
      <text:p text:style-name="P15"><text:span text:style-name="T8">Símbolo: </text:span><text:span text:style-name="T5">Co35</text:span></text:p>
      <text:p text:style-name="P4">Capacidad de uso: VIIes</text:p>
      <text:p text:style-name="P15"><text:span text:style-name="T8">Índice de productividad: 4</text:span></text:p>
      <text:p text:style-name="P15"><text:span text:style-name="T8">Áreas centrales de las sierras de las Peñas con mayores alturas sobre el nivel del mar. El relieve es muy escarpado con gradientes que oscilan entre el 20 al 45%. La litología corresponde a rocas de composición granítica (Batolito) caracterizado por tener altos porcentajes de roca expuesta y suelos esqueléticos, cortos, pedregosos y de textura franco arenosa gruesa en la tierra fina. Por la composición granítica de la roca madre los contactos del suelo somero con la misma son abruptos siendo la meteorización de la roca en profundidad muy débil (contacto lítico). Se observa una menor cobertura del bosque serrano en relación a los sectores con rocas del tipo metamórfico que son más meteorizadas en profundidad.</text:span></text:p>
      <text:p text:style-name="P4">Las alturas máximas de la sierra de Las Peñas se encuentran en esta unidad cartográfica y son del orden de 750 metros aproximadamente.</text:p>
      <text:p text:style-name="P4">Aptitud: Campos naturales de pastoreo.</text:p>
      <text:p text:style-name="P7">Berrotarán</text:p>
      <text:p text:style-name="P7">Río Tercero</text:p>
      <text:p text:style-name="P22">Complejo indeterminado de suelos sobre rocas volcánicas y conglomerádicas de la Sierra de las Peñas.</text:p>
      <text:p text:style-name="P15"><text:span text:style-name="T8">Símbolo: </text:span><text:span text:style-name="T5">Co36</text:span></text:p>
      <text:p text:style-name="P4">Capacidad de uso: VIIes</text:p>
      <text:p text:style-name="P15"><text:span text:style-name="T8">Índice de productividad: 15</text:span></text:p>
      <text:p text:style-name="P4">Pequeño sector con suelos débilmente desarrollados sobre rocas basálticas de formas tabulares en varias capas o coladas, alternando con rocas duras de conglomerados rojizos (de posible edad Cretácica). El relieve es cambiante con sectores aplanados o suavemente ondulados de rocas volcánicas duras (techos de las coladas de basalto) con pequeñas pendientes abruptas y cortas con rocas sedimentarias conglomerádicas alternantes.</text:p>
      <text:p text:style-name="P15"><text:span text:style-name="T8">Los suelos son someros o muy someros con la roca a pocos cm. de profundidad.</text:span></text:p>
      <text:p text:style-name="P4">Aptitud: Campos naturales de pastoreo.</text:p>
      <text:p text:style-name="P7">Berrotarán</text:p>
      <text:p text:style-name="P7">Río Tercero</text:p>
      <text:p text:style-name="P20"><text:span text:style-name="T8">Complejo indeterminado de Serie El Divisadero y suelos sobre rocas graníticas en sectores bajos e intermedios de la Sierra de las Peñas.</text:span></text:p>
      <text:p text:style-name="P15"><text:span text:style-name="T8">Símbolo: </text:span><text:span text:style-name="T5">Co37</text:span></text:p>
      <text:p text:style-name="P4">Capacidad de uso: VIIes</text:p>
      <text:p text:style-name="P15"><text:span text:style-name="T8">Índice de productividad: 7 </text:span></text:p>
      <text:p text:style-name="P15"><text:span text:style-name="T8">Es una porción de la Sierra de Las Peñas Sur con gradientes intermedios (10-35%) suelos esqueléticos, pedregosos, con dominio de espesores de suelo de unos 20 cm. hasta llegar a la roca. Uno de los perfiles dominantes es semejante al de la serie El Divisadero.</text:span></text:p>
      <text:p text:style-name="P4">Apto para pastoreo sobre especies nativas.</text:p>
      <text:p text:style-name="P7">Berrotarán</text:p>
      <text:p text:style-name="P22">Complejo indeterminado de suelos halo-hidromórficos con 50% de bañados.</text:p>
      <text:p text:style-name="P15"><text:span text:style-name="T8">Símbolo: </text:span><text:span text:style-name="T5">Co38</text:span></text:p>
      <text:p text:style-name="P4">Capacidad de uso: VIIws</text:p>
      <text:p text:style-name="P15"><text:span text:style-name="T8">Índice de productividad: 4</text:span></text:p>
      <text:p text:style-name="P4">Este complejo está gravemente limitado con aptitud para campos naturales de pastoreo. La capa freática afecta normalmente el perfil del suelo siendo la alcalinidad y salinidad fuerte desde la superficie. Además se estima que existe un 50% de bañados y lagunas sin productividad alguna.</text:p>
      <text:p text:style-name="P7">Colonia La Providencia</text:p>
      <text:p text:style-name="P7">General Viamonte</text:p>
      <text:p text:style-name="P20"><text:span text:style-name="T8">Complejo indeterminado de suelos halohidromórficos alcalinos muy inundables</text:span><text:span text:style-name="T10"> </text:span></text:p>
      <text:p text:style-name="P15"><text:span text:style-name="T8">Símbolo: </text:span><text:span text:style-name="T5">Co39</text:span></text:p>
      <text:p text:style-name="P15"><text:span text:style-name="T8">Capacidad de uso: VIIws</text:span></text:p>
      <text:p text:style-name="P15"><text:span text:style-name="T8">Índice de Productividad: 2</text:span></text:p>
      <text:p text:style-name="P4">Este complejo indeterminado se ubica en áreas aisladas en aureolas internas de lagunas o cubetas de tamaño variable.</text:p>
      <text:p text:style-name="P4">Tiene anegamientos muy frecuentes y de larga duración con suelos lixiviados superficialmente (Horizonte A2), con alcalinidad sódica fuerte y generalmente sales subsuperficiales o en profundidad por la presencia de la capa freática que suele ascender periódicamente. Es frecuente también la presencia de suelos con endurecimientos (costras) afectando severamente su drenaje natural.</text:p>
      <text:p text:style-name="P4">Por lo expuesto, el uso de estas unidades está restringido a campos naturales de pastoreo.</text:p>
      <text:p text:style-name="P7">La Cesira</text:p>
      <text:p text:style-name="P20"><text:span text:style-name="T8">Complejo indeterminado de suelos arenosos poco diferenciados y capas aluviales</text:span><text:span text:style-name="T10"> </text:span></text:p>
      <text:p text:style-name="P15"><text:span text:style-name="T8">Símbolo: </text:span><text:span text:style-name="T5">Co40</text:span></text:p>
      <text:p text:style-name="P15"><text:span text:style-name="T8">Capacidad de uso: VIsc</text:span></text:p>
      <text:p text:style-name="P15"><text:span text:style-name="T8">Índice de Productividad: 13</text:span></text:p>
      <text:p text:style-name="P4">Este complejo se ubica en el pié de monte de la sierra vinculado al Río Pisco Huasi, al Norte de San José de la Dormida. Se caracteriza por presentar relieves ondulados con arenas fluviales y suelos en capas de diversa granulometría.</text:p>
      <text:p text:style-name="P4">Es frecuente la erosión lateral del río en crecientes, asociada a procesos de acumulación de materiales estériles sobre suelos agrícolas. En general, esta unidad cartográfica es apta para la implantación de pasturas o eventualmente para agricultura restringida a sectores escogidos estables.</text:p>
      <text:p text:style-name="P7">Villa de María</text:p>
      <text:p text:style-name="P22">Complejo indeterminado de Alboles </text:p>
      <text:p text:style-name="P15"><text:span text:style-name="T8">Símbolo: </text:span><text:span text:style-name="T5">Co41</text:span><text:span text:style-name="T8"> </text:span></text:p>
      <text:p text:style-name="P4">Capacidad de uso: IVws</text:p>
      <text:p text:style-name="P4">Índice de Productividad: </text:p>
      <text:p text:style-name="P4">Con este símbolo se ha mapeado una unidad que constituye el área de inundación de lagunas. Está integrada por un grupo indiferenciado de suelos del suborden taxonómico de los Alboles, que presentan un horizonte altamente lixiviado próximo a la superficie. El drenaje es la limitación que restringe el uso de estas tierras, las que se encharcan y quedan bajo agua frecuentemente debido a su proximidad con lagunas permanentes.</text:p>
      <text:p text:style-name="P7">Arias</text:p>
      <text:p text:style-name="P20"><text:span text:style-name="T8">Complejo indeterminado de suelos de terrazas intermedias del Río Cuarto.</text:span></text:p>
      <text:p text:style-name="P15"><text:span text:style-name="T8">Símbolo: </text:span><text:span text:style-name="T5">Co42</text:span></text:p>
      <text:p text:style-name="P4">Capacidad de uso: VIsc</text:p>
      <text:p text:style-name="P15"><text:span text:style-name="T8">Índice de Productividad: 22</text:span></text:p>
      <text:p text:style-name="P15"><text:span text:style-name="T8">Esta unidad, con escasa representatividad geográfica, se encuentra ubicada en el área de influencia del Río Cuarto. Topográficamente se encuentra en una situación intermedia entre el propio cauce del río o lecho arenoso (línea de rivera) y la terraza alta representada por la unidad cartográfica identificada con el símbolo LCi1.</text:span></text:p>
      <text:p text:style-name="P4">Los perfiles de los suelos están constituidos por capas de diferentes granulometrías especialmente gruesas (arenosas, franco arenosas y limosas) algunas con materia orgánica en profundidad (típico de suelos aluviales). Dominan los suelos excesivamente drenados y se caracterizan por poseer un mesorrelieve ondulado, propio de estos ambientes dominantemente afectados por actividad fluvial intensa muy cerca del cauce actual del río.</text:p>
      <text:p text:style-name="P4">Aunque pueden existir algunas parcelas de suelos agrícolas, en general estas unidades son aptas para la implantación de pasturas.</text:p>
      <text:p text:style-name="P7">Alejandro</text:p>
      <text:p text:style-name="P22">Complejo indeterminado de suelos halo-hidromórficos muy inundables.</text:p>
      <text:p text:style-name="P15"><text:span text:style-name="T8">Símbolo: </text:span><text:span text:style-name="T5">Co43</text:span></text:p>
      <text:p text:style-name="P4">Capacidad de uso: VIIws</text:p>
      <text:p text:style-name="P4">Índice de Productividad: 5</text:p>
      <text:p text:style-name="P4">Este complejo de suelos está vinculado sectores deprimidos semejantes a la unidad anterior, hacia donde drenan los excesos hídricos periódicos de aguas salobres (canales de drenaje). Estos desbordes depositan materiales de granulometría variada, normalmente franco arenosas o mas finas, constituyendo suelos en capas relativamente recientes. Los suelos, muy limitados en su aptitud, muestran una secuencia de capas salino sódicas e hidromórficas de espesores variados.</text:p>
      <text:p text:style-name="P4">El uso esta restringido a campos naturales de pastoreo o eventualmente implantación de pasturas adaptadas a las características expuestas.</text:p>
      <text:p text:style-name="P7">Colonia La Providencia</text:p>
      <text:p text:style-name="P7">General Viamonte</text:p>
      <text:p text:style-name="P7">General Levalle</text:p>
      <text:p text:style-name="P20"><text:span text:style-name="T8">Complejo indeterminado de suelos vinculados a cauces y paleocauces de los arroyos Jesús María, Los Mistoles y otros.</text:span></text:p>
      <text:p text:style-name="P15"><text:span text:style-name="T8">Símbolo: </text:span><text:span text:style-name="T5">Co44</text:span></text:p>
      <text:p text:style-name="P4">Capacidad de uso: VIes</text:p>
      <text:p text:style-name="P15"><text:span text:style-name="T8">Índice de productividad: 36</text:span></text:p>
      <text:p text:style-name="P4">Ambientes fluviales longitudinales y cóncavos, donde dominan en superficie granulometrías diversas: limosas, franco arenosas en capas y aún con algunos rodados provenientes de las sierras del Oeste, aparentemente de depositación reciente. Generalmente estos sedimentos han sepultado suelos con mejor aptitud y buen desarrollo genético (de perfil del tipo A-Bt-BC-C: suelos enterrados) como se puede observar en los barrancos de las propias vías fluviales. Se incluyen aquí suelos parcialmente inundables dependiendo de su posición en el relieve y su proximidad al cauce intermitente o paleocauce.</text:p>
      <text:p text:style-name="P4">Aptitud general: implantación de pasturas o eventualmente, en sectores menores escogidos no inundables con suelos de texturas medias superficiales, agricultura limitada.</text:p>
      <text:p text:style-name="P7">Cañada de Luque</text:p>
      <text:p text:style-name="P7">Río Primero</text:p>
      <text:p text:style-name="P22">Complejo indeterminado de abanicos aluviales distales con suelos franco arenosos poco diferenciados y loéssicos zonales, parcialmente sepultados por sedimentación reciente.</text:p>
      <text:p text:style-name="P15"><text:span text:style-name="T8">Símbolo: </text:span><text:span text:style-name="T5">Co45</text:span></text:p>
      <text:p text:style-name="P4">Capacidad de uso: VIsc</text:p>
      <text:p text:style-name="P15"><text:span text:style-name="T8">Índice de productividad: 32</text:span></text:p>
      <text:p text:style-name="P15"><text:span text:style-name="T8">Este complejo incluye suelos de sobre abanicos aluviales y derrames de desborde de granulometría variada y producto de canalizaciones del antiguo cauce del río Jesús María. Se destaca por la heterogeneidad de los procesos de sedimentación reciente y subactual muy dinámicos, requiriéndose para un uso mas adecuados de los lotes la comprobación “in situ” de los procesos indicados. </text:span></text:p>
      <text:p text:style-name="P4">En general el proceso de sedimentación es generalizado con materiales de poca fertilidad, no obstante, pueden existir áreas menores donde domina la Serie Candelaria, tal como está descripta en el perfil modal, sin la acumulación nociva y ser apta para prácticas agrícolas.</text:p>
      <text:p text:style-name="P7">Cañada de Luque</text:p>
      <text:p text:style-name="P20"><text:span text:style-name="T8">Complejo indeterminado de suelos sobre rocas metamórficas de la escarpa de las Sierras Chicas hacia el Valle de Calamuchita.</text:span></text:p>
      <text:p text:style-name="P15"><text:span text:style-name="T8">Símbolo: </text:span><text:span text:style-name="T5">Co46</text:span></text:p>
      <text:p text:style-name="P4">Capacidad de uso: VIIes</text:p>
      <text:p text:style-name="P15"><text:span text:style-name="T8">Índice de Productividad: 2</text:span></text:p>
      <text:p text:style-name="P15"><text:span text:style-name="T8">Sector muy escarpado de falla de la vertiente occidental de las Sierras Chicas con gradientes muy altos. La rocosidad es mayor al 60% y los suelos son esqueléticos, arenosos, gravillosos, con la roca dura a menos de 10 cm. de profundidad, muy poco accesibles para el ganado y altamente susceptibles a la erosión hídrica.</text:span></text:p>
      <text:p text:style-name="P7">Río Tercero</text:p>
      <text:p text:style-name="P22">Complejo indeterminado de suelos desarrollados sobre sierras bajas del complejo metamórfico </text:p>
      <text:p text:style-name="P15"><text:span text:style-name="T8">Símbolo: </text:span><text:span text:style-name="T5">Co47</text:span></text:p>
      <text:p text:style-name="P4">Capacidad de uso: VIIes</text:p>
      <text:p text:style-name="P4">Índice de Productividad: 19</text:p>
      <text:p text:style-name="P15"><text:span text:style-name="T8">En los sectores orientales de las Sierras Chicas el gradiente no es mayor al 20% con laderas inclinadas y algunos sectores aplanados con gradientes menores. El desarrollo del suelo está en función de la pendiente, siendo de más de 20 cm. el horizonte A en los sectores menos inclinados (Molisoles líticos) con la roca parcialmente alterada.</text:span></text:p>
      <text:p text:style-name="P4">La rocosidad y pedregosidad son poco significativas, la roca normalmente está alterada con buen desarrollo del bosque serrano y pastizal. </text:p>
      <text:p text:style-name="P4">Aptitud: Campos naturales de pastoreo con buena receptividad </text:p>
      <text:p text:style-name="P7">Río Tercero</text:p>
      <text:p text:style-name="P20"><text:span text:style-name="T8">Complejo indeterminado de suelos de los abanicos aluviales del Valle de Calamuchita</text:span></text:p>
      <text:p text:style-name="P15"><text:span text:style-name="T8">Símbolo: </text:span><text:span text:style-name="T5">Co48</text:span></text:p>
      <text:p text:style-name="P4">Capacidad de uso: VIIes</text:p>
      <text:p text:style-name="P4">Índice de Productividad: 22</text:p>
      <text:p text:style-name="P4">Pequeña unidad correspondiente a los depósitos de pié de monte de las Sierras Chicas, en la vertiente occidental, dentro del valle de Calamuchita. Los gradientes raramente superan el 8% siendo mayores en las proximidades de las sierras y los suelos son profundos aunque con importante pedregosidad; sustentan una vegetación de la llanura o valle aunque muy degradada. Se observan algunos desagües suavemente cóncavos que provienen de las sierras generando un pequeño mesorrelieve con erosión moderada y mayor susceptibilidad.</text:p>
      <text:p text:style-name="P4">Aptitud: Campos naturales de pastoreo sobre especies nativas o eventualmente, en sectores escogidos correspondientes a la media loma baja y pié de loma, aptos para la implantación de pasturas perennes.</text:p>
      <text:p text:style-name="P7">Río Tercero</text:p>
      <text:p text:style-name="P22">Complejo indeterminado de terrazas intermedias vinculadas a los ríos Tercero, Soconcho y otros.</text:p>
      <text:p text:style-name="P15"><text:span text:style-name="T8">Símbolo: </text:span><text:span text:style-name="T5">Co49</text:span></text:p>
      <text:p text:style-name="P4">Capacidad de uso: VIsc</text:p>
      <text:p text:style-name="P15"><text:span text:style-name="T8">Índice de productividad: 36</text:span></text:p>
      <text:p text:style-name="P4">Sectores relativamente planos o con una ligera inclinación hacia los ríos mencionados ubicados entre estos y las terrazas altas. Los suelos son profundos de texturas gruesas que pueden tener capas arenosas en profundidad y con un mesorrelieve medianamente marcado originado por la dinámica fluvial. Este complejo posee en algunos sectores, suelos con aptitud agrícola pero están dominando los de texturas muy gruesas (Entisoles) y con pedregosidad con capas de arenas limpias de río subsuperficiales. Parcialmente, luego de un destape del suelo edáfico, existen yacimientos de áridos que son o han sido explotados económicamente.</text:p>
      <text:p text:style-name="P4">Aptitud: suelos aptos para la implantación de pasturas.</text:p>
      <text:p text:style-name="P7">Río Tercero</text:p>
      <text:p text:style-name="P20"><text:span text:style-name="T8">Complejo indeterminado de las terrazas bajas no inundables del río Tercero y otros.</text:span></text:p>
      <text:p text:style-name="P15"><text:span text:style-name="T8">Símbolo: </text:span><text:span text:style-name="T5">Co50</text:span></text:p>
      <text:p text:style-name="P4">Capacidad de uso: VIIws</text:p>
      <text:p text:style-name="P4">Índice de Productividad: 14</text:p>
      <text:p text:style-name="P4">Estos complejos poseen relieves muy heterogéneos e irregulares por la presencia de cauces efímeros, paleocauces, lechos arenosos, gravillosos, y/o hidromórficos, estrechamente vinculados al río Tercero, factores que limitan severamente el uso natural de los suelos; mayoritariamente arenosos (Entisoles), gravillosos y mal drenados. En la actualidad se encuentran ubicados topográficamente por sobre la línea de la ribera del río.</text:p>
      <text:p text:style-name="P4">Aptitud: Campos naturales de pastoreo.</text:p>
      <text:p text:style-name="P7">Río Tercero</text:p>
      <text:p text:style-name="P20"><text:span text:style-name="T8">Complejo indeterminado de suelos gravemente erosionados de escalones de terrazas de los ríos Tercero y otros.</text:span></text:p>
      <text:p text:style-name="P15"><text:span text:style-name="T8">Símbolo: </text:span><text:span text:style-name="T5">Co51</text:span></text:p>
      <text:p text:style-name="P4">Capacidad de uso: VIIes</text:p>
      <text:p text:style-name="P4">Índice de productividad: 13</text:p>
      <text:p text:style-name="P4">Sectores alargados irregulares con gradientes mayores al 100% que conforman verdaderos escalones entre las terrazas altas con las intermedias, bajas e inclusive con el propio lecho del los ríos. Prácticamente no hay desarrollo genético de los suelos por el valor de la pendiente, aflorando sedimentos fluviales y están normalmente cubiertos con la vegetación natural.</text:p>
      <text:p text:style-name="P4">Aptitud: Campos de pastoreo extensivo, forestación, recreación, refugio de fauna silvestre etc.</text:p>
      <text:p text:style-name="P7">Río Tercero</text:p>
      <text:p text:style-name="P22">Complejo indeterminado de pampas de altura en las Sierras Chicas de Córdoba.</text:p>
      <text:p text:style-name="P15"><text:span text:style-name="T8">Símbolo: </text:span><text:span text:style-name="T5">Co52</text:span></text:p>
      <text:p text:style-name="P4">Capacidad de uso: VIes</text:p>
      <text:p text:style-name="P15"><text:span text:style-name="T8">Índice de Productividad: 26</text:span></text:p>
      <text:p text:style-name="P4">Única delineación en las partes altas de las Sierras Chicas, correspondiente a las denominadas pampas de altura o mesetas, con relieve contrastante con el resto de las laderas serranas; éste es ondulado y el gradiente no supera el 10%.</text:p>
      <text:p text:style-name="P15"><text:span text:style-name="T8">Los suelos se han desarrollado sobre materiales mixtos con horizonte A de espesor aproximado a 20 cm. con contacto con la roca poco alterada. Los suelos más someros y la roca aflorante se encuentran subordinados.</text:span></text:p>
      <text:p text:style-name="P4">Aptitud: Campos aptos para la implantación de pasturas adaptadas y para pastoreo sobre especies nativas.</text:p>
      <text:p text:style-name="P7">Río Tercero</text:p>
      <text:p text:style-name="P20"><text:span text:style-name="T8">Complejo indeterminado de suelos de sierras bajas sobre rocas volcánicas y conglomerádicas (sedimentarias) de la Sierra de Las Peñas y otras.</text:span></text:p>
      <text:p text:style-name="P15"><text:span text:style-name="T8">Símbolo: </text:span><text:span text:style-name="T5">Co53</text:span></text:p>
      <text:p text:style-name="P4">Capacidad de uso: VIIes</text:p>
      <text:p text:style-name="P15"><text:span text:style-name="T8">Índice de productividad: 23</text:span></text:p>
      <text:p text:style-name="P15"><text:span text:style-name="T8">Sectores orientales de las sierras mencionadas donde el relieve es menos abrupto que en el caso de la unidad anteriormente descripta. Los suelos están mejor desarrollados con horizonte superficiales dominantes de más de 20 cm. de profundidad y menor porcentaje de rocas expuestas, mejor accesibilidad del ganado y es común la presencia de pequeños valles longitudinales de pocas decenas de metros de ancho con suelos mas profundos, que pueden ser destinados a prácticas de implantación de pasturas permanentes para el ganado; no ocupan mas del 15% del total de la unidad.</text:span></text:p>
      <text:p text:style-name="P7">Río Tercero</text:p>
      <text:p text:style-name="P22">Complejo indeterminado de derrames fluviales o terrazas altas no inundables asociados a suelos de lomas.</text:p>
      <text:p text:style-name="P15"><text:span text:style-name="T8">Símbolo: </text:span><text:span text:style-name="T5">Co54</text:span></text:p>
      <text:p text:style-name="P4">Capacidad de uso: IVsc</text:p>
      <text:p text:style-name="P15"><text:span text:style-name="T8">Índice de Productividad: 42</text:span></text:p>
      <text:p text:style-name="P4">Sectores planos o suavemente ondulados o áreas intermedias vinculados a terrazas altas no inundables de vías fluviales y derrames de desbordes de texturas medias y franco arenosas. Los suelos que integran estos complejos tienen un origen mixto donde los derrames fluviales de desbordes (relativamente mas recientes que los sedimentos eólicos) no cubren toda la unidad, encontrándose además suelos desarrollados sobre los sedimentos eólicos a veces ligeramente modificados por redeposición fluvial. Limitantes más gravitantes en su aptitud: Texturas muy variables, clima y retención de humedad. Aptitud: Límite agrícola (Clase IV).</text:p>
      <text:p text:style-name="P7">Alcira</text:p>
      <text:p text:style-name="P22">Complejo indeterminado de suelos en capas de diversa granulometría, halo-hidromórficos de depresiones y terrazas bajas inundables y/o vinculados al nacimiento de arroyos.</text:p>
      <text:p text:style-name="P15"><text:span text:style-name="T8">Símbolo: </text:span><text:span text:style-name="T5">Co55</text:span></text:p>
      <text:p text:style-name="P4">Capacidad de uso: VIIws</text:p>
      <text:p text:style-name="P15"><text:span text:style-name="T8">Índice de productividad: 6</text:span></text:p>
      <text:p text:style-name="P4">Este complejo de suelos, se encuentra en depresiones donde el exceso de agua afecta a la mayoría de los perfiles de suelos, a veces arenosos en superficie con granulometrías diversas y límites abruptos por superposición de capas fluviales. La delineación más importante de esta unidad corresponde a la terraza baja inundable del Río Cuarto ubicada en el ángulo SO de la fotoimagen de Coronel Baigorria. Estos ambientes comprenden también por sus semejanzas a otras depresiones menores que dan nacimiento o están vinculados a corrientes fluviales menores o arroyos. Presentan normalmente la cubierta de vegetación natural hidrófila o mesohidrófila. La salinidad es poco importante y la alcalinidad de los suelos no es tan frecuente. Los problemas mas importantes o que mas afectan la aptitud de los suelos son el hidromorfismo (incluye inundaciones), la fertilidad y texturas muy variables especialmente las mas livianas. Por lo expuesto, estas unidades solo son aptas para pastoreo sobre especies nativas o eventualmente siembra de pasturas adaptadas o el mejoramiento del pastizal natural.</text:p>
      <text:p text:style-name="P7">Alcira</text:p>
      <text:p text:style-name="P22">Complejo indeterminado de suelos poco inundables de terrazas fluviales intermedias moderadamente alcalinos y áreas deprimidas vinculadas a arroyos permanentes y semipermanentes.</text:p>
      <text:p text:style-name="P15"><text:span text:style-name="T8">Símbolo: </text:span><text:span text:style-name="T5">Co56</text:span></text:p>
      <text:p text:style-name="P4">Capacidad de uso: VIws</text:p>
      <text:p text:style-name="P15"><text:span text:style-name="T8">Índice de Productividad: 30 </text:span></text:p>
      <text:p text:style-name="P15"><text:span text:style-name="T8">Unidades cartográficas de terrazas o sectores deprimidos poco inundables donde están asociados geográficamente suelos “zonales” semejantes los de las lomas adyacentes de perfil A-AC-C o en fases inundables esporádicamente, con otros suelos fluviales donde la el hidromorfismo es mas manifiesto, con perfiles en capas de diversa granulometría. Normalmente como el nombre de la unidad lo expresa, están relacionados o constituyen áreas de nacimiento de los arroyos permanentes o semipermanentes de la llanura. Ocupan sectores de reducidas dimensiones pero se encuentran ampliamente distribuidos. Localmente suelen ser denominados como “humedales”. Las limitantes son moderadas a severas por excesos hídricos, texturas superficiales livianas y eventualmente como inclusiones que no superan el 10% en delineaciones individuales, suelos moderadamente salinos y/o con alcalinidad por debajo de la capa arable. Aptitud natural: Apto en general para la incorporación de pasturas (Clase VIws).</text:span></text:p>
      <text:p text:style-name="P7">Alcira</text:p>
      <text:p text:style-name="P20"><text:span text:style-name="T8">Complejo indeterminado inundable de la terraza baja del Río Suquía y otros.</text:span></text:p>
      <text:p text:style-name="P15"><text:span text:style-name="T8">Símbolo: </text:span><text:span text:style-name="T5">Co57</text:span></text:p>
      <text:p text:style-name="P4">Capacidad de uso: VIIws</text:p>
      <text:p text:style-name="P15"><text:span text:style-name="T8">Índice de Productividad: 8</text:span></text:p>
      <text:p text:style-name="P4">Ambientes menores ubicados a ambos lados del cauce actual del río. Se caracteriza esencialmente por la presencia de suelos de texturas alternantes muy variables desde arenosas esencialmente en profundidad a francas con límites abruptos y escaso desarrollo genético, en un patrón de distribución muy intrincado. La capa freática normalmente afecta a los perfiles de los suelos inclusive en épocas de estiaje del río. Presenta un mesorrelieve muy cambiante donde alternan espiras de meandros (paleocauces), pequeños albardones (franco arenosos) y otros sectores irregulares deprimidos de reducidas dimensiones con texturas medias. Está normalmente cubierto con vegetación natural tolerante al hidromorfismo, limitante que domina el complejo. En síntesis, los suelos no poseen alcalinidad ni salinidad que afecte el desarrollo radicular; las limitantes están vinculadas al drenaje que incluye inundaciones periódicas fertilidad, mesorrelive y/o texturas livianas. Apto como campos naturales de pastoreo.</text:p>
      <text:p text:style-name="P7">Río Primero</text:p>
      <text:p text:style-name="P22">Complejo indeterminado de suelos inundables en desagües principales de la Pampa Loéssica Alta.</text:p>
      <text:p text:style-name="P15"><text:span text:style-name="T8">Símbolo: </text:span><text:span text:style-name="T5">Co58</text:span></text:p>
      <text:p text:style-name="P4">Capacidad de uso: VIws</text:p>
      <text:p text:style-name="P15"><text:span text:style-name="T8">Índice de Productividad: 12</text:span></text:p>
      <text:p text:style-name="P4">Sectores de reducidas dimensiones ubicados en la parte más cóncava de desagües principales con escurrimiento muy lento a estancado. Se han desarrollado suelos con limitantes derivadas del deficiente drenaje, alcalinidad a diferentes niveles, inclusive desde la superficie y/o con deficiencia de fertilidad, todo en un patrón de distribución muy cambiantes en pocas decenas de metros de distancia. Generalmente la inundación constituye la principal limitación permaneciendo el agua durante períodos significativos que afectan normalmente el uso del suelo.</text:p>
      <text:p text:style-name="P7">Río Primero</text:p>
      <text:p text:style-name="P22">Complejo indeterminado de colectores o desagües principales en la Pampa Loéssica Alta.</text:p>
      <text:p text:style-name="P15"><text:span text:style-name="T8">Símbolo: </text:span><text:span text:style-name="T5">Co59</text:span></text:p>
      <text:p text:style-name="P4">Capacidad de uso: IVws</text:p>
      <text:p text:style-name="P15"><text:span text:style-name="T8">Índice de Productividad: 42</text:span></text:p>
      <text:p text:style-name="P4">En estos desagües o colectores principales dominan suelos con horizonte enriquecidos en arcillas iluviales de buena aptitud en el perfil pero están sujetos a inundaciones periódicas de corta duración por el paso del agua hacia la Pampa Deprimida. Tienen un ancho de hasta 1 km y el relieve es decididamente cóncavo. Se han observado perfiles de suelos con horizontes superficiales engrosados con horizontes A de hasta 40 cm de espesor, asociados o vinculados a otros con alcalinidad sódica subsuperficial. Las depresiones localizadas más inundables dentro de estos ambientes están mapeadas con el símbolo Co58.</text:p>
      <text:p text:style-name="P7">Río Primero</text:p>
      <text:p text:style-name="P22">Complejo indeterminado Río Carcarañá 1 en fase anegable.</text:p>
      <text:p text:style-name="P15"><text:span text:style-name="T8">Símbolo: </text:span><text:span text:style-name="T5">Co134</text:span></text:p>
      <text:p text:style-name="P4">Capacidad de uso: VIIws</text:p>
      <text:p text:style-name="P4">Índice de Productividad: </text:p>
      <text:p text:style-name="P15"><text:span text:style-name="T8">Esta Unidad ocupa un pequeño sector dentro de la terraza intermedia del Río Carcarañá. Se distribuye principalmente en la posición cercana a los albardones, por lo cual suele experimentar anegamientos durante ciertos períodos de tiempo.</text:span></text:p>
      <text:p text:style-name="P7">Armstrong</text:p>
      <text:p text:style-name="P7">Cruz Alta</text:p>
      <text:p text:style-name="P22">Complejo indeterminado Río Carcarañá 2</text:p>
      <text:p text:style-name="P15"><text:span text:style-name="T8">Símbolo: </text:span><text:span text:style-name="T16">Co135</text:span></text:p>
      <text:p text:style-name="P15"><text:span text:style-name="T8">Capacidad de uso: VIIws</text:span></text:p>
      <text:p text:style-name="P4">Índice de Productividad: </text:p>
      <text:p text:style-name="P4">Estas unidades cartográficas generalmente constituyen el "pie" de las pendientes conectadas en forma directa al cauce del rió Carcarañá. Son áreas ligeramente deprimidas donde, por pérdida de velocidad, se estancan las aguas provenientes de los ambientes vecinos más altos. El escurrimiento es nulo y se observa acumulación de material proveniente de las posiciones adyacentes más elevadas.</text:p>
      <text:p text:style-name="P4">El complejo Co135 se suele anegar en épocas de grandes precipitaciones y por cortos períodos. El patrón de suelos tiene una distribución intrincada y predominan perfiles de origen aluvial.</text:p>
      <text:p text:style-name="P7">Cruz Alta</text:p>
      <text:p text:style-name="P20"><text:span text:style-name="T8">Complejo indeterminado Río Carcarañá 2 en fase muy inundable.</text:span></text:p>
      <text:p text:style-name="P15"><text:span text:style-name="T11">Símbolo: </text:span><text:span text:style-name="T13">Co136</text:span></text:p>
      <text:p text:style-name="P15"><text:span text:style-name="T8">Capacidad de uso: VIIws</text:span></text:p>
      <text:p text:style-name="P4">Índice de Productividad: </text:p>
      <text:p text:style-name="P4">Estas unidades cartográficas generalmente constituyen el "pie" de las pendientes conectadas en forma directa al cauce del rió Carcarañá. Son áreas ligeramente deprimidas donde, por pérdida de velocidad, se estancan las aguas provenientes de los ambientes vecinos más altos. El escurrimiento es nulo y se observa acumulación de material proveniente de las posiciones adyacentes más elevadas.</text:p>
      <text:p text:style-name="P4">En el Co136 las inundaciones pueden ser frecuentes y de larga duración. El patrón de suelos tiene una distribución intrincada y predominan perfiles de origen aluvial.</text:p>
      <text:p text:style-name="P7">Cruz Alta</text:p>
      <text:p text:style-name="P20"><text:span text:style-name="T8">Complejo indeterminado Río Carcarañá 3 en fase poco inundable.</text:span></text:p>
      <text:p text:style-name="P15"><text:span text:style-name="T8">Símbolo: </text:span><text:span text:style-name="T5">Co138</text:span></text:p>
      <text:p text:style-name="P15"><text:span text:style-name="T8">Capacidad de uso: VIIws</text:span></text:p>
      <text:p text:style-name="P4">Índice de Productividad: </text:p>
      <text:p text:style-name="P15"><text:span text:style-name="T8">Este complejo está localizado en áreas reducidas, que corresponden a los albardones del río Carcarañá o en la cercanía de los mismos. Los perfiles pertenecen a suelos aluviales (capas superpuestas) o con muy poco desarrollo de horizontes, no salinos pero con alcalinidad sódica a profundidad variable, generalmente alrededor de 1 m. Los suelos aluviales tienen capas superficiales de textura franca y capas intermedias franco a franco arcillosas, con presencia de abundantes cristales de mica.</text:span></text:p>
      <text:p text:style-name="P4">La capa de agua se encuentra profunda; localmente se manifiesta fuerte erosión. El Co138 es una fase poco inundable, es decir puede resultar afectada bajo condiciones excepcionales.</text:p>
      <text:p text:style-name="P7">Cruz Alta</text:p>
      <text:p text:style-name="P20"><text:span text:style-name="T8">Complejo indeterminado Laguna Sancti Spíritu.</text:span></text:p>
      <text:p text:style-name="P15"><text:span text:style-name="T8">Símbolo: </text:span><text:span text:style-name="T5">Co188</text:span></text:p>
      <text:p text:style-name="P15"><text:span text:style-name="T8">Capacidad de uso: VIIws</text:span></text:p>
      <text:p text:style-name="P4">Índice de Productividad: </text:p>
      <text:p text:style-name="P15"><text:span text:style-name="T8">El complejo Laguna Sancti Spíritu corresponde a los ambientes que rodean a la laguna homónima, los que constituyen sectores inundables, con la capa freática muy cercana a la superficie durante casi todo el año.</text:span></text:p>
      <text:p text:style-name="P4">Los suelos son de carácter aluvial, predominando los materiales limosos Los perfiles estudiados muestran drenaje imperfecto y altos tenores de sales y álcalis que afectan el desarrollo de las plantas cultivadas.</text:p>
      <text:p text:style-name="P7">Maggiolo</text:p>
      <text:p text:style-name="P20"><text:span text:style-name="T8">Complejo indeterminado 192.</text:span></text:p>
      <text:p text:style-name="P15"><text:span text:style-name="T8">Símbolo </text:span><text:span text:style-name="T5">Co192</text:span></text:p>
      <text:p text:style-name="P15"><text:span text:style-name="T8">Capacidad de uso: VIIws</text:span></text:p>
      <text:p text:style-name="P4">Índice de Productividad: </text:p>
      <text:p text:style-name="P15"><text:span text:style-name="T8">La unidad Co192 comprende las áreas inundables vecinas a una serie de lagunas de drenaje cerrado.</text:span></text:p>
      <text:p text:style-name="P4">Los suelos hidromórficos, con drenaje lento, se distribuyen en forma de complejo, en el que se han reconocido algunas series como A. Castellanos y Lazzarino relacionadas a otros no identificados, conformando un conjunto abigarrado, que geográficamente no puede ser separado.</text:p>
      <text:p text:style-name="P4">La posibilidad de uso de estos suelos está limitada por los excesos de sodio y sales y las frecuentes inundaciones.</text:p>
      <text:p text:style-name="P7">Maggiolo</text:p>
      <text:p text:style-name="P20"><text:span text:style-name="T8">Complejo indeterminado 193.</text:span></text:p>
      <text:p text:style-name="P15"><text:span text:style-name="T8">Símbolo </text:span><text:span text:style-name="T5">Co193</text:span></text:p>
      <text:p text:style-name="P15"><text:span text:style-name="T8">Capacidad de uso: VIIws </text:span></text:p>
      <text:p text:style-name="P15"><text:span text:style-name="T8">Índice de Productividad: 6</text:span></text:p>
      <text:p text:style-name="P15"><text:span text:style-name="T8">Esta unidad es una pequeña área vecina a las lagunas innominadas. Son terrenos inundables, con suelos imperfectamente drenados, que hacen que su aprovechamiento sea muy bajo.</text:span></text:p>
      <text:p text:style-name="P7">Maggiolo</text:p>
      <text:p text:style-name="P20"><text:span text:style-name="T8">Complejo indeterminado Arroyo Tortugas.</text:span></text:p>
      <text:p text:style-name="P15"><text:span text:style-name="T8">Símbolo: </text:span><text:span text:style-name="T5">Co197</text:span></text:p>
      <text:p text:style-name="P4">Capacidad de uso: VIII</text:p>
      <text:p text:style-name="P15"><text:span text:style-name="T8">Índice de Productividad: 4</text:span></text:p>
      <text:p text:style-name="P15"><text:span text:style-name="T8">El Complejo Arroyo Tortugas corresponde al plano aluvial de este arroyo. Comprende los suelos directamente vinculados al curso de agua, los que en consecuencia tienen características de fuerte hidromorfismo, sin horizontes genéticos, con alcalinidad y salinidad en algunos sectores y cubiertos por la vegetación natural de la región adaptada a esas condiciones (especies halófitas, hidrófitas, cespitosas y algunos arbustos del género Celtis sp.).</text:span></text:p>
      <text:p text:style-name="P7">Maggiolo</text:p>
      <text:p text:style-name="P22">Complejo indeterminado de Sierras altas.</text:p>
      <text:p text:style-name="P15"><text:span text:style-name="T8">Símbolo: </text:span><text:span text:style-name="T5">CoA</text:span></text:p>
      <text:p text:style-name="P4">Capacidad de Uso: VIII/VIIes</text:p>
      <text:p text:style-name="P4">Aptitud Forestal: 5</text:p>
      <text:p text:style-name="P4">Índice de Productividad: 2</text:p>
      <text:p text:style-name="P15"><text:span text:style-name="T8">Comprende la parte mas elevada de las Sierras de los Comechingones, ubicada por encima de los 1800 m.s.n.m. El relieve es muy escarpado y los afloramientos rocosos superan el 40% de la superficie. Los suelos son muy someros, desarrollados sobre materiales autóctonos gravillosos, producto de la meteorización de las rocas metamórficas.</text:span></text:p>
      <text:p text:style-name="P15"><text:span text:style-name="T8">La dificultad que presentan los accesos, debido a las fuertes pendientes, rocosidad y pedregosidad, determinan que ésta unidad sea parcialmente apta para campos naturales de pastoreo y no apta para forestación con las especies difundidas en el área, por las condiciones climáticas que imperan por arriba de los 1800 m.s.n.m.</text:span></text:p>
      <text:p text:style-name="P7">Alpa Corral</text:p>
      <text:p text:style-name="P7">Santa Rosa de Calamuchita</text:p>
      <text:p text:style-name="P7">Valle de Calamuchita</text:p>
      <text:p text:style-name="P22">Complejo indiferenciado de Series CALAMUCHITA I; CALAMUCHITA III; CALAMUCHITA V y afloramientos rocosos.</text:p>
      <text:p text:style-name="P15"><text:span text:style-name="T8">Símbolo: </text:span><text:span text:style-name="T5">CoB</text:span></text:p>
      <text:p text:style-name="P4">Capacidad de Uso: VIIes</text:p>
      <text:p text:style-name="P4">Aptitud Forestal: 2</text:p>
      <text:p text:style-name="P4">Índice de Productividad: 8</text:p>
      <text:p text:style-name="P15"><text:span text:style-name="T8">Áreas escarpadas o muy colinadas en el sector oriental, entre 800 y 1.000 m.s.n.m. aproximadamente, con menos del 10% de roca aflorante, y fuertemente inclinadas entre los 1000 y 1800 m.s.n.m. en el sector oeste de la unidad, con más del 20% de roca aflorante. Los suelos presentan escaso desarrollo, por lo general son someros o muy someros apoyados sobre roca alterada o sobre roca firme, desarrollados sobre materiales autóctonos.</text:span></text:p>
      <text:p text:style-name="P15"><text:span text:style-name="T8">En pendientes pronunciadas de hasta el 45% de gradiente, dominan suelos de textura franco arenosa, gravillosa, someros, de espesor variable, apoyados sobre roca alterada, ligeramente firme. En ambientes cóncavos de escaso gradiente, los suelos, algo excesivamente drenados, se han desarrollado a partir de materiales aluvionales de arrastre. El perfil muestra una sucesión de capas generalmente franco arenosas, gravillosas, moderadamente profundo a profundo.</text:span></text:p>
      <text:p text:style-name="P15"><text:span text:style-name="T8">En los valles y bajos con pendientes de 10 a 25%, el horizonte superficial presenta un contenido moderadamente alto de materia orgánica y es de textura franco arenosa y profundo.</text:span></text:p>
      <text:p text:style-name="P15"><text:span text:style-name="T8">Los afloramientos rocosos son más evidentes en los sectores escarpados.</text:span></text:p>
      <text:p text:style-name="P15"><text:span text:style-name="T8">El relieve escarpado, complejo, los suelos poco profundos por contacto lítico, la baja retención de humedad y drenaje excesivo, y el grado de pedregosidad y rocosidad, determinan que el uso sea ganadero sobre pasturas naturales y/o forestal.</text:span></text:p>
      <text:p text:style-name="P7">Alpa Corral</text:p>
      <text:p text:style-name="P7">Santa Rosa de Calamuchita</text:p>
      <text:p text:style-name="P20"><text:span text:style-name="T8">Complejo indiferenciado Área de transición de Series CALAMUCHITA I; CALAMUCHITA II; CALAMUCHITA III y CALAMUCHITA V.</text:span></text:p>
      <text:p text:style-name="P15"><text:span text:style-name="T8">Símbolo: </text:span><text:span text:style-name="T5">CoB1</text:span></text:p>
      <text:p text:style-name="P15"><text:span text:style-name="T8">Capacidad de uso: VIIes/VIII</text:span></text:p>
      <text:p text:style-name="P15"><text:span text:style-name="T8">Índice de Productividad: 4</text:span></text:p>
      <text:p text:style-name="P15"><text:span text:style-name="T8">Esta unidad cartográfica es un área de transición entre CoB2 y la línea de los 1.800 m.s.n.m. Presenta características edáficas y climáticas similares a CoB2, pero su relieve es más escarpado, con gradientes dominantes del 25 al 45% y el porcentaje de roca aflorante es del 40%. También son áreas pastosas, donde se ubican varias forestaciones.</text:span></text:p>
      <text:p text:style-name="P7">Santa Rosa de Calamuchita</text:p>
      <text:p text:style-name="P7">Valle de Calamuchita</text:p>
      <text:p text:style-name="P21"><text:span text:style-name="T8">Complejo indiferenciado Área fuertemente inclinada de Series CALAMUCHITA I; CALAMUCHITA II; CALAMUCHITA III; CALAMUCHITA V y suelos orgánicos del Orden de los Histosoles y LOS NOGALES</text:span><text:span text:style-name="T10"> </text:span></text:p>
      <text:p text:style-name="P15"><text:span text:style-name="T8">Símbolo: </text:span><text:span text:style-name="T5">CoB2</text:span></text:p>
      <text:p text:style-name="P15"><text:span text:style-name="T8">Capacidad de uso: VIIes</text:span></text:p>
      <text:p text:style-name="P15"><text:span text:style-name="T8">Índice de Productividad: 16</text:span></text:p>
      <text:p text:style-name="P4">Son áreas fuertemente inclinadas, integradas por un complejo de suelos ácidos, poco desarrollados con porcentajes variables de roca aflorante y algunas zonas con problemas de hidromorfismo. En esta área es donde se ubica la mayoría de las forestaciones.</text:p>
      <text:p text:style-name="P4">Integran este complejo de suelos, las series Calamuchita I, II, III y V, la mayoría de ellas desarrolladas a partir de materiales autóctonos.</text:p>
      <text:p text:style-name="P4">En las laderas fuertemente inclinadas, con pendientes del 10 al 25%, dominan Calamuchita I y II. Cuando el gradiente es del 25 al 45%, o sea en los relieves muy pronunciados, la serie dominante es Calamuchita III.</text:p>
      <text:p text:style-name="P4">Todos estos suelos de escaso desarrollo, se apoyan sobre roca alterada de variable profundidad.</text:p>
      <text:p text:style-name="P4">En los bajos alargados, que representan el 5% de la superficie, aparece Calamuchita V, donde se evidencian algunos problemas de hidromorfismo.</text:p>
      <text:p text:style-name="P4">Esta unidad cartográfica, dominada por suelos arenosos, con diferentes grados de pedregosidad, es muy pastosa "y los afloramientos rocosos están presentes entre un 10 y 20%.</text:p>
      <text:p text:style-name="P4">Esta unidad cartográfica se correlaciona con la unidad CoB y la diferencia está dada por inclusiones de suelos menores en este sector que corresponden al Orden de los Histosoles (orgánicos) en áreas bajas y la Serie Los Nogales vinculada a pendientes alargadas.</text:p>
      <text:p text:style-name="P7">Valle de Calamuchita</text:p>
      <text:p text:style-name="P20"><text:span text:style-name="T8">Complejo indeterminado desarrollado sobre roca granítica.</text:span></text:p>
      <text:p text:style-name="P15"><text:span text:style-name="T8">Símbolo: </text:span><text:span text:style-name="T5">CoB3</text:span></text:p>
      <text:p text:style-name="P15"><text:span text:style-name="T8">Capacidad de Uso: VIIsc/VIII</text:span></text:p>
      <text:p text:style-name="P4">Aptitud Forestal: 4</text:p>
      <text:p text:style-name="P15"><text:span text:style-name="T8">Índice de Productividad: 2</text:span></text:p>
      <text:p text:style-name="P15"><text:span text:style-name="T8">Relieve escarpado con gradientes que oscilan entre el 25 y 45%. Su litología está integrada por rocas ígneas de composición granítica, que corresponden a intrusiones postmetamórficas, de contactos netos y discordantes regionalmente.</text:span></text:p>
      <text:p text:style-name="P15"><text:span text:style-name="T8">Los suelos resultantes de la intemperización de la roca granítica son muy someros y la clase por tamaño de partícula es fragmentaria, constituida por grava, piedra y arenas muy gruesas, y escasa tierra fina que no llegan a rellenar los intersticios.</text:span></text:p>
      <text:p text:style-name="P15"><text:span text:style-name="T8">El porcentaje de pedregosidad es alto y la roca aflorante alcanza el 40%, mostrando las típicas formas aborregadas.</text:span></text:p>
      <text:p text:style-name="P4">Las limitantes son muy graves; el 50% de la superficie no es apta para pasturas o para forestar y el resto puede usarse como campos naturales de pastoreo siendo su aptitud forestal baja.</text:p>
      <text:p text:style-name="P7">Alpa Corral</text:p>
      <text:p text:style-name="P7">Valle de Calamuchita</text:p>
      <text:p text:style-name="P20"><text:span text:style-name="T8">Complejo indeterminado de Sierras altas sobre rocas graníticas.</text:span></text:p>
      <text:p text:style-name="P15"><text:span text:style-name="T8">Símbolo: </text:span><text:span text:style-name="T5">CoB4</text:span></text:p>
      <text:p text:style-name="P15"><text:span text:style-name="T8">Capacidad de Uso: VIIIsc</text:span></text:p>
      <text:p text:style-name="P4">Aptitud Forestal: 5</text:p>
      <text:p text:style-name="P4">Índice de Productividad: 2</text:p>
      <text:p text:style-name="P4">Similar por su constitución litológica y de suelos al CoB3, pero se extiende por encima de los 1800 m.s.n.m. por lo que resulta no apto como campos naturales de pastoreo o para forestar.</text:p>
      <text:p text:style-name="P7">Alpa Corral</text:p>
      <text:p text:style-name="P20"><text:span text:style-name="T8">Complejo indeterminado de áreas fuertemente inclinadas y Pampas Serranas</text:span><text:span text:style-name="T10"> </text:span></text:p>
      <text:p text:style-name="P15"><text:span text:style-name="T8">Símbolo: </text:span><text:span text:style-name="T5">CoB5</text:span></text:p>
      <text:p text:style-name="P15"><text:span text:style-name="T8">Capacidad de uso: VIIes</text:span></text:p>
      <text:p text:style-name="P15"><text:span text:style-name="T8">Índice de Productividad: 20</text:span></text:p>
      <text:p text:style-name="P4">Esta unidad es una combinación de los complejos B2 y D1 que por razones de la escala utilizada no se pudieron separar.</text:p>
      <text:p text:style-name="P4">La simbología (CoB2 + D1) significa que en la superficie total de la unidad, el Complejo B2 domina en un 80% sobre el D1,</text:p>
      <text:p text:style-name="P7">Valle de Calamuchita</text:p>
      <text:p text:style-name="P22">Complejo indiferenciado de Series CALAMUCHITA I; CALAMUCHITA III; CALAMUCHITA IV y rocas aflorantes.</text:p>
      <text:p text:style-name="P15"><text:span text:style-name="T8">Símbolo: </text:span><text:span text:style-name="T5">CoC</text:span></text:p>
      <text:p text:style-name="P4">Capacidad de Uso: VIIes/VIII</text:p>
      <text:p text:style-name="P4">Aptitud Forestal: 3</text:p>
      <text:p text:style-name="P4">Índice de Productividad: 3</text:p>
      <text:p text:style-name="P15"><text:span text:style-name="T8">Unidad cartográfica correspondiente a las quebradas de los ríos y arroyos principales, con dominio de pendientes abruptas con gradientes que superan el 45%.</text:span></text:p>
      <text:p text:style-name="P4">Los suelos con pendientes son someros o muy someros, de textura arenosa gravillosa y los afloramientos rocosos superan el 20%.</text:p>
      <text:p text:style-name="P15"><text:span text:style-name="T8">Estas condiciones de pendientes abruptas, suelos muy someros y alto porcentaje de pedregosidad y rocosidad, hacen difíciles los accesos y por ende la explotación de los mismos para pastoreo y forestación.</text:span></text:p>
      <text:p text:style-name="P7">Alpa Corral</text:p>
      <text:p text:style-name="P7">Santa Rosa de Calamuchita</text:p>
      <text:p text:style-name="P7">Valle de Calamuchita</text:p>
      <text:p text:style-name="P22">Complejo indiferenciado Pampa Serrana de Series YACANTO I; YACANTO II; YACANTO III; YACANTO IV; CALAMUCHITA III y SAN IGNACIO IV</text:p>
      <text:p text:style-name="P15"><text:span text:style-name="T8">Símbolo </text:span><text:span text:style-name="T5">CoD</text:span></text:p>
      <text:p text:style-name="P15"><text:span text:style-name="T8">Capacidad de uso: IVes/VIes</text:span></text:p>
      <text:p text:style-name="P15"><text:span text:style-name="T8">Índice de Productividad: 37</text:span></text:p>
      <text:p text:style-name="P4">Esta unidad cartográfica constituye una planicie (Pampas serranas) con lomas onduladas que ocupan una posición relativamente alta sobre el nivel del mar.</text:p>
      <text:p text:style-name="P4">Los suelos que integran este complejo son: Yacanto I, II, III y IV, Calamuchita III y San Ignacio IV.</text:p>
      <text:p text:style-name="P4">En las lomas onduladas que ocupan la parte central de la unidad domina Yacanto I, en las pendientes Yacanto II y IV, y en los sectores más planos, San Ignacio IV. Todos estos suelos desarrollados sobre materiales loessoides presentan en algún nivel del perfil, carbonato de calcio diseminado en la masa o cementado, formando mantos de tosca.</text:p>
      <text:p text:style-name="P4">En los bordes de estas Pampas serranas y en zonas donde el relieve se hace más quebrado dominan Yacanto III y Calamuchita III, la primera especialmente en el sector oriental y la segunda en el occidental y sur.</text:p>
      <text:p text:style-name="P4">Los porcentajes de roca aflorante en las lomas onduladas son prácticamente insignificantes. Donde el terreno se hace más quebrado varían entre un 10 y 20%.</text:p>
      <text:p text:style-name="P7">Santa Rosa de Calamuchita</text:p>
      <text:p text:style-name="P23">Complejo indiferenciado Pampa Serrana de Series YACANTO I; YACANTO II; YACANTO III; YACANTO IV; CALAMUCHITA III; SAN IGNACIO IV; FUNDACIÓN y SAN PANCRACIO </text:p>
      <text:p text:style-name="P15"><text:span text:style-name="T8">Símbolo: </text:span><text:span text:style-name="T5">CoD1</text:span></text:p>
      <text:p text:style-name="P15"><text:span text:style-name="T8">Capacidad de uso: IVes/VIes</text:span></text:p>
      <text:p text:style-name="P15"><text:span text:style-name="T8">Índice de Productividad: 38</text:span></text:p>
      <text:p text:style-name="P4">Esta unidad cartográfica constituye una planicie (Pampas serranas) como lomas onduladas que ocupan una posición relativamente alta sobre el nivel del mar.</text:p>
      <text:p text:style-name="P4">Los suelos que integran este complejo son: Yacanto I, II, m y IV, Calamuchita III y San Ignacio IV.</text:p>
      <text:p text:style-name="P15"><text:span text:style-name="T8">En las lomas onduladas que ocupan la parte central de la unidad domina Yacanto I, y adquieren gran difusión las Series Fundación y San Pancrasio, en las pendientes Yacanto II y IV, y en los sectores más planos, San Ignacio IV. Todos estos suelos desarrollados sobre materiales loessoides presentan en algún nivel del perfil, carbonato de calcio diseminado en la masa o cementado, formando mantos de tosca.</text:span></text:p>
      <text:p text:style-name="P4">En los bordes de estas Pampas serranas y en zonas donde el relieve se hace más quebrado dominan Yacanto III y Calamuchita III.</text:p>
      <text:p text:style-name="P4">Los porcentajes de roca aflorada en las lomas onduladas son prácticamente insignificante. Donde el terreno se hace más quebrado varían entre un 10 y 20%.</text:p>
      <text:p text:style-name="P7">Valle de Calamuchita</text:p>
      <text:p text:style-name="P22">Complejo indiferenciado Loma de la Cal, de Series SAN IGNACIO I; SAN IGNACIO II y afloramientos de tosca.</text:p>
      <text:p text:style-name="P15"><text:span text:style-name="T8">Símbolo: </text:span><text:span text:style-name="T5">CoE</text:span></text:p>
      <text:p text:style-name="P4">Capacidad de Uso: VIIes/VIes</text:p>
      <text:p text:style-name="P4">Aptitud Forestal: 5</text:p>
      <text:p text:style-name="P4">Índice de Productividad: 25</text:p>
      <text:p text:style-name="P4">Planicie serrana conocida como Loma de la Cal, debido a la abundancia de calizas.</text:p>
      <text:p text:style-name="P15"><text:span text:style-name="T8">En las lomas y pendientes, los suelos son someros, de textura franco arenosa apoyados sobre calizas muy meteorizadas o roca firme y en las concavidades o pequeños valles, los suelos algo excesivamente drenados se han desarrollado a partir de sedimentos fluviales de textura arenoso franca a franco arenosa, generalmente en capas y con gravillas en las capas inferiores.</text:span></text:p>
      <text:p text:style-name="P4">El porcentaje de rocosidad no supera el 10% y los afloramientos de calizas son abundantes.</text:p>
      <text:p text:style-name="P7">Alpa Corral</text:p>
      <text:p text:style-name="P7">Santa Rosa de Calamuchita</text:p>
      <text:p text:style-name="P20"><text:span text:style-name="T8">Complejo indiferenciado Pendiente Quebrada de Series YACANTO I; YACANTO III; CALAMUCHITA III y SANTA ROSA II</text:span><text:span text:style-name="T10"> </text:span></text:p>
      <text:p text:style-name="P15"><text:span text:style-name="T8">Símbolo: </text:span><text:span text:style-name="T5">CoF</text:span></text:p>
      <text:p text:style-name="P15"><text:span text:style-name="T8">Capacidad de uso: VIIes</text:span></text:p>
      <text:p text:style-name="P6">Aptitud Forestal: </text:p>
      <text:p text:style-name="P4">Índice de Productividad: 7</text:p>
      <text:p text:style-name="P4">Se trata de un área fuertemente inclinada con pendiente regional Oeste-Este. Constituye un complejo de suelos ácidos y alcalinos, en sectores con capas impermeables (tosca), variable porcentaje de afloramientos de roca y presencia de monte natural.</text:p>
      <text:p text:style-name="P4">En los sectores altos y pendientes dominan Yacanto III y Calamuchita III, mientras que en las partes bajas, Yacanto I y Santa Rosa III se hacen preponderantes.</text:p>
      <text:p text:style-name="P4">Como se dijo anteriormente el porcentaje de afloramiento rocoso es variable, llegando hasta un 20% y con gradientes de pendiente del 40%.</text:p>
      <text:p text:style-name="P7">Santa Rosa de Calamuchita</text:p>
      <text:p text:style-name="P22">Complejo indiferenciado de Series CALAMUCHITA IV; SANTA ROSA II; SANTA ROSA III y afloramientos rocosos.</text:p>
      <text:p text:style-name="P15"><text:span text:style-name="T8">Símbolo: </text:span><text:span text:style-name="T5">CoG</text:span></text:p>
      <text:p text:style-name="P4">Capacidad de Uso: VIes/VIIes</text:p>
      <text:p text:style-name="P4">Aptitud Forestal: 3</text:p>
      <text:p text:style-name="P4">Índice de Productividad: 25</text:p>
      <text:p text:style-name="P15"><text:span text:style-name="T8">Unidad correspondiente a las quebradas de los ríos y arroyos principales, con pendientes de hasta el 30% en el sector occidental que se suavizan hacia el este. La vegetación dominante es el monte xerófilo con un tapiz herbáceo.</text:span></text:p>
      <text:p text:style-name="P15"><text:span text:style-name="T8">En las pendientes escarpadas los suelos son someros o muy someros, desarrollados sobre materiales autóctonos (gravillosos), producto de la meteorización de las rocas metamórficas, apoyadas directamente sobre roca alterada. El porcentaje de roca aflorante alcanza el 20%. Donde el relieve se suaviza los suelos han evolucionado a partir de sedimentos fluvio-eólicos de textura franca y sobre sedimentos loéssicos franco limosos.</text:span></text:p>
      <text:p text:style-name="P15"><text:span text:style-name="T8">La aptitud de uso es ganadera, sobre pastos naturales y/o forestal. En sectores aislados, de escaso gradiente, es posible la práctica de agricultura o pasturas cultivadas.</text:span></text:p>
      <text:p text:style-name="P7">Alpa Corral</text:p>
      <text:p text:style-name="P7">Santa Rosa de Calamuchita</text:p>
      <text:p text:style-name="P7">Valle de Calamuchita</text:p>
      <text:p text:style-name="P22">Complejo indiferenciado de Serie CALAMUCHITA III; CALAMUCHITA V; SANTA ROSA II; SAN IGNACIO I; YACANTO III y rocas aflorantes.</text:p>
      <text:p text:style-name="P15"><text:span text:style-name="T8">Símbolo: </text:span><text:span text:style-name="T5">CoH</text:span></text:p>
      <text:p text:style-name="P4">Capacidad de Uso: VIIes/VIes</text:p>
      <text:p text:style-name="P4">Aptitud Forestal: 3</text:p>
      <text:p text:style-name="P4">Índice de Productividad: 21</text:p>
      <text:p text:style-name="P4">Unidad ubicada en el sector oriental de las Sierras de los Comechingones, caracterizada por la presencia de sierras bajas, con porcentaje variable de rocas aflorantes y monte natural.</text:p>
      <text:p text:style-name="P15"><text:span text:style-name="T8">En las pendientes pronunciadas los suelos dominantes son someros o muy someros de textura arenosa a franco arenosa con altos tenores de gravilla, apoyados sobre roca firme. Donde los gradientes son escasos o el relieve es ligeramente cóncavo, los suelos se caracterizan por la alternancia de capas de textura arenosa franca a franco arenosa y perfiles de escaso desarrollo, originados a partir de sedimentos aluviales de textura franca. En los valles, los suelos son profundos, desarrollados sobre materiales fluviales de textura franco arenosa con altos tenores de materia orgánica. En lomadas suaves y pendientes es común la presencia de suelos con elevados porcentajes de carbonato de calcio. Los afloramientos rocosos son más evidentes en relieves pronunciados, en general no superan el 20% de la superficie.</text:span></text:p>
      <text:p text:style-name="P15"><text:span text:style-name="T8">La producción de cultivos de cosecha o pastura está restringido a pequeñas áreas, generalmente vallecitos de relieve suave. El uso del resto de la unidad, con limitantes permanentes no corregibles como: pendientes muy pronunciadas; suelos someros; erosión; afloramientos rocosos; tosca; etc, queda reducido casi exclusivamente a campos naturales de pastoreo y/o forestación.</text:span></text:p>
      <text:p text:style-name="P7">Alpa Corral</text:p>
      <text:p text:style-name="P7">Santa Rosa de Calamuchita</text:p>
      <text:p text:style-name="P7">Valle de Calamuchita</text:p>
      <text:p text:style-name="P20"><text:span text:style-name="T8">Complejo indiferenciado Sierras Bajas de Series CALAMUCHITA III; CALAMUCHITA V; SANTA ROSA II; SAN IGNACIO I; YACANTO III; LOS REARTES y VILLA GENERAL BELGRANO.</text:span></text:p>
      <text:p text:style-name="P15"><text:span text:style-name="T8">Símbolo: </text:span><text:span text:style-name="T5">CoH1</text:span></text:p>
      <text:p text:style-name="P15"><text:span text:style-name="T8">Capacidad de uso: VIes/VIIes</text:span></text:p>
      <text:p text:style-name="P4">Aptitud Forestal: </text:p>
      <text:p text:style-name="P4">Índice de Productividad: 26</text:p>
      <text:p text:style-name="P4">Esta unidad está caracterizada por la presencia de sierras bajas, inclinadas, integradas por un complejo de suelos ácidos y alcalinos, con porcentajes variables de roca aflorante y presencia de monte natural.</text:p>
      <text:p text:style-name="P4">En sectores muy pronunciados, con pendientes de hasta el 45%, domina Calamuchita III. En los bajos con escaso gradiente dominan alternativamente Santa Rosa II y San Ignacio I, mientras que en los bajos (Vallecitos) con pendientes del 10 al 25% se hace preponderante Calamuchita V.</text:p>
      <text:p text:style-name="P4">En las lomadas suaves y pendientes, alternan indistintamente Santa Rosa II, San Ignacio I y Yacanto III.</text:p>
      <text:p text:style-name="P4">Los afloramientos rocosos se hacen más evidentes en los sectores más pronunciados, pero en general podemos decir que no superan el 20% de la superficie.</text:p>
      <text:p text:style-name="P4">A partir del Río Los Reartes y hacia el norte en los sectores bajos, comienza a dominar la serie Los Reartes, y en pendientes alargadas la Serie Villa General Belgrano (unidad H1).</text:p>
      <text:p text:style-name="P7">Valle de Calamuchita</text:p>
      <text:p text:style-name="P20"><text:span text:style-name="T8">Complejo indiferenciado Sierras Chicas de Serie CALAMUCHITA III y suelos con carbonato de calcio.</text:span></text:p>
      <text:p text:style-name="P15"><text:span text:style-name="T8">Símbolo: </text:span><text:span text:style-name="T5">CoI</text:span></text:p>
      <text:p text:style-name="P15"><text:span text:style-name="T8">Capacidad de uso: VIIes</text:span></text:p>
      <text:p text:style-name="P4">Aptitud Forestal:</text:p>
      <text:p text:style-name="P4">Índice de Productividad: 7</text:p>
      <text:p text:style-name="P4">Esta unidad está representada por una porción del cordón de las sierras chicas de Córdoba, que localmente se denomina Cumbre del Hinojo.</text:p>
      <text:p text:style-name="P4">Presentan estas sierras, como características sobresalientes, la existencia de pendientes muy abruptas en su flanco occidental y se hallan recubiertas por una vegetación típica de monte serrano.</text:p>
      <text:p text:style-name="P4">En general podemos decir que en esta unidad domina Calamuchita El, que presenta algunas variantes como ser, el espesor de la capa superficial y la presencia, en algunos sectores, de un material aproximadamente de 1 cm de espesor, con mucho carbonato de calcio, que se acuña y desaparece.</text:p>
      <text:p text:style-name="P4">En los sectores bajos dominan San Ignacio IV y V.</text:p>
      <text:p text:style-name="P4">La roca aflorante alcanza un 30%, haciéndose más manifiesta en la abrupta pendiente occidental.</text:p>
      <text:p text:style-name="P7">Santa Rosa de Calamuchita</text:p>
      <text:p text:style-name="P7">Valle de Calamuchita</text:p>
      <text:p text:style-name="P20"><text:span text:style-name="T8">Complejo indiferenciado Pampa de Achala de Series ACHALA I; ACHALA II; ACHALA III; ACHALA IV; ACHALA V; ACHALA VI y ACHALA VII</text:span><text:span text:style-name="T10"> </text:span></text:p>
      <text:p text:style-name="P15"><text:span text:style-name="T8">Símbolo: </text:span><text:span text:style-name="T5">CoJ</text:span></text:p>
      <text:p text:style-name="P15"><text:span text:style-name="T8">Capacidad de uso: VIIes</text:span></text:p>
      <text:p text:style-name="P4">Aptitud Forestal: </text:p>
      <text:p text:style-name="P4">Índice de Productividad: 20</text:p>
      <text:p text:style-name="P4">Esta unidad corresponde a la denominada Pampa de Achala y se trata del último escalón tectónico de las Sierras Grandes, en rocas graníticas, relativamente plana, aunque presenta relieves locales ondulados y escarpados.</text:p>
      <text:p text:style-name="P4">Su forma, pampa de altura, contrasta con los relieves de escalpas de fallas mucho más quebradas y con inclinación evidente hacia el Este y hacia el Oeste.</text:p>
      <text:p text:style-name="P15"><text:span text:style-name="T8">Se encuentra por encima de los 1.800 m.s.n.m y la vegetación dominante corresponde a pastizales de altura y en áreas protegidas se destaca la presencia del tabaquillo, como única leñosa existente.</text:span></text:p>
      <text:p text:style-name="P4">Los grados de pedregosidad y rocosidad varían según las distintas posiciones del relieve y los suelos se han desarrollado sobre materiales originarios autóctonos.</text:p>
      <text:p text:style-name="P4">Al Complejo lo integran los suelos Achala I, II, III, IV, V, VI y VII que son los más representativos.</text:p>
      <text:p text:style-name="P4">En laderas onduladas y muy onduladas con pendientes de hasta el 10% dominan Achala I y VI. Mientras que en las laderas altas escarpadas con gradientes de pendientes de hasta el 25%, dominan Achala II y V y en los sectores cóncavos Achala III que presenta algunos problemas de hidromorfismo y toda el área es erosionada diferencialmente.</text:p>
      <text:p text:style-name="P4">Achala IV y VII son representativos en terrazas planas o ligeramente inclinadas y en la porción más baja de las pendientes escarpadas.</text:p>
      <text:p text:style-name="P7">Valle de Calamuchita</text:p>
      <text:p text:style-name="P20"><text:span text:style-name="T8">Complejo indeterminado Escarpa Occidental de las Sierras Grandes de suelos Ustorthentes líticos, típicos y paralíticos y Haplustoles líticos, énticos y fluvénticos.</text:span></text:p>
      <text:p text:style-name="P15"><text:span text:style-name="T8">Símbolo: </text:span><text:span text:style-name="T5">CoK</text:span></text:p>
      <text:p text:style-name="P15"><text:span text:style-name="T8">Capacidad de uso: VIIes/VIII</text:span></text:p>
      <text:p text:style-name="P4">Aptitud Forestal: </text:p>
      <text:p text:style-name="P4">Índice de Productividad: 1</text:p>
      <text:p text:style-name="P4">Se trata de la escarpa occidental de las Sierras Grandes y su relieve se caracteriza por laderas escarpadas y abruptas. La información que se consigna de esta unidad, fue tomada del Mapa de Suelos de la Provincia de Córdoba a nivel de reconocimiento, de escala 1:500.000.</text:p>
      <text:p text:style-name="P4">El relieve se caracteriza por laderas inclinadas y escarpadas, con un 60% de roca aflorante y pendientes con gradientes del 40%, con grados de erosión ligera a grave.</text:p>
      <text:p text:style-name="P4">Los suelos dominantes son: Ustorthent lítico de muy poco desarrollo y pobre contenido de materia orgánica. Ustorthent típico en lomas aluviales y Ustorthent paralítico en laderas inclinadas junto con Haplustoles líticos.</text:p>
      <text:p text:style-name="P4">Haplustoles énticos y fluvénticos dominan en valles serranos y terrazas de ríos, estando presentes, los nombrados en último término, también en lomas y pendientes.</text:p>
      <text:p text:style-name="P7">Valle de Calamuchita</text:p>
      <text:p text:style-name="P20"><text:span text:style-name="T8">Complejo indeterminado de suelos loéssicos y afloramientos de rocas cristalinas.</text:span></text:p>
      <text:p text:style-name="P15"><text:span text:style-name="T8">Símbolo: </text:span><text:span text:style-name="T5">CoL</text:span></text:p>
      <text:p text:style-name="P4">Capacidad de Uso: VIIes</text:p>
      <text:p text:style-name="P4">Aptitud Forestal: 2</text:p>
      <text:p text:style-name="P4">Índice de Productividad: 8</text:p>
      <text:p text:style-name="P15"><text:span text:style-name="T8">Pampa de altura situada a 1.500 m.s.n.m., más o menos llana, denominada mesa o meseta por los lugareños. Generalmente cubierta por un manto de material eólico de textura franca a franco limosa, de espesor variable, interrumpida por afloramientos cristalinos del basamento donde los sedimentos eólicos han sido removidos por cursos de agua. Los suelos residuales provenientes de la meteorización de rocas antiguas son gravillosos.</text:span></text:p>
      <text:p text:style-name="P15"><text:span text:style-name="T8">Son suelos someros, limitados en su profundidad por roca continua. La alta susceptibilidad a la erosión hídrica y la erosión actual determinan que los mismos sean solo aptos para campos naturales de pastoreo y para forestación. Entre las especies dominantes adaptadas a estas condiciones encontramos gramíneas como la Poa y "pasto de la oveja".</text:span></text:p>
      <text:p text:style-name="P7">Alpa Corral</text:p>
      <text:p text:style-name="P20"><text:span text:style-name="T8">Complejo indiferenciado de Series EL CHACAY; EL CHACAY en fase somera; EL CHACAY en fase profunda y muy pedregosa; HUERTA VIEJA en fase profunda y extremadamente pedregosa; YACANTO III y afloramientos rocosos.</text:span></text:p>
      <text:p text:style-name="P15"><text:span text:style-name="T11">Símbolo: </text:span><text:span text:style-name="T13">CoM</text:span></text:p>
      <text:p text:style-name="P11">Capacidad de Uso: VIIes</text:p>
      <text:p text:style-name="P4">Aptitud Forestal: 3</text:p>
      <text:p text:style-name="P4">Índice de Productividad: 9</text:p>
      <text:p text:style-name="P15"><text:span text:style-name="T8">Comprende una franja ubicada al este de las Sierras de los Comechingones, fuertemente inclinada o muy colinada entre 10 y 25% de gradiente, a escarpada o colinada en el sector occidental, recubierta por una vegetación típica de monte serrano.</text:span></text:p>
      <text:p text:style-name="P15"><text:span text:style-name="T8">El área está cubierta en general por un manto de sedimentos eólicos de textura franco arenosa a franca, de espesor variable, siendo más profundo en paisajes suavemente colinados y cóncavos del sector oriental y somero con afloramientos rocosos y suelos con tenores variables de carbonatos en las partes más altas y escarpadas. Los bajos está n rellenos de material aluvional de arrastre.</text:span></text:p>
      <text:p text:style-name="P15"><text:span text:style-name="T8">En sectores aislados y próximos a la planicie periserrana, donde la susceptibilidad a la erosión hídrica es ligera a moderada, es posible la práctica de agricultura o implantación de pasturas. En el resto del área, el uso queda reducido casi exclusivamente a campos naturales de pastoreo y forestación debido a limitaciones permanentes no corregibles, como ser: pendientes muy pronunciadas, suelos someros, erosión, piedras de gran tamaño o rocas aflorantes, que hacen imposible el uso para una producción comercial.</text:span></text:p>
      <text:p text:style-name="P7">Alpa Corral</text:p>
      <text:p text:style-name="P20"><text:span text:style-name="T8">Complejo indiferenciado de Series CALAMUCHITA IV; HUERTA VIEJA; EL CHACAY; rocas aflorantes y suelos fluviales.</text:span></text:p>
      <text:p text:style-name="P15"><text:span text:style-name="T8">Símbolo: </text:span><text:span text:style-name="T5">CoN</text:span></text:p>
      <text:p text:style-name="P4">Capacidad de Uso: VIsc</text:p>
      <text:p text:style-name="P4">Aptitud Forestal: 3</text:p>
      <text:p text:style-name="P4">Índice de Productividad: 11</text:p>
      <text:p text:style-name="P4">Con este símbolo se designan las quebradas de los ríos y arroyos principales, de pendientes más suaves que el CoC.</text:p>
      <text:p text:style-name="P4">Las pendientes con gradientes de hasta el 30% se encuentran en el sector occidental donde dominan suelos someros, en capas de textura franco arenosa gravillosa, apoyadas sobre roca alterada. El porcentaje de roca aflorante alcanza el 20%.</text:p>
      <text:p text:style-name="P15"><text:span text:style-name="T8">En el sector oriental, los gradientes son menores y los suelos se han desarrollado a partir de sedimentos eólicos de textura franco arenosa a franca, y de depósitos aluviales de textura arenosa franca. Los afloramientos de roca son escasos. El área está cubierta por una vegetación de monte xerófilo con un tapiz herbáceo.</text:span></text:p>
      <text:p text:style-name="P15"><text:span text:style-name="T8">La aptitud de uso es ganadera, sobre pasturas naturales y/o forestal. En áreas aisladas de escasas dimensiones, es posible la práctica de agricultura o pasturas implantadas.</text:span></text:p>
      <text:p text:style-name="P7">Alpa Corral</text:p>
      <text:p text:style-name="P20"><text:span text:style-name="T8">Complejo de Series COLONIA PROGRESO 75% y BALDISSERA 25%</text:span></text:p>
      <text:p text:style-name="P15"><text:span text:style-name="T8">Símbolo: </text:span><text:span text:style-name="T5">CPg</text:span></text:p>
      <text:p text:style-name="P4">Capacidad de uso: IVws</text:p>
      <text:p text:style-name="P15"><text:span text:style-name="T8">Índice de Productividad: 46</text:span></text:p>
      <text:p text:style-name="P15"><text:span text:style-name="T8">Esta unidad corresponde con relieves deprimidos y cóncavos de pendiente nula o muy escasa manchoneados con hoyas y pozos de infiltración.</text:span></text:p>
      <text:p text:style-name="P15"><text:span text:style-name="T8">Estos complejos están dominados por suelos moderadamente bien drenados y alcalino-sódicos en profundidad de la serie Colonia Progreso. La serie asociada es Baldissera. Ambos son suelos bien drenados que se ubican en las pequeñas elevaciones que sobresalen dentro del relieve plano-cóncavo. </text:span></text:p>
      <text:p text:style-name="P15"><text:span text:style-name="T8">Son tierras donde el drenaje y la alcalinidad de los suelos restringen severamente el crecimiento de los cultivos y donde las posibilidades de rendimientos medios satisfactorios son aleatorias. </text:span></text:p>
      <text:p text:style-name="P7">Arias</text:p>
      <text:p text:style-name="P7">Corral de Bustos</text:p>
      <text:p text:style-name="P20"><text:span text:style-name="T8">Complejo en fase ligeramente erosionada de Series COLONIA PROGRESO 60% y LA BÉLGICA 40%.</text:span></text:p>
      <text:p text:style-name="P15"><text:span text:style-name="T8">Símbolo: </text:span><text:span text:style-name="T5">CPg1</text:span></text:p>
      <text:p text:style-name="P4">Capacidad de uso: IVws</text:p>
      <text:p text:style-name="P15"><text:span text:style-name="T8">Índice de Productividad: 49</text:span></text:p>
      <text:p text:style-name="P15"><text:span text:style-name="T8">Esta unidad corresponde con relieves deprimidos y cóncavos de pendiente nula o muy escasa, manchoneados con hoyas y pozos de infiltración.</text:span></text:p>
      <text:p text:style-name="P15"><text:span text:style-name="T8">Estos complejos están dominados por suelos moderadamente bien drenados y alcalino-sódicos en profundidad de la serie Colonia Progreso. Las series asociadas es La Bélgica. Ambos son suelos bien drenados que se ubican en las pequeñas elevaciones que sobresalen dentro del relieve plano-cóncavo. </text:span></text:p>
      <text:p text:style-name="P15"><text:span text:style-name="T8">Son tierras donde el drenaje y la alcalinidad de los suelos restringen severamente el crecimiento de los cultivos y donde las posibilidades de rendimientos medios satisfactorios son aleatorias. </text:span></text:p>
      <text:p text:style-name="P7">Arias</text:p>
      <text:p text:style-name="P7">Corral de Bustos</text:p>
      <text:p text:style-name="P7">Laborde</text:p>
      <text:p text:style-name="P20"><text:span text:style-name="T8">Complejo de Serie COLONIA PROGRESO 50% y COLONIA PROGRESO en fase imperfectamente drenada 50%.</text:span></text:p>
      <text:p text:style-name="P15"><text:span text:style-name="T8">Símbolo: </text:span><text:span text:style-name="T5">CPg2</text:span></text:p>
      <text:p text:style-name="P4">Capacidad de uso: IVws</text:p>
      <text:p text:style-name="P15"><text:span text:style-name="T8">Índice de Productividad: 29</text:span></text:p>
      <text:p text:style-name="P15"><text:span text:style-name="T8">Esta unidad corresponde con relieves deprimidos y cóncavos de pendiente nula o muy escasa, manchoneados con hoyas y pozos de infiltración.</text:span></text:p>
      <text:p text:style-name="P15"><text:span text:style-name="T8">Estos complejos están dominados por suelos moderadamente bien drenados y alcalino-sódicos en profundidad de la serie Colonia Progreso. En la unidad CPg2, la fase imperfectamente drenada de Colonia Progreso se asocia con los suelos mejor drenados de la misma serie.</text:span></text:p>
      <text:p text:style-name="P15"><text:span text:style-name="T8">Son tierras donde el drenaje y la alcalinidad de los suelos restringen severamente el crecimiento de los cultivos y donde las posibilidades de rendimientos medios satisfactorios son aleatorias. </text:span></text:p>
      <text:p text:style-name="P7">Arias</text:p>
      <text:p text:style-name="P7">Corral de Bustos</text:p>
      <text:p text:style-name="P7">Laborde</text:p>
      <text:p text:style-name="P20"><text:span text:style-name="T8">Complejo de Series COLONIA PROGRESO 75% y LA BÉLGICA 25%.</text:span></text:p>
      <text:p text:style-name="P15"><text:span text:style-name="T8">Símbolo: </text:span><text:span text:style-name="T5">CPg3</text:span></text:p>
      <text:p text:style-name="P4">Capacidad de uso: IVws</text:p>
      <text:p text:style-name="P15"><text:span text:style-name="T8">Índice de Productividad: 46</text:span></text:p>
      <text:p text:style-name="P15"><text:span text:style-name="T8">Estos complejos se encuentran vinculados a sectores deprimidos en el sudeste del área, en los que los suelos de la serie Colonia Progreso se encuentran con otros suelos y en distintos porcentajes. </text:span></text:p>
      <text:p text:style-name="P4">CPg 3: Integran este complejo 75% de suelos alcalinos de la serie Colonia Progreso y 25% de suelos de; la serie La Bélgica. En general el uso agrícola de esta unidad está muy limitada por la alcalinidad sódica de los suelos que cubren el 75% del complejo.</text:p>
      <text:p text:style-name="P4">La fuerte alcalinidad y el drenaje impedido, son las limitaciones que restringen su uso, siendo dedicados exclusivamente a pasturas.</text:p>
      <text:p text:style-name="P7">Corral de Bustos</text:p>
      <text:p text:style-name="P7">Laborde</text:p>
      <text:p text:style-name="P21"><text:span text:style-name="T8">Complejo de Series COLONIA PROGRESO 30%; CASTRO URDIALES 40% y LOS TAMARINDOS 30%.</text:span></text:p>
      <text:p text:style-name="P15"><text:span text:style-name="T8">Símbolo: </text:span><text:span text:style-name="T5">CPg4</text:span></text:p>
      <text:p text:style-name="P4">Capacidad de uso: IVws</text:p>
      <text:p text:style-name="P15"><text:span text:style-name="T8">Índice de Productividad: 27</text:span></text:p>
      <text:p text:style-name="P4">Estos complejos se encuentran vinculados a sectores deprimidos en el sudeste del área, en los que los suelos de la serie Colonia Progreso se encuentran asociados a otros suelos y en distintos porcentajes</text:p>
      <text:p text:style-name="P15"><text:span text:style-name="T8">Comprende 40% de suelos de la serie Castro Urdiales, con moderada alcalinidad y salinidad a partir de los 50 cm., 30% de suelos alcalino sódicos de la serie Los Tamarindos y 30% de suelos de la serie Colonia Progreso. El uso de los suelos de esta unidad está limitado por la alcalinidad y el drenaje imperfecto.</text:span></text:p>
      <text:p text:style-name="P7">Canals</text:p>
      <text:p text:style-name="P7">Laborde</text:p>
      <text:p text:style-name="P20"><text:span text:style-name="T8">Complejo en fase poco anegable de Series COLONIA PROGRESO 30%; CASTRO URDIALES 40% y LOS TAMARINDOS 30%.</text:span></text:p>
      <text:p text:style-name="P15"><text:span text:style-name="T8">Símbolo: </text:span><text:span text:style-name="T5">CPg5</text:span></text:p>
      <text:p text:style-name="P4">Capacidad de uso: IVws</text:p>
      <text:p text:style-name="P15"><text:span text:style-name="T8">Índice de Productividad: 22</text:span></text:p>
      <text:p text:style-name="P6">Estos complejos se encuentran vinculados a sectores deprimidos en el sudeste del área, en los que los suelos de la serie Colonia Progreso se encuentran asociados a otros suelos y en distintos porcentajes</text:p>
      <text:p text:style-name="P4">Comprende 40% de suelos de la serie Castro Urdiales con moderada alcalinidad y salinidad a partir de los 50 cm. y 60% de suelos alcalinos de las series Los Tamarindos (30%) y Colonia Progreso (30%), todos en fase poco anegables. El uso es agrícola ganadero, aunque con limitaciones.</text:p>
      <text:p text:style-name="P7">Canals</text:p>
      <text:p text:style-name="P7">Laborde</text:p>
      <text:p text:style-name="P21"><text:span text:style-name="T8">Complejo de Series COLONIA PROGRESO 20%; LOS TAMARINDOS 50% y CASTRO URDIALES 30%.</text:span></text:p>
      <text:p text:style-name="P15"><text:span text:style-name="T8">Símbolo: </text:span><text:span text:style-name="T5">CPg6</text:span></text:p>
      <text:p text:style-name="P4">Capacidad de uso: VIws</text:p>
      <text:p text:style-name="P15"><text:span text:style-name="T8">Índice de Productividad: 22</text:span></text:p>
      <text:p text:style-name="P6">Estos complejos se encuentran vinculados a sectores deprimidos en el sudeste del área, en los que los suelos de la serie Colonia Progreso se encuentran asociados a otros suelos y en distintos porcentajes</text:p>
      <text:p text:style-name="P15"><text:span text:style-name="T8">Este complejo está integrado por 70% de suelos alcalino sódicos de la serie Los Tamarindos (50%) y Colonia Progreso (20%). El 30% restante comprende suelos moderadamente salinoalcalinos de la serie Castro Urdíales.</text:span></text:p>
      <text:p text:style-name="P4">La fuerte alcalinidad y el drenaje impedido, son las limitaciones que restringen su uso, siendo dedicados exclusivamente a pasturas.</text:p>
      <text:p text:style-name="P7">Canals</text:p>
      <text:p text:style-name="P7">Laborde</text:p>
      <text:p text:style-name="P21"><text:span text:style-name="T8">Complejo de Series COLONIA PROGRESO 60% y LABORDE en fase moderadamente bien drenada 40%.</text:span></text:p>
      <text:p text:style-name="P15"><text:span text:style-name="T8">Símbolo: </text:span><text:span text:style-name="T5">CPg7</text:span></text:p>
      <text:p text:style-name="P4">Capacidad de uso: IVws</text:p>
      <text:p text:style-name="P15"><text:span text:style-name="T8">Índice de Productividad: 48</text:span></text:p>
      <text:p text:style-name="P4">Estos complejos se encuentran vinculados a sectores deprimidos en el sudeste del área, en los que los suelos de la serie Colonia Progreso se encuentran asociados a otros suelos y en distintos porcentajes. Las características particulares de estas cuatro unidades se indican a continuación y las series citadas se describen en el punto 3.2.</text:p>
      <text:p text:style-name="P15"><text:span text:style-name="T8">Esta unidad se vincula a la parte central de algunas vías de desagüe bien manifiestas que disectan las lomadas con suelos de la serie Laborde. Está formado por 60% de suelos alcalinos sódicos de la serie Colonia Progreso y 40% por suelos de la serie Laborde en fase moderadamente bien drenada. Su uso es agrícola ganadero, con limitaciones.</text:span></text:p>
      <text:p text:style-name="P7">Arias</text:p>
      <text:p text:style-name="P7">Canals</text:p>
      <text:p text:style-name="P20"><text:span text:style-name="T8">Complejo en fase fuertemente alcalina de Series CAYUQUEO 50%; TICINO 25% y LA VICTORIA 25%.</text:span></text:p>
      <text:p text:style-name="P15"><text:span text:style-name="T8">Símbolo: </text:span><text:span text:style-name="T5">Cq1</text:span></text:p>
      <text:p text:style-name="P4">Capacidad de uso: VIIws</text:p>
      <text:p text:style-name="P4">Índice de Productividad: 8</text:p>
      <text:p text:style-name="P15"><text:span text:style-name="T8">Son unidades cartográficas distribuidas dentro del dominio de suelos zonales de la serie Monte Alto. Están caracterizadas por su relieve netamente cóncavo, con limitantes graves producidas por excesos hídricos debido a la presencia de la capa freática afectando casi permanentemente los horizontes subsuperficiales. Estos ambientes están generalmente asociados a lagunas permanentes o semipermanentes, con vegetación natural dominante, consistente en Distichlis scoparia "pelo de chancho", "salicornia", "juncos" o "gramón". Además, normalmente poseen alcalinidad sódica desde la superficie o muy próxima a ella y la capa arable en la serie Ticino se encuentra degradada.</text:span></text:p>
      <text:p text:style-name="P4">Las limitantes de naturaleza física y química presentes son tan graves, que restringen la aptitud de estas tierras relegándolas a campos naturales de pastoreo, o eventualmente, tienen la posibilidad de realizar alguna intersiembra con especies adaptadas.</text:p>
      <text:p text:style-name="P7">Etruria</text:p>
      <text:p text:style-name="P7">General Cabrera</text:p>
      <text:p text:style-name="P7">Pascanas</text:p>
      <text:p text:style-name="P20"><text:span text:style-name="T8">Complejo en fase fuertemente alcalina de Series CAYUQUEO 40%; TICINO 20%; ETRURIA en fase severamente erosionada 20% y LA VICTORIA 20%.</text:span></text:p>
      <text:p text:style-name="P15"><text:span text:style-name="T8">Símbolo: </text:span><text:span text:style-name="T5">Cq2</text:span></text:p>
      <text:p text:style-name="P4">Capacidad de uso: VIIws</text:p>
      <text:p text:style-name="P15"><text:span text:style-name="T8">Índice de Productividad: 8</text:span></text:p>
      <text:p text:style-name="P4">Este símbolo identifica a líneas de escurrimiento o bajos estructurales bien manifiestos, poseen relieve cóncavo y un ancho que puede llegar hasta 500 m. Se caracterizan por tener anegamientos muy frecuentes pero de menor duración que la unidad anterior y escurrimiento lento.</text:p>
      <text:p text:style-name="P4">Las fases de las series Cayuqueo y Ticino se encuentran en las partes centrales; son fuertemente sódicas desde la superficie y el drenaje es pobre. Lateralmente domina la serie La Victoria con alcalinidad subsuperficial. En los bordes, sobre pequeñas pendientes de pocas decenas de metros, se encuentra la serie Etruria muy erosionada (a veces el horizonte C se encuentra desde la superficie) con alcalinidad producida por la presencia de sodio y carbonato de calcio libre.</text:p>
      <text:p text:style-name="P4">Estas unidades están gravemente limitadas por las características físico químicas de los suelos, son aptas para su utilización como campos naturales de pastoreo o eventualmente para la implantación de pasturas adaptadas.</text:p>
      <text:p text:style-name="P7">Etruria</text:p>
      <text:p text:style-name="P7">Pascanas</text:p>
      <text:p text:style-name="P20"><text:span text:style-name="T8">Complejo indiferenciado de Series CAYUQUEO; LA VICTORIA; HERNANDO y ETRURIA en fase ligera a moderadamente erosionada.</text:span></text:p>
      <text:p text:style-name="P15"><text:span text:style-name="T8">Símbolo: </text:span><text:span text:style-name="T5">Cq3</text:span></text:p>
      <text:p text:style-name="P4">Capacidad de uso: VIws</text:p>
      <text:p text:style-name="P4">Índice de Productividad: 29</text:p>
      <text:p text:style-name="P15"><text:span text:style-name="T8">Este complejo se encuentra en líneas de escurrimiento o de drenaje superficial moderadamente manifiestas. Son menos profundas que la unidad anteriormente descripta, la capa freática está más baja y los anegamientos son menos importantes.</text:span></text:p>
      <text:p text:style-name="P15"><text:span text:style-name="T8">La serie Cayuqueo, que tiene drenaje imperfecto y alcalinidad sódica dentro de los primeros 20 cm., ubicada en el centro de estos ambientes, constituye la limitante más significativa.</text:span></text:p>
      <text:p text:style-name="P4">Otros problemas edáficos de menor cuantía se observan en las series La Victoria y Etruria que son alcalino-sódicos desde aproximadamente 20 cm., esta última, se encuentra en los bordes de la unidad y presenta erosión ligera a moderada.</text:p>
      <text:p text:style-name="P4">Por último, cabe agregar, que en el centro de estas unidades y en una faja de pocos metros de ancho, es factible la presencia de suelos degradados y sódicos con cementación en profundidad en un porcentaje no mayor al 10%.</text:p>
      <text:p text:style-name="P15"><text:span text:style-name="T8">De acuerdo a lo expuesto, el drenaje y la alcalinidad esencialmente, condicionan el uso de estos suelos, siendo su uso más conveniente la implantación de pasturas adaptadas.</text:span></text:p>
      <text:p text:style-name="P7">Etruria</text:p>
      <text:p text:style-name="P7">General Cabrera</text:p>
      <text:p text:style-name="P7">Pascanas</text:p>
      <text:p text:style-name="P7">Villa María</text:p>
      <text:p text:style-name="P20"><text:span text:style-name="T8">Consociación CHRISTOPHERSEN.</text:span></text:p>
      <text:p text:style-name="P15"><text:span text:style-name="T8">Símbolo: </text:span><text:span text:style-name="T5">Cr</text:span></text:p>
      <text:p text:style-name="P15"><text:span text:style-name="T8">Capacidad de uso: VIIws</text:span></text:p>
      <text:p text:style-name="P4">Índice de Productividad: </text:p>
      <text:p text:style-name="P4">Esta consociación corresponde a los suelos que ocupan la periferia de ciertas depresiones u hoyas de drenaje cerrado.</text:p>
      <text:p text:style-name="P4">Los suelos que se distribuyen en estos ambientes, donde la capa freática se encuentra cercana a la superficie gran parte del año y los tenores de sodio de intercambio son altos, se caracterizan por ser alcalinos e hidromórficos. El desagüe natural es muy lento de manera que existen periódicos anegamientos. La unidad que se ha incluido en el mapa esta compuesta solamente por perfiles de la serie Christophersen, </text:p>
      <text:p text:style-name="P15"><text:span text:style-name="T8">Es de destacar, no obstante, que pueden hallarse también otros perfiles correspondientes a suelos de origen aluvial o de la serie Amenábar.</text:span></text:p>
      <text:p text:style-name="P7">Maggiolo</text:p>
      <text:p text:style-name="P20"><text:span text:style-name="T8">Complejo indeterminado Capilla de los Remedios de suelos fluviales en capas.</text:span></text:p>
      <text:p text:style-name="P15"><text:span text:style-name="T8">Símbolo: </text:span><text:span text:style-name="T5">CRe</text:span><text:span text:style-name="T8"> </text:span></text:p>
      <text:p text:style-name="P15"><text:span text:style-name="T8">Capacidad de uso: IVsc</text:span></text:p>
      <text:p text:style-name="P15"><text:span text:style-name="T8">Índice de Productividad: 28</text:span></text:p>
      <text:p text:style-name="P4">Con esta denominación se indican las terrazas fluviales intermedias de los ríos Suquía y Segundo. Son suelos medianamente ácidos y excesivamente drenados, escasamente provistos de materia orgánica y baja estabilidad estructural de los agregados.</text:p>
      <text:p text:style-name="P4">Este drenaje excesivo y la baja retención de humedad acentúan la limitación climática natural de estos suelos, presentando además una manifiesta susceptibilidad al planchado por la debilidad de los agregados.</text:p>
      <text:p text:style-name="P7">Río Primero</text:p>
      <text:p text:style-name="P7">Villa del Rosario</text:p>
      <text:p text:style-name="P22">Consociación CANALS.</text:p>
      <text:p text:style-name="P15"><text:span text:style-name="T8">Símbolo: </text:span><text:span text:style-name="T5">Cs</text:span></text:p>
      <text:p text:style-name="P4">Capacidad de Uso: IIIsc</text:p>
      <text:p text:style-name="P15"><text:span text:style-name="T8">Índice de Productividad: 45</text:span></text:p>
      <text:p text:style-name="P4">Constituye una unidad simple, es decir, integrada por una sola serie de suelos. La serie Canals se ha desarrollado sobre materiales eólicos de textura franco arenosa a arenosa franca con ligera susceptibilidad a la erosión eólica y moderada a baja retención de humedad. Son suelos fértiles, no tienen alcalinidad, salinidad, ni peligro de anegamientos, pero pueden sufrir sequías estivales.</text:p>
      <text:p text:style-name="P4">La retención de humedad de la serie Canals es menor a la serie Alejo Ledesma con la cual se encuentra asociada geográficamente y semejante a la serie Olaeta pero con respecto a ésta se encuentra en una situación climática más benigna y menos susceptible a la erosión eólica.</text:p>
      <text:p text:style-name="P4">Son suelos aptos para agricultura e implantación de pasturas teniendo presentes las limitantes indicadas.</text:p>
      <text:p text:style-name="P4"/>
      <text:p text:style-name="P15"><text:span text:style-name="T29">La serie Canals es un suelo algo excesivamente drenado, vinculado a las lomas arenosas onduladas de influencia medanosa, dentro de la típica "pampa arenosa cordobesa" (llanura eólica) al sur de las nacientes del Saladillo. Se han desarrollado a partir de materiales arenosos franco y no presentan peligro de anegamiento. La retención de humedad de estos suelos es baja, siendo menor que la de los suelos de la serie Laborde y Alejo Ledesma de la cual es vecina.</text:span></text:p>
      <text:p text:style-name="P7">Canals</text:p>
      <text:p text:style-name="P7">General Viamonte</text:p>
      <text:p text:style-name="P7">La Carlota</text:p>
      <text:p text:style-name="P7">La Cesira</text:p>
      <text:p text:style-name="P20"><text:span text:style-name="T8">Asociación de Series CANALS 70% y ALEJO LEDESMA 30%.</text:span></text:p>
      <text:p text:style-name="P15"><text:span text:style-name="T8">Símbolo: </text:span><text:span text:style-name="T5">Cs1</text:span></text:p>
      <text:p text:style-name="P4">Capacidad de Uso: IIIsc</text:p>
      <text:p text:style-name="P15"><text:span text:style-name="T8">Índice de Productividad: 53</text:span></text:p>
      <text:p text:style-name="P15"><text:span text:style-name="T8">Esta asociación comprende amplias lomadas de origen eólico con la presencia de "hoyitas" ligeramente cóncavas.</text:span></text:p>
      <text:p text:style-name="P4">Está integrada en su mayoría por la serie Canals condicionada por su baja a moderada retención de humedad y ligera susceptibilidad a la erosión eólica ocupando las lomadas suavemente onduladas. La serie Alejo Ledesma está en las pequeñas concavidades entre las lomas presentando mejor capacidad de retención de humedad y no tiene susceptibilidad a la erosión eólica; por otro lado es receptora de humedad por los escurrimientos de las lomas.</text:p>
      <text:p text:style-name="P4">Los aspectos indicados, además de las deficiencias en cuanto a la provisión de humedad durante períodos críticos estivales, constituyen las principales limitantes, no obstante, son aptos para agricultura adoptando prácticas adecuadas.</text:p>
      <text:p text:style-name="P7">Canals</text:p>
      <text:p text:style-name="P7">General Viamonte</text:p>
      <text:p text:style-name="P7">La Carlota</text:p>
      <text:p text:style-name="P7">La Cesira</text:p>
      <text:p text:style-name="P22">Complejo de Series CANALS 50%; CANALS en fase bien drenada 25% y LOS MEDANITOS 25%</text:p>
      <text:p text:style-name="P15"><text:span text:style-name="T8">Símbolo: </text:span><text:span text:style-name="T5">Cs2</text:span></text:p>
      <text:p text:style-name="P4">Capacidad de uso: IIIsc</text:p>
      <text:p text:style-name="P15"><text:span text:style-name="T8">Índice de Productividad: 47</text:span></text:p>
      <text:p text:style-name="P15"><text:span text:style-name="T8">Este complejo comprende sectores ligeramente deprimidos y está formado por 50% de suelos de la serie Canals, en fase bien drenada 25% y el 25% restante por suelos ligeramente salinos y moderadamente alcalinos de la serie Los Medanitos.</text:span></text:p>
      <text:p text:style-name="P7">Canals</text:p>
      <text:p text:style-name="P7">La Cesira</text:p>
      <text:p text:style-name="P20"><text:span text:style-name="T8">Consociación CANALS en fase bien drenada y muy poco inundable.</text:span></text:p>
      <text:p text:style-name="P15"><text:span text:style-name="T8">Símbolo: </text:span><text:span text:style-name="T5">Cs3</text:span></text:p>
      <text:p text:style-name="P15"><text:span text:style-name="T8">Capacidad de uso: IIIsc</text:span></text:p>
      <text:p text:style-name="P15"><text:span text:style-name="T8">Índice de Productividad: 61</text:span></text:p>
      <text:p text:style-name="P4">Esta fase se vincula a los bajos alargados y pequeños pozos o charcas de infiltración dentro de las lomadas, donde los suelos de la serie Canals tienen un buen drenaje y suelen anegarse en épocas excepcionalmente lluviosas, razón por lo que ha sido considerada como la fase bien drenada y muy poco inundable.</text:p>
      <text:p text:style-name="P7">Canals</text:p>
      <text:p text:style-name="P20"><text:span text:style-name="T8">Asociación de Series CANALS 60% y CANALS en fase moderadamente erosionada 40%.</text:span></text:p>
      <text:p text:style-name="P15"><text:span text:style-name="T8">Símbolo: </text:span><text:span text:style-name="T5">Cs4</text:span></text:p>
      <text:p text:style-name="P15"><text:span text:style-name="T8">Capacidad de uso: IIIes</text:span></text:p>
      <text:p text:style-name="P15"><text:span text:style-name="T8">Índice de Productividad: 41</text:span></text:p>
      <text:p text:style-name="P4">Esta asociación se vincula a pequeñas lomas aisladas, de la serie Canals, en la que el 40% de los suelos de la unidad se encuentran moderadamente erosionados por observarse pérdidas de material en la capa arable (horizonte A1).</text:p>
      <text:p text:style-name="P7">Canals</text:p>
      <text:p text:style-name="P7">La Cesira</text:p>
      <text:p text:style-name="P20"><text:span text:style-name="T8">Asociación de Series CANALS 80% y LEGUIZAMÓN 20%.</text:span></text:p>
      <text:p text:style-name="P15"><text:span text:style-name="T8">Símbolo: </text:span><text:span text:style-name="T5">Cs5</text:span></text:p>
      <text:p text:style-name="P4">Capacidad de uso: IIIsc</text:p>
      <text:p text:style-name="P15"><text:span text:style-name="T8">Índice de Productividad: 52</text:span></text:p>
      <text:p text:style-name="P4">Unidades amplias de suelos zonales. Se ubican en planicies altas con pequeños relieves suavemente cóncavos alternando con lomadas estabilizadas con orientación predominante NNE-SSW. La unidad muestra una secuencia de lomas y pendientes cortas (1-2% de gradiente) con la serie Canals con baja retención de humedad y ligera susceptibilidad a la erosión eólica, alternando en las concavidades con la serie Leguizamón, menos limitada. Como inclusiones, en situaciones de media loma alta se observa la presencia de la serie Canals en fase ligera a moderadamente erosionada por viento. Los suelos se han desarrollado a partir de sedimentos eólicos de textura franco arenosa y areno franca fina.</text:p>
      <text:p text:style-name="P4">Estos suelos son productivos con limitantes motivadas por el clima, retención de humedad y susceptibilidad a la erosión eólica.</text:p>
      <text:p text:style-name="P7">General Viamonte</text:p>
      <text:p text:style-name="P7">La Cesira</text:p>
      <text:p text:style-name="P7">Rufino</text:p>
      <text:p text:style-name="P20"><text:span text:style-name="T8">Complejo de Series CANALS 60%; ESTANCIA DON FRANCISCO 20% y LEGUIZAMÓN 20%.</text:span></text:p>
      <text:p text:style-name="P15"><text:span text:style-name="T8">Símbolo: </text:span><text:span text:style-name="T5">Cs6</text:span></text:p>
      <text:p text:style-name="P4">Capacidad de uso: IIIsc</text:p>
      <text:p text:style-name="P15"><text:span text:style-name="T8">Índice de Productividad: 48</text:span></text:p>
      <text:p text:style-name="P15"><text:span text:style-name="T8">Este símbolo identifica en las fotocartas a áreas intermedias y lomas suavemente onduladas con suaves concavidades y suelos desarrollados sobre materiales eólicos franco arenosos y arenoso franco fino.</text:span></text:p>
      <text:p text:style-name="P15"><text:span text:style-name="T8">En las partes altas del relieve domina la serie Canals con limitación por texturas livianas y moderada retención de humedad. En las concavidades, ambientes más reducidos, domina la serie Leguizamón de mejor aptitud. En áreas con escurrimiento lento o muy lento más deprimidas la serie Estancia Don Francisco, con horizonte subsuperficial lixiviado, moderadamente bien drenada y alcalinidad en profundidad.</text:span></text:p>
      <text:p text:style-name="P15"><text:span text:style-name="T8">De acuerdo a lo expuesto estas unidades son aptas para la agricultura con las limitantes de carácter ligera a moderadas como la climática general, retención de humedad en las lomas y drenaje moderado en sectores menores bajos.</text:span></text:p>
      <text:p text:style-name="P7">General Viamonte</text:p>
      <text:p text:style-name="P7">La Cesira</text:p>
      <text:p text:style-name="P7">Rufino</text:p>
      <text:p text:style-name="P20"><text:span text:style-name="T8">Complejo de Series CANALS 60%; CANALS en fase moderadamente bien drenada y moderadamente salina 20% y LOS MEDANITOS 20%.</text:span></text:p>
      <text:p text:style-name="P15"><text:span text:style-name="T8">Símbolo: </text:span><text:span text:style-name="T5">Cs7</text:span></text:p>
      <text:p text:style-name="P4">Capacidad de Uso: IIIsc</text:p>
      <text:p text:style-name="P15"><text:span text:style-name="T8">Índice de Productividad: 40</text:span></text:p>
      <text:p text:style-name="P15"><text:span text:style-name="T8">Sectores amplios de lomadas eólicas suavemente onduladas que poseen pequeñas hoyitas con suelos intrazonales y fases por drenaje y salinidad de los suelos zonales.</text:span></text:p>
      <text:p text:style-name="P15"><text:span text:style-name="T8">Está integrada en su mayoría por la serie Canals, ubicada en las lomadas altas con ligera susceptibilidad a la erosión eólica. En las concavidades menores se encuentra esta misma serie con ligeros síntomas de hidromorfismo y moderadamente salina por debajo de los 50 cm. (con una conductividad mayor a 8 mmhos/cm.) y la serie Los Medanitos con mayores problemas derivados de un drenaje moderado y alcalino sódico debajo de la capa arable; esta última en un porcentaje que no afecta cuantitativamente la aptitud de la unidad en su conjunto.</text:span></text:p>
      <text:p text:style-name="P4">Son, en general, suelos aptos para ser utilizados para agricultura con pasturas en forma subordinada.</text:p>
      <text:p text:style-name="P7">La Carlota</text:p>
      <text:p text:style-name="P20"><text:span text:style-name="T8">Complejo de Series CANAL SAN ANTONIO 40%; SCHIFFNER 30% y CANAL SAN ANTONIO en fase salina y alcalina 30%</text:span></text:p>
      <text:p text:style-name="P15"><text:span text:style-name="T8">Símbolo: </text:span><text:span text:style-name="T5">CSA1</text:span></text:p>
      <text:p text:style-name="P4">Capacidad de Uso: VIws</text:p>
      <text:p text:style-name="P15"><text:span text:style-name="T8">Índice de Productividad: 6</text:span></text:p>
      <text:p text:style-name="P15"><text:span text:style-name="T8">Estas unidades están ubicadas en la depresión de la Cañada de San Antonio y en la Cañada de Las Encrucijadas. Tienen una composición edáfica semejante y se diferencian fundamentalmente por el grado de drenaje (profundidad del nivel freático, anegamiento, inundación, etc.).</text:span></text:p>
      <text:p text:style-name="P15"><text:span text:style-name="T8">La primera unidad, por encontrarse en sectores relativamente más altos, está algo mejor drenada y el nivel freático se encuentra por lo general a más de 1 m de profundidad. Presenta mayor porcentaje de suelos cuyo horizonte superficial se encuentra libre o con bajos tenores de sales y sodio de intercambio.</text:span></text:p>
      <text:p text:style-name="P15"><text:span text:style-name="T8">Las limitaciones mencionadas condicionan el uso de estas tierras a fines ganaderos. En aquellos lotes o sectores, donde las condiciones de drenaje son un poco mejor, es posible la implantación de especies adaptadas a las condiciones de alcalinidad, salinidad y drenaje.</text:span></text:p>
      <text:p text:style-name="P7">Alicia</text:p>
      <text:p text:style-name="P7">San Francisco</text:p>
      <text:p text:style-name="P20"><text:span text:style-name="T8">Complejo de Serie CANAL SAN ANTONIO 50% y CANAL SAN ANTONIO en fase salina y alcalina 50%.</text:span></text:p>
      <text:p text:style-name="P15"><text:span text:style-name="T8">Símbolo: </text:span><text:span text:style-name="T5">CSA2</text:span></text:p>
      <text:p text:style-name="P4">Capacidad de Uso: VIIws</text:p>
      <text:p text:style-name="P15"><text:span text:style-name="T8">Índice de Productividad: 6</text:span></text:p>
      <text:p text:style-name="P15"><text:span text:style-name="T8">Estas unidades están ubicadas en la depresión de la Cañada de San Antonio y en la Cañada de Las Encrucijadas. Tienen una composición edáfica semejante y se diferencian fundamentalmente por el grado de drenaje (profundidad del nivel freático, anegamiento, inundación, etc.).</text:span></text:p>
      <text:p text:style-name="P15"><text:span text:style-name="T8">En la unidad, el nivel freático se encuentra por lo general a menos de 1 m de profundidad, por lo tanto se incrementan los problemas por drenaje y aumenta el porcentaje de suelos con altos tenores de sales desde la superficie.</text:span></text:p>
      <text:p text:style-name="P15"><text:span text:style-name="T8">Las limitaciones mencionadas condicionan el uso de estas tierras a fines ganaderos. En aquellos lotes o sectores, donde las condiciones de drenaje son un poco mejor, es posible la implantación de especies adaptadas a las condiciones de alcalinidad, salinidad y drenaje.</text:span></text:p>
      <text:p text:style-name="P7">Alicia</text:p>
      <text:p text:style-name="P7">San Francisco</text:p>
      <text:p text:style-name="P20"><text:span text:style-name="T8">Complejo indiferenciado de Serie CANAL SAN ANTONIO fases salina y alcalina.</text:span></text:p>
      <text:p text:style-name="P15"><text:span text:style-name="T8">Símbolo: </text:span><text:span text:style-name="T5">CSA3</text:span></text:p>
      <text:p text:style-name="P15"><text:span text:style-name="T8">Capacidad de Uso: VIIws</text:span></text:p>
      <text:p text:style-name="P15"><text:span text:style-name="T8">Índice de productividad: 3</text:span></text:p>
      <text:p text:style-name="P15"><text:span text:style-name="T8">Estas unidades están ubicadas en la depresión de la Cañada de San Antonio y en la Cañada de Las Encrucijadas. Tienen una composición edáfica semejante y se diferencian fundamentalmente por el grado de drenaje (profundidad del nivel freático, anegamiento, inundación, etc.).</text:span></text:p>
      <text:p text:style-name="P15"><text:span text:style-name="T8">El complejo se encuentra principalmente en los sectores más bajos, de peor drenaje y mayor acumulación de sales, vinculado a lagunas semipermanentes y vías de drenaje.</text:span></text:p>
      <text:p text:style-name="P15"><text:span text:style-name="T8">Las limitaciones mencionadas condicionan el uso de estas tierras a fines ganaderos. En aquellos lotes o sectores, donde las condiciones de drenaje son un poco mejor, es posible la implantación de especies adaptadas a las condiciones de alcalinidad, salinidad y drenaje.</text:span></text:p>
      <text:p text:style-name="P7">Alicia</text:p>
      <text:p text:style-name="P7">San Francisco</text:p>
      <text:p text:style-name="P20"><text:span text:style-name="T8">Complejo en fase inundable de Series CANAL SAN ANTONIO 70%; y SCHIFFNER 30%.</text:span></text:p>
      <text:p text:style-name="P15"><text:span text:style-name="T8">Símbolo: </text:span><text:span text:style-name="T5">CSA4</text:span></text:p>
      <text:p text:style-name="P4">Capacidad de Uso: VIIws</text:p>
      <text:p text:style-name="P15"><text:span text:style-name="T8">Índice de Productividad: 4</text:span></text:p>
      <text:p text:style-name="P15"><text:span text:style-name="T8">Estas unidades están ubicadas en la depresión de la Cañada de San Antonio y en la Cañada de Las Encrucijadas. Tienen una composición edáfica semejante y se diferencian fundamentalmente por el grado de drenaje (profundidad del nivel freático, anegamiento, inundación, etc.).</text:span></text:p>
      <text:p text:style-name="P4">La unidad (CSA4) es similar a la primera, pero por estar ubicada próximas al Canal San Antonio, reciben el agua proveniente del sector Oeste (Las Varillas, Alicia, etc.) por lo que en épocas de abundantes precipitaciones pueden permanecer inundadas por períodos prolongados.</text:p>
      <text:p text:style-name="P15"><text:span text:style-name="T8">Las limitaciones mencionadas condicionan el uso de estas tierras a fines ganaderos. En aquellos lotes o sectores, donde las condiciones de drenaje son un poco mejor, es posible la implantación de especies adaptadas a las condiciones de alcalinidad, salinidad y drenaje.</text:span></text:p>
      <text:p text:style-name="P7">Alicia</text:p>
      <text:p text:style-name="P7">San Francisco</text:p>
      <text:p text:style-name="P20"><text:span text:style-name="T8">Complejo de Series CINTRA 60%; NOETINGER en fase moderadamente bien drenada 20%; CHILIBROSTE 10% y EL CHAJÁ 10%.</text:span></text:p>
      <text:p text:style-name="P15"><text:span text:style-name="T8">Símbolo. </text:span><text:span text:style-name="T5">Ct</text:span></text:p>
      <text:p text:style-name="P4">Capacidad de uso: IIIws</text:p>
      <text:p text:style-name="P15"><text:span text:style-name="T8">Índice de Productividad: 46</text:span></text:p>
      <text:p text:style-name="P15"><text:span text:style-name="T8">Identifica sectores planos ligeramente deprimidos en los que la serie Cintra ocupa 60%, se trata de un suelo moderadamente bien drenado y con exceso de sodio intercambiable a partir de 40 o 50 cm. de profundidad; los suelos de la serie Noetinger en su fase moderadamente bien drenada con hidromorfismo en profundidad que ocupan el 20%; la serie Chilibroste que es imperfectamente drenada con alcalinidad subsuperficial en un 10% y el resto (10%) corresponde a la serie El Chajá con moderadas a buenas condiciones. Esta unidad es útil para cultivos adaptados y pasturas.</text:span></text:p>
      <text:p text:style-name="P7">Bell Ville</text:p>
      <text:p text:style-name="P7">Pozo del Molle</text:p>
      <text:p text:style-name="P20"><text:span text:style-name="T8">Complejo de Series CINTRA 40%; SANTA ELENA 20%; NOETINGER en fase moderadamente bien drenada 20% y CHILIBROSTE 20%.</text:span></text:p>
      <text:p text:style-name="P15"><text:span text:style-name="T8">Símbolo: </text:span><text:span text:style-name="T5">Ct1</text:span></text:p>
      <text:p text:style-name="P4">Capacidad de uso: IVws</text:p>
      <text:p text:style-name="P15"><text:span text:style-name="T8">Índice de Productividad: 34</text:span></text:p>
      <text:p text:style-name="P15"><text:span text:style-name="T8">Constituyen sectores planos más deprimidos que la unidad anterior integrados en un 40% por la serie Cintra; 20% por la serie Noetinger en su fase moderadamente bien drenada y el 40% restante por suelos imperfectamente drenados y alcalino sódicos de las series Santa Elena (20%) y Chilibroste (20%) que limitan la capacidad productiva de esta unidad.</text:span></text:p>
      <text:p text:style-name="P4">Esta unidad se encuentra en el límite de la clase agrícola y puede ser explotada con rendimientos aceptables con prácticas de manejo adecuadas.</text:p>
      <text:p text:style-name="P7">Bell Ville</text:p>
      <text:p text:style-name="P7">Pozo del Molle</text:p>
      <text:p text:style-name="P20"><text:span text:style-name="T8">Complejo de Series CINTRA 30%; SANTA ELENA 35% y CHILIBROSTE 35%.</text:span></text:p>
      <text:p text:style-name="P15"><text:span text:style-name="T8">Símbolo: </text:span><text:span text:style-name="T5">Ct2</text:span></text:p>
      <text:p text:style-name="P4">Capacidad de uso: VIws</text:p>
      <text:p text:style-name="P15"><text:span text:style-name="T8">Índice de Productividad: 17</text:span></text:p>
      <text:p text:style-name="P15"><text:span text:style-name="T8">Constituyen sectores francamente deprimidos: están integrados en un 30% por suelos de la serie Cintra y el 70% restante por perfiles fuertemente alcalinos sódicos y con drenaje deficiente que, corresponde a las series Santa Elena (35%) y Chilibroste (35%) que limitan la aptitud de estas unidades restringiendo su uso a pasturas.</text:span></text:p>
      <text:p text:style-name="P7">Bell Ville</text:p>
      <text:p text:style-name="P7">Pozo del Molle</text:p>
      <text:p text:style-name="P22">Consociación CAVANAGH</text:p>
      <text:p text:style-name="P15"><text:span text:style-name="T8">Símbolo </text:span><text:span text:style-name="T5">Cv</text:span></text:p>
      <text:p text:style-name="P4">Capacidad de uso: lIc</text:p>
      <text:p text:style-name="P15"><text:span text:style-name="T8">Índice de Productividad: 86</text:span></text:p>
      <text:p text:style-name="P15"><text:span text:style-name="T8">La serie Cavanagh pura es el suelo dominante dentro del triángulo que definen las localidades de Cavanagh, Guatimozín y Arias. El paisaje corresponde a lomas suavemente onduladas de materiales franco limosos a franco, texturalmente transicionales entre los sedimentos ricos en limos del área próxima la localidad de Cafferata y los ricos en arenas que aparecen a partir de Arias.</text:span></text:p>
      <text:p text:style-name="P4">Son suelos de alta productividad que no presentan limitaciones de uso excepto las determinadas por el régimen de precipitaciones. Dentro de la consociación se han reconocido como inclusiones perfiles que corresponden a la fase moderadamente bien drenada de estos suelos y que, por razones de escala, no se pueden mostrar como unidades individuales.</text:p>
      <text:p text:style-name="P4">Las prácticas recomendadas para el manejo y la conservación incluyen, además de las adecuadas al mantenimiento de la fertilidad, aquellas que apuntan a la captación y la conservación de la humedad.</text:p>
      <text:p text:style-name="P7">Arias</text:p>
      <text:p text:style-name="P22">Complejo de Series CAVANAGH 60% y LA BÉLGICA en fase moderadamente bien drenada y poco inundable 40%</text:p>
      <text:p text:style-name="P15"><text:span text:style-name="T8">Símbolo: </text:span><text:span text:style-name="T5">Cv1</text:span></text:p>
      <text:p text:style-name="P15"><text:span text:style-name="T8">Capacidad de uso: lIlws</text:span></text:p>
      <text:p text:style-name="P15"><text:span text:style-name="T8">Índice de Productividad: 78</text:span></text:p>
      <text:p text:style-name="P15"><text:span text:style-name="T8">Este complejo abarca unidades individualmente pequeñas .</text:span></text:p>
      <text:p text:style-name="P15"><text:span text:style-name="T8">Corresponden a vías de escurrimiento poco manifiestas dentro del área dominada por la serie Cavanagh.</text:span></text:p>
      <text:p text:style-name="P15"><text:span text:style-name="T8">Aquí, la fase moderadamente bien drenada de la serie La Bélgica se asocia en forma subordinada a la serie Cavanagh ocupando las partes centrales más anegables de las vías de agua.</text:span></text:p>
      <text:p text:style-name="P4">Son tierras aptas para agricultura, forrajeras y pasturas que la limitación dominante (exceso de agua) afecta levemente en su capacidad de uso. En la actualidad estos suelos son usados extensivamente para agricultura con cultivos climáticamente adaptados.</text:p>
      <text:p text:style-name="P7">Arias</text:p>
      <text:p text:style-name="P22">Complejo de Series CAVANAGH 30%; CAVANAGH en fase moderadamente bien drenada 30%; COLONIA PROGRESO 20% y ÁGUILA CAUTIVA 20%</text:p>
      <text:p text:style-name="P15"><text:span text:style-name="T8">Símbolo: </text:span><text:span text:style-name="T5">Cv2</text:span></text:p>
      <text:p text:style-name="P4">Capacidad de uso: llws</text:p>
      <text:p text:style-name="P15"><text:span text:style-name="T8">Índice de Productividad: 68</text:span></text:p>
      <text:p text:style-name="P4">Este complejo coincide con áreas muy planas y pie de pendientes manchoneadas con pequeñas cubetas y pozos de infiltración.</text:p>
      <text:p text:style-name="P15"><text:span text:style-name="T8">Los suelos que forman esta unidad se asocian geográficamente en forma muy intrincada confiriendo al complejo la alta variabilidad edáfica característica de los campos overos .La serie Cavanagh y su fase moderadamente bien drenada forman mas de la mitad de los suelos presentes, estando el resto integrado por las series Colonia Progreso en las aureolas de cubetas y Águila Cautiva en la porción cóncava de las mismas.</text:span></text:p>
      <text:p text:style-name="P15"><text:span text:style-name="T8">Su capacidad de uso está restringida por el drenaje a una gama limitada de cultivos agrícolas y el anegamiento de los suelos puede interferir las tareas de labranza o cosecha. Las condiciones existentes no solo reducen les cultivos posibles sino su repetición en las rotaciones.</text:span></text:p>
      <text:p text:style-name="P7">Arias</text:p>
      <text:p text:style-name="P20"><text:span text:style-name="T8">Consociación COLONIA VIDELA</text:span></text:p>
      <text:p text:style-name="P15"><text:span text:style-name="T8">Símbolo: </text:span><text:span text:style-name="T5">CVa</text:span></text:p>
      <text:p text:style-name="P4">Capacidad de uso: Vw</text:p>
      <text:p text:style-name="P15"><text:span text:style-name="T8">Índice de Productividad: 32</text:span></text:p>
      <text:p text:style-name="P15"><text:span text:style-name="T8">Esta unidad está restringida a sectores cóncavos (pozos de infiltración) que generalmente se forman en el cruce de dos o más vías de escurrimiento o bien dentro de las mismas. Son suelos moderadamente ácidos e imperfectamente drenados, que poseen un horizonte fuertemente cementado "duripán" de muy baja permeabilidad que impide el drenaje natural, limitando el uso agrícola de los mismos, ya que suelen anegarse por períodos significativos durante épocas lluviosas.</text:span></text:p>
      <text:p text:style-name="P7">Arroyito</text:p>
      <text:p text:style-name="P7">Calchín</text:p>
      <text:p text:style-name="P7">General Cabrera</text:p>
      <text:p text:style-name="P7">Hernando</text:p>
      <text:p text:style-name="P7">La Francia</text:p>
      <text:p text:style-name="P7">Oliva</text:p>
      <text:p text:style-name="P7">Oncativo</text:p>
      <text:p text:style-name="P7">Villa del Rosario</text:p>
      <text:p text:style-name="P7">Villa María</text:p>
      <text:p text:style-name="P20"><text:span text:style-name="T8">Complejo de Series COLONIA VIDELA en fase moderadamente alcalina 60% y HERNANDO en fase moderadamente bien drenada 40%.</text:span></text:p>
      <text:p text:style-name="P15"><text:span text:style-name="T8">Símbolo: </text:span><text:span text:style-name="T5">CVa1</text:span></text:p>
      <text:p text:style-name="P4">Capacidad de uso: Vws</text:p>
      <text:p text:style-name="P15"><text:span text:style-name="T8">Índice de productividad: 37</text:span></text:p>
      <text:p text:style-name="P15"><text:span text:style-name="T8">La unidad cartográfica identificada con este símbolo ocupa un relieve cóncavo (lagunas semipermanentes) de mayor amplitud que la unidad anterior, en sectores de lomas planas o levemente deprimidas. Comprende la serie Colonia Videla que es un suelo imperfectamente drenado, fuertemente cementado a los 84 cm. de profundidad, que se ubica en el centro del área y la serie Hernando en fase bien drenada en los bordes de la unidad.</text:span></text:p>
      <text:p text:style-name="P4">El uso agrícola de los mismos es limitado, la presencia del horizonte cementado "duripán" impide el natural drenaje del agua superficial, anegándose por períodos significativos en épocas de lluvias. </text:p>
      <text:p text:style-name="P7">Hernando</text:p>
      <text:p text:style-name="P7">Villa María</text:p>
      <text:p text:style-name="P20"><text:span text:style-name="T8">Complejo de Series CHILIBROSTE 40%; SAN FRANCISCO DE ASÍS 30% y NOETINGER en fase moderadamente bien drenada 30%.</text:span></text:p>
      <text:p text:style-name="P15"><text:span text:style-name="T8">Símbolo: </text:span><text:span text:style-name="T5">Chb</text:span></text:p>
      <text:p text:style-name="P4">Capacidad de uso: VIws</text:p>
      <text:p text:style-name="P15"><text:span text:style-name="T8">Índice de Productividad: 37</text:span></text:p>
      <text:p text:style-name="P15"><text:span text:style-name="T8">Estas unidades se encuentran al Sudeste de la localidad de Silvio Pellico. Son lomas aplanadas integradas por un 70% de suelos alcalinos sódicos subsuperficiales e imperfectamente drenados pertenecientes a las series Chilibroste 40% y San Francisco de Asís 30%. El 30% restante está constituido por la serie</text:span></text:p>
      <text:p text:style-name="P15"><text:span text:style-name="T8">Noetinger en fase moderadamente bien drenada que presenta como única limitación en el perfil un ligero hidromorfismo en profundidad.</text:span></text:p>
      <text:p text:style-name="P4">Está limitada severamente por el porcentaje indicado de suelos alcalinos subsuperficiales, siendo apta para la implantación de pasturas.</text:p>
      <text:p text:style-name="P7">Bell Ville</text:p>
      <text:p text:style-name="P7">Pozo del Molle</text:p>
      <text:p text:style-name="P20"><text:span text:style-name="T8">Complejo de Series CHILIBROSTE 30%; SAN FRANCISCO DE ASÍS 40% y LA SALADA 30%.</text:span></text:p>
      <text:p text:style-name="P15"><text:span text:style-name="T8">Símbolo: </text:span><text:span text:style-name="T5">Chb1</text:span></text:p>
      <text:p text:style-name="P4">Capacidad de uso: VIIws</text:p>
      <text:p text:style-name="P15"><text:span text:style-name="T8">Índice de Productividad: 16</text:span></text:p>
      <text:p text:style-name="P4">El paisaje es similar a la unidad anterior pero en una posición algo más deprimida con anegamientos frecuentes de cierta duración.</text:p>
      <text:p text:style-name="P15"><text:span text:style-name="T8">Está integrado por un 70% de suelos (Chilibroste y San Francisco de Asís) imperfectamente drenados con alcalinidad subsuperficial y el 30% restante de la serie La Salada con alcalinidad sódica superficial.</text:span></text:p>
      <text:p text:style-name="P4">Esta unidad está limitada gravemente por el porcentaje de suelos alcalinos que la integran.</text:p>
      <text:p text:style-name="P7">Bell Ville</text:p>
      <text:p text:style-name="P7">Pozo del Molle</text:p>
      <text:p text:style-name="P20"><text:span text:style-name="T8">Complejo de Series CHILIBROSTE 60%; SAN ANTONIO DE LITÍN 15%; EL EMBRUJO 15% y EL PUMA 10%.</text:span></text:p>
      <text:p text:style-name="P15"><text:span text:style-name="T8">Símbolo: </text:span><text:span text:style-name="T5">Chb2</text:span></text:p>
      <text:p text:style-name="P15"><text:span text:style-name="T8">Capacidad de uso: IVws</text:span></text:p>
      <text:p text:style-name="P15"><text:span text:style-name="T8">Índice de Productividad: 25</text:span></text:p>
      <text:p text:style-name="P4">Este complejo está relacionado a áreas aplanadas con dominancia de suelos imperfecta a moderadamente bien drenados pero sin alcalinidad superficial, bien estructurados y bien provistos de materia orgánica superficialmente. Se encuentra ubicado próximo a complejos de condiciones más adversas y a líneas de escurrimiento.</text:p>
      <text:p text:style-name="P15"><text:span text:style-name="T8">Está integrado por un 60% de suelos de la serie Chilibroste y El Embrujo con alcalinidad fuerte subsuperficial y el 40% restante, por San Antonio de Litín y El Puma con mejores condiciones edáficas, ésta última prácticamente sin limitaciones.</text:span></text:p>
      <text:p text:style-name="P4">Por las características expuestas estos campos se usan en la región para implantación de pasturas y agricultura subordinada.</text:p>
      <text:p text:style-name="P7">Alicia</text:p>
      <text:p text:style-name="P7">Landeta</text:p>
      <text:p text:style-name="P7">Las Varillas</text:p>
      <text:p text:style-name="P7">Pozo del Molle</text:p>
      <text:p text:style-name="P20"><text:span text:style-name="T8">Complejo de Series CHILIBROSTE 20%; EL EMBRUJO 20%; SAN ANTONIO DE LITÍN 30% y EL PUMA 30%.</text:span></text:p>
      <text:p text:style-name="P15"><text:span text:style-name="T8">Símbolo: </text:span><text:span text:style-name="T5">Chb3</text:span></text:p>
      <text:p text:style-name="P4">Capacidad de uso: IVws</text:p>
      <text:p text:style-name="P15"><text:span text:style-name="T8">Índice de Productividad: 45</text:span></text:p>
      <text:p text:style-name="P4">Esta unidad se caracteriza por su relieve muy plano pero relativamente más alto en relación con los complejos que la circundan. Dominan suelos bien drenados a imperfectamente drenados con o sin alcalinidad subsuperficial.</text:p>
      <text:p text:style-name="P15"><text:span text:style-name="T8">Está integrado en un 30% por perfiles de la serie El Puma de buena aptitud; 30% por la serie San Antonio de Litín con ligeras limitaciones en cuanto al drenaje y 40% de Chilibroste y El Embrujo con problemas más serios por drenaje imperfecto y alcalinidad subsuperficial.</text:span></text:p>
      <text:p text:style-name="P4">En este complejo se advierte nítidamente el típico manchoneo en la vegetación sobre todo de raíces profundas, como consecuencia de diferencias de suelos tan notables en su composición.</text:p>
      <text:p text:style-name="P4">Las tierras de esta unidad son dedicadas a ganadería, aunque son comunes los campos dedicados a agricultura con rendimientos aceptables.</text:p>
      <text:p text:style-name="P7">Alicia</text:p>
      <text:p text:style-name="P7">Landeta</text:p>
      <text:p text:style-name="P7">Las Varillas</text:p>
      <text:p text:style-name="P7">Pozo del Molle</text:p>
      <text:p text:style-name="P20"><text:span text:style-name="T8">Complejo de Series CHILIBROSTE en fase moderada a fuertemente alcalina superficial 20%; SAN FRANCISCO DE ASÍS 30%; SANTA ELENA 20% y EL EMBRUJO 30%.</text:span></text:p>
      <text:p text:style-name="P15"><text:span text:style-name="T8">Símbolo: </text:span><text:span text:style-name="T5">Chb4</text:span></text:p>
      <text:p text:style-name="P4">Capacidad de uso: VIIws</text:p>
      <text:p text:style-name="P15"><text:span text:style-name="T8">Índice de Productividad: 12</text:span></text:p>
      <text:p text:style-name="P15"><text:span text:style-name="T8">Este complejo está vinculado a áreas muy bajas y planas inundables. Está muy limitado en su aptitud por los suelos que lo constituyen: 40% de suelos con alcalinidad sódica superficial de los perfiles mal drenados de las series Chilibroste (en fase alcalina) y Santa Elena y San Francisco de Asís con exceso de humedad y alcalinidad subsuperficial.</text:span></text:p>
      <text:p text:style-name="P15"><text:span text:style-name="T8">Por lo general los suelos de esta unidad son dedicados a pasturas (normalmente pastos naturales). El 40% de suelos con alcalinidad superficial prácticamente impide todo uso agrícola.</text:span></text:p>
      <text:p text:style-name="P7">Landeta</text:p>
      <text:p text:style-name="P7">Pozo del Molle</text:p>
      <text:p text:style-name="P20"><text:span text:style-name="T8">Complejo de Series CHILIBROSTE 30%; SAN FRANCISCO DE ASÍS 20%; SANTA ELENA 20% y EL EMBRUJO 30%.</text:span></text:p>
      <text:p text:style-name="P15"><text:span text:style-name="T8">Símbolo: </text:span><text:span text:style-name="T5">Chb5</text:span></text:p>
      <text:p text:style-name="P15"><text:span text:style-name="T8">Capacidad de uso: VIIws.</text:span></text:p>
      <text:p text:style-name="P15"><text:span text:style-name="T8">Índice de Productividad: 12</text:span></text:p>
      <text:p text:style-name="P4">La unidad identificada con este símbolo es fisiográficamente similar a la anterior. La diferencia radica en que la serie Chilibroste aparece en su forma pura y en un porcentaje algo mayor (a expensas de la serie San Francisco de Asís). Por esta variante este complejo mejora ligeramente pero su aptitud es prácticamente la misma.</text:p>
      <text:p text:style-name="P7">Alicia</text:p>
      <text:p text:style-name="P7">Landeta</text:p>
      <text:p text:style-name="P7">Las Varillas</text:p>
      <text:p text:style-name="P7">Pozo del Molle</text:p>
      <text:p text:style-name="P20"><text:span text:style-name="T8">Complejo de Series CHILIBROSTE 40%; EL EMBRUJO 30%; SAN ANTONIO DE LITÍN 10% y EL PUMA 20%</text:span></text:p>
      <text:p text:style-name="P15"><text:span text:style-name="T8">Símbolo: </text:span><text:span text:style-name="T5">Chb6</text:span></text:p>
      <text:p text:style-name="P4">Capacidad de Uso: VIws</text:p>
      <text:p text:style-name="P4">Índice de Productividad: 28</text:p>
      <text:p text:style-name="P15"><text:span text:style-name="T8">Estos complejos corresponden en el terreno con planos ligeramente bajos de muy escasa pendiente, en los cuales se han reconocido suelos de la Serie Chilibroste imperfectamente drenados y con exceso de sodio intercambiable y sales solubles a partir de los 20 cm de profundidad. En los sectores más anegables y donde hay una mayor influencia de la capa de agua freática, se han formado panes cementados en profundidad, dando lugar a suelos que responden al concepto de la Serie El Embrujo. También se han reconocido a la manera de inclusiones, es decir en pequeñas proporciones, perfiles de las Series El Puma en lomaditas aisladas y San Antonio de Litín.</text:span></text:p>
      <text:p text:style-name="P4">Son tierras de aptitud ganadera en las cuales es posible implantar praderas artificiales de especies adaptadas a las condiciones de alcalinidad sódica presentes.</text:p>
      <text:p text:style-name="P7">Alicia</text:p>
      <text:p text:style-name="P7">Landeta</text:p>
      <text:p text:style-name="P7">Pozo del Molle</text:p>
      <text:p text:style-name="P7">San Francisco</text:p>
      <text:p text:style-name="P20"><text:span text:style-name="T8">Complejo en fase anegable de Series CHILIBROSTE 30%; SANTA ELENA 50% y EL EMBRUJO 20%.</text:span></text:p>
      <text:p text:style-name="P15"><text:span text:style-name="T8">Símbolo: </text:span><text:span text:style-name="T5">Chb7</text:span><text:span text:style-name="T8">.</text:span></text:p>
      <text:p text:style-name="P4">Capacidad de uso: VIIws.</text:p>
      <text:p text:style-name="P15"><text:span text:style-name="T8">Índice de Productividad: 4</text:span></text:p>
      <text:p text:style-name="P4">Esta unidad corresponde a vías o líneas de anegamiento temporario moderadamente a bien manifiestas que bisectan lomas aplanadas o áreas deprimidas.</text:p>
      <text:p text:style-name="P15"><text:span text:style-name="T8">Está integrada por las series indicadas en fases anegables por ocupar sectores negativos del relieve. Estas unidades recogen las aguas pluviales de toda el área y la conducen muy lentamente hacia cubetas o charcas. Los suelos dominantes son imperfectamente drenados con cementación dentro del metro de profundidad, con 50% de alcalinidad subsuperficial y 50% superficial de la serie Santa Elena. Como vemos estas unidades tienen realmente problemas graves de drenaje, alcalinidad, horizontes superiores degradados y anegamientos frecuentes que restringen su uso a campos naturales de pastoreo.</text:span></text:p>
      <text:p text:style-name="P7">Alicia</text:p>
      <text:p text:style-name="P7">Landeta</text:p>
      <text:p text:style-name="P7">Pozo del Molle</text:p>
      <text:p text:style-name="P7">San Francisco</text:p>
      <text:p text:style-name="P20"><text:span text:style-name="T8">Complejo en fase anegable de Series CHILIBROSTE en fase engrosada 40%; SANTA ELENA 30% y EL EMBRUJO 30%.</text:span></text:p>
      <text:p text:style-name="P15"><text:span text:style-name="T8">Símbolo: </text:span><text:span text:style-name="T5">Chb8</text:span></text:p>
      <text:p text:style-name="P4">Capacidad de uso: VIws</text:p>
      <text:p text:style-name="P15"><text:span text:style-name="T8">Índice de Productividad: 5</text:span></text:p>
      <text:p text:style-name="P4">Este símbolo identifica a líneas de avenamiento temporario poco manifiestas y está representado por las mismas series que la unidad anterior, pero con algo menos de anegamiento (poco anegable).</text:p>
      <text:p text:style-name="P15"><text:span text:style-name="T8">La serie Santa Elena (que representa la máxima limitación) se encuentra integrando sólo el 30% de la Unidad, incrementándose a 30% la serie El Embrujo con alcalinidad subsuperficial. Además se advierte la presencia de la fase engrosada de Chilibroste con mejor aptitud. De acuerdo con lo expresado esta unidad cartográfica, se encuentra severamente limitada en su aptitud, pero no como el caso de la unidad anterior, siendo apta para la implantación de pasturas.</text:span></text:p>
      <text:p text:style-name="P7">Alicia</text:p>
      <text:p text:style-name="P7">Landeta</text:p>
      <text:p text:style-name="P7">Pozo del Molle</text:p>
      <text:p text:style-name="P20"><text:span text:style-name="T8">Complejo de Series CHILIBROSTE 40%; SANTA ELENA 30% y EL EMBRUJO 30%.</text:span></text:p>
      <text:p text:style-name="P15"><text:span text:style-name="T8">Símbolo: </text:span><text:span text:style-name="T5">Chb9</text:span></text:p>
      <text:p text:style-name="P4">Capacidad de Uso: VIws</text:p>
      <text:p text:style-name="P4">Índice de Productividad: 9</text:p>
      <text:p text:style-name="P15"><text:span text:style-name="T8">Este complejos fisiográficamente se vincula con líneas de avenamiento temporarias muy poco manifiestas en el paisaje. Estas vías de escurrimiento son muy cortas y eventualmente conducen excedentes hídricos hacia las vías más grandes y con mayor continuidad o hacia sectores cóncavos formando lagunas intermitentes o cubetas de infiltración.</text:span></text:p>
      <text:p text:style-name="P15"><text:span text:style-name="T8">Los suelos están representados por la Serie Chilibroste con alcalinidad sódica en el subsuelo; Santa Elena que coincide con sectores de "peladales" y vegetación halófila; y El Embrujo, que presenta panes cementados en profundidad. Estos suelos se encuentran asociados entre si con un patrón geográfico muy complejo y en diferentes proporciones en ambas unidades, pero la capacidad productiva de las tierras es la misma. Las condiciones generales del drenaje y de sodicidad son mejores que las que se presentan en Chb7; los anegamientos se producen con menor frecuencia y/o son menos prolongados por lo que afectan en menor medida la oportunidad de labranza. Por estas razones, es más factible la implantación de pasturas adaptadas, por supuesto, a las condiciones imperantes.</text:span></text:p>
      <text:p text:style-name="P7">Alicia</text:p>
      <text:p text:style-name="P7">Landeta</text:p>
      <text:p text:style-name="P20"><text:span text:style-name="T8">Complejo en fase anegable de Series CHILIBROSTE 20%; EL EMBRUJO 30%; SAN ANTONIO DE LITÍN 30% y EL PUMA 20%.</text:span></text:p>
      <text:p text:style-name="P15"><text:span text:style-name="T8">Símbolo: </text:span><text:span text:style-name="T5">Chb10</text:span></text:p>
      <text:p text:style-name="P4">Capacidad de Uso: VIws</text:p>
      <text:p text:style-name="P15"><text:span text:style-name="T8">Índice de Productividad: 19</text:span></text:p>
      <text:p text:style-name="P15"><text:span text:style-name="T8">Estos complejos corresponden con algunas vías de avenamiento cortas de dirección general NS. Los suelos presentes pertenecen a las fases anegables de las Series Chilibroste y El Embrujo que ocupan los sectores más deprimidos del paisaje interno; los suelos de la Serie El Puma, se ubican en las posiciones convexas o en ligeras elevaciones que se destacan apenas dentro de la llanura y en las posiciones de borde, junto a las pendientes que rodean estas unidades. San Antonio de Litín, la otra Serie componente, se localiza en las reas intermedias respecto de las mencionadas. Estas posiciones del paisaje no están claramente definidas en el terreno y a veces se hace difícil reconocerlas, ya que las diferencias de altitud son del orden de unos pocos centímetros.</text:span></text:p>
      <text:p text:style-name="P15"><text:span text:style-name="T8">Son tierras de aptitud ganadera en las que las limitaciones impuestas por el drenaje y el sodio no son tales que impidan implantar pasturas de especies adaptadas a las condiciones físico químicas de los suelos.</text:span></text:p>
      <text:p text:style-name="P7">Alicia</text:p>
      <text:p text:style-name="P7">Landeta</text:p>
      <text:p text:style-name="P20"><text:span text:style-name="T8">Complejo en fase anegable de Series CHILIBROSTE 40%; SANTA ELENA 20% y EL EMBRUJO 40%.</text:span></text:p>
      <text:p text:style-name="P15"><text:span text:style-name="T8">Símbolo: </text:span><text:span text:style-name="T5">Chb11</text:span></text:p>
      <text:p text:style-name="P4">Capacidad de Uso: VIIws</text:p>
      <text:p text:style-name="P4">Índice de Productividad: 5</text:p>
      <text:p text:style-name="P15"><text:span text:style-name="T8">En el terreno corresponde con sectores cóncavos que funcionan como cubetas de infiltración, que eventualmente reciben los excedentes de aguas de las reas vecinas. En los períodos de lluvias, la parte central puede estar ocupada por lagunas temporarias las cuales se alimentan no solo de aguas superficiales, sino a través de aportes de la capa freática. Existen sectores que alternativamente se encuentran bajo agua o expuesto, una vez eliminados los excedentes. Como resultado de este proceso se forma una aureola de suelos fuertemente salino-alcalinos y lavados de la Serie Santa Elena. En la parte central de la cubeta se reconocen suelos de la Serie El Embrujo y hacia la periferia los de la Serie Chilibroste, que representan las mejores condiciones imperantes</text:span></text:p>
      <text:p text:style-name="P15"><text:span text:style-name="T8">Estas cubetas son fácilmente reconocibles tanto en el terreno como en las fotografías áreas. De hecho, se han cartografiado como Chb11 las más grandes, dadas las limitaciones impuestas por la escala de los mapas, aunque en realidad las hay más pequeñas que no se han podido mostrar separadamente, sino que se incluyen en otras unidades como Chb7 y Chb8, por ejemplo.</text:span></text:p>
      <text:p text:style-name="P15"><text:span text:style-name="T8">Son tierras que por la intensidad de las limitaciones tienen una clara vocación ganadera, generalmente explotadas como campo natural dados los impedimentos para la implantación de pasturas.</text:span></text:p>
      <text:p text:style-name="P7">Landeta</text:p>
      <text:p text:style-name="P20"><text:span text:style-name="T8">Complejo de Series CHILIBROSTE 40%; EL CANDIL 20%; EL PUMA 20% y NOETINGER en fase moderadamente bien drenada 20%.</text:span></text:p>
      <text:p text:style-name="P15"><text:span text:style-name="T8">Símbolo: </text:span><text:span text:style-name="T5">Chb12</text:span></text:p>
      <text:p text:style-name="P4">Capacidad de uso: IVws</text:p>
      <text:p text:style-name="P15"><text:span text:style-name="T8">Índice de Productividad: 40</text:span></text:p>
      <text:p text:style-name="P4">El paisaje corresponde a lomas planas con escurrimiento lento a muy lento, dominando suelos moderadamente bien drenados a imperfectamente drenados.</text:p>
      <text:p text:style-name="P15"><text:span text:style-name="T8">Está integrado por 40% de suelos de las series El Puma y Noetinger, que no representa limitación alguna, salvo el ligero hidromorfismo en profundidad. Pero por otro lado, existe 20% de suelos con limitaciones moderadas (El Candil) y 40% de la serie Chilibroste que desmejora la aptitud de esta unidad. Está muy difundida al Norte de la localidad de San Antonio de Litín y actualmente es usado para la implantación de pasturas con agricultura subordinada.</text:span></text:p>
      <text:p text:style-name="P7">Pozo del Molle</text:p>
      <text:p text:style-name="P20"><text:span text:style-name="T8">Complejo indeterminado Arroyo Chucul de suelos franco arenosos poco desarrollados y capas no genéticas con alcalinidad subsuperficial.</text:span></text:p>
      <text:p text:style-name="P15"><text:span text:style-name="T8">Símbolo: </text:span><text:span text:style-name="T5">Chu</text:span></text:p>
      <text:p text:style-name="P4">Capacidad de uso: IVsc</text:p>
      <text:p text:style-name="P15"><text:span text:style-name="T8">Índice de Productividad: 31</text:span></text:p>
      <text:p text:style-name="P15"><text:span text:style-name="T8">Esta unidad se encuentra en las proximidades del Arroyo Chucul. Estos suelos presentan mezcla de materiales de origen eólico, franco arenosos, con otros de tipo fluvial y fluvio-eólico, los que dan origen a este complejo indeterminado de suelos poco desarrollados mezclados con capas que poseen alcalinidad subsuperficial.</text:span></text:p>
      <text:p text:style-name="P4">La capacidad de uso agrícola de estos suelos está muy limitada y solamente algunos cultivos pueden hacerse con amplio predominio de pasturas en el ciclo.</text:p>
      <text:p text:style-name="P7">Ucacha</text:p>
      <text:p text:style-name="P22">Asociación de Series DIVISA DE MAYO 70% y CAÑADA DEL UCLE 30%</text:p>
      <text:p text:style-name="P15"><text:span text:style-name="T8">Símbolo: </text:span><text:span text:style-name="T5">DM2</text:span></text:p>
      <text:p text:style-name="P15"><text:span text:style-name="T8">Capacidad de uso: IIw</text:span></text:p>
      <text:p text:style-name="P4">Índice de Productividad: </text:p>
      <text:p text:style-name="P15"><text:span text:style-name="T8">Los sectores cartografiados con este símbolo son los representativos de pendientes amplias y suaves, de escaso gradiente, que están vinculados a las nacientes de los ejes de avenamiento que conducen sus aguas al río Carcarañá. Ocupa un pequeño sector en el sur de la misma, vinculado a la naciente de la Cañada de Las Totoras. Este paisaje ha sido modelado por las aguas de escorrentía superficial a partir de sedimentos de textura franco limosa.</text:span></text:p>
      <text:p text:style-name="P4">Los suelos que integran la unidad son profundos y bien desarrollados, con una abundante capa arable. La serie Cañada del Ucle presenta algunos rasgos hidromórficos a partir del horizonte B2t. La capa de agua freática puede alcanzar la base de los perfiles en algunas épocas del año, pero en general no constituye un inconveniente para la producción de los cultivos comunes de la región.</text:p>
      <text:p text:style-name="P7">Cruz Alta</text:p>
      <text:p text:style-name="P34"><text:span text:style-name="T19">Complejo de Series DIEGO DE ROJAS 40%, DIEGO DE ROJAS en fase moderadamente alcalina desde la superficie 20%, ESTACIÓN SANTA ROSA 20% y ESTANCIA DON SANTIAGO 20%</text:span><text:span text:style-name="T20">.</text:span></text:p>
      <text:p text:style-name="P37"><text:span text:style-name="T19">Símbolo: </text:span><text:span text:style-name="T21">DRj1</text:span></text:p>
      <text:p text:style-name="P38">Capacidad de uso: VIsc</text:p>
      <text:p text:style-name="P40"><text:span text:style-name="T19">Indice de productividad: 34 </text:span></text:p>
      <text:p text:style-name="P42">Unidades Cartográficas ubicadas en áreas relativamente deprimidas y planas dentro de la influencia fluvial de cauces, paleocauces y derrames, severamente limitadas por horizontes con alcalinidad sódica a diferentes niveles dentro de los perfiles de los suelos. La limitante de mayor significación es la presencia de la Serie Estancia Don Santiago por la presencia de horizontes degradados superficialmente (horizonte E) y alcalino sódicos. En menor medida afecta al complejo la Serie Diego de Rojas en su forma pura con alcalinidad subsuperficial. Se puede observar el típico manchoneo especialmente en la Serie Estancia Don Santiago y en menor medida en la Serie Diego de Rojas. Estas dos últimas Series que integran el complejo, condicionan severamente el uso de estas tierras, en consecuencia son aptas para la incorporación de pasturas adaptadas a las limitantes expuestas.</text:p>
      <text:p text:style-name="P36">Complejo de Series DIEGO DE ROJAS 40%, ESTANCIA YOLANDA (variante calcárea) en fase moderadamente alcalina en profundidad 20%, LA QUINTA 20% y ESTACIÓN SANTA ROSA en fase moderadamente alcalina subsuperficial 20%.</text:p>
      <text:p text:style-name="P45"><text:span text:style-name="T20">Símbolo: </text:span><text:span text:style-name="T22">DRj2</text:span></text:p>
      <text:p text:style-name="P46">Capacidad de uso: IVsc</text:p>
      <text:p text:style-name="P47"><text:span text:style-name="T20">Indice de Productividad: 43 </text:span></text:p>
      <text:p text:style-name="P43">Unidades Cartográficas típicamente de origen fluvial/aluvial con suelos desarrollados esencialmente sobre sedimentos de textura franca a franco limosa, donde los perfiles de la Serie Diego de Rojas están limitados esencialmente por alcalinidad sódica subsuperficial (además por pH moderado por la presencia de carbonato de calcio libre en la masa del suelo dentro del perfil). El resto de los suelos que integran el complejo no tiene limitantes importantes en el perfil; las deficiencias en los cultivos o pasturas se puede observar en períodos de sequía, cuando las raíces de los cultivos deben explorar por debajo de la capa arable. Con adecuadas precipitaciones es de esperar buenas cosechas. Se ubican preferentemente sobre sectores del relieve planos o suavemente deprimidos.</text:p>
      <text:p text:style-name="P36">Complejo de Series DIEGO DE ROJAS 30%, DIEGO DE ROJAS (variante calcárea) en fase sódica en profundidad 20%, ESTACIÓN SANTA ROSA en fase con alcalinidad sódica en profundidad 20% y ESTANCIA DON SANTIAGO 20%.</text:p>
      <text:p text:style-name="P45"><text:span text:style-name="T20">Símbolo: </text:span><text:span text:style-name="T22">DRj3</text:span></text:p>
      <text:p text:style-name="P46">Capacidad de uso: IVsc</text:p>
      <text:p text:style-name="P47"><text:span text:style-name="T20">Indice de Productividad: 37</text:span></text:p>
      <text:p text:style-name="P41"><text:span text:style-name="T20">Unidad Cartográfica propia de ambientes de depositación fluvial o aluvial, ubicada en relieves planos o deprimidos o en una situación intermedia en el relieve, topográficamente en una situación relativamente mas baja que la unidad anterior. Las limitantes se tornan mas</text:span><text:span text:style-name="T22"> </text:span><text:span text:style-name="T20">severas por la presencia de suelos normalmente alcalino sódicos por debajo de la capa arable y calcáreos, con un 20% estimado de suelos donde la alcalinidad sódica se encuentra desde la superficie conformando los típicos “manchones” en la vegetación (Serie Estancia Don Santiago). Esta unidad se encuentra en el límite de la aptitud agrícola, requiriendo grados crecientes de cuidado y protección con rotaciones muy estrictas. Los componentes edáficos se describen en el punto 3.2.</text:span></text:p>
      <text:p text:style-name="P36">Complejo de Series DIEGO DE ROJAS en fase moderadamente salina 40%; DIEGO DE ROJAS en fase imperfectamente drenada calcárea 20%; ESTANCIA DON SANTIAGO 20% y 20% de suelos menores salinos sódicos</text:p>
      <text:p text:style-name="P45"><text:span text:style-name="T20">Símbolo </text:span><text:span text:style-name="T22">DRj4</text:span></text:p>
      <text:p text:style-name="P46">Capacidad de uso: VIws</text:p>
      <text:p text:style-name="P47"><text:span text:style-name="T20">Indice de Productividad: 19 </text:span></text:p>
      <text:p text:style-name="P43">Sector amplio, plano cóncavo e inundable, ubicado en las proximidades de Santa Rosa de Río Primero. La capa freática salina se encuentra próxima a la superficie y este complejo está severamente limitado por alcalinidad, salinidad, drenaje y fertilidad parcial (Serie Estancia Don Santiago). Los suelos están mayoritariamente desarrollados sobre sedimentos fluviales de texturas intermedias. Estas Unidades Cartográficas son aptas para la implantación de pasturas adaptadas a las limitantes imperantes. No obstante, algunos sectores de reducidas dimensiones, ubicados en sectores mas elevados, previo estudio de detalle, pueden ser utilizados para algunos cultivos normales de la región, con rotaciones adecuadas (Clase IVsc).</text:p>
      <text:p text:style-name="P20"><text:span text:style-name="T8">Complejo de Series EL VEINTITRÉS 90% y HUINCA RENANCÓ 10%.</text:span></text:p>
      <text:p text:style-name="P15"><text:span text:style-name="T8">Símbolo: </text:span><text:span text:style-name="T5">E23/1</text:span></text:p>
      <text:p text:style-name="P4">Capacidad de uso: IIIes</text:p>
      <text:p text:style-name="P15"><text:span text:style-name="T8">Índice de productividad: 36</text:span></text:p>
      <text:p text:style-name="P4">Los suelos de estas unidades se han desarrollado a partir de sedimentos eólicos de textura franco arenosa, poseen una composición edáfica semejante y se diferencian fundamentalmente por las características del relieve y los porcentajes de participación de las series mencionadas.</text:p>
      <text:p text:style-name="P4">E23/1 - Lomadas arenosas planas.</text:p>
      <text:p text:style-name="P4">Son suelos permeables con moderada a baja retención de humedad, moderada a baja capacidad de intercambio catiónico (fertilidad química) y agregados débiles en la capa arable. El peligro potencial de erosión eólica es ligero en la Serie El Veintitrés y moderado en los suelos de la Serie Huinca Renancó, por causas antrópicas como sobrepastoreo, quema, tala de bosques, laboreo excesivo o cualquier otro manejo de la tierra que disminuya o elimine la cobertura vegetal.</text:p>
      <text:p text:style-name="P4">Son Unidades Cartográficas agrícolas a pesar de lo expuesto y poseen una moderada limitación climática natural del área.</text:p>
      <text:p text:style-name="P7">General Levalle</text:p>
      <text:p text:style-name="P7">Jovita</text:p>
      <text:p text:style-name="P7">Villa Huidobro</text:p>
      <text:p text:style-name="P22">Complejo de Series EL VEINTITRÉS 70% y HUINCA RENANCÓ 30%.</text:p>
      <text:p text:style-name="P15"><text:span text:style-name="T8">Símbolo: </text:span><text:span text:style-name="T5">E23/2</text:span></text:p>
      <text:p text:style-name="P4">Capacidad de uso: IIIes</text:p>
      <text:p text:style-name="P15"><text:span text:style-name="T8">Índice de productividad: 31</text:span></text:p>
      <text:p text:style-name="P4">Los suelos de estas unidades se han desarrollado a partir de sedimentos eólicos de textura franco arenosa, poseen una composición edáfica semejante y se diferencian fundamentalmente por las características del relieve y los porcentajes de participación de las series mencionadas.</text:p>
      <text:p text:style-name="P11">E23/2 - Lomadas arenosas suavemente onduladas.</text:p>
      <text:p text:style-name="P4">Son suelos permeables con moderada a baja retención de humedad, moderada a baja capacidad de intercambio catiónico (fertilidad química) y agregados débiles en la capa arable. El peligro potencial de erosión eólica es ligero en la Serie El Veintitrés y moderado en los suelos de la Serie Huinca Renancó, por causas antrópicas como sobrepastoreo, quema, tala de bosques, laboreo excesivo o cualquier otro manejo de la tierra que disminuya o elimine la cobertura vegetal.</text:p>
      <text:p text:style-name="P4">Son Unidades Cartográficas agrícolas a pesar de lo expuesto y poseen una moderada limitación climática natural del área.</text:p>
      <text:p text:style-name="P7">General Levalle</text:p>
      <text:p text:style-name="P7">Jovita</text:p>
      <text:p text:style-name="P7">Villa Huidobro</text:p>
      <text:p text:style-name="P22">Complejo de Series EL VEINTITRÉS 90% y LA RENANCÓ 10%</text:p>
      <text:p text:style-name="P15"><text:span text:style-name="T8">Símbolo: </text:span><text:span text:style-name="T5">E23/3</text:span></text:p>
      <text:p text:style-name="P4">Capacidad de uso: IIIes</text:p>
      <text:p text:style-name="P15"><text:span text:style-name="T8">Índice de productividad: 36</text:span></text:p>
      <text:p text:style-name="P4">Estas unidades tienen en común suelos que responden al perfil modal de la Serie El Veintitrés, vinculados a un paisaje de lomadas tendidas, desarrollados a partir de sedimentos eólicos de textura franco arenosa. Son suelos permeables con moderada a baja retención de humedad, moderado a bajo contenido de materia orgánica y agregados débiles en la capa arable. El peligro o susceptibilidad a la erosión eólica es ligero, por lo que es necesario adoptar prácticas de manejo adecuadas a sus limitaciones.</text:p>
      <text:p text:style-name="P4">En los sectores bajos ubicados entre las lomadas y en áreas ligeramente deprimidas se ubica la Serie La Renancó, con deficiencias en el drenaje debido a un nivel freático alto o encharcamientos periódicos y afectadas por salinidad y alcalinidad sódica las tres últimas.</text:p>
      <text:p text:style-name="P4">Son tierras que tienen aptitud agrícola o se encuentran en el límite de las mismas, debido a las limitaciones anteriormente mencionadas a las que debe sumarse la limitación climática natural del área.</text:p>
      <text:p text:style-name="P7">Villa Huidobro</text:p>
      <text:p text:style-name="P20"><text:span text:style-name="T8">Complejo de Series EL VEINTITRÉS 40% y HUINCA RENANCÓ 60%</text:span></text:p>
      <text:p text:style-name="P15"><text:span text:style-name="T8">Símbolo: </text:span><text:span text:style-name="T5">E23/5</text:span></text:p>
      <text:p text:style-name="P4">Capacidad de uso: IVes</text:p>
      <text:p text:style-name="P15"><text:span text:style-name="T8">Índice de productividad: 24</text:span></text:p>
      <text:p text:style-name="P15"><text:span text:style-name="T8">Los suelos de esta unidades se han desarrollado a partir de sedimentos eólicos de textura franco arenosa, poseen una composición edáfica semejante y se diferencian fundamentalmente por las características del relieve E23/5 - Lomas arenosas onduladas.</text:span></text:p>
      <text:p text:style-name="P4">Son suelos permeables con moderada a baja retención de humedad, moderada a baja capacidad de intercambio catiónico (fertilidad) y agregados débiles en la capa arable. El peligro potencial de erosión eólica es ligero en la Serie El Veintitrés y moderado en los suelos que responden a la Serie Huinca Renancó, por causas debidas al hombre como sobrepastoreo, quema, tala de bosques, laboreo excesivo o cualquier otra causa que destruya la cobertura vegetal.</text:p>
      <text:p text:style-name="P4">Son suelos agrícolas que aparte de las limitaciones anteriormente mencionadas, poseen una moderada limitación climática natural del área.</text:p>
      <text:p text:style-name="P7">Villa Huidobro</text:p>
      <text:p text:style-name="P20"><text:span text:style-name="T8">Complejo de Series EL VEINTITRÉS 55%; ITALÓ 30% y PINCÉN 15%</text:span></text:p>
      <text:p text:style-name="P15"><text:span text:style-name="T8">Símbolo: </text:span><text:span text:style-name="T5">E23/6</text:span></text:p>
      <text:p text:style-name="P4">Capacidad de uso: IIIes</text:p>
      <text:p text:style-name="P15"><text:span text:style-name="T8">Índice de productividad: 41</text:span></text:p>
      <text:p text:style-name="P4">Estas unidades tienen en común suelos que responden al perfil modal de la Serie El Veintitrés, vinculados a un paisaje de lomadas tendidas, desarrollados a partir de sedimentos eólicos de textura franco arenosa. Son suelos permeables con moderada a baja retención de humedad, moderado a bajo contenido de materia orgánica y agregados débiles en la capa arable. El peligro o susceptibilidad a la erosión eólica es ligero, por lo que es necesario adoptar prácticas de manejo adecuadas a sus limitaciones.</text:p>
      <text:p text:style-name="P4">La Serie Italó, posee leves mejoras que el suelo antes descripto, en cuanto a la estructura del horizonte superficial y retención de humedad.</text:p>
      <text:p text:style-name="P4">En los sectores bajos ubicados entre las lomadas y en áreas ligeramente deprimidas se ubican las Series San Carlos, Pincén, La Renancó y Alfalegre, con deficiencias en el drenaje debido a un nivel freático alto o encharcamientos periódicos y afectadas por salinidad y alcalinidad sódica las tres últimas.</text:p>
      <text:p text:style-name="P4">Son tierras que tienen aptitud agrícola o se encuentran en el límite de las mismas, debido a las limitaciones anteriormente mencionadas a las que debe sumarse la limitación climática natural del área.</text:p>
      <text:p text:style-name="P7">Buchardo</text:p>
      <text:p text:style-name="P7">Jovita</text:p>
      <text:p text:style-name="P7">Villa Huidobro</text:p>
      <text:p text:style-name="P22">Complejo de Series EL VEINTITRÉS 40%, PINCÉN 40% y HUINCA RENANCÓ 20%.</text:p>
      <text:p text:style-name="P15"><text:span text:style-name="T8">Símbolo: </text:span><text:span text:style-name="T5">E23/7</text:span></text:p>
      <text:p text:style-name="P4">Capacidad de uso: IVes</text:p>
      <text:p text:style-name="P15"><text:span text:style-name="T8">Índice de productividad: 34</text:span></text:p>
      <text:p text:style-name="P4">Estas unidades tienen suelos que responden al perfil modal de la Serie El Veintitrés, vinculados a un paisaje de lomadas tendidas; desarrollados a partir de sedimentos eólicos de textura franco arenosa. Son suelos permeables con moderada retención de humedad, moderado a bajo contenido de materia orgánica y agregados débiles en la capa arable. El peligro o susceptibilidad a la erosión eólica es ligero a moderado.</text:p>
      <text:p text:style-name="P4">La Serie Huinca Renancó (de textura areno franca fina), posee menor aptitud que las anteriores, ocupa los sectores altos del paisaje (lomadas onduladas, lomadas medanosas) donde la erosión eólica actual y la susceptibilidad son mayores. En los sectores bajos ubicados entre las lomadas y en áreas ligeramente deprimidas se ubica la Serie Pincén, con deficiencias en el drenaje debido a un nivel freático alto y/o encharcamientos periódicos y afectada por salinidad y alcalinidad sódica subsuperficial.</text:p>
      <text:p text:style-name="P4">Son tierras que tienen aptitud agrícola o se encuentran en el límite de las mismas, debido a las limitaciones anteriormente mencionadas a las que debe sumarse la limitación climática natural del área.</text:p>
      <text:p text:style-name="P7">Buchardo</text:p>
      <text:p text:style-name="P7">General Levalle</text:p>
      <text:p text:style-name="P7">Jovita</text:p>
      <text:p text:style-name="P7">Villa Huidobro</text:p>
      <text:p text:style-name="P22">Complejo de Series EL VEINTITRÉS 80%; PINCÉN 10% y SAN CARLOS 10%, </text:p>
      <text:p text:style-name="P15"><text:span text:style-name="T8">Símbolo: </text:span><text:span text:style-name="T5">E23/8</text:span></text:p>
      <text:p text:style-name="P4">Capacidad de uso: IIIes</text:p>
      <text:p text:style-name="P15"><text:span text:style-name="T8">Índice de productividad: 36</text:span></text:p>
      <text:p text:style-name="P4">Estas unidades tienen en común suelos que responden al perfil modal de la Serie El Veintitrés, vinculados a un paisaje de lomadas tendidas, desarrollados a partir de sedimentos eólicos de textura franco arenosa. Son suelos permeables con moderada a baja retención de humedad, moderado a bajo contenido de materia orgánica y agregados débiles en la capa arable. El peligro o susceptibilidad a la erosión eólica es ligero, por lo que es necesario adoptar prácticas de manejo adecuadas a sus limitaciones.</text:p>
      <text:p text:style-name="P4">En los sectores bajos ubicados entre las lomadas y en áreas ligeramente deprimidas se ubican las Series San Carlos, Pincén, La Renancó y Alfalegre, con deficiencias en el drenaje debido a un nivel freático alto o encharcamientos periódicos y afectadas por salinidad y alcalinidad sódica las tres últimas.</text:p>
      <text:p text:style-name="P4">Son tierras que tienen aptitud agrícola o se encuentran en el límite de las mismas, debido a las limitaciones anteriormente mencionadas a las que debe sumarse la limitación climática natural del área.</text:p>
      <text:p text:style-name="P7">Buchardo</text:p>
      <text:p text:style-name="P7">Villa Huidobro</text:p>
      <text:p text:style-name="P20"><text:span text:style-name="T8">Complejo de Series EL VEINTITRÉS 70% y ALFALEGRE 30%</text:span></text:p>
      <text:p text:style-name="P15"><text:span text:style-name="T8">Símbolo: </text:span><text:span text:style-name="T5">E23/9</text:span></text:p>
      <text:p text:style-name="P4">Capacidad de uso: IVsc</text:p>
      <text:p text:style-name="P15"><text:span text:style-name="T8">Índice de productividad: 32</text:span></text:p>
      <text:p text:style-name="P4">Estas unidades tienen en común suelos que responden al perfil modal de la Serie El Veintitrés, vinculados a un paisaje de lomadas tendidas, desarrollados a partir de sedimentos eólicos de textura franco arenosa. Son suelos permeables con moderada a baja retención de humedad, moderado a bajo contenido de materia orgánica y agregados débiles en la capa arable. El peligro o susceptibilidad a la erosión eólica es ligero, por lo que es necesario adoptar prácticas de manejo adecuadas a sus limitaciones.</text:p>
      <text:p text:style-name="P4">En los sectores bajos ubicados entre las lomadas y en áreas ligeramente deprimidas se ubican las Series San Carlos, Pincén, La Renancó y Alfalegre, con deficiencias en el drenaje debido a un nivel freático alto o encharcamientos periódicos y afectadas por salinidad y alcalinidad sódica las tres últimas.</text:p>
      <text:p text:style-name="P4">Son tierras que tienen aptitud agrícola o se encuentran en el límite de las mismas, debido a las limitaciones anteriormente mencionadas a las que debe sumarse la limitación climática natural del área.</text:p>
      <text:p text:style-name="P7">Villa Huidobro</text:p>
      <text:p text:style-name="P20"><text:span text:style-name="T8">Complejo de Series EL VEINTITRÉS 40%; EL VEINTITRÉS en fase salina en profundidad 40% y ROSALES 20%</text:span></text:p>
      <text:p text:style-name="P15"><text:span text:style-name="T8">Símbolo </text:span><text:span text:style-name="T5">E23/10</text:span></text:p>
      <text:p text:style-name="P4">Capacidad de uso: IIIws</text:p>
      <text:p text:style-name="P15"><text:span text:style-name="T8">Índice de productividad: 31</text:span></text:p>
      <text:p text:style-name="P4">Unidad cartográfica que corresponde a un relieve de lomas planas, ubicadas entre sectores deprimidos, por lo que el nivel freático se encuentra próximo a la superficie. Los suelos se han originado a partir de sedimentos franco arenosos, ubicándose los que responden a la Serie El Veintitrés en los sectores positivos del paisaje. En las áreas planas a ligeramente deprimidas este suelo presenta salinidad moderada en profundidad. La Serie Rosales se ubica en los sectores deprimidos a cóncavos y se caracteriza por un drenaje deficiente y alcalinidad subsuperficial.</text:p>
      <text:p text:style-name="P4">Estas tierras son en general aptas para los cultivos comunes de la zona, su capacidad de uso se ve restringido por los factores climáticos y por el drenaje deficiente y la alcalinidad subsuperficial en el 20% de la unidad.</text:p>
      <text:p text:style-name="P7">Jovita</text:p>
      <text:p text:style-name="P22">Complejo en fase inundable de Series EL VEINTITRÉS 40%, PINCÉN 40% y HUINCA RENANCÓ 20%.</text:p>
      <text:p text:style-name="P15"><text:span text:style-name="T8">Símbolo: </text:span><text:span text:style-name="T5">E23/11</text:span></text:p>
      <text:p text:style-name="P4">Capacidad de uso: VIws</text:p>
      <text:p text:style-name="P15"><text:span text:style-name="T8">Índice de Productividad: 17</text:span></text:p>
      <text:p text:style-name="P15"><text:span text:style-name="T8">Con este símbolo se indican las unidades cartográficas constituidas por suelos que están afectados estacionalmente por hidromorfismo, que suele alternar por procesos de estrés hídrico según la profundidad de capa freática que es fluctuante.</text:span></text:p>
      <text:p text:style-name="P4">Este drenaje excesivo y la baja retención de humedad, acentúan la limitación climática natural en períodos de freática profunda y pueden presentar además una manifiesta susceptibilidad a la erosión eólica por la baja estabilidad de los agregados, propios de suelos de textura arenosa y estructura muy débil a masiva (sin estructura).</text:p>
      <text:p text:style-name="P4">La excepción lo constituye la presencia de la serie Pincén y otros suelos asociados menores ubicados en depresiones menores que normalmente presentan deficiencias en el drenaje y alcalinidad sódica subsuperficial.</text:p>
      <text:p text:style-name="P7">General Levalle</text:p>
      <text:p text:style-name="P22">Complejo de Series EL VEINTITRÉS 40%, HUINCA RENANCÓ en fase ligera a moderadamente erosionada por viento 20%, VILLA ROSSI 20% y PINCÉN 20%.</text:p>
      <text:p text:style-name="P15"><text:span text:style-name="T8">Símbolo: </text:span><text:span text:style-name="T5">E23/12</text:span></text:p>
      <text:p text:style-name="P4">Capacidad de uso: VIes</text:p>
      <text:p text:style-name="P15"><text:span text:style-name="T8">Índice de Productividad: 28</text:span></text:p>
      <text:p text:style-name="P4">Complejo de suelos caracterizados por la presencia tres situaciones en el relieve bien definidas: En los sectores altos domina la serie Huinca Renancó, de textura arenosa franca en todo el perfil. En los sectores intermedios y más explanados domina la serie El Veintitrés de mejor aptitud dentro del complejo. Por último, en las partes mas deprimidas dominan las series Villa Rossi y Pincén severamente limitadas por alcalinidad sódica, drenaje deficiente y baja fertilidad especialmente en la serie Villa Rossi. Estos suelos además suelen ser afectados por anegamientos pero con poca frecuencia o en menor mediada que la unidad descripta anteriormente.</text:p>
      <text:p text:style-name="P4">Aptitud: Implantación de pasturas o eventualmente es sectores intermedios del relieve (serie El Veintitrés), prácticas agrícolas anuales limitadas.</text:p>
      <text:p text:style-name="P7">General Levalle</text:p>
      <text:p text:style-name="P20"><text:span text:style-name="T8">Complejo de Series EL ALBIÓN 40%; WENCESLAO ESCALANTE 30% y LA VICTORIA 30%.</text:span></text:p>
      <text:p text:style-name="P15"><text:span text:style-name="T8">Símbolo: </text:span><text:span text:style-name="T5">EAb</text:span></text:p>
      <text:p text:style-name="P4">Capacidad de uso: VIIws</text:p>
      <text:p text:style-name="P15"><text:span text:style-name="T8">Índice de Productividad: 10</text:span></text:p>
      <text:p text:style-name="P4">Estos complejos, se encuentran relacionados fisiográficamente con ambientes netamente cóncavos. Los suelos salino-sódicos de la serie El Albión siempre dominante se encuentran asociados con otros de similares características.</text:p>
      <text:p text:style-name="P15"><text:span text:style-name="T8">La aptitud de estos complejos está muy limitada por altos tenores salinos y de sodio de intercambio, presentando además drenaje impedido (muy pobre a imperfecto) por la presencia de la capa freática.</text:span></text:p>
      <text:p text:style-name="P4">Son áreas restringidas a pasturas naturales, admite eventualmente en sectores escogidos, la implantación de praderas o intersiembra con especies adaptadas.</text:p>
      <text:p text:style-name="P7">Laborde</text:p>
      <text:p text:style-name="P7">Pascanas</text:p>
      <text:p text:style-name="P22">Complejo de Series EL ALBIÓN 40%; WENCESLAO ESCALANTE 30% y ESTANCIA VIEJA 30%</text:p>
      <text:p text:style-name="P15"><text:span text:style-name="T8">Símbolo: </text:span><text:span text:style-name="T5">EAb1</text:span></text:p>
      <text:p text:style-name="P15"><text:span text:style-name="T8">Capacidad de uso: VIIws</text:span></text:p>
      <text:p text:style-name="P15"><text:span text:style-name="T8">Índice de Productividad: 7</text:span></text:p>
      <text:p text:style-name="P15"><text:span text:style-name="T8">Este complejo se encuentra vinculado a sectores francamente deprimidos, los suelos moderadamente salino-alcalinos de la serie El Albión, se encuentra asociado a otros suelos salino-alcalinos con distintos porcentajes.</text:span></text:p>
      <text:p text:style-name="P15"><text:span text:style-name="T8">EAb1: Comprende 40% de suelos de la serie El Albión (moderadamente salino-alcalino), 30% de suelos de la serie Wenceslao Escalante (fuertemente salino-alcalino) y el 30% restante corresponden a la serie Estancia Vieja (moderadamente salino-alcalino).</text:span></text:p>
      <text:p text:style-name="P15"><text:span text:style-name="T8">Todos estos complejos, están muy limitados en su uso por la presencia de altos tenores de sales y sodio intercambiable, presentando además un drenaje impedido ya que se encuentran vinculados a sectores francamente deprimidos y en muchos casos con la capa freática alta. Son áreas restringidas a pasturas preferentemente naturales </text:span></text:p>
      <text:p text:style-name="P7">Laborde</text:p>
      <text:p text:style-name="P20"><text:span text:style-name="T8">Complejo de series EL ALBIÓN 60% y ESTANCIA VIEJA 40%.</text:span></text:p>
      <text:p text:style-name="P15"><text:span text:style-name="T8">Símbolo: </text:span><text:span text:style-name="T5">EAb2</text:span></text:p>
      <text:p text:style-name="P4">Capacidad de uso: VIIws</text:p>
      <text:p text:style-name="P15"><text:span text:style-name="T8">Índice de Productividad: 9</text:span></text:p>
      <text:p text:style-name="P15"><text:span text:style-name="T8">Estos complejos se encuentran relacionados fisiográficamente con ambientes netamente cóncavos. Los suelos salino-sódicos de la serie El Albión siempre dominante se encuentran asociados con otros de similares características.</text:span></text:p>
      <text:p text:style-name="P15"><text:span text:style-name="T8">La aptitud de estos complejos está muy limitada por altos tenores salinos y de sodio de intercambio, presentando además drenaje impedido (muy pobre a imperfecto) por la presencia de la capa freática.</text:span></text:p>
      <text:p text:style-name="P4">Son áreas restringidas a pasturas naturales, admite eventualmente en sectores escogidos, la implantación de praderas o intersiembra con especies adaptadas.</text:p>
      <text:p text:style-name="P7">Canals</text:p>
      <text:p text:style-name="P7">Laborde</text:p>
      <text:p text:style-name="P7">Pascanas</text:p>
      <text:p text:style-name="P20"><text:span text:style-name="T8">Complejo de Series EL ALBIÓN en fase fuertemente alcalina 50%; ESTANCIA VIEJA 40% y 10% de suelos menores.</text:span></text:p>
      <text:p text:style-name="P15"><text:span text:style-name="T8">Símbolo: </text:span><text:span text:style-name="T5">EAb3</text:span></text:p>
      <text:p text:style-name="P4">Capacidad de uso: VIIws</text:p>
      <text:p text:style-name="P15"><text:span text:style-name="T8">Índice de Productividad: 6</text:span></text:p>
      <text:p text:style-name="P4">Estos complejos, se encuentran relacionados fisiográficamente con ambientes netamente cóncavos. Los suelos salino-sódicos de la serie El Albión siempre dominante se encuentran asociados con otros de similares características.</text:p>
      <text:p text:style-name="P15"><text:span text:style-name="T8">La aptitud de estos complejos está muy limitada por altos tenores salinos y de sodio de intercambio, presentando además drenaje impedido (muy pobre a imperfecto) por la presencia de la capa freática.</text:span></text:p>
      <text:p text:style-name="P15"><text:span text:style-name="T8">Son áreas restringidas a pasturas naturales, admite eventualmente en sectores escogidos, la implantación de praderas o intersiembra con especies adaptadas.</text:span></text:p>
      <text:p text:style-name="P7">Laborde</text:p>
      <text:p text:style-name="P7">Pascanas</text:p>
      <text:p text:style-name="P20"><text:span text:style-name="T8">Asociación de Serie EL ALCALDE 40%, EL ALCALDE en fase por acumulación (reciente) 30%, EL ALCALDE variante calcárea 20% y 10% de suelos menores eólicos poco desarrollados.</text:span></text:p>
      <text:p text:style-name="P15"><text:span text:style-name="T8">Símbolo: </text:span><text:span text:style-name="T5">EAd1</text:span></text:p>
      <text:p text:style-name="P4">Capacidad de uso: IVsc</text:p>
      <text:p text:style-name="P15"><text:span text:style-name="T8">Índice de Productividad: 54</text:span></text:p>
      <text:p text:style-name="P4">Una sola delineación ubicada en un sector suavemente deprimido los tramos finales de un paleocauce. Tiene una forma de abanico donde en crecientes recientes o subactuales se han depositado sedimentos no edafizados sobre suelos agrícolas de buena calidad. Esta cobertura reciente posee un contenido muy bajo o casi nulo de materia orgánica con estructura laminar y material calcáreo diseminado, afectando severamente la productividad natural de la serie El Alcalde. La Capa depositada tiene una cobertura parcial en la unidad y un espesor de hasta 20 cm de material de baja capacidad productiva (loess y loess redepositado sin edafización). Además, las aguas del propio paleocauce han depositado parcialmente material calcáreo, conformando lo que le llamamos una “variante” calcárea de la misma serie modificando el pH de neutro a moderadamente alcalino. Limitantes: baja fertilidad, pH moderadamente alcalino por la presencia de carbonatos de calcio parcial y factibilidad de inundaciones de corta duración. Aptitud: Capacidad de uso en general en el límite agrícola, no obstante en pequeños sectores sin la sedimentación indicada el suelo normal tiene mejor aptitud.</text:p>
      <text:p text:style-name="P7">Río Primero</text:p>
      <text:p text:style-name="P22">Asociación de Series EL ALCALDE 50%; CANDELARIA 25% y LA EMILIA 25%.</text:p>
      <text:p text:style-name="P15"><text:span text:style-name="T8">Símbolo: </text:span><text:span text:style-name="T5">EAd2</text:span></text:p>
      <text:p text:style-name="P4">Capacidad de uso: IIIc</text:p>
      <text:p text:style-name="P15"><text:span text:style-name="T8">Índice de Productividad: 71</text:span></text:p>
      <text:p text:style-name="P4">Sectores pertenecientes a la Pampa Alta loéssica con influencia fluvial con relieve extendido o donde la pendiente regional se torna menos inclinada; aspectos topográficos que dan lugar a un mayor desarrollo genético de los suelos, favoreciendo la retención de humedad. En sectores suavemente elevados dominan las series Candelaria y El Alcalde desarrolladas sobre sedimentos eólicos. En suaves depresiones longitudinales es la Serie la Emilia desarrollada sobre sedimentos fluviales distales es la que está presente. Son diferencias poco significativas que se manifiestan solamente cuando existe sequía edáfica extrema en la región y obviamente es la serie La Emilia la que mejores cosechas puede generar.</text:p>
      <text:p text:style-name="P7">Río Primero</text:p>
      <text:p text:style-name="P20"><text:span text:style-name="T8">Complejo de Series ESTANCIA ANA MARÍA en fase ligeramente erosionada 40%; MONTE ALTO en fase ligeramente erosionada 40% y LAS PEÑAS SUR en fase moderadamente erosionada 20%.</text:span></text:p>
      <text:p text:style-name="P15"><text:span text:style-name="T8">Símbolo: </text:span><text:span text:style-name="T5">EAM1</text:span></text:p>
      <text:p text:style-name="P4">Capacidad de uso: IVec</text:p>
      <text:p text:style-name="P15"><text:span text:style-name="T8">Índice de productividad: 58</text:span></text:p>
      <text:p text:style-name="P4">Unidades cartográficas ubicadas en sectores intermedios y bajos suavemente cóncavos de fondo plano entre las lomas loéssicas. Constituyen pequeñas fajas fluviales de pequeñas corrientes o paleocorrientes de la pampa Loéssica Alta. Los materiales madre de los suelos son mixtos; es decir fluviales y eólicos redepositados, en los primeros se encuentran los perfiles de las series Estancia Ana María y Las Peñas y en los segundos la serie Monte Alto.</text:p>
      <text:p text:style-name="P4">El relieve es relativamente plano con pendientes suavemente inclinadas hacia el Este semejante a la pendiente regional.</text:p>
      <text:p text:style-name="P4">Los suelos en general tienen buena aptitud aunque se pueden observar algunos procesos erosivos de diversa intensidad en surcos o bien acumulación o peligro de ella en áreas vinculadas geográficamente a paleocorrientes activadas por excesos hídricos actuales.</text:p>
      <text:p text:style-name="P7">Berrotarán</text:p>
      <text:p text:style-name="P7">Río Tercero</text:p>
      <text:p text:style-name="P20"><text:span text:style-name="T8">Complejo indiferenciado de Series ESTANCIA ANA MARÍA en fase severamente erosionada; LAS GAMAS en fase erosionada y/o acumulada y LAS PEÑAS SUR en fase erosionada y/o acumulada y suelos menores en capas con lechos arenosos y/o con sedimentación estéril.</text:span></text:p>
      <text:p text:style-name="P15"><text:span text:style-name="T8">Símbolo: </text:span><text:span text:style-name="T5">EAM2</text:span></text:p>
      <text:p text:style-name="P4">Capacidad de uso: VIes</text:p>
      <text:p text:style-name="P15"><text:span text:style-name="T8">Índice de productividad: 32</text:span></text:p>
      <text:p text:style-name="P4">Unidades cartográficas correspondientes a colectores de primer orden o principales, con amplias áreas de aportes que provienen de las sierras o preserranías. Estos colectores conducen, luego de precipitaciones importantes, grandes aportes hídricos concentrados a velocidades erosivas, que han afectado gravemente a los suelos, con profusión de zanjas profundas y cárcavas incluyendo también la acumulación (fases acumuladas de las series indicadas). Pueden observarse además, algunos rodados de las formaciones serranas como una evidencia de la energía de las correntadas.</text:p>
      <text:p text:style-name="P4">Los suelos en general son de buena aptitud, profundos con buena capacidad de retención de humedad y en capas, no obstante, la intensidad de los procesos erosivos lineales que restringen y aún impiden el uso de la maquinaria agrícola (se observan campos o propiedades rurales directamente separados arbitrariamente en porciones por las cárcavas), dificulta el uso agrícola y es más conveniente destinarlos a actividades ganaderas. Pueden observarse, sin embargo, al lado de las cárcavas dentro de estas unidades, pequeñas áreas de cultivos anuales con buena productividad, pero con alto riesgo de erosión lateral de los verdaderos canales profundos que constituyen las cárcavas.</text:p>
      <text:p text:style-name="P4">No solamente el daño se observa en los suelos como productores de alimentos sino también en la obra pública, como es el caso de la red secundaria y terciaria de los caminos donde algunos han debido ser abandonados, debiendo realizar grandes rodeos para el paso de un lado a otro de estas unidades cartográficas.</text:p>
      <text:p text:style-name="P7">Berrotarán</text:p>
      <text:p text:style-name="P7">Río Tercero</text:p>
      <text:p text:style-name="P20"><text:span text:style-name="T8">Asociación en fase severamente erosionada de Series ESTANCIA ANA MARÍA 40%; LAS PEÑAS SUR 20%; PUERTA COLORADA 20% y 20% de suelos menores con arcilla en el subsuelo.</text:span></text:p>
      <text:p text:style-name="P15"><text:span text:style-name="T8">Símbolo: </text:span><text:span text:style-name="T5">EAM3</text:span></text:p>
      <text:p text:style-name="P4">Capacidad de uso: VIec</text:p>
      <text:p text:style-name="P15"><text:span text:style-name="T8">Índice de productividad: 31</text:span></text:p>
      <text:p text:style-name="P4">Son colectores principales intermitentes provenientes de las sierras de Las Peñas que concentran importantes caudales después de lluvias copiosas, con formación de cárcavas, zanjas e inundaciones frecuentes de corta duración con escorrentías de velocidad erosiva. Algunos de estos colectores nacen desde los vallecitos, preserranías o cañadas de la sierra de las Peñas.</text:p>
      <text:p text:style-name="P4">Ocupan sectores cóncavos y son un tanto más estrechos que las unidades anteriormente descriptas, con menores áreas de aportes, pero la pendiente es normalmente mayor al 1% observándose lateralmente gradientes mayores con erosión laminar.</text:p>
      <text:p text:style-name="P4">Los procesos erosivos lineales condicionan y hasta impiden el uso de la maquinaria agrícola, no obstante algunos sectores estrechos pueden dedicarse a prácticas agrícolas con las precauciones del caso. </text:p>
      <text:p text:style-name="P4">En general estas unidades son aptas para el pastoreo de vacunos en base a especies introducidas y se requieren cuidados especiales de protección en los laterales o bordes de las unidades y cabeceras de cárcavas, todo dentro de un paisaje muy dinámico por la susceptibilidad a la erosión hídrica.</text:p>
      <text:p text:style-name="P7">Berrotarán</text:p>
      <text:p text:style-name="P7">Río Tercero</text:p>
      <text:p text:style-name="P20"><text:span text:style-name="T8">Complejo de Serie EL AROMO 80% y EL AROMO en fase fuertemente alcalina 20%.</text:span></text:p>
      <text:p text:style-name="P15"><text:span text:style-name="T8">Símbolo: </text:span><text:span text:style-name="T5">EAo</text:span></text:p>
      <text:p text:style-name="P4">Capacidad de Uso: IVws</text:p>
      <text:p text:style-name="P15"><text:span text:style-name="T8">Índice de Productividad: 51</text:span></text:p>
      <text:p text:style-name="P15"><text:span text:style-name="T8">Estos complejos de suelos comprenden sectores planos ligeramente deprimidos. </text:span></text:p>
      <text:p text:style-name="P4">El uso es agrícola y ganadero.</text:p>
      <text:p text:style-name="P15"><text:span text:style-name="T8">EAo: Comprende el 80% de la serie El Aromo con moderada salinidad y alcalinidad en profundidad (después de los 50 cm.) y el 20% restante corresponde a la misma serie en su fase moderadamente alcalina a partir de los 20 cm.</text:span></text:p>
      <text:p text:style-name="P7">Canals</text:p>
      <text:p text:style-name="P7">La Carlota</text:p>
      <text:p text:style-name="P7">La Cesira</text:p>
      <text:p text:style-name="P20"><text:span text:style-name="T8">Complejo de Series EL AROMO 50%; CANALS 25% y LOS MEDANITOS 25%.</text:span></text:p>
      <text:p text:style-name="P15"><text:span text:style-name="T8">Símbolo: </text:span><text:span text:style-name="T5">EAo1</text:span></text:p>
      <text:p text:style-name="P4">Capacidad de Uso: IVws</text:p>
      <text:p text:style-name="P15"><text:span text:style-name="T8">Índice de Productividad: 46</text:span></text:p>
      <text:p text:style-name="P4">Estos complejos de suelos comprenden sectores planos ligeramente deprimidos.</text:p>
      <text:p text:style-name="P4">El uso es agrícola y ganadero </text:p>
      <text:p text:style-name="P4">Comprende el 50% de la serie El aromo, caracterizado por poseer drenaje moderado, salinidad y alcalinidad sódica en profundidad. La serie Los Medanitos es alcalina en el subsuelo en su forma pura y la serie Canals, en las partes más elevadas del relieve, está limitada sólo por moderada retención de la humedad y ligera susceptibilidad a la erosión eólica.</text:p>
      <text:p text:style-name="P7">Canals</text:p>
      <text:p text:style-name="P7">General Viamonte</text:p>
      <text:p text:style-name="P7">La Carlota</text:p>
      <text:p text:style-name="P7">La Cesira</text:p>
      <text:p text:style-name="P20"><text:span text:style-name="T8">Complejo de Series EL AROMO 60%; LOS MEDANITOS 30% y CANALS en fase bien drenada 10%.</text:span></text:p>
      <text:p text:style-name="P15"><text:span text:style-name="T8">Símbolo: </text:span><text:span text:style-name="T5">EAo2</text:span></text:p>
      <text:p text:style-name="P15"><text:span text:style-name="T8">Capacidad de uso: IVws</text:span></text:p>
      <text:p text:style-name="P15"><text:span text:style-name="T8">Índice de productividad: 48</text:span></text:p>
      <text:p text:style-name="P15"><text:span text:style-name="T8">Estos complejos se vinculan a sectores planos ligeramente deprimidos al sudoeste del área al sur de las nacientes del Saladillo. </text:span></text:p>
      <text:p text:style-name="P15"><text:span text:style-name="T8">Esta unidad está formada por de suelos de la serie El Aromo moderadamente salino alcalino en profundidad, Los Medanitos con fuerte alcalinidad sódica a partir de 0 cm. 30% y Canals, fase bien drenada 10%.</text:span></text:p>
      <text:p text:style-name="P7">Canals</text:p>
      <text:p text:style-name="P7">La Cesira</text:p>
      <text:p text:style-name="P22">Complejo de Series EL AROMO 45%; LABORDE en fase moderadamente bien drenada 45% y 10% de suelos menores</text:p>
      <text:p text:style-name="P15"><text:span text:style-name="T8">Símbolo: </text:span><text:span text:style-name="T5">EAo3</text:span></text:p>
      <text:p text:style-name="P4">Capacidad de uso: IIIsc</text:p>
      <text:p text:style-name="P15"><text:span text:style-name="T8">Índice de productividad: 63</text:span></text:p>
      <text:p text:style-name="P15"><text:span text:style-name="T8">Esta unidad se encuentra vinculada a dos pequeñas áreas ligeramente deprimidas en el sector norte. Comprende 45% de suelos de la Serie El Aromo con moderada salinidad y alcalinidad en profundidad y 45% de suelos de la serie Laborde. El uso es principalmente agrícola.</text:span></text:p>
      <text:p text:style-name="P7">Canals</text:p>
      <text:p text:style-name="P22">Complejo indiferenciado de Series EL ARAÑADO; VILLA SAN ESTEBAN; PARAJE LOS ZORROS y EL PUMA.</text:p>
      <text:p text:style-name="P15"><text:span text:style-name="T8">Símbolo: </text:span><text:span text:style-name="T5">EAr</text:span></text:p>
      <text:p text:style-name="P4">Capacidad de uso: VIsc</text:p>
      <text:p text:style-name="P15"><text:span text:style-name="T8">Índice de Productividad: 43</text:span></text:p>
      <text:p text:style-name="P15"><text:span text:style-name="T8">Los suelos que componen esta unidad, presentan un patrón de distribución muy complejo, por lo que no ha sido posible estimar porcentajes de participación de cada uno de ellos. El paisaje corresponde a antiguos cauces del Río Xanaes y muestra la influencia de materiales fluviales depositados por el mismo. Se trata de un relieve de lomadas planas, donde la pendiente regional no supera el 0,3% de desnivel, con un microrrelieve interno caracterizado por la presencia de áreas convexas en las que se ubica la Serie Villa San Esteban, de textura franco arenosa, sin estructura, pobre contenido en materia orgánica y baja fertilidad. En sectores intermedios se encuentra la Serie El Arañado, de textura franca, escasamente provista de materia orgánica y baja capacidad de intercambio catiónico (fertilidad).</text:span></text:p>
      <text:p text:style-name="P15"><text:span text:style-name="T8">En las áreas planas dominan los suelos originados a partir de sedimentos redepositados de textura franco limosa, como la Serie El Puma y Paraje Los Zorros, que posee un horizonte superficial degradado y alcalinidad sódica en el subsuelo.</text:span></text:p>
      <text:p text:style-name="P15"><text:span text:style-name="T8">En general son tierras dedicadas a la ganadería aunque los sectores de mejores condiciones pueden emplearse en la producción agrícola.</text:span></text:p>
      <text:p text:style-name="P7">La Francia</text:p>
      <text:p text:style-name="P7">Las Varillas</text:p>
      <text:p text:style-name="P22">Asociación de Series EL BAÑADO 40%; EL RODEO 30% y LOS SAUCES 30%.</text:p>
      <text:p text:style-name="P15"><text:span text:style-name="T8">Símbolo: </text:span><text:span text:style-name="T5">EBñ</text:span></text:p>
      <text:p text:style-name="P4">Capacidad de uso: IVc</text:p>
      <text:p text:style-name="P15"><text:span text:style-name="T8">Índice de productividad: 66</text:span></text:p>
      <text:p text:style-name="P15"><text:span text:style-name="T8">Esta asociación se vincula a vías de escurrimiento bien manifiestas con suelos desarrollados a partir de sedimentos fluviales o eólicos redepositados. Presentan una buena estructura superficial, bien provistos de materia orgánica (fertilidad natural) y por lo general con horizontes superiores engrosados (más de 20 cm.). Son bien a moderadamente bien drenados especialmente en las áreas centrales donde domina la Serie El Bañado más arcillosa subsuperficialmente (fuerte B textural) y totalmente libre de sales o álcalis.</text:span></text:p>
      <text:p text:style-name="P4">Integran además esta asociación en la proporción restante la Serie El Rodeo y Los Sauces de menor desarrollo subsuperficial y buena retención de humedad.</text:p>
      <text:p text:style-name="P4">Estas unidades constituyen o se denominan en la región como “cañadas”. Tienen un ancho que varía entre 200 a 500 m. Receptan las aguas de escorrentía de las partes mas altas de las pendientes y lomas adyacentes que favorece la provisión de humedad, mitigando los efectos de la sequía acentuada al Norte de la zona de estudio.</text:p>
      <text:p text:style-name="P4">Estas “cañadas” fueron las que primero se desmontaron desde principios del siglo 20, precisamente por las razones expuestas.</text:p>
      <text:p text:style-name="P4">Se pueden observar en el área central de estos desagües, los comienzos de procesos erosivos hídricos lineales, generados por el incremento del escurrimiento ante el uso más intensivo de la tierra.</text:p>
      <text:p text:style-name="P7">Cañada de Luque</text:p>
      <text:p text:style-name="P7">Villa de María</text:p>
      <text:p text:style-name="P22">Complejo de Series EL BAÑADO 30%; EL RODEO 30%; LOS SAUCES 20% y 20% de suelos menores areno francos poco diferenciados.</text:p>
      <text:p text:style-name="P15"><text:span text:style-name="T8">Símbolo: </text:span><text:span text:style-name="T5">EBñ2</text:span></text:p>
      <text:p text:style-name="P4">Capacidad de uso: IVsc</text:p>
      <text:p text:style-name="P15"><text:span text:style-name="T8">Índice de Productividad: 58</text:span></text:p>
      <text:p text:style-name="P4">Unidades cartográficas representadas por ambientes longitudinales de relieve cóncavo o suavemente cóncavo. Los suelos poseen buena aptitud agrícola: son fértiles, con buena retención de humedad, sin salinidad ni alcalinidad.</text:p>
      <text:p text:style-name="P4">Se pueden observar pequeños bordos o albardones y cauces efímeros intermitentes, conformando un suave mesorrelieve fluvial subparalelo de pocas decenas de metros de ancho, donde se encuentran los suelos arenosos. Estos contrastan notablemente con los suelos de las Series indicadas desmejorando levemente la aptitud general del complejo.</text:p>
      <text:p text:style-name="P4">Aptitud: límite agrícola con selección de especies alternando con ciclos ganaderos.</text:p>
      <text:p text:style-name="P7">Cañada de Luque</text:p>
      <text:p text:style-name="P20"><text:span text:style-name="T8">Complejo de Series EL CANDIL 35%; MARCOS JUÁREZ en fase moderadamente bien drenada 30%; EL CHAJÁ 25% y ACHALAY 10%.</text:span></text:p>
      <text:p text:style-name="P15"><text:span text:style-name="T8">Símbolo: </text:span><text:span text:style-name="T5">ECd</text:span></text:p>
      <text:p text:style-name="P15"><text:span text:style-name="T8">Capacidad de uso: IVws</text:span></text:p>
      <text:p text:style-name="P15"><text:span text:style-name="T8">Índice de Productividad: 53</text:span></text:p>
      <text:p text:style-name="P4">Esta unidad ocupa amplios sectores dentro de los planos deprimidos del pie o bajo del segundo escalón estructural</text:p>
      <text:p text:style-name="P4">El complejo está integrado por 30% de suelos de la serie Marcos Juárez, en fase moderadamente bien drenada; 35% de suelos de la serie El Candil, con drenaje natural moderado, alcalinidad sódica a partir de los 18 cm aproximadamente y moderada salinidad en profundidad; 25% de suelos de la serie El Chajá y el 10% restante por suelos fuertemente alcalinos de la serie Achalay.</text:p>
      <text:p text:style-name="P4">El uso de estas tierras es principalmente ganadero, aunque es común su uso agrícola (sorgo, maíz, girasol) con rendimientos aceptables cuando acompañan buenas condiciones climáticas.</text:p>
      <text:p text:style-name="P7">Leones</text:p>
      <text:p text:style-name="P20"><text:span text:style-name="T8">Complejo de Series EL CANDIL 30%; EL CHAJÁ 30%; ACHALAY 20% y VILLA FRANCISCA 20%.</text:span></text:p>
      <text:p text:style-name="P15"><text:span text:style-name="T8">Símbolo: </text:span><text:span text:style-name="T5">ECd1</text:span></text:p>
      <text:p text:style-name="P4">Capacidad de uso: VIws.</text:p>
      <text:p text:style-name="P15"><text:span text:style-name="T8">Índice de Productividad: 34</text:span></text:p>
      <text:p text:style-name="P15"><text:span text:style-name="T8">Identifica sectores planos suavemente deprimidos con pendientes casi nulas, escurrimiento lento y drenaje dominante imperfecto a moderado. Está integrado por 30% de suelos alcalino sódicos subsuperficiales de la serie El Candil, 30% de la serie El Chajá con alcalinidad en profundidad y el 40% restante son suelos muy alcalinos de la serie Villa Francisca y otros perfiles con similares limitantes. Esta unidad está muy restringida en su aptitud por efectos de la alcalinidad y drenaje siendo aptas para pasturas implantadas.</text:span></text:p>
      <text:p text:style-name="P7">Bell Ville</text:p>
      <text:p text:style-name="P7">Landeta</text:p>
      <text:p text:style-name="P7">Leones</text:p>
      <text:p text:style-name="P7">Pozo del Molle</text:p>
      <text:p text:style-name="P20"><text:span text:style-name="T8">Complejo de Series EL CANDIL 10%; VILLA FRANCISCA 25%; SANTA ELENA 40% y ACHALAY 25%.</text:span></text:p>
      <text:p text:style-name="P15"><text:span text:style-name="T8">Símbolo:</text:span><text:span text:style-name="T5"> ECd2</text:span></text:p>
      <text:p text:style-name="P4">Capacidad de uso: VIIws</text:p>
      <text:p text:style-name="P15"><text:span text:style-name="T8">Índice de Productividad: 9</text:span></text:p>
      <text:p text:style-name="P15"><text:span text:style-name="T8">Comprende sectores deprimidos con escurrimiento muy lento, sujeto a anegamientos frecuentes en épocas de lluvias y está integrado por 10% solamente de suelos de la serie El Candil con limitaciones moderadas, el 90% restante, por suelos alcalinos desde la superficie o próximo a ella imperfectamente drenados con degradación superficial (horizonte A2) de las series Villa Francisca, Santa Elena y suelos menores. Por lo general estas tierras son dedicadas a pasturas ya que se encuentran muy limitadas en el uso por las condiciones expuestas.</text:span></text:p>
      <text:p text:style-name="P7">Bell Ville</text:p>
      <text:p text:style-name="P7">Landeta</text:p>
      <text:p text:style-name="P7">Leones</text:p>
      <text:p text:style-name="P7">Pozo del Molle</text:p>
      <text:p text:style-name="P20"><text:span text:style-name="T8">Complejo de Series EL CANDIL 20%; EL CHAJÁ 20% y ORDÓÑEZ en fase moderadamente bien drenada 60%.</text:span></text:p>
      <text:p text:style-name="P15"><text:span text:style-name="T8">Símbolo: </text:span><text:span text:style-name="T5">ECd4</text:span></text:p>
      <text:p text:style-name="P15"><text:span text:style-name="T8">Capacidad de uso: IIIws</text:span></text:p>
      <text:p text:style-name="P15"><text:span text:style-name="T8">Índice de Productividad: 66</text:span></text:p>
      <text:p text:style-name="P4">Estas tres unidades ocupan un amplio sector al este del área y están vinculadas a planos ligeramente deprimidos y a la depresión del segundo escalón estructural. Las series que los integran se encuentran descriptas y las características de estas tres unidades se describen a continuación.</text:p>
      <text:p text:style-name="P4">Esta unidad se vincula a lomadas muy aplanadas y constituye la transición entre los planos altos y el bajo o pie del segundo escalón estructural. Está integrada por 20% de suelos de la serie El Candil, 20% de la serie El Chajá y el 60% por suelos de la serie Ordóñez en su fase moderadamente bien drenada, con ligero hidromorfismo en profundidad.</text:p>
      <text:p text:style-name="P4">Su uso es agrícola y en los cultivos se observan algunos peladales o manchones que corresponden a los suelos de la serie El Candil.</text:p>
      <text:p text:style-name="P7">Bell Ville</text:p>
      <text:p text:style-name="P20"><text:span text:style-name="T8">Complejo de Series EL CANDIL 30%; SAN FRANCISCO DE ASÍS 40%; MÓRRISON 20% y BALLESTEROS 10%.</text:span></text:p>
      <text:p text:style-name="P15"><text:span text:style-name="T8">Símbolo:</text:span><text:span text:style-name="T5"> ECd5</text:span></text:p>
      <text:p text:style-name="P4">Capacidad de uso: VIws</text:p>
      <text:p text:style-name="P4">Índice de productividad: 34</text:p>
      <text:p text:style-name="P4">Esta unidad ocupa sectores de planos chatos ligeramente deprimidos. Está integrado por la serie El Candil que posee alcalinidad sódica a partir de los 20 cm, asociados a suelos fuertemente alcalino-sódicos a partir de los 17 cm de profundidad de la serie San Francisco de Asís, la serie Mórrison, imperfectamente drenada y cementada a los 86 cm de profundidad, con síntoma de hidromorfismo desde la superficie y la serie Ballesteros.</text:p>
      <text:p text:style-name="P4">El drenaje deficiente de estos suelos, la fuerte alcalinidad sódica y la salinidad determinan que estas tierras resulten aptas para pasturas naturales o pasturas implantadas resistentes a las condiciones de alcalinidad, salinidad y drenaje impedido.</text:p>
      <text:p text:style-name="P7">Bell Ville</text:p>
      <text:p text:style-name="P7">Villa María</text:p>
      <text:p text:style-name="P20"><text:span text:style-name="T8">Complejo de series EL CANDIL 30% CHILIBROSTE 30%; EL PUMA 20% y VILLA FRANCISCA 20%.</text:span></text:p>
      <text:p text:style-name="P15"><text:span text:style-name="T8">Símbolo: </text:span><text:span text:style-name="T5">ECd6</text:span></text:p>
      <text:p text:style-name="P4">Capacidad de uso: VIws</text:p>
      <text:p text:style-name="P15"><text:span text:style-name="T8">Índice de Productividad: 27</text:span></text:p>
      <text:p text:style-name="P4">Son lomas deprimidas a moderadamente deprimidas ubicadas entre otras lomas topográficamente más altas y líneas de avenamiento temporarios.</text:p>
      <text:p text:style-name="P15"><text:span text:style-name="T8">Entre las limitaciones que condicionan su aptitud, se observa la presencia de suelos imperfectamente drenados de las series Villa Francisca y Chilibroste con alcalinidad superficial y muy próxima a la superficie relativamente en un 50%; la serie El Candil con limitaciones en profundidad y El Puma de buenas características edáficas. Estas unidades son aptas para la implantación de pasturas.</text:span></text:p>
      <text:p text:style-name="P7">Pozo del Molle</text:p>
      <text:p text:style-name="P20"><text:span text:style-name="T8">Complejo de Series EL CANDIL 30%; CHILIBROSTE 30%; NOETINGER en fase moderadamente bien drenada 20% y EL PUMA 20%.</text:span></text:p>
      <text:p text:style-name="P15"><text:span text:style-name="T8">Símbolo: </text:span><text:span text:style-name="T5">ECd7</text:span></text:p>
      <text:p text:style-name="P4">Capacidad de uso: IIIws</text:p>
      <text:p text:style-name="P15"><text:span text:style-name="T8">Índice de Productividad: 41</text:span></text:p>
      <text:p text:style-name="P4">Estas áreas se pueden identificar como lomas aplanadas intermedias ubicadas entre lomas más altas, líneas de escurrimiento y planos deprimidos.</text:p>
      <text:p text:style-name="P15"><text:span text:style-name="T8">Integran esta unidad 40% de suelos sin limitaciones (El Puma, Noetinger), 30% de suelos con alcalinidad subsuperficial de la serie El Candil y 30% de Chilibroste con drenaje imperfecto, degradado y alcalinidad sódica próxima a la superficie. Su uso es agrícolo-ganadero.</text:span></text:p>
      <text:p text:style-name="P7">Pozo del Molle</text:p>
      <text:p text:style-name="P22">Complejo indiferenciado ligera a moderadamente inclinado de Series EL CORTIJO; BARRANCA YACO; LAS MERCEDES I y otros suelos aluviales y regolíticos.</text:p>
      <text:p text:style-name="P15"><text:span text:style-name="T8">Símbolo: </text:span><text:span text:style-name="T5">ECj1</text:span></text:p>
      <text:p text:style-name="P4">Capacidad de uso: IVes</text:p>
      <text:p text:style-name="P15"><text:span text:style-name="T8">Índice de productividad: 55</text:span></text:p>
      <text:p text:style-name="P4">Con este símbolo se identifican unidades cartográficas próximas a las sierras del Oeste de características muy heterogéneas con suelos prácticamente sin limitantes en el perfil pero situadas sobre relieve inclinado (0,5 a 2% de gradiente). Las Series identificadas se encuentran en situaciones intermedias del paisaje. Como inclusiones en situaciones extremas del paisaje (sectores mas altos y depresiones menores) pueden encontrarse por un lado, suelos someros regolíticos con contacto con la roca conglomerádica próxima a la superficie parcialmente alterada o meteorizada y en las depresiones suelos aluviales profundos con erosión lineal. En general son suelos agrícolas, que requieren para su buen uso y manejo la adopción de prácticas eficientes de conservación del recurso para controlar el proceso erosivo.</text:p>
      <text:p text:style-name="P7">Jesús María</text:p>
      <text:p text:style-name="P22">Consociación EL CANTOR</text:p>
      <text:p text:style-name="P15"><text:span text:style-name="T8">Símbolo: </text:span><text:span text:style-name="T5">ECn</text:span></text:p>
      <text:p text:style-name="P4">Capacidad de uso: I</text:p>
      <text:p text:style-name="P15"><text:span text:style-name="T8">Índice de Productividad: 86</text:span></text:p>
      <text:p text:style-name="P15"><text:span text:style-name="T8">El paisaje dominante es de planos altos suavemente ondulados, con pendientes que no superan el 1% de gradiente, modeladas sobre materiales ricos en limos, si bien menos limosos que los del área que se extiende al NO de Cafferata.</text:span></text:p>
      <text:p text:style-name="P15"><text:span text:style-name="T8">Estas unidades están integradas fundamentalmente por la serie El Cantor aunque presenta inclusiones de la fase moderadamente bien drenada de esta misma serie en depresiones que, por su tamaño, no se pueden cartografiar en forma separada. Los suelos El Cantor son bien drenados, fértiles y no presentan limitaciones. Texturalmente son menos limosos que las de la serie Hansen y, a su vez, presentan una mayor capacidad de retención de humedad que los de la serie Cavanagh.</text:span></text:p>
      <text:p text:style-name="P15"><text:span text:style-name="T8">La ausencia de limitaciones hace a estas tierras aptas para una gran variedad de plantas de interés comercial, incluyendo cultivos agrícolas, producción hortícola, multiplicación de semillas fiscalizadas y otros usos intensivos del suelo.</text:span></text:p>
      <text:p text:style-name="P7">Arias</text:p>
      <text:p text:style-name="P7">Maggiolo</text:p>
      <text:p text:style-name="P20"><text:span text:style-name="T8">Asociación de Series EL CANTOR en fase moderadamente bien drenada 70% y NAMUNCURÁ 30%.</text:span></text:p>
      <text:p text:style-name="P15"><text:span text:style-name="T8">Símbolo: </text:span><text:span text:style-name="T5">ECn1</text:span><text:span text:style-name="T8"> </text:span></text:p>
      <text:p text:style-name="P4">Capacidad de uso: llw</text:p>
      <text:p text:style-name="P4">Índice de Productividad: </text:p>
      <text:p text:style-name="P15"><text:span text:style-name="T8">La asociación de la fase moderadamente bien drenada de la serie El Cantor con la serie Namuncurá corresponde a unidades de forma estrecha y alargada, y que representan vías de avenamiento poco manifiestas, de 200 a 300 metros de ancho, con muy poca pendiente, de orientación NW-SE.</text:span></text:p>
      <text:p text:style-name="P15"><text:span text:style-name="T8">La serie Namuncurá se localiza en la parte central y mas baja de estas vías de agua y se anega ocasionalmente como consecuencia de recibir el escurrimiento de las áreas vecinas. La fase moderadamente bien drenada de la serie El Cantor se encuentra en las áreas planas o de pendiente muy suave que forma el "fondo' de las líneas de escurrimiento.</text:span></text:p>
      <text:p text:style-name="P15"><text:span text:style-name="T8">La intensidad de la limitación drenaje afecta levemente la aireación del suelo dentro del espesor normalmente explorado por las raíces. En los campos más encharcados, donde aparece la serie Namuncurá, la oportunidad de labranza y /o cosecha puede verse limitada.</text:span></text:p>
      <text:p text:style-name="P7">Arias</text:p>
      <text:p text:style-name="P20"><text:span text:style-name="T8">Complejo de Series EL CANTOR en fase moderadamente bien drenada 60%; ÁGUILA CAUTIVA 20% y LA PLUMA 20%.</text:span></text:p>
      <text:p text:style-name="P15"><text:span text:style-name="T8">Símbolo: </text:span><text:span text:style-name="T5">ECn2 </text:span></text:p>
      <text:p text:style-name="P4">Capacidad de uso: IVws</text:p>
      <text:p text:style-name="P4">Índice de Productividad: </text:p>
      <text:p text:style-name="P4">Este complejo coincide con un plano extendido, suavemente deprimido, dentro del área de materiales limosos y con relieve interno muy suave.</text:p>
      <text:p text:style-name="P15"><text:span text:style-name="T8">El 20% de la unidad son suelos fuertemente alcalinos y algo salinos representados por la serie La Pluma, la que limita la capacidad de uso del complejo. Otro 20% está integrado por suelos imperfectamente drenados de la serie Águila Cautiva mientras que el resto corresponde a la fase moderadamente bien drenada de la serie El Cantor. La falta de aireación del suelo, consecuencia del drenaje restringido, es la limitante común a todos estos suelos, a la cual se agrega, en ciertos puntos falta de permeabilidad e inestabilidad estructural que producen los altos tenores de sodio en el complejo de intercambio.</text:span></text:p>
      <text:p text:style-name="P4">El rango de cultivos posibles es limitado y las prácticas recomendadas comprenden rotaciones con amplia predominancia de pasturas.</text:p>
      <text:p text:style-name="P7">Arias</text:p>
      <text:p text:style-name="P20"><text:span text:style-name="T8">Consociación EL CANTOR en fase moderadamente bien drenada.</text:span></text:p>
      <text:p text:style-name="P15"><text:span text:style-name="T8">Símbolo: </text:span><text:span text:style-name="T5">ECn3</text:span></text:p>
      <text:p text:style-name="P15"><text:span text:style-name="T8">Capacidad de uso: llws</text:span></text:p>
      <text:p text:style-name="P15"><text:span text:style-name="T8">Índice de Productividad: 77</text:span></text:p>
      <text:p text:style-name="P15"><text:span text:style-name="T8">La fase moderadamente bien drenada de la serie El Cantor corresponde a líneas de escurrimiento moderadamente manifiestas de 100 a 400 metros de ancho y orientadas NE-SW.</text:span></text:p>
      <text:p text:style-name="P15"><text:span text:style-name="T8">Los suelos de esta unidad se asemejan en todo a los de la serie El Cantor excepto que por deficiencia en el avenamiento presentan evidencias de falta de oxigenación en profundidad. Algunos perfiles muestran un engrosamiento del horizonte superficial como resultado de la deposición de material arrastrado con el agua de escurrimiento.</text:span></text:p>
      <text:p text:style-name="P15"><text:span text:style-name="T8">Son tierras que no tienen más limitaciones que a peligro de sufrir por exceso de agua en años excepcionalmente lluviosos. Por otro lado, pueden tener una mejor provisión de humedad en los meses secos para los cultivos de raíces profundas.</text:span></text:p>
      <text:p text:style-name="P7">Arias</text:p>
      <text:p text:style-name="P22">Complejo de Series EL CANTOR en fase moderadamente bien drenada 50%; LA PLUMA 20% y COLONIA PROGRESO 30%</text:p>
      <text:p text:style-name="P15"><text:span text:style-name="T8">Símbolo: </text:span><text:span text:style-name="T5">ECn4</text:span></text:p>
      <text:p text:style-name="P4">Capacidad de uso: IVws</text:p>
      <text:p text:style-name="P15"><text:span text:style-name="T8">Índice de Productividad: 49</text:span></text:p>
      <text:p text:style-name="P4">Este complejo se ubica en unas pocas delineaciones amplias, que corresponden con áreas deprimidas con un relieve de hoyas alternando con pequeñas elevaciones</text:p>
      <text:p text:style-name="P15"><text:span text:style-name="T8">La mitad de estos campos está afectada por problemas de alcalinidad sódica ya sea superficial o subsuperficial. Los suelos fuertemente alcalinos de baja fertilidad de la serie La Pluma se ubican en el centro de las depresiones. Los que tienen alcalinidad sódica recién a partir del subsuelo de la serie Colonia Progreso ocupan las áreas alrededor de las hoyas propiamente dichas. La fase moderadamente bien drenada dé la serie El Cantor se encuentran en las pequeñas elevaciones.</text:span></text:p>
      <text:p text:style-name="P15"><text:span text:style-name="T8">La capacidad de uso agrícola de estos suelos está limitada por el drenaje impedido, el sodio que afecta las condiciones físicas del subsuelo y la baja fertilidad natural de los suelos de la serie La Pluma, por lo que no es dable esperar rendimientos satisfactorios salvo en años excepcionales. La vocación natural de estas tierras es pastoril.</text:span></text:p>
      <text:p text:style-name="P7">Arias</text:p>
      <text:p text:style-name="P7">Maggiolo</text:p>
      <text:p text:style-name="P20"><text:span text:style-name="T8">Complejo indiferenciado de Series ESTANCIA EL CAUTIVO en fase pobremente drenada; SANTA EUFEMIA; BENJAMÍN GOULD y suelos menores hidromórficos cementados en profundidad y alcalinos.</text:span></text:p>
      <text:p text:style-name="P15"><text:span text:style-name="T8">Símbolo: </text:span><text:span text:style-name="T5">ECt1</text:span></text:p>
      <text:p text:style-name="P4">Capacidad de uso: VIIws</text:p>
      <text:p text:style-name="P15"><text:span text:style-name="T8">Índice de Productividad: 17</text:span></text:p>
      <text:p text:style-name="P15"><text:span text:style-name="T8">Son unidades cartográficas pequeñas, aproximadamente de forma circular y relieve cóncavo, severamente limitadas por alcalinidad sódica, drenaje, horizontes superficiales degradados y anegamientos frecuentes.</text:span></text:p>
      <text:p text:style-name="P15"><text:span text:style-name="T8">Estos suelos solo son aptos para pastoreo sobre especies nativas y eventualmente para la implantación de pasturas adaptadas.</text:span></text:p>
      <text:p text:style-name="P7">Alejandro</text:p>
      <text:p text:style-name="P20"><text:span text:style-name="T8">Complejo indiferenciado de Series ESTANCIA EL CAUTIVO en fase fuertemente alcalina; suelos salino-sódicos con drenaje deficiente y lagunas semipermanentes.</text:span></text:p>
      <text:p text:style-name="P15"><text:span text:style-name="T8">Símbolo: </text:span><text:span text:style-name="T5">ECt2</text:span></text:p>
      <text:p text:style-name="P4">Capacidad de uso: VIIws</text:p>
      <text:p text:style-name="P15"><text:span text:style-name="T8">Índice de Productividad: 6</text:span></text:p>
      <text:p text:style-name="P15"><text:span text:style-name="T8">Unidades pequeñas muy anegables de relieve cóncavo con la capa freática afectando la mayoría de los perfiles de los suelos (pobremente drenados), muy anegables.</text:span></text:p>
      <text:p text:style-name="P15"><text:span text:style-name="T8">La serie El Cautivo tiene alcalinidad sódica desde la superficie, drenaje imperfecto y deficiencias en contenido de materia orgánica en el horizonte superior. Se la encuentra en forma dominante en el complejo asociada a otros suelos con deficiencias semejantes.</text:span></text:p>
      <text:p text:style-name="P15"><text:span text:style-name="T8">Está integrado además, en los sectores más deprimidos, por lagunas permanentes o semipermanentes que por sus dimensiones reducidas no se pueden separar en la cartografía de semidetalle.</text:span></text:p>
      <text:p text:style-name="P15"><text:span text:style-name="T8">Estos complejos sólo son aptos para pastoreo sobre especies nativas.</text:span></text:p>
      <text:p text:style-name="P7">Alejandro</text:p>
      <text:p text:style-name="P20"><text:span text:style-name="T8">Complejo de Series ESTANCIA EL CAUTIVO 40%; BENJAMÍN GOULD 20%; SANTA EUFEMIA 20% y 10% de suelos menores salino-sódicos.</text:span></text:p>
      <text:p text:style-name="P15"><text:span text:style-name="T8">Símbolo: </text:span><text:span text:style-name="T5">ECt3</text:span></text:p>
      <text:p text:style-name="P4">Capacidad de uso: VIws</text:p>
      <text:p text:style-name="P15"><text:span text:style-name="T8">Índice de Productividad: 20</text:span></text:p>
      <text:p text:style-name="P15"><text:span text:style-name="T8">Son unidades cartográficas relativamente amplias, deprimidas y planas. </text:span></text:p>
      <text:p text:style-name="P15"><text:span text:style-name="T8">La serie El Cautivo, constituida por capas alternantes de texturas franco arenosas y franco arcillosas imperfectamente drenadas, con alcalinidad subsuperficial y baja fertilidad natural, es dominante en el complejo. Los demás integrantes del complejo en conjunto tienen limitantes semejantes con diversa intensidad.</text:span></text:p>
      <text:p text:style-name="P15"><text:span text:style-name="T8">La aptitud está restringida a la implantación de pasturas adaptadas a las limitantes expresadas.</text:span></text:p>
      <text:p text:style-name="P7">Alejandro</text:p>
      <text:p text:style-name="P20"><text:span text:style-name="T8">Complejo indiferenciado de Series ESTANCIA EL CAUTIVO en fase fuertemente alcalina y suelos salino-sódicos imperfectamente drenados.</text:span></text:p>
      <text:p text:style-name="P15"><text:span text:style-name="T8">Símbolo: </text:span><text:span text:style-name="T5">ECt4</text:span></text:p>
      <text:p text:style-name="P4">Capacidad de uso: VIIws</text:p>
      <text:p text:style-name="P15"><text:span text:style-name="T8">Índice de Productividad: 9</text:span></text:p>
      <text:p text:style-name="P15"><text:span text:style-name="T8">Estas unidades cartográficas se encuentran en ambientes netamente cóncavos. Los perfiles de los suelos en su mayoría están normalmente afectados por la capa freática.</text:span></text:p>
      <text:p text:style-name="P15"><text:span text:style-name="T8">La serie El Cautivo presenta alcalinidad sódica superficial (fase por alcalinidad fuerte) y poco fértil. Los demás suelos, no bien identificados, participan de las mismas limitantes aunque pueden tener mayor fertilidad natural.</text:span></text:p>
      <text:p text:style-name="P15"><text:span text:style-name="T8">Los complejos se encuentran gravemente afectados en su aptitud siendo aptos para pastoreo sobre especies nativas o eventualmente, en algunos sectores escogidos de relieves suavemente elevados dentro de las depresiones, pueden ser útiles para la implantación de algunas pasturas adaptadas a las limitantes mencionadas.</text:span></text:p>
      <text:p text:style-name="P7">Alejandro</text:p>
      <text:p text:style-name="P20"><text:span text:style-name="T8">Asociación de Series EL DURAZNO en fase moderadamente inclinada y ligeramente erosionada 50%; MACHA en fase moderadamente inclinada 25% y CAMINO REAL 25%.</text:span></text:p>
      <text:p text:style-name="P15"><text:span text:style-name="T8">Símbolo: </text:span><text:span text:style-name="T5">EDu1</text:span></text:p>
      <text:p text:style-name="P4">Capacidad de uso: VIes</text:p>
      <text:p text:style-name="P15"><text:span text:style-name="T8">Índice de productividad: 34</text:span></text:p>
      <text:p text:style-name="P15"><text:span text:style-name="T8">Ambientes vinculados o adyacentes a afloramientos de rocas conglomerádicas parcialmente cubiertos por sedimentos eólicos franco limosos. Los gradientes varían entre 1 a 4% y se observan evidencias de erosión actual. La Serie El Durazno, que ocupa porcentualmente la mitad de la unidad, se ha desarrollado sobre loess franco limoso, está limitada por el débil desarrollo y alcalinidad moderada por la presencia de CaCO</text:span><text:span text:style-name="T32">3</text:span><text:span text:style-name="T8"> libre en la masa del suelo desde la superficie. La Serie Macha en porcentaje menor, posee aptitud agrícola considerada individualmente y se ubica donde la pendiente es menor. Por último, la de menor capacidad de uso es la Serie Camino Real, limitada por la presencia de horizontes endurecidos o cementados por material calcáreo en el perfil (tosca u horizonte petrocálcico) a pocos cm. de profundidad. La sumatoria de limitantes que son pendiente, erosión, profundidad efectiva, alcalinidad moderada superficial, condiciona severamente el uso de estas tierras, siendo útiles para la implantación de pasturas artificiales. No obstante, en algunos sectores escogidos de gradiente menor, se pueden implantar cultivos anuales en forma esporádica, siempre adoptando prácticas de manejo y conservación muy estrictas para evitar el proceso erosivo.</text:span></text:p>
      <text:p text:style-name="P7">Jesús María</text:p>
      <text:p text:style-name="P20"><text:span text:style-name="T8">Asociación en fase moderadamente inclinada de Series EL DURAZNO 50%; MACHA 25% y CAMINO REAL 25%.</text:span></text:p>
      <text:p text:style-name="P15"><text:span text:style-name="T8">Símbolo: </text:span><text:span text:style-name="T5">EDu2</text:span></text:p>
      <text:p text:style-name="P4">Capacidad de uso: VIec</text:p>
      <text:p text:style-name="P15"><text:span text:style-name="T8">Índice de productividad: 36</text:span></text:p>
      <text:p text:style-name="P15"><text:span text:style-name="T8">Ambientes vinculados o adyacentes a afloramientos de rocas conglomerádicas parcialmente cubiertos por sedimentos eólicos franco limosos. Los gradientes varían entre 1 a 4%. La Serie El Durazno, que ocupa porcentualmente la mitad de la unidad, se ha desarrollado sobre loess franco limoso, está limitada por el débil desarrollo y alcalinidad moderada por la presencia de CaCO</text:span><text:span text:style-name="T32">3</text:span><text:span text:style-name="T8"> libre en la masa del suelo desde la superficie. La Serie Macha en porcentaje menor, posee aptitud agrícola considerada individualmente y se ubica donde la pendiente es menor. Por último, la de menor capacidad de uso es la Serie Camino Real, limitada por la presencia de horizontes endurecidos o cementados por material calcáreo en el perfil (tosca u horizonte petrocálcico) a pocos cm. de profundidad. La sumatoria de limitantes que son pendiente, erosión, profundidad efectiva, alcalinidad moderada superficial, condiciona severamente el uso de estas tierras, siendo útiles para la implantación de pasturas artificiales. No obstante, en algunos sectores escogidos de gradiente menor, se pueden implantar cultivos anuales en forma esporádica. La aptitud es para la implantación de pasturas.</text:span></text:p>
      <text:p text:style-name="P7">Jesús María</text:p>
      <text:p text:style-name="P20"><text:span text:style-name="T8">Complejo de Series EL GUANACO 40%; LA ENCRUCIJADA 30%; LAS ARRIAS en fase moderadamente alcalina 15% y POZO DE LA OLLA 15%.</text:span></text:p>
      <text:p text:style-name="P15"><text:span text:style-name="T8">Símbolo: </text:span><text:span text:style-name="T5">EGu</text:span></text:p>
      <text:p text:style-name="P4">Capacidad de Uso: VIws</text:p>
      <text:p text:style-name="P15"><text:span text:style-name="T8">Índice de Productividad: 14</text:span></text:p>
      <text:p text:style-name="P4">Esta unidad corresponde al sector más bajo de la pendiente al “primer Saladillo” y conforma una gran zona ubicada en el flanco occidental de la depresión. Este complejo está compuesto por cuatro suelos, de los cuales dos de ellos son los más representativos y dominantes: la Serie El Guanaco con alcalinidad y salinidad moderada superficial y la Serie La Encrucijada, suelo franco limoso con salinidad y alcalinidad sódica moderada a fuerte subsuperficial y que aumenta en profundidad.</text:p>
      <text:p text:style-name="P4">En menor proporción integran este complejo las Series Pozo de la Olla, caracterizado por un horizonte superficial lixiviado y fuerte alcalinidad sódica a partir del horizonte B2 y salinidad en profundidad y por último la Serie Las Arrias que ocupa la parte superior occidental de la unidad, menos limitada.</text:p>
      <text:p text:style-name="P4">La vegetación natural es mixta, integrada por las especies dominantes del monte, con menor densidad y desarrollo, asociado con halófitas, cuya proporción aumenta a medida que se desciende hacia el primer Saladillo.</text:p>
      <text:p text:style-name="P15"><text:span text:style-name="T8">Las limitaciones para el uso de esta unidad constituyen fundamentalmente la alcalinidad sódica y salinidad subsuperficial (18 cm. aproximadamente). En cuanto al drenaje interno de los suelos es imperfecto a moderado, y muchos presentan horizontes algo endurecidos (parcialmente cementados) en profundidad.</text:span></text:p>
      <text:p text:style-name="P4">El anegamiento superficial es poco frecuente, de corta duración y muy localizado, ya que el agua por aportes de las partes altas es eliminada con relativa facilidad hacia el Saladillo. La aptitud de uso de la tierra es para campos naturales de pastoreo y en menor medida para la implantación de pasturas perennes.</text:p>
      <text:p text:style-name="P7">Villa de María</text:p>
      <text:p text:style-name="P20"><text:span text:style-name="T8">Complejo de Series EL JUME 40%; EL SALADILLO en fase muy inundable 20%; LA ANGELITA en fase muy inundable 30% y 10% de suelos menores.</text:span></text:p>
      <text:p text:style-name="P15"><text:span text:style-name="T8">Símbolo: </text:span><text:span text:style-name="T5">EJu</text:span></text:p>
      <text:p text:style-name="P4">Capacidad de Uso: VIII</text:p>
      <text:p text:style-name="P15"><text:span text:style-name="T8">Índice de Productividad: 2</text:span></text:p>
      <text:p text:style-name="P4">Corresponde al sector central más inundable del primer Saladillo y se vincula a lagunas saladas, afectadas por la capa freática. El 40% de la unidad corresponde a la Serie El Jume y el resto a las Series El Saladillo y La Angelita en fases muy inundables y suelos menores alcalinos sódicos.</text:p>
      <text:p text:style-name="P4">En general son pobre a muy pobremente drenados, muy inundables, fuertemente salino/alcalinos desde la superficie y con la capa freática cerca de la superficie. La vegetación natural está constituida por halófitas exclusivamente (que soportan condiciones extremas de salinidad y drenaje impedido) como el jume colorado, salicornia y otras. Están muy restringidos en su uso por las graves limitaciones que presentan.</text:p>
      <text:p text:style-name="P7">Villa de María</text:p>
      <text:p text:style-name="P20"><text:span text:style-name="T8">Asociación de Series ELENA 50%; SAN BARTOLOMÉ 30% y EL CANO 20%.</text:span></text:p>
      <text:p text:style-name="P15"><text:span text:style-name="T8">Símbolo: </text:span><text:span text:style-name="T5">El1</text:span></text:p>
      <text:p text:style-name="P4">Capacidad de uso: IIIc</text:p>
      <text:p text:style-name="P15"><text:span text:style-name="T8">Índice de productividad: 69</text:span></text:p>
      <text:p text:style-name="P15"><text:span text:style-name="T8">Esta unidad corresponde a vías de desagüe moderadamente manifiestas de relieve plano cóncavo y escurrimiento lento a medio. Tienen un ancho medio que oscila entre 150 – 300 m con una asociación de suelos de excelente aptitud para la región.</text:span></text:p>
      <text:p text:style-name="P4">Podría considerarse como una limitante ligera la susceptibilidad de sufrir inundaciones de muy corta duración merced al buen drenaje de los suelos que la integran. Por el contrario, en épocas de sequías suelen ser los más productivos.</text:p>
      <text:p text:style-name="P4">La serie Elena normalmente se encuentra en los laterales de los bajos y San Bartolomé y El Cano en los sectores centrales. En general los suelos no tienen limitantes, están bien provistos de materia orgánica, retienen bien la humedad de las precipitaciones y tienen horizontes superficiales engrosados o acumulados. Puede suceder también que por causas de erosión severa en las vertientes se acumule en superficie material de mediana fertilidad aunque no es un proceso generalizado.</text:p>
      <text:p text:style-name="P4">Aptitud: Uso agrícola: apto para todos los cultivos de la región con buenas perspectivas de cosechas.</text:p>
      <text:p text:style-name="P7">Berrotarán</text:p>
      <text:p text:style-name="P7">Río Tercero</text:p>
      <text:p text:style-name="P20"><text:span text:style-name="T8">Asociación en fase inundable de Series ELENA 60% y SAN BARTOLOMÉ 40%.</text:span></text:p>
      <text:p text:style-name="P15"><text:span text:style-name="T8">Símbolo: </text:span><text:span text:style-name="T5">El2</text:span></text:p>
      <text:p text:style-name="P4">Capacidad de uso: IVws</text:p>
      <text:p text:style-name="P15"><text:span text:style-name="T8">Índice de productividad: 35</text:span></text:p>
      <text:p text:style-name="P4">Unidades cartográficas muy semejantes a las descriptas anteriormente en relación al paisaje y composición edáfica, con la diferencia que son algo mas manifiestas en amplitud y profundidad con respecto a las lomas adyacentes.</text:p>
      <text:p text:style-name="P15"><text:span text:style-name="T8">La diferencia fundamental radica en el hecho que son susceptibles a sufrir anegamientos o inundaciones frecuentes de corta duración, ocasionados por desbordes de lagunas y excesos hídricos en especial por trasvasamiento de cuencas como el que existe al NO de la localidad de Berrotarán. Se observan inundaciones en unidades cartográficas que en situaciones de escorrentías naturales, serían muy poco frecuentes o inexistentes.</text:span></text:p>
      <text:p text:style-name="P4">La imagen satelital donde esta impreso el mapa de suelos, muestra a estas unidades como cuerpos de agua o sectores pantanosos; esto se podría interpretar como producidos por un aumento de los excesos hídricos en estas unidades por desvío hacia el Norte de las aguas que inundan o inundaban la localidad de Berrotarán.</text:p>
      <text:p text:style-name="P4">En caso de inundaciones por desbordes de cuerpos naturales de agua, algunos suelos (inclusiones) pueden presentar evidencias de alcalinización o salinización y drenaje algo impedido.</text:p>
      <text:p text:style-name="P7">Berrotarán</text:p>
      <text:p text:style-name="P7">Río Tercero</text:p>
      <text:p text:style-name="P22">Asociación en fase ligera a moderadamente erosionada por agua de Series ELENA 60% y SAN BARTOLOMÉ 40%.</text:p>
      <text:p text:style-name="P15"><text:span text:style-name="T8">Símbolo: </text:span><text:span text:style-name="T5">El3</text:span></text:p>
      <text:p text:style-name="P4">Capacidad de uso: IVec</text:p>
      <text:p text:style-name="P15"><text:span text:style-name="T8">Índice de productividad: 56</text:span></text:p>
      <text:p text:style-name="P4">Esta unidad Cartográfica se encuentra en la porción Norte del valle de La Cruz. Comprende colectores principales semejantes a la unidad anterior con algo más de gradiente, en consecuencia, existen procesos erosivos en forma de zanjas o surcos que pueden dejar expuesto el horizonte subsuperficial de las Series mencionadas. Por lo expresado se sugiere un uso agrícola limitado.</text:p>
      <text:p text:style-name="P15"><text:span text:style-name="T8">Estas unidades cartográficas representadas en las fotocartas por vías de desagüe bien manifiestas o colectores de primer orden, son amplias y conducen las aguas de escorrentía hacia el embalse de Río Tercero.</text:span></text:p>
      <text:p text:style-name="P7">Río Tercero</text:p>
      <text:p text:style-name="P22">Consociación ESTANCIA LAS MERCEDES</text:p>
      <text:p text:style-name="P15"><text:span text:style-name="T8">Símbolo: </text:span><text:span text:style-name="T5">ELM</text:span></text:p>
      <text:p text:style-name="P4">Capacidad de uso: IVes</text:p>
      <text:p text:style-name="P15"><text:span text:style-name="T8">Índice de Productividad: 34</text:span></text:p>
      <text:p text:style-name="P4">Con este símbolo se indican las unidades cartográficas constituidas únicamente por suelos de la Estancia Las Mercedes, que presentan un drenaje excesivo y ocupan las lomas arenosas (medanosas).</text:p>
      <text:p text:style-name="P4">Este drenaje excesivo y la baja retención de humedad acentúan la limitación climática natural de estos suelos, presentando además una manifiesta susceptibilidad a la erosión eólica por la baja estabilidad de los agregados, propios de suelos de textura arenosa y estructura casi masiva (sin estructura). Por estas razones, esta consociación se encuentra en el límite agrícola.</text:p>
      <text:p text:style-name="P7">Jovita</text:p>
      <text:p text:style-name="P7">Laboulaye</text:p>
      <text:p text:style-name="P22">Complejo de Series ESTANCIA LA SELVA 40%; LA EMILIA en fase moderadamente salina en profundidad 30% y 30% de suelos menores moderados a fuertemente alcalinos degradados.</text:p>
      <text:p text:style-name="P15"><text:span text:style-name="T8">Símbolo: </text:span><text:span text:style-name="T5">ELS1</text:span></text:p>
      <text:p text:style-name="P4">Capacidad de uso: VIws</text:p>
      <text:p text:style-name="P15"><text:span text:style-name="T8">Índice de productividad: 32</text:span></text:p>
      <text:p text:style-name="P4">La posición en el relieve es ligeramente deprimida en transición entre la Pampa alta o Planicie Fluvio Eólica y la Pampa Plana.</text:p>
      <text:p text:style-name="P4">Es un complejo de suelos con un patrón de distribución muy intrincado donde domina la Serie Estancia La Selva que tiene alcalinidad sódica subsuperficial (horizonte nátrico) asociada a la Serie La Emilia de mejor aptitud con alcalinidad en profundidad. Integra también el complejo una serie de perfiles donde el proceso de lavado de arcillas y materia orgánica del horizonte superficial es muy intenso (Natrustalf), en estas “manchas” no prosperan los cultivos labrados comunes de la región, notándose cierto encharcamiento periódico por deficiencias en el drenaje. La presencia de estos últimos suelos y los de la Serie Estancia La Selva, limitan el uso agrícola debiéndose dedicarse a la implantación de pasturas. No obstante, algunos sectores escogidos de reducidas dimensiones, donde domina la Serie La Emilia, pueden destinarse a un uso agrícola limitado.</text:p>
      <text:p text:style-name="P7">Cañada de Luque</text:p>
      <text:p text:style-name="P20"><text:span text:style-name="T8">Complejo de Series ESTANCIA LA LEONA 25%; EL PUMA en fase imperfectamente drenada 40%; SANTA ELENA 10% y SAN ANTONIO DE LITÍN en fase anegable 25%.</text:span></text:p>
      <text:p text:style-name="P15"><text:span text:style-name="T8">Símbolo: </text:span><text:span text:style-name="T5">ELL</text:span></text:p>
      <text:p text:style-name="P4">Capacidad de uso: VIws</text:p>
      <text:p text:style-name="P15"><text:span text:style-name="T8">Índice de Productividad: 43</text:span></text:p>
      <text:p text:style-name="P15"><text:span text:style-name="T8">Este complejo se vincula fisiográficamente con vías o líneas de avenamiento temporario en general escasamente manifiestas en el paisaje. El ancho de las depresiones oscila entre 70 y 100 metros, y están orientadas en dos direcciones predominantes; SW-NE las más importantes y de mayor longitud, coincidentes con la pendiente regional y NW-SE, conformando una red de drenaje subrectangular. Estos bajos suelen funcionar como colectores conduciendo el agua de escorrentía hacia el Este, o bien las llevan lentamente hacia sectores deprimidos donde se infiltran o evaporan.</text:span></text:p>
      <text:p text:style-name="P15"><text:span text:style-name="T8">Los suelos que componen ésta unidad son imperfectamente drenados, con anegamientos frecuentes, en general de corta duración, excepto las cubetas o pozos de infiltración, dispuestas en forma de "collar", interconectadas por éstas vías, donde el agua puede permanecer en la superficie por períodos prolongados. Existen también proporciones significativas de suelos afectados por altos tenores de sodio en los horizontes subsuperficiales y, en menor porcentaje, desde la superficie que a su vez, se encuentran lavados o lixiviados de sus componentes orgánicos.</text:span></text:p>
      <text:p text:style-name="P15"><text:span text:style-name="T8">Son tierras de aptitud ganadera en las cuales es posible implantar praderas artificiales de especies adaptadas a las condiciones de drenaje imperfecto y alcalinidad sódica presente.</text:span></text:p>
      <text:p text:style-name="P7">Alicia</text:p>
      <text:p text:style-name="P7">La Francia</text:p>
      <text:p text:style-name="P7">Las Varillas</text:p>
      <text:p text:style-name="P7">Pozo del Molle</text:p>
      <text:p text:style-name="P7">San Francisco</text:p>
      <text:p text:style-name="P20"><text:span text:style-name="T8">Complejo de Series ESTANCIA LA LEONA 20%; SACANTA en fase moderadamente bien drenada y/o engrosada 60% y CAÑADA LA CRUZ 20%.</text:span></text:p>
      <text:p text:style-name="P15"><text:span text:style-name="T8">Símbolo: </text:span><text:span text:style-name="T5">ELL1</text:span></text:p>
      <text:p text:style-name="P4">Capacidad de uso: IVws</text:p>
      <text:p text:style-name="P15"><text:span text:style-name="T8">Índice de Productividad: 56</text:span></text:p>
      <text:p text:style-name="P4">Fisiográficamente son líneas de escurrimiento poco manifiestas integrada en proporción importante por la fase con ligero hidromorfismo de la serie Sacanta. El resto son suelos imperfectamente a moderadamente bien drenados con alcalinidad subsuperficial. Estos bajos tienen mayor provisión de humedad que las lomas adyacentes y los anegamientos son poco frecuentes y de corta duración.</text:p>
      <text:p text:style-name="P4">Son suelos aptos para una estrecha gama de cultivos y/o pasturas implantadas </text:p>
      <text:p text:style-name="P7">Calchín</text:p>
      <text:p text:style-name="P7">James Craik</text:p>
      <text:p text:style-name="P7">La Francia</text:p>
      <text:p text:style-name="P7">Las Varillas</text:p>
      <text:p text:style-name="P7">Pozo del Molle</text:p>
      <text:p text:style-name="P20"><text:span text:style-name="T8">Complejo de Series ESTANCIA LA LEONA 20%; LAGUNA BLAIZOT 20%; SILVIO PELLICO en fase poco anegable 30% y SILVIO PELLICO en fase moderadamente salina en profundidad 30%.</text:span></text:p>
      <text:p text:style-name="P15"><text:span text:style-name="T8">Símbolo: </text:span><text:span text:style-name="T5">ELL2</text:span></text:p>
      <text:p text:style-name="P15"><text:span text:style-name="T8">Capacidad de uso: IIIsc</text:span></text:p>
      <text:p text:style-name="P15"><text:span text:style-name="T8">Índice de Productividad: 39</text:span></text:p>
      <text:p text:style-name="P15"><text:span text:style-name="T8">Con este símbolo se identifican las líneas de avenamiento temporarias poco manifiestas, próximos a la localidad de Silvio Pellico. Está integrado en un 60% por suelos de las fases de Silvio. Pellico, con limitaciones muy ligeras de salinidad en profundidad y anegamientos de corta duración. La limitación mayor radica en la presencia de 40% de las otras dos series en la zona Central de las unidades: Laguna Blaizot y Estancia La Leona por drenaje imperfecto y alcalinidad sódica subsuperficial. Eventualmente suele presentar mayor provisión de humedad que las lomas, aunque en épocas de lluvia, el agua puede permanecer sobre el suelo durante cierto lapso. Es apta para cultivos anuales con limitaciones.</text:span></text:p>
      <text:p text:style-name="P7">Pozo del Molle</text:p>
      <text:p text:style-name="P20"><text:span text:style-name="T8">Complejo de Series ESTANCIA LA LEONA 30%; EL CANDIL en fase por alcalinidad superficial 30%; CAÑADA LA CRUZ 30% y 10% de suelos menores.</text:span></text:p>
      <text:p text:style-name="P15"><text:span text:style-name="T8">Símbolo </text:span><text:span text:style-name="T5">ELL3</text:span></text:p>
      <text:p text:style-name="P4">Capacidad de uso: VIIws</text:p>
      <text:p text:style-name="P15"><text:span text:style-name="T8">Índice de Productividad: 22</text:span></text:p>
      <text:p text:style-name="P15"><text:span text:style-name="T8">Esta unidad identifica líneas de escurrimiento bien manifiestas de orientación aproximada Este-Oeste. Hasta muy limitada en su aptitud por suelos imperfectamente drenados con endurecimientos en profundidad (duripán) y alcalinidad superficial y subsuperficial dominantes. El agua suele estar en superficie durante períodos considerables de tiempo y la capa freática puede ascender inclusive hasta la zona de actividad de las raíces.</text:span></text:p>
      <text:p text:style-name="P15"><text:span text:style-name="T8">Las limitaciones indicadas restringen el uso a campos naturales de pastoreo.</text:span></text:p>
      <text:p text:style-name="P7">Landeta</text:p>
      <text:p text:style-name="P7">Las Varillas</text:p>
      <text:p text:style-name="P7">Pozo del Molle</text:p>
      <text:p text:style-name="P20"><text:span text:style-name="T8">Complejo de Series ESTANCIA LA LEONA 30%; EL PUMA en fase imperfectamente drenada 20%; SANTA ELENA 25% y SAN ANTONIO DE LITÍN en fase inundable 25%.</text:span></text:p>
      <text:p text:style-name="P15"><text:span text:style-name="T8">Símbolo: </text:span><text:span text:style-name="T5">ELL4</text:span></text:p>
      <text:p text:style-name="P4">Capacidad de uso: VIws</text:p>
      <text:p text:style-name="P15"><text:span text:style-name="T8">Índice de Productividad: 32</text:span></text:p>
      <text:p text:style-name="P15"><text:span text:style-name="T8">Corresponde a líneas de escurrimiento temporario, de dirección WSW-ENE, más manifiestas que las identificadas con el símbolo ELL, de la cual se diferencia además, por el mayor porcentaje de suelos degradados, afectados por alcalinidad sódica en los horizontes subsuperficiales o desde la superficie e imperfectamente drenados.</text:span></text:p>
      <text:p text:style-name="P15"><text:span text:style-name="T8">Son tierras de aptitud ganadera dado que las limitaciones impuestas por el drenaje deficiente y los altos tenores de sodio, sólo permite implantar pasturas de especies adaptadas a las condiciones físico-química de los suelos. </text:span></text:p>
      <text:p text:style-name="P7">Alicia</text:p>
      <text:p text:style-name="P7">La Francia</text:p>
      <text:p text:style-name="P7">Las Varillas</text:p>
      <text:p text:style-name="P7">Pozo del Molle</text:p>
      <text:p text:style-name="P7">San Francisco</text:p>
      <text:p text:style-name="P20"><text:span text:style-name="T8">Complejo indiferenciado de Series ESTANCIA LA LEONA; LAGUNA BLAIZOT; LAGUNA LAS LIEBRES y LA PLAYOSA en fase poco anegable.</text:span></text:p>
      <text:p text:style-name="P15"><text:span text:style-name="T8">Símbolo: </text:span><text:span text:style-name="T5">ELL5</text:span></text:p>
      <text:p text:style-name="P4">Capacidad de uso: VIws</text:p>
      <text:p text:style-name="P15"><text:span text:style-name="T8">Índice de Productividad: 17</text:span></text:p>
      <text:p text:style-name="P4">Esta unidad identifica a líneas de escurrimiento bien manifiestas, limitadas en su aptitud por la presencia de suelos imperfectamente drenados, cementados en profundidad y alcalinidad variable. El agua de lluvia puede permanecer sobre el suelo durante períodos significativos y la capa freática puede afectar parte del perfil.</text:p>
      <text:p text:style-name="P4">Las limitaciones indicadas restringen el uso a campos naturales de pastoreo o pasturas implantadas.</text:p>
      <text:p text:style-name="P7">Calchín</text:p>
      <text:p text:style-name="P7">James Craik</text:p>
      <text:p text:style-name="P7">Las Varillas</text:p>
      <text:p text:style-name="P22">Complejo de Series ESTACIÓN MACHA 50%; RODEO VIEJO 30% y PUESTO JACINTO 20%.</text:p>
      <text:p text:style-name="P15"><text:span text:style-name="T8">Símbolo: </text:span><text:span text:style-name="T5">EMa1</text:span></text:p>
      <text:p text:style-name="P4">Capacidad de uso: VIIes</text:p>
      <text:p text:style-name="P15"><text:span text:style-name="T8">Índice de Productividad: 12</text:span></text:p>
      <text:p text:style-name="P4">Unidades de muy reducidas dimensiones correspondientes a sierras bajas e intermedias, separadas del cuerpo principal de la Sierra Norte de Córdoba. Los suelos se han desarrollado incipientemente sobre rocas conglomerádicas y otras rocas duras (con contacto lítico o paralítico a pocos centímetros de la superficie).</text:p>
      <text:p text:style-name="P15"><text:span text:style-name="T8">La Serie Estación Macha, dominante en el complejo, posee textura liviana y gravillas en contacto con la roca meteorizada parcialmente a menos de 18 cm. de profundidad, ocupando laderas muy inclinadas.</text:span></text:p>
      <text:p text:style-name="P15"><text:span text:style-name="T8">Donde el valor del gradiente es menor, existe un horizonte superior a 20 cm. de espesor y luego la roca: Serie Rodeo Viejo.</text:span></text:p>
      <text:p text:style-name="P4">Por último en pequeñas concavidades o pequeños valles se encuentra la Serie Puesto Jacinto, caracterizada por ser mas profunda con texturas intermedias francas o más livianas; en estos pequeños valles es factible la incorporación o siembra de pasturas.</text:p>
      <text:p text:style-name="P4">Las limitantes de toda la unidad son las siguientes: profundidad efectiva, pendiente, pedregosidad, rocosidad, suelos someros, baja retención de humedad y susceptibilidad a la erosión.</text:p>
      <text:p text:style-name="P4">Aptitud general: Campos naturales de pastoreo a excepción de los vallecitos mencionados.</text:p>
      <text:p text:style-name="P7">Cañada de Luque</text:p>
      <text:p text:style-name="P7">Jesús María</text:p>
      <text:p text:style-name="P20"><text:span text:style-name="T8">Complejo en fase moderada a fuertemente inclinada de Series ESTANCIA EL MANZANO 40%; ALTO GRANDE 30% y EL CORTIJO 30%.</text:span></text:p>
      <text:p text:style-name="P15"><text:span text:style-name="T8">Símbolo: </text:span><text:span text:style-name="T5">EMz1</text:span></text:p>
      <text:p text:style-name="P4">Capacidad de uso: VIes</text:p>
      <text:p text:style-name="P15"><text:span text:style-name="T8">Índice de productividad: 43</text:span></text:p>
      <text:p text:style-name="P15"><text:span text:style-name="T8">Son sectores de lomas y pendientes muy bisectadas y complejas con gradientes que oscilan entre el 2 al 10% adyacentes a sierras de composición litológica de conglomerados. Domina la Serie Estancia El Manzano, sobre rocas conglomerádicas alteradas en profundidad, el contacto con la roca se encuentra entre 20 a 30 cm. aproximadamente. En las laderas o medias lomas se ha desarrollado la Serie Alto Grande sobre loess franco limoso altamente susceptible a la erosión por agua. Además, la Serie El Cortijo de mejor aptitud, se ubica en sectores de pie de loma o en los sectores deprimidos. Se observan algunas inclusiones que no superan en unidades individuales el 15% de los perfiles someros de la Serie La Paz y Estación Macha de textura esquelética gravillosa. Por las limitantes expuestas de carácter severo como erosión y susceptibilidad, fertilidad y profundidad efectiva, estos suelos son aptos para la implantación de pasturas perennes.</text:span></text:p>
      <text:p text:style-name="P7">Jesús María</text:p>
      <text:p text:style-name="P22">Complejo de Series ESTANCIA EL MANZANO 40%; LA PAZ 40% y ESTACIÓN MACHA 20%.</text:p>
      <text:p text:style-name="P15"><text:span text:style-name="T8">Símbolo: </text:span><text:span text:style-name="T5">EMz2</text:span></text:p>
      <text:p text:style-name="P4">Capacidad de uso: VIes</text:p>
      <text:p text:style-name="P15"><text:span text:style-name="T8">Índice de productividad: 10</text:span></text:p>
      <text:p text:style-name="P15"><text:span text:style-name="T8">Son sectores de serranías, mogotes o cerrillos de rocas conglomerádicas aisladas, con gradientes que pueden llegar hasta 10%. Los suelos tienen escasa profundidad por la presencia de roca parcialmente alterada. La Serie Estancia El Manzano, es franco arenosa con mas de 20 cm. de profundidad y se la ubica en sectores con mayor gradiente. La Serie La Paz en gradientes menores, también es somera y se diferencia de la anterior por poseer una cubierta eólica alterada y parcialmente mezclada con la roca alterada subyacente. Por último, en áreas de bordes de mogotes y cerrillos o en sectores mas quebrados e irregulares, domina la Serie Estación Macha, con espesor menor a 18 cm., gravillosa y pedregosa. Como inclusiones se pueden encontrar variantes calcáreas de las Series indicadas con presencia de carbonato libre en la masa del suelo desde la superficie. Las limitantes son la susceptibilidad severa a la erosión, profundidad efectiva, y presencia de grava, rocas y retención de humedad. Son suelos aptos para la implantación de pasturas artificiales, no para cultivos agrícolas.</text:span></text:p>
      <text:p text:style-name="P7">Jesús María</text:p>
      <text:p text:style-name="P20"><text:span text:style-name="T8">Complejo en fase ligera a moderadamente erosionada de Series ESTANCIA EL MANZANO 40%; LA PAZ 40% y ESTACIÓN MACHA 20%.</text:span></text:p>
      <text:p text:style-name="P15"><text:span text:style-name="T8">Símbolo: </text:span><text:span text:style-name="T5">EMz3</text:span></text:p>
      <text:p text:style-name="P4">Capacidad de uso: VIec</text:p>
      <text:p text:style-name="P15"><text:span text:style-name="T8">Índice de productividad: 9</text:span></text:p>
      <text:p text:style-name="P15"><text:span text:style-name="T8">Son sectores de serranías, mogotes o cerrillos de rocas conglomerádicas aisladas, con gradientes que pueden llegar hasta 10%. Los suelos tienen escasa profundidad por la presencia de roca parcialmente alterada. La Serie Estancia El Manzano, es franco arenosa con más de 20 cm. de profundidad y se la ubica en sectores con mayor gradiente. La Serie La Paz en gradientes menores, también es somera y se diferencia de la anterior por poseer una cubierta eólica alterada y parcialmente mezclada con la roca alterada subyacente. Por último, en áreas de bordes de mogotes y cerrillos o en sectores mas quebrados e irregulares, domina la Serie Estación Macha, con espesor menor a 18 cm., gravillosa y pedregosa. Como inclusiones se pueden encontrar variantes calcáreas de las Series indicadas con presencia de carbonato libre en la masa del suelo desde la superficie. Las limitantes son la susceptibilidad severa a la erosión, profundidad efectiva, y presencia de grava, rocas y retención de humedad. Son suelos aptos para la implantación de pasturas artificiales, no para cultivos agrícolas, pero con importantes procesos erosivos por el uso de la tierra. </text:span></text:p>
      <text:p text:style-name="P7">Jesús María</text:p>
      <text:p text:style-name="P20"><text:span text:style-name="T8">Complejo indeterminado Ensenada de suelos indiferenciados salino-alcalinos y capas con alcalinidad superficial.</text:span></text:p>
      <text:p text:style-name="P15"><text:span text:style-name="T8">Símbolo: </text:span><text:span text:style-name="T5">End</text:span></text:p>
      <text:p text:style-name="P4">Capacidad de uso: VIIws</text:p>
      <text:p text:style-name="P15"><text:span text:style-name="T8">Índice de Productividad: 3</text:span></text:p>
      <text:p text:style-name="P15"><text:span text:style-name="T8">Estas unidades cartográficas, corresponden a aureolas internas de lagunas permanentes o semipermanentes por lo que están sujetas a anegamientos periódicos de larga duración. Los suelos presentan excesos hídricos marcados con la capa freática afectando la zona de actividad radical, tienen desarrollo incipiente o están constituidos por capas sin edafización de texturas francas y arenosas. Los perfiles estudiados normalmente son fuertemente salino-sódicos.</text:span></text:p>
      <text:p text:style-name="P4">Las limitantes en la morfología del perfil y los excesos hídricos afectan gravemente su uso, debiendo ser destinados con exclusividad a pastoreo extensivo sobre especies nativas.</text:p>
      <text:p text:style-name="P7">Pascanas</text:p>
      <text:p text:style-name="P7">Ucacha</text:p>
      <text:p text:style-name="P20"><text:span text:style-name="T8">Complejo de Series EL ONCE 40%; LA VICTORIA 30%; LOS OLMOS 15% y ASSUNTA 15%.</text:span></text:p>
      <text:p text:style-name="P15"><text:span text:style-name="T8">Símbolo: </text:span><text:span text:style-name="T5">EOn1</text:span></text:p>
      <text:p text:style-name="P4">Capacidad de Uso: VIws</text:p>
      <text:p text:style-name="P15"><text:span text:style-name="T8">Índice de Productividad: 19</text:span></text:p>
      <text:p text:style-name="P4">Son ambientes mixtos, es decir, compuestos por suelos que se han desarrollado sobre sedimentos eólicos de textura franco arenosa y los aluviales del abanico del Río Cuarto. Topográficamente son áreas suavemente deprimidas, susceptibles de sufrir anegamientos eventuales de corta duración. Los suelos en su mayoría son imperfectamente drenados con alcalinidad sódica subsuperficial.</text:p>
      <text:p text:style-name="P4">Las texturas de los suelos son muy contrastantes que van desde franco arenosas a franco arcillosas.</text:p>
      <text:p text:style-name="P4">Estas unidades, ubicadas al ESE de la ciudad de La Carlota, no son aptas para prácticas agrícolas siendo el uso más adecuado la implantación de pasturas perennes adaptadas.</text:p>
      <text:p text:style-name="P7">La Carlota</text:p>
      <text:p text:style-name="P20"><text:span text:style-name="T8">Complejo de Series EL PINO 40%; EL PINO en fase moderadamente bien drenada 40% y EL PINO en fase salina en profundidad 20%.</text:span></text:p>
      <text:p text:style-name="P15"><text:span text:style-name="T8">Símbolo: </text:span><text:span text:style-name="T5">EPi</text:span></text:p>
      <text:p text:style-name="P4">Capacidad de uso: IIIsc</text:p>
      <text:p text:style-name="P15"><text:span text:style-name="T8">Índice de Productividad: 70</text:span></text:p>
      <text:p text:style-name="P4">El paisaje se caracteriza por un relieve de lomas planas muy tendidas, con escurrimiento superficial lento y gradiente en general comprendido entre 0,2 y 0,3%.</text:p>
      <text:p text:style-name="P15"><text:span text:style-name="T8">La serie El Pino y su fase moderadamente bien drenada no presentan limitaciones físico - químicas para su uso. En los sectores aplanados dentro de este ambiente, los suelos presentan distinto grado de afectación salina en profundidad, pero en general de buenas condiciones en la capa arable.</text:span></text:p>
      <text:p text:style-name="P15"><text:span text:style-name="T8">Son suelos aptos para los cultivos de cosecha normales para el área, con pasturas subordinadas. Las prácticas de manejo más adecuadas, deben estar destinadas a conservar la humedad y la fertilidad del horizonte superficial, fundamentalmente la estabilidad de los agregados (estructura), la que facilita el movimiento del agua y el aire, evita los encostramientos (planchado), etc.</text:span></text:p>
      <text:p text:style-name="P7">Alicia</text:p>
      <text:p text:style-name="P7">Las Varillas</text:p>
      <text:p text:style-name="P20"><text:span text:style-name="T8">Complejo de Series EL PINO 40%; EL PINO en fase moderadamente bien drenada 30%; LA PLAYOSA 20% y 10% de suelos menores fluviales.</text:span></text:p>
      <text:p text:style-name="P15"><text:span text:style-name="T8">Símbolo: </text:span><text:span text:style-name="T5">EPi1</text:span></text:p>
      <text:p text:style-name="P4">Capacidad de uso: IIIsc</text:p>
      <text:p text:style-name="P15"><text:span text:style-name="T8">Índice de Productividad: 60</text:span></text:p>
      <text:p text:style-name="P4">Comprende un amplio sector ubicado al W y E de la ciudad de Las Varillas. Los suelos se han originado a partir de sedimentos redepositados con influencia de materiales fluviales, en un relieve de planicies extendidas, con pendiente regional hacia el E cuyo gradiente oscila entre 0,1 y 0,3%.</text:p>
      <text:p text:style-name="P4">La serie El Pino y su fase moderadamente bien drenada, dominan en los sectores relativamente mas altos. La misma se ha desarrollado a partir de sedimentos redepositados con influencia fluvial, el 20% de la fracción mineral corresponde a arenas. Son profundos, bien a moderadamente bien drenados, que presentan la limitación climática natural del área. En los sectores algo deprimidos, se ubica la serie La Playosa que presenta acumulación de sodio intercambiable y sales a partir de los 30 cm. de profundidad.</text:p>
      <text:p text:style-name="P4">Los campos en los que aparece este complejo, suelen mostrar un manchoneo de la vegetación, sobre todo cuando las especies son de enraizamiento profundo, como consecuencia de las diferencias edáficas.</text:p>
      <text:p text:style-name="P4">Las tierras comprendidas por esta unidad son aptas para la producción agrícola con pasturas subordinadas. Si bien hay limitantes por alcalinidad y salinidad, en algunos sectores, no condiciona mayormente la capacidad productiva del conjunto.</text:p>
      <text:p text:style-name="P4">Las prácticas de manejo y conservación de estos suelos son simples, exigiendo fundamentalmente aquellas que apuntan a la conservación de la humedad y al mantenimiento de la estructura del horizonte superficial.</text:p>
      <text:p text:style-name="P7">Las Varillas</text:p>
      <text:p text:style-name="P20"><text:span text:style-name="T8">Complejo de Series EL PINO en fase moderadamente bien drenada y/o salina en profundidad 40%; EL PUMA 30%; LA PLAYOSA 20% y 10% de suelos menores con alcalinidad y/o salinidad variable.</text:span></text:p>
      <text:p text:style-name="P15"><text:span text:style-name="T8">Símbolo: </text:span><text:span text:style-name="T5">EPi2</text:span></text:p>
      <text:p text:style-name="P4">Capacidad de uso: IVws</text:p>
      <text:p text:style-name="P15"><text:span text:style-name="T8">Índice de Productividad: 44</text:span></text:p>
      <text:p text:style-name="P15"><text:span text:style-name="T8">La unidad identificada con este símbolo en los mapas, corresponde a vías de avenamiento por las cuales se eliminan los excedentes de agua de las lomadas planas, ubicadas al N de la localidad de Alicia. En el terreno se presentan como depresiones elongadas muy poco manifiestas, con dirección WSW-ENE las más importantes, siguiendo la pendiente regional.</text:span></text:p>
      <text:p text:style-name="P15"><text:span text:style-name="T8">Por su posición en el paisaje, estos suelos reciben el aporte de agua de sectores vecinos mas elevados, por lo que en años normales pueden sufrir, durante los períodos lluviosos, anegamientos en general de corta duración, que no afectan mayormente al uso del suelo. En los períodos secos, estas unidades suelen estar mejor provistas de humedad que las lomas.</text:span></text:p>
      <text:p text:style-name="P15"><text:span text:style-name="T8">Son tierras aptas para agricultura.</text:span></text:p>
      <text:p text:style-name="P7">Alicia</text:p>
      <text:p text:style-name="P7">Las Varillas</text:p>
      <text:p text:style-name="P20"><text:span text:style-name="T8">Complejo de Series EL PINO 20%; EL PINO en fase moderadamente bien drenada 20%; EL PUMA 20%; LA PLAYOSA 30%; y CHILIBROSTE 10%.</text:span></text:p>
      <text:p text:style-name="P15"><text:span text:style-name="T8">Símbolo: </text:span><text:span text:style-name="T5">EPi3</text:span></text:p>
      <text:p text:style-name="P4">Capacidad de uso: IIIsc</text:p>
      <text:p text:style-name="P15"><text:span text:style-name="T8">Índice de Productividad: 51</text:span></text:p>
      <text:p text:style-name="P4">El relieve es intermedio entre las lomadas suavemente onduladas y los planos tendidos.</text:p>
      <text:p text:style-name="P15"><text:span text:style-name="T8">La serie El Pino y su fase moderadamente bien drenada, domina en los sectores más elevados. Esta, se ha desarrollado a partir de sedimentos redepositados con influencia fluvial, son profundos, bien a moderadamente bien drenados, que presentan la limitación climática natural del área. La serie El Puma, sin limitaciones del orden físico-químico se encuentra en áreas aplanadas mientras que en sectores ligeramente deprimidos los suelos muestran deficiencia en el drenaje y acumulación de sodio intercambiable y sales solubles como las series La Playosa y Chilibroste.</text:span></text:p>
      <text:p text:style-name="P15"><text:span text:style-name="T8">Los campos en los que aparece este complejo, suelen mostrar un desarrollo desigual de la vegetación, sobre todo cuando las especies son de enraizamiento profundo, debido a las diferencias edáficas. Estas tierras son aptas para la producción agrícola, con pasturas subordinadas.</text:span></text:p>
      <text:p text:style-name="P15"><text:span text:style-name="T8">Las prácticas de manejo y conservación de estos suelos son en general simples, exigiendo fundamentalmente aquellas destinadas a la conservación de la humedad y al mantenimiento de la estructura del horizonte superficial.</text:span></text:p>
      <text:p text:style-name="P7">Alicia</text:p>
      <text:p text:style-name="P20"><text:span text:style-name="T8">Complejo de Series EL PUMA 40%; EL CHAJÁ 30% y NOETINGER en fase moderadamente bien drenada 30%.</text:span></text:p>
      <text:p text:style-name="P15"><text:span text:style-name="T8">Símbolo: </text:span><text:span text:style-name="T5">EPm</text:span></text:p>
      <text:p text:style-name="P4">Capacidad de Uso: IIw</text:p>
      <text:p text:style-name="P15"><text:span text:style-name="T8">Índice de Productividad: 77</text:span></text:p>
      <text:p text:style-name="P4">Estos complejos comprenden planos relativamente altos con muy escasa pendiente y de lento escurrimiento, pero que resultan bien drenados por una verdadera red de vías de agua que eliminan los excedentes hídricos superficiales.</text:p>
      <text:p text:style-name="P15"><text:span text:style-name="T8">Los suelos dominantes pertenecen a la Serie El Puma de drenaje libre, que no presentan limitaciones físico químicas para el uso. Sin embargo, existen pequeñas depresiones en las cuales se han detectado suelos de la Serie El Chajá y una fase moderadamente bien drenada de la Serie Noetinger. Estos suelos, ambos con limitaciones por deficiencias en la oxigenación de la zona donde se desarrollan las raíces de las plantas, condicionan ligeramente el uso de las tierras que abarcan estas unidades.</text:span></text:p>
      <text:p text:style-name="P15"><text:span text:style-name="T8">La aptitud general de las tierras es dominantemente agrícola y su manejo solo debe tener en cuenta las ligeras limitaciones de drenaje ya mencionadas.</text:span></text:p>
      <text:p text:style-name="P7">Bell Ville</text:p>
      <text:p text:style-name="P7">Landeta</text:p>
      <text:p text:style-name="P7">Pozo del Molle</text:p>
      <text:p text:style-name="P20"><text:span text:style-name="T8">Complejo indiferenciado en fase poco anegable de Series EL PUMA; EL CHAJÁ y MONTE GRANDE.</text:span></text:p>
      <text:p text:style-name="P15"><text:span text:style-name="T8">Símbolo: </text:span><text:span text:style-name="T5">EPm1</text:span></text:p>
      <text:p text:style-name="P4">Capacidad de Uso: IIIw</text:p>
      <text:p text:style-name="P15"><text:span text:style-name="T8">Índice de Productividad: 50</text:span></text:p>
      <text:p text:style-name="P15"><text:span text:style-name="T8">La unidad que se identifica con este símbolo en los mapas corresponde con vías de avenamiento por las cuales se eliminan los excedentes de aguas de las áreas planas. En el terreno se presentan como depresiones elongadas muy poco manifiestas que conectan cubetas de infiltración. La red de drenaje que conforman, claramente observable en las fotografías aéreas, es de típico diseño radial o estrellado que hace suponer un control estructural profundo.</text:span></text:p>
      <text:p text:style-name="P15"><text:span text:style-name="T8">Los suelos que las componen presentan un patrón de distribución interno muy complejo, por lo que no ha sido posible estimar porcentajes de participación de cada uno de los diferentes tipos de suelos presentes, pero en los lugares mejor drenados por la posición en el relieve se localizan perfiles de la Serie El Puma mientras que en donde se produce acumulación de agua, se ha reconocido la Serie El Chajá y Monte Grande, esta última con cementación en profundidad.</text:span></text:p>
      <text:p text:style-name="P15"><text:span text:style-name="T8">Como estas áreas reciben eventualmente las aguas de escurrimiento de sectores vecinos, se producen anegamientos y excesos hídricos en épocas de lluvias, lo que constituye prácticamente la única limitante de uso. En algunos perfiles se ha observado un engrosamiento del horizonte superficial como consecuencia de la deposición de material arrastrado por escorrentías, aunque este fenómeno no puede localizarse a toda la unidad.</text:span></text:p>
      <text:p text:style-name="P7">Bell Ville</text:p>
      <text:p text:style-name="P7">Landeta</text:p>
      <text:p text:style-name="P7">Pozo del Molle</text:p>
      <text:p text:style-name="P20"><text:span text:style-name="T8">Complejo de Series EL PUMA 30%; EL EMBRUJO 30%; EL CHAJÁ 30% y ACHALAY 10%.</text:span></text:p>
      <text:p text:style-name="P15"><text:span text:style-name="T8">Símbolo: </text:span><text:span text:style-name="T5">EPm2</text:span></text:p>
      <text:p text:style-name="P4">Capacidad de Uso: IVws</text:p>
      <text:p text:style-name="P15"><text:span text:style-name="T8">Índice de Productividad: 48</text:span></text:p>
      <text:p text:style-name="P15"><text:span text:style-name="T8">Se vinculan con planos algo deprimidos o áreas de interfluvios comprendidas entre las vías de agua que avenan los excedentes hídricos hacia la Depresión de San Antonio. La exigüidad de las pendientes, combinada con un relieve interno en el que alternan microdepresiones con sectores levemente positivos, determinan una condición general de drenaje deficiente.</text:span></text:p>
      <text:p text:style-name="P15"><text:span text:style-name="T8">Se ha estimado que solo un 30% del total de estas unidades, en términos de superficie, esta formado por suelos de drenaje libre, es decir sin condicionamientos o impedimentos. En estos sectores se han reconocido perfiles que responden al concepto de la Serie EL PUMA. El 70% restante se encuentra afectado en grados diversos por problemas exceso de agua y acumulación de sodio en el complejo de intercambio, con las consecuencias negativas que imponen a la productividad de los suelos. La situación dominante es la representada por los suelos de la Serie El Embrujo, ambas en las partes más anegables. Existe también un pequeño porcentaje de suelos fuertemente sódicos y frecuentemente anegados de la Serie Achalay. Sin embargo, las limitantes mencionadas no restringen totalmente la capacidad de uso de estas tierras; de hecho, son tierras de aptitud agrícola aunque la elección de los cultivos así como los requerimientos de manejo, exigen tener en cuenta la existencia de las limitaciones mencionadas.</text:span></text:p>
      <text:p text:style-name="P7">Landeta</text:p>
      <text:p text:style-name="P20"><text:span text:style-name="T8">Complejo de Series EL PUMA 20%; EL EMBRUJO 30%; LA FLORIDA 25% y COLONIA MENDIGUREN 25%.</text:span></text:p>
      <text:p text:style-name="P15"><text:span text:style-name="T8">Símbolo: </text:span><text:span text:style-name="T5">EPm3</text:span></text:p>
      <text:p text:style-name="P4">Capacidad de Uso: VIws</text:p>
      <text:p text:style-name="P15"><text:span text:style-name="T8">Índice de Productividad: 27</text:span></text:p>
      <text:p text:style-name="P15"><text:span text:style-name="T8">Al igual que los precedentemente descritos, corresponden fisiográficamente con zonas muy planas o áreas de interfluvios comprendidas entre vías de agua que drenan hacia la Depresión del San Antonio - A</text:span><text:span text:style-name="T24">o</text:span><text:span text:style-name="T8">. Tortugas, salvo que en este caso se trata de planicies topográficamente más bajas y con un nivel freático más cercano a la superficie, lo que implica condiciones de drenaje más impedidas.</text:span></text:p>
      <text:p text:style-name="P15"><text:span text:style-name="T8">Los suelos reconocidos son una consecuencia de tales condiciones, estimándose que la mitad del área que ocupan estos complejos está constituida por suelos alcalino-sódicos, con horizontes superficiales fuertemente degradados de la Serie La Florida y Colonia Mendiguren, ambos son altos porcentajes de arcilla (suelos "pesados") en estado de dispersión. Existe un porcentaje elevado de áreas cóncavas que funcionan como cubetas de infiltración, claramente reconocibles en el campo y en las fotografías aéreas, pero que es imposible mostrar por separado en los mapas por razones de escala. Las mencionadas cubetas están ocupadas en su parte central por suelos de la Serie El Embrujo que han desarrollado panes cementados en profundidad como consecuencia de la oscilación del nivel de agua freática. Tan solo el 20% de estas tierras presentan condiciones de drenaje libre, a los que se asocia la presencia de suelos de la Serie El Puma.</text:span></text:p>
      <text:p text:style-name="P15"><text:span text:style-name="T8">Las limitaciones mencionadas disminuyen la capacidad productiva de los suelos, los que son generalmente utilizados para ganadería bajo pasturas implantadas.</text:span></text:p>
      <text:p text:style-name="P7">Alicia</text:p>
      <text:p text:style-name="P7">Landeta</text:p>
      <text:p text:style-name="P20"><text:span text:style-name="T8">Complejo de Series EL PUMA en fase algo anegable 10%; EL EMBRUJO 40%; LA FLORIDA 25% y COLONIA MENDIGUREN 25%.</text:span></text:p>
      <text:p text:style-name="P15"><text:span text:style-name="T8">Símbolo: </text:span><text:span text:style-name="T5">EPm4</text:span></text:p>
      <text:p text:style-name="P4">Capacidad de Uso: VIws</text:p>
      <text:p text:style-name="P15"><text:span text:style-name="T8">Índice de Productividad: 19</text:span></text:p>
      <text:p text:style-name="P15"><text:span text:style-name="T8">Estos complejos se vinculan a vías de avenamiento bien manifiestas que conectan lagunas temporarias y cubetas de infiltración y que drenan las aguas del sector SE hacia la Depresión del San Antonio - A</text:span><text:span text:style-name="T24">o</text:span><text:span text:style-name="T8">. Tortugas. En general se presentan como unidades estrechas y alargadas que corren con una dirección SO-NE aproximadamente.</text:span></text:p>
      <text:p text:style-name="P15"><text:span text:style-name="T8">El 50% de los suelos presentes poseen alcalinidad sódica desde la superficie, correspondiendo a áreas de "peladales" o con vegetación halófila. Son suelos de intenso lavado, evidenciado en la porción superior del perfil o capa arable, por la coloración blanquecina y la perdida de materia orgánica, tal como ocurre en las Serie La Florida y Colonia Mendiguren. En las áreas que corresponden al fondo de las cubetas se han reconocido perfiles de la Serie El Embrujo y en las partes más altas y mejor drenadas, que solo representan el 10% de la unidad, los suelos que aparecen pertenecen a una fase poso anegable de la Serie El Puma.</text:span></text:p>
      <text:p text:style-name="P15"><text:span text:style-name="T8">Por su posición deprimida estas unidades resultan receptáculo del escurrimiento proveniente de los sectores que la rodean. Consecuentemente, son tierras sujetas a anegamientos de cierta duración. Si las precipitaciones son suficientes, estas depresiones llegan a actuar como vías de agua, derivándola hacia lagunas temporarias.</text:span></text:p>
      <text:p text:style-name="P15"><text:span text:style-name="T8">Estas tierras tienen una definida vocación ganadera, aunque las condiciones imperantes permiten la implantación de pasturas artificiales de especies forrajeras adaptadas a las mencionadas condiciones edáficas. </text:span></text:p>
      <text:p text:style-name="P7">Landeta</text:p>
      <text:p text:style-name="P20"><text:span text:style-name="T8">Complejo de Series EL PUMA en fase moderadamente salina en profundidad 40%; NOETINGER en fase moderadamente bien drenada 30% y EL CHAJÁ 30%.</text:span></text:p>
      <text:p text:style-name="P15"><text:span text:style-name="T8">Símbolo: </text:span><text:span text:style-name="T5">EPm5</text:span></text:p>
      <text:p text:style-name="P4">Capacidad de uso: IIw</text:p>
      <text:p text:style-name="P15"><text:span text:style-name="T8">Índice de Productividad: 71</text:span></text:p>
      <text:p text:style-name="P4">Es una unidad similar a las lomas identificadas como EPm, con la diferencia que la serie El Puma aparece con moderada salinidad en profundidad que no afecta mayormente la aptitud del conjunto.</text:p>
      <text:p text:style-name="P7">Pozo del Molle</text:p>
      <text:p text:style-name="P20"><text:span text:style-name="T8">Complejo de Series EL PUMA 30%; NOETINGER en fase moderadamente bien drenada 35% y SAN ANTONIO DE LITÍN 35%.</text:span></text:p>
      <text:p text:style-name="P15"><text:span text:style-name="T8">Símbolo: </text:span><text:span text:style-name="T5">EPm6</text:span></text:p>
      <text:p text:style-name="P4">Capacidad de uso: IIIw</text:p>
      <text:p text:style-name="P15"><text:span text:style-name="T8">Índice de Productividad: 66</text:span></text:p>
      <text:p text:style-name="P15"><text:span text:style-name="T8">Son planos muy suavemente ondulados que se ubican en una posición más alta con respecto a las lomas aplanadas identificadas con el símbolo Chb3 y Chb12.</text:span></text:p>
      <text:p text:style-name="P4">Está integrada en un 65% por suelos con limitaciones ligeras hidromórficas en profundidad, Noetinger y San Antonio de Litín y 35% de la serie San Antonio de Litín con horizonte lixiviado subsuperficial (A2) y alcalinidad en profundidad.</text:p>
      <text:p text:style-name="P4">Son suelos aptos para agricultura y pasturas subordinadas.</text:p>
      <text:p text:style-name="P7">Pozo del Molle</text:p>
      <text:p text:style-name="P20"><text:span text:style-name="T8">Complejo de Series EL PUMA 40%; EL PINO en fase sódica en profundidad 20%; CINTRA 20% y LAS VARAS 20%.</text:span></text:p>
      <text:h text:style-name="P17" text:outline-level="1"><text:span text:style-name="T8">Símbolo</text:span><text:span text:style-name="T5">: EPm7</text:span></text:h>
      <text:h text:style-name="P5" text:outline-level="1">Capacidad de uso: IVsc</text:h>
      <text:p text:style-name="P15"><text:span text:style-name="T8">Índice de Productividad: 61</text:span></text:p>
      <text:p text:style-name="P15"><text:span text:style-name="T8">Este complejo está vinculado con un relieve de lomas planas muy tendidas, de escasa pendiente que en general no superan el 0,3%. Los suelos que lo componen presentan un patrón de distribución complejo, debido a que los mismos se han originado a partir de sedimentos de distinto origen, fluviales, loéssicos, o redepositados con influencia de ambos.</text:span></text:p>
      <text:p text:style-name="P15"><text:span text:style-name="T8">Los suelos dominantes pertenecen a la serie El Puma, bien a moderadamente bien drenados, sin limitaciones físico-químicas para su uso. La serie El Pino, afectada por problemas de alcalinidad sódica en profundidad, al igual que la serie Cintra que presenta altos tenores de sodio a partir aproximadamente de los 40 cm. de profundidad.</text:span></text:p>
      <text:p text:style-name="P15"><text:span text:style-name="T8">Los suelos que responden a la serie Las Varas, se han originado a partir de materiales fluviales de textura franca, débilmente estructurados y de baja fertilidad natural.</text:span></text:p>
      <text:p text:style-name="P15"><text:span text:style-name="T8">Las limitantes mencionadas no restringen totalmente la capacidad de uso de estas tierras, que es agrícola, aunque la elección de cultivos, así como los requerimientos de manejo, exigen tener en cuenta las limitaciones mencionadas.</text:span></text:p>
      <text:p text:style-name="P7">Alicia</text:p>
      <text:p text:style-name="P7">La Francia</text:p>
      <text:p text:style-name="P7">Las Varillas</text:p>
      <text:p text:style-name="P7">San Francisco</text:p>
      <text:p text:style-name="P20"><text:span text:style-name="T8">Complejo de Series EL PUMA 40%; ESTANCIA SAN MIGUEL 30%; ESTANCIA LA LEONA 20% y SAN ANTONIO DE LITÍN 10%.</text:span></text:p>
      <text:p text:style-name="P15"><text:span text:style-name="T8">Símbolo: </text:span><text:span text:style-name="T5">EPm8</text:span></text:p>
      <text:p text:style-name="P4">Capacidad de uso: IVsc</text:p>
      <text:p text:style-name="P15"><text:span text:style-name="T8">Índice de Productividad: 50</text:span></text:p>
      <text:p text:style-name="P4">Este complejo se caracteriza por estar asociado a un relieve muy plano con pendientes hacia el E que oscilan entre 0,1 y 0,2%.</text:p>
      <text:p text:style-name="P15"><text:span text:style-name="T8">Está integrado por la Serie El Puma con limitación en el drenaje interno, que ocupa los sectores más altos. En posición mas plana aparece la Serie San Antonio de Litín, con limitaciones en el drenaje interno, que se manifiesta por un horizonte subsuperficial degradado al igual que los suelos que responden a la Serie Estancia La Leona, pero esta última con altos tenores de sodio intercambiable a partir de los 20 cm. de profundidad.</text:span></text:p>
      <text:p text:style-name="P15"><text:span text:style-name="T8">En áreas ligeramente deprimidas domina la Serie Estancia San Miguel, que presenta un horizonte superficial decolorado, con pobre contenido de materia orgánica, alcalinidad sódica a partir de los 20 cm. y salinidad moderada en profundidad. Los campos en los que aparece este complejo, suelen mostrar el típico manchoneo de la vegetación. La falta de aireación del suelo por un drenaje restringido y los tenores de sodio en el complejo de intercambio, determinan que estas tierras sean aptas para una estrecha gama de cultivos y las prácticas recomendadas, comprenden rotaciones con predominio de pasturas.</text:span></text:p>
      <text:p text:style-name="P7">Alicia</text:p>
      <text:p text:style-name="P7">La Francia</text:p>
      <text:p text:style-name="P7">Las Varillas</text:p>
      <text:p text:style-name="P7">San Francisco</text:p>
      <text:p text:style-name="P20"><text:span text:style-name="T8">Complejo de Series EL PUMA 20%; CHILIBROSTE 30% LA PLAYOSA 30% y SAN ANTONIO DE LITÍN 20%.</text:span></text:p>
      <text:p text:style-name="P15"><text:span text:style-name="T8">Símbolo: </text:span><text:span text:style-name="T5">EPm9</text:span></text:p>
      <text:p text:style-name="P4">Capacidad de uso: IVsc</text:p>
      <text:p text:style-name="P15"><text:span text:style-name="T8">Índice de Productividad: 35</text:span></text:p>
      <text:p text:style-name="P4">Este complejo se encuentra entre las cotas 110 y 105 m sobre el nivel del mar, vinculado a un relieve muy plano con pendiente hacia el E que oscila entre 0,05 y 0,07%.</text:p>
      <text:p text:style-name="P15"><text:span text:style-name="T8">La integra la Serie El Puma que presenta leves limitaciones de drenaje interno y ocupa los sectores relativamente más alto. En posición plana aparecen los suelos que responden a la serie San Antonio de Litín, con limitaciones en el drenaje interno que ha dado origen a un horizonte subsuperficial decolorado (lavado) y la serie La Playosa que presenta acumulación de sodio intercambiable y sales solubles a partir de los 30 cm. de profundidad. En los planos deprimidos y bajos de muy escasa pendiente, se han reconocido suelos de la serie Chilibroste, imperfectamente drenados, que presentan exceso de sodio intercambiable y sales solubles a partir de los 20 cm. de profundidad.</text:span></text:p>
      <text:p text:style-name="P15"><text:span text:style-name="T8">Este complejo, muestra claramente el típico manchoneo de la vegetación, como consecuencia de un microrrelieve con perfiles muy distintos, según se encuentran en las partes relativamente altas, medias o bajas.</text:span></text:p>
      <text:p text:style-name="P15"><text:span text:style-name="T8">En general, se trata de tierras dedicadas a la producción ganadera quedando la producción agrícola restringida a los sectores de mejor drenaje. </text:span></text:p>
      <text:p text:style-name="P7">Alicia</text:p>
      <text:p text:style-name="P7">San Francisco</text:p>
      <text:p text:style-name="P20"><text:span text:style-name="T8">Complejo de Series EL PUMA 30%; EL PUMA en fase sódica en el subsuelo 30%; SAN ANTONIO DE LITÍN 20% y LA FRANCIA 20%.</text:span></text:p>
      <text:p text:style-name="P15"><text:span text:style-name="T8">Símbolo: </text:span><text:span text:style-name="T5">EPm10</text:span></text:p>
      <text:p text:style-name="P4">Capacidad de uso: IIIsc</text:p>
      <text:p text:style-name="P15"><text:span text:style-name="T8">Índice de Productividad: 52</text:span></text:p>
      <text:p text:style-name="P4">El paisaje se caracteriza por un relieve muy plano, con pendiente regional hacia el Este cuyo desnivel no supera en general el 0,15%.</text:p>
      <text:p text:style-name="P15"><text:span text:style-name="T8">Los suelos que la integran están representados por la Serie El Puma, con ligeras limitaciones en su drenaje interno y su fase moderadamente sódica en profundidad, que ocupa los sectores relativamente altos. En las áreas planas se ubica la Serie San Antonio De Litín, que presenta limitaciones en el drenaje interno, expresado por la presencia de un horizonte subsuperficial degradado. La Serie La Francia se ubica en los sectores ligeramente deprimidos cuya principal limitante la constituye la presencia de un horizonte sódico a partir de los 40 cm. de profundidad.</text:span></text:p>
      <text:p text:style-name="P15"><text:span text:style-name="T8">Los campos abarcados por este Complejo, suelen mostrar un desarrollo desparejo de la vegetación, sobre todo cuando las especies son de enraizamiento profundo, como consecuencia de las diferencias edáficas. En general son tierras aptas para la producción agrícola con pasturas subordinadas. Las limitaciones por alcalinidad no condicionan mayormente la capacidad productiva del conjunto.</text:span></text:p>
      <text:p text:style-name="P15"><text:span text:style-name="T8">Las prácticas de manejo y conservación son simples, exigiendo fundamentalmente aquellas que apuntan a la conservación de la humedad y mantenimiento de la estructura del horizonte superficial.</text:span></text:p>
      <text:p text:style-name="P7">La Francia</text:p>
      <text:p text:style-name="P20"><text:span text:style-name="T8">Complejo de Series EL PUMA en fase imperfectamente drenada 40%; LA FRANCIA 20%; SAN ANTONIO DE LITÍN 20% y ESTANCIA SAN MIGUEL 20%.</text:span></text:p>
      <text:p text:style-name="P15"><text:span text:style-name="T8">Símbolo: </text:span><text:span text:style-name="T5">EPm11</text:span></text:p>
      <text:p text:style-name="P4">Capacidad de uso: IVsc</text:p>
      <text:p text:style-name="P15"><text:span text:style-name="T8">Índice de Productividad: 51</text:span></text:p>
      <text:p text:style-name="P4">El relieve muy plano con pendiente general hacia el E cuyo gradiente oscila entre 0,08 y 0,1%.</text:p>
      <text:p text:style-name="P15"><text:span text:style-name="T8">Está integrado por la Serie El Puma que presenta limitaciones moderadas en su drenaje interno y San Antonio De Litín que muestra un horizonte subsuperficial decolorado (lavado) como resultado de deficiencias en el drenaje. Ambas ocupan los sectores relativamente más altos. La Serie La Francia aparece en sectores muy planos o ligeramente deprimidos, que además de la presencia de un horizonte subsuperficial de baja permeabilidad, posee altos tenores de sodio en el complejo de intercambio a partir de los 40 cm. de profundidad y fuerte salinidad desde los 75 cm. hacia abajo. En áreas deprimidas domina la Serie Estancia San Miguel, que se caracteriza por un horizonte superficial degradado de pobre contenido de materia orgánica, alcalinidad sódica a partir de los 20 cm. y salinidad moderada en profundidad.</text:span></text:p>
      <text:p text:style-name="P15"><text:span text:style-name="T8">Las tierras abarcadas por este Complejo, muestran un desarrollo irregular de la vegetación, como consecuencia de un microrrelieve con perfiles muy distintos, según la posición que ocupan en el paisaje. En general son campos dedicados a la producción ganadera, quedando la producción agrícola restringida a los sectores con mejores condiciones de drenaje.</text:span></text:p>
      <text:p text:style-name="P7">La Francia</text:p>
      <text:p text:style-name="P7">San Francisco</text:p>
      <text:p text:style-name="P20"><text:span text:style-name="T8">Complejo indiferenciado de Series EL RODEO; RAYO CORTADO; SEBASTIÁN ELCANO y suelos menores aluviales.</text:span></text:p>
      <text:p text:style-name="P15"><text:span text:style-name="T8">Símbolo:</text:span><text:span text:style-name="T5"> ERo</text:span></text:p>
      <text:p text:style-name="P4">Capacidad de Uso: IVc</text:p>
      <text:p text:style-name="P15"><text:span text:style-name="T8">Índice de Productividad: 57</text:span></text:p>
      <text:p text:style-name="P4">Este complejo se ubica en áreas relativamente planas, próximas a las sierras, de materiales fluviales con relictos loéssicos. Dominan los suelos de las series indicadas, con buena retención de humedad, razón por la cual la limitante de carácter climática, se ve en cierta medida atenuada. Por el contrario, el estrés hídrico se observa con intensidad en los suelos menores arenosos sin desarrollo genético de paleocauces y lechos arenosos recientes.</text:p>
      <text:p text:style-name="P7">Villa de María</text:p>
      <text:p text:style-name="P20"><text:span text:style-name="T8">Complejo de Series EL RODEO 30%; SAN PEDRO 30%; LOS HOYOS en fase inclinada 30% y 10% de suelos menores arenosos.</text:span></text:p>
      <text:p text:style-name="P15"><text:span text:style-name="T8">Símbolo:</text:span><text:span text:style-name="T5"> ERo1</text:span></text:p>
      <text:p text:style-name="P4">Capacidad de Uso: IVec</text:p>
      <text:p text:style-name="P15"><text:span text:style-name="T8">Índice de Productividad: 57</text:span></text:p>
      <text:p text:style-name="P4">Esta unidad se vincula a los típicos abanicos aluviales del pié de monte. A efectos de la cartografía se consideran como largas pendientes apoyadas en las primeras estribaciones serranas, de varios kilómetros de largo, y con un gradiente más acentuado en dirección al Oeste.</text:p>
      <text:p text:style-name="P4">En las proximidades de las sierras, dominan los suelos más livianos (arenosos poco diferenciados con gravas y Serie Los Hoyos). En la parte media de las pendientes, dominan los suelos de texturas intermedias (Serie San Pedro) y en la parte distal, dominan los suelos de la Serie El Rodeo, de textura más pesada.</text:p>
      <text:p text:style-name="P4">En general la unidad presenta susceptibilidad a la erosión hídrica, además de la limitación climática, que se acentúa en las proximidades de las sierras, por la baja retención de humedad de los suelos.</text:p>
      <text:p text:style-name="P7">Villa de María</text:p>
      <text:p text:style-name="P20"><text:span text:style-name="T8">Complejo de Serie EL ROSARIO 60%; EL ROSARIO en fase fuertemente inclinada 20%; 10% de roca expuesta y 10% de suelos menores.</text:span></text:p>
      <text:p text:style-name="P15"><text:span text:style-name="T8">Símbolo: </text:span><text:span text:style-name="T5">ERs1</text:span></text:p>
      <text:p text:style-name="P4">Capacidad de uso: VIIes</text:p>
      <text:p text:style-name="P15"><text:span text:style-name="T8">Índice de productividad: 24</text:span></text:p>
      <text:p text:style-name="P15"><text:span text:style-name="T8">Sectores ondulados de pampas de altura con cubierta parcial de sedimentos eólicos sobre rocas con gradientes entre el 3 al 10%. Estos ambientes se encuentran ubicados al Oeste y NO de la localidad de La Cumbre. Presenta excelentes propiedades para la generación de pastos naturales con un horizonte A profundo y un horizonte B enriquecido en arcillas iluviales. En sectores próximos a arroyos y a otras unidades cartográficas montañosas los gradientes son mayores, con algo de roca expuesta y otros suelos menores en contacto con la roca a pocos cm. de profundidad. Las limitantes son pendientes moderadas dominantes, profundidad efectiva parcial. La aptitud es para campos naturales de pastoreo con buena receptividad.</text:span></text:p>
      <text:p text:style-name="P7">Jesús María</text:p>
      <text:p text:style-name="P20"><text:span text:style-name="T8">Complejo de Series EL SALADILLO 55%; LA ANGELITA 25%; EL JUME 10% y 10% de suelos menores salino alcalinos con capas arcillosas.</text:span></text:p>
      <text:p text:style-name="P15"><text:span text:style-name="T8">Símbolo: </text:span><text:span text:style-name="T5">ESad</text:span></text:p>
      <text:p text:style-name="P4">Capacidad de Uso: VIIws</text:p>
      <text:p text:style-name="P15"><text:span text:style-name="T8">Índice de Productividad: 4</text:span></text:p>
      <text:p text:style-name="P4">Esta unidad constituye un área cóncava muy extensa que se extiende de Norte a Sur, en el sector occidental de la depresión del Río Dulce, denominado en la región “primer Saladillo”. El drenaje natural es muy pobre y la eliminación de la mayor parte del agua de aportes pluviales, es por evaporación y en menor proporción por escurrimiento muy lento en sentido Norte-Sur y hacia las lagunas que ocupan la parte central.</text:p>
      <text:p text:style-name="P15"><text:span text:style-name="T8">Por esta causa, se observa una gran acumulación de sales y en muchos casos superficialmente en forma de eflorescencias. La capa freática está alta (generalmente entre 30 y 60 cm.) alimentando muchas lagunas en el área central más inundable.</text:span></text:p>
      <text:p text:style-name="P4">El complejo esta integrado por la Serie El Saladillo 55%, que es un suelo fuertemente salino/alcalino desde la superficie y La Angelita con salinidad y alcalinidad, pero algo mejor drenado que el anterior. Completan esta unidad en menor proporción suelos de la Serie El Jume (10%), fuertemente alcalino sódico y muy inundable y 10% de suelos sin desarrollo de horizontes genéticos (capas aluviales arcillosas) muy inundables, mal drenados y fuertemente salino alcalinos.</text:p>
      <text:p text:style-name="P4">La vegetación natural está representada especialmente por halófitas de bajo porte como jume colorado, salicornia y otras adaptadas a las condiciones indicadas. El uso de estos suelos está muy limitado por la extrema alcalinidad, salinidad y drenaje impedido.</text:p>
      <text:p text:style-name="P7">Villa de María</text:p>
      <text:p text:style-name="P20"><text:span text:style-name="T8">Complejo de Series EL SAUCE 60% y MANFREDI en fase moderadamente bien drenada 40%.</text:span></text:p>
      <text:p text:style-name="P15"><text:span text:style-name="T8">Símbolo: </text:span><text:span text:style-name="T5">ESa1</text:span></text:p>
      <text:p text:style-name="P15"><text:span text:style-name="T8">Capacidad de uso: IVws</text:span></text:p>
      <text:p text:style-name="P15"><text:span text:style-name="T8">Capacidad de uso: 66</text:span></text:p>
      <text:p text:style-name="P4">Esta unidad está vinculada a un relieve deprimido, sujeto a anegamientos ocasionales de corta duración pero que limitan la oportunidad del laboreo. El agua escurre hacia estos sectores donde partes más elevadas y la capa freática puede afectar ocasionalmente parte del perfil.</text:p>
      <text:p text:style-name="P4">Los suelos presentan limitaciones en su drenaje interno, lo que restringe la elección de cultivos agrícolas.</text:p>
      <text:p text:style-name="P7">Oliva</text:p>
      <text:p text:style-name="P20"><text:span text:style-name="T8">Complejo de Series EL SAUCE 30%; OLIVA 30% y MANFREDI en fase moderadamente bien drenada 40%.</text:span></text:p>
      <text:p text:style-name="P15"><text:span text:style-name="T8">Símbolo: </text:span><text:span text:style-name="T5">ESa2</text:span></text:p>
      <text:p text:style-name="P15"><text:span text:style-name="T8">Capacidad de uso: IVws</text:span></text:p>
      <text:p text:style-name="P15"><text:span text:style-name="T8">Índice de Productividad: 66</text:span></text:p>
      <text:p text:style-name="P4">Esta unidad se vincula con bajos bien manifiestos que sufren anegamiento temporario, pero que afectan las labores culturales. La capa freática puede afectar parte del perfil.</text:p>
      <text:p text:style-name="P4">Los suelos se presentan en general como moderadamente bien drenados a imperfectamente drenados. Encontramos la Serie Oliva con alcalinidad en profundidad.</text:p>
      <text:p text:style-name="P7">Oliva</text:p>
      <text:p text:style-name="P20"><text:span text:style-name="T8">Complejo de Series EL SAUCE 30%; MANFREDI en fase moderadamente bien drenada 20% y 50% de suelos arenosos con distinto desarrollo, en capas enterrados.</text:span></text:p>
      <text:p text:style-name="P15"><text:span text:style-name="T8">Símbolo: </text:span><text:span text:style-name="T5">ESa3</text:span></text:p>
      <text:p text:style-name="P4">Capacidad de uso: IVsc</text:p>
      <text:p text:style-name="P15"><text:span text:style-name="T8">Índice de Productividad: 52</text:span></text:p>
      <text:p text:style-name="P15"><text:span text:style-name="T8">Unidad cartográfica que muestra una, notable influencia de los derrames depositados por el Río Tercero. El relieve en general es plano con mesorrelieve constituido por convexidades y áreas plano/cóncavas; en estas últimas se han desarrollado a partir de materiales loéssicos de textura franco limosa la serie Manfredi (fase) sin limitantes y la serie El Sauce con drenaje algo restringido y alcalinidad en profundidad. En las áreas altas y sobre materiales fluviales más gruesos encontramos perfiles poco diferenciados (A-AC-C) con baja retención de humedad y en las partes intermedias suelos más limosos y aún arcillosos también fluviales.</text:span></text:p>
      <text:p text:style-name="P4">La capacidad de uso se encuentra en el límite agrícola, apto para una estrecha gama de cultivos con rotación de pasturas.</text:p>
      <text:p text:style-name="P7">Hernando</text:p>
      <text:p text:style-name="P7">James Craik</text:p>
      <text:p text:style-name="P7">Oliva</text:p>
      <text:p text:style-name="P7">Villa María</text:p>
      <text:p text:style-name="P20"><text:span text:style-name="T8">Complejo de Series EL SAUCE 25%; JAMES CRAIK 50% y MANFREDI en fase moderadamente bien drenada 25%. </text:span></text:p>
      <text:p text:style-name="P15"><text:span text:style-name="T8">Símbolo: </text:span><text:span text:style-name="T5">ESa4</text:span><text:span text:style-name="T8"> </text:span></text:p>
      <text:p text:style-name="P4">Capacidad de uso: VIws</text:p>
      <text:p text:style-name="P15"><text:span text:style-name="T8">Índice de Productividad: 47</text:span></text:p>
      <text:p text:style-name="P4">Los suelos de esta unidad ocupan sectores deprimidos con drenaje imperfecto y moderado, la capa freática se encuentra frecuentemente cerca de la superficie afectando la zona de actividad radical. La mayor limitación se observa en la serie James Craik con alcalinidad sódica subsuperficial y menor grado la serie El Sauce.</text:p>
      <text:p text:style-name="P4">Estas tierras son solamente aptas para ser utilizadas como campos naturales de pastoreo o preferentemente para la implantación de pasturas adaptadas a las condiciones del drenaje y alcalinidad.</text:p>
      <text:p text:style-name="P7">James Craik</text:p>
      <text:p text:style-name="P7">Oliva</text:p>
      <text:p text:style-name="P20"><text:span text:style-name="T8">Complejo de Series EL SILENCIO 50%; LA ANGELITA 20% y 30% de suelos menores inundables moderadamente alcalinos en capas arcillosas.</text:span></text:p>
      <text:p text:style-name="P15"><text:span text:style-name="T8">Símbolo: </text:span><text:span text:style-name="T5">ESi1</text:span></text:p>
      <text:p text:style-name="P4">Capacidad de Uso: VIIws</text:p>
      <text:p text:style-name="P15"><text:span text:style-name="T8">Índice de Productividad: 5</text:span></text:p>
      <text:p text:style-name="P4">Ocupa dos ambientes ubicados al Este del paraje La Rinconada y al Norte de Pozo de la Olla. El relieve es plano cóncavo, observándose localmente algunas ondulaciones menores de paleoalbardones anastomosados menos inundables.</text:p>
      <text:p text:style-name="P4">En su mayor parte se encuentra bajo agua en períodos lluviosos y/o con la capa freática alta afectando los horizontes superiores de los suelos. Esta unidad es apta para pastoreo extensivo sobre especies nativas.</text:p>
      <text:p text:style-name="P7">Villa de María</text:p>
      <text:p text:style-name="P20"><text:span text:style-name="T8">Complejo en fase muy inundable de Series EL SILENCIO 60%; LA ANGELITA 20% y 20% de suelos menores halo-hidromórficos arcillosos.</text:span></text:p>
      <text:p text:style-name="P15"><text:span text:style-name="T8">Símbolo: </text:span><text:span text:style-name="T5">ESi2</text:span></text:p>
      <text:p text:style-name="P4">Capacidad de Uso: VIIws</text:p>
      <text:p text:style-name="P15"><text:span text:style-name="T8">Índice de Productividad: 2</text:span></text:p>
      <text:p text:style-name="P4">Comprende la planicie de inundación actual del Río Dulce ubicada lateralmente a los albardones del río homónimo. Esta unidad sustenta una vegetación de esparto (hidrófilas) presentando inundaciones generales de larga duración por desbordes del Río Dulce.</text:p>
      <text:p text:style-name="P4">Aquí se detienen las aguas provenientes de las unidades CoRD y CoRD1. La alcalinidad sódica y salinidad constituyen limitaciones menos significativas por sucesivos “lavados” de las aguas del río. Este complejo solo es apto para pastoreo extensivo sobre especies nativas en períodos de estiaje del río.</text:p>
      <text:p text:style-name="P7">Villa de María</text:p>
      <text:p text:style-name="P20"><text:span text:style-name="T8">Complejo de Series EL SILENCIO 30%; POZO VERDE 20%; LA RINCONADA 20% y LA ANGELITA 30%.</text:span></text:p>
      <text:p text:style-name="P15"><text:span text:style-name="T8">Símbolo: </text:span><text:span text:style-name="T5">ESi3</text:span></text:p>
      <text:p text:style-name="P4">Capacidad de Uso: VIIws</text:p>
      <text:p text:style-name="P15"><text:span text:style-name="T8">Índice de Productividad: 7</text:span></text:p>
      <text:p text:style-name="P4">Las unidades cartográficas identificadas con este símbolo son áreas de transición entre la planicie aluvial de La Rinconada y la de inundación actual del Río Dulce. En este sentido participa parcialmente de las características de ambas.</text:p>
      <text:p text:style-name="P4">La Serie El Silencio ocupa los numerosos paleocauces (espartillares y aibales). La Serie La Rinconada se encuentra en sectores vinculados a la vegetación de jume y cardón, ocupando los “peladales” la Serie Pozo Verde. El resto del complejo está ocupado por los suelos salino sódicos muy inundables de la Serie La Angelita.</text:p>
      <text:p text:style-name="P4">El uso de estas tierras está restringido con exclusividad a campos naturales de pastoreo extensivo debido a la alcalinidad, salinidad, degradación e inundaciones que son de menor duración y menos frecuentes que en la unidad cartográfica ESi2.</text:p>
      <text:p text:style-name="P7">Villa de María</text:p>
      <text:p text:style-name="P20"><text:span text:style-name="T8">Complejo en fase muy inundable de Series EL SILENCIO 30%; POZO VERDE 30% y 40% de suelos aluviales salinos sódicos inundables.</text:span></text:p>
      <text:p text:style-name="P15"><text:span text:style-name="T8">Símbolo: </text:span><text:span text:style-name="T5">ESi4</text:span></text:p>
      <text:p text:style-name="P4">Capacidad de Uso: VIIws</text:p>
      <text:p text:style-name="P15"><text:span text:style-name="T8">Índice de Productividad: 4</text:span></text:p>
      <text:p text:style-name="P4">Son áreas netamente cóncavas, muy inundables, con suelos degradados superficialmente, con inclusiones de lagunas y bañados semipermanentes. El uso de estas tierras está restringido a campos de pastoreo muy extensivo. En relación a la unidad ESi2, son menos inundables, pero más afectadas por hidromorfismo que ESi3.</text:p>
      <text:p text:style-name="P7">Villa de María</text:p>
      <text:p text:style-name="P20"><text:span text:style-name="T8">Complejo de Series EL SARMIENTO 60%; HUINCA RENANCÓ 25% y 15% de suelos ligeramente salinos.</text:span></text:p>
      <text:p text:style-name="P15"><text:span text:style-name="T8">Símbolo: </text:span><text:span text:style-name="T5">ESm1</text:span></text:p>
      <text:p text:style-name="P4">Capacidad de uso: IIIsc</text:p>
      <text:p text:style-name="P15"><text:span text:style-name="T8">Índice de productividad: 49</text:span></text:p>
      <text:p text:style-name="P4">Esta unidad corresponde a un ambiente de terrazas altas e intermedias con pendientes que en general no superan el 1%. La Serie El Sarmiento se ha desarrollado a partir de sedimentos fluvio-eólicos, son suelos bien drenados que poseen un horizonte superficial de textura franca, bien provisto de materia orgánica. En los sectores más altos o convexidades del paisaje, se ubica la Serie Huinca Renancó, de drenaje algo excesivo, con un horizonte superficial de textura arenosa franca, agregados débiles a masivo, baja fertilidad, donde el peligro a la erosión eólica es moderada a severa. En las áreas planas y ligeramente deprimidas se encuentran suelos afectados por salinidad en los horizontes subsuperficiales, debido fundamentalmente al ascenso periódico de la capa freática. Estas características, sumadas a la limitación climática, ubica estas tierras en el límite agrícola de la capacidad de uso.</text:p>
      <text:p text:style-name="P7">Villa Huidobro</text:p>
      <text:p text:style-name="P20"><text:span text:style-name="T8">Complejo de Series ESTANCIA SAN PEDRO 30%, SAIRA 40% y 30% de suelos menores alcalinos.</text:span></text:p>
      <text:p text:style-name="P15"><text:span text:style-name="T8">Símbolo: </text:span><text:span text:style-name="T5">ESP</text:span></text:p>
      <text:p text:style-name="P4">Capacidad de uso VIws</text:p>
      <text:p text:style-name="P15"><text:span text:style-name="T8">Índice de Productividad: 42</text:span></text:p>
      <text:p text:style-name="P15"><text:span text:style-name="T8">Las unidades cartográficas indicadas en las fotocartas con este símbolo son áreas de derrame iluviales deprimidas con algunas suaves ondulaciones y un patrón de distribución de los suelos intrincado El 30% corresponde a la serie Estancia San Pedro, de texturas livianas hasta 50 cm., con perfil del tipo A-AC-C. A continuación hay suelos enterrados con texturas franco a franco limosas. Esta serie es moderada a bien drenada y ocupa las partes más altas del paisaje (albardones). En los sectores más aplanados encontramos la serie Saira con limitaciones en cuanto a drenaje y alcalinidad subsuperficial. La limitación más grave está representada en las partes más bajas y aplanadas con suelos imperfectamente drenados y alcalinos en superficie o muy próximo a ella, que sé indican como suelos menores 30%.</text:span></text:p>
      <text:p text:style-name="P15"><text:span text:style-name="T8">La heterogeneidad en la distribución de los suelos es muy grande, siendo las partes altas como de mejores condiciones, no obstante por razones de escala, no se han diferenciado en unidades aparte; en los bajos la distribución es errática con problemas edáficos severos. En general son unidades muy condicionadas por lo expuesto anteriormente siendo aptas para implantar pasturas.</text:span></text:p>
      <text:p text:style-name="P7">Pozo del Molle</text:p>
      <text:p text:style-name="P20"><text:span text:style-name="T8">Complejo de Series ESTANCIA SAN PEDRO 25%; ESTANCIA ADELAIDA 25%; SILVIO PELLICO 25% y 25% de suelos menores.</text:span></text:p>
      <text:p text:style-name="P15"><text:span text:style-name="T8">Símbolo: </text:span><text:span text:style-name="T5">ESP1</text:span></text:p>
      <text:p text:style-name="P4">Capacidad de uso: IIIsc</text:p>
      <text:p text:style-name="P15"><text:span text:style-name="T8">Índice de Productividad: 49</text:span></text:p>
      <text:p text:style-name="P15"><text:span text:style-name="T8">Son áreas planas de transición entre derrames fluviales y lomas suaves loéssicas. Están compuestas en un 50% por las series Estancia San Pedro y Estancia Adelaida, que son típicamente iluviales, con alguna limitación en el caso de la primera con respecto a la retención de humedad de los horizontes superficiales y moderada limitación en cuanto a alcalinidad y salinidad en profundidad en la segunda. Por otra parte, hay 25% de suelos de la serie Silvio Pellico sin limitaciones serias y el resto por suelos fluvio eólicos no bien identificados con limitaciones moderadas. Estas unidades se encuentran en los bordes de áreas de derrames fluviales típicas próximas a la localidad de Silvio Pellico.</text:span></text:p>
      <text:p text:style-name="P15"><text:span text:style-name="T8">Son unidades con aptitud agrícola limitada por aspectos climáticos y características de los suelos.</text:span></text:p>
      <text:p text:style-name="P7">James Craik</text:p>
      <text:p text:style-name="P7">Pozo del Molle</text:p>
      <text:p text:style-name="P22">Asociación de Serie EL SALTO 60% y EL SALTO en fase ligera a moderadamente erosionada 40%.</text:p>
      <text:p text:style-name="P15"><text:span text:style-name="T8">Símbolo: </text:span><text:span text:style-name="T5">ESt1</text:span></text:p>
      <text:p text:style-name="P4">Capacidad de uso: IIIec</text:p>
      <text:p text:style-name="P15"><text:span text:style-name="T8">Índice de productividad: 59</text:span></text:p>
      <text:p text:style-name="P4">Estas unidades cartográficas corresponden a pendientes medias, cortas y lomas aisladas de la Plataforma Basculada o Pampa Loéssica Alta. Las limitantes edáficas comprenden el drenaje algo excesivo y buena a moderada retención de humedad, además de la susceptibilidad a la erosión hídrica. Tienen la particularidad de no receptar excesos hídricos provenientes de otras unidades; en consecuencia, los procesos erosivos se manifiestan tan solo ligeramente. Están vinculadas a las vías de desagüe, especialmente las ubicadas en contra de la pendiente regional.</text:p>
      <text:p text:style-name="P4">El valor de la pendiente oscila entre 1 a 2%. </text:p>
      <text:p text:style-name="P7">Río Tercero</text:p>
      <text:p text:style-name="P22">Asociación de Series EL SALTO 50% y CORRALITO en fase ligera a moderadamente erosionada 50%.</text:p>
      <text:p text:style-name="P15"><text:span text:style-name="T8">Símbolo: </text:span><text:span text:style-name="T5">ESt2</text:span></text:p>
      <text:p text:style-name="P4">Capacidad de uso: IVec</text:p>
      <text:p text:style-name="P15"><text:span text:style-name="T8">Índice de Productividad: 59</text:span></text:p>
      <text:p text:style-name="P4">Son vías de escurrimiento ubicadas en las pendientes medias y cortas, con gradientes que oscilan entre 1 a 3%. El relieve es cóncavo e inclinado con procesos erosivos importantes. Tienen un ancho medio que oscila entre 100 a 200 m. La Serie Corralito erosionada ocupa las partes centrales y la Serie El Salto los laterales de los bajos.</text:p>
      <text:p text:style-name="P4">Aptitud: Están en el límite agrícola y requieren prácticas especiales de conservación destinadas a evitar el agravamiento del proceso erosivo.</text:p>
      <text:p text:style-name="P7">Río Tercero</text:p>
      <text:p text:style-name="P22">Asociación de Serie EL SALTO en fase moderadamente erosionada por agua 40%; EL SALTO en fase severamente erosionada por agua 30% y EL SALTO en fase gravemente erosionada por agua 30%.</text:p>
      <text:p text:style-name="P15"><text:span text:style-name="T8">Símbolo: </text:span><text:span text:style-name="T5">ESt3</text:span></text:p>
      <text:p text:style-name="P4">Capacidad de uso: VIec</text:p>
      <text:p text:style-name="P15"><text:span text:style-name="T8">Índice de productividad: 34</text:span></text:p>
      <text:p text:style-name="P4">Ambientes de lomas y pendientes con gradientes mayores al 2% en la Pampa Alta y bordes de la Depresión Periférica. Los procesos erosivos son tan intensos que en la mayoría de los casos el horizonte A (superior) se encuentra casi totalmente truncado y en partes aflora el material originario del suelo con carbonatos libres (Ck).</text:p>
      <text:p text:style-name="P4">La aptitud de estas tierras es para la implantación de pasturas naturales, forestación etc., o excepcionalmente, en algunos sectores escogidos de reducidas dimensiones y con rigurosas prácticas de manejo, ingenieriles y agronómicas, se podrá realizar alguna práctica agrícola anual en forma alternada.</text:p>
      <text:p text:style-name="P7">Río Tercero</text:p>
      <text:p text:style-name="P22">Asociación de Serie EL SALTO en fase ligeramente erosionada por agua 40%; EL SALTO en fase moderadamente erosionada 40% y EL SALTO en fase severamente erosionada 20%.</text:p>
      <text:p text:style-name="P15"><text:span text:style-name="T8">Símbolo: </text:span><text:span text:style-name="T5">ESt4</text:span></text:p>
      <text:p text:style-name="P4">Capacidad de uso: IVec</text:p>
      <text:p text:style-name="P15"><text:span text:style-name="T8">Índice de Productividad: 48</text:span></text:p>
      <text:p text:style-name="P4">Sectores de lomas moderadamente onduladas y pendientes cortas y medias hacia los bajos, normalmente orientadas a favor de la pendiente regional con cuencas de aportes que provienen de otras unidades más altas (lomas); como consecuencia la erosión es importante de tipo laminar en la loma alta y con surcos en el resto de la pendiente. </text:p>
      <text:p text:style-name="P4">Aptitud: Está en el límite agrícola: requieren prácticas de manejo y conservación ingenieriles y agronómicas muy estrictas.</text:p>
      <text:p text:style-name="P7">Río Tercero</text:p>
      <text:p text:style-name="P20"><text:span text:style-name="T8">Complejo de Series ETRURIA 50%; MONTE ALTO en fase moderadamente alcalina en profundidad 25% y LA VICTORIA 25%.</text:span></text:p>
      <text:p text:style-name="P15"><text:span text:style-name="T8">Símbolo: </text:span><text:span text:style-name="T5">Et1</text:span></text:p>
      <text:p text:style-name="P4">Capacidad de uso: VIws</text:p>
      <text:p text:style-name="P15"><text:span text:style-name="T8">Índice de Productividad: 26</text:span></text:p>
      <text:p text:style-name="P15"><text:span text:style-name="T8">Son lomas aplanadas y áreas intermedias próximas a lagunas o bañados susceptibles de sufrir anegamientos parciales de corta duración.</text:span></text:p>
      <text:p text:style-name="P4">Dominan los suelos desarrollados sobre materiales eólicos (loess) de textura franca, moderadamente bien drenados, con la capa freática cerca del perfil (aproximadamente 2-3 m). La serie de mejor aptitud es Monte Alto con una ligera limitante en profundidad por alcalinidad, que puede afectar a cultivos de raíces profundas. Las series Etruria y La Victoria son alcalino sódicas a partir de 25 cm. de profundidad.</text:p>
      <text:p text:style-name="P4">Estas unidades cartográficas son útiles para la implantación de pasturas </text:p>
      <text:p text:style-name="P7">Etruria</text:p>
      <text:p text:style-name="P7">General Cabrera</text:p>
      <text:p text:style-name="P7">Pascanas</text:p>
      <text:p text:style-name="P20"><text:span text:style-name="T8">Complejo de Series ETRURIA 30%; MONTE ALTO en fase moderadamente bien drenada 20%; MONTE ALTO 30% y LA VICTORIA 20%</text:span></text:p>
      <text:p text:style-name="P15"><text:span text:style-name="T8">Símbolo: </text:span><text:span text:style-name="T5">Et2</text:span><text:span text:style-name="T8"> </text:span></text:p>
      <text:p text:style-name="P15"><text:span text:style-name="T8">Capacidad de uso: IVsc</text:span></text:p>
      <text:p text:style-name="P15"><text:span text:style-name="T8">Índice de Productividad: 43</text:span></text:p>
      <text:p text:style-name="P4">Este complejo se encuentra en lomas aplanadas en una posición ligeramente más alta que la unidad anterior, tienen escurrimiento lento y son poco anegables de corta duración y muy selectivos. Los suelos se han desarrollado a partir de sedimentos eólicos de textura franca a franco limosa. El suelo dominante pertenece a la serie Monte Alto y su fase que tiene cierta limitación con respecto a la retención de humedad y puede presentar problemas en la zona profunda de actividad radical en el caso de la fase. La serie Etruria, en menor proporción, tiene limitantes derivadas de la alcalinidad próxima a la superficie y es moderadamente bien drenada.</text:p>
      <text:p text:style-name="P4">La alcalinidad y el hidromorfismo moderado ubican a estas tierras en el límite de la clase agrícola requiriendo manejos cuidadosos para lograr rendimientos significativos.</text:p>
      <text:p text:style-name="P7">Etruria</text:p>
      <text:p text:style-name="P7">General Cabrera</text:p>
      <text:p text:style-name="P7">Pascanas</text:p>
      <text:p text:style-name="P22">Complejo de Series ETRURIA 50%; MONTE ALTO en fase moderadamente alcalina en profundidad 30% y GENERAL CABRERA 20%.</text:p>
      <text:p text:style-name="P15"><text:span text:style-name="T8">Símbolo: </text:span><text:span text:style-name="T5">Et3</text:span></text:p>
      <text:p text:style-name="P4">Capacidad de uso: IVws</text:p>
      <text:p text:style-name="P15"><text:span text:style-name="T8">Índice de Productividad: 35</text:span></text:p>
      <text:p text:style-name="P4">El complejo de suelos que corresponde a esta unidad cartográfica, se encuentra ubicado en suaves depresiones y áreas intermedias. La Serie Etruria, que es la mas representativa del complejo, tiene como limitantes el drenaje (moderadamente bien drenado) y la alcalinidad subsuperficial. Además la Serie Monte Alto, tiene alcalinidad sódica moderada en profundidad. El otro componente, Serie General Cabrera, prácticamente no tiene limitantes. Los anegamientos se pueden producir con relativa frecuencia en estas unidades y de moderada duración, preferentemente en los sectores centrales de estas unidades.</text:p>
      <text:p text:style-name="P7">Alcira</text:p>
      <text:p text:style-name="P7">General Cabrera</text:p>
      <text:p text:style-name="P23">Complejo de Series ETRURIA 40%; LA VICTORIA 20%; MONTE ALTO en fase moderadamente alcalina en profundidad 20% y GENERAL CABRERA 20%</text:p>
      <text:p text:style-name="P15"><text:span text:style-name="T8">Símbolo: </text:span><text:span text:style-name="T5">Et4</text:span></text:p>
      <text:p text:style-name="P15"><text:span text:style-name="T8">Capacidad de uso: IVws</text:span></text:p>
      <text:p text:style-name="P15"><text:span text:style-name="T8">Índice de Productividad: 31</text:span></text:p>
      <text:p text:style-name="P4">Esta unidad corresponde a un sector plano deprimido, ubicado al Norte del Arroyo Carnerillo. Las principales limitantes se relacionan con la alcalinidad subsuperficial de las series Etruria, La Victoria y la fase moderadamente alcalina en profundidad de Monte Alto. Además, el peligro de anegamientos más o menos frecuentes, restringen el uso de estos suelos a una agricultura muy limitada, rotando con pasturas, en mayor proporción de tiempo. </text:p>
      <text:p text:style-name="P7">General Cabrera</text:p>
      <text:p text:style-name="P20"><text:span text:style-name="T8">Consociación EL TRÉBOL en fase ligeramente erosionada.</text:span></text:p>
      <text:p text:style-name="P15"><text:span text:style-name="T8">Símbolo: </text:span><text:span text:style-name="T5">ETb2</text:span></text:p>
      <text:p text:style-name="P4">Capacidad de Uso: IIew</text:p>
      <text:p text:style-name="P4">Índice de Productividad: 73</text:p>
      <text:p text:style-name="P15"><text:span text:style-name="T8">Se encuentra en un sector de pendientes con inclinación hacia la depresión de San Antonio-Arroyo Tortugas en donde hay suelos de la Serie El Trébol ligeramente erosionados por agua, con una perdida de entre 5 y 10 cm. de horizonte superficial. Estas pendientes poseen gradientes de 1% a 1,5% y una longitud entre 1.500 y 2.000 metros.</text:span></text:p>
      <text:p text:style-name="P15"><text:span text:style-name="T8">La naturaleza de las pendientes sumada a la baja estabilidad estructural de los horizontes superficiales de los suelos, mas la baja permeabilidad del subsuelo, hacen a estas tierras susceptibles a los efectos erosivos de los escurrimientos superficiales. La erosión actual puede verse agravada si no se practica un manejo que contemple las condiciones mencionadas, tales como la labranza en dirección perpendicular a la pendiente, el manejo de los rastrojos de cosecha y la reconstitución de las condiciones físicas mediante rotaciones con amplios ciclos de pasturas. De todas formas, se trata de tierras de buena productividad y con una capacidad de uso agrícola, cuyo manejo requiere de prácticas relativamente fáciles de implementar</text:span></text:p>
      <text:p text:style-name="P7">Landeta</text:p>
      <text:p text:style-name="P22">Asociación de Series EL TACO 60% y SEBASTIÁN ELCANO en fase moderadamente inclinada 40%.</text:p>
      <text:p text:style-name="P15"><text:span text:style-name="T8">Símbolo: </text:span><text:span text:style-name="T5">ETc1</text:span></text:p>
      <text:p text:style-name="P4">Capacidad de uso: IVec</text:p>
      <text:p text:style-name="P15"><text:span text:style-name="T8">Índice de productividad: 60</text:span></text:p>
      <text:p text:style-name="P15"><text:span text:style-name="T8">Esta unidad corresponde a sectores moderadamente inclinados con pendiente dominante entre 1 a 3%. La Serie Sebastián Elcano se ha desarrollado ligeramente sobre sedimentos eólicos y El Taco sobre materiales fluvio eólicos, esta última algo mas profunda (perfil tipo A-Bw-BC-C) con mejor retención de humedad.</text:span></text:p>
      <text:p text:style-name="P4">No se han observado hasta el presente procesos erosivos significativos, no obstante, en virtud a la pendiente, se requieren prácticas de manejo destinadas a evitarlos en un futuro cercano.</text:p>
      <text:p text:style-name="P7">Cañada de Luque</text:p>
      <text:p text:style-name="P22">Asociación en fase moderada a severamente erosionada por agua de Series EL TACO 60% y SEBASTIÁN ELCANO 40%.</text:p>
      <text:p text:style-name="P15"><text:span text:style-name="T8">Símbolo: </text:span><text:span text:style-name="T5">ETc2</text:span></text:p>
      <text:p text:style-name="P4">Capacidad de uso: VIec</text:p>
      <text:p text:style-name="P15"><text:span text:style-name="T8">Índice de Productividad: 31</text:span></text:p>
      <text:p text:style-name="P15"><text:span text:style-name="T8">Ambientes menores próximos o vinculadas a las vías de desagüe bien manifiestas. Son pendientes cortas y medias con gradientes próximos al 3%. Se observan procesos erosivos y los suelos han perdido hasta mas de la mitad de la capa arable (erosión hídrica de tipo laminar y también en surcos).</text:span></text:p>
      <text:p text:style-name="P4">Algunos sectores escogidos, donde los procesos erosivos no son tan intensos, pueden dedicarse a agricultura incluyendo en el uso y manejo, rotaciones mas prolongadas con pasturas. En general las prácticas de manejo deben ser más complejas, tanto agronómicas (rotaciones con pasturas) como ingenieriles (terrazas, desagües vegetados, etc.).</text:p>
      <text:p text:style-name="P7">Cañada de Luque</text:p>
      <text:p text:style-name="P22">Asociación de Series EL TACO 70% y LOS MISTOLES 30%.</text:p>
      <text:p text:style-name="P15"><text:span text:style-name="T8">Símbolo: </text:span><text:span text:style-name="T5">ETc3</text:span></text:p>
      <text:p text:style-name="P4">Capacidad de uso: IVc</text:p>
      <text:p text:style-name="P15"><text:span text:style-name="T8">Índice de Productividad: 57</text:span></text:p>
      <text:p text:style-name="P15"><text:span text:style-name="T8">Unidad cartográfica ubicada al Este de la localidad de Las Peñas. Los suelos se han desarrollado preferentemente sobre sedimentos de derrames de desbordes distales finos y en menor medida sobre materiales eólicos. Dentro de un relieve plano con ligera pendiente regional hacia el este, se observa en las fotocartas, una textura conformada por tonos diversos en forma de “filetes” de pocos metros de ancho en donde los sectores más oscuros están dominados por la Serie El Taco (de perfil A-Bw-BC-C) y los más claros por la Serie Los Mistoles con perfil del tipo A-AC-C (débil desarrollo) con menor retención de humedad.</text:span></text:p>
      <text:p text:style-name="P4">Aptitud: Límite agrícola esencialmente por factores climáticos (limitante moderada a severa).</text:p>
      <text:p text:style-name="P7">Cañada de Luque</text:p>
      <text:p text:style-name="P22">Complejo de Series EL TACO 50% y LOS MISTOLES 50%.</text:p>
      <text:p text:style-name="P15"><text:span text:style-name="T8">Símbolo: </text:span><text:span text:style-name="T5">ETc4</text:span></text:p>
      <text:p text:style-name="P4">Capacidad de uso: IVc</text:p>
      <text:p text:style-name="P15"><text:span text:style-name="T8">Índice de productividad: 55</text:span></text:p>
      <text:p text:style-name="P4">Sectores amplios bastante alejados de las sierras del Oeste, donde los suelos de lomas eólicas de la Serie Los Mistoles ocupan aproximadamente igual proporción que los de la Serie El Taco.</text:p>
      <text:p text:style-name="P15"><text:span text:style-name="T8">Los límites locales entre ambos suelos son muy poco evidentes siendo el patrón de distribución entre ambos muy heterogéneo y el mesorrelieve muy poco marcado. Abundan los perfiles de transición entre ambos.</text:span></text:p>
      <text:p text:style-name="P4">Aptitud límite agrícola con cultivos escogidos y necesaria rotación con pasturas.</text:p>
      <text:p text:style-name="P7">Cañada de Luque</text:p>
      <text:p text:style-name="P21"><text:span text:style-name="T8">Complejo de Serie ESTANCIA VIEJA 85% y 15% de suelos menores.</text:span></text:p>
      <text:p text:style-name="P15"><text:span text:style-name="T8">Símbolo: </text:span><text:span text:style-name="T5">EVj</text:span><text:span text:style-name="T8"> </text:span></text:p>
      <text:p text:style-name="P15"><text:span text:style-name="T8">Capacidad de uso: VIIws</text:span></text:p>
      <text:p text:style-name="P15"><text:span text:style-name="T8">Índice de Productividad: 5</text:span></text:p>
      <text:p text:style-name="P15"><text:span text:style-name="T8">Este complejo ocupa pequeños sectores vinculados a los pozos de infiltración dentro de las depresiones.</text:span></text:p>
      <text:p text:style-name="P4">Está integrado por 85% de suelos salino-alcalinos de la serie Estancia Vieja y 15% de suelos menores con elevado contenido de sales y sodio intercambiable. Están muy limitados en su uso y son dedicados preferentemente a campos naturales de pastoreo.</text:p>
      <text:p text:style-name="P7">Laborde</text:p>
      <text:p text:style-name="P36">Asociación de Series ESTANCIA YOLANDA 70% y ESTACIÓN SANTA ROSA 30%</text:p>
      <text:p text:style-name="P45"><text:span text:style-name="T20">Símbolo: </text:span><text:span text:style-name="T22">EYl1</text:span></text:p>
      <text:p text:style-name="P46">Capacidad de uso: IIIc</text:p>
      <text:p text:style-name="P47"><text:span text:style-name="T20">Indice de Productividad: 56</text:span></text:p>
      <text:p text:style-name="P41"><text:span text:style-name="T20">Superficies amplias originadas o relacionadas genéticamente a partir de derrames de desbordes de cauces o paleocauces pertenecientes al río Suquía (Primero). La textura de los materiales fluvio aluviales es franca o franco limosa. El relieve corresponde a lomas suavemente onduladas, donde la Serie Estación Santa Rosa ocupa los sectores más planos del relieve y Estancia Yolanda las partes mas positivas del relieve. La primera de ellas tiene mejor retención de humedad por la presencia de arcillas iluviales (B</text:span><text:span text:style-name="T33">t</text:span><text:span text:style-name="T20">) por debajo de el horizonte A, mientras que en la Serie Estancia Yolanda la presencia de arcillas iluviales es muy escasa (horizonte subsuperficial B</text:span><text:span text:style-name="T33">w</text:span><text:span text:style-name="T20">).</text:span><text:span text:style-name="T34"> </text:span><text:span text:style-name="T20">En forma de inclusiones menores que no superan el 10%, en delineaciones individuales y en situaciones netamente cóncavas del relieve, se destaca la presencia de suelos desarrollados sobre sedimentos fluvio eólicos, que no influyen para nada en la calidad de esta Unidad Cartográfica.</text:span><text:span text:style-name="T35"> </text:span><text:span text:style-name="T20">También es frecuente otras “inclusiones” de suelos “livianos” franco arenosos, ubicadas en ambientes reducidos que se destacan por su relieve suavemente elevado (albardones), normalmente vinculados geográficamente a los paleocauces. Aptitud: agrícola clase IIIc, se pueden introducir todos los cultivos propios de la región, muy buena aptitud para ser regado.</text:span></text:p>
      <text:p text:style-name="P20"><text:span text:style-name="T8">Consociación EL YARARÁ</text:span></text:p>
      <text:p text:style-name="P15"><text:span text:style-name="T8">Símbolo: </text:span><text:span text:style-name="T5">EYr</text:span></text:p>
      <text:p text:style-name="P4">Capacidad de uso: IIIes</text:p>
      <text:p text:style-name="P15"><text:span text:style-name="T8">Índice de productividad: 22</text:span></text:p>
      <text:p text:style-name="P15"><text:span text:style-name="T8">Esta unidad está constituida por suelos desarrollados a partir de sedimentos eólicos de textura arenosa franca.</text:span></text:p>
      <text:p text:style-name="P15"><text:span text:style-name="T8">Características del paisaje en el cual han evolucionado: lomas planas a muy suavemente onduladas.</text:span></text:p>
      <text:p text:style-name="P4">Generalmente, la Serie El Yarará ocupa los sectores planos y cóncavos y la Serie Huinca Renancó las lomas y convexidades.</text:p>
      <text:p text:style-name="P4">La susceptibilidad moderada a la erosión eólica en los sectores planos y severa en los ondulados, el drenaje algo excesivo, la baja retención de humedad, la estructura superficial débil, restringen el uso de estas tierras, además de la limitación climática natural del área.</text:p>
      <text:p text:style-name="P7">Villa Huidobro</text:p>
      <text:p text:style-name="P20"><text:span text:style-name="T8">Complejo de Series EL YARARÁ 70% y HUINCA RENANCÓ 30%</text:span></text:p>
      <text:p text:style-name="P15"><text:span text:style-name="T8">Símbolo: </text:span><text:span text:style-name="T5">EYr2</text:span></text:p>
      <text:p text:style-name="P4">Capacidad de uso: IVes</text:p>
      <text:p text:style-name="P15"><text:span text:style-name="T8">Índice de productividad: 20</text:span></text:p>
      <text:p text:style-name="P4">Esta unidad está constituida por suelos desarrollados a partir de sedimentos eólicos de textura arenosa franca</text:p>
      <text:p text:style-name="P15"><text:span text:style-name="T8">Características del paisaje en el cual ha evolucionado: lomas suavemente onduladas.</text:span></text:p>
      <text:p text:style-name="P4">Generalmente, la Serie El Yarará ocupa los sectores planos y cóncavos y la Serie Huinca Renancó las lomas y convexidades.</text:p>
      <text:p text:style-name="P4">La susceptibilidad moderada a la erosión eólica en los sectores planos y severa en los ondulados, el drenaje algo excesivo, la baja retención de humedad, la estructura superficial débil, restringen el uso de estas tierras, además de la limitación climática natural del área.</text:p>
      <text:p text:style-name="P7">Villa Huidobro</text:p>
      <text:p text:style-name="P20"><text:span text:style-name="T8">Complejo de Series EL YARARÁ 50% y HUINCA RENANCÓ 50%</text:span></text:p>
      <text:p text:style-name="P15"><text:span text:style-name="T8">Símbolo: </text:span><text:span text:style-name="T5">EYr3</text:span></text:p>
      <text:p text:style-name="P4">Capacidad de uso: IVes</text:p>
      <text:p text:style-name="P15"><text:span text:style-name="T8">Índice de productividad: 18</text:span></text:p>
      <text:p text:style-name="P4">Estas unidades están constituidas por suelos desarrollados a partir de sedimentos eólicos de textura arenosa franca</text:p>
      <text:p text:style-name="P15"><text:span text:style-name="T8">Características del paisaje en el cual han evolucionado: lomas onduladas.</text:span></text:p>
      <text:p text:style-name="P4">Generalmente, la Serie El Yarará ocupa los sectores planos y cóncavos y la Serie Huinca Renancó las lomas y convexidades.</text:p>
      <text:p text:style-name="P4">La susceptibilidad moderada a la erosión eólica en los sectores planos y severa en los ondulados, el drenaje algo excesivo, la baja retención de humedad, la estructura superficial débil, restringen el uso de estas tierras, además de la limitación climática natural del área.</text:p>
      <text:p text:style-name="P7">Villa Huidobro</text:p>
      <text:p text:style-name="P20"><text:span text:style-name="T8">Consociación GENERAL CABRERA</text:span></text:p>
      <text:p text:style-name="P15"><text:span text:style-name="T8">Símbolo: </text:span><text:span text:style-name="T5">GC</text:span></text:p>
      <text:p text:style-name="P4">Capacidad de uso: IIIsc</text:p>
      <text:p text:style-name="P15"><text:span text:style-name="T8">Índice de Productividad: 52</text:span></text:p>
      <text:p text:style-name="P4">Los suelos de esta unidad son algo excesivamente drenados, desarrollados a partir de sedimentos eólicos de textura franco arenosa y relacionados con un paisaje de lomas extendidas donde las pendientes no superan el 0,5%. Estos suelos muestran una ligera susceptibilidad a la erosión eólica y poseen drenaje algo excesivo que acentúa el problema climático natural para el área. Estas tierras, exigen prácticas de manejo simples, fundamentalmente aquellas destinadas a la acumulación y conservación de la humedad. </text:p>
      <text:p text:style-name="P7">Alcira</text:p>
      <text:p text:style-name="P7">General Cabrera</text:p>
      <text:p text:style-name="P7">Hernando</text:p>
      <text:p text:style-name="P7">Pascanas</text:p>
      <text:p text:style-name="P7">Ucacha</text:p>
      <text:p text:style-name="P20"><text:span text:style-name="T8">Asociación de Serie GENERAL CABRERA 80% y GENERAL CABRERA en fase por erosión hídrica ligera 20%.</text:span></text:p>
      <text:p text:style-name="P15"><text:span text:style-name="T8">Símbolo: </text:span><text:span text:style-name="T5">GC1</text:span></text:p>
      <text:p text:style-name="P4">Capacidad de uso: IIIec</text:p>
      <text:p text:style-name="P15"><text:span text:style-name="T8">Índice de Productividad: 51</text:span></text:p>
      <text:p text:style-name="P4">Esta unidad cartográfica corresponde a lomas de origen eólico suavemente inclinadas hacia el Este. Presenta algunos surcos de erosión a intervalos regulares ocasionados por el agua de escorrentía interrumpidos por su llegada a sectores deprimidos o caminos. Las normas de uso y manejo, además de estar destinadas a la captación y conservación del agua en el perfil del suelo, deben tender a mitigar los efectos erosivos en los predios o los lotes donde se observa el proceso de erosión en zanjas o surcos.</text:p>
      <text:p text:style-name="P7">Alcira</text:p>
      <text:p text:style-name="P7">General Cabrera</text:p>
      <text:p text:style-name="P7">Hernando</text:p>
      <text:p text:style-name="P20"><text:span text:style-name="T8">Asociación de Series GENERAL CABRERA en fase ligeramente anegable 50% y GENERAL DEHEZA 50%.</text:span></text:p>
      <text:p text:style-name="P15"><text:span text:style-name="T8">Símbolo: </text:span><text:span text:style-name="T5">GC2</text:span></text:p>
      <text:p text:style-name="P4">Capacidad de uso: IIIsc</text:p>
      <text:p text:style-name="P15"><text:span text:style-name="T8">Índice de Productividad: 50</text:span></text:p>
      <text:p text:style-name="P4">Con este símbolo se han cartografiado unidades con poca representatividad que corresponde a vías de escurrimiento o desagüe superficial poco manifiestas de relieve subnormal cóncavo de unos 200 a 300 m de ancho. La Serie General Deheza se localiza en la parte central de estas vías y se anega ocasionalmente en corto tiempo como consecuencia del aporte las lomas. La Serie General Cabrera se localiza preferentemente en los bordes muy suaves de estas líneas de escurrimiento. El anegamiento que pueden tener ocasionalmente los suelos de esta unidad es de muy corta duración y no afecta mayoritariamente el uso del suelo. En períodos muy secos suelen ser mas productivas que las lomas por estar mejor provistos de humedad y poseer horizontes mas desarrollados en el subsuelo (Serie General Deheza).</text:p>
      <text:p text:style-name="P7">Alcira</text:p>
      <text:p text:style-name="P7">General Cabrera</text:p>
      <text:p text:style-name="P7">Hernando</text:p>
      <text:p text:style-name="P7">Pascanas</text:p>
      <text:p text:style-name="P7">Ucacha</text:p>
      <text:p text:style-name="P22">Complejo de Series GENERAL CABRERA en fase ligeramente engrosada 60% y PUNTA DEL AGUA 40%</text:p>
      <text:p text:style-name="P15"><text:span text:style-name="T8">Símbolo: </text:span><text:span text:style-name="T5">GC3</text:span></text:p>
      <text:p text:style-name="P15"><text:span text:style-name="T8">Capacidad de uso: IIIsc</text:span></text:p>
      <text:p text:style-name="P15"><text:span text:style-name="T8">Índice de Productividad: 51</text:span></text:p>
      <text:p text:style-name="P4">Este complejo se localiza en ambas márgenes del Aº de Tegua, en los alrededores de Punta del Agua. El paisaje es de planos chatos ligeramente deprimidos con muy suave pendiente hacia el curso del arroyo.</text:p>
      <text:p text:style-name="P15"><text:span text:style-name="T8">La serie General Cabrera se presenta ligeramente engrosada debido al aporte de agua que arrastra materiales de las lomas y los deposita en las partes deprimidas. La serie Punta del Agua se formó a partir de sedimentos redepositados por el A</text:span><text:span text:style-name="T24">o</text:span><text:span text:style-name="T8"> de Tegua, sepultando al suelo original. Son suelos sin estructura, pobre contenido de materia orgánica y moderado contenido de carbonato de calcio en la masa, lo que determina que la reacción del mismo sea ligeramente alcalina.</text:span></text:p>
      <text:p text:style-name="P4">Las limitaciones anteriormente expuestas restringen la elección de cultivos agrícolas, los cuales deben integrar rotaciones con amplio predominio de pasturas.</text:p>
      <text:p text:style-name="P7">Hernando</text:p>
      <text:p text:style-name="P20"><text:span text:style-name="T8">Consociación GENERAL CABRERA en fase por erosión hídrica ligera a moderada.</text:span></text:p>
      <text:p text:style-name="P15"><text:span text:style-name="T8">Símbolo: </text:span><text:span text:style-name="T5">GC4</text:span></text:p>
      <text:p text:style-name="P4">Capacidad de uso: IVec</text:p>
      <text:p text:style-name="P15"><text:span text:style-name="T8">Índice de Productividad: 47</text:span></text:p>
      <text:p text:style-name="P15"><text:span text:style-name="T8">Esta unidad cartográfica está vinculada a un paisaje de pendientes cortas hacia el Arroyo Tegua y otras vías desagüe permanentes o no, con gradiente mayor al 1% inclusive hasta 3%. Los suelos han perdido entre 5 a 10 cm. de su capa arable en la mayoría de los perfiles estudiados. Las prácticas de manejo deben estar destinadas fundamentalmente a disminuir la velocidad del agua de escorrentía para atenuar o evitar los procesos erosivos y aumentar la capacidad de almacenaje del suelo. En consecuencia, son adecuados para una gama un tanto restringida de cultivos con rotaciones estrictas, incluyendo prácticas ingenieriles permanentes.</text:span></text:p>
      <text:p text:style-name="P7">Alcira</text:p>
      <text:p text:style-name="P7">Hernando</text:p>
      <text:p text:style-name="P21"><text:span text:style-name="T8">Consociación GENERAL CABRERA en fase por erosión eólica ligera a moderada</text:span></text:p>
      <text:p text:style-name="P15"><text:span text:style-name="T8">Símbolo: </text:span><text:span text:style-name="T5">GC5</text:span></text:p>
      <text:p text:style-name="P15"><text:span text:style-name="T8">Capacidad de uso: IIIes</text:span></text:p>
      <text:p text:style-name="P15"><text:span text:style-name="T8">Índice de Productividad: 49</text:span></text:p>
      <text:p text:style-name="P15"><text:span text:style-name="T8">Esta unidad presenta un relieve suavemente ondulado a ondulado, los suelos pertenecen a la serie General Cabrera, desarrollados sobre materiales franco arenosos, algo excesivamente drenados y con baja estabilidad estructural en fase por erosión eólica ligera a moderada y con susceptibilidad a la misma.</text:span></text:p>
      <text:p text:style-name="P4">Son tierras generalmente usadas para agricultura extensiva. Por lo tanto las prácticas de manejo deben estar destinadas a prevenir la erosión tanto actual como potencial. </text:p>
      <text:p text:style-name="P7">General Cabrera</text:p>
      <text:p text:style-name="P21"><text:span text:style-name="T8">Complejo de Series GENERAL CABRERA 50% y OLAETA en fase moderadamente alcalina en profundidad 50%.</text:span></text:p>
      <text:p text:style-name="P15"><text:span text:style-name="T8">Símbolo: </text:span><text:span text:style-name="T5">GC6</text:span></text:p>
      <text:p text:style-name="P15"><text:span text:style-name="T8">Capacidad de uso: IIIsc</text:span></text:p>
      <text:p text:style-name="P15"><text:span text:style-name="T8">Índice de Productividad: 40</text:span></text:p>
      <text:p text:style-name="P4">Esta unidad semejante a CG2, puede sufrir anegamiento un poco más prolongado y presenta evidencias de que la capa freática está en algún momento del año más cercana a la superficie.</text:p>
      <text:p text:style-name="P15"><text:span text:style-name="T8">Se halla presente la serie Olaeta, que presenta alcalinidad en profundidad, con suelos que pertenecen a la serie General Cabrera, sin indicios de alcalinidad.</text:span></text:p>
      <text:p text:style-name="P4">Son aptas para agricultura, con pasturas en el ciclo rotativo y pueden sufrir anegamiento temporario, lo que puede limitar la oportunidad de laboreo.</text:p>
      <text:p text:style-name="P4">Los suelos, formados a partir de sedimentos franco arenosos, se manifiestan en capas sin edafización, mal drenadas y con evidentes signos de gleyzación por los colores grisáceos, con salinidad y alcalinidad sódica desde superficie.</text:p>
      <text:p text:style-name="P4">Las características físico-químicas y los excesos hídricos casi permanentes condicionan el uso de estos suelos a pasturas naturales exclusivamente.</text:p>
      <text:p text:style-name="P7">Ucacha</text:p>
      <text:p text:style-name="P20"><text:span text:style-name="T8">Complejo de Series GENERAL CABRERA en fase muy poco anegable 40%; LA VICTORIA 40% y PASCANAS 20%.</text:span></text:p>
      <text:p text:style-name="P15"><text:span text:style-name="T8">Símbolo: </text:span><text:span text:style-name="T5">GC7</text:span></text:p>
      <text:p text:style-name="P4">Capacidad de uso: IVws</text:p>
      <text:p text:style-name="P15"><text:span text:style-name="T8">Índice de Productividad: 39</text:span></text:p>
      <text:p text:style-name="P4">Con este símbolo se identifican complejos de suelos correspondientes a vías de desagüe o de avenamientos temporarios de relieve suavemente cóncavo.</text:p>
      <text:p text:style-name="P4">En las situaciones centrales de los desagües son las series Pascanas y La Victoria las que dominan, ambas son moderadamente bien drenadas y esta última alcalina a partir de los 25 cm. de profundidad. Es factible la presencia, en relación muy estrecha con estas series, de algunos perfiles de suelos no bien identificados con drenaje impedido y cementaciones en profundidad.</text:p>
      <text:p text:style-name="P15"><text:span text:style-name="T8">En los sectores "laterales" normalmente está presente la serie General Cabrera que posee anegamientos muy poco frecuentes y de corta duración que no afecta mayormente su uso, por el contrario, durante sequías estivales tienen mayor provisión de humedad que la consociación de la loma.</text:span></text:p>
      <text:p text:style-name="P4">Estas tierras, en general, presentan un grado de restricción por drenaje y alcalinidad de carácter "moderado" que reducen la aptitud de uso al límite de la clase agrícola dentro del sistema de clasificación empleado. Su manejo, debe contemplar rotaciones con ciclos ganaderos en base a pasturas implantadas relativamente largos.</text:p>
      <text:p text:style-name="P7">Pascanas</text:p>
      <text:p text:style-name="P20"><text:span text:style-name="T8">Complejo de Series GENERAL CABRERA 60%; GENERAL DEHEZA en fase moderadamente bien drenada 20% y LA VICTORIA 20%.</text:span></text:p>
      <text:p text:style-name="P15"><text:span text:style-name="T8">Símbolo: </text:span><text:span text:style-name="T5">GC8</text:span></text:p>
      <text:p text:style-name="P4">Capacidad de uso: IIIws</text:p>
      <text:p text:style-name="P15"><text:span text:style-name="T8">Índice de Productividad: 43</text:span></text:p>
      <text:p text:style-name="P15"><text:span text:style-name="T8">Está fisiográficamente vinculado a ambientes planos con la presencia de pequeñas hoyas o depresiones de forma aproximadamente circular de reducida extensión individual (0,5 a 3 ha) donde se encuentra la fase de la serie General Deheza y La Victoria. Tienen limitantes moderadas referentes al drenaje y alcalinidad subsuperficial en ésta última. El porcentaje mayor del complejo, cubierto por la serie General Cabrera de las lomas, solo tiene por limitante la retención de humedad de carácter moderada.</text:span></text:p>
      <text:p text:style-name="P4">Estas tierras son aptas para agricultura con prácticas tendientes a conservar la humedad, alternando con ciclos de pasturas relativamente largos.</text:p>
      <text:p text:style-name="P7">Pascanas</text:p>
      <text:p text:style-name="P20"><text:span text:style-name="T8">Asociación de Series GENERAL CABRERA en fase moderadamente erosionada por agua 50% y GENERAL DEHEZA en fase moderadamente erosionada por agua 50%.</text:span></text:p>
      <text:p text:style-name="P15"><text:span text:style-name="T8">Símbolo: </text:span><text:span text:style-name="T5">GC9</text:span></text:p>
      <text:p text:style-name="P4">Capacidad de uso: IVes</text:p>
      <text:p text:style-name="P4">Índice de Productividad: 42</text:p>
      <text:p text:style-name="P4">Unidades cartográficas correspondientes a vías de desagüe moderadamente manifiestas, normalmente coincidentes con la pendiente regional y/o con importantes cuencas de aportes, en consecuencia el escurrimiento ha afectado esencialmente a las partes centrales de las unidades (Serie General Deheza) y en menor medida en sus bordes la Serie General Cabrera. La erosión es de tipo laminar en los bordes y en forma de surcos en los sectores más bajos de las pendientes. Aptitud: Límite agrícola; las rotaciones deberán ser más estrictas que las de las clase III, manteniendo cobertura de rastrojos lo mas permanente posible sobre el suelo.</text:p>
      <text:p text:style-name="P7">Alcira</text:p>
      <text:p text:style-name="P20"><text:span text:style-name="T8">Complejo de Series GENERAL DEHEZA 40%; OLAETA 30% y ESTANCIA DON FRANCISCO 30%.</text:span></text:p>
      <text:p text:style-name="P15"><text:span text:style-name="T8">Símbolo: </text:span><text:span text:style-name="T5">GDz1</text:span></text:p>
      <text:p text:style-name="P4">Capacidad de uso: IIIsc</text:p>
      <text:p text:style-name="P15"><text:span text:style-name="T8">Índice de Productividad: 39</text:span></text:p>
      <text:p text:style-name="P15"><text:span text:style-name="T8">Unidades cartográficas de reducida representatividad con relieve suavemente deprimido (concavidades en lomas), alargadas en sentido NNE a SSW. Tienen un ligero peligro de anegamiento que no afecta la aptitud general del complejo dada la permeabilidad de los suelos que las integran.</text:span></text:p>
      <text:p text:style-name="P15"><text:span text:style-name="T8">El suelo dominante es la serie General Deheza, sin limitantes en el perfil del suelo. La serie Olaeta, tiene deficiencias en la retención de humedad y fertilidad natural. Por ultimo, la serie Estancia Don Francisco posee deficiencias en el drenaje interno (moderadamente bien drenada), presente en el complejo en porcentaje menor.</text:span></text:p>
      <text:p text:style-name="P15"><text:span text:style-name="T8">Esta unidad cartográfica es apta para los cultivos comunes normales de la zona.</text:span></text:p>
      <text:p text:style-name="P7">Alejandro</text:p>
      <text:p text:style-name="P20"><text:span text:style-name="T8">Complejo indiferenciado de Series GENERAL PAZ en fase alcalina; CAYUQUEO en fase alcalina de superficie; LAS PLAYAS y suelos arenosos moderadamente alcalinos fluviales de paleocauces.</text:span></text:p>
      <text:p text:style-name="P15"><text:span text:style-name="T8">Símbolo: </text:span><text:span text:style-name="T5">GPz1</text:span><text:span text:style-name="T8"> </text:span></text:p>
      <text:p text:style-name="P4">Capacidad de uso: VIIws</text:p>
      <text:p text:style-name="P15"><text:span text:style-name="T8">Índice de Productividad: 25</text:span></text:p>
      <text:p text:style-name="P4">Complejo correspondiente a las partes más bajas e inundables de los derrames del Río Tercero. Dominan materiales originarios de texturas limosas y francas de origen fluvial y redepositados (fluvio eólicos) de las antiguas planicies de inundación del Río III. En un patrón de distribución de los suelos muy heterogéneo están distribuidas las series General Paz con alcalinidad superficial e imperfectamente drenada y la fase de la serie Cayuqueo que comparte las mismas limitaciones, esta última con texturas más gruesas (francas). En las partes más altas, en forma de pequeñas lomadas que alternan con bajos más planos, encontramos la serie Las Playas de buenas condiciones a excepción de una ligera limitante en el sentido de la retención de humedad y otros perfiles no bien caracterizados con texturas gruesas y alcalinidad subsuperficial y en profundidad propia de los paleocauces.</text:p>
      <text:p text:style-name="P4">Las condicionantes debidas a la alcalinidad, drenaje y suelos degradados en proporción dominante, restringen el uso de estas tierras a campos naturales de pastoreo con la perspectiva de hacer intersiembras en épocas adecuadas en base a pasturas adaptadas a las características descriptas.</text:p>
      <text:p text:style-name="P7">Etruria</text:p>
      <text:p text:style-name="P20"><text:span text:style-name="T8">Complejo de Series GENERAL PAZ 30%; LA LAGUNITA 20%; LA PLAYOSA 30% y LAS PLAYAS 20%.</text:span></text:p>
      <text:p text:style-name="P15"><text:span text:style-name="T8">Símbolo: </text:span><text:span text:style-name="T5">GPz2</text:span></text:p>
      <text:p text:style-name="P4">Capacidad de uso: VIws</text:p>
      <text:p text:style-name="P15"><text:span text:style-name="T8">Índice de productividad: 45</text:span></text:p>
      <text:p text:style-name="P15"><text:span text:style-name="T8">Este complejo se encuentra ubicado en la parte distal del Arroyo Cabral, donde el curso del mismo se hace indefinido. El relieve es en general de plano a ligeramente deprimido, con suaves convexidades en donde dominan suelos originados a partir de materiales fluviales. En las áreas planas de esta unidad aparecen los suelos de la serie La Lagunita, que son moderadamente bien drenados, desarrollados sobre materiales loéssicos redepositados con influencia fluvial y la serie La Playosa, con alcalinidad sódica a partir de 32 cm. de profundidad. En los sectores más deprimidos se encuentran suelos degradados, imperfectamente drenados con moderada alcalinidad y moderado contenido de sales solubles de la serie General Paz. Los suelos de la serie Las Playas ocupa los sectores positivos o ligeramente convexos, donde dominan materiales francos de áreas de derrame, antiguos cauces y albardones, con drenaje algo excesivo.</text:span></text:p>
      <text:p text:style-name="P4">El drenaje deficiente de estos suelos que se manifiesta con inundaciones periódicas localizadas en las partes deprimidas, la alcalinidad y la salinidad constituyen una gran limitación ya que impiden el desarrollo normal de las raíces no obstante lo cual son generalmente aptos para pasturas naturales o implantadas, resistentes a las condiciones anteriormente mencionados. </text:p>
      <text:p text:style-name="P7">Etruria</text:p>
      <text:p text:style-name="P7">Villa María</text:p>
      <text:p text:style-name="P22">Asociación de Series GENERAL SAVIO I 40%; GENERAL SAVIO I en fase acumulada y ligera a moderadamente erosionada 40% y SOCONCHO 20%.</text:p>
      <text:p text:style-name="P15"><text:span text:style-name="T8">Símbolo: </text:span><text:span text:style-name="T5">GSaI1</text:span></text:p>
      <text:p text:style-name="P4">Capacidad de uso: IVes</text:p>
      <text:p text:style-name="P15"><text:span text:style-name="T8">Índice de Productividad: 60</text:span></text:p>
      <text:p text:style-name="P15"><text:span text:style-name="T8">Son desagües naturales de las terrazas altas del río Tercero de formas alargadas y ligeramente deprimidas por donde circulan concentrados los escurrimientos. Los procesos erosivos en forma de zanjas y surcos se observan en la parte central donde domina la Serie General Savio I que frecuentemente presenta acumulación de hasta 30 cm., de buena aptitud para el cultivo. </text:span></text:p>
      <text:p text:style-name="P4">Aptitud: límite agrícola (Clase IV), a excepción de los reducidos sectores laterales donde la erosión y el paso del agua es poco significativa (Clase III).</text:p>
      <text:p text:style-name="P7">Río Tercero</text:p>
      <text:p text:style-name="P20"><text:span text:style-name="T8">Asociación de Series GENERAL SAVIO II 50%; TANCACHA 40% y 10% de suelos menores.</text:span></text:p>
      <text:p text:style-name="P15"><text:span text:style-name="T8">Símbolo: </text:span><text:span text:style-name="T5">GSaII1</text:span></text:p>
      <text:p text:style-name="P4">Capacidad de uso: VIsc</text:p>
      <text:p text:style-name="P15"><text:span text:style-name="T8">Índice de Productividad: 24</text:span></text:p>
      <text:p text:style-name="P4">Esta unidad cartográfica consiste en pequeños cuerpos convexos elongados (albardones), dentro de la terraza, que normalmente son divisorios de subcuencas hídricas dentro de la terraza.</text:p>
      <text:p text:style-name="P4">En los sectores altos domina la Serie General Savio II, arenosa, muy poco desarrollada y con muy baja retención de humedad (Entisol), susceptible no solo a la erosión hídrica por el valor de la pendiente, sino también a la eólica por la textura gruesa (baja estabilidad estructural). En los bordes domina la Serie Tancacha con las mismas limitaciones pero más moderadas (Molisol franco arenoso). Por último, en la base de los albardones, existen suelos menores que no participan de las limitantes expuestas.</text:p>
      <text:p text:style-name="P4">Aptitud: Apto para la implantación de pasturas en general, aunque algunas de estas unidades menores pueden ser eventualmente utilizadas para cultivos anuales limitados.</text:p>
      <text:p text:style-name="P7">Río Tercero</text:p>
      <text:p text:style-name="P20"><text:span text:style-name="T8">Complejo indiferenciado de Series GUATIMOZÍN; COLONIA PROGRESO y suelos menores con fragipán.</text:span></text:p>
      <text:p text:style-name="P15"><text:span text:style-name="T8">Símbolo: </text:span><text:span text:style-name="T5">Gt</text:span></text:p>
      <text:p text:style-name="P4">Capacidad de uso: Vlws</text:p>
      <text:p text:style-name="P15"><text:span text:style-name="T8">Índice de Productividad: 28</text:span></text:p>
      <text:p text:style-name="P15"><text:span text:style-name="T8">Estos complejos comprenden áreas bajas anegables alrededor de lagunas permanentes y semipermanentes y algunos pozos de infiltración de tamaño suficiente como para ser cartografiados individualmente.</text:span></text:p>
      <text:p text:style-name="P15"><text:span text:style-name="T8">Los complejos Gt y Gt2 son una asociación geográfica de las series Guatimozín, fuertemente alcalina desde la superficie con Colonia Progreso, alcalina sódica en el subsuelo, mas un porcentaje de otros suelos no determinados que tienen un substrato cementado en la unidad Gt y de la fase moderadamente bien drenada de la serie Cavanagh en la unidad Gt2. Aunque existen diferencias de grado, el drenaje deficiente es la limitación común a todos estos suelos. Dado la naturaleza y la intensidad de las limitaciones presentes no se han estimado los porcientos de participación de cada suelo en el conjunto de estos complejos.</text:span></text:p>
      <text:p text:style-name="P4">La baja fertilidad de los suelos, el drenaje pobre y las sales y álcalis presentes se conjugan para que todas estas tierras resulten inaptas para cultivos de cosecha siendo su vocación natural la pastura, sea cultivada o natural.</text:p>
      <text:p text:style-name="P7">Arias</text:p>
      <text:p text:style-name="P20"><text:span text:style-name="T8">Complejo indiferenciado de Series GUATIMOZÍN; COLONIA PROGRESO y CAVANAGH en fase moderadamente bien drenada.</text:span></text:p>
      <text:p text:style-name="P15"><text:span text:style-name="T8">Símbolo: </text:span><text:span text:style-name="T5">Gt2</text:span><text:span text:style-name="T8"> </text:span></text:p>
      <text:p text:style-name="P4">Capacidad de uso: Vlws</text:p>
      <text:p text:style-name="P15"><text:span text:style-name="T8">Índice de Productividad: 46</text:span></text:p>
      <text:p text:style-name="P15"><text:span text:style-name="T8">Estos complejos comprenden áreas bajas anegables alrededor de lagunas permanentes y semipermanentes y algunos pozos de infiltración de tamaño suficiente como para ser cartografiados individualmente.</text:span></text:p>
      <text:p text:style-name="P15"><text:span text:style-name="T8">Los complejos Gt y Gt2 son una asociación geográfica de las series Guatimozín, fuertemente alcalina desde la superficie con Colonia Progreso, alcalina sódica en el subsuelo, mas un porcentaje de otros suelos no determinados que tienen un substrato cementado en la unidad Gt y de la fase moderadamente bien drenada de la serie Cavanagh en la unidad Gt2. Aunque existen diferencias de grado, el drenaje deficiente es la limitación común a todos estos suelos. Dado la naturaleza y la intensidad de las limitaciones presentes no se han estimado los porcientos de participación de cada suelo en el conjunto de estos complejos.</text:span></text:p>
      <text:p text:style-name="P4">La baja fertilidad de los suelos, el drenaje pobre y las sales y álcalis presentes se conjugan para que todas estas tierras resulten inaptas para cultivos de cosecha siendo su vocación natural la pastura, sea cultivada o natural.</text:p>
      <text:p text:style-name="P7">Arias</text:p>
      <text:p text:style-name="P20"><text:span text:style-name="T8">Complejo indiferenciado de Series GUATIMOZÍN; GUATIMOZÍN en fase alcalina; LA PLUMA y suelos menores alcalinos.</text:span></text:p>
      <text:p text:style-name="P15"><text:span text:style-name="T8">Símbolo: </text:span><text:span text:style-name="T5">Gt3</text:span><text:span text:style-name="T8"> </text:span></text:p>
      <text:p text:style-name="P4">Capacidad de uso: Vllws</text:p>
      <text:p text:style-name="P15"><text:span text:style-name="T8">Índice de Productividad: 14</text:span></text:p>
      <text:p text:style-name="P15"><text:span text:style-name="T8">Esta unidad se encuentra dispersa en delineaciones pequeñas y corresponde con la aureola mas interna de lagunas y bañados que permanecen húmedos o bajo agua gran parte del año.</text:span></text:p>
      <text:p text:style-name="P15"><text:span text:style-name="T8">Los suelos son dominantemente alcalino-sódicos lo que restringe completamente la capacidad de uso de las tierras. La serie Guatimozín y La Pluma se asocian en un patrón intrincado con suelos no determinados alcalinos desde la superficie.</text:span></text:p>
      <text:p text:style-name="P4">Las limitaciones de naturaleza físico-química presentes son muy graves, restringiendo la posibilidad de uso de estas tierras a pasturas, y las prácticas para su mantenimiento en producción son complejas. </text:p>
      <text:p text:style-name="P7">Arias</text:p>
      <text:p text:style-name="P20"><text:span text:style-name="T8">Complejo de Series GUATIMOZÍN 25%; LA PLUMA 25% y ÁGUILA CAUTIVA 50%.</text:span></text:p>
      <text:p text:style-name="P15"><text:span text:style-name="T8">Símbolo: </text:span><text:span text:style-name="T5">Gt4</text:span><text:span text:style-name="T8"> </text:span></text:p>
      <text:p text:style-name="P4">Capacidad de uso: Vlws</text:p>
      <text:p text:style-name="P15"><text:span text:style-name="T8">Índice de Productividad: 40</text:span></text:p>
      <text:p text:style-name="P15"><text:span text:style-name="T8">Estos complejos ocupan áreas bajas anegables alrededor de lagunas permanentes y semipermanentes y algunos pozos de infiltración de tamaño suficiente como para ser cartografiados individualmente.</text:span></text:p>
      <text:p text:style-name="P15"><text:span text:style-name="T8">En las unidades Gt4, la mitad son suelos alcalino-sódicos representados por la serie Guatimozín y La Pluma que se ubican en los campos tendidos y la otra mitad son suelos libres de sodio pero imperfectamente drenados de la serie Águila Cautiva.</text:span></text:p>
      <text:p text:style-name="P4">La baja fertilidad de los suelos, el drenaje pobre y las sales y álcalis presentes se conjugan para que todas estas tierras resulten inaptas para cultivos de cosecha siendo su vocación natural la pastura, sea cultivada o natural. </text:p>
      <text:p text:style-name="P7">Arias</text:p>
      <text:p text:style-name="P25">Área muy gravemente erosionada.</text:p>
      <text:p text:style-name="P15"><text:span text:style-name="T11">Símbolo: </text:span><text:span text:style-name="T13">H4</text:span></text:p>
      <text:p text:style-name="P11">Capacidad de uso: VIIes</text:p>
      <text:p text:style-name="P11">Indice de productividad: </text:p>
      <text:p text:style-name="P7">Berrotarán</text:p>
      <text:p text:style-name="P20"><text:span text:style-name="T8">Consociación HANSEN</text:span></text:p>
      <text:p text:style-name="P15"><text:span text:style-name="T8">Símbolo: </text:span><text:span text:style-name="T5">Ha</text:span></text:p>
      <text:p text:style-name="P15"><text:span text:style-name="T8">Capacidad de uso: I</text:span></text:p>
      <text:p text:style-name="P15"><text:span text:style-name="T8">Índice de productividad: 90</text:span></text:p>
      <text:p text:style-name="P15"><text:span text:style-name="T8">Ambiente alto y plano-extendido con un suave microrrelieve ondulado que las pendientes no superan el 1%. Este es el aspecto geomorfológico que se caracteriza a la unidad cartografiada con el símbolo Ha, que desde el punto de vista edáfico está ocupada predominantemente por los perfiles de la serie Hansen.</text:span></text:p>
      <text:p text:style-name="P15"><text:span text:style-name="T8">Se trata en consecuencia de una unidad con suelos bien drenados, bien provistos de materia orgánica y buena reserva mineral, que no presentan limitaciones para el uso con los cultivos comunes de la región y pasturas.</text:span></text:p>
      <text:p text:style-name="P7">Arias</text:p>
      <text:p text:style-name="P7">Armstrong</text:p>
      <text:p text:style-name="P7">Corral de Bustos</text:p>
      <text:p text:style-name="P7">Cruz Alta</text:p>
      <text:p text:style-name="P7">Marcos Juárez</text:p>
      <text:p text:style-name="P20"><text:span text:style-name="T8">Consociación HANSEN en fase moderadamente bien drenada.</text:span></text:p>
      <text:p text:style-name="P15"><text:span text:style-name="T8">Símbolo: </text:span><text:span text:style-name="T5">Ha1</text:span></text:p>
      <text:p text:style-name="P15"><text:span text:style-name="T8">Capacidad de uso: I</text:span></text:p>
      <text:p text:style-name="P15"><text:span text:style-name="T8">Índice de productividad: 81</text:span></text:p>
      <text:p text:style-name="P15"><text:span text:style-name="T8">Con el símbolo Ha1 aparecen cartografiadas, unidades alargadas que corresponden a ejes de drenaje bien definidos, de relieve cóncavo, con orientación SW a NE El suelo predominante es la serie Hansen de la que se ha reconocido su fase moderadamente bien drenada y la fase poco inundable, dado que estos bajos pueden soportar cortos períodos de anegamiento en épocas de lluvias abundantes.</text:span></text:p>
      <text:p text:style-name="P7">Arias</text:p>
      <text:p text:style-name="P7">Armstrong</text:p>
      <text:p text:style-name="P7">Corral de Bustos</text:p>
      <text:p text:style-name="P7">Cruz Alta</text:p>
      <text:p text:style-name="P7">Marcos Juárez</text:p>
      <text:p text:style-name="P20"><text:span text:style-name="T8">Consociación HANSEN en fase ligeramente erosionada.</text:span></text:p>
      <text:p text:style-name="P15"><text:span text:style-name="T8">Símbolo: </text:span><text:span text:style-name="T5">Ha2</text:span></text:p>
      <text:p text:style-name="P15"><text:span text:style-name="T8">Capacidad de uso: I</text:span></text:p>
      <text:p text:style-name="P15"><text:span text:style-name="T8">Índice de productividad: 81</text:span></text:p>
      <text:p text:style-name="P15"><text:span text:style-name="T8">Esta unidad corresponde a ambientes altos, con gradientes que no superan el 1%, ubicados en las cabeceras de los ejes de drenaje. En la unidad Ha2 se ha reconocido la fase suavemente ondulada y ligeramente erosionada de la serie Hansen, que es el suelo dominante.</text:span></text:p>
      <text:p text:style-name="P7">Armstrong</text:p>
      <text:p text:style-name="P7">Corral de Bustos</text:p>
      <text:p text:style-name="P7">Cruz Alta</text:p>
      <text:p text:style-name="P7">Marcos Juárez</text:p>
      <text:p text:style-name="P20"><text:span text:style-name="T8">Complejo en fase ligera a severamente erosionada de Series HANSEN 90% y RÍO TERCERO 10%.</text:span></text:p>
      <text:p text:style-name="P15"><text:span text:style-name="T8">Símbolo: </text:span><text:span text:style-name="T5">Ha3</text:span></text:p>
      <text:p text:style-name="P15"><text:span text:style-name="T8">Capacidad de uso: IIIes</text:span></text:p>
      <text:p text:style-name="P15"><text:span text:style-name="T8">Índice de productividad: 67</text:span></text:p>
      <text:p text:style-name="P4">Esta unidad, corresponde a pendientes largas que conectan con las lomadas correspondientes a la Unidad Ha. El gradiente promedio es del 1%, pero el desarrollo en longitud de estas pendientes determina ciertos niveles de escurrimiento que ha producido pérdidas del horizonte superficial desde ligera hasta severa.</text:p>
      <text:p text:style-name="P15"><text:span text:style-name="T8">Los suelos cartografiados en esta unidad corresponden, predominantemente, a fases de distinto grado de erosión hídrica de la serie Hansen, acompañados por la serie Río Tercero que ocupa los sitios relativamente más bajos del paisaje.</text:span></text:p>
      <text:p text:style-name="P4">A consecuencia de la degradación física de los suelos, su aprovechamiento se ve restringido e impone la adopción de prácticas de manejo tendientes a limitar el escurrimiento superficial, aumentar la infiltración y el contenido de materia orgánica.</text:p>
      <text:p text:style-name="P7">Armstrong</text:p>
      <text:p text:style-name="P7">Marcos Juárez</text:p>
      <text:p text:style-name="P22">Consociación HANSEN en fase ligeramente inclinada</text:p>
      <text:p text:style-name="P15"><text:span text:style-name="T8">Símbolo: </text:span><text:span text:style-name="T5">Ha4</text:span></text:p>
      <text:p text:style-name="P4">Capacidad de uso: I</text:p>
      <text:h text:style-name="P17" text:outline-level="1"><text:span text:style-name="T8">Índice de productividad: 90</text:span></text:h>
      <text:p text:style-name="P2"/>
      <text:p text:style-name="P7">Arias</text:p>
      <text:p text:style-name="P7">Corral de Bustos</text:p>
      <text:p text:style-name="P7">Cruz Alta</text:p>
      <text:p text:style-name="P21"><text:span text:style-name="T8">Consociación HANSEN en fase muy poco inundable</text:span></text:p>
      <text:p text:style-name="P15"><text:span text:style-name="T8">Símbolo: </text:span><text:span text:style-name="T13">Ha5</text:span></text:p>
      <text:p text:style-name="P15"><text:span text:style-name="T8">Capacidad de uso: I</text:span></text:p>
      <text:p text:style-name="P15"><text:span text:style-name="T8">Índice de Productividad: 86</text:span></text:p>
      <text:p text:style-name="P15"><text:span text:style-name="T8">Esta unidad ocupa lomas amplias surcadas por pequeños ejes de avenamiento. Tiene escaso desnivel y el agua pluvial en gran parte se infiltra pero el exceso se escurre con cierta lentitud concentrándose en los sectores más negativos del paisaje por breves lapsos de tiempo, ello favorece el empobrecimiento del drenaje que caracteriza a la unidad. La capa freática se encuentra a considerable profundidad y no influye en las propiedades del suelo sino excepcionalmente.</text:span></text:p>
      <text:p text:style-name="P4">Toda la unidad tiene una aptitud predominantemente agrícola, que se alterna como plan de rotación con pasturas perennes, a los fines de mejorar las condiciones edáficas y restablecer la fertilidad natural.</text:p>
      <text:p text:style-name="P7">Arias</text:p>
      <text:p text:style-name="P7">Corral de Bustos</text:p>
      <text:p text:style-name="P7">Cruz Alta</text:p>
      <text:p text:style-name="P20"><text:span text:style-name="T8">Asociación de Series HANSEN en fase moderadamente bien drenada 70% y NAMUNCURÁ 30%.</text:span></text:p>
      <text:p text:style-name="P15"><text:span text:style-name="T8">Símbolo: </text:span><text:span text:style-name="T5">Ha6</text:span></text:p>
      <text:p text:style-name="P4">Capacidad de uso: I</text:p>
      <text:p text:style-name="P15"><text:span text:style-name="T8">Índice de Productividad: 76</text:span></text:p>
      <text:p text:style-name="P4">Estas unidades, en que participa la fase moderadamente bien drenada de la serie HANSEN, corresponden con bajos alargados y vías de escurrimiento muy poco manifiestas de unos 300 metros de ancho y muy escasa pendiente. La aireación puede resultar no óptima para los cultivos de raíces profundas y los suelos pueden ocasionalmente, encharcarse durante períodos cortos.</text:p>
      <text:p text:style-name="P15"><text:span text:style-name="T8">Las unidades identificadas como Ha6 son bajos mas definidos en los cuales a la fase moderadamente bien drenada de la serie Hansen se agrega un porcentaje de la serie Namuncurá que ocupa los sectores mas bajos y encharcables.</text:span></text:p>
      <text:p text:style-name="P15"><text:span text:style-name="T8">Para ambas unidades, las limitaciones mencionadas se presentan en grados muy débiles, sin afectar la capacidad de uso de las tierras, que resultan así de una neta vocación agrícola y aptas para una amplia gama de cultivos.</text:span></text:p>
      <text:p text:style-name="P7">Arias</text:p>
      <text:p text:style-name="P7">Corral de Bustos</text:p>
      <text:p text:style-name="P7">Cruz Alta</text:p>
      <text:p text:style-name="P23">Complejo en fase ligera a moderadamente erosionada de Series HANSEN 70% y NAMUNCURÁ 30%</text:p>
      <text:p text:style-name="P15"><text:span text:style-name="T8">Símbolo: </text:span><text:span text:style-name="T5">Ha7</text:span></text:p>
      <text:p text:style-name="P15"><text:span text:style-name="T8">Capacidad de uso: IIe</text:span></text:p>
      <text:p text:style-name="P15"><text:span text:style-name="T8">Índice de Productividad: 66</text:span></text:p>
      <text:p text:style-name="P4">Esta unidad ocupa pequeños bajos, en las pendientes hacia la Cañada Santa Lucía, y que son continuación de las vías de desagüe de las partes altas.</text:p>
      <text:p text:style-name="P15"><text:span text:style-name="T8">El complejo está formado por el 70% de suelos de la serie Hansen. La inclinación del terreno y el escurrimiento moderado, han sido factores por el cuál éstos han sufrido alguna pérdida del horizonte superficial por arrastre, por ello se ha cartografiado como fase ligera a moderadamente erosionada. El 30% restante lo integra la serie Namuncurá, con drenaje imperfecto. </text:span></text:p>
      <text:p text:style-name="P7">Corral de Bustos</text:p>
      <text:p text:style-name="P20"><text:span text:style-name="T8">Complejo de Series HANSEN en fase moderadamente bien drenada 70% y CAFFERATA 30%.</text:span></text:p>
      <text:p text:style-name="P15"><text:span text:style-name="T8">Símbolo: </text:span><text:span text:style-name="T5">Ha8</text:span></text:p>
      <text:p text:style-name="P4">Capacidad de uso: llw</text:p>
      <text:p text:style-name="P4">Índice de Productividad: </text:p>
      <text:p text:style-name="P15"><text:span text:style-name="T8">Este complejo se localiza en las proximidades de Cafferata, que corresponde con áreas suavemente deprimidas próximas a las vías de desagüe y lagunas. Los suelos son moderadamente bien a imperfectamente drenados y un 30% de la superficie está afectada levemente por sodio intercambiable a nivel del subsuelo donde ocurre la serie Cafferata. Estos últimos suelos se ubican en las concavidades del relieve, mientras que en los tendidos adyacentes aparece una fase moderadamente bien drenada de la serie Hansen.</text:span></text:p>
      <text:p text:style-name="P4">El exceso de humedad impone algunas limitaciones al uso de estas tierras. Debido a la lenta eliminación del agua, los suelos se encuentran demasiado húmedos durante algún período del año, pero no en forma permanente, lo cual afecta ligeramente a los cultivos. </text:p>
      <text:p text:style-name="P7">Arias</text:p>
      <text:p text:style-name="P22">Complejo de Series HANSEN en fase moderadamente bien drenada 30%; CAFFERATA 50% y 20% de suelos menores salino alcalinos.</text:p>
      <text:p text:style-name="P15"><text:span text:style-name="T8">Símbolo: </text:span><text:span text:style-name="T5">Ha9</text:span><text:span text:style-name="T8"> </text:span></text:p>
      <text:p text:style-name="P4">Capacidad de uso: IVws</text:p>
      <text:p text:style-name="P4">Índice de Productividad: </text:p>
      <text:p text:style-name="P4">Estas unidades ocupan áreas muy pequeñas que representan áreas deprimidas donde el 80% de la superficie corresponden a pozos de infiltración y áreas inmediatamente aledañas.</text:p>
      <text:p text:style-name="P15"><text:span text:style-name="T8">El 70% de estas tierras está formado por suelos salino y/o alcalinos. La serie Cafferata junto con suelos salino-alcalinos no identificados se encuentra en los sectores deprimidos y peor drenados en el centro de las cubetas; la fase moderadamente bien drenada de Hansen se localiza en los sectores tendidos y con ligera pendiente hacia el centro de las hoyas.</text:span></text:p>
      <text:p text:style-name="P15"><text:span text:style-name="T8">Son tierras que consideradas en conjunto presentan limitaciones graves. Cuando se las cultiva, requieren prácticas de manejo de cierta complejidad y los rendimientos son altamente aleatorios. Resultan así adecuadas para una restringida gama de cultivos que deben integrar rotaciones con amplio predominio de pasturas, que en realidad, es la verdadera vocación de estas tierras.</text:span></text:p>
      <text:p text:style-name="P7">Arias</text:p>
      <text:p text:style-name="P7">Cruz Alta</text:p>
      <text:p text:style-name="P23">Complejo de Series HANSEN en fase moderadamente bien drenada 60%; CAÑADA DEL UCLE 20%; LA GAVIOTA 15% y LA INDIANA 5%</text:p>
      <text:p text:style-name="P15"><text:span text:style-name="T8">Símbolo: </text:span><text:span text:style-name="T5">Ha10</text:span></text:p>
      <text:p text:style-name="P15"><text:span text:style-name="T8">Capacidad de uso: IVws</text:span></text:p>
      <text:p text:style-name="P4">Índice de Productividad: </text:p>
      <text:p text:style-name="P4">Esta pequeña unidad contiene numerosas vías de drenaje que la atraviesan (Ha6). El gradiente general no supera el 1%, lo cual es indicativo que se halla incluida en un paisaje de relieve muy plano. Los suelos presentes se ven afectados por la proximidad de la capa de agua freática, especialmente durante el período invernal y/o de anegamientos temporarios cuando se producen grandes lluvias. La serie Hansen en fase moderadamente bien drenada es el suele que se identifica con mayor facilidad y se lo encuentra en las posiciones más elevadas del microrrelieve, no así los demás componentes que varían en su posición, estableciendo un patrón de distribución intrincado.</text:p>
      <text:p text:style-name="P7">Cruz Alta</text:p>
      <text:p text:style-name="P20"><text:span text:style-name="T8">Consociación HANSEN en fase moderadamente ondulada y severamente erosionada.</text:span></text:p>
      <text:p text:style-name="P15"><text:span text:style-name="T8">Símbolo: </text:span><text:span text:style-name="T5">Ha11</text:span></text:p>
      <text:p text:style-name="P4">Capacidad de uso: IIIe</text:p>
      <text:p text:style-name="P15"><text:span text:style-name="T8">Índice de productividad: 43</text:span></text:p>
      <text:p text:style-name="P15"><text:span text:style-name="T8">La unidad Ha11 es una consociación de la serie Hansen, de la que se han cartografía do sus perfiles con drenaje moderado. Ocupa sectores de pendientes cortas conectadas a las vías de drenaje locales, recibiendo la influencia de la capa de agua freática cercana durante cortos períodos del año. Esta limitación afecta la productividad de los suelos, disminuyendo entonces en cierto grado su aptitud para ser utilizado con los cultivos comunes de región.</text:span></text:p>
      <text:p text:style-name="P7">Armstrong</text:p>
      <text:p text:style-name="P7">Cruz Alta</text:p>
      <text:p text:style-name="P22">Consociación HANSEN en fase moderadamente bien drenada y muy poco inundable</text:p>
      <text:p text:style-name="P15"><text:span text:style-name="T8">Símbolo: </text:span><text:span text:style-name="T5">Ha12</text:span></text:p>
      <text:p text:style-name="P15"><text:span text:style-name="T8">Capacidad de uso: IIw</text:span></text:p>
      <text:p text:style-name="P15"><text:span text:style-name="T8">Índice de Productividad: 77</text:span></text:p>
      <text:p text:style-name="P15"><text:span text:style-name="T8">Con el símbolo Ha12 aparecen cartografiadas unidades alargadas que corresponden a ejes de drenaje bien definidos, de relieve cóncavo con orientación SO a NE. El suelo predominante es la serie Hansen de la que se ha reconocido su fase moderadamente bien drenada y la fase poco inundable, dado que estos bajos pueden soportar cortos períodos de anegamiento en épocas de lluvias abundantes.</text:span></text:p>
      <text:p text:style-name="P7">Armstrong</text:p>
      <text:p text:style-name="P7">Cruz Alta</text:p>
      <text:p text:style-name="P21"><text:span text:style-name="T8">Consociación HANSEN en fase moderadamente ondulada y moderadamente erosionada.</text:span></text:p>
      <text:p text:style-name="P15"><text:span text:style-name="T8">Símbolo: </text:span><text:span text:style-name="T5">Ha13</text:span></text:p>
      <text:p text:style-name="P15"><text:span text:style-name="T8">Capacidad de uso: IIe</text:span></text:p>
      <text:p text:style-name="P15"><text:span text:style-name="T8">Índice de Productividad: 68</text:span></text:p>
      <text:p text:style-name="P15"><text:span text:style-name="T8">La unidad cartográfica identificada con el símbolo Ha13 corresponde a perfiles de la serie Hansen con algunos rasgos diferentes de los característicos del denominado modal. En efecto, estos suelos de la serie Hansen se presentan en un paisaje con pérdidas moderadas de suelo superficial por erosión hídrica o pérdidas de hasta 50% del horizonte superficial, lo que constituye una erosión hídrica severa.</text:span></text:p>
      <text:p text:style-name="P15"><text:span text:style-name="T8">La unidad Ha13 se ubica geográficamente al sur del río Carcarañá. En términos de productividad estos sectores se encuentran afectados principalmente por la erosión hídrica actual y potencial, lo cual restringe su uso y exige la adopción de prácticas conservacionistas.</text:span></text:p>
      <text:p text:style-name="P7">Armstrong</text:p>
      <text:p text:style-name="P7">Cruz Alta</text:p>
      <text:p text:style-name="P20"><text:span text:style-name="T8">Asociación de Series HANSEN en fase moderadamente bien drenada 40% y AREQUITO 60%.</text:span></text:p>
      <text:p text:style-name="P15"><text:span text:style-name="T8">Símbolo: </text:span><text:span text:style-name="T5">Ha14</text:span></text:p>
      <text:p text:style-name="P15"><text:span text:style-name="T8">Capacidad de uso: IIIw</text:span></text:p>
      <text:p text:style-name="P15"><text:span text:style-name="T8">Índice de Productividad: 67</text:span></text:p>
      <text:p text:style-name="P4">Las áreas que han sido identificados con los símbolos Ha6 y Ha14, se describen en con junto por ocupar posiciones semejantes en el paisaje, se trata de planos relativamente bajos que reciben las aguas de escurrimiento de las partes más elevadas colindantes.</text:p>
      <text:p text:style-name="P15"><text:span text:style-name="T8">La unidad enunciadas primer orden tiene una escasa representatividad areal, con una red de drenaje cerrada, es decir que concentra las aguas de los sectores aledaños y se insume o evapotranspira in situ. Se encuentra ubicada en un área plana, de escaso gradiente, ocupada por la serie Hansen.</text:span></text:p>
      <text:p text:style-name="P15"><text:span text:style-name="T8">La capa de agua freática es muy variable en cuanto a su profundidad, dependiendo ello de la época del año, regulándose de esta manera el drenaje de los suelos presentes que en términos generales se ven afectados.</text:span></text:p>
      <text:p text:style-name="P15"><text:span text:style-name="T8">En segundo orden se ha enunciado a la unidad Ha14, que varía de la precedente, por que las vías de drenaje descargan sus aguas en otras de mayor importancia antes de llegar al eje principal de la red y además por presentar algunas diferencias en las características de los suelos componentes.</text:span></text:p>
      <text:p text:style-name="P7">Cruz Alta</text:p>
      <text:p text:style-name="P21"><text:span text:style-name="T8">Asociación de Serie HANSEN en fase moderadamente bien drenada 20% y HANSEN en fase ligeramente erosionada 80%.</text:span></text:p>
      <text:p text:style-name="P15"><text:span text:style-name="T8">Símbolo: </text:span><text:span text:style-name="T5">Ha15</text:span></text:p>
      <text:p text:style-name="P4">Capacidad de uso: I</text:p>
      <text:p text:style-name="P4">Índice de Productividad: </text:p>
      <text:p text:style-name="P4">Un amplio sector de planos altos es el representativo de esta unidad. Se distribuye en forma de franja, con orientación NO a SE, ocupando los plenos que están por sobre la cota de los 100 m sobre el nivel del mar y enmarcada por las pendientes con inclinación hacia el río Carcarañá en el NE hacia la cañada de Los Leones en el E y SE, hacia la cañada Santa Lucia en el NO y hacia la cañada de Las Totoras en el SO.</text:p>
      <text:p text:style-name="P4">Los sectores más altos de la unidad se caracterizan por presentar una ligera erosión hídrica, ocasionada fundamentalmente por un exceso de laboreo y/o utilización de barbechos inadecuados. Hay sectores que se encharcan por pequeños lapsos de tiempo, empobreciendo el drenaje natural del suelo; éstos se encuentran en las partes ligeramente deprimidas.</text:p>
      <text:p text:style-name="P7">Cruz Alta</text:p>
      <text:p text:style-name="P21"><text:span text:style-name="T8">Consociación HANSEN en fase moderadamente bien drenada y engrosada.</text:span></text:p>
      <text:p text:style-name="P15"><text:span text:style-name="T8">Símbolo: </text:span><text:span text:style-name="T5">Ha16</text:span></text:p>
      <text:p text:style-name="P15"><text:span text:style-name="T8">Capacidad de uso: IIw</text:span></text:p>
      <text:p text:style-name="P4">Índice de Productividad: </text:p>
      <text:p text:style-name="P15"><text:span text:style-name="T8">Estas unidades representan a lo ejes de drenaje bien definidos, orientados de sudoeste a noreste.</text:span></text:p>
      <text:p text:style-name="P15"><text:span text:style-name="T8">Los sectores cartografiados con el símbolo Ha1b están vinculados fundamentalmente a las cuencas de las cañadas de Las Totoras y Santa Lucía. En los períodos de mayor avenida pluvial estos pequeños bajos suelen anegarse por corto tiempo y el suelo (serie Hansen) soporta condiciones de saturación con agua, circunstancia que puede ser comprobada a través de los rasgos hidromórficos registrados.</text:span></text:p>
      <text:p text:style-name="P15"><text:span text:style-name="T8">Los ejes que llevan el símbolo Ha16 conducen sus aguas a otros de mayor envergadura o directamente al río Carcarañá, a excepción de algunos pocos que lo hacen al A</text:span><text:span text:style-name="T24">o</text:span><text:span text:style-name="T8"> Saladillo. Dentro de esta unidad puede observarse en su parte más profunda, la acumulación de materiales aportados de sectores colindantes más altos.</text:span></text:p>
      <text:p text:style-name="P7">Cruz Alta</text:p>
      <text:p text:style-name="P23">Complejo de Series HANSEN en fase moderadamente alcalina 40%; HANSEN en fase moderadamente erosionada 40% y VILLADA 20%</text:p>
      <text:p text:style-name="P15"><text:span text:style-name="T8">Símbolo: </text:span><text:span text:style-name="T5">Ha17</text:span></text:p>
      <text:p text:style-name="P15"><text:span text:style-name="T8">Capacidad de uso: IIIes</text:span></text:p>
      <text:p text:style-name="P15"><text:span text:style-name="T8">Índice de Productividad: 56</text:span></text:p>
      <text:p text:style-name="P4">Las tierras cartografiadas con el símbolo Ha17 son representativas de las pendientes vinculadas a los principales ejes de drenaje (Cañada Santa Lucía, Cañada de Las Totoras y Arroyo Los Leones), como así también de una amplia faja, con gradiente: que oscilan entre 1 y 3%, que conectan las unidades Vd1 con los planos altos ocupados por la serie Hansen.</text:p>
      <text:p text:style-name="P4">Estos sectores han soportado una explotación agrícola sin descanso en las últimas décadas, favoreciendo de esta manera los procesos de erosión hídrica, que han acarreado la pérdida de parte de la capa superficial.</text:p>
      <text:p text:style-name="P4">En el sector más deprimido de la unidad, se encuentran los perfiles de la serie Villada y en contacto con ellos los de la serie Hansen en su fase moderadamente alcalina. La capa de agua freática es fluctuante, dependiendo su profundidad de la época del año y de la cantidad de precipitaciones, observándose en la parte inferior de los perfiles de la unidad signos de hidromorfismo.</text:p>
      <text:p text:style-name="P7">Cruz Alta</text:p>
      <text:p text:style-name="P20"><text:span text:style-name="T8">Complejo de Series HUINCA RENANCÓ 70% y 30% de suelos menores arenosos poco diferenciados (A-C).</text:span></text:p>
      <text:p text:style-name="P15"><text:span text:style-name="T8">Símbolo: </text:span><text:span text:style-name="T5">HR</text:span></text:p>
      <text:p text:style-name="P4">Capacidad de uso: VIes</text:p>
      <text:p text:style-name="P15"><text:span text:style-name="T8">Índice de productividad: 12</text:span></text:p>
      <text:p text:style-name="P4">La característica que distingue a estas unidades es el paisaje de lomadas medanosas onduladas. Los suelos son de textura arenosa franca, con agregados débiles a masivo, drenaje algo excesivo, baja capacidad de intercambio catiónico (fertilidad) y alta susceptibilidad a la erosión eólica.</text:p>
      <text:p text:style-name="P4">Estas limitaciones sumadas a las características climáticas del área, determinan que estas tierras tengan aptitud ganadera, donde es posible implantar praderas artificiales de especies adaptadas a las condiciones mencionadas. Los sectores planos y de mejor drenaje pueden emplearse en la producción agrícola y donde la erosión actual y el peligro a la misma es grave, la aptitud es netamente ganadera con explotación de pasturas naturales.</text:p>
      <text:p text:style-name="P7">Villa Huidobro</text:p>
      <text:p text:style-name="P20"><text:span text:style-name="T8">Complejo de Serie HUINCA RENANCÓ 25%; 25% de suelos arenosos poco diferenciados y 50% de relictos medanosos</text:span></text:p>
      <text:p text:style-name="P15"><text:span text:style-name="T8">Símbolo: </text:span><text:span text:style-name="T5">HR1</text:span></text:p>
      <text:p text:style-name="P4">Capacidad de uso: VIIes</text:p>
      <text:p text:style-name="P15"><text:span text:style-name="T8">Índice de productividad: 8</text:span></text:p>
      <text:p text:style-name="P4">La característica que distingue a estas unidades es el paisaje de lomadas medanosas onduladas. Los suelos son de textura arenosa franca, con agregados débiles a masivo, drenaje algo excesivo, baja capacidad de intercambio catiónico (fertilidad) y alta susceptibilidad a la erosión eólica.</text:p>
      <text:p text:style-name="P4">Estas limitaciones sumadas a las características climáticas del área, determinan que estas tierras tengan aptitud ganadera, donde es posible implantar praderas artificiales de especies adaptadas a las condiciones mencionadas. Los sectores planos y de mejor drenaje pueden emplearse en la producción agrícola y donde la erosión actual y el peligro a la misma es grave, la aptitud es netamente ganadera con explotación de pasturas naturales.</text:p>
      <text:p text:style-name="P7">Buchardo</text:p>
      <text:p text:style-name="P7">General Levalle</text:p>
      <text:p text:style-name="P7">Jovita</text:p>
      <text:p text:style-name="P7">Villa Huidobro</text:p>
      <text:p text:style-name="P20"><text:span text:style-name="T8">Complejo de Series HUINCA RENANCÓ 60%; SAN CARLOS 20% y PINCÉN 20%.</text:span></text:p>
      <text:p text:style-name="P15"><text:span text:style-name="T8">Símbolo: </text:span><text:span text:style-name="T5">HR2</text:span></text:p>
      <text:p text:style-name="P4">Capacidad de uso: IVes</text:p>
      <text:p text:style-name="P15"><text:span text:style-name="T8">Índice de productividad: 20</text:span></text:p>
      <text:p text:style-name="P4">Estos complejos están asociados a un paisaje de lomadas arenosas onduladas, donde la Serie Huinca Renancó, que ocupa los sectores altos o convexidades, presenta un horizonte superficial de textura arenosa franca, con agregados débiles a masivo, drenaje algo excesivo, (moderada a baja retención de humedad), y alta susceptibilidad a la erosión eólica. Las Series Italó y El Veintitrés dominan en áreas planas a suavemente onduladas, donde las condiciones físicas y químicas de los suelos mejoran levemente con respecto a las características mencionadas anteriormente.</text:p>
      <text:p text:style-name="P4">En las partes bajas y concavidades del paisaje se ubican las Series San Carlos, con deficiencia en el drenaje que posee un horizonte subsuperficial degradado (A2) y Pincén que además de deficiencia en el drenaje y horizonte subsuperficial degradado, presenta altos tenores de sodio intercambiable. En épocas lluviosas estos ambientes pueden encharcarse debido fundamentalmente al ascenso de la capa freática.</text:p>
      <text:p text:style-name="P15"><text:span text:style-name="T8">Son unidades que debido a las características descriptas y la limitación climática moderada del área, se ubican en el límite de la aptitud agrícola.</text:span></text:p>
      <text:p text:style-name="P7">Villa Huidobro</text:p>
      <text:p text:style-name="P20"><text:span text:style-name="T8">Complejo de Series HUINCA RENANCÓ 55%; ITALÓ 30% y PINCÉN 15%</text:span></text:p>
      <text:p text:style-name="P15"><text:span text:style-name="T8">Símbolo: </text:span><text:span text:style-name="T5">HR3</text:span></text:p>
      <text:p text:style-name="P4">Capacidad de uso: IVes</text:p>
      <text:p text:style-name="P15"><text:span text:style-name="T8">Índice de productividad: 28</text:span></text:p>
      <text:p text:style-name="P4">Estos complejos están asociados a un paisaje de lomadas arenosas onduladas, donde la Serie Huinca Renancó, que ocupa los sectores altos o convexidades, presenta un horizonte superficial de textura arenosa franca, con agregados débiles a masivo, drenaje algo excesivo, (moderada a baja retención de humedad), y alta susceptibilidad a la erosión eólica. Las Series Italó y El Veintitrés dominan en áreas planas a suavemente onduladas, donde las condiciones físicas y químicas de los suelos mejoran levemente con respecto a las características mencionadas anteriormente.</text:p>
      <text:p text:style-name="P4">En las partes bajas y concavidades del paisaje se ubican las Series San Carlos, con deficiencia en el drenaje que posee un horizonte subsuperficial degradado (A2) y Pincén que además de deficiencia en el drenaje y horizonte subsuperficial degradado, presenta altos tenores de sodio intercambiable. En épocas lluviosas estos ambientes pueden encharcarse debido fundamentalmente al ascenso de la capa freática.</text:p>
      <text:p text:style-name="P15"><text:span text:style-name="T8">Son unidades que debido a las características descriptas y la limitación climática moderada del área, se ubican en el límite de la aptitud agrícola</text:span></text:p>
      <text:p text:style-name="P7">Buchardo</text:p>
      <text:p text:style-name="P7">Jovita</text:p>
      <text:p text:style-name="P7">Villa Huidobro</text:p>
      <text:p text:style-name="P20"><text:span text:style-name="T8">Complejo de Series HUINCA RENANCÓ 40%; EL VEINTITRÉS 30%; PINCÉN 20% y SAN CARLOS 10%.</text:span></text:p>
      <text:p text:style-name="P15"><text:span text:style-name="T8">Símbolo: </text:span><text:span text:style-name="T5">HR4</text:span></text:p>
      <text:p text:style-name="P4">Capacidad de uso: IVsc</text:p>
      <text:p text:style-name="P15"><text:span text:style-name="T8">Índice de productividad: 27</text:span></text:p>
      <text:p text:style-name="P4">Estos complejos están asociados a un paisaje de lomadas arenosas onduladas, donde la Serie Huinca Renancó, que ocupa los sectores altos o convexidades, presenta un horizonte superficial de textura arenosa franca, con agregados débiles a masivo, drenaje algo excesivo, (moderada a baja retención de humedad), y alta susceptibilidad a la erosión eólica. Las Series Italó y El Veintitrés dominan en áreas planas a suavemente onduladas, donde las condiciones físicas y químicas de los suelos mejoran levemente con respecto a las características mencionadas anteriormente.</text:p>
      <text:p text:style-name="P4">En las partes bajas y concavidades del paisaje se ubican las Series San Carlos, con deficiencia en el drenaje que posee un horizonte subsuperficial degradado (A2) y Pincén que además de deficiencia en el drenaje y horizonte subsuperficial degradado, presenta altos tenores de sodio intercambiable. En épocas lluviosas estos ambientes pueden encharcarse debido fundamentalmente al ascenso de la capa freática.</text:p>
      <text:p text:style-name="P15"><text:span text:style-name="T8">Son unidades que debido a las características descriptas y la limitación climática moderada del área, se ubican en el límite de la aptitud agrícola</text:span></text:p>
      <text:p text:style-name="P7">Buchardo</text:p>
      <text:p text:style-name="P7">Jovita</text:p>
      <text:p text:style-name="P7">Villa Huidobro</text:p>
      <text:p text:style-name="P20"><text:span text:style-name="T8">Complejo de Series HUINCA RENANCÓ 50%; PINCÉN 30% y 20% de suelos menores arenosos poco diferenciados.</text:span></text:p>
      <text:p text:style-name="P15"><text:span text:style-name="T8">Símbolo: </text:span><text:span text:style-name="T5">HR5</text:span></text:p>
      <text:p text:style-name="P4">Capacidad de uso: VIes</text:p>
      <text:p text:style-name="P15"><text:span text:style-name="T8">Índice de productividad: 20</text:span></text:p>
      <text:p text:style-name="P4">Estos complejos están asociados a un paisaje de lomadas arenosas onduladas, donde la Serie Huinca Renancó, que ocupa los sectores altos o convexidades, presenta un horizonte superficial de textura arenosa franca, con agregados débiles a masivo, drenaje algo excesivo, (moderada a baja retención de humedad), y alta susceptibilidad a la erosión eólica. Las Series Italó y El Veintitrés dominan en áreas planas a suavemente onduladas, donde las condiciones físicas y químicas de los suelos mejoran levemente con respecto a las características mencionadas anteriormente.</text:p>
      <text:p text:style-name="P4">En las partes bajas y concavidades del paisaje se ubican las Series San Carlos, con deficiencia en el drenaje que posee un horizonte subsuperficial degradado (A2) y Pincén que además de deficiencia en el drenaje y horizonte subsuperficial degradado, presenta altos tenores de sodio intercambiable. En épocas lluviosas estos ambientes pueden encharcarse debido fundamentalmente al ascenso de la capa freática.</text:p>
      <text:p text:style-name="P15"><text:span text:style-name="T8">Son unidades que debido a las características descriptas y la limitación climática moderada del área, se ubican en el límite de la aptitud agrícola</text:span></text:p>
      <text:p text:style-name="P7">Buchardo</text:p>
      <text:p text:style-name="P7">General Levalle</text:p>
      <text:p text:style-name="P7">Jovita</text:p>
      <text:p text:style-name="P7">Villa Huidobro</text:p>
      <text:p text:style-name="P20"><text:span text:style-name="T8">Complejo de Series HUINCA RENANCÓ 70% y 30% de relictos medanosos.</text:span></text:p>
      <text:p text:style-name="P15"><text:span text:style-name="T8">Símbolo: </text:span><text:span text:style-name="T5">HR6</text:span></text:p>
      <text:p text:style-name="P4">Capacidad de uso: VIes</text:p>
      <text:p text:style-name="P15"><text:span text:style-name="T8">Índice de productividad: 11</text:span></text:p>
      <text:p text:style-name="P4">La característica que distingue a estas unidades es el paisaje de lomadas medanosas onduladas. Los suelos son de textura arenosa franca, con agregados débiles a masivo, drenaje algo excesivo, baja capacidad de intercambio catiónico (fertilidad) y alta susceptibilidad a la erosión eólica.</text:p>
      <text:p text:style-name="P4">Estas limitaciones sumadas a las características climáticas del área, determinan que estas tierras tengan aptitud ganadera, donde es posible implantar praderas artificiales de especies adaptadas a las condiciones mencionadas. Los sectores planos y de mejor drenaje pueden emplearse en la producción agrícola y donde la erosión actual y el peligro a la misma es grave, la aptitud es netamente ganadera con explotación de pasturas naturales.</text:p>
      <text:p text:style-name="P7">General Levalle</text:p>
      <text:p text:style-name="P7">Jovita</text:p>
      <text:p text:style-name="P7">Villa Huidobro</text:p>
      <text:p text:style-name="P20"><text:span text:style-name="T8">Complejo de Series HUINCA RENANCÓ 70% e ITALÓ 30%.</text:span></text:p>
      <text:p text:style-name="P15"><text:span text:style-name="T8">Símbolo: </text:span><text:span text:style-name="T5">HR7</text:span></text:p>
      <text:p text:style-name="P4">Capacidad de uso: IVsc</text:p>
      <text:p text:style-name="P15"><text:span text:style-name="T8">Índice de productividad: 25</text:span></text:p>
      <text:p text:style-name="P4">Estos complejos están asociados a un paisaje de lomadas arenosas onduladas, donde la Serie Huinca Renancó, que ocupa los sectores altos o convexidades, presenta un horizonte superficial de textura arenosa franca, con agregados débiles a masivo, drenaje algo excesivo, (moderada a baja retención de humedad), y alta susceptibilidad a la erosión eólica. Las Series Italó y El Veintitrés dominan en áreas planas a suavemente onduladas, donde las condiciones físicas y químicas de los suelos mejoran levemente con respecto a las características mencionadas anteriormente.</text:p>
      <text:p text:style-name="P4">En las partes bajas y concavidades del paisaje se ubican las Series San Carlos, con deficiencia en el drenaje que posee un horizonte subsuperficial degradado (A2) y Pincén que además de deficiencia en el drenaje y horizonte subsuperficial degradado, presenta altos tenores de sodio intercambiable. En épocas lluviosas estos ambientes pueden encharcarse debido fundamentalmente al ascenso de la capa freática.</text:p>
      <text:p text:style-name="P15"><text:span text:style-name="T8">Son unidades que debido a las características descriptas y la limitación climática moderada del área, se ubican en el límite de la aptitud agrícola</text:span></text:p>
      <text:p text:style-name="P7">Villa Huidobro</text:p>
      <text:p text:style-name="P20"><text:span text:style-name="T8">Complejo en fase severamente erosionada de Series HUINCA RENANCÓ 20%; EL VEINTITRÉS 20% y 60% de suelos arenosos poco diferenciados.</text:span></text:p>
      <text:p text:style-name="P15"><text:span text:style-name="T8">Símbolo: </text:span><text:span text:style-name="T5">HR8</text:span></text:p>
      <text:p text:style-name="P4">Capacidad de uso: VIes</text:p>
      <text:p text:style-name="P15"><text:span text:style-name="T8">Índice de productividad: 11</text:span></text:p>
      <text:p text:style-name="P4">La primera unidad corresponde a un paisaje de lomas muy suavemente onduladas, las restantes están asociadas a un relieve de lomadas onduladas.</text:p>
      <text:p text:style-name="P4">La Serie Huinca Renancó se ubica en las lomadas, es de textura arenosa franca, agregados débiles a suelto, drenaje algo excesivo, baja capacidad de intercambio catiónico y alta susceptibilidad a la erosión eólica.</text:p>
      <text:p text:style-name="P4">Las Series El Veintitrés y El Yarará se encuentran ubicadas en los sectores planos a ligeramente cóncavos. Son de textura franco arenosa, permeables con moderada a baja retención de humedad, moderado a bajo contenido de materia orgánica y agregados débiles en la capa arable.</text:p>
      <text:p text:style-name="P4">Las características anteriormente mencionadas sumadas a la limitación climática natural del área, determinan que la unidad HR13 se ubique en el límite de la aptitud agrícola y las restantes, tengan aptitud ganadera, donde es posible implantar praderas artificiales de especies adaptadas a estas condiciones. </text:p>
      <text:p text:style-name="P7">Villa Huidobro</text:p>
      <text:p text:style-name="P20"><text:span text:style-name="T8">Complejo de Series HUINCA RENANCÓ 50%; LOS PORTEÑOS 20%; LA RENANCÓ 10% y 20% de suelos arenosos poco diferenciados y relictos medanosos.</text:span></text:p>
      <text:p text:style-name="P15"><text:span text:style-name="T8">Símbolo: </text:span><text:span text:style-name="T5">HR9</text:span></text:p>
      <text:p text:style-name="P4">Capacidad de uso: VIes</text:p>
      <text:p text:style-name="P15"><text:span text:style-name="T8">Índice de productividad: 19</text:span></text:p>
      <text:p text:style-name="P4">Esta unidad corresponde a un paisaje de lomas arenosas onduladas, donde la Serie Huinca Renancó ocupa los sectores altos o convexidades. Presenta un horizonte superficial de textura arenosa franca, agregados débiles a masivo, drenaje algo excesivo, moderada a baja retención de humedad y alta susceptibilidad a la erosión eólica.</text:p>
      <text:p text:style-name="P15"><text:span text:style-name="T8">En los sectores bajos y concavidades del paisaje se ubican las Series Los Porteños; que presenta deficiencia en el drenaje y posee un horizonte subsuperficial degradado (A2) y altos tenores de sodio intercambiable en profundidad; y la Serie La Renancó que además de presentar altos tenores de sodio a partir de los 20 cm. de profundidad, posee un horizonte superficial degradado (decolorado). En épocas lluviosas estos ambientes pueden encharcarse, ya sea por el aporte de agua de los sectores vecinos más altos o debido al ascenso de la capa freática.</text:span></text:p>
      <text:p text:style-name="P4">Estas características y la limitación climática moderada del área, determinan que estas tierras tengan aptitud ganadera, donde es factible la implantación de pasturas adaptadas a las condiciones imperantes.</text:p>
      <text:p text:style-name="P7">Villa Huidobro</text:p>
      <text:p text:style-name="P20"><text:span text:style-name="T8">Complejo en fase severamente erosionada de Series HUINCA RENANCÓ 40%; EL YARARÁ 20% y 40% de suelos arenosos poco diferenciados y relictos medanosos.</text:span></text:p>
      <text:p text:style-name="P15"><text:span text:style-name="T8">Símbolo: </text:span><text:span text:style-name="T5">HR10</text:span></text:p>
      <text:p text:style-name="P4">Capacidad de uso: VIes</text:p>
      <text:p text:style-name="P15"><text:span text:style-name="T8">Índice de productividad: 9</text:span></text:p>
      <text:p text:style-name="P4">La primera unidad corresponde a un paisaje de lomas muy suavemente onduladas, las restantes están asociadas a un relieve de lomadas onduladas.</text:p>
      <text:p text:style-name="P4">La Serie Huinca Renancó se ubica en las lomadas, es de textura arenosa franca, agregados débiles a suelto, drenaje algo excesivo, baja capacidad de intercambio catiónico y alta susceptibilidad a la erosión eólica.</text:p>
      <text:p text:style-name="P4">Las Series El Veintitrés y El Yarará se encuentran ubicadas en los sectores planos a ligeramente cóncavos. Son de textura franco arenosa, permeables con moderada a baja retención de humedad, moderado a bajo contenido de materia orgánica y agregados débiles en la capa arable.</text:p>
      <text:p text:style-name="P4">Las características anteriormente mencionadas sumadas a la limitación climática natural del área, determinan que la unidad HR13 se ubique en el límite de la aptitud agrícola y las restantes, tengan aptitud ganadera, donde es posible implantar praderas artificiales de especies adaptadas a estas condiciones. </text:p>
      <text:p text:style-name="P7">Villa Huidobro</text:p>
      <text:p text:style-name="P20"><text:span text:style-name="T8">Consociación HUINCA RENANCÓ.</text:span></text:p>
      <text:p text:style-name="P15"><text:span text:style-name="T8">Símbolo: </text:span><text:span text:style-name="T5">HR11</text:span></text:p>
      <text:p text:style-name="P4">Capacidad de uso: IVes</text:p>
      <text:p text:style-name="P15"><text:span text:style-name="T8">Índice de productividad: </text:span></text:p>
      <text:p text:style-name="P4">Con este símbolo, se señalan en los mapas sectores correspondientes a lomas arenosas onduladas. Los suelos poseen drenaje algo excesivo, con un horizonte superficial de textura arenosa franca, agregados débiles a masivo, baja capacidad de intercambio catiónico (fertilidad). La susceptibilidad a la erosión eólica es moderada a severa por lo que es necesario un manejo adecuado.</text:p>
      <text:p text:style-name="P4">Las limitantes mencionadas y las características climáticas del área restringen el uso de estas tierras que se ubican en el límite de la aptitud agrícola.</text:p>
      <text:p text:style-name="P7">Villa Huidobro</text:p>
      <text:p text:style-name="P20"><text:span text:style-name="T8">Complejo de Series HUINCA RENANCÓ 40%; HUINCA RENANCÓ en fase severamente erosionada 40% y HUINCA RENANCÓ en fase acumulada 20%</text:span></text:p>
      <text:p text:style-name="P15"><text:span text:style-name="T8">Símbolo: </text:span><text:span text:style-name="T5">HR12</text:span></text:p>
      <text:p text:style-name="P4">Capacidad de uso: VIes</text:p>
      <text:p text:style-name="P15"><text:span text:style-name="T8">Índice de productividad: 12</text:span></text:p>
      <text:p text:style-name="P4">La característica que distingue a estas unidades es el paisaje de lomadas medanosas onduladas. Los suelos son de textura arenosa franca, con agregados débiles a masivo, drenaje algo excesivo, baja capacidad de intercambio catiónico (fertilidad) y alta susceptibilidad a la erosión eólica.</text:p>
      <text:p text:style-name="P4">Estas limitaciones sumadas a las características climáticas del área, determinan que estas tierras tengan aptitud ganadera, donde es posible implantar praderas artificiales de especies adaptadas a las condiciones mencionadas. Los sectores planos y de mejor drenaje pueden emplearse en la producción agrícola y donde la erosión actual y el peligro a la misma es grave, la aptitud es netamente ganadera con explotación de pasturas naturales.</text:p>
      <text:p text:style-name="P7">Villa Huidobro</text:p>
      <text:p text:style-name="P20"><text:span text:style-name="T8">Complejo de Series HUINCA RENANCÓ 80% y EL YARARÁ 20%</text:span></text:p>
      <text:p text:style-name="P15"><text:span text:style-name="T8">Símbolo: </text:span><text:span text:style-name="T5">HR13</text:span></text:p>
      <text:p text:style-name="P4">Capacidad de uso: IVes</text:p>
      <text:p text:style-name="P15"><text:span text:style-name="T8">Índice de productividad: 16</text:span></text:p>
      <text:p text:style-name="P4">La primera unidad corresponde a un paisaje de lomas muy suavemente onduladas, las restantes están asociadas a un relieve de lomadas onduladas.</text:p>
      <text:p text:style-name="P4">La Serie Huinca Renancó se ubica en las lomadas, es de textura arenosa franca, agregados débiles a suelto, drenaje algo excesivo, baja capacidad de intercambio catiónico y alta susceptibilidad a la erosión eólica.</text:p>
      <text:p text:style-name="P4">Las Series El Veintitrés y El Yarará se encuentran ubicadas en los sectores planos a ligeramente cóncavos. Son de textura franco arenosa, permeables con moderada a baja retención de humedad, moderado a bajo contenido de materia orgánica y agregados débiles en la capa arable.</text:p>
      <text:p text:style-name="P4">Las características anteriormente mencionadas sumadas a la limitación climática natural del área, determinan que la unidad HR13 se ubique en el límite de la aptitud agrícola y las restantes, tengan aptitud ganadera, donde es posible implantar praderas artificiales de especies adaptadas a estas condiciones. </text:p>
      <text:p text:style-name="P7">Villa Huidobro</text:p>
      <text:p text:style-name="P20"><text:span text:style-name="T8">Complejo de Series HUINCA RENANCÓ 30%; EL YARARÁ 30% y 40% de suelos arenosos poco diferenciados.</text:span></text:p>
      <text:p text:style-name="P15"><text:span text:style-name="T8">Símbolo: </text:span><text:span text:style-name="T5">HR14</text:span></text:p>
      <text:p text:style-name="P4">Capacidad de uso: VIes</text:p>
      <text:p text:style-name="P15"><text:span text:style-name="T8">Índice de productividad: 14</text:span></text:p>
      <text:p text:style-name="P4">La primera unidad corresponde a un paisaje de lomas muy suavemente onduladas, las restantes están asociadas a un relieve de lomadas onduladas.</text:p>
      <text:p text:style-name="P4">La Serie Huinca Renancó se ubica en las lomadas, es de textura arenosa franca, agregados débiles a suelto, drenaje algo excesivo, baja capacidad de intercambio catiónico y alta susceptibilidad a la erosión eólica.</text:p>
      <text:p text:style-name="P4">Las Series El Veintitrés y El Yarará se encuentran ubicadas en los sectores planos a ligeramente cóncavos. Son de textura franco arenosa, permeables con moderada a baja retención de humedad, moderado a bajo contenido de materia orgánica y agregados débiles en la capa arable.</text:p>
      <text:p text:style-name="P4">Las características anteriormente mencionadas sumadas a la limitación climática natural del área, determinan que la unidad HR13 se ubique en el límite de la aptitud agrícola y las restantes, tengan aptitud ganadera, donde es posible implantar praderas artificiales de especies adaptadas a estas condiciones. </text:p>
      <text:p text:style-name="P7">Villa Huidobro</text:p>
      <text:p text:style-name="P20"><text:span text:style-name="T8">Complejo indiferenciado de Series PILAR; RÍO SEGUNDO (dominante); IMPIRA e IMPIRA en fase sódica de superficie y suelos enterrados y capas arenosas.</text:span></text:p>
      <text:p text:style-name="P15"><text:span text:style-name="T8">Símbolo: </text:span><text:span text:style-name="T5">Ip</text:span></text:p>
      <text:p text:style-name="P4">Capacidad de uso: VIws</text:p>
      <text:p text:style-name="P15"><text:span text:style-name="T8">Índice de Productividad: 16</text:span></text:p>
      <text:p text:style-name="P15"><text:span text:style-name="T8">Con esta denominación se indican los bajos del Arroyo de Álvarez, integrado en su mayor parte por suelos de origen fluvial, derramados por el Río Segundo. Por su posición en el relieve, ésta unidad recibe el aporte de agua de los sectores vecinos más altos y el agua de infiltración en los suelos arenosos situados al este de la localidad de Pilar, también los desbordes de la Laguna Larga determina que los suelos sufran inundaciones frecuentes. Además de éstas limitaciones poseen alcalinidad sódica y salinidad en ciertos sectores y un nivel freático próximo a la superficie que restringe el uso de estos suelos a campos naturales de pastoreo.</text:span></text:p>
      <text:p text:style-name="P7">Arroyito</text:p>
      <text:p text:style-name="P7">Calchín</text:p>
      <text:p text:style-name="P7">Oncativo</text:p>
      <text:p text:style-name="P7">Villa del Rosario</text:p>
      <text:p text:style-name="P20"><text:span text:style-name="T8">Complejo indiferenciado de Series IMPIRA (dominante); IMPIRA en fase sódica de superficie; MATORRALES en fase moderadamente sódica en profundidad y suelos en capas arenosas salinas y alcalinas de superficie.</text:span></text:p>
      <text:p text:style-name="P15"><text:span text:style-name="T8">Símbolo: </text:span><text:span text:style-name="T5">Ip1</text:span></text:p>
      <text:p text:style-name="P4">Capacidad de uso: VIws</text:p>
      <text:p text:style-name="P15"><text:span text:style-name="T8">Índice de Productividad: 23</text:span></text:p>
      <text:p text:style-name="P15"><text:span text:style-name="T8">Este complejo se encuentra ubicado al Este de la localidad de Arroyito, vinculado a un relieve deprimido. También ocupa pequeños sectores de bajos alargados. Los suelos lavados, de baja fertilidad, con alcalinidad sódica y salinidad, constituyen el mayor porcentaje.</text:span></text:p>
      <text:p text:style-name="P15"><text:span text:style-name="T8">El drenaje imperfecto que ocasiona el anegamiento periódico y la alcalinidad sódica, determina que esta unidad resulte apta para pasturas naturales e implantadas resistentes a las condiciones mencionadas.</text:span></text:p>
      <text:p text:style-name="P7">Arroyito</text:p>
      <text:p text:style-name="P7">Calchín</text:p>
      <text:p text:style-name="P7">La Francia</text:p>
      <text:p text:style-name="P7">Oncativo</text:p>
      <text:p text:style-name="P7">Río Primero</text:p>
      <text:p text:style-name="P7">Villa del Rosario</text:p>
      <text:p text:style-name="P20"><text:span text:style-name="T8">Complejo de Series IMPIRA 50%; IMPIRA en fase alcalina de superficie 40% y 10% de suelos menores.</text:span></text:p>
      <text:p text:style-name="P15"><text:span text:style-name="T8">Símbolo: </text:span><text:span text:style-name="T5">Ip2</text:span></text:p>
      <text:p text:style-name="P15"><text:span text:style-name="T8">Capacidad de uso: VIIws</text:span></text:p>
      <text:p text:style-name="P15"><text:span text:style-name="T8">Índice de Productividad: 14</text:span></text:p>
      <text:p text:style-name="P15"><text:span text:style-name="T8">Con éste símbolo se indican sectores deprimidos. El mal drenaje de estos suelos y la alcalinidad sódica y salinidad, constituyen graves limitaciones para el uso de estas tierras, ya que impiden el desarrollo normal de las raíces. Son generalmente aptos para pasturas naturales o pasturas implantadas resistentes a las condiciones de alcalinidad, salinidad y drenaje impedido.</text:span></text:p>
      <text:p text:style-name="P7">Arroyito</text:p>
      <text:p text:style-name="P7">Oncativo</text:p>
      <text:p text:style-name="P7">Villa del Rosario</text:p>
      <text:p text:style-name="P20"><text:span text:style-name="T8">Complejo de Series ITALÓ 60%, PINCÉN 20% y EL VEINTITRÉS 20%.</text:span></text:p>
      <text:p text:style-name="P15"><text:span text:style-name="T8">Símbolo: </text:span><text:span text:style-name="T5">It</text:span></text:p>
      <text:p text:style-name="P4">Capacidad de Uso: IIIsc</text:p>
      <text:p text:style-name="P15"><text:span text:style-name="T8">Índice de Productividad: 45</text:span></text:p>
      <text:p text:style-name="P4">Unidad cartográfica amplia constituida por lomas suavemente onduladas. Está ampliamente distribuida en planos extendidos relativamente altos. Prácticamente la mayoría de los perfiles están limitados por aspectos climáticos naturales del área.</text:p>
      <text:p text:style-name="P4">La Serie Italó, que domina el complejo, es un suelo de muy buena aptitud individual, con buena retención de humedad, que atenúa los efectos de las sequías, ubicada normalmente las parte intermedias mas planas del paisaje.</text:p>
      <text:p text:style-name="P15"><text:span text:style-name="T8">Por otra parte, la Serie Pincén (20%), con drenaje moderado y alcalinidad subsuperficial, con anegamientos de corta duración, se la ubica en los pequeños sectores negativos del relieve.</text:span></text:p>
      <text:p text:style-name="P4">Por último, en las partes netamente convexas o más elevados de las lomas, es la Serie El Veintitrés la dominante, con susceptibilidad a la erosión eólica y textura algo más “liviana” con relación a la Serie Italó.</text:p>
      <text:p text:style-name="P4">La aptitud general del complejo es agrícola.</text:p>
      <text:p text:style-name="P7">Buchardo</text:p>
      <text:p text:style-name="P7">Jovita</text:p>
      <text:p text:style-name="P20"><text:span text:style-name="T8">Complejo de Series ITALÓ 40%, PINCÉN 40% y EL VEINTITRÉS 20%</text:span></text:p>
      <text:p text:style-name="P15"><text:span text:style-name="T8">Símbolo: </text:span><text:span text:style-name="T5">It1</text:span></text:p>
      <text:p text:style-name="P4">Capacidad de uso: IVsc</text:p>
      <text:p text:style-name="P15"><text:span text:style-name="T8">Índice de Productividad: 43</text:span></text:p>
      <text:p text:style-name="P4">Esta unidad cartográfica, como puede observarse, tiene los mismos componentes taxonómicos que la unidad anteriormente descripta, pero la alta proporción de la Serie Pincén a expensas de la de mejor calidad, disminuye la aptitud general del complejo.</text:p>
      <text:p text:style-name="P4">No obstante, en general son aptos para cultivos en ciclos agrícolas mas reducidos.</text:p>
      <text:p text:style-name="P7">Buchardo</text:p>
      <text:p text:style-name="P7">Jovita</text:p>
      <text:p text:style-name="P20"><text:span text:style-name="T8">Complejo de Series JAMES CRAIK 50%; EL SAUCE 30% y OLIVA 20%.</text:span></text:p>
      <text:p text:style-name="P15"><text:span text:style-name="T8">Símbolo: </text:span><text:span text:style-name="T5">JCK1</text:span></text:p>
      <text:p text:style-name="P4">Capacidad de uso: VIws</text:p>
      <text:p text:style-name="P15"><text:span text:style-name="T8">Índice de Productividad: 46</text:span></text:p>
      <text:p text:style-name="P15"><text:span text:style-name="T8">Este complejo corresponde a áreas deprimidas, periódicamente inundables con un nivel freático próximo a la superficie y suelos imperfectamente drenados. Otra limitación importante está dada por la alcalinidad sódica subsuperficial en la mayoría de los casos.</text:span></text:p>
      <text:p text:style-name="P15"><text:span text:style-name="T8">Las características expuestas sintéticamente determinan que estas tierras resulten aptas para la implantación de pasturas o como campos naturales de pastoreo.</text:span></text:p>
      <text:p text:style-name="P7">Calchín</text:p>
      <text:p text:style-name="P7">James Craik</text:p>
      <text:p text:style-name="P7">Oliva</text:p>
      <text:p text:style-name="P20"><text:span text:style-name="T8">Complejo de Series JAMES CRAIK 60% y EL SAUCE 40%.</text:span></text:p>
      <text:p text:style-name="P15"><text:span text:style-name="T8">Símbolo: </text:span><text:span text:style-name="T5">JCk2</text:span></text:p>
      <text:p text:style-name="P4">Capacidad de uso: VIws</text:p>
      <text:p text:style-name="P15"><text:span text:style-name="T8">Índice de Productividad: 42</text:span></text:p>
      <text:p text:style-name="P4">Unidades menores en áreas deprimidas inundables periódicamente. Está compuesto en la totalidad por suelos degradados superficialmente con alcalinidad sódica subsuperficial o en profundidad con drenaje imperfecto, ya sea por la presencia de horizontes arcillosos con permeabilidad lenta o muy lenta o bien, por la capa freática próxima a la superficie. El agua puede presentarse sobre la superficie durante períodos significativos que afectan el desarrollo radicular.</text:p>
      <text:p text:style-name="P4">Se recomienda para estos casos en particular su uso como campos naturales de pastoreo o bien para la implantación de pasturas adaptadas a las características descriptas</text:p>
      <text:p text:style-name="P7">James Craik</text:p>
      <text:p text:style-name="P7">Oliva</text:p>
      <text:p text:style-name="P20"><text:span text:style-name="T8">Complejo de Series JAMES CRAIK 40%; OLIVA 20% y 40% de suelos fuertemente salino alcalinos.</text:span></text:p>
      <text:p text:style-name="P15"><text:span text:style-name="T8">Símbolo: </text:span><text:span text:style-name="T5">JCk3</text:span></text:p>
      <text:p text:style-name="P4">Capacidad de uso: VIIws</text:p>
      <text:p text:style-name="P15"><text:span text:style-name="T8">Índice de Productividad: 27</text:span></text:p>
      <text:p text:style-name="P15"><text:span text:style-name="T8">Pequeño ambiente con graves limitaciones de drenaje, horizontes superficiales degradados y alcalinidad sódica. Su aptitud se restringe a campos naturales de pastoreo. </text:span></text:p>
      <text:p text:style-name="P7">Calchín</text:p>
      <text:p text:style-name="P7">James Craik</text:p>
      <text:p text:style-name="P7">Oliva</text:p>
      <text:p text:style-name="P20"><text:span text:style-name="T8">Complejo de Series JAMES CRAIK 50%; COLONIA VIDELA 30% y HERNANDO en fase imperfectamente drenada 20%.</text:span></text:p>
      <text:p text:style-name="P15"><text:span text:style-name="T8">Símbolo: </text:span><text:span text:style-name="T5">JCk4</text:span><text:span text:style-name="T8"> </text:span></text:p>
      <text:p text:style-name="P15"><text:span text:style-name="T8">Capacidad de uso: VIws</text:span></text:p>
      <text:p text:style-name="P15"><text:span text:style-name="T8">Índice de Productividad: 35</text:span></text:p>
      <text:p text:style-name="P4">Este complejo de escasa representación corresponde a áreas ligeramente cóncava dentro de un relieve de planos chatos suavemente deprimidos.</text:p>
      <text:p text:style-name="P4">El drenaje imperfecto que facilita el anegamiento periódico y la alcalinidad sódica subsuperficial, determinan que ésta unidad resulte apta para pasturas naturales e implantadas resistentes a las condiciones mencionadas.</text:p>
      <text:p text:style-name="P7">Hernando</text:p>
      <text:p text:style-name="P23">Complejo de Series JAMES CRAIK 50%; HERNANDO en fase imperfectamente drenada 30% y LA REMONTA 20%</text:p>
      <text:p text:style-name="P15"><text:span text:style-name="T8">Símbolo: </text:span><text:span text:style-name="T5">JCk5</text:span></text:p>
      <text:p text:style-name="P15"><text:span text:style-name="T8">Capacidad de uso: VIws</text:span></text:p>
      <text:p text:style-name="P15"><text:span text:style-name="T8">Índice de Productividad: 36</text:span></text:p>
      <text:p text:style-name="P4">Esta unidad se encuentra vinculada a un relieve de planos extendidos suavemente cóncavos. El 50% de la unidad son suelos lavados, la baja fertilidad, con alcalinidad sódica a 50 cm de profundidad representados por la serie James Craik. La serie Hernando en fase imperfectamente drenada ocupa el 30% de la superficie y el resto corresponde a la serie La Remonta con alcalinidad sódica y salinidad a 32 cm de profundidad.</text:p>
      <text:p text:style-name="P4">La baja fertilidad de los suelos, el drenaje pobre y las sales y álcalis presentes se conjugan para que estas tierras resulten inaptas para cultivos de cosecha siendo su vocación natural la pastura, sea natural o cultivada.</text:p>
      <text:p text:style-name="P7">Hernando</text:p>
      <text:p text:style-name="P20"><text:span text:style-name="T8">Asociación de Series JESÚS MARÍA en fase moderadamente inclinada y ligeramente erosionada 60%; ALTO GRANDE en fase moderada a fuertemente inclinada y ligeramente erosionada 20% y LA LONJA 20%.</text:span></text:p>
      <text:p text:style-name="P15"><text:span text:style-name="T8">Símbolo: </text:span><text:span text:style-name="T5">JM1</text:span></text:p>
      <text:p text:style-name="P4">Capacidad de uso: IIIec</text:p>
      <text:p text:style-name="P15"><text:span text:style-name="T8">Índice de productividad: 57</text:span></text:p>
      <text:p text:style-name="P4">Esta asociación de suelos se encuentra en las laderas, lomas y pendientes, constituidas por depósitos de loess que cubren parcialmente las rocas semiduras conglomerádicas. Los gradientes normalmente oscilan entre 0,5 a 3% en sectores de media loma donde se encuentra la Serie Jesús María. En las partes altas, casi en contacto con los cerrillos o mogotes adyacentes y con gradientes mayores, se ubican las Series Alto Grande y La Lonja. La calidad de las tierras y el aumento de los gradientes en orden decreciente es Jesús María-Alto Grande-La Lonja. Son tierras aptas para cultivos, siendo necesaria la adopción de prácticas agronómicas e ingenieriles para control de la erosión hídrica.</text:p>
      <text:p text:style-name="P7">Jesús María</text:p>
      <text:p text:style-name="P26">Consociación JUSTINIANO POSSE</text:p>
      <text:p text:style-name="P15"><text:span text:style-name="T11">Símbolo: </text:span><text:span text:style-name="T13">JP</text:span></text:p>
      <text:p text:style-name="P15"><text:span text:style-name="T8">Capacidad de uso: Vw</text:span></text:p>
      <text:p text:style-name="P4">Índice de Productividad: </text:p>
      <text:p text:style-name="P4">La serie Justiniano Posse es un suelo desarrollado sobre materiales franco limosos vinculados a la parte central de algunas líneas o vías de desagüe bien manifiestos y a los pozos o charcas de infiltración diseminados en el área.</text:p>
      <text:p text:style-name="P15"><text:span text:style-name="T8">Por su posición, ya que ocupa sectores de relieve cóncavo y su baja permeabilidad, presenta un drenaje imperfecto y suele anegarse cuando llueve.</text:span></text:p>
      <text:p text:style-name="P7">Justiniano Posse</text:p>
      <text:p text:style-name="P7">Laborde</text:p>
      <text:p text:style-name="P20"><text:span text:style-name="T8">Complejo de Series JUSTINIANO POSSE en fase alcalina en profundidad 40%; LAGUNA ISLETA 40% y 20% de suelos menores alcalinos imperfectamente drenados.</text:span></text:p>
      <text:p text:style-name="P15"><text:span text:style-name="T8">Símbolo: </text:span><text:span text:style-name="T5">JP2</text:span><text:span text:style-name="T8"> </text:span></text:p>
      <text:p text:style-name="P4">Capacidad de uso: VIIws</text:p>
      <text:p text:style-name="P15"><text:span text:style-name="T8">Índice de productividad: 17</text:span></text:p>
      <text:p text:style-name="P4">Unidades cartográficas muy pequeñas y deprimidas del tamaño suficiente como para ser separadas individualmente. Están situadas generalmente en la unión de líneas de avenamiento, tienen escurrimiento nulo o estancado (Pozos de infiltración) y son muy inundables. El agua de escorrentía puede permanecer lapsos significativos hasta ahogar toda forma de vida vegetativa.</text:p>
      <text:p text:style-name="P4">Los suelos se caracterizan por tener en el substrato capas y cementaciones con permeabilidad muy lenta o casi impermeable. Por otra parte, la serie Laguna Isleta tiene alcalinidad sódica en la capa arable y Justiniano Posse en profundidad. Además existe un porcentaje importante de suelos no bien identificados ubicados en la parte central de estas unidades con similares características de drenaje y alcalinidad y horizontes superficiales degradados (A2) y escasa materia orgánica. Estos ambientes presentan todas las evidencias de haber permanecido bajo agua durante períodos significativos de tiempo.</text:p>
      <text:p text:style-name="P4">Dada la naturaleza e intensidad de las limitaciones, estos complejos sólo son aptos para ser utilizados como campos naturales de pastoreo.</text:p>
      <text:p text:style-name="P7">Etruria</text:p>
      <text:p text:style-name="P7">Pascanas</text:p>
      <text:p text:style-name="P22">Lagunas</text:p>
      <text:p text:style-name="P15"><text:span text:style-name="T8">Símbolo: </text:span><text:span text:style-name="T5">L</text:span></text:p>
      <text:p text:style-name="P4">Capacidad de uso: VIII</text:p>
      <text:p text:style-name="P4">Índice de productividad: 1</text:p>
      <text:p text:style-name="P22">Lagunas y Bañados</text:p>
      <text:h text:style-name="P17" text:outline-level="1"><text:span text:style-name="T8">Símbolo:</text:span><text:span text:style-name="T5"> L+Bñ</text:span></text:h>
      <text:h text:style-name="P5" text:outline-level="1">Capacidad de uso: VIII</text:h>
      <text:p text:style-name="P15"><text:span text:style-name="T8">Índice de productividad: 5</text:span></text:p>
      <text:p text:style-name="P20"><text:span text:style-name="T8">Complejo de Series LA AGUADA 60% y LA INVERNADA 40%.</text:span></text:p>
      <text:p text:style-name="P15"><text:span text:style-name="T8">Símbolo: </text:span><text:span text:style-name="T5">LAg</text:span></text:p>
      <text:p text:style-name="P4">Capacidad de uso: IIIec</text:p>
      <text:p text:style-name="P15"><text:span text:style-name="T8">Índice de Productividad: 46</text:span></text:p>
      <text:p text:style-name="P15"><text:span text:style-name="T8">El Paisaje de la unidad está compuesto por lomas suavemente onduladas, con gradientes entre 0,5 a 1%, modelado sobre materiales eólicos de textura franca a franco arenosa. El complejo está integrado fundamentalmente por la Serie La Aguada, que se ubica en lomas y pendientes, mientras que la Serie La Invernada ocupa sectores planos y concavidades. Los suelos son profundos, bien a algo excesivamente drenado con moderada a débil agregación del horizonte superior, susceptibles a la densificación en los primeros cm. de suelo. La aptitud de estas tierras es agrícola, presentando ciertas limitaciones de uso y manejo que requieren prácticas especiales de conservación sencillas de aplicar, en especial aquellas destinadas a disminuir los riesgos de erosión hídrica, aumentar la conservación de la humedad y el mantenimiento de la estructura de la capa arable.</text:span></text:p>
      <text:p text:style-name="P7">Alcira</text:p>
      <text:p text:style-name="P7">Alpa Corral</text:p>
      <text:p text:style-name="P22">Consociación LA AGUADA en fase moderada a severamente erosionada.</text:p>
      <text:p text:style-name="P15"><text:span text:style-name="T8">Símbolo: </text:span><text:span text:style-name="T5">LAg1</text:span></text:p>
      <text:p text:style-name="P4">Capacidad de uso: IVe</text:p>
      <text:p text:style-name="P15"><text:span text:style-name="T8">Índice de Productividad: 30</text:span></text:p>
      <text:p text:style-name="P15"><text:span text:style-name="T8">Esta unidad corresponde a un paisaje de pendientes medias, entre 1.000 a 2.000 metros de longitud con gradientes comprendidos entre 1 a 2%, estas pendientes están vinculadas a la faja fluvial del río Cuarto y a otros bajos longitudinales importantes. Son áreas moderadamente inclinadas donde al agua de las precipitaciones escurre rápidamente sobre la superficie del terreno, produciendo un arrastre de los materiales del suelo que ha perdido entre 5 a 20 cm. de su capa arable: se observan además, canales y zanjas profundas sobre todo en la media loma baja y pié de loma. La elección de los cultivos se ve restringida por la erosión actual, susceptibilidad y moderada retención de humedad. Las normas de manejo y conservación del recurso deben ser muy estrictas (límite agrícola, Clase IV), </text:span></text:p>
      <text:p text:style-name="P7">Alcira</text:p>
      <text:p text:style-name="P7">Alpa Corral</text:p>
      <text:p text:style-name="P20"><text:span text:style-name="T8">Complejo en fase gravemente erosionada de Series LA AGUADA 30%; LA INVERNADA 30%; LA ESQUINA 20% y 20% de suelos menores enterrados o con acumulación.</text:span></text:p>
      <text:p text:style-name="P15"><text:span text:style-name="T8">Símbolo: </text:span><text:span text:style-name="T5">LAg2</text:span></text:p>
      <text:p text:style-name="P4">Capacidad de uso: VIe</text:p>
      <text:p text:style-name="P15"><text:span text:style-name="T8">Índice de productividad: 14</text:span></text:p>
      <text:p text:style-name="P15"><text:span text:style-name="T8">Bajos que concentran y conducen el agua de escorrentía superficial, orientados de N a S cuyo ancho varía entre 100 y 200 metros.</text:span></text:p>
      <text:p text:style-name="P15"><text:span text:style-name="T8">El escurrimiento r pido ha producido la erosión del suelo hasta tal extremo, que se halla truncado en su mayor parte, con muchas cárcavas profundas y con sectores donde existe superposición de capas de sedimentos discontinuos.</text:span></text:p>
      <text:p text:style-name="P15"><text:span text:style-name="T8">La susceptibilidad a la erosión y los daños producidos por una erosión anterior, son los factores dominantes que hacen que estas tierras resulten no aptas para cultivos, por lo que su uso queda restringido en gran parte a pasturas o campos naturales de pastoreo.</text:span></text:p>
      <text:p text:style-name="P7">Alpa Corral</text:p>
      <text:p text:style-name="P22">Asociación de Series LA AGUADA en fase ligera a moderadamente erosionada por agua 60% y LA INVERNADA en fase acumulada y moderada a severamente erosionada por agua 40%.</text:p>
      <text:p text:style-name="P15"><text:span text:style-name="T8">Símbolo: </text:span><text:span text:style-name="T5">LAg3</text:span></text:p>
      <text:p text:style-name="P4">Capacidad de uso: IVec</text:p>
      <text:p text:style-name="P15"><text:span text:style-name="T8">Índice de Productividad: 39</text:span></text:p>
      <text:p text:style-name="P4">Esta unidad cartográfica comprende líneas de escurrimiento bien definidas con pendientes laterales que recogen la escorrentía de las partes altas del paisaje y la conducen concentradas con velocidades erosivas. En las partes centrales las Serie La Invernada (con desarrollo subsuperficial: horizonte B) a veces con una acumulación en superficie y esta normalmente erosionada con surcos y zanjas. En los laterales de los bajos domina la Serie La Aguada donde los procesos erosivos son menos evidentes. Aptitud: Límite agrícola (Clase IVec). </text:p>
      <text:p text:style-name="P7">Alcira</text:p>
      <text:p text:style-name="P20"><text:span text:style-name="T8">Complejo de Series LA ANGELITA 60%; EL SALADILLO 15%; LA RINCONADA 15% y 10% de suelos menores fuertemente alcalinos.</text:span></text:p>
      <text:p text:style-name="P15"><text:span text:style-name="T8">Símbolo: </text:span><text:span text:style-name="T5">LAgt</text:span></text:p>
      <text:p text:style-name="P4">Capacidad de Uso: VIIws</text:p>
      <text:p text:style-name="P15"><text:span text:style-name="T8">Índice de Productividad: 7</text:span></text:p>
      <text:p text:style-name="P4">Constituye el área de transición entre el primer Saladillo (ESa) y la planicie aluvial de La Rinconada (LRi). Corresponde a una pendiente muy suave de 3 a 5 Km. de largo, donde mejoran algo las condiciones de drenaje con respecto al bajo del Saladillo. Los anegamientos son pocos frecuentes, pero la capa se mantiene alta y en la mayoría de los perfiles estudiados se la encontró a 79 cm de profundidad. El factor drenaje mejora notablemente en la planicie aluvial de La Rinconada.</text:p>
      <text:p text:style-name="P4">El complejo está integrado por suelos de la Serie La Angelita como dominante y con muy severas limitaciones en cuanto a salinidad y alcalinidad sódica superficial. En cuanto a la vegetación consiste en palo azul, salicornia, algunas gramíneas de poco desarrollo y chañares aislados de bajo porte. El resto de los suelos de este complejo, presentan las mismas limitaciones en grados diferentes, por lo que prácticamente condicionan el uso de la unidad a campos naturales de pastoreo.</text:p>
      <text:p text:style-name="P7">Villa de María</text:p>
      <text:p text:style-name="P20"><text:span text:style-name="T8">Complejo LANDETA 20%; LOS CARDOS en fase moderadamente bien drenada 50% y CARLOS PELLEGRINI 30%.</text:span></text:p>
      <text:p text:style-name="P15"><text:span text:style-name="T8">Símbolo: </text:span><text:span text:style-name="T5">Lan1</text:span></text:p>
      <text:p text:style-name="P4">Capacidad de Uso: IIw</text:p>
      <text:p text:style-name="P4">Índice de Productividad: </text:p>
      <text:p text:style-name="P15"><text:span text:style-name="T8">El paisaje característico de estas unidades es el de planicies extendidas con pendientes de escaso gradiente. Los suelos presentan síntomas de hidromorfismo, es decir de sufrir temporariamente los efectos de un drenaje moderado, aunque en la mayor parte de los casos estos signos son leves y solamente puestos de manifiesto por la presencia de un horizonte B1 ligeramente lixiviado, con tendencia a formar un horizonte ByA en los perfiles de la Serie Los Cardos en su fase por drenaje. El resto de los suelos reconocidos tienen manifestaciones de hidromorfismo más acentuadas, encontrándose en las posiciones más planas de microrrelieve interno. A estas posiciones corresponden suelos de las Series Carlos Pellegrini y Landeta, esta última preferentemente en los sectores ligeramente deprimidos.</text:span></text:p>
      <text:p text:style-name="P15"><text:span text:style-name="T8">Estos suelos se distribuyen según un patrón muy intrincado, produciéndose cambios edáficos en trechos muy cortos. El microrrelieve existente ha sido en gran parte enmascarado por el laboreo, por lo que se hace casi imperceptible en el campo. Sin embargo, bajo condiciones de stress hídrico o exceso de humedad, el "manchonamiento" de los cultivos delata la existencia de estas diferencias. Dicho manchoneado es consecuencia del desarrollo no uniforme de la vegetación que se traduce en una disminución posterior de los rendimientos.</text:span></text:p>
      <text:p text:style-name="P7">Landeta</text:p>
      <text:p text:style-name="P20"><text:span text:style-name="T8">Complejo de Series LA ARGENTINA 50%, SAGRADA FAMILIA en fase imperfectamente drenada 25% y ESTANCIA LA OLGA en fase fuertemente salina 25%.</text:span></text:p>
      <text:p text:style-name="P15"><text:span text:style-name="T8">Símbolo: </text:span><text:span text:style-name="T5">LAr1</text:span></text:p>
      <text:p text:style-name="P4">Capacidad de Uso: VIws</text:p>
      <text:p text:style-name="P15"><text:span text:style-name="T8">Índice de Productividad: 14</text:span></text:p>
      <text:p text:style-name="P4">Con este símbolo se identifican a delineaciones cartográficas. El relieve es decididamente cóncavo, con drenaje impedido y la capa freática salina afecta a mayoría de los suelos especialmente a la serie La Argentina. El nivel freático durante el relevamiento, (fines de 2008) se encontraba a unos 25 cm de profundidad en el perfil modal de la serie La Argentina ubicado en la estancia del mismo nombre. Todos los componentes tienen limitante severa por drenaje imperfecto a pobre que incluye anegamientos frecuentes de moderada a larga duración, alcalinidad sódica dominante desde la superficie y salinidad. Por las limitantes expresadas estas tierras solo son aptas para la incorporación de pasturas adaptadas y/o pastoreo sobre especies nativas.</text:p>
      <text:p text:style-name="P7">Río Primero</text:p>
      <text:p text:style-name="P36">Complejo de Series LA ARGENTINA 40%, SAGRADA FAMILIA (calcárea) en fase inundable 30% y ESTANCIA LA OLGA 30%.</text:p>
      <text:p text:style-name="P45"><text:span text:style-name="T20">Símbolo </text:span><text:span text:style-name="T22">LAr2</text:span></text:p>
      <text:p text:style-name="P46">Capacidad de uso: VIws</text:p>
      <text:p text:style-name="P47"><text:span text:style-name="T20">Indice de Productividad : 15 </text:span></text:p>
      <text:p text:style-name="P43">Unidades Cartográficas representadas esencialmente por un bajo estructural muy bien manifiesto y de relieve netamente cóncavo, severamente limitado por la presencia de alcalinidad sódica desde la superficie o inmediatamente por debajo de la capa arable. Normalmente los suelos son imperfectamente drenados con la capa freática cerca de la superficie. Este bajo estructural, de unos 300 a 600 m de ancho, atraviesa los mosaicos del Este de la hoja de SO a NE, en el sentido de la pendiente regional, concentrando los excesos hídricos de vastas zonas. Ha sido canalizado, mejorando parcialmente el drenaje de los suelos más próximos. Aptitud: Siembra de pasturas adaptadas. Esta unidad tiene inclusiones de suelos menores salino-sódicos inundables y cementados.</text:p>
      <text:p text:style-name="P21"><text:span text:style-name="T8">Complejo de Serie LAGUNA ÁVILA 90% y 10% de suelos menores.</text:span></text:p>
      <text:p text:style-name="P15"><text:span text:style-name="T8">Símbolo: </text:span><text:span text:style-name="T5">LAv</text:span></text:p>
      <text:p text:style-name="P15"><text:span text:style-name="T8">Capacidad de uso: VIIIws</text:span></text:p>
      <text:p text:style-name="P15"><text:span text:style-name="T8">Índice de Productividad: 3</text:span></text:p>
      <text:p text:style-name="P15"><text:span text:style-name="T8">Este complejo se encuentra vinculado a los bajos y áreas deprimidas en las proximidades de Laguna Ávila. Está integrado por 90% de suelos de la serie Laguna Ávila y 10% de suelos menores, pero en general, la totalidad de la unidad es fuertemente alcalino-sódica, con elevado tenor de sales y mal drenaje que limitan considerablemente su aptitud.</text:span></text:p>
      <text:p text:style-name="P7">Bell Ville</text:p>
      <text:p text:style-name="P22">Consociación LABORDE.</text:p>
      <text:p text:style-name="P15"><text:span text:style-name="T8">Símbolo: </text:span><text:span text:style-name="T5">Lb</text:span></text:p>
      <text:p text:style-name="P4">Capacidad de uso: IIc</text:p>
      <text:p text:style-name="P15"><text:span text:style-name="T8">Índice de Productividad: 73</text:span></text:p>
      <text:p text:style-name="P4">Con este símbolo se indican en las fotocartas a los suelos pertenecientes a la serie Laborde. Se han desarrollado sobre materiales de textura franca a franco arenosa en lomas muy suavemente onduladas dentro de la transición entre la Pampa Limosa del centro Este de la provincia de Córdoba y la Pampa Arenosa del Sur.</text:p>
      <text:p text:style-name="P15"><text:span text:style-name="T8">Es un suelo bien drenado de buena capacidad de retención de humedad (perfil A-B-C) y se encuentra donde las limitantes climáticas son solo ligeras. Es el suelo de baja aptitud y puede ser utilizado para una gama amplia de cultivos.</text:span></text:p>
      <text:p text:style-name="P7">Arias</text:p>
      <text:p text:style-name="P7">Canals</text:p>
      <text:p text:style-name="P7">Laborde</text:p>
      <text:p text:style-name="P7">Pascanas</text:p>
      <text:p text:style-name="P20"><text:span text:style-name="T8">Consociación LABORDE en fase ligeramente inclinada.</text:span></text:p>
      <text:p text:style-name="P15"><text:span text:style-name="T8">Símbolo: </text:span><text:span text:style-name="T5">Lb1</text:span></text:p>
      <text:p text:style-name="P4">Capacidad de uso: IIc</text:p>
      <text:p text:style-name="P15"><text:span text:style-name="T8">Índice de Productividad: 73</text:span></text:p>
      <text:p text:style-name="P15"><text:span text:style-name="T8">Esta fase ocupa pequeños sectores en pendientes cortas hacia vías de desagüe bien manifiestas. En los perfiles de la serie Laborde de estos planos inclinados, con gradientes entre 1 a 3%, no se han observado fenómenos erosivos, pero tienen susceptibilidad por lo que se requieren manejos adecuados.</text:span></text:p>
      <text:p text:style-name="P15"><text:span text:style-name="T8">Son suelos aptos para una gama amplia de cultivos.</text:span></text:p>
      <text:p text:style-name="P7">Arias</text:p>
      <text:p text:style-name="P7">Canals</text:p>
      <text:p text:style-name="P7">Laborde</text:p>
      <text:p text:style-name="P7">Pascanas</text:p>
      <text:p text:style-name="P20"><text:span text:style-name="T8">Consociación LABORDE en fase muy poco anegable y engrosada.</text:span></text:p>
      <text:p text:style-name="P15"><text:span text:style-name="T8">Símbolo: </text:span><text:span text:style-name="T5">Lb2</text:span></text:p>
      <text:p text:style-name="P4">Capacidad de uso: IIc</text:p>
      <text:p text:style-name="P15"><text:span text:style-name="T8">Índice de Productividad: 69</text:span></text:p>
      <text:p text:style-name="P15"><text:span text:style-name="T8">Esta unidad ocupa las vías de desagüe o de escurrimiento poco manifiestas que atraviesan las lomas o planos altos. Los suelos, por la posición que ocupan en el relieve que es suavemente cóncavo, han recibido aportes de materiales de las partes altas engrosando la capa arable (hasta 30 cm.) y además, suelen anegarse por períodos poco significativos que no inciden mayormente en el uso del suelo, por el contrario, suelen ser más productivos que las lomas en períodos de sequías.</text:span></text:p>
      <text:p text:style-name="P7">Arias</text:p>
      <text:p text:style-name="P7">Canals</text:p>
      <text:p text:style-name="P7">Laborde</text:p>
      <text:p text:style-name="P7">Pascanas</text:p>
      <text:p text:style-name="P20"><text:span text:style-name="T8">Consociación LABORDE en fase muy poco anegable.</text:span></text:p>
      <text:p text:style-name="P15"><text:span text:style-name="T8">Símbolo: </text:span><text:span text:style-name="T5">Lb3</text:span></text:p>
      <text:p text:style-name="P15"><text:span text:style-name="T8">Capacidad de uso: IIw</text:span></text:p>
      <text:p text:style-name="P15"><text:span text:style-name="T8">Índice de Productividad: 69</text:span></text:p>
      <text:p text:style-name="P4">Estas dos fases ocupan las vías de desagüe o de escurrimiento poco y/o bien manifiestos que surcan las lomadas o planos altos.</text:p>
      <text:p text:style-name="P4">En la primera, los suelos de la serie Laborde han recibido aportes de materiales de las partes altas y en la segunda suelen anegarse en épocas muy lluviosas.</text:p>
      <text:p text:style-name="P7">Canals</text:p>
      <text:p text:style-name="P7">Laborde</text:p>
      <text:p text:style-name="P21"><text:span text:style-name="T8">Complejo en fase ligeramente inundable de Serie LABORDE 60% y LABORDE en fase ligeramente salina 40%.</text:span></text:p>
      <text:p text:style-name="P15"><text:span text:style-name="T8">Símbolo: </text:span><text:span text:style-name="T5">Lb4</text:span></text:p>
      <text:p text:style-name="P15"><text:span text:style-name="T8">Capacidad de uso: IIIws</text:span></text:p>
      <text:p text:style-name="P15"><text:span text:style-name="T8">Índice de Productividad: 64</text:span></text:p>
      <text:p text:style-name="P4">Esta unidad está vinculada a pequeños sectores ligeramente deprimidos y bajos alargados que suelen anegarse en épocas lluviosas, en las que el 60% corresponden a suelos de la serie Laborde en su fase ligeramente inundable y el 40% restante por suelos de la misma serie con un ligero contenido de sales solubles en profundidad, razón por la que se considera como la fase ligeramente salina. Su uso es agrícola ganadero</text:p>
      <text:p text:style-name="P7">Laborde</text:p>
      <text:p text:style-name="P20"><text:span text:style-name="T8">Complejo de Serie LABORDE 60% y LABORDE en fase ligeramente salina 40%.</text:span></text:p>
      <text:p text:style-name="P15"><text:span text:style-name="T8">Símbolo: </text:span><text:span text:style-name="T5">Lb5</text:span></text:p>
      <text:p text:style-name="P4">Capacidad de uso: IIIsc</text:p>
      <text:p text:style-name="P15"><text:span text:style-name="T8">Índice de Productividad: 67</text:span></text:p>
      <text:p text:style-name="P4">Esta unidad ocupa sectores planos del centro borde del área que bordean la depresión hacia el Saladillo. Está integrado por 60% de suelos pertenecientes a la serie Laborde y 40% en fase ligeramente salina de la misma serie, ya que presentan un ligero tenor de sales solubles en profundidad.</text:p>
      <text:p text:style-name="P15"><text:span text:style-name="T8">El uso de los suelos de esta unidad es agripo ganadero, aunque presentan una ligera Imitación climática, retención de humedad algo baja del 40% corresponden a suelos ligeramente salinos en profundidad.</text:span></text:p>
      <text:p text:style-name="P7">Canals</text:p>
      <text:p text:style-name="P7">Laborde</text:p>
      <text:p text:style-name="P20"><text:span text:style-name="T8">Complejo de Series LABORDE 40%; LABORDE en fase ligeramente salina 40% y LA VICTORIA 20%.</text:span></text:p>
      <text:p text:style-name="P15"><text:span text:style-name="T8">Símbolo: </text:span><text:span text:style-name="T5">Lb6</text:span></text:p>
      <text:p text:style-name="P4">Capacidad de uso: IVws</text:p>
      <text:p text:style-name="P15"><text:span text:style-name="T8">Índice de Productividad: 55</text:span></text:p>
      <text:p text:style-name="P15"><text:span text:style-name="T8">Ocupa sectores de lomas aplanadas con complejos de suelos. La serie Laborde no tiene limitante alguna a excepción de la climática de carácter ligera, y la fase salina en profundidad y subsuperficial puede afectar algunos cultivos sensibles. El condicionamiento más importante está dado por la presencia de la serie La Victoria con problemas de drenaje y alcalinidad sódica subsuperficial.</text:span></text:p>
      <text:p text:style-name="P15"><text:span text:style-name="T8">En cuanto a la aptitud, este complejo se encuentra en el límite agrícola, siendo apto para una estrecha gama de cultivos con rotaciones, con pasturas en ciclos relativamente largos.</text:span></text:p>
      <text:p text:style-name="P7">Laborde</text:p>
      <text:p text:style-name="P7">Pascanas</text:p>
      <text:p text:style-name="P20"><text:span text:style-name="T8">Complejo en fase ligeramente erosionada de Series LABORDE 60%; LA VICTORIA 20% y EL ALBIÓN 20%.</text:span></text:p>
      <text:p text:style-name="P15"><text:span text:style-name="T8">Símbolo: </text:span><text:span text:style-name="T5">Lb7</text:span></text:p>
      <text:p text:style-name="P4">Capacidad de uso: IVws</text:p>
      <text:p text:style-name="P15"><text:span text:style-name="T8">Índice de Productividad: 44</text:span></text:p>
      <text:p text:style-name="P15"><text:span text:style-name="T8">Esta unidad se encuentra vinculada a las artes bajas que bordean las nacientes del Saladillo en el sector centro norte del área, Está integrada por 40% de suelos de la serie aborde y 60% por suelos moderadamente salinoalcalinos de las series La Victoria (30%) y El Albión (30%). El uso de éstos suelos está limitado por la salinidad y alcalinidad del 60% de los complejos que forman el complejo.</text:span></text:p>
      <text:p text:style-name="P7">Canals</text:p>
      <text:p text:style-name="P7">Laborde</text:p>
      <text:p text:style-name="P7">Pascanas</text:p>
      <text:p text:style-name="P20"><text:span text:style-name="T8">Complejo de Series LABORDE en fase moderadamente bien drenada 45%; LOS MEDANITOS 45% y 10% de suelos menores.</text:span></text:p>
      <text:p text:style-name="P15"><text:span text:style-name="T8">Símbolo: </text:span><text:span text:style-name="T5">Lb8</text:span></text:p>
      <text:p text:style-name="P4">Capacidad de uso: IIIws</text:p>
      <text:p text:style-name="P15"><text:span text:style-name="T8">Índice de Productividad: 52</text:span></text:p>
      <text:p text:style-name="P4">Este complejo están vinculado a planos ligeramente deprimidos y a vías de desagüe que disectan las lomadas ocupadas por la serie Laborde. Su uso es agrícologanadero siendo las características particulares de cada unidad las siguientes:</text:p>
      <text:p text:style-name="P4">Ocupa algunos planos ligeramente deprimidos y está formado por 70% de suelos de la serie Laborde en fase moderadamente bien drenada y 30% de serie Los Medanitos, moderadamente drenado y con fuerte alcalinidad sódica a partir de los 40 cm. de profundidad.</text:p>
      <text:p text:style-name="P7">Canals</text:p>
      <text:p text:style-name="P20"><text:span text:style-name="T8">Complejo de Series LABORDE en fase moderadamente bien drenada 70% y LOS MEDANITOS 30%.</text:span></text:p>
      <text:p text:style-name="P15"><text:span text:style-name="T8">Símbolo: </text:span><text:span text:style-name="T5">Lb9</text:span><text:span text:style-name="T8"> </text:span></text:p>
      <text:p text:style-name="P15"><text:span text:style-name="T8">Capacidad de uso IIIws</text:span></text:p>
      <text:p text:style-name="P15"><text:span text:style-name="T8">Índice de Productividad: 60</text:span></text:p>
      <text:p text:style-name="P15"><text:span text:style-name="T8">Este complejo corresponde a planos ligeramente deprimidos dentro del área donde es dominante la serie Laborde. Los suelos aquí dominantes pertenecen a la fase moderadamente bien drenada de esta serie, que presenta problemas de falta de aireación en profundidad. En proporción subordinada aparece la serie Los Medanitos ocupando las partes mas bajas. Este último a un suelo imperfectamente drenado y con sodio dominado el complejo de intercambio en el subsuelo, limitaciones que restringen la capacidad de uso de estas tierras en su conjunto.</text:span></text:p>
      <text:p text:style-name="P7">Arias</text:p>
      <text:p text:style-name="P7">Canals</text:p>
      <text:p text:style-name="P21"><text:span text:style-name="T8">Complejo de Series LABORDE en fase moderadamente bien drenada 60%; LOS MEDANITOS 30% y 10% de suelos menores.</text:span></text:p>
      <text:p text:style-name="P15"><text:span text:style-name="T8">Símbolo: </text:span><text:span text:style-name="T5">Lb10</text:span></text:p>
      <text:p text:style-name="P15"><text:span text:style-name="T8">Capacidad de uso: IIIws</text:span></text:p>
      <text:p text:style-name="P15"><text:span text:style-name="T8">Índice de Productividad: 59</text:span></text:p>
      <text:p text:style-name="P4">Este complejo está vinculado a planos ligeramente deprimidos y a vías de desagüe que disectan las lomadas ocupadas por la serie Laborde. Su uso es agrícologanadero </text:p>
      <text:p text:style-name="P15"><text:span text:style-name="T8">Se vincula a cauces o vías de desagüe alargados.</text:span></text:p>
      <text:p text:style-name="P7">Canals</text:p>
      <text:p text:style-name="P20"><text:span text:style-name="T8">Consociación LABORDE en fase moderadamente bien drenada y ligeramente inundable.</text:span></text:p>
      <text:p text:style-name="P15"><text:span text:style-name="T8">Símbolo: </text:span><text:span text:style-name="T5">Lb11</text:span><text:span text:style-name="T8"> </text:span></text:p>
      <text:p text:style-name="P4">Capacidad de uso: llw</text:p>
      <text:p text:style-name="P15"><text:span text:style-name="T8">Índice de Productividad: 69</text:span></text:p>
      <text:p text:style-name="P15"><text:span text:style-name="T8">Esta fase de la serie Laborde está representada por varias delineaciones pequeñas en los alrededores de la localidad de Guatimozín. Se trata de vías de avenamiento poco manifiestas con muy exigua pendiente en las cuales domina la fase moderadamente bien drenada y poco inundable de la serie Laborde.</text:span></text:p>
      <text:p text:style-name="P15"><text:span text:style-name="T8">Por su posición, estos suelos reciben el aporte de agua del escurrimiento de suelos vecinos por lo que, en años normales, puede sufrir anegamientos durante los períodos de lluvias. Sin embargo, este anegamiento es de corta duración y no afecta mayormente el uso del suelo. En contraposición, en años secos, estos suelos suelen estar mejor provistos de humedad que los de las lomas y planos adyacentes que tienen mejor escurrimiento.</text:span></text:p>
      <text:p text:style-name="P7">Arias</text:p>
      <text:p text:style-name="P7">Canals</text:p>
      <text:p text:style-name="P20"><text:span text:style-name="T8">Complejo de Series LABORDE 25%; LABORDE en fase moderadamente bien drenada 25%; LOS MEDANIT0S 25% y LA PLUMA 25%.</text:span></text:p>
      <text:p text:style-name="P15"><text:span text:style-name="T8">Símbolo: </text:span><text:span text:style-name="T5">Lb12</text:span><text:span text:style-name="T8"> </text:span></text:p>
      <text:p text:style-name="P4">Capacidad de uso: lllws</text:p>
      <text:p text:style-name="P15"><text:span text:style-name="T8">Índice de Productividad: 46</text:span></text:p>
      <text:p text:style-name="P15"><text:span text:style-name="T8">Complejo al noroeste de la localidad de Arias. El paisaje es plano y ligeramente deprimido y dentro del mismo existe un relieve con pequeños pozos de infiltración. La mitad de los suelos que forman estas unidades presentan afectación por alcalinidad sódica. Las series Los Medanitos y La Pluma se ubican en los pozos de infiltración, mientras que la serie Laborde y su fase moderadamente bien drenada ocupan los tendidos y pequeñas lomas adyacentes. La limitación dominante es el drenaje impedido que afecta el suministro de oxígeno para las raíces profundas.</text:span></text:p>
      <text:p text:style-name="P15"><text:span text:style-name="T8">El encharcamiento, que puede condicionar la oportunidad de labranza y/o cosecha, las malas condiciones físicas que produce la presencia de sodio de intercambio en algunos suelos y la baja fertilidad natural de los sectores donde está La Pluma completan, el cuadro de las limitaciones de estas tierras. No obstante, son adecuadas para agricultura con un rango limitado de cultivos posibles, y aumento de los requerimientos de manejo para obtener rendimientos satisfactorios.</text:span></text:p>
      <text:p text:style-name="P7">Arias</text:p>
      <text:p text:style-name="P22">Consociación LA BÉLGICA</text:p>
      <text:p text:style-name="P15"><text:span text:style-name="T8">Símbolo: </text:span><text:span text:style-name="T5">LBg</text:span></text:p>
      <text:p text:style-name="P4">Capacidad de uso: lIc</text:p>
      <text:p text:style-name="P15"><text:span text:style-name="T8">Índice de Productividad: 90</text:span></text:p>
      <text:p text:style-name="P15"><text:span text:style-name="T8">La serie La Bélgica pura se presenta en unidades amplias de lomas suavemente onduladas, con pendientes entre 0,5% y 1%, sobre materiales loéssicos franco limosos.</text:span></text:p>
      <text:p text:style-name="P15"><text:span text:style-name="T8">Son suelos con una amplia aptitud para cultivos, forrajeras y pasturas que no presentan limitaciones internas. Las restricciones al uso son externas al suelo y de naturaleza climática. En la consociación La Bélgica se reconocen inclusiones de las fases ligeramente inclinada y moderadamente bien drenada de la misma serie que no se pueden separar como unidades individuales en razón de la escala de los mapas. Dado que estas inclusiones no contrastan con los suelos dominantes, no afectan la capacidad de uso de la unidad.</text:span></text:p>
      <text:p text:style-name="P15"><text:span text:style-name="T8">Los suelos de la serie La Bélgica tienen una mayor capacidad de retención de humedad comparada con otros suelos de gran difusión como Cavanagh y Laborde que son texturalmente mas livianos; pero menor que Baldissera que son ricos en limos.</text:span></text:p>
      <text:p text:style-name="P4">Teniendo en cuenta que la única limitación que tienen estas tierras es climática, su manejo debe encaminarse a la economía de la humedad.</text:p>
      <text:p text:style-name="P10">Arias</text:p>
      <text:p text:style-name="P10">Canals</text:p>
      <text:p text:style-name="P10">Corral de Bustos</text:p>
      <text:p text:style-name="P10">Laborde</text:p>
      <text:p text:style-name="P20"><text:span text:style-name="T8">Consociación LA BÉLGICA en fase ligeramente inclinada.</text:span></text:p>
      <text:p text:style-name="P15"><text:span text:style-name="T8">Símbolo: </text:span><text:span text:style-name="T5">LBg1</text:span></text:p>
      <text:p text:style-name="P15"><text:span text:style-name="T8">Capacidad de uso: IIc</text:span></text:p>
      <text:p text:style-name="P15"><text:span text:style-name="T8">Índice de Productividad: 90</text:span></text:p>
      <text:p text:style-name="P15"><text:span text:style-name="T8">Unidad de representación mínima que se ha cartografiado como una fase por pendiente de la serie La Bélgica. Las pendientes son cortas, de 300 a 500 metros y las gradientes superiores al 1%. Son tierras aptas para agricultura cuyo manejo debe tener en cuenta la inclinación de los suelos.</text:span></text:p>
      <text:p text:style-name="P10">Arias</text:p>
      <text:p text:style-name="P10">Canals</text:p>
      <text:p text:style-name="P10">Corral de Bustos</text:p>
      <text:p text:style-name="P10">Laborde</text:p>
      <text:p text:style-name="P20"><text:span text:style-name="T8">Consociación LA BÉLGICA en fase muy poco inundable y engrosada.</text:span></text:p>
      <text:p text:style-name="P15"><text:span text:style-name="T8">Símbolo: </text:span><text:span text:style-name="T5">LBg2</text:span><text:span text:style-name="T8"> </text:span></text:p>
      <text:p text:style-name="P4">Capacidad de uso: llw</text:p>
      <text:p text:style-name="P15"><text:span text:style-name="T8">Índice de Productividad: 86</text:span></text:p>
      <text:p text:style-name="P4">Esta unidad se corresponde con vías de escurrimiento del agua superficial. Las unidades LBg3 son ejes de avenamiento mas marcados que las unidades LBg2, estas últimas manifestándose como depresiones muy suaves en el terreno.</text:p>
      <text:p text:style-name="P15"><text:span text:style-name="T8">En las unidades LBg2, la fase poco inundable y engrosada de la serie La Bélgica llega a encharcarse en ocasiones de precipitaciones importantes. El horizonte superficial se encuentra engrosado por el aporte de material que arrastra el agua de escurrimiento. </text:span></text:p>
      <text:p text:style-name="P10">Arias</text:p>
      <text:p text:style-name="P10">Corral de Bustos</text:p>
      <text:p text:style-name="P10">Laborde</text:p>
      <text:p text:style-name="P20"><text:span text:style-name="T8">Consociación LA BÉLGICA en fase moderadamente bien drenada y muy poco inundable.</text:span></text:p>
      <text:p text:style-name="P15"><text:span text:style-name="T8">Símbolo: </text:span><text:span text:style-name="T5">LBg3</text:span><text:span text:style-name="T8"> </text:span></text:p>
      <text:p text:style-name="P4">Capacidad de uso: llw</text:p>
      <text:p text:style-name="P15"><text:span text:style-name="T8">Índice de Productividad: 77</text:span></text:p>
      <text:p text:style-name="P15"><text:span text:style-name="T8">Esta unidad se corresponde con vías de escurrimiento del agua superficial. Las unidades LBg3 son ejes de avenamiento mas marcados que las unidades LBg2, estas últimas manifestándose como depresiones muy suaves en el terreno.</text:span></text:p>
      <text:p text:style-name="P15"><text:span text:style-name="T8">En las unidades LBg3, la fase moderadamente bien drenada y muy poco inundable de La Bélgica presenta moteados de hierro y manganeso que constituyen la marca del drenaje algo impedido.</text:span></text:p>
      <text:p text:style-name="P10">Arias</text:p>
      <text:p text:style-name="P10">Canals</text:p>
      <text:p text:style-name="P10">Corral de Bustos</text:p>
      <text:p text:style-name="P10">Laborde</text:p>
      <text:p text:style-name="P20"><text:span text:style-name="T8">Complejo de Series LA BÉLGICA 40%, LA BÉLGICA en fase moderadamente bien drenada 40% y COLONIA PROGRESO 20%.</text:span></text:p>
      <text:p text:style-name="P15"><text:span text:style-name="T8">Símbolo: </text:span><text:span text:style-name="T5">LBg4</text:span></text:p>
      <text:p text:style-name="P4">Capacidad de uso: lllws</text:p>
      <text:p text:style-name="P15"><text:span text:style-name="T8">Índice de Productividad: 75</text:span></text:p>
      <text:p text:style-name="P15"><text:span text:style-name="T8">Esta unidad corresponde con planos o áreas intermedias suavemente deprimidas, vinculadas a vías de escurrimiento bien manifiestas y depresiones con pendientes que no superan el 0,5% del gradiente. Son complejos integrados por la serie La Bélgica y su fase moderadamente bien drenada ocupando las lomas muy suaves y tendidos adyacentes respectivamente, a las que se agrega un 20% de suelos con alcalinidad sódica en el subsuelo representados por la serie Colonia Progreso que aparece en las proximidades de las vías de escurrimiento.</text:span></text:p>
      <text:p text:style-name="P15"><text:span text:style-name="T8">Son tierras adecuadas para cultivos, pasturas y otros usos, pero requieren prácticas de manejo y conservación algo complejas para obtener rendimientos aceptables. El exceso de humedad restringe el normal crecimiento de cultivos durante lapsos significativos, a lo que se suman, en algunos sectores, afectación por alcalinidad sódica. </text:span></text:p>
      <text:p text:style-name="P10">Arias</text:p>
      <text:p text:style-name="P10">Laborde</text:p>
      <text:p text:style-name="P21"><text:span text:style-name="T8">Complejo en fase muy poco inundable de Series LA BÉLGICA 80% y COLONIA PROGRESO 20%.</text:span></text:p>
      <text:p text:style-name="P15"><text:span text:style-name="T8">Símbolo: </text:span><text:span text:style-name="T5">LBg5</text:span></text:p>
      <text:p text:style-name="P15"><text:span text:style-name="T8">Capacidad de uso: IIw</text:span></text:p>
      <text:p text:style-name="P15"><text:span text:style-name="T8">Índice de Productividad: 74</text:span></text:p>
      <text:p text:style-name="P4">Esta asociación se vincula a algunos bajos alargados o vías de escurrimiento bien manifiestos que surcan las lomas aplanadas.</text:p>
      <text:p text:style-name="P4">Está integrada por 80% de suelos de la serie La Bélgica y 20% de la serie Justiniano Posse, en fases ligeramente inundable y engrosada, ya que suelen anegarse en épocas muy lluviosas y el horizonte superficial se encuentra engrosado por acumulación de materiales arrastrados de las partes más altas, especialmente en la parte central de las vías de desagüe.</text:p>
      <text:p text:style-name="P10">Laborde</text:p>
      <text:p text:style-name="P21"><text:span text:style-name="T8">Complejo de Series LA BÉLGICA 90% y COLONIA PROGRESO 10%.</text:span></text:p>
      <text:p text:style-name="P15"><text:span text:style-name="T8">Símbolo: </text:span><text:span text:style-name="T5">LBg6</text:span></text:p>
      <text:p text:style-name="P15"><text:span text:style-name="T8">Capacidad de uso: IIc</text:span></text:p>
      <text:p text:style-name="P15"><text:span text:style-name="T8">Índice de Productividad: 84</text:span></text:p>
      <text:p text:style-name="P4">Esta unidad ocupa la parte superior de las pendientes hacia el A°. Saladillo, en el sector central de su recorrido en el área. Está integrado por 90% de suelos de la serie La Bélgica y el 10% restante por la serie Colonia Progreso (moderadamente alcalino).</text:p>
      <text:p text:style-name="P4">El uso es agrícola-ganadero.</text:p>
      <text:p text:style-name="P10">Laborde</text:p>
      <text:p text:style-name="P22">Asociación de Series LAS BAJADAS 40%; LAS BAJADAS en fase acumulada y ligeramente erosionada 40% y CORRALITO 20%.</text:p>
      <text:p text:style-name="P15"><text:span text:style-name="T8">Símbolo: </text:span><text:span text:style-name="T5">LBj1</text:span></text:p>
      <text:p text:style-name="P4">Capacidad de uso: IIIec</text:p>
      <text:p text:style-name="P15"><text:span text:style-name="T8">Índice de Productividad: 71</text:span></text:p>
      <text:p text:style-name="P15"><text:span text:style-name="T8">Vías estructurales con reducida cuenca de aportes, moderadamente cóncavas con orientación NNE-SSW, cuyo ancho varía entre 100 a 200 m, donde son mínimos los procesos erosivos. La Serie Las Bajadas y su fase acumulada, con perfiles enriquecidos en arcillas iluviales, posee excelente retención de humedad, ocupa las partes centrales. La Serie Corralito está vinculada a los laterales de los bajos.</text:span></text:p>
      <text:p text:style-name="P4">Esta es una de las unidades cartográficas de mejor aptitud y es apta para toda la gama de cultivos de la región. Normalmente, estas unidades son más tolerantes a las sequías que las lomas, por poseer mayor retención de humedad en los perfiles de los suelos y mayor recepción de agua de escorrentía en forma suave sin causar erosión.</text:p>
      <text:p text:style-name="P10">Río Tercero</text:p>
      <text:p text:style-name="P22">Asociación en fase moderadamente erosionada y acumulada de Series LAS BAJADAS 60%; CORRALITO 30% y 10% de suelos menores.</text:p>
      <text:p text:style-name="P15"><text:span text:style-name="T8">Símbolo: </text:span><text:span text:style-name="T5">LBj2</text:span></text:p>
      <text:p text:style-name="P4">Capacidad de uso: IVec</text:p>
      <text:p text:style-name="P15"><text:span text:style-name="T8">Índice de Productividad: 57</text:span></text:p>
      <text:p text:style-name="P4">Unidades cartográficas representadas por vías de desagüe con moderadas dimensiones, de relieve cóncavo, con gradientes mayores al 1%. Corresponde a colectores de segundo grado con erosión en forma de surcos o zanjas, especialmente en los sectores centrales de estos desagües.</text:p>
      <text:p text:style-name="P4">Los suelos son bien drenados con buena capacidad de retención de humedad, son fértiles y se trabajan con facilidad.</text:p>
      <text:p text:style-name="P4">Las limitantes principales son, además de la climática, la erosión hídrica y susceptibilidad a la misma, que condiciona el uso agrícola de estas tierras. Se requieren prácticas especiales de uso y manejo, agronómicas e ingenieriles.</text:p>
      <text:p text:style-name="P10">Río Tercero</text:p>
      <text:p text:style-name="P22">Asociación de Series LAS BAJADAS en fase acumulada 60%; MONTE RALO en fase acumulada 20% y 20% de suelos menores ligera a moderadamente erosionados.</text:p>
      <text:p text:style-name="P15"><text:span text:style-name="T8">Símbolo: </text:span><text:span text:style-name="T5">LBj3</text:span></text:p>
      <text:p text:style-name="P4">Capacidad de uso: IIIec</text:p>
      <text:p text:style-name="P15"><text:span text:style-name="T8">Índice de Productividad: 70</text:span></text:p>
      <text:p text:style-name="P4">Estas unidades corresponden a amplios desagües de fondo plano con importantes cuencas de aporte. Se ha producido acumulación sobre los suelos originales, que no afectan el uso de las tierras y hasta pueden mejorarlo por aumento del espesor de la capa arable. Algunos suelos menores pueden tener erosión en surcos o zanjas de poca importancia.</text:p>
      <text:p text:style-name="P4">La Serie Las Bajadas, de excelente aptitud, posee subsuelo enriquecido en arcillas iluviales, y en consecuencia, buena capacidad de retención de humedad. Son áreas muy productivas que toleran mejor los problemas eventuales de sequías.</text:p>
      <text:p text:style-name="P10">Río Tercero</text:p>
      <text:p text:style-name="P22">Asociación de Serie LAS BAJADAS 40%; LAS BAJADAS en fase acumulada 30% y LAS BAJADAS en fase ligera a moderadamente erosionada 30%.</text:p>
      <text:p text:style-name="P15"><text:span text:style-name="T8">Símbolo: </text:span><text:span text:style-name="T5">LBj4</text:span></text:p>
      <text:p text:style-name="P4">Capacidad de uso: IIIec</text:p>
      <text:p text:style-name="P15"><text:span text:style-name="T8">Índice de Productividad: 73</text:span></text:p>
      <text:p text:style-name="P4">Unidades cartográficas de reducida representatividad suavemente inclinadas, correspondientes al pié de lomas o medias lomas bajas de pendientes medias, en el límite con bajos o desagües estructurales. Se ha desarrollado en esta posición en el paisaje la Serie Las Bajadas y su fase acumulada, de excelente aptitud. Los procesos erosivos no se manifiestan en forma significativa.</text:p>
      <text:p text:style-name="P4">Unidades aptas para una extensa gama de los cultivos de la región con las rotaciones adecuadas.</text:p>
      <text:p text:style-name="P10">Río Tercero</text:p>
      <text:p text:style-name="P22">Asociación de Serie LAS BAJADAS en fase acumulada y moderadamente erosionada 40%; LAS BAJADAS en fase moderadamente erosionada 40% y 20% de suelos menores con acumulación superficial.</text:p>
      <text:p text:style-name="P15"><text:span text:style-name="T8">Símbolo: </text:span><text:span text:style-name="T5">LBj5</text:span></text:p>
      <text:p text:style-name="P4">Capacidad de uso: IVec</text:p>
      <text:p text:style-name="P15"><text:span text:style-name="T8">Índice de Productividad: 56</text:span></text:p>
      <text:p text:style-name="P4">Unidades cartográficas amplias de fondo plano semejantes a las unidades identificadas con el símbolo LBj3, pero aquí los procesos erosivos ocasionados por el paso del agua son mas intensos, en forma de surcos o zanjas, que pueden dificultar el paso de la maquinaria agrícola, pero no impedirlo.</text:p>
      <text:p text:style-name="P4">Aptitud: Límite agrícola, se requieren prácticas agronómicas e ingenieriles muy estrictas.</text:p>
      <text:p text:style-name="P10">Río Tercero</text:p>
      <text:p text:style-name="P22">Asociación de Series LAS BAJADAS en fase moderadamente erosionada (surcos) 50%; CORRALITO en fase moderadamente erosionada 40% y 10% de suelos menores.</text:p>
      <text:p text:style-name="P15"><text:span text:style-name="T8">Símbolo: </text:span><text:span text:style-name="T5">LBj6</text:span></text:p>
      <text:p text:style-name="P4">Capacidad de uso: IVec</text:p>
      <text:p text:style-name="P15"><text:span text:style-name="T8">Índice de Productividad: 57</text:span></text:p>
      <text:p text:style-name="P4">Unidades cartográficas moderadamente manifiestas, de un ancho medio de unos 200 m con surcos y zanjas en las partes centrales, que afectan el uso agrícola normal (límite agrícola), para lo cual se requieren prácticas especiales ingenieriles y agronómicas con rotaciones estrictas.</text:p>
      <text:p text:style-name="P10">Río Tercero</text:p>
      <text:p text:style-name="P22">Asociación en fase moderada a severamente erosionada de Series LAS BAJADAS 60%; MONTE RALO 30% y 10% de suelos menores.</text:p>
      <text:p text:style-name="P15"><text:span text:style-name="T8">Símbolo: </text:span><text:span text:style-name="T5">LBj7</text:span></text:p>
      <text:p text:style-name="P4">Capacidad de uso: VIec</text:p>
      <text:p text:style-name="P4">Índice de Productividad: 35</text:p>
      <text:p text:style-name="P4">Ambientes poco representativos correspondientes a vías de desagüe con importantes cuencas de aporte hídrico. La erosión concentrada lineal ha afectado severamente a los perfiles de los suelos con casos de eliminación total de la capa arable. Las Series que la integran tienen importantes procesos de iluviación de arcillas en el subsuelo con excelente capacidad de retención y recepción de humedad; no obstante, los procesos erosivos son de tal magnitud, que se recomienda o sugiere el uso como campos naturales de pastoreo y eventualmente en algunos sectores escogidos, algunas prácticas esporádicas agrícolas anuales.</text:p>
      <text:p text:style-name="P10">Río Tercero</text:p>
      <text:p text:style-name="P22">Consociación LABOULAYE.</text:p>
      <text:p text:style-name="P15"><text:span text:style-name="T8">Símbolo: </text:span><text:span text:style-name="T5">Lby</text:span></text:p>
      <text:p text:style-name="P4">Capacidad de uso: IIIc</text:p>
      <text:p text:style-name="P15"><text:span text:style-name="T8">Índice de Productividad: 62</text:span></text:p>
      <text:p text:style-name="P15"><text:span text:style-name="T8">En esta unidad simple o consociación, la Serie Laboulaye es la única integrante y se encuentra vinculada a amplias lomadas planas y/o ligeramente onduladas. Son suelos profundos y bien a algo excesivamente drenados, presentando únicamente la limitación climática natural del área y constituyen en general los mejores suelos agrícolas de la región.</text:span></text:p>
      <text:p text:style-name="P10">General Levalle</text:p>
      <text:p text:style-name="P10">Jovita</text:p>
      <text:p text:style-name="P10">Laboulaye</text:p>
      <text:p text:style-name="P20"><text:span text:style-name="T8">Complejo de Series LABOULAYE 30%; LEGUIZAMÓN 40% y LA PAYANCA 30%</text:span></text:p>
      <text:p text:style-name="P15"><text:span text:style-name="T8">Símbolo: </text:span><text:span text:style-name="T5">Lby1</text:span></text:p>
      <text:p text:style-name="P4">Capacidad de uso: IIc</text:p>
      <text:p text:style-name="P15"><text:span text:style-name="T8">Índice de Productividad: 73</text:span></text:p>
      <text:p text:style-name="P15"><text:span text:style-name="T8">Este complejo comprende sectores de muy buena aptitud agrícola dentro del área. Se vincula a amplias lomadas planas donde los suelos de la serie Laboulaye se asocian a los de la serie Leguizamón y La Payanca de excelente aptitud, con buen drenaje natural, libre de sales y álcalis. Estas tierras tienen una neta vocación agrícola, aunque el rango de cultivos posible se ve ligeramente restringido por factores climáticos externos al suelo.</text:span></text:p>
      <text:p text:style-name="P7">General Viamonte</text:p>
      <text:p text:style-name="P7">Laboulaye</text:p>
      <text:p text:style-name="P22">Complejo de Series LABOULAYE 50%; ESTANCIA LAS MERCEDES 40% y 10% de suelos menores.</text:p>
      <text:p text:style-name="P15"><text:span text:style-name="T8">Símbolo: </text:span><text:span text:style-name="T5">Lby2</text:span></text:p>
      <text:p text:style-name="P4">Capacidad de uso: IIIsc</text:p>
      <text:p text:style-name="P4">Índice de productividad: 50</text:p>
      <text:p text:style-name="P4">Esta unidad ocupa las lomas suavemente onduladas donde la Serie Laboulaye ocupa las partas mas planas del relieve y la serie Estancia Las Mercedes en sectores de a lomadas arenosas, donde la limitación climática se acentúa como consecuencia de la baja retención de humedad y drenaje interno excesivo.</text:p>
      <text:p text:style-name="P4">Aptitud: Clase III con limitantes derivadas del clima y retención de humedad parcial (esencialmente serie Las Mercedes).</text:p>
      <text:p text:style-name="P7">Colonia La Providencia</text:p>
      <text:p text:style-name="P7">Jovita</text:p>
      <text:p text:style-name="P7">Laboulaye</text:p>
      <text:p text:style-name="P20"><text:span text:style-name="T8">Complejo de Series LABOULAYE 40%; ESTANCIA LOS ANDES 40% y LEGUIZAMÓN 20%.</text:span></text:p>
      <text:p text:style-name="P15"><text:span text:style-name="T8">Símbolo: </text:span><text:span text:style-name="T5">Lby3</text:span></text:p>
      <text:p text:style-name="P4">Capacidad de uso: IIIc</text:p>
      <text:p text:style-name="P15"><text:span text:style-name="T8">Índice de Productividad: 59</text:span></text:p>
      <text:p text:style-name="P4">Este complejo está vinculado a un relieve de lomas onduladas en donde la serie Laboulaye que ocupa los sectores suavemente ondulados, se asocia a la serie Leguizamón en las partes planas y a la serie Estancia Los. Andes en las convexidades arenosas. Son suelos bien a algo excesivamente drenados, libres de salinidad y/o alcalinidad. La capacidad de uso de estas tierras se ve sólo restringida por factores climáticos, por lo que resultan aptas para cultivos climáticamente adaptados.</text:p>
      <text:p text:style-name="P7">Jovita</text:p>
      <text:p text:style-name="P7">Laboulaye</text:p>
      <text:p text:style-name="P20"><text:span text:style-name="T8">Complejo de Series LABOULAYE 40% y LEGUIZAMÓN 60%</text:span></text:p>
      <text:p text:style-name="P15"><text:span text:style-name="T8">Símbolo: </text:span><text:span text:style-name="T5">Lby4</text:span></text:p>
      <text:p text:style-name="P4">Capacidad de uso: IIc</text:p>
      <text:p text:style-name="P15"><text:span text:style-name="T8">Índice de Productividad: 73</text:span></text:p>
      <text:p text:style-name="P15"><text:span text:style-name="T8">Al igual que las unidades anteriores estos complejos, de excelente aptitud agrícola, se relacionan a lomas suavemente onduladas, con buen drenaje sin limitantes a excepción de la climática.</text:span></text:p>
      <text:p text:style-name="P15"><text:span text:style-name="T8">Los suelos no tienen limitantes, tan sólo las derivadas del clima por cierta deficiencia en las precipitaciones.</text:span></text:p>
      <text:p text:style-name="P7">General Viamonte</text:p>
      <text:p text:style-name="P7">Laboulaye</text:p>
      <text:p text:style-name="P7">La Cesira</text:p>
      <text:p text:style-name="P7">Rufino</text:p>
      <text:p text:style-name="P20"><text:span text:style-name="T8">Complejo de Series LABOULAYE 50%; LEGUIZAMÓN 25% y LAS MARINAS 25%.</text:span></text:p>
      <text:p text:style-name="P15"><text:span text:style-name="T8">Símbolo: </text:span><text:span text:style-name="T5">Lby5</text:span></text:p>
      <text:p text:style-name="P4">Capacidad de uso: IIIsc</text:p>
      <text:p text:style-name="P15"><text:span text:style-name="T8">Índice de Productividad: 70</text:span></text:p>
      <text:p text:style-name="P15"><text:span text:style-name="T8">Este complejo de suelos conforma unidades amplias correspondiente a lomas suavemente onduladas. Además de las climáticas generales para toda la región que aumentan hacia el Oeste, se destaca como una limitante de carácter moderada por drenaje la presencia de la serie Las Marinas que integra el complejo en proporción menor.</text:span></text:p>
      <text:p text:style-name="P15"><text:span text:style-name="T8">En esta unidad se pueden presentar inclusiones, que no superan el 10% en unidades individuales, de suelos con alcalinidad subsuperficial que se advierten por una deficiencia en el crecimiento de cultivos de raíces profundas.</text:span></text:p>
      <text:p text:style-name="P15"><text:span text:style-name="T8">La aptitud es agrícola y ganadera </text:span></text:p>
      <text:p text:style-name="P7">Colonia La Providencia</text:p>
      <text:p text:style-name="P7">General Viamonte</text:p>
      <text:p text:style-name="P20"><text:span text:style-name="T8">Complejo de Series LABOULAYE 30%; ROSALES 50% y LEGUIZAMÓN 20%.</text:span></text:p>
      <text:p text:style-name="P15"><text:span text:style-name="T8">Símbolo: </text:span><text:span text:style-name="T5">Lby6</text:span><text:span text:style-name="T8"> </text:span></text:p>
      <text:p text:style-name="P4">Capacidad de uso: lllsc</text:p>
      <text:p text:style-name="P15"><text:span text:style-name="T8">Índice de Productividad: 51</text:span></text:p>
      <text:p text:style-name="P15"><text:span text:style-name="T8">Este complejo se corresponde fisiográficamente con áreas planas a muy suavemente onduladas, con pendientes que escasamente superan el 0,5% de gradiente. Suelos que responden al concepto de la serie Laboulaye, aparecen en las posiciones de lomas, mientras que al pie de las mismas ocurren suelos de la serie Leguizamón. En los sectores planos, donde el escurrimiento disminuye hasta hacerse casi nulo y la freática se acerca a la superficie, los responden al concepto de la serie Rosales la cual presenta limitaciones de drenaje que pueden impedir una correcta aireación en la zona radicular y acumulación de sodio intercambiable en tenores perjudiciales para las condiciones físicas del suelo.</text:span></text:p>
      <text:p text:style-name="P15"><text:span text:style-name="T8">En estos complejos se producen situaciones contrastantes desde el punto de vista de su composición pedológica. Por un lado, suelos como Laboulaye y Leguizamón que no muestran impedimento físico-químico para el desarrollo de los cultivos; por el otro lado, los suelos Rosales con los ya mencionados impedimentos los cuales limitan la capacidad de la Unidad considerada en conjunto. Si bien cada componente edáfico ocupa una posición definida y constante dentro del relieve interno, su patrón de asociación geográfica es complejo, lo que obliga a manejarlos en conjunto y en la mayor parte de los casos imposibilita el tratamiento de los suelos en forma diferencial, de acuerdo a sus potencialidades individuales.</text:span></text:p>
      <text:p text:style-name="P4">Son estas tierras con capacidad de producir cultivos de cosecha, pero si son sometidos a explotación agrícola continuada, su productividad sufre un progresivo deterioro. </text:p>
      <text:p text:style-name="P7">Rufino</text:p>
      <text:p text:style-name="P22">Complejo de Series LABOULAYE 60%; ROSALES 20% y LAS MARINAS 20%.</text:p>
      <text:p text:style-name="P15"><text:span text:style-name="T8">Símbolo: </text:span><text:span text:style-name="T5">Lby7</text:span></text:p>
      <text:p text:style-name="P4">Capacidad de uso: IIIsc</text:p>
      <text:p text:style-name="P15"><text:span text:style-name="T8">Índice de Productividad: 58</text:span></text:p>
      <text:p text:style-name="P4">Los suelos que integran esta unidad están relacionados con un relieve de lomas extendidas muy suavemente onduladas. La Serie Laboulaye que ocupa los sectores altos del relieve, es de textura franco arenosa, con drenaje interno moderado a algo excesivo. La Serie Las Marinas se ubica en áreas planas y ligeramente deprimidas, presenta drenaje moderado a deficiente y un horizonte subsuperficial degradado. Los suelos que responden a la Serie Rosales, se vinculan con áreas deprimidas a cóncavas con escurrimiento superficial lento, el drenaje es imperfecto y presenta alcalinidad sódica subsuperficial.</text:p>
      <text:p text:style-name="P4">El rango de cultivos posible está limitado por factores climáticos y por el drenaje deficiente y alcalinidad de la Serie Rosales</text:p>
      <text:p text:style-name="P7">General Levalle</text:p>
      <text:p text:style-name="P7">Jovita</text:p>
      <text:p text:style-name="P20"><text:span text:style-name="T8">Complejo de Series LAGUNA BLAIZOT 30%; SAN ANTONIO DE LITÍN en fase moderadamente salina en profundidad 30%; LAGUNA LAS LIEBRES 30% y 10% de suelos menores. </text:span></text:p>
      <text:p text:style-name="P15"><text:span text:style-name="T8">Símbolo: </text:span><text:span text:style-name="T5">LBz</text:span><text:span text:style-name="T8"> </text:span></text:p>
      <text:p text:style-name="P4">Capacidad de uso: VIws</text:p>
      <text:p text:style-name="P15"><text:span text:style-name="T8">Índice de Productividad: 19</text:span></text:p>
      <text:p text:style-name="P4">Unidades pequeñas en forma de planos deprimidos próximos a lagunas y vías de escurrimiento. El movimiento superficial de las aguas de lluvia es muy lento con la susceptibilidad de sufrir anegamientos periódicos. La limitación fundamental está dada por la presencia de la serie Laguna Las Liebres en proporción importante, tiene deficiencias serias en el drenaje, con horizonte superficial degradado y alcalinidad sódica, la serie San Antonio de Litín es moderadamente bien drenada con alcalinidad en profundidad. Los demás componentes incluyendo los suelos menores no bien identificados tienen limitaciones intermedias en cuanto a la alcalinidad y el drenaje.</text:p>
      <text:p text:style-name="P7">James Craik</text:p>
      <text:p text:style-name="P7">Pozo del Molle</text:p>
      <text:p text:style-name="P20"><text:span text:style-name="T8">Complejo de Series LAGUNA BLAIZOT 30%; LAGUNA LAS LIEBRES 30%; CAÑADA LA CRUZ 20% y SAN ANTONIO DE LITÍN 20%.</text:span></text:p>
      <text:p text:style-name="P15"><text:span text:style-name="T8">Símbolo: </text:span><text:span text:style-name="T5">LBz1</text:span></text:p>
      <text:p text:style-name="P4">Capacidad de uso: VIws</text:p>
      <text:p text:style-name="P15"><text:span text:style-name="T8">Índice de Productividad: 26</text:span></text:p>
      <text:p text:style-name="P15"><text:span text:style-name="T8">Este complejo se vincula a vías de desagüe, en general bien manifiestas, que conectan lagunas temporarias y cubetas de infiltración. Se presentan como unidades estrechas y alargadas que corren en dirección SW-NE aproximadamente. El 40% de los suelos presentes poseen alcalinidad sódica desde la superficie y un horizonte superior lavado, evidenciado por el color blanquecino debido a la pérdida de materia orgánica, tal como ocurren en la serie Laguna de Las Liebres. En los sectores mejor drenados, que bordean a las líneas de escurrimiento, se encuentra la serie Laguna Blaizot y San Antonio de Litín; la serie Cañada La Cruz ocupa el área central, donde se acumula el agua con mayor frecuencia, desarrollando panes cementados en el sustrato (duripanes).</text:span></text:p>
      <text:p text:style-name="P4">La aptitud natural de estas tierras, dado el tipo e intensidad de las limitaciones, es netamente ganadera con pasturas naturales o implantadas.</text:p>
      <text:p text:style-name="P7">Alicia</text:p>
      <text:p text:style-name="P7">La Francia</text:p>
      <text:p text:style-name="P7">Las Varillas</text:p>
      <text:p text:style-name="P7">San Francisco</text:p>
      <text:p text:style-name="P22">Consociación LOS CARDOS.</text:p>
      <text:p text:style-name="P15"><text:span text:style-name="T8">Símbolo: </text:span><text:span text:style-name="T5">LCd</text:span></text:p>
      <text:p text:style-name="P4">Capacidad de Uso: I-1</text:p>
      <text:p text:style-name="P4">Índice de Productividad: 90</text:p>
      <text:p text:style-name="P15"><text:span text:style-name="T8">Corresponden con áreas de buen drenaje, de lomadas modeladas en materiales franco limosos, sobre los que se han desarrollado suelos de drenaje libre, sin limitaciones físico-químicas que son de buena productividad.</text:span></text:p>
      <text:p text:style-name="P15"><text:span text:style-name="T8">Están integradas en su totalidad por suelos de la Serie Los Cardos, ricos en materia orgánica y profundos, con neta vocación agrícola, que prácticamente no presentan condicionamientos para su uso con cultivos climáticamente adaptados. Sin embargo, debe tenerse en cuenta la presencia de horizontes con alto contenido de arcilla (casi 40%) en el subsuelo, que pueden llegar a limitar la permeabilidad vertical cuando se saturan con agua. La gran riqueza de la fracción limo (70%) en la capa superficial, sumado a un moderado contenido de materia orgánica, hace a estos suelos susceptibles al "planchado", aún con precipitaciones de mediana intensidad, por lo que las prácticas de manejo deben apuntar a no dejar el suelo desnudo.</text:span></text:p>
      <text:p text:style-name="P7">Landeta</text:p>
      <text:p text:style-name="P7">Las Rosas</text:p>
      <text:p text:style-name="P20"><text:span text:style-name="T8">Consociación LOS CARDOS en fase ligeramente erosionada.</text:span></text:p>
      <text:p text:style-name="P15"><text:span text:style-name="T8">Símbolo: </text:span><text:span text:style-name="T5">LCd2</text:span></text:p>
      <text:p text:style-name="P4">Capacidad de Uso: IIe</text:p>
      <text:p text:style-name="P4">Índice de Productividad: 81</text:p>
      <text:p text:style-name="P15"><text:span text:style-name="T8">En las pendientes que conectan el área de lomadas con la Depresión de San Antonio - Arroyo Tortugas se ha cartografiado una fase ligeramente erosionada de la Serie Los Cardos. Los gradientes de estas pendientes no son uniformes, pero en algunos casos pueden superar el 1%. Sin embargo, se han detectado fenómenos erosivos en pendientes de gradiente aún menor, pero de longitud suficiente como para imprimir energía erosiva a los escurrimientos. La erosión general es de tipo mantiforme y se manifiesta por pérdidas del horizonte A1 del orden de los 5 a 10 cm., tomando como elemento de comparación los perfiles no erosionados de las lomadas. Existe también, aunque en forma localizada, pequeños canales o cárcavas incipientes. </text:span></text:p>
      <text:p text:style-name="P15"><text:span text:style-name="T8">Las prácticas de manejo recomendadas tienen en cuenta la susceptibilidad estructural de los suelos y la baja permeabilidad que poseen una vez saturados, así como la pendiente.</text:span></text:p>
      <text:p text:style-name="P7">Landeta</text:p>
      <text:p text:style-name="P20"><text:span text:style-name="T8">Asociación de Serie LOS CARDOS y LOS CARDOS en fase moderadamente bien drenada.</text:span></text:p>
      <text:p text:style-name="P15"><text:span text:style-name="T8">Símbolo: </text:span><text:span text:style-name="T5">LCd3</text:span></text:p>
      <text:p text:style-name="P4">Capacidad de Uso: I-2</text:p>
      <text:p text:style-name="P4">Índice de Productividad: 86</text:p>
      <text:p text:style-name="P15"><text:span text:style-name="T8">Corresponde en el terreno con vías de agua formadas por una sucesión de cubetas dispuestas a manera de "collar", interconectadas por vías de subescurrimiento de un ancho variable entre 70 y 100 metros. Por estas vías se encausa el escurrimiento de las áreas altas dominadas por la Serie Los Cardos. Los suelos de estas vías de avenamiento También corresponden a la Serie Los Cardos, pero presentan algunos síntomas de hidromorfismo ocasionados por el agua "extra" que reciben y que puede provocar encharcamientos de corta duración, los que se manifiestan en el perfil de los suelos por la presencia de moteados de hierro en los horizontes subsuperficiales. Además, el drenaje interno se ve ligeramente impedido por un subsuelo rico en arcilla y de menor permeabilidad respecto de los suelos que responden al concepto central.</text:span></text:p>
      <text:p text:style-name="P15"><text:span text:style-name="T8">Las limitaciones mencionadas son, en todo caso, leves y afectan muy poco la capacidad productiva de estas tierras eminentemente agrícolas. Su manejo conservacionista implica prácticas muy simples.</text:span></text:p>
      <text:p text:style-name="P8">Landeta</text:p>
      <text:p text:style-name="P8">Las Rosas</text:p>
      <text:p text:style-name="P20"><text:span text:style-name="T8">Asociación de Serie LOS CARDOS; LOS CARDOS en fase anegable y LOS CARDOS en fase ligeramente erosionada.</text:span></text:p>
      <text:p text:style-name="P15"><text:span text:style-name="T8">Símbolo: </text:span><text:span text:style-name="T5">LCd4</text:span></text:p>
      <text:p text:style-name="P4">Capacidad de Uso: IIew</text:p>
      <text:p text:style-name="P4">Índice de Productividad: 72</text:p>
      <text:p text:style-name="P15"><text:span text:style-name="T8">Esta es una asociación de la Serie Los Cardos con fase anegable y ligeramente erosionada. Corresponden fisiográficamente con vías de drenaje temporarias al pié de las pendientes erosionadas. Los excedentes de agua de las áreas circundantes escurren hasta estas depresiones provocando encharcamientos de corta duración en sectores muy localizados, fase anegable de la Serie Los Cardos. Sin embargo, las pendientes internas en estas vías de agua que avenan hacia el Oeste y derivan agua hacia la Depresión de San Antonio, permiten la ocurrencia de suelos sin problemas de drenaje (concepto central) de la Serie Los Cardos y aún en ciertos sectores se ha verificado la presencia de perfiles erosionados correspondientes a esta misma Serie.</text:span></text:p>
      <text:p text:style-name="P4">Estas son tierras donde se combinan problemas leves de drenaje y de erosión sin llegar a disminuir la capacidad productiva de los suelos que son de aptitud agrícola. </text:p>
      <text:p text:style-name="P8">Landeta</text:p>
      <text:p text:style-name="P8">Las Rosas</text:p>
      <text:p text:style-name="P20"><text:span text:style-name="T8">Complejo de Series LOS CARDOS en fase moderadamente bien drenada 40%; LANDETA 30% y EL TRÉBOL 30%.</text:span></text:p>
      <text:p text:style-name="P15"><text:span text:style-name="T8">Símbolo: </text:span><text:span text:style-name="T5">LCd5</text:span></text:p>
      <text:p text:style-name="P4">Capacidad de Uso: IIw</text:p>
      <text:p text:style-name="P4">Índice de Productividad: 81</text:p>
      <text:p text:style-name="P15"><text:span text:style-name="T8">Estos complejos se vinculan geográficamente con áreas planas de drenaje imperfecto ubicadas al pie de las pendientes. Los suelos muestran diversos grados de afectación por drenaje deficiente, pero de intensidades suficientemente leves como para no llegar a afectar mayormente su capacidad de uso.</text:span></text:p>
      <text:p text:style-name="P15"><text:span text:style-name="T8">En los sectores de mejor drenaje se han reconocido perfiles pertenecientes a la fase moderadamente bien drenada de la Serie Los Cardos. Estos sectores corresponden a lomadas muy suaves que en conjunto representan poco menos de la mitad del área que cubren estos complejos. El resto lo constituyen planos tendidos en los que aparecen suelos de la Serie Landeta y El Trébol, ambos con un horizonte superficial o capa arable rico en materia orgánica y de buenas condiciones físicas, aunque por debajo de este nivel existen evidencias de lavado y lixiviación. Estas limitantes se presentan en grados leves, sin llegar a afectar mayormente la capacidad productiva de los suelos. De hecho se desarrollan en este tipo de tierras los cultivos adaptados a la zona.</text:span></text:p>
      <text:p text:style-name="P8">Landeta</text:p>
      <text:p text:style-name="P20"><text:span text:style-name="T8">Complejo indiferenciado en fase inundable de Series LOS CARDOS y LANDETA.</text:span></text:p>
      <text:p text:style-name="P15"><text:span text:style-name="T8">Símbolo: </text:span><text:span text:style-name="T5">LCd6</text:span></text:p>
      <text:p text:style-name="P4">Capacidad de Uso: IVws</text:p>
      <text:p text:style-name="P4">Índice de Productividad: 43</text:p>
      <text:p text:style-name="P15"><text:span text:style-name="T8">Fisiográficamente se vinculan con áreas deprimidas que eventualmente pueden transformarse en vías de agua, asociadas a los planos precedentemente descritos (LCd5). Debido a su posición dentro del paisaje, son susceptibles a anegamientos de corta duración, lo que limita su capacidad de uso al dificultar la adecuada oxigenación de la zona de enraizamiento de las plantas, e interferir la oportunidad de las labranzas. Los suelos presentes son fases de las Series Landeta y Los Cardos, ocupando la primera las posiciones de borde o mejor drenadas, y la segunda las partes centrales o más bajas de las depresiones, donde se acumula mayor cantidad de agua y por más tiempo.</text:span></text:p>
      <text:p text:style-name="P8">Landeta</text:p>
      <text:p text:style-name="P20"><text:span text:style-name="T8">Asociación de Series LOS CARDOS en fase moderadamente bien drenada 80% y CHILCA 20%.</text:span></text:p>
      <text:p text:style-name="P15"><text:span text:style-name="T8">Símbolo: </text:span><text:span text:style-name="T5">LCd8</text:span></text:p>
      <text:p text:style-name="P4">Capacidad de Uso: IIIw</text:p>
      <text:p text:style-name="P4">Índice de Productividad: 76</text:p>
      <text:p text:style-name="P15"><text:span text:style-name="T8">Solo unas pocas depresiones que no superan las 250 hectáreas en conjunto se han identificado con este símbolo. Los suelos que la componen presentan un grado variable de hidromorfismo, con una mayor expresión en las partes más deprimidas y frecuentemente anegables, donde se han encontrado suelos de la Serie Chilca. Existen perfiles correspondientes a esta Serie que presentan engrosamiento de la capa superficial con material de arrastre de sectores vecinos, y evidencian falta de oxigenación adecuada puesta de manifiesto por la presencia de moteados de hierro y horizontes lixiviados. En aquellas partes mejor drenadas aparecen perfiles que corresponden al concepto de la Serie Los Cardos en su fase moderadamente bien drenada. </text:span></text:p>
      <text:p text:style-name="P15"><text:span text:style-name="T8">Estas tierras tienen capacidad de uso agrícola, aunque limitada por las deficiencias mencionadas. </text:span></text:p>
      <text:p text:style-name="P8">Landeta</text:p>
      <text:p text:style-name="P20"><text:span text:style-name="T8">Complejo de Series LOS CISNES 50%; LOS PARAÍSOS 30% y LA VICTORIA 20%.</text:span></text:p>
      <text:p text:style-name="P15"><text:span text:style-name="T8">Símbolo: </text:span><text:span text:style-name="T5">LCi1</text:span></text:p>
      <text:p text:style-name="P4">Capacidad de uso: IVws</text:p>
      <text:p text:style-name="P15"><text:span text:style-name="T8">Índice de Productividad: 59</text:span></text:p>
      <text:p text:style-name="P15"><text:span text:style-name="T8">Es un ambiente relativamente plano y deprimido con pequeñas ondulaciones (mesorrelieve) característico de las terrazas fluviales, no inundables.</text:span></text:p>
      <text:p text:style-name="P15"><text:span text:style-name="T8">Está vinculado por su origen y situación geográfica actual al curso inferior del Río Cuarto conformando una faja estrecha a ambos lados del cauce, posee un ancho medio de 3 Km.</text:span></text:p>
      <text:p text:style-name="P15"><text:span text:style-name="T8">Los suelos tienen poco desarrollo; están constituidos esencialmente por capas de texturas contrastantes.</text:span></text:p>
      <text:p text:style-name="P15"><text:span text:style-name="T8">La serie Los Cisnes tiene texturas francas, franco limosas y franco arcillosas, abundante materia orgánica en profundidad (subgrupo fluvéntico). La serie Los Paraísos posee texturas más gruesas con drenaje algo excesivo. Estos suelos tienen alcalinidad de carácter moderada por la presencia de carbonatos libres en la masa del suelo, no afecta la estructura pero sí la movilidad de ciertos nutrientes (pH: 8.2).</text:span></text:p>
      <text:p text:style-name="P15"><text:span text:style-name="T8">Se incluyen en este complejo un 20% de suelos semejantes a la serie La Victoria, desarrollados sobre sedimentos eólicos franco arenosos, moderadamente bien drenada y alcalina en el subsuelo.</text:span></text:p>
      <text:p text:style-name="P4">Es factible la presencia, como inclusiones, de algunos lechos arenosos en un porcentaje menor al 10% que no afecta la aptitud general del complejo.</text:p>
      <text:p text:style-name="P8">Alejandro</text:p>
      <text:p text:style-name="P8">La Carlota</text:p>
      <text:p text:style-name="P22">Complejo indiferenciado de Series LOS COMETIERRA; BARRANCA YACO y suelos arenosos poco diferenciados.</text:p>
      <text:h text:style-name="P17" text:outline-level="1"><text:span text:style-name="T8">Símbolo </text:span><text:span text:style-name="T5">LCm1</text:span></text:h>
      <text:h text:style-name="P5" text:outline-level="1">Capacidad de uso: VIsc</text:h>
      <text:p text:style-name="P15"><text:span text:style-name="T8">Índice de Productividad: 43</text:span></text:p>
      <text:p text:style-name="P4">Sectores de reducidas dimensiones ubicados lateralmente y/o en los tramos finales de paleocorrientes o vías de desagüe, depositados por eventos fluviales importantes (alta energía), conformando depósitos gruesos de albardones (textura franca y areno franca).</text:p>
      <text:p text:style-name="P15"><text:span text:style-name="T8">La Serie Los Cometierra tienen un perfil tipo A-AC-C, franco arenoso asociado a otros suelos de texturas más gruesas aún, ambos ocupando los sectores altos del relieve. En las partes más planas o deprimidas domina la Serie Barranca Yaco de buena aptitud.</text:span></text:p>
      <text:p text:style-name="P4">Las limitantes generales de la unidad cartográfica están dadas por baja retención de humedad, moderada fertilidad y la climática acentuada por baja capacidad de retención de agua en los sectores más altos de texturas livianas.</text:p>
      <text:p text:style-name="P4">Aptitud: Pasturas implantadas.</text:p>
      <text:p text:style-name="P8">Cañada de Luque</text:p>
      <text:p text:style-name="P8">Río Primero</text:p>
      <text:p text:style-name="P36">Complejo indiferenciado de Series LA CAÑADA, SAGRADA FAMILIA en fase imperfectamente drenada y/o SAGRADA FAMILIA variante calcárea y suelos menores moderadamente salino sódicos.</text:p>
      <text:p text:style-name="P45"><text:span text:style-name="T20">Símbolo: </text:span><text:span text:style-name="T22">LCñ1</text:span></text:p>
      <text:p text:style-name="P46">Capacidad de uso: IVws</text:p>
      <text:p text:style-name="P47"><text:span text:style-name="T20">Indice de Productividad: 35 </text:span></text:p>
      <text:p text:style-name="P41"><text:span text:style-name="T20">Áreas netamente cóncavas, limitadas moderada a severamente, especialmente, por la presencia de la capa freática cerca de la superficie, en la fotocarta de Santa Rosa de Río Primero. Normalmente el exceso hídrico superficial ha sido canalizado mejorando el drenaje y el anegamiento. El material originario de los suelos dominante es el loess franco limoso. Domina la Serie La Cañada (Haplustol ácuico), ubicada en las partes centrales de las unidades; aparentemente es el suelo de mayor representatividad, con limitantes moderadas derivadas de los problemas de drenaje</text:span><text:span text:style-name="T22">,</text:span><text:span text:style-name="T20"> material calcáreo y alcalinidad sódica en profundidad (en períodos de sequías suele ser muy productivo). Posee buenas propiedades superficiales. Por otra parte, la Serie Sagrada Familia se presenta con algún grado de anegamiento que no es normal para la Serie y/o drenaje imperfecto (fase) y variantes calcáreas de la misma. En general, el complejo se encuentra afectado moderadamente por lo expresado, siendo apto para prácticas agrícolas condicionadas y siembra de pasturas.</text:span></text:p>
      <text:p text:style-name="P22">Complejo de Series LAS CORTADERAS 40%; DIEGO DE ROJAS 30%; ESTANCIA DON SANTIAGO 10% y 20% de suelos menores franco arenosos.</text:p>
      <text:p text:style-name="P15"><text:span text:style-name="T8">Símbolo: </text:span><text:span text:style-name="T5">LCr1</text:span></text:p>
      <text:p text:style-name="P4">Capacidad de uso: IVsc</text:p>
      <text:p text:style-name="P15"><text:span text:style-name="T8">Índice de Productividad: 44</text:span></text:p>
      <text:p text:style-name="P4">Unidades cartográficas vinculadas a las terrazas o derrames del Río Primero. El relieve es plano o suavemente deprimido. Domina la Serie Las Cortaderas que prácticamente no tiene limitantes con horizontes enriquecidos en arcillas iluviales y excelente retención de humedad. Está subordinada la serie Diego de Rojas con alcalinidad sódica subsuperficial, además, en las proximidades de los cauces o paleocauces en suaves elevaciones (albardones) se encuentran los suelos menores de texturas “livianas”. El suelo menos mas limitado en su perfil lo constituye la serie Estancia Don Santiago con horizonte superficial muy lavado o empobrecido con alcalinidad sódica en un porcentaje estimado próximo al 10% aumentando en profundidad y drenaje deficiente que se advierte en el campo en “manchones “casi desprovistos de vegetación. Aptitud general del complejo Clase IV, no obstante en sectores con dominio de la serie Las Cortaderas se pueden esperar mejores cosechas o mejor aptitud para ser regados. </text:p>
      <text:p text:style-name="P7">Río Primero</text:p>
      <text:p text:style-name="P20"><text:span text:style-name="T8">Asociación de Series LAS CORTADERAS 40%; LOS COMETIERRA 30% y 30% de suelos menores fluviales y eólicos de texturas medias moderadamente desarrollados.</text:span></text:p>
      <text:p text:style-name="P15"><text:span text:style-name="T8">Símbolo: </text:span><text:span text:style-name="T5">LCr2</text:span></text:p>
      <text:p text:style-name="P4">Capacidad de uso: IVsc</text:p>
      <text:p text:style-name="P15"><text:span text:style-name="T8">Índice de productividad: 49</text:span></text:p>
      <text:p text:style-name="P4">Derrames y terrazas situados en una posición topográfica un tanto mas elevada que la unidad anteriormente descripta; los suelos se han desarrollado sobre sedimentos fluviales y/o aluviales. El relieve es suavemente ondulado donde las serie Las Cortaderas ocupa los relieves intermedios y Los Cometierra las partes mas elevadas (albardones), esta ultima con moderada a baja retención de humedad por texturas livianas. Por último, existe una proporción de un 30% estimado de suelos de buena aptitud con horizontes subsuperficiales poco desarrollados (Bw), con moderada retención de humedad en el perfil. En general, la deficiencia de estas unidades esta determinada por la presencia de los suelos de texturas “livianas” ubicados en la situación relativamente mas alta del relieve. Aptitud: Agrícola con restricciones </text:p>
      <text:p text:style-name="P7">Río Primero</text:p>
      <text:p text:style-name="P20"><text:span text:style-name="T8">Asociación de Series LAS CORTADERAS 40%; EL ALCALDE 20%; LA EMILIA 20% y 20% de suelos menores de texturas livianas areno francas.</text:span></text:p>
      <text:p text:style-name="P15"><text:span text:style-name="T8">Símbolo: </text:span><text:span text:style-name="T5">LCr3</text:span></text:p>
      <text:p text:style-name="P4">Capacidad de uso: IVsc</text:p>
      <text:p text:style-name="P15"><text:span text:style-name="T8">Índice de Productividad: 60</text:span></text:p>
      <text:p text:style-name="P4">Áreas de formas alargadas hacia orientadas de Oeste a Este y suavemente cóncavas de derrames distales concentrados: pueden conducir eventualmente corrientes en forma de filetes de pocos metros de ancho con depósitos recientes de sedimentos arenosos y areno franco e inclusive haber generado erosión concentrada en forma de surcos pequeños. Los materiales originarios de los suelos son sedimentos mixtos: de origen fluvial o aluvial y eólico redepositado Las series Las Cortaderas y La Emilia tienen un origen fluvial o aluvial y la serie El Alcalde eólico. Los suelos pueden o no tener horizontes enriquecidos en arcillas iluviales pero la mayor limitantes consiste en la presencia de lechos arenosos que pueden cubrir los suelos originarios y erosión lineal parcial afectando cualquiera de los componentes edáficos. Aptitud general: Límite agrícola con pequeños sectores escogidos de clase III.</text:p>
      <text:p text:style-name="P7">Río Primero</text:p>
      <text:p text:style-name="P20"><text:span text:style-name="T8">Consociación LA CARLOTA</text:span></text:p>
      <text:p text:style-name="P15"><text:span text:style-name="T8">Símbolo: </text:span><text:span text:style-name="T5">LCt</text:span></text:p>
      <text:p text:style-name="P4">Capacidad de uso: IIIsc</text:p>
      <text:p text:style-name="P15"><text:span text:style-name="T8">Índice de Productividad: 43</text:span></text:p>
      <text:p text:style-name="P15"><text:span text:style-name="T8">Esta unidad cartográfica, constituida por una sola serie de suelos (consociación), se la encuentra en unidades menores.</text:span></text:p>
      <text:p text:style-name="P15"><text:span text:style-name="T8">Fisiográficamente corresponde a lomas eólicas suavemente onduladas con pendientes que no superan el 1%. Están constituidas exclusivamente por la serie La Carlota. Esencialmente esta serie de suelos es algo excesivamente drenada con textura franco arenosa y sin alcalinidad. Las limitantes están dadas por la moderada retención de humedad, las climáticas de carácter también moderadas que se incrementan hacia el Oeste y la susceptibilidad a la erosión eólica.</text:span></text:p>
      <text:p text:style-name="P15"><text:span text:style-name="T8">Esta consociación es apta para agricultura teniendo presentes las limitantes expresadas. Con prácticas de manejo adecuadas que incluyen rotaciones con pasturas pueden producirse rendimientos satisfactorios.</text:span></text:p>
      <text:p text:style-name="P8">Alejandro</text:p>
      <text:p text:style-name="P8">La Carlota</text:p>
      <text:p text:style-name="P20"><text:span text:style-name="T8">Asociación de Series LA CARLOTA 50%; CANALS 25% y CANALS en fase moderadamente erosionada por viento 25%.</text:span></text:p>
      <text:p text:style-name="P15"><text:span text:style-name="T8">Símbolo: </text:span><text:span text:style-name="T5">LCt1</text:span></text:p>
      <text:p text:style-name="P4">Capacidad de uso: IIIec</text:p>
      <text:p text:style-name="P15"><text:span text:style-name="T8">Índice de Productividad: 42</text:span></text:p>
      <text:p text:style-name="P15"><text:span text:style-name="T8">Esta asociación corresponde a lomas onduladas y suavemente onduladas.</text:span></text:p>
      <text:p text:style-name="P15"><text:span text:style-name="T8">Los suelos se han desarrollado sobre materiales de origen eólico de textura franco arenosa a arenosa franca fina.</text:span></text:p>
      <text:p text:style-name="P4">En las lomas suavemente onduladas domina la serie La Carlota, ubicándose en la serie Canals las convexidades mayores, cuyas crestas orientadas hacia el Norte suelen estar erosionadas por el viento (fase por erosión).</text:p>
      <text:p text:style-name="P4">Las limitantes, además del clima general para toda la región, comprende la moderada a baja retención de humedad y la moderada estabilidad estructural lo que lo hace susceptible a sufrir "voladuras" selectivas por la acción erosiva del viento.</text:p>
      <text:p text:style-name="P4">Son suelos agrícolas, y las prácticas de manejo deben estar destinadas a conservar la humedad y la fertilidad físico química de la capa arable, evitando la acción del viento de manera directa sobre la superficie del suelo.</text:p>
      <text:p text:style-name="P8">General Viamonte</text:p>
      <text:p text:style-name="P8">La Carlota</text:p>
      <text:p text:style-name="P20"><text:span text:style-name="T8">Complejo de Series LA CARLOTA 70%; LA CARLOTA en fase ligeramente erosionada por viento 15% y LOS MEDANITOS 15%.</text:span></text:p>
      <text:p text:style-name="P15"><text:span text:style-name="T8">Símbolo: </text:span><text:span text:style-name="T5">LCt2</text:span></text:p>
      <text:p text:style-name="P4">Capacidad de uso: IVsc</text:p>
      <text:p text:style-name="P15"><text:span text:style-name="T8">Índice de Productividad: 41</text:span></text:p>
      <text:p text:style-name="P15"><text:span text:style-name="T8">Son lomas aplanadas y suavemente onduladas de origen eólico.</text:span></text:p>
      <text:p text:style-name="P15"><text:span text:style-name="T8">Está integrado por la serie La Carlota con limitantes en el propio perfil por moderada retención de humedad y cierta susceptibilidad a la erosión eólica con la fase erosionada en los sectores más positivos del relieve. Integra también el complejo la serie Los Medanitos en pequeña proporción, ubicada en pequeñas depresiones de relieve cóncavo, de forma aproximadamente circular y se caracteriza por poseer drenaje moderado y alcalinidad sódica subsuperficial.</text:span></text:p>
      <text:p text:style-name="P15"><text:span text:style-name="T8">La aptitud general del complejo se encuentra en el límite de la clase agrícola siendo apto para una gama estrecha de cultivos en rotaciones con pasturas.</text:span></text:p>
      <text:p text:style-name="P8">Alejandro</text:p>
      <text:p text:style-name="P8">La Carlota</text:p>
      <text:p text:style-name="P20"><text:span text:style-name="T8">Complejo de Series LA CARLOTA 40%; LA CARLOTA en fase acumulada 30% y OLAETA 30%.</text:span></text:p>
      <text:p text:style-name="P15"><text:span text:style-name="T8">Símbolo: </text:span><text:span text:style-name="T5">LCt3</text:span></text:p>
      <text:p text:style-name="P4">Capacidad de uso: IIIec</text:p>
      <text:p text:style-name="P15"><text:span text:style-name="T8">Índice de Productividad: 42</text:span></text:p>
      <text:p text:style-name="P4">Estas unidades cartográficas, identifican a las lomadas eólicas amplias con gradientes próximos al 1%.</text:p>
      <text:p text:style-name="P15"><text:span text:style-name="T8">Sus componentes, de acuerdo a la posición que ocupan en el relieve, son los siguientes:</text:span></text:p>
      <text:p text:style-name="P15"><text:span text:style-name="T8">Serie La Carlota: ocupa situaciones intermedias de las lomadas y presenta ligera susceptibilidad a la erosión eólica.</text:span></text:p>
      <text:p text:style-name="P15"><text:span text:style-name="T8">Serie La Carlota, fase acumulada: se encuentra en los pequeños sectores deprimidos de forma alargada ubicados entre las lomas.</text:span></text:p>
      <text:p text:style-name="P15"><text:span text:style-name="T8">Poseen forma alargada en el sentido Norte-Sur donde los suelos se caracterizan por tener una capa arable de más de 30 cm. de espesor y mayor provisión de humedad que en las partes más altas.</text:span></text:p>
      <text:p text:style-name="P15"><text:span text:style-name="T8">Serie Olaeta: ubicada en las crestas de las pequeñas lomadas; más susceptible a la erosión eólica y con menor capacidad de retención de humedad. Estas lomadas más conspicuas, de varios centenares de metros de largo, se orientan en sentido Norte-Sur de acuerdo a la dirección de los vientos que les dieron origen.</text:span></text:p>
      <text:p text:style-name="P15"><text:span text:style-name="T8">La aptitud general es agrícola y las prácticas de manejo más adecuadas deben tender a conservar la humedad y evitar la erosión eólica especialmente en las crestas de lomas donde domina la serie Olaeta.</text:span></text:p>
      <text:p text:style-name="P8">Alejandro</text:p>
      <text:p text:style-name="P8">La Carlota</text:p>
      <text:p text:style-name="P20"><text:span text:style-name="T8">Complejo de Series LA CARLOTA en fase ligeramente erosionada por viento 60% y OLAETA en fase ligera a moderadamente erosionada por viento 40%.</text:span></text:p>
      <text:p text:style-name="P15"><text:span text:style-name="T8">Símbolo: </text:span><text:span text:style-name="T5">LCt4</text:span></text:p>
      <text:p text:style-name="P4">Capacidad de uso: IVes</text:p>
      <text:p text:style-name="P15"><text:span text:style-name="T8">Índice de Productividad: 39</text:span></text:p>
      <text:p text:style-name="P15"><text:span text:style-name="T8">Sectores amplios de lomadas eólicas.</text:span></text:p>
      <text:p text:style-name="P15"><text:span text:style-name="T8">La característica distintiva de este complejo es la erosión eólica y la susceptibilidad, que se manifiesta especialmente en los perfiles de suelos de la serie Olaeta como consecuencia de que es más arenosa y con menos estabilidad estructural que la serie La Carlota. La serie Olaeta se encuentra especialmente en las crestas alargadas de las lomas más notables que se orientan en sentido Norte-Sur.</text:span></text:p>
      <text:p text:style-name="P15"><text:span text:style-name="T8">Pueden además integrar este complejo, en forma de inclusiones que en ningún caso superan el 15%, las fases por acumulación de la serie La Carlota en una situación en el relieve ligeramente cóncavo entre las lomadas mayores. Aquí, la capa arable se ha engrosado por materiales similares al propio horizonte A1, de manera tal que es una acumulación beneficiosa, además de receptar más humedad y ser menos susceptible a la erosión eólica.</text:span></text:p>
      <text:p text:style-name="P4">Por las deficiencias expresadas, además de la climática general que se acentúa hacia el Oeste, estos complejos se encuentran en el límite agrícola.</text:p>
      <text:p text:style-name="P8">Alejandro</text:p>
      <text:p text:style-name="P8">Colonia La Providencia</text:p>
      <text:p text:style-name="P8">General Viamonte</text:p>
      <text:p text:style-name="P8">La Carlota</text:p>
      <text:p text:style-name="P20"><text:span text:style-name="T8">Complejo de Series LA CARLOTA en fase ligeramente erosionada por viento 40%; OLAETA en fase moderadamente erosionada por viento 30% y 30% de suelos menores arenosos e imperfectamente drenados y alcalinos</text:span></text:p>
      <text:p text:style-name="P15"><text:span text:style-name="T8">Símbolo: </text:span><text:span text:style-name="T5">LCt5</text:span></text:p>
      <text:p text:style-name="P4">Capacidad de uso: VIes</text:p>
      <text:p text:style-name="P15"><text:span text:style-name="T8">Índice de Productividad: 28</text:span></text:p>
      <text:p text:style-name="P15"><text:span text:style-name="T8">Se reconocen estos complejos en áreas de reducidas dimensiones. Fisiográficamente son lomas de influencia medanosa, donde alternan relieves suavemente ondulados con la serie La Carlota ligeramente erosionada, con ambientes de lomadas medanosas moderadamente erosionados con la serie Olaeta. Por otra parte, existen porcentajes bastante significativos de dos tipos de ambientes menores tales como los crestones o médanos estabilizados en las partes más altas con suelos arenosos (Entisoles erosionados en diversos grados) y bajos pequeños con suelos imperfectamente drenados y alcalinos que desmejoran la aptitud general del complejo.</text:span></text:p>
      <text:p text:style-name="P15"><text:span text:style-name="T8">Por estas características sintéticamente expuestas, además de los aspectos climáticos generales, estas unidades cartográficas solo son aptas para la implantación de pasturas perennes o pastoreo sobre especies nativas.</text:span></text:p>
      <text:p text:style-name="P8">Alejandro</text:p>
      <text:p text:style-name="P8">General Viamonte</text:p>
      <text:p text:style-name="P8">La Carlota</text:p>
      <text:p text:style-name="P20"><text:span text:style-name="T8">Complejo de Series LA CARLOTA 40%; LA CARLOTA en fase moderadamente alcalina y moderadamente bien drenada 30% y LOS MEDANITOS 30%.</text:span></text:p>
      <text:p text:style-name="P15"><text:span text:style-name="T8">Símbolo: </text:span><text:span text:style-name="T5">LCt6</text:span></text:p>
      <text:p text:style-name="P4">Capacidad de uso: IVsc</text:p>
      <text:p text:style-name="P15"><text:span text:style-name="T8">Índice de Productividad: 38</text:span></text:p>
      <text:p text:style-name="P15"><text:span text:style-name="T8">Estos complejos están representados por lomadas eólicas extendidas con suelos desarrollados sobre sedimentos de textura franco arenosa.</text:span></text:p>
      <text:p text:style-name="P15"><text:span text:style-name="T8">El porcentaje mayor del complejo corresponde a la serie La Carlota y su fase por alcalinidad sódica a partir de los 50 cm., posee problemas de drenaje en profundidad por la presencia de la capa freática de carácter salina, que en épocas lluviosas persistentes afecta la base del perfil del suelo. En pequeños ambientes netamente cóncavos con escurrimiento muy lento a nulo domina la serie Los Medanitos, es alcalino sódica subsuperficial con problemas de drenaje semejantes a la fase de la serie La Carlota.</text:span></text:p>
      <text:p text:style-name="P15"><text:span text:style-name="T8">Son suelos agrícolas aptos para una gama estrecha de cultivos con rotaciones amplias en base a pasturas perennes.</text:span></text:p>
      <text:p text:style-name="P8">Alejandro</text:p>
      <text:p text:style-name="P8">Colonia La Providencia</text:p>
      <text:p text:style-name="P8">General Viamonte</text:p>
      <text:p text:style-name="P8">La Carlota</text:p>
      <text:p text:style-name="P20"><text:span text:style-name="T8">Complejo de Series LA CARLOTA 30%; LA CARLOTA en fase acumulada 50% y LOS MEDANITOS 20%.</text:span></text:p>
      <text:p text:style-name="P15"><text:span text:style-name="T8">Símbolo: </text:span><text:span text:style-name="T5">LCt7</text:span></text:p>
      <text:p text:style-name="P4">Capacidad de Uso: IIIsc</text:p>
      <text:p text:style-name="P15"><text:span text:style-name="T8">Índice de Productividad: 41</text:span></text:p>
      <text:p text:style-name="P15"><text:span text:style-name="T8">Este símbolo identifica a pequeñas unidades cartográficas de relieve suavemente cóncavo de forma alargada orientadas en sentido Norte-Sur entre las lomadas medanosas más notables. Está presente de forma significativa la serie La Carlota y su fase con el horizonte superficial o capa arable de aproximadamente 30 cm. de espesor por efectos de acumulación o engrosamiento de material semejante al horizonte A que la beneficia, además de recibir, por su situación en el relieve, más humedad que las lomas adyacentes. Integra también este complejo la serie Los Medanitos con deficiencias en el drenaje y alcalinidad en el subsuelo presentando anegamientos de corta duración.</text:span></text:p>
      <text:p text:style-name="P4">Son suelos aptos para prácticas agrícolas e implantación de pasturas</text:p>
      <text:p text:style-name="P8">La Carlota</text:p>
      <text:p text:style-name="P20"><text:span text:style-name="T8">Complejo de Series LA CARLOTA 40%; LA CARLOTA en fase moderadamente alcalina 20%; MANANTIALES 20% y LOS PARAÍSOS en fase moderadamente alcalina 20%.</text:span></text:p>
      <text:p text:style-name="P15"><text:span text:style-name="T8">Símbolo: </text:span><text:span text:style-name="T5">LCt8</text:span></text:p>
      <text:p text:style-name="P4">Capacidad de Uso: IVsc</text:p>
      <text:p text:style-name="P15"><text:span text:style-name="T8">Índice de Productividad: 33</text:span></text:p>
      <text:p text:style-name="P4">Esta unidad cartográfica está representada en las fotocartas por lomas aplanadas y suavemente onduladas de origen eólico, vinculadas a los derrames del abanico aluvial del Río Cuarto, al Este de la Ciudad de La Carlota.</text:p>
      <text:p text:style-name="P4">La limitante más significativa está dada por la presencia de la serie Manantiales (baja fertilidad y alcalinidad sódica en el subsuelo) y la fase de la serie Los Paraísos que presenta material calcáreo desde la superficie que eleva el pH afectando la movilidad de ciertos nutrientes.</text:p>
      <text:p text:style-name="P4">Son suelos aptos para los cultivos anuales con rotaciones prolongadas con pasturas</text:p>
      <text:p text:style-name="P8">La Carlota</text:p>
      <text:p text:style-name="P20"><text:span text:style-name="T8">Complejo de Series LA CARLOTA en fase ligeramente erosionada por viento 40%; OLAETA en fase moderadamente erosionada 40% y LAS MERCEDES en fase severamente erosionada 20%.</text:span></text:p>
      <text:p text:style-name="P15"><text:span text:style-name="T8">Símbolo: </text:span><text:span text:style-name="T5">LCt9</text:span></text:p>
      <text:p text:style-name="P4">Capacidad de uso: VIes</text:p>
      <text:p text:style-name="P15"><text:span text:style-name="T8">Índice de Productividad: 32</text:span></text:p>
      <text:p text:style-name="P4">Son lomas de influencia medanosa.</text:p>
      <text:p text:style-name="P15"><text:span text:style-name="T8">Comprenden sectores altos muy expuestos a la acción del viento ubicados frecuentemente adyacentes a depresiones. Los suelos tienen un denominador común que es la erosión eólica en diverso grado.</text:span></text:p>
      <text:p text:style-name="P15"><text:span text:style-name="T8">La retención de humedad, erosión y deficiente fertilidad natural, limitan la aptitud de estas tierras siendo aptas para la implantación de pasturas perennes.</text:span></text:p>
      <text:p text:style-name="P8">Alejandro</text:p>
      <text:p text:style-name="P8">Colonia La Providencia</text:p>
      <text:p text:style-name="P20"><text:span text:style-name="T8">Complejo de Series LA CARLOTA 40%; OLAETA en fase moderadamente erosionada por viento 30%; ESTANCIA DON FRANCISCO 20% y 10% de suelos menores imperfectamente drenados.</text:span></text:p>
      <text:p text:style-name="P15"><text:span text:style-name="T8">Símbolo: </text:span><text:span text:style-name="T5">LCt10</text:span></text:p>
      <text:p text:style-name="P4">Capacidad de uso: IVec</text:p>
      <text:p text:style-name="P15"><text:span text:style-name="T8">Índice de Productividad: 34</text:span></text:p>
      <text:p text:style-name="P15"><text:span text:style-name="T8">Las unidades cartográficas identificadas con este símbolo, son lomadas eólicas suavemente onduladas donde alternan concavidades y convexidades con suelos disímiles.</text:span></text:p>
      <text:p text:style-name="P15"><text:span text:style-name="T8">En las convexidades mayores es dominante la serie Olaeta erosionada moderadamente por actividad eólica reciente, especialmente en los sectores orientados al N más expuestos a la acción desecante y erosiva del viento.</text:span></text:p>
      <text:p text:style-name="P15"><text:span text:style-name="T8">En las situaciones intermedias del relieve, es la serie La Carlota la que está presente y en pequeños ambientes de forma aproximada circular y relieve cóncavo, domina la serie Estancia Don Francisco con drenaje moderado. Por último, en el centro de las pequeñas depresiones, se observan sectores de escurrimiento nulo con suelos menores imperfectamente drenados.</text:span></text:p>
      <text:p text:style-name="P15"><text:span text:style-name="T8">Las limitantes más significativas son: erosión eólica y susceptibilidad, retención de humedad y drenaje moderado a imperfecto en sectores bajos.</text:span></text:p>
      <text:p text:style-name="P15"><text:span text:style-name="T8">La aptitud general del complejo es agrícola con ciclos largos en base a pasturas implantadas.</text:span></text:p>
      <text:p text:style-name="P8">Alejandro</text:p>
      <text:p text:style-name="P8">Colonia La Providencia</text:p>
      <text:p text:style-name="P22">Complejo de Series LA CARLOTA 40%; LABOULAYE 20%; LOS MEDANITOS 20% y OLAETA en fase ligeramente erosionada por viento 20%.</text:p>
      <text:p text:style-name="P15"><text:span text:style-name="T8">Símbolo: </text:span><text:span text:style-name="T5">LCt11</text:span></text:p>
      <text:p text:style-name="P4">Capacidad de uso: IIIsc</text:p>
      <text:p text:style-name="P4">Índice de Productividad: 43</text:p>
      <text:p text:style-name="P4">Ambientes de lomas, lomas medanosas y bajos con limitantes ligeras a moderadas de diverso tipo. En las lomas suavemente onduladas domina la serie La Carlota y en las medanosas de relieve convexo la serie Olaeta erosionada por viento. Por otro lado, en los relieves aplanados es la serie Laboulaye que es la de mejor aptitud dentro de esta asociación la que domina. Por último en los ambientes deprimidos o plano cóncavos se encuentra la serie Los Medanitos que es moderadamente bien drenada con alcalinidad subsuperficial.</text:p>
      <text:p text:style-name="P4">En general, las limitantes de esta unidad cartográfica son de distinto orden, ligeras a moderadas: retención de humedad, erosión y susceptibilidad a la erosión eólica, y en menor medida la serie Los Medanitos, con drenaje moderado y alcalinidad subsuperficial.</text:p>
      <text:p text:style-name="P4">Estas unidades tienen en general buena aptitud para el crecimiento de los cultivos comunes de la zona.</text:p>
      <text:p text:style-name="P8">Colonia La Providencia</text:p>
      <text:p text:style-name="P8">General Viamonte</text:p>
      <text:p text:style-name="P22">Asociación en fase moderadamente inclinada de Series LA EMILIA 60% y EL CORTIJO 40%.</text:p>
      <text:p text:style-name="P15"><text:span text:style-name="T8">Símbolo: </text:span><text:span text:style-name="T5">LEm1</text:span></text:p>
      <text:p text:style-name="P4">Capacidad de uso: IIIec</text:p>
      <text:p text:style-name="P15"><text:span text:style-name="T8">Índice de Productividad: 65</text:span></text:p>
      <text:p text:style-name="P4">Son ambientes de origen eminentemente fluvial de derrames distales de desbordes. Los gradientes oscilan entre 1 a 3%.</text:p>
      <text:p text:style-name="P4">En los sectores mas altos domina la Serie La Emilia sobre sedimentos de textura franco limosos en todo el perfil (horizonte subsuperficial ligeramente enriquecido en arcillas iluviales). Integra demás la asociación la Serie El Cortijo ubicada en situación de media loma (bordes de pequeños lóbulos de derrames) que en superficie posee textura franca a franco arenosa (menor retención de humedad) y enriquecimiento de arcilla incipiente subsuperficial.</text:p>
      <text:p text:style-name="P4">Limitantes: climática moderada a ligera, susceptibilidad a la erosión hídrica y en menor medida retención de humedad en la Serie El Cortijo.</text:p>
      <text:p text:style-name="P8">Cañada de Luque</text:p>
      <text:p text:style-name="P8">Jesús María</text:p>
      <text:p text:style-name="P8">Río Primero</text:p>
      <text:p text:style-name="P22">Asociación de Series LA EMILIA 50%; EL CORTIJO 25% y BARRANCA YACO 25%.</text:p>
      <text:p text:style-name="P15"><text:span text:style-name="T8">Símbolo: </text:span><text:span text:style-name="T5">LEm2</text:span></text:p>
      <text:p text:style-name="P4">Capacidad de uso: IIIc</text:p>
      <text:p text:style-name="P15"><text:span text:style-name="T8">Índice de productividad: 69</text:span></text:p>
      <text:p text:style-name="P4">Unidad cartográfica de derrames fluviales con pendientes regionales muy suaves menor al 0,5. Los suelos se han desarrollado sobre derrames o abanicos aluviales distales (mas alejados de las sierras), mezclados con sedimentos loéssicos.</text:p>
      <text:p text:style-name="P4">Se destaca por su porcentaje de participación la Serie La Emilia que ocupa los sectores planos de la pendiente regional. En las partes suavemente deprimidos domina la Serie Barranca Yaco. Por último, la Serie El Cortijo ocupa los bordes de los lóbulos de los derrames o partes intermedias del relieve, donde la pendiente puede ser localmente mayor que la general.</text:p>
      <text:p text:style-name="P4">La única deficiencia en el perfil del suelo, de carácter ligero, corresponde a la Serie El Cortijo por retención de la humedad en superficie.</text:p>
      <text:p text:style-name="P4">La aptitud general de la unidad es agrícola, se requiere adoptar prácticas de manejo destinadas a conservar la humedad y otras sencillas de aplicar para evitar en el futuro la erosión hídrica.</text:p>
      <text:p text:style-name="P8">Cañada de Luque</text:p>
      <text:p text:style-name="P8">Jesús María</text:p>
      <text:p text:style-name="P22">Complejo en fase moderadamente inclinada y ligeramente erosionada de Series LA EMILIA 40%; ALTO GRANDE 30% y BARRANCA YACO 30%.</text:p>
      <text:p text:style-name="P15"><text:span text:style-name="T8">Símbolo: </text:span><text:span text:style-name="T5">LEm3</text:span></text:p>
      <text:p text:style-name="P4">Capacidad de uso IVec</text:p>
      <text:p text:style-name="P15"><text:span text:style-name="T8">Índice de productividad: 59</text:span></text:p>
      <text:p text:style-name="P15"><text:span text:style-name="T8">Unidades menores ubicadas al este de Puesto del Rosario. Los suelos muestran evidencias de erosión ligera laminar y en surcos (laminar en la media loma alta y en surcos en la media loma baja y pie de loma). La Serie Alto Grande se encuentra en los sectores altos de las pendientes, Barranca Yaco en media loma baja y pie de loma y la Serie El Cortijo en situaciones intermedias. Las limitantes son la erosión actual ligera (el suelo ha perdido hasta 5 cm. de la capa arable) y riesgo moderado. En consecuencia, para la conservación del recurso se requiere adoptar prácticas destinadas a controlar este proceso de degradación. Otra limitante ligera consiste en deficiencias en la retención de humedad de las Series Alto Grande y La Emilia.</text:span></text:p>
      <text:p text:style-name="P8">Cañada de Luque</text:p>
      <text:p text:style-name="P8">Jesús María</text:p>
      <text:p text:style-name="P22">Complejo en fase ligera a moderadamente inclinada de Series LA EMILIA 40%; BARRANCA YACO 20%; CANDELARIA 20% y 20% de suelos menores ligeramente erosionados.</text:p>
      <text:p text:style-name="P15"><text:span text:style-name="T8">Símbolo: </text:span><text:span text:style-name="T5">LEm4</text:span></text:p>
      <text:p text:style-name="P4">Capacidad de uso: IIIec</text:p>
      <text:p text:style-name="P15"><text:span text:style-name="T8">Índice de Productividad: 63</text:span></text:p>
      <text:p text:style-name="P15"><text:span text:style-name="T8">Sector ubicado al Sur de la localidad de las Peñas, con suelos desarrollados mayoritariamente a partir de derrames de desbordes distales de texturas intermedias de las Series La Emilia y Barranca Yaco. Esta última con excelente retención de humedad por la presencia de horizontes subsuperficiales enriquecidos en arcillas iluviales y en menor medida la Serie La Emilia.</text:span></text:p>
      <text:p text:style-name="P4">Por otro lado, sobre sedimentos eólicos franco limosos (loess) se ha desarrollado incipientemente la Serie Candelaria en situaciones suavemente elevadas del paisaje.</text:p>
      <text:p text:style-name="P4">Además, a causa de las pendientes regionales hacia el este, suaves pero largas, se han comenzado a observar algunos procesos erosivos que afectan aproximadamente un 20% de los suelos.</text:p>
      <text:p text:style-name="P4">Aptitud: agrícola con prácticas destinadas a evitar los procesos erosivos y almacenar agua en el perfil.</text:p>
      <text:p text:style-name="P8">Cañada de Luque</text:p>
      <text:p text:style-name="P22">Complejo de Series LA EMILIA 40%; BARRANCA YACO 25%; CANDELARIA 25% y 10% de suelos menores arenosos y franco arenosos poco diferenciados.</text:p>
      <text:p text:style-name="P15"><text:span text:style-name="T8">Símbolo: </text:span><text:span text:style-name="T5">LEm5</text:span></text:p>
      <text:p text:style-name="P4">Capacidad de uso: IIIc</text:p>
      <text:p text:style-name="P15"><text:span text:style-name="T8">Índice de productividad: 65</text:span></text:p>
      <text:p text:style-name="P4">Unidades cartográficas ubicadas al SE de la localidad de Las Peñas en una suave pendiente regional, con dominio de suelos sobre sedimentos de derrames medios y finos (Series La Emilia y Barranca Yaco) y en menor medida por perfiles sobre sedimentos eólicos (loess) de la Serie Candelaria.</text:p>
      <text:p text:style-name="P4">Se pueden observar, en algunos sectores reducidos, la presencia de suelos más arenosos no bien definidos taxonómicamente que afectan puntualmente el sitio donde se encuentran.</text:p>
      <text:p text:style-name="P4">La aptitud general del complejo es agrícola con limitante climática moderada.</text:p>
      <text:p text:style-name="P8">Cañada de Luque</text:p>
      <text:p text:style-name="P22">Asociación de Series LA EMILIA 40%; BARRANCA YACO 20%; LOS MISTOLES 20% y TERRAZAS DEL RÍO PINTO 20%.</text:p>
      <text:p text:style-name="P15"><text:span text:style-name="T8">Símbolo: </text:span><text:span text:style-name="T5">LEm6</text:span></text:p>
      <text:p text:style-name="P4">Capacidad de uso: IIIc</text:p>
      <text:p text:style-name="P15"><text:span text:style-name="T8">Índice de Productividad: 65</text:span></text:p>
      <text:p text:style-name="P15"><text:span text:style-name="T8">Derrames distales que tienen aproximadamente una composición taxonómica semejante a la unidad anteriormente descripta. Están ubicados aguas abajo de los derrames concentrados o vías de desagüe bien definidos. Se observa la presencia, en sectores suavemente elevados de la Serie Terrazas del Río Pinto, franco limosa de origen fluvial, que tiene una ligera limitante en virtud de su falta de desarrollo subsuperficial (perfil del tipo A-AC-C). En la Series La Emilia y Los Mistoles los problemas en este sentido son menores y en Barranca Yaco prácticamente no existen, merced al enriquecimiento subsuperficial de arcillas iluviales (mejor reserva de humedad en el subsuelo).</text:span></text:p>
      <text:p text:style-name="P8">Cañada de Luque</text:p>
      <text:p text:style-name="P8">Río Primero</text:p>
      <text:p text:style-name="P22">Complejo de Series LA EMILIA 40%; LOS MISTOLES en fase alcalina en profundidad 30% y ESTANCIA LA SELVA 30%.</text:p>
      <text:p text:style-name="P15"><text:span text:style-name="T8">Símbolo: </text:span><text:span text:style-name="T5">LEm7</text:span></text:p>
      <text:p text:style-name="P4">Capacidad de uso. IVsc</text:p>
      <text:p text:style-name="P15"><text:span text:style-name="T8">Índice de Productividad: 50</text:span></text:p>
      <text:p text:style-name="P4">Pequeños sectores suavemente deprimidos o plano cóncavos o áreas intermedias ubicadas en la transición entre la Planicie Fluvio Eólica y la Pampa Plana.</text:p>
      <text:p text:style-name="P15"><text:span text:style-name="T8">Es un complejo de suelos donde alternan en forma caótica los perfiles de la Serie La Emilia de excelente aptitud, con la Serie Los Mistoles con alcalinidad sódica en profundidad (debajo de 50 cm.).</text:span></text:p>
      <text:p text:style-name="P4">Integran también el complejo un 30% estimado de la Serie Estancia La Selva que se encuentra afectada severamente por alcalinidad subsuperficial como consecuencia de la presencia de arcillas sódicas en el subsuelo, que condicionan y hasta impiden el desarrollo radicular, observándose el típico manchoneo en los cultivos con rendimientos limitados. Esta Serie que constituye la unidad en un porcentaje importante afecta la aptitud general del complejo.</text:p>
      <text:p text:style-name="P8">Cañada de Luque</text:p>
      <text:p text:style-name="P22">Asociación de Series LA EMILIA 70% y BARRANCA YACO 30%.</text:p>
      <text:p text:style-name="P15"><text:span text:style-name="T8">Símbolo: </text:span><text:span text:style-name="T5">LEm8</text:span></text:p>
      <text:p text:style-name="P4">Capacidad de uso: IIIc</text:p>
      <text:p text:style-name="P15"><text:span text:style-name="T8">Índice de Productividad: 68</text:span></text:p>
      <text:p text:style-name="P4">Unidades cartográficas correspondientes a la Pampa Loéssica Alta. La pendiente regional es de aproximadamente 0.5%. Los suelos son de excelente aptitud individual estando la serie La Emilia es sectores relativamente mas elevados y Barranca Yaco en las suaves concavidades, esta última con excelente retención de humedad por la presencia de horizontes subsuperficiales enriquecidos en arcillas iluviales. Se han desarrollado sobre derrames de desbordes distales o loess redepositado. Como inclusiones puede encontrarse esta última serie con una ligera acumulación o engrosamiento de la capa arable y presenta, por otra parte, una ligera susceptibilidad a la erosión hídrica que requiere prácticas muy sencillas de aplicar. La red caminera puede conducir excesos hídricos hacia el este ocasionando trasvasamiento de subcuencas a pequeña escala. Aptitud: Agrícola Clase III apto para los cultivos normales de la región con buenos rendimientos.</text:p>
      <text:p text:style-name="P7">Río Primero</text:p>
      <text:p text:style-name="P22">Asociación de Series LA EMILIA 40%; BARRANCA YACO 30% y CONSTITUCIÓN 30%.</text:p>
      <text:p text:style-name="P15"><text:span text:style-name="T8">Símbolo: </text:span><text:span text:style-name="T5">LEm9</text:span></text:p>
      <text:p text:style-name="P4">Capacidad de uso: IIIc</text:p>
      <text:p text:style-name="P15"><text:span text:style-name="T8">Índice de Productividad: 66</text:span></text:p>
      <text:p text:style-name="P4">Unidad cartográfica perteneciente a La Planicie Fluvio Eólica o Pampa Loéssica Alta con suave pendiente regional hacia el Este. Son sectores altos del relieve con suelos desarrollados sobre sedimentos eólicos o eólicos redepositados y derrames distales. En el relieve la Serie Barranca Yaco ocupa los sectores suavemente deprimidos, La Emilia sectores intermedios y en las partes altas sin ninguna influencia fluvial la serie Constitución, esta última mas susceptible a el stress hídrico por escaso o nulo desarrollo subsuperficial (perfil A-AC-C sobre loess). Los suelos muestran diferencias poco significativas en materia de retención de humedad siendo óptima en este sentido Barranca Yaco y mas “liviana” la serie Constitución. Las limitantes importantes son solamente las climáticas.</text:p>
      <text:p text:style-name="P7">Río Primero</text:p>
      <text:p text:style-name="P20"><text:span text:style-name="T8">Complejo indeterminado La Felipa de suelos hidromórficos salino alcalinos.</text:span></text:p>
      <text:p text:style-name="P15"><text:span text:style-name="T8">Símbolo: </text:span><text:span text:style-name="T5">LFpa</text:span></text:p>
      <text:p text:style-name="P4">Capacidad de uso: VIIws</text:p>
      <text:p text:style-name="P15"><text:span text:style-name="T8">Índice de Productividad: 2</text:span></text:p>
      <text:p text:style-name="P4">Corresponde a un sector muy deprimido, relacionado directamente con la laguna La Felipa, ubicada al Sur de la localidad de Ucacha.</text:p>
      <text:p text:style-name="P4">Presenta inundaciones de muy larga duración, y el resto del tiempo, la capa freática se encuentra muy cercana a la superficie.</text:p>
      <text:p text:style-name="P8">Ucacha</text:p>
      <text:p text:style-name="P20"><text:span text:style-name="T8">Complejo de Series LA FRANCIA 30%; ESTANCIA SAN MIGUEL 20%; SAN ANTONIO DE LITÍN 20%; ESTANCIA LA LEONA 15% y EL PUMA en fase moderadamente sódica en profundidad 15%.</text:span></text:p>
      <text:p text:style-name="P15"><text:span text:style-name="T8">Símbolo: </text:span><text:span text:style-name="T5">LFr</text:span></text:p>
      <text:p text:style-name="P4">Capacidad de uso: VIws</text:p>
      <text:p text:style-name="P15"><text:span text:style-name="T8">Índice de Productividad: 40</text:span></text:p>
      <text:p text:style-name="P15"><text:span text:style-name="T8">Esta unidad corresponde fisiográficamente con áreas muy planas y planicies ligeramente deprimidas con drenaje deficiente.</text:span></text:p>
      <text:p text:style-name="P15"><text:span text:style-name="T8">Los suelos reconocidos son una consecuencia de tales condiciones, estimándose que más de la mitad del área que ocupa este Complejo está constituido por suelos alcalino-sódicos que responden a las Series La Francia, Estancia La Leona y Estancia San Miguel, esta última con horizonte superficial fuertemente degradado. Cuándo las condiciones de drenaje mejoran (sectores relativamente más altos) se desarrollan suelos que responden a la Serie San Antonio De Litín que posee un horizonte subsuperficial degradado y El Puma en fase moderadamente sódica en profundidad.</text:span></text:p>
      <text:p text:style-name="P15"><text:span text:style-name="T8">Las limitaciones mencionadas disminuyen la capacidad productiva de los suelos, que son generalmente utilizados para ganadería con pasturas implantadas.</text:span></text:p>
      <text:p text:style-name="P7">La Francia</text:p>
      <text:p text:style-name="P7">San Francisco</text:p>
      <text:p text:style-name="P20"><text:span text:style-name="T8">Complejo de Series LA FRANCIA 40%; ESTANCIA SAN MIGUEL 40% y ESTANCIA LA LEONA 20%.</text:span></text:p>
      <text:p text:style-name="P15"><text:span text:style-name="T8">Símbolo: </text:span><text:span text:style-name="T5">LFr1</text:span></text:p>
      <text:p text:style-name="P4">Capacidad de uso: VIws</text:p>
      <text:p text:style-name="P15"><text:span text:style-name="T8">Índice de Productividad: 29</text:span></text:p>
      <text:p text:style-name="P15"><text:span text:style-name="T8">Unidad cartográfica vinculada a planicies topográficamente mas bajas que las áreas vecinas, con un nivel freático que en ciertas épocas se encuentra cercano a la superficie, lo que implica condiciones de drenaje imperfecto. Abarca una superficie de 13.700 ha y está constituido por suelos que en su mayoría están afectados por alcalinidad sódica entre los 20 y 40 cm. de profundidad y salinidad moderada a fuerte en profundidad.</text:span></text:p>
      <text:p text:style-name="P15"><text:span text:style-name="T8">Estos Complejos muestran claramente el típico manchoneo de la vegetación, como consecuencia del drenaje deficiente, la alcalinidad sódica y la salinidad que limitan severamente el uso de estas tierras, quedando las mismas restringidas a campos naturales de pastoreo o pasturas implantadas adaptadas a las condiciones edáficas.</text:span></text:p>
      <text:p text:style-name="P7">La Francia</text:p>
      <text:p text:style-name="P7">San Francisco</text:p>
      <text:p text:style-name="P20"><text:span text:style-name="T8">Complejo de Series LA FRANCIA 30%; CAÑADA LA CRUZ 30%; ESTANCIA LA LEONA 20% y LAGUNA LAS LIEBRES 20%.</text:span></text:p>
      <text:p text:style-name="P15"><text:span text:style-name="T8">Símbolo: </text:span><text:span text:style-name="T5">LFr2</text:span></text:p>
      <text:p text:style-name="P4">Capacidad de uso: VIws</text:p>
      <text:p text:style-name="P15"><text:span text:style-name="T8">Índice de Productividad: 27</text:span></text:p>
      <text:p text:style-name="P15"><text:span text:style-name="T8">Corresponde a vías de escurrimiento, susceptibles de sufrir anegamientos frecuentes, dado que la escorrentía es sumamente pequeña comparada con la evaporación y la infiltración.</text:span></text:p>
      <text:p text:style-name="P15"><text:span text:style-name="T8">Está constituido por suelos con limitaciones en el drenaje interno y por lo tanto falta de oxigenación, en algún período del año, en la sección del perfil donde ocurre la mayor actividad radicular además la alta concentración de sodio en el complejo de intercambio, resulta perjudicial para las condiciones físicas de los mismos. La vocación natural de estas tierras, dado el tipo e intensidad de las limitaciones, es netamente ganadera con explotación del campo natural o pasturas implantadas adaptadas a las condiciones mencionadas.</text:span></text:p>
      <text:p text:style-name="P7">La Francia</text:p>
      <text:p text:style-name="P7">San Francisco</text:p>
      <text:p text:style-name="P20"><text:span text:style-name="T8">Complejo de Series LA FRANCIA 30%; CHILIBROSTE 30%; LAGUNA BLAIZOT 20% y ESTANCIA SAN MIGUEL 20%.</text:span></text:p>
      <text:p text:style-name="P15"><text:span text:style-name="T8">Símbolo: </text:span><text:span text:style-name="T5">LFr3</text:span></text:p>
      <text:p text:style-name="P4">Capacidad de uso: VIws</text:p>
      <text:p text:style-name="P15"><text:span text:style-name="T8">Índice de Productividad: 21</text:span></text:p>
      <text:p text:style-name="P15"><text:span text:style-name="T8">Esta unidad se relaciona fisiográficamente con áreas muy planas, levemente cóncavas, caracterizada por la ausencia de pendientes locales. La eliminación de los excedentes de agua solo se produce a través de la masa del suelo y por evaporación o por medio de canales artificiales. Consecuentemente los encharcamientos son comunes y de cierta duración.</text:span></text:p>
      <text:p text:style-name="P15"><text:span text:style-name="T8">Los suelos que la integran, están afectados por alcalinidad sódica moderada en el subsuelo a fuerte en profundidad y por altos tenores de sales a profundidades variables. El uso predominante de estos suelos es ganadero, siendo posible la implantación de pasturas artificiales con especies adaptadas a las condiciones de alcalinidad, salinidad y drenaje imperfecto.</text:span></text:p>
      <text:p text:style-name="P7">La Francia</text:p>
      <text:p text:style-name="P7">San Francisco</text:p>
      <text:p text:style-name="P20"><text:span text:style-name="T8">Complejo de Series LA FRANCIA en fase salina 50%; ESTANCIA LA LEONA 20% y EL PUMA en fase salina y sódica en profundidad 30%.</text:span></text:p>
      <text:p text:style-name="P15"><text:span text:style-name="T8">Símbolo: </text:span><text:span text:style-name="T5">LFr4</text:span></text:p>
      <text:p text:style-name="P4">Capacidad de uso: VIws</text:p>
      <text:p text:style-name="P15"><text:span text:style-name="T8">Índice de Productividad: 25</text:span></text:p>
      <text:p text:style-name="P15"><text:span text:style-name="T8">El relieve con el cual está vinculado este Complejo, corresponde a áreas planas ligeramente cóncavas, donde ocupa los sectores relativamente mas altos. La ausencia de pendiente determina que los excesos de agua superficial, se eliminen lentamente a través del suelo y por evaporación.</text:span></text:p>
      <text:p text:style-name="P15"><text:span text:style-name="T8">Los suelos que lo integran están afectados por distinto grado de alcalinidad y salinidad, mostrando síntomas de hidromorfismo debido a condiciones de drenaje imperfecto.</text:span></text:p>
      <text:p text:style-name="P15"><text:span text:style-name="T8">El tipo de uso predominante de estos suelos es ganadero, siendo posible la implantación de praderas artificiales con especies adaptadas a las condiciones imperantes.</text:span></text:p>
      <text:p text:style-name="P15"><text:span text:style-name="T8">Por tratarse de un Complejo de suelos, estos se encuentran formando una mezcla geográfica bastante intrincada, lo que implica que se produzcan variaciones edáficas en trechos cortos. La determinación de la aptitud o capacidad de uso de las tierras, se estima teniendo en cuenta las condiciones dominantes de toda la unidad, por lo tanto a nivel de lote o parcela pueden encontrarse diferencias significativas.</text:span></text:p>
      <text:p text:style-name="P7">La Francia</text:p>
      <text:p text:style-name="P7">San Francisco</text:p>
      <text:p text:style-name="P22">Complejo de Series LA GAVIOTA 50%; LA INDIANA 30% y MELINCUÉ 20%</text:p>
      <text:p text:style-name="P15"><text:span text:style-name="T8">Símbolo: </text:span><text:span text:style-name="T5">LGa2</text:span><text:span text:style-name="T8"> </text:span></text:p>
      <text:p text:style-name="P4">Capacidad de uso: IVws</text:p>
      <text:p text:style-name="P4">Índice de Productividad: </text:p>
      <text:p text:style-name="P4">El complejo identificado con el símbolo LGa2 está integrado por la serie La Gaviota como suelo dominante. Se encuentra ubicado en planos bajos, afectado en grado diverso por alcalinidad y en determinadas épocas del año por saturación hídrica, producida por anegamiento superficial y/o proximidad de la capa de agua freática.</text:p>
      <text:p text:style-name="P15"><text:span text:style-name="T8">El valor agropecuario de estas áreas reside casi exclusivamente en el aprovechamiento de las pasturas naturales.</text:span></text:p>
      <text:p text:style-name="P7">Cruz Alta</text:p>
      <text:p text:style-name="P20"><text:span text:style-name="T8">Complejo de Series LOS HOYOS 50%; LOS SAUCES 30% y 20% de suelos menores.</text:span></text:p>
      <text:p text:style-name="P15"><text:span text:style-name="T8">Símbolo: </text:span><text:span text:style-name="T5">LHy</text:span></text:p>
      <text:p text:style-name="P4">Capacidad de Uso: IVsc</text:p>
      <text:p text:style-name="P15"><text:span text:style-name="T8">Índice de Productividad: 51</text:span></text:p>
      <text:p text:style-name="P4">Con este símbolo se identifica a amplios derrames fluviales en el pié de monte, con relieve ondulado, surcados por paleocauces arenosos sin desarrollo de horizontes genéticos en los suelos. La Serie Los Hoyos (50%) se vincula a las partes altas y la Serie Los Sauces a los sectores más bajos con inclusiones de los paleocauces con suelos arenosos.</text:p>
      <text:p text:style-name="P4">En estas unidades deben considerarse además de la limitación climática, la moderada a baja retención de humedad que aumenta la "sequía edáfica", dificultando el laboreo, siembra, etc. Por otro lado presentan un regular nivel de nutrientes.</text:p>
      <text:p text:style-name="P7">Villa de María</text:p>
      <text:p text:style-name="P20"><text:span text:style-name="T8">Complejo de Series LOS HOYOS 40%; SAN PEDRO 30% y SEBASTIÁN ELCANO 30%</text:span></text:p>
      <text:p text:style-name="P15"><text:span text:style-name="T8">Símbolo: </text:span><text:span text:style-name="T5">LHy1</text:span></text:p>
      <text:p text:style-name="P4">Capacidad de Uso: IVsc</text:p>
      <text:p text:style-name="P15"><text:span text:style-name="T8">Índice de Productividad: 58</text:span></text:p>
      <text:p text:style-name="P4">Este complejo constituye lomadas suavemente onduladas en el pié de monte, próximas a las sierras y se encuentra en los interfluvios limitados por paleocauces y planos fluviales. Los materiales originarios dominantes son de origen fluvial, sobre el cual se desarrollaron los suelos de las Series Los Hoyos y San Pedro (70%), presentando intercalaciones de relictos loéssicos, que constituyen el material madre de los suelos de la Serie Sebastián Elcano (30%).</text:p>
      <text:p text:style-name="P7">Villa de María</text:p>
      <text:p text:style-name="P20"><text:span text:style-name="T8">Asociación en fase moderada a fuertemente erosionada de Series LAS ISLETILLAS y VIRA PITA.</text:span></text:p>
      <text:p text:style-name="P15"><text:span text:style-name="T8">Símbolo: </text:span><text:span text:style-name="T5">LI</text:span></text:p>
      <text:p text:style-name="P4">Capacidad de uso: VIec</text:p>
      <text:p text:style-name="P15"><text:span text:style-name="T8">Índice de productividad: 37</text:span></text:p>
      <text:p text:style-name="P15"><text:span text:style-name="T8">Los suelos de esta asociación corresponden a líneas de escurrimiento con marcado control estructural que presentan una orientación general SO-NE.</text:span></text:p>
      <text:p text:style-name="P4">Están sujetos a anegamientos de corta duración en períodos lluviosos por aporte de los excesos de las lomas y pendientes regionales. Este aporte hídrico adicional, ha producido erosión lineal con casos de truncamiento total del suelo original, generando surcos y aún cárcavas de distinta magnitud, principalmente en las áreas centrales de las unidades lo que limita el uso agrícola del suelo, a pesar de la buena aptitud natural de los componentes edáficos que la integran. No obstante, algunos sectores reducidos con menos erosión y/o susceptibilidad, pueden ser destinados a prácticas agrícolas siempre con cuidados intensivos.</text:p>
      <text:p text:style-name="P7">Berrotarán</text:p>
      <text:p text:style-name="P7">Hernando</text:p>
      <text:p text:style-name="P21"><text:span text:style-name="T8">Complejo indiferenciado de Series LAS ISLETILLAS y LAS SELVAS.</text:span></text:p>
      <text:p text:style-name="P15"><text:span text:style-name="T8">Símbolo: </text:span><text:span text:style-name="T5">LI1</text:span></text:p>
      <text:p text:style-name="P4">Capacidad de uso: IIIw</text:p>
      <text:p text:style-name="P15"><text:span text:style-name="T8">Índice de Productividad: 76</text:span></text:p>
      <text:p text:style-name="P15"><text:span text:style-name="T8">Este complejo abarca unidades individualmente pequeñas. Corresponden a sectores ligeramente cóncavos vinculados a líneas de escurrimiento poco manifiestas.</text:span></text:p>
      <text:p text:style-name="P4">La serie Las Selvas ocupa las partes centrales más anegables de la unidad y Las Isletillas los bordes de la misma. Son tierras aptas para agricultura y pasturas, donde la limitación predominante (exceso de agua en períodos lluviosos) afecta levemente su capacidad de uso.</text:p>
      <text:p text:style-name="P4">En la actualidad estos suelos son usados extensivamente para agricultura con cultivos climáticamente adaptados.</text:p>
      <text:p text:style-name="P7">Hernando</text:p>
      <text:p text:style-name="P20"><text:span text:style-name="T8">Asociación de Series LAS ISLETILLAS en fase severamente erosionada 30%; VIRÁ PITÁ en fase engrosada y moderadamente erosionada 40%; HERNANDO en fase acumulada 20% y 10% de cárcavas y surcos profundos.</text:span></text:p>
      <text:p text:style-name="P15"><text:span text:style-name="T8">Símbolo: </text:span><text:span text:style-name="T5">LI2</text:span></text:p>
      <text:p text:style-name="P4">Capacidad de uso: VIec</text:p>
      <text:p text:style-name="P15"><text:span text:style-name="T8">Índice de productividad: 24</text:span></text:p>
      <text:p text:style-name="P4">Estas unidades cartográficas corresponden a ambientes cóncavos y alargados con orientación regular y control estructural, también denominados colectores principales, con amplias cuencas de aportes hídricos provenientes de sectores altos del relieve. Se observa erosión lineal (zanjas y cárcavas) y acumulación de material estéril sobre los suelos originales.</text:p>
      <text:p text:style-name="P4">Estas limitantes motivadas por la erosión y acumulación estéril afectan severamente las propiedades del suelo siendo su uso mas apropiado la implantación de pasturas.</text:p>
      <text:p text:style-name="P7">Berrotarán</text:p>
      <text:p text:style-name="P20"><text:span text:style-name="T8">Asociación en fase ligera a moderadamente erosionada de Series LAS ISLETILLAS 60% y MONTE ALTO 40%.</text:span></text:p>
      <text:p text:style-name="P15"><text:span text:style-name="T8">Símbolo: </text:span><text:span text:style-name="T5">LI3</text:span></text:p>
      <text:p text:style-name="P4">Capacidad de uso: IVec</text:p>
      <text:p text:style-name="P15"><text:span text:style-name="T8">Índice de productividad: 60</text:span></text:p>
      <text:p text:style-name="P4">Unidades alargadas moderadamente manifiestas o colectores secundarios, suavemente cóncavos con erosión moderada a ligera de tipo lineal en el centro.</text:p>
      <text:p text:style-name="P4">Se encuentran ubicadas o son ambientes o geoformas propias de pampa loéssica alta.</text:p>
      <text:p text:style-name="P4">Los suelos tienen buena aptitud natural para los cultivos en especial la serie Las Isletillas con arcillas en el subsuelo, son bien drenados y de excelentes propiedades superficiales para el desarrollo de los cultivos.</text:p>
      <text:p text:style-name="P4">Las limitantes por erosión hídrica y susceptibilidad a la misma, permiten el uso agrícola restringido a determinadas rotaciones y/o la incorporación de prácticas de tipo estructural destinadas a la conservación del recurso.</text:p>
      <text:p text:style-name="P7">Alcira</text:p>
      <text:p text:style-name="P7">Berrotarán</text:p>
      <text:p text:style-name="P7">Río Tercero</text:p>
      <text:p text:style-name="P20"><text:span text:style-name="T8">Asociación de Series LAS ISLETILLAS 60% y HERNANDO en fase ligeramente erosionada y parcialmente acumulada 40%.</text:span></text:p>
      <text:p text:style-name="P15"><text:span text:style-name="T8">Símbolo: </text:span><text:span text:style-name="T5">LI4</text:span></text:p>
      <text:p text:style-name="P4">Capacidad de uso: IIIec</text:p>
      <text:p text:style-name="P15"><text:span text:style-name="T8">Índice de productividad: 75</text:span></text:p>
      <text:p text:style-name="P4">Líneas de escurrimiento poco manifiestas ligeramente cóncavas, ubicadas cortando la pendiente regional, coincidentes en la orientación con la misma o protegidas por otras vías de desagüe, con cuencas de aportes reducidas. En consecuencia, los procesos erosivos son poco intensos siendo los suelos de excelente calidad tanto considerando la capa arable como en el subsuelo. En consecuencia, son tierras muy aptas para las prácticas agrícolas y para una gama amplia de cultivos regionales, no obstante, la limitante (“e”) erosión, está presente y deben adoptarse algunas prácticas sencillas de cuidado y protección del recurso.</text:p>
      <text:p text:style-name="P7">Alcira</text:p>
      <text:p text:style-name="P7">Berrotarán</text:p>
      <text:p text:style-name="P7">Río Tercero</text:p>
      <text:p text:style-name="P20"><text:span text:style-name="T8">Asociación en fase ligera a moderadamente erosionada de Series LAS ISLETILLAS 60%; PUERTA COLORADA 20% y SAN BARTOLOMÉ 20% (inclusiones de fases acumuladas)</text:span></text:p>
      <text:p text:style-name="P15"><text:span text:style-name="T8">Símbolo: </text:span><text:span text:style-name="T5">LI5</text:span></text:p>
      <text:p text:style-name="P4">Capacidad de uso: IVec</text:p>
      <text:p text:style-name="P15"><text:span text:style-name="T8">Índice de productividad: 37</text:span></text:p>
      <text:p text:style-name="P4">Vías de escurrimiento de segundo orden con relieve cóncavo, ubicadas en las proximidades de las sierras, con erosión en forma de surcos y zanjas en las áreas centrales. Los suelos se han desarrollado sobre materiales mixtos, fluviales y eólicos con buena aptitud para los cultivos en su condición natural. </text:p>
      <text:p text:style-name="P4">La erosión actual es moderada, el riesgo es alto por la pendiente y la mayoría de las delineaciones identificadas con este símbolo receptan importantes excedentes hídricos provenientes de las sierras. Se observan algunos lechos arenosos y gravillas de depositación reciente de escasa representatividad geográfica, ubicados en las zonas centrales de los desagües.</text:p>
      <text:p text:style-name="P4">En general son suelos agrícolas (límite) y requieren prácticas de manejo adecuadas para contrarrestar los efectos del escurrimiento concentrado.</text:p>
      <text:p text:style-name="P7">Berrotarán</text:p>
      <text:p text:style-name="P22">Consociación LAGUNA ISLETA</text:p>
      <text:p text:style-name="P15"><text:span text:style-name="T8">Símbolo: </text:span><text:span text:style-name="T5">LIs</text:span></text:p>
      <text:p text:style-name="P4">Capacidad de uso: VIIws</text:p>
      <text:p text:style-name="P15"><text:span text:style-name="T8">Índice de Productividad: 4</text:span></text:p>
      <text:p text:style-name="P4">Con este símbolo se señalan en las fotocartas algún sectores vinculados a los pozos o charcas de infiltrad y lagunas, donde los suelos pertenecientes a la Serie Laguna Isleta son pobremente drenados y con fuerte alcalinidad sódica y moderado contenido de sales solubles.</text:p>
      <text:p text:style-name="P4">Estos suelos están muy limitados en su aptitud.</text:p>
      <text:p text:style-name="P7">Justiniano Posse</text:p>
      <text:p text:style-name="P7">Laborde</text:p>
      <text:p text:style-name="P21"><text:span text:style-name="T8">Consociación LAGUNA ISLETA en fase moderada a gravemente erosionada.</text:span></text:p>
      <text:p text:style-name="P15"><text:span text:style-name="T8">Símbolo: </text:span><text:span text:style-name="T5">LIs1</text:span></text:p>
      <text:p text:style-name="P15"><text:span text:style-name="T8">Capacidad de uso: VIII</text:span></text:p>
      <text:p text:style-name="P15"><text:span text:style-name="T8">Índice de Productividad: 2</text:span></text:p>
      <text:p text:style-name="P4">Con este símbolo se han cartografiado sectores den de las lagunas y charcas, que sufren una erosión hídrica moderada a grave produciendo el truncamiento del suelo, con la consiguiente pérdida del horizonte humífero, restringiendo severamente su uso.</text:p>
      <text:p text:style-name="P7">Justiniano Posse</text:p>
      <text:p text:style-name="P7">Laborde</text:p>
      <text:p text:style-name="P22">Consociación LAS ISLETAS</text:p>
      <text:p text:style-name="P15"><text:span text:style-name="T8">Símbolo: </text:span><text:span text:style-name="T5">LIt</text:span></text:p>
      <text:p text:style-name="P4">Capacidad de uso: IIIc</text:p>
      <text:p text:style-name="P15"><text:span text:style-name="T8">Índice de productividad: 67</text:span></text:p>
      <text:p text:style-name="P4">El paisaje de esta unidad se caracteriza por un relieve de lomas planas muy extendidas, de escurrimiento superficial lento y gradiente que en general no supera el 0,5%.</text:p>
      <text:p text:style-name="P15"><text:span text:style-name="T8">Los suelos se han originado a partir de sedimentos limosos de reciente deposición, la textura del horizonte superficial es franca y en algunos casos pueden contener hasta el 50% de limo. Incluyen cenizas volcánicas dentro de los 25 cm. superficiales, que en general se encuentran mezclados por el laboreo. Se los conoce en el área como “suelos duros” por la compactación que presenta la capa arable, debido probablemente a la disposición de las partículas (textura).</text:span></text:p>
      <text:p text:style-name="P4">Son tierras aptas para los cultivos de cosecha normales para el área, con pasturas subordinadas. Las prácticas de manejo deben estar destinadas a conservar la humedad y la fertilidad del horizonte superficial, fundamentalmente la estabilidad de los agregados (estructura), que facilita el movimiento del agua y el aire y evita la compactación.</text:p>
      <text:p text:style-name="P7">Villa Huidobro</text:p>
      <text:p text:style-name="P21"><text:span text:style-name="T8">Complejo indeterminado La Josefina de suelos anegables salinos y sódicos de superficie.</text:span></text:p>
      <text:p text:style-name="P15"><text:span text:style-name="T8">Símbolo: </text:span><text:span text:style-name="T5">LJf</text:span></text:p>
      <text:p text:style-name="P15"><text:span text:style-name="T8">Capacidad de uso: VIIws</text:span></text:p>
      <text:p text:style-name="P15"><text:span text:style-name="T8">Índice de Productividad: 2</text:span></text:p>
      <text:p text:style-name="P15"><text:span text:style-name="T8">Esta unidad está vinculada a las terrazas bajas e inundables del Aº de Tegua. Los suelos son dominantemente alcalino-sódicos, lo que restringe completamente su capacidad de uso. Las limitaciones por drenaje Impedido que ocasiona anegamientos frecuentes y las de naturaleza físico-química presentes, limitan las posibilidades del uso de estas tierras a campos naturales de pastoreo.</text:span></text:p>
      <text:p text:style-name="P7">Hernando</text:p>
      <text:p text:style-name="P22">Asociación de Series LAS MACITAS 40%; EL RODEO 30% y LOS SAUCES 30%.</text:p>
      <text:p text:style-name="P15"><text:span text:style-name="T8">Símbolo: </text:span><text:span text:style-name="T5">LMc</text:span></text:p>
      <text:p text:style-name="P4">Capacidad de uso: IVc</text:p>
      <text:p text:style-name="P15"><text:span text:style-name="T8">Índice de productividad: 69</text:span></text:p>
      <text:p text:style-name="P4">Son vías de escurrimiento o desagües moderadamente manifiestas. Los suelos que la integran (Series Las Macitas, El Rodeo y Los Sauces), presentan un buen drenaje interno, buena estructura superficial y libres de sales y/o álcalis.</text:p>
      <text:p text:style-name="P4">Estas vías son similares, aunque de menores dimensiones tanto en ancho como en profundidad en relación a la unidad identificada con el símbolo EBñ (vías o líneas de escurrimiento bien manifiestas) y además los suelos son de menos desarrollados en profundidad.</text:p>
      <text:p text:style-name="P4">Presentan fundamentalmente limitaciones climáticas que restringen la elección de los cultivos; aunque por su posición en el relieve, suavemente cóncavo, pueden tener una mejor provisión de humedad con relación a las lomas y pendientes adyacentes.</text:p>
      <text:p text:style-name="P4">Aptitud: agricultura restringida con rotaciones con pasturas.</text:p>
      <text:p text:style-name="P7">Cañada de Luque</text:p>
      <text:p text:style-name="P7">Villa de María</text:p>
      <text:p text:style-name="P20"><text:span text:style-name="T8">Asociación de Series LAS MACITAS 60% y EL RODEO 40%</text:span></text:p>
      <text:p text:style-name="P15"><text:span text:style-name="T8">Símbolo: </text:span><text:span text:style-name="T5">LMc1</text:span></text:p>
      <text:p text:style-name="P4">Capacidad de Uso: IVc</text:p>
      <text:p text:style-name="P15"><text:span text:style-name="T8">Índice de Productividad: 70</text:span></text:p>
      <text:p text:style-name="P4">Esta asociación corresponde a las vías de escurrimiento moderadamente manifiestas de los sectores más alejados de las sierras; los suelos se han desarrollado a partir de materiales exclusivamente de origen eólico y de redeposiciones más recientes. A diferencia de la unidad anterior (LMc) no se ha identificado a la Serie Los Sauces, la cual se ha desarrollado a partir de materiales fluviales y fluvio eólicos.</text:p>
      <text:p text:style-name="P7">Villa de María</text:p>
      <text:p text:style-name="P20"><text:span text:style-name="T8">Asociación de Series LAS MACITAS 50% y LOS SAUCES 50%</text:span></text:p>
      <text:p text:style-name="P15"><text:span text:style-name="T8">Símbolo: </text:span><text:span text:style-name="T5">LMc2</text:span></text:p>
      <text:p text:style-name="P4">Capacidad de Uso: IVc</text:p>
      <text:p text:style-name="P15"><text:span text:style-name="T8">Índice de Productividad: 69</text:span></text:p>
      <text:p text:style-name="P4">Esta unidad cartográfica se vincula a planos fluviales al pie de las sierras, en posiciones relativamente más bajas con respecto a los conos y abanicos aluviales típicos del pié de monte, que generalmente se intercalan. Las limitaciones para su uso agrícola son esencialmente climáticas.</text:p>
      <text:p text:style-name="P7">Villa de María</text:p>
      <text:p text:style-name="P20"><text:span text:style-name="T8">Complejo de Series LOS MEDANITOS 80% y BENJAMÍN GOULD 20%</text:span></text:p>
      <text:p text:style-name="P15"><text:span text:style-name="T8">Símbolo: </text:span><text:span text:style-name="T5">LMd</text:span></text:p>
      <text:p text:style-name="P15"><text:span text:style-name="T8">Capacidad de uso: IVws</text:span></text:p>
      <text:p text:style-name="P15"><text:span text:style-name="T8">Índice de productividad: 31</text:span></text:p>
      <text:p text:style-name="P4">Estas tres unidades se encuentran vinculadas a bajos alargados o aureolas externas de algunas lagunas, formando sectores ligeramente deprimidos. Los suelos que integran estos complejos se encuentran descriptos en el punto 3.2</text:p>
      <text:p text:style-name="P4">LMd: Está integrado por 80% de suelos con fuerte alcalinidad sódica a partir de los 40 cm. de profundidad y con drenaje moderado, El 20% restante corresponde a suelos de la serie Benjamín Gould con alcalinidad sódica a partir de los 33 cm.</text:p>
      <text:p text:style-name="P7">Canals</text:p>
      <text:p text:style-name="P7">La Cesira</text:p>
      <text:p text:style-name="P20"><text:span text:style-name="T8">Complejo de Series LOS MEDANITOS 40%; BENJAMÍN GOULD 30% y BENJAMÍN GOULD en fase fuertemente alcalina 30%.</text:span></text:p>
      <text:p text:style-name="P15"><text:span text:style-name="T8">Símbolo: </text:span><text:span text:style-name="T5">LMd1</text:span></text:p>
      <text:p text:style-name="P15"><text:span text:style-name="T8">Capacidad de uso: VIws</text:span></text:p>
      <text:p text:style-name="P15"><text:span text:style-name="T8">Índice de productividad: 25</text:span></text:p>
      <text:p text:style-name="P4">Estas tres unidades se encuentran vinculadas a bajos alargados o aureolas externas de algunas lagunas, formando sectores ligeramente deprimidos. </text:p>
      <text:p text:style-name="P4">Comprende 40% de suelos de la serie Los Medanitos; 30% de suelos de la serie Benjamín Gould y 30% en fase fuertemente alcalina de la misma serie. Esta unidad esta' muy limitada en uso por la presencia de sodio intercambiable (alcalinidad sódica), siendo aptos para pasturas.</text:p>
      <text:p text:style-name="P7">Arias</text:p>
      <text:p text:style-name="P7">Canals</text:p>
      <text:p text:style-name="P7">La Cesira</text:p>
      <text:p text:style-name="P7">Maggiolo</text:p>
      <text:p text:style-name="P20"><text:span text:style-name="T8">Complejo de Series LOS MEDANITOS 50% y EL AROMO 50%.</text:span></text:p>
      <text:p text:style-name="P15"><text:span text:style-name="T8">Símbolo: </text:span><text:span text:style-name="T5">LMd2</text:span></text:p>
      <text:p text:style-name="P15"><text:span text:style-name="T8">Capacidad de uso: IVws</text:span></text:p>
      <text:p text:style-name="P15"><text:span text:style-name="T8">Índice de productividad: 43</text:span></text:p>
      <text:p text:style-name="P4">Estas tres unidades se encuentran vinculadas a bajos alargados o aureolas externas de algunas lagunas, formando sectores ligeramente deprimidos. </text:p>
      <text:p text:style-name="P4">Componen esta unidad 50% de suelos de la serie Los Medanitos y 50% de serie El Aromo con moderada salinidad y alcalinidad en profundidad y con drenaje moderado a imperfecto.</text:p>
      <text:p text:style-name="P7">Canals</text:p>
      <text:p text:style-name="P7">La Cesira</text:p>
      <text:p text:style-name="P20"><text:span text:style-name="T8">Complejo de Series LOS MEDANITOS 60%; ESTANCIA DON FRANCISCO 25% y BENJAMÍN GOULD 15%.</text:span></text:p>
      <text:p text:style-name="P15"><text:span text:style-name="T8">Símbolo: </text:span><text:span text:style-name="T5">LMd3</text:span><text:span text:style-name="T8"> </text:span></text:p>
      <text:p text:style-name="P4">Capacidad de uso: IVws</text:p>
      <text:p text:style-name="P15"><text:span text:style-name="T8">Índice de Productividad: 30</text:span></text:p>
      <text:p text:style-name="P4">Son áreas intermedias, sectores deprimidos y aureolas externas de lagunas o cubetas con anegamientos frecuentes de corta duración.</text:p>
      <text:p text:style-name="P4">Están constituidas en su mayoría por la Serie Los Medanitos con drenaje moderado y alcalinidad sódica subsuperficial, encontrándose subordinadas las Series Estancia Don Francisco con drenaje moderado y alcalinidad en profundidad y la Serie Benjamín Gould con limitaciones más severas.</text:p>
      <text:p text:style-name="P4">La aptitud se encuentra en los límites de la clase agrícola pudiendo utilizarse para la implantación de pasturas y cultivos adaptados a condiciones imperantes.</text:p>
      <text:p text:style-name="P7">La Cesira</text:p>
      <text:p text:style-name="P7">Rufino</text:p>
      <text:p text:style-name="P20"><text:span text:style-name="T8">Complejo de Series LOS MEDANITOS 50% y ESTANCIA DON FRANCISCO 20%; CANALS en fase moderadamente bien drenada 15% y LEGUIZAMÓN 15%.</text:span></text:p>
      <text:p text:style-name="P15"><text:span text:style-name="T8">Símbolo: </text:span><text:span text:style-name="T5">LMd4</text:span></text:p>
      <text:p text:style-name="P4">Capacidad de uso: IVws</text:p>
      <text:p text:style-name="P15"><text:span text:style-name="T8">Índice de Productividad: 41</text:span></text:p>
      <text:p text:style-name="P15"><text:span text:style-name="T8">Esta unidad está vinculada a áreas intermedias suavemente deprimidas, con ondulaciones pequeñas en ambientes originados por la acumulación de sedimentos eólicos de textura franco arenosa.</text:span></text:p>
      <text:p text:style-name="P15"><text:span text:style-name="T8">Domina la serie Los Medanitos que tiene alcalinidad subsuperficial y drenaje moderado. Están subordinadas las series Estancia Don Francisco con drenaje moderado y alcalinidad en profundidad y Canals en fase moderadamente bien drenada de buena aptitud y la serie Leguizamón sin limitaciones en el perfil del suelo.</text:span></text:p>
      <text:p text:style-name="P15"><text:span text:style-name="T8">Este complejo se encuentra en el límite de la clase agrícola.</text:span></text:p>
      <text:p text:style-name="P7">General Viamonte</text:p>
      <text:p text:style-name="P7">La Cesira</text:p>
      <text:p text:style-name="P7">Rufino</text:p>
      <text:p text:style-name="P20"><text:span text:style-name="T8">Complejo de Series LOS MEDANITOS 35%; EL AROMO 35%; LA CESIRA 15% y SAN JULIÁN 15%.</text:span></text:p>
      <text:p text:style-name="P15"><text:span text:style-name="T8">Símbolo: </text:span><text:span text:style-name="T5">LMd5</text:span></text:p>
      <text:p text:style-name="P4">Capacidad de uso: VIws</text:p>
      <text:p text:style-name="P15"><text:span text:style-name="T8">Índice de Productividad: 35</text:span></text:p>
      <text:p text:style-name="P15"><text:span text:style-name="T8">Está representada por áreas deprimidas amplias .</text:span></text:p>
      <text:p text:style-name="P15"><text:span text:style-name="T8">Se ubica en ambientes de origen eólico correspondientes a áreas suavemente deprimidas y tendidas, con algunas depresiones menores de reducidas dimensiones sometidas a encharcamientos periódicos (selectivos).</text:span></text:p>
      <text:p text:style-name="P15"><text:span text:style-name="T8">Los suelos dominantes, están constituidos por la serie El Aromo de drenaje imperfecto y alcalinidad sódica en profundidad con la capa freática próxima a la superficie y a la serie Los Medanitos, poco inundable, moderadamente bien drenada alcalina subsuperficial.</text:span></text:p>
      <text:p text:style-name="P15"><text:span text:style-name="T8">Los suelos subordinados responden a los perfiles de las series La Cesira y San Julián con horizontes superficiales degradados, drenaje imperfecto y alcalinidad sódica.</text:span></text:p>
      <text:p text:style-name="P15"><text:span text:style-name="T8">Son suelos aptos para la implantación de pasturas y eventualmente algunos sectores elevados pueden ser útiles para prácticas agrícolas con restricciones (serie El Aromo y Los Medanitos).</text:span></text:p>
      <text:p text:style-name="P7">General Viamonte</text:p>
      <text:p text:style-name="P7">La Cesira</text:p>
      <text:p text:style-name="P20"><text:span text:style-name="T8">Complejo de Series LOS MEDANITOS 30%; CANALS en fase moderadamente bien drenada 30%; BENJAMÍN GOULD 20% y LOS OLMOS 20%.</text:span></text:p>
      <text:p text:style-name="P15"><text:span text:style-name="T8">Símbolo: </text:span><text:span text:style-name="T5">LMd6</text:span></text:p>
      <text:p text:style-name="P4">Capacidad de uso: VIws</text:p>
      <text:p text:style-name="P15"><text:span text:style-name="T8">Índice de Productividad: 36</text:span></text:p>
      <text:p text:style-name="P15"><text:span text:style-name="T8">Estos complejos se encuentran situados en áreas intermedias bastante amplias, vinculadas a lagunas, cubetas y/o charcas, con suelos desarrollados sobre sedimentos eólicos de textura franco arenosa fina. Los sectores bajos están representados por las series Los Olmos y Benjamín Gould severamente afectadas por hidromorfismo, sodicidad y baja fertilidad.</text:span></text:p>
      <text:p text:style-name="P15"><text:span text:style-name="T8">En ambientes o sectores relativamente más altos de estos complejos dominan las series Canals moderadamente bien drenada y Los Medanitos, con características más benignas, la capa freática normalmente está por debajo del metro de la superficie del suelo.</text:span></text:p>
      <text:p text:style-name="P15"><text:span text:style-name="T8">Son suelos aptos para la implantación de pasturas y eventualmente (en series Los Medanitos y Canals fase) para agricultura con restricciones.</text:span></text:p>
      <text:p text:style-name="P7">Colonia La Providencia</text:p>
      <text:p text:style-name="P7">General Viamonte</text:p>
      <text:p text:style-name="P7">La Carlota</text:p>
      <text:p text:style-name="P20"><text:span text:style-name="T8">Complejo de Series LOS MEDANITOS 30%; CANALS en fase moderadamente alcalina en profundidad 30% y 40% de suelos moderadamente alcalinos.</text:span></text:p>
      <text:p text:style-name="P15"><text:span text:style-name="T8">Símbolo: </text:span><text:span text:style-name="T5">LMd7</text:span></text:p>
      <text:p text:style-name="P4">Capacidad de uso: VIws</text:p>
      <text:p text:style-name="P15"><text:span text:style-name="T8">Índice de Productividad: 28</text:span></text:p>
      <text:p text:style-name="P15"><text:span text:style-name="T8">Estos complejos fisiográficamente son áreas intermedias (entre bajos y lomas) donde la capa freática, de características fluctuantes, puede afectar la base de los perfiles.</text:span></text:p>
      <text:p text:style-name="P15"><text:span text:style-name="T8">Los suelos reconocidos responden a la descripción de las series Los Medanitos (moderadamente bien drenada y alcalina subsuperficial) y Canals en fase moderadamente bien drenada que en este caso, además, presenta alcalinidad sódica a partir de 50 cm. de profundidad.</text:span></text:p>
      <text:p text:style-name="P15"><text:span text:style-name="T8">También integra este complejo, en proporción importante, un grupo de perfiles bien identificados o caracterizados por poseer una buena aptitud en la capa arable, pero subsuperficialmente tienen alcalinidad y drenaje moderado a imperfecto.</text:span></text:p>
      <text:p text:style-name="P15"><text:span text:style-name="T8">Estos complejos presentan limitantes de carácter severo que afectan la aptitud: el uso más adecuado es para la implantación de pasturas adaptadas y/o pastoreo sobre especies nativas.</text:span></text:p>
      <text:p text:style-name="P7">General Viamonte</text:p>
      <text:p text:style-name="P7">La Carlota</text:p>
      <text:p text:style-name="P20"><text:span text:style-name="T8">Complejo de Series LOS MEDANITOS 40%; MANANTIALES 40% y OLAETA en fase moderadamente alcalina en profundidad 20%.</text:span></text:p>
      <text:p text:style-name="P15"><text:span text:style-name="T8">Símbolo: </text:span><text:span text:style-name="T5">LMd8</text:span></text:p>
      <text:p text:style-name="P4">Capacidad de uso: VIws</text:p>
      <text:p text:style-name="P15"><text:span text:style-name="T8">Índice de Productividad: 21</text:span></text:p>
      <text:p text:style-name="P15"><text:span text:style-name="T8">Unidad cartográfica representada por áreas intermedias moderadamente deprimidas y planas.</text:span></text:p>
      <text:p text:style-name="P15"><text:span text:style-name="T8">Poseen escurrimiento lento a medio, la capa freática puede estar próxima a la superficie y los suelos pueden tener encharcamientos periódicos localizados o parciales.</text:span></text:p>
      <text:p text:style-name="P15"><text:span text:style-name="T8">Topográficamente existen tres subniveles dentro de estas unidades que guardan relación estrecha con el contenido edafológico. Son los siguientes:</text:span></text:p>
      <text:p text:style-name="P15"><text:span text:style-name="T8">En el nivel superior domina la serie Olaeta que es el suelo de la loma afectado por alcalinidad sódica en profundidad por encontrarse ubicado dentro de la influencia de los "bajos".</text:span></text:p>
      <text:p text:style-name="P15"><text:span text:style-name="T8">En el nivel intermedio se encuentra la serie Los Medanitos, caracterizada por tener buenas propiedades en la capa arable pero con evidentes problemas de drenaje subsuperficial y alcalinidad sódica a partir de 20-30 cm. de profundidad.</text:span></text:p>
      <text:p text:style-name="P15"><text:span text:style-name="T8">Por último, en los pequeños subniveles más deprimidos e inundable se ubica la serie Manantiales, moderadamente bien drenada, degradada superficialmente con alcalinidad subsuperficial moderadamente bien drenada.</text:span></text:p>
      <text:p text:style-name="P4">Como inclusiones que no superan el 15% de las unidades individuales, pueden integrar este complejo un grupo de suelos arenosos poco diferenciados en forma de relictos medanosos estabilizados.</text:p>
      <text:p text:style-name="P4">De acuerdo, a las limitantes expuestas sintéticamente, estas unidades cartográficas son aptas para prácticas agrícolas a excepción de pequeños sectores escogidos de partes altas no medanosas, siendo en general recomendable para la implantación de pasturas.</text:p>
      <text:p text:style-name="P7">Alejandro</text:p>
      <text:p text:style-name="P7">Colonia La Providencia</text:p>
      <text:p text:style-name="P7">General Viamonte</text:p>
      <text:p text:style-name="P7">La Carlota</text:p>
      <text:p text:style-name="P20"><text:span text:style-name="T8">Complejo de Series LOS MEDANITOS 40%; BENJAMÍN GOULD 20%; MANANTIALES 20% y LA CARLOTA en fase moderadamente alcalina en profundidad 20%.</text:span></text:p>
      <text:p text:style-name="P15"><text:span text:style-name="T8">Símbolo: </text:span><text:span text:style-name="T5">LMd9</text:span></text:p>
      <text:p text:style-name="P4">Capacidad de uso: VIws</text:p>
      <text:p text:style-name="P15"><text:span text:style-name="T8">Índice de Productividad: 26</text:span></text:p>
      <text:p text:style-name="P15"><text:span text:style-name="T8">Este complejo ocupa depresiones cerradas menores o áreas intermedias de relieve suavemente cóncavo y escurrimiento muy lento a estancado, drenaje moderado a imperfecto con anegamientos frecuentes pero de corta a mediana duración.</text:span></text:p>
      <text:p text:style-name="P15"><text:span text:style-name="T8">Está integrada por la serie Los Medanitos y Manantiales que están ubicadas en situaciones topográficas intermedias y la serie Benjamín Gould en las partes inundables. Por otro lado, la serie La Carlota con alcalinidad sódica en profundidad (fase) se ubica en las partes topográficamente más elevadas del relieve o en los bordes de las unidades.</text:span></text:p>
      <text:p text:style-name="P15"><text:span text:style-name="T8">La aptitud general del complejo, es para la implantación de pasturas perennes.</text:span></text:p>
      <text:p text:style-name="P7">Alejandro</text:p>
      <text:p text:style-name="P7">Colonia La Providencia</text:p>
      <text:p text:style-name="P7">General Viamonte</text:p>
      <text:p text:style-name="P7">La Carlota</text:p>
      <text:p text:style-name="P20"><text:span text:style-name="T8">Complejo de Series LOS MEDANITOS 40%; LOS MEDANITOS en fase imperfectamente drenada 20%; OLAETA en fase moderadamente erosionada por viento 30% y BENJAMÍN GOULD 20%.</text:span></text:p>
      <text:p text:style-name="P15"><text:span text:style-name="T8">Símbolo: </text:span><text:span text:style-name="T5">LMd10</text:span></text:p>
      <text:p text:style-name="P4">Capacidad de uso: VIws</text:p>
      <text:p text:style-name="P15"><text:span text:style-name="T8">Índice de Productividad: 30</text:span></text:p>
      <text:p text:style-name="P15"><text:span text:style-name="T8">Unidades cartográficas ubicadas en áreas intermedias y/o moderadamente deprimidas, caracterizadas por tener topografía irregular con suelos de características disímiles.</text:span></text:p>
      <text:p text:style-name="P15"><text:span text:style-name="T8">En los sectores relativamente altos se observa la presencia de la serie Olaeta, de textura gruesa (franco arenosa), normalmente afectada por procesos erosivos. En los intermedios se encuentra la serie Los Medanitos, que es imperfectamente drenada y con alcalinidad sódica subsuperficial. Por último, en las depresiones menores, las limitantes son más intensas por drenaje, alcalinidad y degradación superficial físico-química de los perfiles de suelos de la serie Benjamín Gould.</text:span></text:p>
      <text:p text:style-name="P15"><text:span text:style-name="T8">La aptitud general del complejo es para la implantación de pasturas; no obstante, algunos lotes pertenecientes a sectores altos escogidos, admiten prácticas agrícolas.</text:span></text:p>
      <text:p text:style-name="P7">Alejandro</text:p>
      <text:p text:style-name="P7">Colonia La Providencia</text:p>
      <text:p text:style-name="P20"><text:span text:style-name="T8">Complejo de Series LOS MEDANITOS 40%; ESTANCIA DON FRANCISCO 30% y LA CARLOTA 30%.</text:span></text:p>
      <text:p text:style-name="P15"><text:span text:style-name="T8">Símbolo: </text:span><text:span text:style-name="T5">LMd11</text:span></text:p>
      <text:p text:style-name="P4">Capacidad de uso: IVws</text:p>
      <text:p text:style-name="P15"><text:span text:style-name="T8">Índice de Productividad: 33</text:span></text:p>
      <text:p text:style-name="P15"><text:span text:style-name="T8">Estos complejos se relacionan a paisajes de lomas planas suavemente onduladas bastante homogéneas. Los suelos muestran diferencias que se manifiestan por debajo de la capa arable.</text:span></text:p>
      <text:p text:style-name="P15"><text:span text:style-name="T8">La serie Los Medanitos y Estancia Don Francisco, ambas moderadamente bien drenadas se diferencian porque la primera tiene alcalinidad subsuperficial. La serie La Carlota, (algo excesivamente drenada y susceptible a la erosión eólica) se encuentra en sectores muy suavemente ondulados dentro de estas unidades.</text:span></text:p>
      <text:p text:style-name="P15"><text:span text:style-name="T8">La aptitud de estas tierras está relegada a la implantación de pasturas y en sectores predeterminados, a cultivos anuales en forma subordinada.</text:span></text:p>
      <text:p text:style-name="P7">Alejandro</text:p>
      <text:p text:style-name="P7">Colonia La Providencia</text:p>
      <text:p text:style-name="P22">Complejo de Series LOS MEDANITOS 20%; ESTANCIA DON FRANCISCO 40% y OLAETA 40%.</text:p>
      <text:p text:style-name="P15"><text:span text:style-name="T8">Símbolo: </text:span><text:span text:style-name="T5">LMd12</text:span></text:p>
      <text:p text:style-name="P4">Capacidad de uso: IVws</text:p>
      <text:p text:style-name="P15"><text:span text:style-name="T8">Índice de Productividad: 31</text:span></text:p>
      <text:p text:style-name="P4">Sectores de lomas aplanadas en las proximidades de áreas deprimidas o intermedias que guardan una cierta semejanza con la unidad anterior con la diferencia que está en general menos limitada por los porcentajes de los componentes.</text:p>
      <text:p text:style-name="P4">Aptitud: Agrícola con limitantes derivadas parcialmente del drenaje y alcalinidad sódica subsuperficial de la serie los Medanitos.</text:p>
      <text:p text:style-name="P7">Colonia La Providencia</text:p>
      <text:p text:style-name="P22">Complejo de Series LOS MEDANITOS en fase moderadamente inundable 40%; MANANTIALES en fase inundable 40% y OLAETA en fase moderadamente alcalina en profundidad 20%.</text:p>
      <text:p text:style-name="P15"><text:span text:style-name="T8">Símbolo: </text:span><text:span text:style-name="T5">LMd13</text:span></text:p>
      <text:p text:style-name="P4">Capacidad de uso: VIIws</text:p>
      <text:p text:style-name="P15"><text:span text:style-name="T8">Índice de productividad: 17</text:span></text:p>
      <text:p text:style-name="P4">Esta unidad cartográfica tiene una composición edáfica semejante a LMd8, pero se encuentra en una situación en el relieve un tanto más deprimida y con inundaciones periódicas de moderada a larga duración. Puede presentar inclusiones en pequeñas concavidades que pueden ser consideradas como verdaderas lagunas semipermanentes: algunas mas importantes o mayores se han podido separar en las fotocartas.</text:p>
      <text:p text:style-name="P4">Capacidad de uso: Campos naturales de pastoreo en y/o eventualmente incorporación de especies adaptadas a las limitantes indicadas.</text:p>
      <text:p text:style-name="P7">Colonia La Providencia</text:p>
      <text:p text:style-name="P21"><text:span text:style-name="T8">Complejo indeterminado La Morocha de suelos arenosos y medanosos en capas, algunos con alcalinidad desde superficie.</text:span></text:p>
      <text:p text:style-name="P15"><text:span text:style-name="T8">Símbolo: </text:span><text:span text:style-name="T5">LMo</text:span></text:p>
      <text:p text:style-name="P4">Capacidad de uso: VIIes</text:p>
      <text:p text:style-name="P15"><text:span text:style-name="T8">Índice de Productividad: 5</text:span></text:p>
      <text:p text:style-name="P4">Unidades cartográficas que se encuentran al Sur del Arroyo Carnerillo que por excelencia presenta médanos y suelos arenosos en las partes onduladas y en los sectores más deprimidos problemas de alcalinidad superficial y subsuperficial.</text:p>
      <text:p text:style-name="P15"><text:span text:style-name="T8">Son suelos únicamente aptos para pasturas naturales.</text:span></text:p>
      <text:p text:style-name="P7">General Cabrera</text:p>
      <text:p text:style-name="P22">Asociación de Series LOS MISTOLES 50%; CANDELARIA 30% y EL TACO 20%</text:p>
      <text:p text:style-name="P15"><text:span text:style-name="T8">Símbolo: </text:span><text:span text:style-name="T5">LMt1</text:span></text:p>
      <text:p text:style-name="P4">Capacidad de uso: IVc</text:p>
      <text:p text:style-name="P15"><text:span text:style-name="T8">Índice de productividad: 57</text:span></text:p>
      <text:p text:style-name="P4">Unidades cartográficas amplias, con suelos mayoritariamente desarrollados sobre sedimentos eólicos de las Series Los Mistoles y Candelaria, ésta última con mejor retención de humedad. Tan solo un 20% esta representado en pequeños derrames fluviales distales o sedimentos eólicos redepositados con los suelos de la Serie El Taco de mejor aptitud.</text:p>
      <text:p text:style-name="P4">Los suelos prácticamente no poseen limitantes en el perfil, el factor climático es el que condiciona moderada a severamente la elección de los cultivos por los riesgos de sequías. Es necesario y conveniente la rotación con pasturas permanentes.</text:p>
      <text:p text:style-name="P7">Cañada de Luque</text:p>
      <text:p text:style-name="P22">Asociación de Series LOS MISTOLES 40%; EL TACO 40% y CANDELARIA 20%.</text:p>
      <text:p text:style-name="P15"><text:span text:style-name="T8">Símbolo: </text:span><text:span text:style-name="T5">LMt2</text:span></text:p>
      <text:p text:style-name="P4">Capacidad de uso: IVc </text:p>
      <text:p text:style-name="P15"><text:span text:style-name="T8">Índice de productividad: 57</text:span></text:p>
      <text:p text:style-name="P4">Unidad ubicada en las proximidades del paraje Los Mistoles, semejante a la unidad anteriormente descripta, diferenciándose por el porcentaje de suelos vinculados a derrames distales, con relación a los loess redepositados de la Serie El Taco. Esta última Serie tiene una mejor retención de humedad y se ubica en pequeñas áreas longitudinales de pocas decenas de metros de ancho, en un mesorrelieve suavemente cóncavo apenas perceptible.</text:p>
      <text:p text:style-name="P4">El uso y manejo sugerido es semejante a la unidad anterior.</text:p>
      <text:p text:style-name="P7">Cañada de Luque</text:p>
      <text:p text:style-name="P20"><text:span text:style-name="T8">Complejo indiferenciado de Series LA PLUMA y ÁGUILA CAUTIVA.</text:span></text:p>
      <text:p text:style-name="P15"><text:span text:style-name="T8">Símbolo: </text:span><text:span text:style-name="T5">LP1</text:span></text:p>
      <text:p text:style-name="P4">Capacidad de uso: Vlws</text:p>
      <text:p text:style-name="P4">Índice de Productividad: </text:p>
      <text:p text:style-name="P15"><text:span text:style-name="T8">El complejo La Pluma - Águila Cautiva está representado por bajos de forma alargada sin desagüe externo, que tienen hasta 500 metros de ancho, el sector donde dominan materiales limosos, en los cuales se encuentran suelos de las series La Pluma y Águila Cautiva más algunas inclusiones de Aarón Castellanos geográficamente asociadas en un patrón complejo. El drenaje, alcalinidad sódica y la baja fertilidad son las limitaciones principales de estos suelos cuya capacidad de uso se restringe a campos naturales de pastoreo y pasturas cultivadas</text:span></text:p>
      <text:p text:style-name="P7">Arias</text:p>
      <text:p text:style-name="P20"><text:span text:style-name="T8">Complejo de Serie LOS PARAÍSOS 40%; LOS PARAÍSOS en fase moderadamente alcalina 40% y 20% de suelos menores moderadamente bien drenados, alcalinos y sódicos subsuperficial.</text:span></text:p>
      <text:p text:style-name="P15"><text:span text:style-name="T8">Símbolo: </text:span><text:span text:style-name="T5">LPa1</text:span></text:p>
      <text:p text:style-name="P4">Capacidad de Uso: IVsc</text:p>
      <text:p text:style-name="P15"><text:span text:style-name="T8">Índice de Productividad: 47</text:span></text:p>
      <text:p text:style-name="P4">Estas unidades cartográficas comprenden áreas de derrames del abanico aluvial del Río Cuarto, situadas al Este de la ciudad de La Carlota.</text:p>
      <text:p text:style-name="P4">Se distingue por poseer, dentro de un relieve plano, en general, ondulaciones menores alargadas que conforman un mesorrelieve muy típico de los derrames en las llanuras, esta particularidad no afecta mayormente el normal laboreo del suelo.</text:p>
      <text:p text:style-name="P15"><text:span text:style-name="T8">Comprende la serie Los Paraísos, que posee las siguientes propiedades: texturas que van desde francas a franco arenosas, sin salinidad ni alcalinidad y sin otras limitantes que el drenaje algo excesivo y la climática general. Se ha identificado también, integrando el complejo en porcentaje significativo, la fase moderadamente alcalina de esta serie por la presencia de Carbonato de Calcio libre en la masa del suelo a partir de la base de la capa arable, lo que trae como consecuencia un aumento del pH (hasta 8,2) pero que no afecta las propiedades físicas del suelo.</text:span></text:p>
      <text:p text:style-name="P4">La limitante más significativa está dada por la presencia de un grupo de perfiles no bien identificados, íntimamente relacionados geográficamente con las series indicadas, que tienen como característica común limitantes tales como alcalinidad sódica subsuperficial y drenaje deficiente. Estos suelos normalmente ocupan los sectores bajos del relieve y en consecuencia pueden además tener anegamientos cortos.</text:p>
      <text:p text:style-name="P4">Por otra parte, es factible también la presencia de inclusiones de suelos arenosos de paleocauces y albardones en distintas situaciones del relieve que cuantitativamente carecen de significación y no afectan la aptitud del complejo.</text:p>
      <text:p text:style-name="P4">Estas tierras con capacidad de uso agrícola con restricciones dado el carácter y naturaleza de las limitantes, requieren un manejo cuidadoso ya que como en el caso del drenaje, por un lado algo excesivo o moderado y la alcalinidad por la presencia de carbonatos o sodio de intercambio, determinan que deba tenerse un especial cuidado para la elección del lote y del propio cultivo. Las rotaciones con pasturas son siempre recomendables.</text:p>
      <text:p text:style-name="P7">La Carlota</text:p>
      <text:p text:style-name="P20"><text:span text:style-name="T8">Complejo indiferenciado de Series LOS PARAÍSOS; EL ONCE; MANANTIALES y suelos arenosos poco diferenciados de paleocauces.</text:span></text:p>
      <text:p text:style-name="P15"><text:span text:style-name="T8">Símbolo: </text:span><text:span text:style-name="T5">LPa2</text:span></text:p>
      <text:p text:style-name="P4">Capacidad de Uso: VIws</text:p>
      <text:p text:style-name="P15"><text:span text:style-name="T8">Índice de Productividad: 26</text:span></text:p>
      <text:p text:style-name="P4">Este complejo de suelos comprende un conjunto de ambientes menores ubicados dentro del abanico aluvial del Río Cuarto al Este de la ciudad de La Carlota.</text:p>
      <text:p text:style-name="P4">Fisiográficamente se encuentra en situaciones distintas del relieve. No se precisan los porcentajes como consecuencia de la "complejidad" en su distribución.</text:p>
      <text:p text:style-name="P4">La serie Los Paraísos se encuentra vinculada geográficamente a los suelos arenosos de paleocauces y albardones mientras que El Once y Manantiales ocupan los sectores más deprimidos.</text:p>
      <text:p text:style-name="P4">Son suelos no aptos para cultivos, siendo apropiados para la implantación de pasturas perennes o como campos naturales de pastoreo.</text:p>
      <text:p text:style-name="P7">La Carlota</text:p>
      <text:p text:style-name="P20"><text:span text:style-name="T8">Complejo de Series LOS PARAÍSOS 30%; LA CARLOTA 30%; EL ONCE 20% y ASSUNTA 20%.</text:span></text:p>
      <text:p text:style-name="P15"><text:span text:style-name="T8">Símbolo: </text:span><text:span text:style-name="T5">LPa3</text:span></text:p>
      <text:p text:style-name="P4">Capacidad de Uso: IVsc</text:p>
      <text:p text:style-name="P15"><text:span text:style-name="T8">Índice de Productividad: 39</text:span></text:p>
      <text:p text:style-name="P15"><text:span text:style-name="T8">Áreas perifluviales donde alternan, en un relieve suavemente ondulado, suelos desarrollados sobre sedimentos eólicos correspondientes a la serie La Carlota limitada solamente por susceptibilidad a la erosión y moderada retención de humedad, con las otras series del complejo sobre sedimentos fluviales. La serie Los Paraísos presenta moderada retención de humedad, Assunta posee hidromorfismo y alcalinidad sódica subsuperficial y El Once tiene drenaje impedido y alcalinidad sódica.</text:span></text:p>
      <text:p text:style-name="P15"><text:span text:style-name="T8">La aptitud de los suelos está en el límite de las clases agrícola, su manejo debe contemplar rotaciones con ciclos relativamente largos ya que su utilización continua con cultivos de escarda degradaría progresivamente su productividad y los rendimientos no serían satisfactorios.</text:span></text:p>
      <text:p text:style-name="P7">La Carlota</text:p>
      <text:p text:style-name="P20"><text:span text:style-name="T8">Complejo de Series LOS PORTEÑOS 30%; EL VEINTITRÉS 30% y 40% de suelos arenosos poco diferenciados.</text:span></text:p>
      <text:p text:style-name="P15"><text:span text:style-name="T8">Símbolo: </text:span><text:span text:style-name="T5">LPñ</text:span></text:p>
      <text:p text:style-name="P4">Capacidad de uso: VIes</text:p>
      <text:p text:style-name="P15"><text:span text:style-name="T8">Índice de productividad: 27</text:span></text:p>
      <text:p text:style-name="P15"><text:span text:style-name="T8">Este complejo está relacionado a un paisaje de lomas onduladas con inclusiones de sectores deprimidos y bajos. Lo integran suelos de la Serie Los Porteños con alcalinidad sódica a partir de los 57 cm. de profundidad que se ubican en las concavidades o bajos. En las lomadas dominan suelos de la Serie El Veintitrés, que son permeables con moderada a baja retención de humedad, agregados débiles en la capa arable asociados con suelos erosionados poco diferenciados de las convexidades.</text:span></text:p>
      <text:p text:style-name="P15"><text:span text:style-name="T8">Las limitaciones mencionadas y las características climáticas del área, determinan que estas tierras sean aptas para el pastoreo sobre campos naturales o la implantación de pasturas artificiales adaptadas a estas condiciones.</text:span></text:p>
      <text:p text:style-name="P7">Villa Huidobro</text:p>
      <text:p text:style-name="P20"><text:span text:style-name="T8">Asociación en fases moderada a fuertemente inclinada de Series LOS POZOS 50%; CAMINO REAL 25% y LOS POZOS variante calcárea 25%.</text:span></text:p>
      <text:p text:style-name="P15"><text:span text:style-name="T8">Símbolo: </text:span><text:span text:style-name="T5">LPo1</text:span></text:p>
      <text:p text:style-name="P4">Capacidad de uso: VIes</text:p>
      <text:p text:style-name="P15"><text:span text:style-name="T8">Índice de productividad: 50</text:span></text:p>
      <text:p text:style-name="P15"><text:span text:style-name="T8">Son áreas onduladas o muy onduladas con gradientes de hasta 8%, ubicadas normalmente adyacentes a cerrillos de rocas conglomerádicas. Los suelos se han desarrollado sobre sedimentos loéssicos franco limosos, frecuentemente con la roca cerca de la superficie. En los sectores altos y con mayores gradientes, en proximidades de las sierras, dominan las Series Camino Real y Los Pozos variante calcárea. Estas Series están severamente condicionadas por alcalinidad moderada a causa de la presencia de CaCO</text:span><text:span text:style-name="T32">3</text:span><text:span text:style-name="T8"> desde la superficie y por la presencia de horizontes cementados (tosca u horizonte petrocálcico). En la parte correspondiente a la media loma y pie de loma domina la Serie Los Pozos con gradientes entre el 2 al 6% aproximadamente. Las limitantes en general de la unidad son severas por pendientes moderadas a fuertes con alta susceptibilidad a la erosión, profundidad efectiva (Serie Camino Real), alcalinidad moderada por la presencia de CaCO</text:span><text:span text:style-name="T32">3</text:span><text:span text:style-name="T8"> y retención de humedad. Estas limitantes expresadas sintéticamente restringen severamente la aptitud de estas tierras, siendo aptas para la implantación de pasturas. Eventualmente, en algunos sectores escogidos de reducidas dimensiones, se pueden implantar cultivos anuales adoptando prácticas de conservación adecuadas.</text:span></text:p>
      <text:p text:style-name="P7">Jesús María</text:p>
      <text:p text:style-name="P20"><text:span text:style-name="T8">Asociación en fase moderadamente inclinada de Series LOS POZOS 60%; LOS POZOS variante calcárea 20% y LAS MERCEDES I en fase acumulada 20%.</text:span></text:p>
      <text:p text:style-name="P15"><text:span text:style-name="T8">Símbolo: </text:span><text:span text:style-name="T5">LPo2</text:span></text:p>
      <text:p text:style-name="P4">Capacidad de uso: IVes</text:p>
      <text:p text:style-name="P15"><text:span text:style-name="T8">Índice de productividad: 66</text:span></text:p>
      <text:p text:style-name="P15"><text:span text:style-name="T8">Lomas onduladas de origen eólico de amplia distribución en el valle de Avellaneda, donde los gradientes oscilan entre 1 a 3%. La Serie Los Pozos y su variante calcárea (con CaCO</text:span><text:span text:style-name="T32">3</text:span><text:span text:style-name="T8"> libre a partir de la superficie) es dominante en los sectores altos y/o con pendientes mayores. La Serie Las Mercedes I está ubicada en ambientes relativamente deprimidos entre las lomas (relieve normal cóncavo) con horizontes superficiales engrosados. Las limitantes son la retención de humedad moderada, susceptibilidad a la erosión y alcalinidad moderada superficial. La aptitud es agrícola (en el límite) con prácticas de conservación del recurso.</text:span></text:p>
      <text:p text:style-name="P7">Jesús María</text:p>
      <text:p text:style-name="P20"><text:span text:style-name="T8">Asociación en fase moderadamente inclinada de Series LOS POZOS 40%; LAS MERCEDES I 30%; EL DURAZNO 15% y RODEO VIEJO 15%.</text:span></text:p>
      <text:p text:style-name="P15"><text:span text:style-name="T8">Símbolo: </text:span><text:span text:style-name="T5">LPo3</text:span></text:p>
      <text:p text:style-name="P4">Capacidad de uso: IVec</text:p>
      <text:p text:style-name="P15"><text:span text:style-name="T8">Índice de productividad: 52</text:span></text:p>
      <text:p text:style-name="P15"><text:span text:style-name="T8">Lomas onduladas y pendientes próximas a afloramientos rocosos conglomerádicos con gradientes que oscilan entre 1 a 3%. Los suelos se han desarrollado sobre sedimentos eólicos y fluviales de texturas medias. La Serie dominante (Los Pozos) tiene moderada retención de humedad y es susceptible a la erosión hídrica. Se encuentra preferentemente en situaciones del relieve correspondiente a la media loma. Las Mercedes, de mejor aptitud, domina en sectores más bajos de menor gradiente. Las limitantes que más gravitan en la aptitud de la unidad cartográfica corresponden a la Serie El Durazno y Rodeo Viejo. La primera por débil desarrollo y alcalinidad moderada por presencia de CaCO</text:span><text:span text:style-name="T32">3</text:span><text:span text:style-name="T8"> en todo el perfil y la segunda como consecuencia de la profundidad efectiva. Ambas Series ocupan los sectores mas ondulados y/o próximos a afloramientos de rocas conglomerádicas. Las limitantes son la susceptibilidad a la erosión, alcalinidad moderada, retención de humedad y profundidad efectiva. La aptitud corresponde al límite agrícola, se requiere la adopción de prácticas de uso y manejo del suelo destinadas a controlar la erosión hídrica.</text:span></text:p>
      <text:p text:style-name="P7">Jesús María</text:p>
      <text:p text:style-name="P36">Complejo de Series LA PARA 50%, ESTACIÓN SANTA ROSA 20% y 30% de suelos menores arenosos poco diferenciados en capas</text:p>
      <text:p text:style-name="P45"><text:span text:style-name="T20">Símbolo: </text:span><text:span text:style-name="T22">LPr1</text:span></text:p>
      <text:p text:style-name="P46">Capacidad de uso: VIsc</text:p>
      <text:p text:style-name="P47"><text:span text:style-name="T20">Indice de Productividad: 40</text:span></text:p>
      <text:p text:style-name="P43">Unidades Cartográficas estrechamente vinculadas a vías fluviales actuales, esencialmente al río Suquía (Primero), caracterizadas por cambios notables o abruptos en la granulometría de los materiales parentales de los suelos. Se observan en paleocauces y parte altas de los albardones (elevaciones), que dominan suelos arenosos poco diferenciados. En los sectores relativamente elevados como flancos de albardones y sobre sedimentos de textura franco arenosa domina la Serie La Para. La Serie Estación Santa Rosa está vinculada a pequeñas depresiones entre los albardones prácticamente sin limitantes. Las texturas livianas superficiales como subsuperficiales afectan notablemente la capacidad de retención de humedad de las tierras además de la fertilidad, por lo cual, estas tierras son aptas en general para la siembra de pasturas adaptadas. No obstante, en algunos sectores pequeños con relieves cóncavos o plano cóncavos (Serie Estación Santa Rosa) podrán incorporarse eventualmente algunos cultivos anuales.</text:p>
      <text:p text:style-name="P36">Complejo de Series LA PARA 50%, ESTANCIA YOLANDA 30% y 20% de suelos menores franco arenosos poco diferenciados</text:p>
      <text:p text:style-name="P45"><text:span text:style-name="T20">Símbolo: </text:span><text:span text:style-name="T22">LPr2</text:span></text:p>
      <text:p text:style-name="P46">Capacidad de uso: IVsc</text:p>
      <text:p text:style-name="P47"><text:span text:style-name="T20">Indice de Productividad: 43 </text:span></text:p>
      <text:p text:style-name="P43">Estos complejos de suelos están relacionados a corrientes fluviales actuales o del pasado con un relieve más homogéneo que la unidad anteriormente descripta. La Serie La Para se ubica en los sectores mas elevados, con limitantes derivadas de la retención de humedad. En pequeños sectores correspondientes a ambientes mas planos o cóncavos, es importante la presencia de la Serie Estancia Yolanda, prácticamente sin limitante alguna. Los suelos arenosos poco diferenciados en su perfil ocupan los paleocauces y convexidades mayores o mas notables del terreno, con limitantes severas derivadas de texturas “livianas” y fertilidad. Esta unidad es apta para la incorporación de cultivos adecuados a las limitantes expuestas, especialmente las motivadas por la moderada a baja retención de humedad y fertilidad parcial.</text:p>
      <text:p text:style-name="P20"><text:span text:style-name="T8">Complejo de Series LA PLAYOSA 40%; LAGUNA LAS LIEBRES 30% y SACANTA en fase alcalina en profundidad 30%.</text:span></text:p>
      <text:p text:style-name="P15"><text:span text:style-name="T8">Símbolo: </text:span><text:span text:style-name="T5">LPs1</text:span></text:p>
      <text:p text:style-name="P4">Capacidad de uso: VIws</text:p>
      <text:p text:style-name="P15"><text:span text:style-name="T8">Índice de Productividad: 25</text:span></text:p>
      <text:p text:style-name="P15"><text:span text:style-name="T8">Con este símbolo se identifican lomas aplanadas y áreas intermedias con pendientes menores al 0,5%, susceptibles de sufrir anegamientos selectivos de corta duración. </text:span></text:p>
      <text:p text:style-name="P15"><text:span text:style-name="T8">La limitación más importante la constituye la presencia de la serie Laguna Las Liebres con fuerte alcalinidad sódica, horizonte superficial degradado e imperfectamente drenado. Le sigue en orden de aptitud la serie La Playosa con alcalinidad sódica subsuperficial y drenaje moderado. El suelo de mejor aptitud dentro de este complejo es la fase por alcalinidad en profundidad (más de 50 cm.) de la serie Sacanta, afectando en este caso sólo a los cultivos de raíces profundas.</text:span></text:p>
      <text:p text:style-name="P4">Las limitaciones indicadas recomiendan el uso de esta unidad como apta para pasturas implantadas. </text:p>
      <text:p text:style-name="P7">Calchín</text:p>
      <text:p text:style-name="P7">James Craik</text:p>
      <text:p text:style-name="P20"><text:span text:style-name="T8">Complejo de Series LA PLAYOSA 40%; LAGUNA LAS LIEBRES 20%; SACANTA en fase alcalina en profundidad 20% y CINTRA 20%.</text:span></text:p>
      <text:p text:style-name="P15"><text:span text:style-name="T8">Símbolo: </text:span><text:span text:style-name="T5">LPs2</text:span><text:span text:style-name="T8"> </text:span></text:p>
      <text:p text:style-name="P4">Capacidad de uso: VIws</text:p>
      <text:p text:style-name="P15"><text:span text:style-name="T8">Índice de Productividad: 26</text:span></text:p>
      <text:p text:style-name="P15"><text:span text:style-name="T8">Este complejo comparte las características morfológicas del anterior, con una proporción menor de las series Laguna Las Liebres y de la fase alcalina de Sacanta y se incorpora la serie Cintra con algo de hidromorfismo. La aptitud de ambas es prácticamente la misma.</text:span></text:p>
      <text:p text:style-name="P4">Con este símbolo se indican en la cartografía áreas bajas aplanadas con susceptibilidad de sufrir encharcamientos periódicos de moderada duración. El suelo de mejor aptitud es la serie Cintra con limitantes severas derivadas del drenaje imperfecto. Una proporción importante está dada por la presencia de las series Laguna Blaizot y San Antonio de Litín con limitantes subsuperficiales. Por último, la presencia de la serie laguna Las Liebres (30%) representa el suelo con mayores problemas (identificado en campaña por los peladales) por su mal drenaje, lixiviación y alcalinidad sódica superficial y afecta el uso de toda la unidad siendo apto como campos naturales de pastoreo o eventualmente para la implantación de pasturas adaptadas a las condiciones expuestas.</text:p>
      <text:p text:style-name="P4">Estas unidades están ampliamente difundidas próximas a líneas de escurrimiento y cubetas o lagunas semipermanentes.</text:p>
      <text:p text:style-name="P7">James Craik</text:p>
      <text:p text:style-name="P20"><text:span text:style-name="T8">Complejo de Series LA PLAYOSA 20%; LAGUNA LAS LIEBRES 40%; SACANTA en fase alcalina en profundidad 20% y AUSONIA 20%. </text:span></text:p>
      <text:p text:style-name="P15"><text:span text:style-name="T8">Símbolo: </text:span><text:span text:style-name="T5">LPs3</text:span></text:p>
      <text:p text:style-name="P4">Capacidad de uso: VIws</text:p>
      <text:p text:style-name="P15"><text:span text:style-name="T8">Índice de Productividad: 23</text:span></text:p>
      <text:p text:style-name="P4">Áreas aplanadas y deprimidas con pendientes próximas al 0% y anegamientos selectivos periódicos de corta duración.</text:p>
      <text:p text:style-name="P4">La limitación más importante está dada por la presencia de la serie Laguna Las Liebres (Peladales), alcalina superficial y degradada (horizonte A2). Limitación moderada subsuperficial por drenaje y alcalinidad está presente en las series La Playosa y Ausonia; la fase de la serie Sacanta está afectada solamente en profundidad.</text:p>
      <text:p text:style-name="P4">En relación a las dos unidades anteriores este complejo tiene menor aptitud, no obstante es útil para la implantación de pasturas. </text:p>
      <text:p text:style-name="P7">James Craik</text:p>
      <text:p text:style-name="P20"><text:span text:style-name="T8">Complejo indiferenciado de Series LA PLAYOSA; AUSONIA; GENERAL PAZ y suelos menores alcalinos en profundidad.</text:span></text:p>
      <text:p text:style-name="P15"><text:span text:style-name="T8">Símbolo: </text:span><text:span text:style-name="T5">LPs4</text:span></text:p>
      <text:p text:style-name="P15"><text:span text:style-name="T8">Capacidad de uso: IVws</text:span></text:p>
      <text:p text:style-name="P15"><text:span text:style-name="T8">Índice de Productividad: 25</text:span></text:p>
      <text:p text:style-name="P15"><text:span text:style-name="T8">Este complejo está relacionado a planos tendidos a suavemente inclinados en los bordes de derrames fluviales con influencia de estos últimos. Pueden sufrir anegamientos y la capa freática suele estar muy cerca de la superficie.</text:span></text:p>
      <text:p text:style-name="P15"><text:span text:style-name="T8">Se observa como limitante la serie Impira que posee horizonte superficial degradado, drenaje deficiente, con alcalinidad y salinidad próximos a la superficie. La serie La Playosa presenta alcalinidad subsuperficial y la serie Sacanta salinidad en profundidad.</text:span></text:p>
      <text:p text:style-name="P15"><text:span text:style-name="T8">El drenaje deficiente, la alcalinidad sódica y salinidad como así también la baja fertilidad, son las limitaciones principales de estos suelos cuya capacidad de uso se restringe a campos naturales de pastoreo y pasturas cultivadas.</text:span></text:p>
      <text:p text:style-name="P7">Etruria</text:p>
      <text:p text:style-name="P20"><text:span text:style-name="T8">Complejo de Series LA PLAYOSA 40%; LAGUNA LAS LIEBRES 20%; SAN ANTONIO DE LITÍN en fase salina 30% y SACANTA en fase salina y/o sódica en profundidad 10%.</text:span></text:p>
      <text:p text:style-name="P15"><text:span text:style-name="T8">Símbolo: </text:span><text:span text:style-name="T5">LPs5</text:span></text:p>
      <text:p text:style-name="P4">Capacidad de uso: VIws</text:p>
      <text:p text:style-name="P15"><text:span text:style-name="T8">Índice de Productividad: 23</text:span></text:p>
      <text:p text:style-name="P15"><text:span text:style-name="T8">Con este símbolo se identifican en las cartas, sectores planos, ligeramente deprimidos, con pendientes muy exiguas, casi nulas, escurrimiento lento y drenaje imperfecto a moderado, que se ubica al W y E de Trinchera, ocupando una superficie de 9.300 hectáreas.</text:span></text:p>
      <text:p text:style-name="P15"><text:span text:style-name="T8">Más de la mitad de los suelos que componen este complejo, (60%) presentan concentraciones de sodio en el complejo de intercambio. Un 20% presenta altos tenores de sodio desde la superficie y se encuentran lixiviados o lavados de sus componentes orgánicos como la serie Laguna las Liebres. Su ubicación se reconoce en el terreno por la presencia de vegetación halófila, como el "pelo de chancho" o la "gramilla rastrera", correspondiendo a las áreas mas deprimidas del relieve interno. En sectores de relieve intermedio se encuentran suelos que responden a la serie La Playosa, que posee alcalinidad sódica y salinidad a partir de los 30 cm. de profundidad.</text:span></text:p>
      <text:p text:style-name="P15"><text:span text:style-name="T8">El 40% restante corresponde a suelos moderadamente bien drenados, con distinta concentración salina en profundidad que ocupa los sectores relativamente mas altos del relieve.</text:span></text:p>
      <text:p text:style-name="P15"><text:span text:style-name="T8">Estas tierras son generalmente usadas para la ganadería, siendo aptas para la implantación de praderas de especies adaptadas a las limitantes antes mencionadas. </text:span></text:p>
      <text:p text:style-name="P7">Las Varillas</text:p>
      <text:p text:style-name="P20"><text:span text:style-name="T8">Complejo de Series LA PLAYOSA 30%; LAGUNA LAS LIEBRES 40%; y LAGUNA BLAIZOT 30%.</text:span></text:p>
      <text:p text:style-name="P15"><text:span text:style-name="T8">Símbolo: </text:span><text:span text:style-name="T5">LPs6</text:span></text:p>
      <text:p text:style-name="P4">Capacidad de uso: VIIws</text:p>
      <text:p text:style-name="P15"><text:span text:style-name="T8">Índice de Productividad: 12</text:span></text:p>
      <text:p text:style-name="P15"><text:span text:style-name="T8">Unidad que corresponde a áreas deprimidas y pendientes cortas que bordean lagunas, bajos y cañadas. Los suelos presentes están condicionados en su uso por el drenaje imperfecto y por la acumulación de sodio en el complejo de intercambio y sales, en cantidades perjudiciales para las condiciones físicas de los suelos.</text:span></text:p>
      <text:p text:style-name="P15"><text:span text:style-name="T8">La serie Laguna las Liebres, aparece como suelo dominante, es sódico desde la superficie y el horizonte superficial se presenta fuertemente degradado y disminuido en su fertilidad. Las series La Playosa y Laguna Blaizot se presentan en proporciones similares, son suelos moderadamente bien drenados con acumulación de sodio y sales a partir de los 30 cm. de profundidad.</text:span></text:p>
      <text:p text:style-name="P15"><text:span text:style-name="T8">Las limitantes mencionadas, disminuyen la capacidad productiva de los suelos, los que son generalmente utilizados para ganadería con pasturas naturales o implantadas, adaptadas a las condiciones edáficas.</text:span></text:p>
      <text:p text:style-name="P7">Las Varillas</text:p>
      <text:p text:style-name="P21"><text:span text:style-name="T8">Complejo de Series LA PLAYOSA 30%; SACANTA en fase salina subsuperficial 30%; IMPIRA 20% y 20% de suelos menores fluviales arenosos.</text:span></text:p>
      <text:p text:style-name="P15"><text:span text:style-name="T8">Símbolo: </text:span><text:span text:style-name="T5">LPs7</text:span></text:p>
      <text:p text:style-name="P15"><text:span text:style-name="T8">Capacidad de uso: VIws</text:span></text:p>
      <text:p text:style-name="P15"><text:span text:style-name="T8">Índice de Productividad: 24</text:span></text:p>
      <text:p text:style-name="P4">Este complejo está relacionado a planos tendidos a suavemente inclinados en los bordes de derrames fluviales con influencia de estos últimos. Pueden sufrir anegamientos y la capa freática suele estar muy cerca de la superficie.</text:p>
      <text:p text:style-name="P4">Se observa como limitante la serie Impira que posee horizonte superficial degradado, drenaje deficiente, con alcalinidad y salinidad próximos a la superficie. La serie La Playosa presenta alcalinidad subsuperficial y la serie Sacanta salinidad en profundidad.</text:p>
      <text:p text:style-name="P4">El drenaje deficiente, la alcalinidad sódica y salinidad como así también la baja fertilidad, son las limitaciones principales de estos suelos cuya capacidad de uso se restringe a campos naturales de pastoreo y pasturas cultivadas</text:p>
      <text:p text:style-name="P7">Calchín</text:p>
      <text:p text:style-name="P22">Consociación LAS PLAYAS. </text:p>
      <text:p text:style-name="P15"><text:span text:style-name="T8">Símbolo: </text:span><text:span text:style-name="T5">LPy</text:span></text:p>
      <text:p text:style-name="P4">Capacidad de uso: IIIsc</text:p>
      <text:p text:style-name="P15"><text:span text:style-name="T8">Índice de productividad: 73</text:span></text:p>
      <text:p text:style-name="P15"><text:span text:style-name="T8">Ubicado en un pequeño sector de derrame, con materiales franco que dieron origen a un suelo joven sin horizonte B, que corresponde a la serie Las Playas. El área es ligeramente ondulada con pendientes que no superan el 1%. El suelo es algo excesivamente drenado presentando menor capacidad de retención de humedad que la serie Ballesteros.</text:span></text:p>
      <text:p text:style-name="P7">Bell Ville</text:p>
      <text:p text:style-name="P7">Etruria</text:p>
      <text:p text:style-name="P7">Justiniano Posse</text:p>
      <text:p text:style-name="P7">Villa María</text:p>
      <text:p text:style-name="P21"><text:span text:style-name="T8">Consociación LAS PLAYAS en fase ligeramente inclinada.</text:span></text:p>
      <text:p text:style-name="P15"><text:span text:style-name="T8">Símbolo: </text:span><text:span text:style-name="T5">LPy1</text:span></text:p>
      <text:p text:style-name="P15"><text:span text:style-name="T8">Capacidad de uso: IIIsc</text:span></text:p>
      <text:p text:style-name="P15"><text:span text:style-name="T8">Índice de Productividad: 73</text:span></text:p>
      <text:p text:style-name="P4">Con este símbolo se han cartografiado pequeños sectores, donde los suelos de esta serie ocupan pendientes cortas del 1%. El escurrimiento es medio, no presentando en la actualidad erosión hídrica, pero con peligro de sufrirla si su manejo no es adecuado</text:p>
      <text:p text:style-name="P7">Justiniano Posse</text:p>
      <text:p text:style-name="P20"><text:span text:style-name="T8">Complejo de Series LA PAZ 30%; ESTANCIA EL MANZANO 30%; ESTACIÓN MACHA 30% y 10% de suelos menores.</text:span></text:p>
      <text:p text:style-name="P15"><text:span text:style-name="T8">Símbolo: </text:span><text:span text:style-name="T5">LPz1</text:span></text:p>
      <text:p text:style-name="P4">Capacidad de uso: VIIes</text:p>
      <text:p text:style-name="P15"><text:span text:style-name="T8">Índice de productividad: 9</text:span></text:p>
      <text:p text:style-name="P15"><text:span text:style-name="T8">Este complejo se encuentra ubicado preferentemente en las proximidades de la estancia La Paz, Ascochinga y otros sectores de sierras con suelos desarrollados sobre rocas sedimentarias conglomerádicas (posiblemente de edad Cretácea o Terciaria). Morfológicamente son sierras bajas, con cubierta parcial de loess con laderas irregulares, áreas cumbrales y pendientes que oscilan entre 10 a 30% de gradiente. Los suelos tienen como denominador común la escasa profundidad con la roca sedimentaria próxima a la superficie. En los sectores con menor gradiente o más planos del relieve domina la Serie La Paz y Estancia El Manzano con una profundidad efectiva de 20 cm. de espesor (hasta 20% de gravas o gravillas). Además, en los sectores de gradiente intermedio se encuentra la Serie Estación Macha con menor espesor y más del 30% de gravas sueltas (en fase pedregosa), Serie que limita severamente a la aptitud general del complejo. Como inclusiones se observan en sectores planos, algunos perfiles de la Serie La Lonja con cubierta de loess en forma de pequeños relictos. Por otra parte, existen algunos vallecitos longitudinales de no más de 50 a 100 m de ancho con suelos profundos aptos para la incorporación de pasturas. En los componentes mayores del complejo los contactos con la roca no son abruptos, pudiéndose excavar con herramientas manuales aunque con cierta dificultad. La vegetación natural corresponde al bosque serrano de molle de beber, coco y otras especies de la llanura con pastizal. Las limitantes son las pendientes, profundidad efectiva (especialmente en la Serie Estación Macha), pedregosidad, drenaje excesivo, retención de humedad y selectivamente pH moderadamente alcalino por la presencia de CaCO</text:span><text:span text:style-name="T32">3</text:span><text:span text:style-name="T8"> libre. El desmonte es impracticable y son suelos aptos para pastoreo sobre especies nativas.</text:span></text:p>
      <text:p text:style-name="P7">Jesús María</text:p>
      <text:p text:style-name="P20"><text:span text:style-name="T8">Complejo indeterminado La Querencia.</text:span></text:p>
      <text:p text:style-name="P15"><text:span text:style-name="T8">Símbolo: </text:span><text:span text:style-name="T5">LQ</text:span></text:p>
      <text:p text:style-name="P4">Capacidad de uso: VIIws</text:p>
      <text:p text:style-name="P15"><text:span text:style-name="T8">Índice de Productividad: 12</text:span></text:p>
      <text:p text:style-name="P15"><text:span text:style-name="T8">Con este símbolo se designa la unidad comprendida dentro del paleocauce meandroso, que tiene su nacimiento a la altura de la localidad de Las Varas. En el primer tramo tiene rumbo SW-NE y luego decididamente N, constituyendo las nacientes de la Cañada de La Mala Cara. Los suelos que componen la unidad son de origen fluvial, de textura muy diversa, desde franco arcillosa a franco arenosa, dentro de un relieve cóncavo. En general, están bien provistos de materia orgánica y libres de sales y sodio, siendo el drenaje deficiente la limitación para su uso, dado que por su posición en el relieve, recibe el aporte de las aguas de escurrimiento superficial, provenientes de áreas mas altas, lo que provoca anegamientos frecuentes.</text:span></text:p>
      <text:p text:style-name="P15"><text:span text:style-name="T8">La aptitud natural de estas tierras es netamente ganadera, con explotación del campo natural, dada la dificultad que representan los excesos hídricos, para la implantación de pasturas.</text:span></text:p>
      <text:p text:style-name="P7">La Francia</text:p>
      <text:p text:style-name="P7">Las Varillas</text:p>
      <text:p text:style-name="P7">San Francisco</text:p>
      <text:p text:style-name="P36">Asociación de Series LA QUINTA 40%; LA QUINTA en fase moderadamente alcalina en profundidad 20%; SAGRADA FAMILIA 20% y BUEY MUERTO 20%</text:p>
      <text:p text:style-name="P45"><text:span text:style-name="T20">Símbolo: </text:span><text:span text:style-name="T22">LQt1</text:span></text:p>
      <text:p text:style-name="P46">Capacidad de uso: IVsc</text:p>
      <text:p text:style-name="P47"><text:span text:style-name="T20">Indice de Productividad: 57 </text:span></text:p>
      <text:p text:style-name="P43">Unidades Cartográficas representadas por lomas muy extendidas planas donde la pendiente regional hacia el NE se torna mas extendida. Tiene una amplia distribución en los mosaicos del Este y Sur de la presente Carta de suelos. Las Series Buey Muerto y La Quinta dominan en los sectores suavemente elevados en el relieve, de excelente aptitud para los cultivos del área, sin limitantes excepto la climática, con muy buena retención de humedad por la presencia de arcillas iluviales en el subsuelo. La fase moderadamente alcalina en profundidad de la Serie La Quinta se la encuentra en los sectores intermedios del relieve. Por último, la Serie Sagrada Familia, limitada por alcalinidad sódica en el subsuelo y moderadamente bien drenada, se ubica en las partes decididamente planas o en los niveles mas bajos de la Unidad Cartográfica. Como inclusiones, que no superan el 10% en delineaciones individuales, pueden existir algunos perfiles con horizontes degradados superficialmente de muy baja aptitud individual. Aptitud: Apto para los cultivos normales de la región considerando las limitantes expresadas. Las Series se describen en detalle en el punto 3.2. </text:p>
      <text:p text:style-name="P20"><text:span text:style-name="T8">Complejo de Series LA RENANCÓ 20%; EL VEINTITRÉS 60% y EL VEINTITRÉS en fase salina en profundidad 20%</text:span></text:p>
      <text:p text:style-name="P15"><text:span text:style-name="T8">Símbolo: </text:span><text:span text:style-name="T5">LRc</text:span></text:p>
      <text:p text:style-name="P4">Capacidad de uso: IVws</text:p>
      <text:p text:style-name="P15"><text:span text:style-name="T8">Índice de productividad: 31</text:span></text:p>
      <text:p text:style-name="P4">Con este símbolo se indican unidades que corresponden a bajos o líneas de escurrimiento o conjunto de bajos que eventualmente se comunican entre sí.</text:p>
      <text:p text:style-name="P4">Los suelos de la Serie La Renancó se ubican en los sectores bajos, con drenaje deficiente, con altos porcentajes de sodio subsuperficial y moderadamente salino. La Serie El Veintitrés se encuentra en los sectores mejor drenados y su fase salina en áreas intermedias.</text:p>
      <text:p text:style-name="P4">Estas tierras se usan principalmente para ganadería con pasturas implantadas, eventualmente se dedican a cultivos de cosecha. </text:p>
      <text:p text:style-name="P7">Villa Huidobro</text:p>
      <text:p text:style-name="P20"><text:span text:style-name="T8">Complejo indiferenciado de Serie LA RENANCÓ y suelos aluviales salino alcalinos.</text:span></text:p>
      <text:p text:style-name="P15"><text:span text:style-name="T8">Símbolo: </text:span><text:span text:style-name="T5">LRc2</text:span></text:p>
      <text:p text:style-name="P4">Capacidad de uso: VIIws</text:p>
      <text:p text:style-name="P15"><text:span text:style-name="T8">Índice de productividad: 13</text:span></text:p>
      <text:p text:style-name="P4">Fisiográficamente, esta unidad está relacionada con áreas deprimidas, bajos y aureolas de laguna. Son susceptibles de anegamientos frecuentes, debido al escurrimiento de agua de los sectores vecinos más elevados o por afloramiento de la capa freática. Los suelos que la componen están condicionados en su uso por el drenaje pobre y por la acumulación de sales y sodio en el complejo de intercambio, en cantidades perjudiciales para las condiciones físicas de los suelos.</text:p>
      <text:p text:style-name="P4">La aptitud natural de estas tierras, dado el tipo e intensidad de las limitaciones, es netamente ganadera con explotación de pasturas naturales, debido a la dificultad que presentan para la implantación de pasturas de cierta calidad. </text:p>
      <text:p text:style-name="P7">Buchardo</text:p>
      <text:p text:style-name="P7">Jovita</text:p>
      <text:p text:style-name="P7">Villa Huidobro</text:p>
      <text:p text:style-name="P20"><text:span text:style-name="T8">Complejo de Series LA RENANCÓ 70% y EL VEINTITRÉS en fase moderadamente alcalina en profundidad 30%.</text:span></text:p>
      <text:p text:style-name="P15"><text:span text:style-name="T8">Símbolo: </text:span><text:span text:style-name="T5">LRc3</text:span></text:p>
      <text:p text:style-name="P4">Capacidad de uso: VIws</text:p>
      <text:p text:style-name="P15"><text:span text:style-name="T8">Índice de productividad: 21</text:span></text:p>
      <text:p text:style-name="P4">Corresponden a áreas moderadamente deprimidas, con nivel freático alto, con intercalación de sectores relativamente más altos en la primera unidad y lomadas arenosas en la segunda.</text:p>
      <text:p text:style-name="P4">Los suelos de los bajos que responden a la Serie La Renancó, poseen un drenaje deficiente, un horizonte superficial degradado, altos porcentajes de sodio en el complejo de intercambio y altos contenidos de sales solubles. Por su posición en el paisaje, receptan el agua de escurrimiento de los sectores vecinos más altos, por lo que son susceptibles de sufrir anegamientos frecuentes. La capa freática también puede encontrarse en ciertas épocas en la superficie.</text:p>
      <text:p text:style-name="P4">Las Series El Veintitrés y Huinca Renancó se ubican en los sectores más altos, donde las condiciones de drenaje mejoran y los porcentajes de sodio y sales aparecen en profundidad.</text:p>
      <text:p text:style-name="P4">Son tierras de aptitud ganadera, en los cuales es posible implantar praderas artificiales de especies adaptadas a las condiciones antes mencionadas, o bien para pastoreo de especies nativas.</text:p>
      <text:p text:style-name="P7">Buchardo</text:p>
      <text:p text:style-name="P7">Jovita</text:p>
      <text:p text:style-name="P7">Villa Huidobro</text:p>
      <text:p text:style-name="P20"><text:span text:style-name="T8">Complejo de Series LA RENANCÓ 40% y HUINCA RENANCÓ en fase moderadamente alcalina 60%.</text:span></text:p>
      <text:p text:style-name="P15"><text:span text:style-name="T8">Símbolo: </text:span><text:span text:style-name="T5">LRc5</text:span></text:p>
      <text:p text:style-name="P4">Capacidad de uso: VIws</text:p>
      <text:p text:style-name="P15"><text:span text:style-name="T8">Índice de productividad: 13</text:span></text:p>
      <text:p text:style-name="P4">Corresponden a áreas moderadamente deprimidas, con nivel freático alto, con intercalación de sectores relativamente más altos en la primera unidad y lomadas arenosas en la segunda.</text:p>
      <text:p text:style-name="P4">Los suelos de los bajos que responden a la Serie La Renancó, poseen un drenaje deficiente, un horizonte superficial degradado, altos porcentajes de sodio en el complejo de intercambio y altos contenidos de sales solubles. Por su posición en el paisaje, receptan el agua de escurrimiento de los sectores vecinos más altos, por lo que son susceptibles de sufrir anegamientos frecuentes. La capa freática también puede encontrarse en ciertas épocas en la superficie.</text:p>
      <text:p text:style-name="P4">Las Series El Veintitrés y Huinca Renancó se ubican en los sectores más altos, donde las condiciones de drenaje mejoran y los porcentajes de sodio y sales aparecen en profundidad.</text:p>
      <text:p text:style-name="P4">Son tierras de aptitud ganadera, en los cuales es posible implantar praderas artificiales de especies adaptadas a las condiciones antes mencionadas, o bien para pastoreo de especies nativas.</text:p>
      <text:p text:style-name="P7">Villa Huidobro</text:p>
      <text:p text:style-name="P20"><text:span text:style-name="T8">Complejo de Series LA RENANCÓ 50%, PINCÉN 40% y 10% de suelos menores aluviales cementados salino alcalinos.</text:span></text:p>
      <text:p text:style-name="P15"><text:span text:style-name="T8">Símbolo: </text:span><text:span text:style-name="T5">LRc6</text:span></text:p>
      <text:p text:style-name="P4">Capacidad de uso: VIws</text:p>
      <text:p text:style-name="P15"><text:span text:style-name="T8">Índice de Productividad: 25</text:span></text:p>
      <text:p text:style-name="P4">Unidad de áreas intermedias y/o deprimidas con deficiencias en el drenaje, que incluye anegamientos periódicos de moderada duración y sectores alcalinos sódicos, esencialmente en los perfiles de la Serie La Renancó.</text:p>
      <text:p text:style-name="P4">El resto del complejo responde a la Serie Pincén con salinidad en sectores bajos.</text:p>
      <text:p text:style-name="P4">Esta unidad incluye también un grupo de suelos donde, a las limitantes expuestas, se incluye cementaciones dentro de la zona de actividad radical.</text:p>
      <text:p text:style-name="P4">En general son aptos para la implantación de pasturas adaptadas a las limitantes expuestas y campos naturales de pastoreo.</text:p>
      <text:p text:style-name="P7">Buchardo</text:p>
      <text:p text:style-name="P21"><text:span text:style-name="T8">Consociación LA REMONTA.</text:span></text:p>
      <text:p text:style-name="P15"><text:span text:style-name="T8">Símbolo: </text:span><text:span text:style-name="T5">LRe</text:span></text:p>
      <text:p text:style-name="P4">Capacidad de uso: IVws</text:p>
      <text:p text:style-name="P15"><text:span text:style-name="T8">Índice de Productividad: 23</text:span></text:p>
      <text:p text:style-name="P4">Las áreas intermedias ligeramente cóncavas, ubicadas en las aureolas de las charcas y lagunas e indicadas en las fotocartas con el símbolo LRe, identifican a los suelos de la serie La Remonta, que se han desarrollado sobre materiales loéssicos de textura franco limosa y con moderada alcalinidad sódica a partir del horizonte (B2t -nátrico).</text:p>
      <text:p text:style-name="P12">Bell Ville</text:p>
      <text:p text:style-name="P12">Etruria</text:p>
      <text:p text:style-name="P12">Justiniano Posse</text:p>
      <text:p text:style-name="P12">Laborde</text:p>
      <text:p text:style-name="P7">Pascanas</text:p>
      <text:p text:style-name="P20"><text:span text:style-name="T8">Consociación LA REMONTA en fase ligeramente inclinada.</text:span></text:p>
      <text:p text:style-name="P15"><text:span text:style-name="T8">Símbolo: </text:span><text:span text:style-name="T5">LRe1</text:span></text:p>
      <text:p text:style-name="P4">Capacidad de uso: IVws</text:p>
      <text:p text:style-name="P15"><text:span text:style-name="T8">Índice de Productividad: 23</text:span></text:p>
      <text:p text:style-name="P4">Con este símbolo se han cartografiado a pequeños sectores, donde los suelos de esta serie se encuentran en pendientes cortas hacia bajos alargados.</text:p>
      <text:p text:style-name="P4">además de las limitantes propias de esta serie de carácter moderada por drenaje y alcalinidad, el escurrimiento es medio, y aunque no se han observado fenómenos de erosión hídrica existe susceptibilidad si el manejo no es adecuado.</text:p>
      <text:p text:style-name="P7">Justiniano Posse</text:p>
      <text:p text:style-name="P7">Laborde</text:p>
      <text:p text:style-name="P7">Pascanas</text:p>
      <text:p text:style-name="P21"><text:span text:style-name="T8">Consociación LA REMONTA en fase engrosada.</text:span></text:p>
      <text:p text:style-name="P15"><text:span text:style-name="T11">Símbolo: </text:span><text:span text:style-name="T13">LRe2</text:span></text:p>
      <text:p text:style-name="P15"><text:span text:style-name="T8">Capacidad de uso: IVws</text:span></text:p>
      <text:p text:style-name="P15"><text:span text:style-name="T8">Índice de Productividad: 23</text:span></text:p>
      <text:p text:style-name="P4">En esta fase, los suelos de la serie La Remonta están vinculados a pequeños bajos alargados dentro de áreas deprimidas, que han recibido aportes de materiales por arrastre de las zonas aledañas más altas, engrosando el horizonte Al o capa arable. Presentan limitaciones en el suelo (alcalinidad y salinidad a partir de los 25 a 30 cm) y problemas de drenaje (imperfectamente drenado).</text:p>
      <text:p text:style-name="P7">Justiniano Posse</text:p>
      <text:p text:style-name="P7">Laborde</text:p>
      <text:p text:style-name="P20"><text:span text:style-name="T8">Consociación LA REMONTA en fase imperfectamente drenada.</text:span></text:p>
      <text:p text:style-name="P15"><text:span text:style-name="T8">Símbolo: </text:span><text:span text:style-name="T5">LRe3</text:span></text:p>
      <text:p text:style-name="P4">Capacidad de uso: IVws</text:p>
      <text:p text:style-name="P15"><text:span text:style-name="T8">Índice de Productividad: 20</text:span></text:p>
      <text:p text:style-name="P4">En algunos sectores de las aureolas más próximas al centro de las lagunas, los suelos de la serie La Remonta, presentan mayores síntomas de hidromorfismo con el perfil modal de la serie que se manifiestan por la abundancia de moteados y núcleos cementados. La unidad ha sido considerada como la fase imperfectamente drenada de la serie, donde se acentúa el peligro de exceso o acumulación de agua en épocas lluviosas.</text:p>
      <text:p text:style-name="P7">Bell Ville</text:p>
      <text:p text:style-name="P7">Justiniano Posse</text:p>
      <text:p text:style-name="P7">Laborde</text:p>
      <text:p text:style-name="P21"><text:span text:style-name="T8">Consociación LA REMONTA en fase ligera a moderadamente erosionada.</text:span></text:p>
      <text:p text:style-name="P15"><text:span text:style-name="T11">Símbolo: </text:span><text:span text:style-name="T13">LRe4</text:span></text:p>
      <text:p text:style-name="P4">Capacidad de uso: IVes</text:p>
      <text:p text:style-name="P15"><text:span text:style-name="T8">Índice de Productividad: 21</text:span></text:p>
      <text:p text:style-name="P15"><text:span text:style-name="T8">Con este símbolo se han cartografiado, sectores que ocupan pequeñas áreas en la zona, donde han sufrido erosión hídrica, presentando algunos suelos pérdidas de materiales humíferos y en otros, pérdida total de la capa arable.</text:span></text:p>
      <text:p text:style-name="P7">Justiniano Posse</text:p>
      <text:p text:style-name="P20"><text:span text:style-name="T11">Complejo de Series LA REMONTA 70% y JUSTINIANO POSSE 30%.</text:span></text:p>
      <text:p text:style-name="P15"><text:span text:style-name="T11">Símbolo: </text:span><text:span text:style-name="T5">LRe5</text:span></text:p>
      <text:p text:style-name="P11">Capacidad de uso: IVws</text:p>
      <text:p text:style-name="P15"><text:span text:style-name="T11">Índice de Productividad: 31</text:span></text:p>
      <text:p text:style-name="P4">Este complejo, de escasa representatividad se encuentra en algunos bajos alargados dentro del dominio de la consociación Laborde.</text:p>
      <text:p text:style-name="P4">Las limitantes son: alcalinidad sódica subsuperficial en la serie La Remonta y drenaje moderado a imperfecto en ambos suelos.</text:p>
      <text:p text:style-name="P4">Su uso es agrícola y ganadero con ciclos largos</text:p>
      <text:p text:style-name="P7">Etruria</text:p>
      <text:p text:style-name="P7">Justiniano Posse</text:p>
      <text:p text:style-name="P7">Laborde</text:p>
      <text:p text:style-name="P7">Pascanas</text:p>
      <text:p text:style-name="P21"><text:span text:style-name="T8">Complejo de Series LA REMONTA 60% y ESTANCIA VIEJA 40%.</text:span></text:p>
      <text:p text:style-name="P15"><text:span text:style-name="T8">Símbolo: </text:span><text:span text:style-name="T5">LRe6</text:span></text:p>
      <text:p text:style-name="P4">Capacidad de uso: VIws</text:p>
      <text:p text:style-name="P15"><text:span text:style-name="T8">Índice de Productividad: 16</text:span></text:p>
      <text:p text:style-name="P4">Esta unidad ocupa la parte central del A°. El Chato y algunos pozos de infiltración. Está compuesto por suelos salino-alcalinos de las Series La Remonta 60% y Estancia Vieja 40%.</text:p>
      <text:p text:style-name="P4">Estos suelos son dedicados a pasturas, ya que la salinidad, alcalinidad y el drenaje impedido limitan el crecimiento normal de las raíces.</text:p>
      <text:p text:style-name="P7">Laborde</text:p>
      <text:p text:style-name="P20"><text:span text:style-name="T8">Complejo de Series LA RINCONADA 20%; POZO VERDE 25%; LOS AIBALES 20%; EL ZAPALLAR 25% y 10% de suelos menores.</text:span></text:p>
      <text:p text:style-name="P15"><text:span text:style-name="T8">Símbolo: </text:span><text:span text:style-name="T5">LRi</text:span></text:p>
      <text:p text:style-name="P4">Capacidad de Uso: VIws</text:p>
      <text:p text:style-name="P15"><text:span text:style-name="T8">Índice de Productividad: 16</text:span></text:p>
      <text:p text:style-name="P4">Esta unidad cartográfica ocupa la mayor parte de la denominada planicie aluvial de La Rinconada. Se vincula a un relieve muy plano y relativamente más elevado con respecto a las demás unidades de la depresión.</text:p>
      <text:p text:style-name="P4">Está surcada por numerosos paleocauces del antiguo derrame del Río Dulce, dispuestos aproximadamente en sentido Norte-Sur y vinculados a la Serie Los Aibales. Otra característica identificable, son los microalbardones ligeramente más elevados, vinculados a la Serie El Zapallar, microplanicies de inundación (Serie La Rinconada), asociado a sectores cóncavos de peladales ocupados por la Serie Pozo Verde.</text:p>
      <text:p text:style-name="P4">Los suelos dominantes indicados que integran este complejo, presentan limitaciones de uso muy variables, es así que la Serie Los Aibales presenta problemas de inundaciones exclusivamente (cañadas); la Serie El Zapallar, con salinidad y alcalinidad subsuperficial y anegamientos poco frecuentes (albardones, vegetación de monte con halófitas); Serie La Rinconada con alcalinidad ligera superficial y fuerte subsuperficial (planos inundables de jumiales con cardón); y finalmente los "peladales" ocupados por la Serie Pozo Verde, con anegamiento y fuerte salinidad y alcalinidad superficial.</text:p>
      <text:p text:style-name="P4">Se puede considerar que un 70% de la unidad tiene limitaciones ligeras superficialmente, presentando una moderada aptitud como para sustentar pasturas naturales (no halófitas) y con posibilidades de implantación de pastos adaptados, observándose en las áreas con buenos accesos, sectores desmontados para estos fines.</text:p>
      <text:p text:style-name="P4">Conviene indicar que el anegamiento y/o inundación es mayor siempre en los bordes orientales, por otro lado es selectivo, ya que los albardones o isletas de monte de la Serie El Zapallar constituyen las posiciones del relieve menos inundables. La capa freática, se la encontró durante la etapa de levantamiento entre 0,70 a 1,20 m. de profundidad.</text:p>
      <text:p text:style-name="P7">Villa de María</text:p>
      <text:p text:style-name="P20"><text:span text:style-name="T8">Complejo de Series LA RINCONADA 30%; POZO VERDE 30%; POZO DE LA OLLA 20% y 20% de suelos menores alcalinos arenosos de los cauces</text:span></text:p>
      <text:p text:style-name="P15"><text:span text:style-name="T8">Símbolo: </text:span><text:span text:style-name="T5">LRi1</text:span></text:p>
      <text:p text:style-name="P4">Capacidad de Uso: VIIws</text:p>
      <text:p text:style-name="P15"><text:span text:style-name="T8">Índice de Productividad: 11</text:span></text:p>
      <text:p text:style-name="P4">Este complejo ocupa un pequeño sector al Oeste de Pozo de la Olla. Se vinculan a los paleocauces y áreas de derrame planas sin vegetación (suelos menores arenosos) o de jume blanco con cardón (Serie La Rinconada) y albardones con vegetación de monte y halófitas (Serie Pozo de la Olla). Generalmente presentan limitaciones en su uso, siendo la misma como campos naturales de pastoreo.</text:p>
      <text:p text:style-name="P7">Villa de María</text:p>
      <text:p text:style-name="P22">Complejo de Series LA REYNA 40%; LA FRANCIA 30% y COLONIA VIDELA 30%.</text:p>
      <text:p text:style-name="P15"><text:span text:style-name="T8">Símbolo: </text:span><text:span text:style-name="T5">LRy</text:span></text:p>
      <text:p text:style-name="P4">Capacidad de uso: IVws</text:p>
      <text:p text:style-name="P15"><text:span text:style-name="T8">Índice de Productividad: 45</text:span></text:p>
      <text:p text:style-name="P15"><text:span text:style-name="T8">La unidad identificada con este símbolo en los mapas, corresponde a vías de avenamiento por las cuales escurre el agua excedente de los sectores vecinos mas elevados, por lo que en años normales pueden sufrir durante los períodos lluviosos, anegamientos en general de corta duración, que no afecta mayormente el uso del suelo. En los períodos secos, estas unidades suelen estar mejor provistas de humedad que las lomas.</text:span></text:p>
      <text:p text:style-name="P15"><text:span text:style-name="T8">Los suelos que la integran poseen un drenaje moderado a imperfecto, ubicándose la Serie Colonia Videla en la parte mas baja, donde el agua se acumula con mayor frecuencia, desarrollando panes cementados en el sustrato (duripán) de muy baja permeabilidad. La Serie La Reyna, ocupa los sectores deprimidos de estas vías, presenta un horizonte superficial rico en arcilla y la Serie La Francia con acumulación de sodio en el subsuelo y fuertemente salina en profundidad, se ubica en los bordes.</text:span></text:p>
      <text:p text:style-name="P15"><text:span text:style-name="T8">En general, son tierras dedicadas a la ganadería, aunque las áreas donde las condiciones de drenaje mejoran, pueden emplearse en la producción agrícola.</text:span></text:p>
      <text:p text:style-name="P7">La Francia</text:p>
      <text:p text:style-name="P20"><text:span text:style-name="T8">Complejo de Series LA REYNA 30%; CAÑADA LA CRUZ 30%; LA FRANCIA 20% y LAGUNA LAS LIEBRES 20%.</text:span></text:p>
      <text:p text:style-name="P15"><text:span text:style-name="T8">Símbolo: </text:span><text:span text:style-name="T5">LRy1</text:span></text:p>
      <text:p text:style-name="P4">Capacidad de uso: VIws</text:p>
      <text:p text:style-name="P15"><text:span text:style-name="T8">Índice de Productividad: 37</text:span></text:p>
      <text:p text:style-name="P15"><text:span text:style-name="T8">Este Complejo se vincula fisiográficamente con áreas deprimidas que actúan como vías de desagüe conectando charcas y lagunas. Por su posición en el paisaje, receptan el agua de escurrimiento de los sectores mas elevados y en consecuencia, son susceptibles de anegamientos frecuentes. Debido a la escasa pendiente, el agua acumulada se elimina muy lentamente y solo son funcionales como elemento de drenaje en época de abundantes precipitaciones. En los mapas, estas unidades están representadas por delineaciones alargadas, que poseen continuidad por varios kilómetros, con un ancho promedio de 300 a 500 m. y de dirección WSW-ENE.</text:span></text:p>
      <text:p text:style-name="P15"><text:span text:style-name="T8">Los suelos presentes están condicionados en su uso por el drenaje pobre y por la acumulación de sodio en el complejo de intercambio, en cantidades perjudiciales para las condiciones físicas de los mismos. Son tierras de aptitud ganadera en las cuales es posible implantar praderas artificiales de especies adaptadas a las condiciones mencionadas.</text:span></text:p>
      <text:p text:style-name="P7">La Francia</text:p>
      <text:p text:style-name="P7">San Francisco</text:p>
      <text:p text:style-name="P21"><text:span text:style-name="T8">Complejo de Serie LA SARA 90% y 10% de suelos menores.</text:span></text:p>
      <text:p text:style-name="P15"><text:span text:style-name="T8">Símbolo: </text:span><text:span text:style-name="T5">LS</text:span></text:p>
      <text:p text:style-name="P4">Capacidad de uso: IIIsc</text:p>
      <text:p text:style-name="P15"><text:span text:style-name="T8">Índice de Productividad: 60</text:span></text:p>
      <text:p text:style-name="P4">Esta unidad está vinculada a las áreas de derrame y antiguos cauces (paleocauces) que cubren una amplia franja a la altura de la localidad de Alto Alegre, hasta el canal "Litín-Tortugas". </text:p>
      <text:p text:style-name="P4">Ocupa antiguos cauces con dirección este-oeste, topográficamente más altas que el resto del relieve, con contenidos de arenas de alrededor del 40% y algo excesivamente drenados. Comprende 90% de suelos de serie La Sara y 10 °/o de suelos menores.</text:p>
      <text:p text:style-name="P4">Son suelos agrícolas pero presentan limitaciones climáticas y baja retención de la humedad.</text:p>
      <text:p text:style-name="P7">Bell Ville</text:p>
      <text:p text:style-name="P20"><text:span text:style-name="T8">Complejo de Series LA SARA 40%; ALTO ALEGRE 30%; LA PRIMAVERA 20% y 10% de suelos menores.</text:span></text:p>
      <text:p text:style-name="P15"><text:span text:style-name="T8">Símbolo: </text:span><text:span text:style-name="T5">LS1</text:span><text:span text:style-name="T8"> </text:span></text:p>
      <text:p text:style-name="P4">Capacidad de uso: IVws</text:p>
      <text:p text:style-name="P15"><text:span text:style-name="T8">Índice de Productividad: 34</text:span></text:p>
      <text:p text:style-name="P4">Esta unidad ocupa sectores de áreas de derrames con ligeras ondulaciones. La mayor limitación está dada por la presencia en áreas deprimidas de suelos alcalino degradados, con horizontes superficiales pobremente provistos de materia orgánica en un 30% aproximadamente. El resto solo tiene limitaciones ligeras a moderadas.</text:p>
      <text:p text:style-name="P4">Los suelos son aptos para la implantación de pasturas con agricultura subordinada, sobre todo en las partes medias y altas del relieve.</text:p>
      <text:p text:style-name="P7">Bell Ville</text:p>
      <text:p text:style-name="P7">James Craik</text:p>
      <text:p text:style-name="P7">Pozo del Molle</text:p>
      <text:p text:style-name="P20"><text:span text:style-name="T8">Asociación de Series LOS SAUCES 70%; LAS MACITAS 20% y SEBASTIÁN ELCANO 10%.</text:span></text:p>
      <text:p text:style-name="P15"><text:span text:style-name="T8">Símbolo: </text:span><text:span text:style-name="T5">LSc</text:span></text:p>
      <text:p text:style-name="P4">Capacidad de Uso: IVc</text:p>
      <text:p text:style-name="P15"><text:span text:style-name="T8">Índice de Productividad: 67</text:span></text:p>
      <text:p text:style-name="P4">Con este símbolo se indica a las líneas de escurrimiento en el pié de monte, moderadamente manifiestas con los materiales originarios de significativa influencia fluvial. Es frecuente la presencia de arenas y gravillas, que en sequías prolongadas le confieren al suelo un moderado endurecimiento. No obstante, tienen una buena retención de humedad subsuperficial y reciben, además, aportes de las partes altas.</text:p>
      <text:p text:style-name="P7">Villa de María</text:p>
      <text:p text:style-name="P20"><text:span text:style-name="T8">Complejo de Series LOS SAUCES 30%; SEBASTIÁN ELCANO 30%; LOS HOYOS 20% y SAN PEDRO 20%.</text:span></text:p>
      <text:p text:style-name="P15"><text:span text:style-name="T8">Símbolo: </text:span><text:span text:style-name="T5">LSc1</text:span></text:p>
      <text:p text:style-name="P4">Capacidad de Uso: IVsc</text:p>
      <text:p text:style-name="P15"><text:span text:style-name="T8">Índice de Productividad: 62</text:span></text:p>
      <text:p text:style-name="P4">Este complejo identifica a interfluvios suavemente ondulados, muy próximos a las sierras. Presenta un patrón muy intrincado de distribución de los suelos. Existen limitaciones climáticas severas en el uso agrícola, agravándose en los sectores ocupados por la Serie Los Hoyos (20% de la unidad) derivada de la baja retención de humedad que presenta.</text:p>
      <text:p text:style-name="P7">Villa de María</text:p>
      <text:p text:style-name="P20"><text:span text:style-name="T8">Complejo de Series LA SALADA 50% y ALTO ALEGRE 50%.</text:span></text:p>
      <text:p text:style-name="P15"><text:span text:style-name="T8">Símbolo: </text:span><text:span text:style-name="T5">LSd</text:span><text:span text:style-name="T8"> </text:span></text:p>
      <text:p text:style-name="P4">Capacidad de uso: VIIws</text:p>
      <text:p text:style-name="P15"><text:span text:style-name="T8">Índice de Productividad: 8</text:span></text:p>
      <text:p text:style-name="P15"><text:span text:style-name="T8">Estas unidades están vinculadas a planos deprimidos en contacto con áreas de derrames fluviales.</text:span></text:p>
      <text:p text:style-name="P4">LSd: Está formado por 50% con la serie La Salada que es degradada superficialmente (horizonte A2), fuertemente alcalina e imperfectamente drenada. El resto, en distribución muy heterogénea, comprende perfiles con limitaciones indicadas en mayor o menor medida incluyendo suelos en capas con salinidad y suelos desarrollados.</text:p>
      <text:p text:style-name="P4">El uso de estas unidades es eminentemente ganadero sobre campos naturales o con intersiembras de pasturas ya que, el drenaje deficiente y la fuerte alcalinidad sódica limitan la capacidad productiva de las mismas.</text:p>
      <text:p text:style-name="P7">Bell Ville</text:p>
      <text:p text:style-name="P7">James Craik</text:p>
      <text:p text:style-name="P7">Pozo del Molle</text:p>
      <text:p text:style-name="P7">Villa María</text:p>
      <text:p text:style-name="P20"><text:span text:style-name="T8">Complejo de Series LA SALADA 50%; LAGUNA ÁVILA 40% y 10% de suelos menores.</text:span></text:p>
      <text:p text:style-name="P15"><text:span text:style-name="T8">Símbolo: </text:span><text:span text:style-name="T5">LSd1</text:span></text:p>
      <text:p text:style-name="P4">Capacidad de uso: VIIws</text:p>
      <text:p text:style-name="P15"><text:span text:style-name="T8">Índice de Productividad: 7</text:span></text:p>
      <text:p text:style-name="P15"><text:span text:style-name="T8">Estas unidades están vinculadas a planos deprimidos en contacto con áreas de derrames fluviales.</text:span></text:p>
      <text:p text:style-name="P4">LSd 1: Similar a la unidad anterior sin la presencia de salinidad en los perfiles estudiados.</text:p>
      <text:p text:style-name="P4">El uso de estas unidades es eminentemente ganadero sobre campos naturales o con intersiembras de pasturas ya que, el drenaje deficiente y la fuerte alcalinidad sódica limitan la capacidad productiva de las mismas.</text:p>
      <text:p text:style-name="P7">Bell Ville</text:p>
      <text:p text:style-name="P7">James Craik</text:p>
      <text:p text:style-name="P7">Pozo del Molle</text:p>
      <text:p text:style-name="P20"><text:span text:style-name="T8">Complejo de Series LA SALADA 50% y SAN FRANCISCO DE ASÍS 50%.</text:span></text:p>
      <text:p text:style-name="P15"><text:span text:style-name="T8">Símbolo: </text:span><text:span text:style-name="T5">LSd2</text:span></text:p>
      <text:p text:style-name="P4">Capacidad de uso: VIIws</text:p>
      <text:p text:style-name="P15"><text:span text:style-name="T8">Índice de Productividad: 18</text:span></text:p>
      <text:p text:style-name="P4">Estas tres unidades están relacionadas a sectores deprimidos anegables parcialmente en contacto o pertenecientes a áreas de derrame fluviales al Sur de San Antonio de Litín.</text:p>
      <text:p text:style-name="P15"><text:span text:style-name="T8">LSd 2: Contiene el 50% de la serie La Salada, pero formando complejo con la serie San Francisco de Asís de condiciones algo más aceptables, sobre todo superficialmente.</text:span></text:p>
      <text:p text:style-name="P4">El uso de las tierras de estas tres unidades, es eminentemente ganadero, ya que el drenaje deficiente, frecuentes anegamientos y fuerte alcalinidad sódica limitan la productividad de las mismas.</text:p>
      <text:p text:style-name="P7">Bell Ville</text:p>
      <text:p text:style-name="P7">Pozo del Molle</text:p>
      <text:p text:style-name="P20"><text:span text:style-name="T8">Lagunas semipermanentes.</text:span></text:p>
      <text:p text:style-name="P15"><text:span text:style-name="T8">Símbolo: </text:span><text:span text:style-name="T5">Lsp</text:span></text:p>
      <text:p text:style-name="P4">Capacidad de uso: VIII</text:p>
      <text:p text:style-name="P15"><text:span text:style-name="T8">Índice de productividad: 2</text:span></text:p>
      <text:p text:style-name="P22">Complejo de Series LA SENTENCIA I 65%; SAN PABLO 25% y EL CRUCE 10%.</text:p>
      <text:p text:style-name="P15"><text:span text:style-name="T8">Símbolo: </text:span><text:span text:style-name="T5">LStI1</text:span></text:p>
      <text:p text:style-name="P4">Capacidad de uso: IVsc</text:p>
      <text:p text:style-name="P15"><text:span text:style-name="T8">Índice de productividad: 62</text:span></text:p>
      <text:p text:style-name="P4">Esta unidad cartográfica se encuentra ubicada en sectores intermedios entre los derrames proximales de los ríos Santa Catalina y Ascochinga. Posee un relieve ondulado con áreas cumbrales convexas, planas o muy suavemente onduladas y pequeñas pendientes con gradientes que varían entre 0,5 a 3%. Las Series dominantes La Sentencia I y en menor proporción San Pablo, presentan inclusiones de fases moderadamente erosionadas ubicadas en las pendientes cortas. Es frecuente la presencia de gravillas en los perfiles de los suelos como así también acumulaciones superficiales de arenas. En las áreas cumbrales o mas elevadas del relieve domina la Serie El Cruce con perfiles poco desarrollados y texturas gruesas en superficie con gravas y gravillas en profundidad. Las limitantes de este complejo están determinadas por los componentes menores (San Pablo y El Cruce) y las inclusiones; retención de humedad, erosión, susceptibilidad a endurecimientos superficiales en seco. En general, se puede considerar a la unidad cartográfica con limitantes moderadas encontrándose en el límite agrícola.</text:p>
      <text:p text:style-name="P7">Jesús María</text:p>
      <text:p text:style-name="P20"><text:span text:style-name="T8">Complejo de Series LA SENTENCIA II 40%; PUERTA DE HIERRO I 30%; LA SENTENCIA I 20% y 10% de suelos menores fluviales en capas.</text:span></text:p>
      <text:p text:style-name="P15"><text:span text:style-name="T8">Símbolo: </text:span><text:span text:style-name="T5">LStII1</text:span></text:p>
      <text:p text:style-name="P4">Capacidad de uso: IIIc</text:p>
      <text:p text:style-name="P15"><text:span text:style-name="T8">Índice de productividad: 64</text:span></text:p>
      <text:p text:style-name="P4">Estas unidades corresponden a niveles relativamente altos de las terrazas de los ríos Ascochinga y Santa Catalina. Los relieves son planos y suavemente inclinados hacia los ríos respectivos con algunas evidencias de mesorrelieve, por influencia de paleocauces o derrames lineales de desbordes de parte de los caudales de los ríos indicados. Está integrado este complejo por la Serie La Sentencia II y I dominantes, de excelente aptitud agrícola ubicadas en los sectores más planos, mientras que en las partes suavemente deprimidas se ubica la Serie Puerta de Hierro I con horizontes superficiales engrosados. Se incluyen en proporción estimada de 10% pequeños cauces y albardones antiguos que conforman parcialmente un mesorrelieve con suelos fluviales de diversa granulometría y en capas. La aptitud general del complejo es agrícola con limitantes en las inclusiones que no superan el 10% de los lechos arenosos antiguos longitudinales y filetes ligeramente cóncavos adyacentes con susceptibilidad a la erosión de tipo lineal.</text:p>
      <text:p text:style-name="P7">Jesús María</text:p>
      <text:p text:style-name="P22">Complejo indeterminado Laguna La Teresa</text:p>
      <text:p text:style-name="P15"><text:span text:style-name="T8">Símbolo: </text:span><text:span text:style-name="T5">LT</text:span></text:p>
      <text:p text:style-name="P4">Capacidad de uso: Vllws</text:p>
      <text:p text:style-name="P15"><text:span text:style-name="T8">Índice de Productividad: 5</text:span></text:p>
      <text:p text:style-name="P15"><text:span text:style-name="T8">Estos complejos de suelos indiferenciados en conjunto cubren unos pocos centenares de hectáreas en las inmediaciones de la laguna homónimas. Fisiográficamente corresponden con el área de inundación de dichas lagunas, y desde el punto de vista edafológico están integrados por una gran variedad de suelos, algunos de los cuales podrían ser caracterizados como pertenecientes a algunas de las series definidas y otros con suelos del tipo aluvial salino-alcalinos. La intensidad de las limitaciones, fundamentalmente susceptibilidad a las inundaciones e impedimentos en el drenaje, salinidad, alcalinidad sódica y baja fertilidad, no justifica hacer diferenciaciones por lo que se los ha definido como complejos indiferenciados. Poseen limitaciones de uso muy graves que restringen su uso a campos naturales de pastoreo cuando no se encuentran cubiertos de agua. Su calidad no justifica aplicar ningún tipo de mejoras dada su intrínseca baja capacidad de retorno. </text:span></text:p>
      <text:p text:style-name="P7">Rufino</text:p>
      <text:p text:style-name="P20"><text:span text:style-name="T8">Complejo de Series LAS VARAS 50%; EL PINO 30% y 20% de suelos menores fluviales en capas.</text:span></text:p>
      <text:p text:style-name="P15"><text:span text:style-name="T8">Símbolo: </text:span><text:span text:style-name="T5">LVa</text:span></text:p>
      <text:p text:style-name="P4">Capacidad de uso: IVsc</text:p>
      <text:p text:style-name="P15"><text:span text:style-name="T8">Índice de Productividad: 63</text:span></text:p>
      <text:p text:style-name="P15"><text:span text:style-name="T8">Este complejo corresponde a vías de avenamiento en general cortas, de dirección variable y curso sinuoso, coincidente con antiguos cauces (paleocauces), de relieve cóncavo. Los suelos dominantes se han originado a partir de sedimentos fluviales y están representados por la Serie Las Varas, de textura franca, débilmente estructurado y baja fertilidad y la Serie El Pino, bien a moderadamente bien drenada. Un menor porcentaje pertenece a suelos poco desarrollados o en capas de textura variable.</text:span></text:p>
      <text:p text:style-name="P15"><text:span text:style-name="T8">En los años lluviosos pueden presentar limitaciones debido al drenaje algo restringido, encharcándose durante cortos períodos, pero en años secos, estas condiciones pueden resultar beneficiosas.</text:span></text:p>
      <text:p text:style-name="P4">Son tierras aptas para una estrecha gama de cultivos y las prácticas recomendadas, comprenden rotaciones con predominio de pasturas</text:p>
      <text:p text:style-name="P7">Alicia</text:p>
      <text:p text:style-name="P7">Las Varillas</text:p>
      <text:p text:style-name="P22">Complejo indiferenciado de Serie LAS VARAS dominante y suelos con alcalinidad y salinidad subsuperficial.</text:p>
      <text:p text:style-name="P15"><text:span text:style-name="T8">Símbolo: </text:span><text:span text:style-name="T5">LVa1</text:span></text:p>
      <text:p text:style-name="P4">Capacidad de uso: VIws</text:p>
      <text:p text:style-name="P15"><text:span text:style-name="T8">Índice de Productividad: 38</text:span></text:p>
      <text:p text:style-name="P15"><text:span text:style-name="T8">Este Complejo corresponde a vías de avenamiento, de dirección variable y curso sinuoso, coincidente con antiguos cauces (paleocauces), de relieve cóncavo. Los suelos dominantes se han originado a partir de sedimentos fluviales y están representados por la Serie Las Varas, de textura franca, débilmente estructurado y baja fertilidad y suelos con alcalinidad y salinidad subsuperficial. Un menor porcentaje pertenece a suelos poco desarrollados o en capas de textura variable.</text:span></text:p>
      <text:p text:style-name="P15"><text:span text:style-name="T8">En los años lluviosos pueden presentar limitaciones debido al drenaje algo restringido, encharcándose durante cortos períodos, pero en años secos, estas condiciones pueden resultar beneficiosas.</text:span></text:p>
      <text:p text:style-name="P4">Son tierras aptas para pasturas </text:p>
      <text:p text:style-name="P7">La Francia</text:p>
      <text:p text:style-name="P7">San Francisco</text:p>
      <text:p text:style-name="P20"><text:span text:style-name="T8">Complejo de Series LA VICTORIA 80% y EL ALBIÓN 20%.</text:span></text:p>
      <text:p text:style-name="P15"><text:span text:style-name="T8">Símbolo: </text:span><text:span text:style-name="T5">LVt</text:span></text:p>
      <text:p text:style-name="P4">Capacidad de uso: VIws</text:p>
      <text:p text:style-name="P15"><text:span text:style-name="T8">Índice de Productividad: 13</text:span></text:p>
      <text:p text:style-name="P15"><text:span text:style-name="T8">Estos complejos corresponden a los sectores francamente deprimidos de las márgenes de las nacientes del Saladillo, en las que la presencia de sales solubles, alcalinidad sódica y drenaje imperfecto restringen considerablemente su uso.</text:span></text:p>
      <text:p text:style-name="P4">LVt: Está formado por suelos salinoalcalinos e imperfectamente drenados de las series La Victoria 80% y El Albión 20%</text:p>
      <text:p text:style-name="P7">Canals</text:p>
      <text:p text:style-name="P7">Laborde</text:p>
      <text:p text:style-name="P20"><text:span text:style-name="T8">Complejo de Series LA VICTORIA 60% y WENCESLAO ESCALANTE 40%.</text:span></text:p>
      <text:p text:style-name="P15"><text:span text:style-name="T8">Símbolo: </text:span><text:span text:style-name="T5">LVt1</text:span></text:p>
      <text:p text:style-name="P4">Capacidad de Uso: VIws</text:p>
      <text:p text:style-name="P15"><text:span text:style-name="T8">Índice de Productividad: 10</text:span></text:p>
      <text:p text:style-name="P15"><text:span text:style-name="T8">Estos complejos corresponden fisiográficamente a sectores moderadamente deprimidos o áreas intermedias ubicados próximos a las nacientes del Río Saladillo y del abanico aluvial del Río Cuarto. La presencia de sales solubles, alcalinidad sódica y drenaje moderado a imperfecto restringen notablemente su uso.</text:span></text:p>
      <text:p text:style-name="P4">LVt1: Está integrado por la serie La Victoria que es moderadamente bien drenada y sódica en el subsuelo y Wenceslao Escalante imperfectamente drenada con alcalinidad desde la superficie y salina.</text:p>
      <text:p text:style-name="P4">La situación topográfica dentro del área cubierta por estos complejos es la siguiente: serie La Victoria y suelos menores con alcalinidad subsuperficial en situaciones intermedias del relieve y Carnerillo, Los Tamarindos y Wenceslao Escalante en las partes más bajas e inundables.</text:p>
      <text:p text:style-name="P4">Considerando la aptitud general de estos complejos, pueden ser útiles para la implantación de pasturas adaptadas y como campos naturales de pastoreo sobre especies nativas.</text:p>
      <text:p text:style-name="P7">Canals</text:p>
      <text:p text:style-name="P7">Laborde</text:p>
      <text:p text:style-name="P7">La Carlota</text:p>
      <text:p text:style-name="P7">Pascanas</text:p>
      <text:p text:style-name="P20"><text:span text:style-name="T8">Complejo en fase moderadamente inundable de Series LA VICTORIA 60% y WENCESLAO ESCALANTE 40%.</text:span></text:p>
      <text:p text:style-name="P15"><text:span text:style-name="T8">Símbolo: </text:span><text:span text:style-name="T5">LVt2</text:span></text:p>
      <text:p text:style-name="P4">Capacidad de uso: VIIws</text:p>
      <text:p text:style-name="P15"><text:span text:style-name="T8">Índice de Productividad: 5</text:span></text:p>
      <text:p text:style-name="P15"><text:span text:style-name="T8">Estos complejos corresponden a los sectores francamente deprimidos de las márgenes de las nacientes del Saladillo, en las que la presencia de sales solubles, alcalinidad sódica y drenaje imperfecto restringen considerablemente su uso.</text:span></text:p>
      <text:p text:style-name="P4">LVt2: Este complejo está formado por los mismos suelos de la unidad LVt1, pero se vinculan a sectores más deprimidos y u consiguiente más inundables.</text:p>
      <text:p text:style-name="P7">Canals</text:p>
      <text:p text:style-name="P7">Laborde</text:p>
      <text:p text:style-name="P20"><text:span text:style-name="T8">Complejo de Series LA VICTORIA 40%; LOS TAMARINDOS 40% y WENCESLAO ESCALANTE 20%.</text:span></text:p>
      <text:p text:style-name="P15"><text:span text:style-name="T8">Símbolo: </text:span><text:span text:style-name="T5">LVt3</text:span></text:p>
      <text:p text:style-name="P4">Capacidad de Uso: VIws</text:p>
      <text:p text:style-name="P15"><text:span text:style-name="T8">Índice de Productividad: 10</text:span></text:p>
      <text:p text:style-name="P15"><text:span text:style-name="T8">Estos complejos corresponden fisiográficamente a sectores moderadamente deprimidos o áreas intermedias ubicados próximos a las nacientes del Río Saladillo y del abanico aluvial del Río Cuarto. La presencia de sales solubles, alcalinidad sódica y drenaje moderado a imperfecto restringen notablemente su uso.</text:span></text:p>
      <text:p text:style-name="P15"><text:span text:style-name="T8">Está integrado por la serie La Victoria que es moderadamente bien drenada y sódica en el subsuelo y Wenceslao Escalante imperfectamente drenada con alcalinidad desde la superficie y salina, incluye los perfiles de la serie Los Tamarindos imperfectamente drenada y alcalina sódica desde la superficie y muy anegable.</text:span></text:p>
      <text:p text:style-name="P4">La situación topográfica dentro del área cubierta por estos complejos es la siguiente: serie La Victoria y suelos menores con alcalinidad subsuperficial en situaciones intermedias del relieve y Carnerillo, Los Tamarindos y Wenceslao Escalante en las partes más bajas e inundables.</text:p>
      <text:p text:style-name="P4">Considerando la aptitud general de estos complejos, pueden ser útiles para la implantación de pasturas adaptadas y como campos naturales de pastoreo sobre especies nativas.</text:p>
      <text:p text:style-name="P7">Canals</text:p>
      <text:p text:style-name="P7">La Carlota</text:p>
      <text:p text:style-name="P20"><text:span text:style-name="T8">Complejo de Series LA VICTORIA 40%; LOS TAMARINDOS en fase fuertemente alcalina 30% y WENCESLAO ESCALANTE 30%.</text:span></text:p>
      <text:p text:style-name="P15"><text:span text:style-name="T8">Símbolo: </text:span><text:span text:style-name="T5">LVt4</text:span></text:p>
      <text:p text:style-name="P4">Capacidad de uso: VIIws</text:p>
      <text:p text:style-name="P15"><text:span text:style-name="T8">Índice de Productividad: 9</text:span></text:p>
      <text:p text:style-name="P15"><text:span text:style-name="T8">Estos complejos corresponden a los sectores francamente deprimidos de las márgenes de las nacientes del Saladillo, en las que la presencia de sales solubles, alcalinidad sódica y drenaje imperfecto restringen considerablemente su uso. </text:span></text:p>
      <text:p text:style-name="P4">LVt4: Forman este complejo 40% de suelos La Victoria, Los Tamarindos 30% en fase fuertemente alcalina y 30% de suelos de la serie Wenceslao Escalante. Esta unidad corresponde a sectores muy bajos dentro de la depresión de las nacientes del Saladillo, razón por la que se anegan con facilidad. Este drenaje impedido y la fuerte salinidad y alcalinidad restringen el uso de estos suelos como campos naturales de pastoreo.</text:p>
      <text:p text:style-name="P7">Canals</text:p>
      <text:p text:style-name="P20"><text:span text:style-name="T8">Complejo de Series LA VICTORIA 30%; LOS TAMARINDOS 30% y WENCESLAO ESCALANTE 40%.</text:span></text:p>
      <text:p text:style-name="P15"><text:span text:style-name="T8">Símbolo: </text:span><text:span text:style-name="T5">LVt5</text:span></text:p>
      <text:p text:style-name="P4">Capacidad de uso: VIws</text:p>
      <text:p text:style-name="P15"><text:span text:style-name="T8">Índice de Productividad: 9</text:span></text:p>
      <text:p text:style-name="P15"><text:span text:style-name="T8">Estos complejos corresponden a los sectores francamente deprimidos de las márgenes de las nacientes del Saladillo, en las que la presencia de sales solubles, alcalinidad sódica y drenaje imperfecto restringen considerablemente su uso.</text:span></text:p>
      <text:p text:style-name="P4">LVt5: Integran este complejo suelos salínoalcalinos imperfectamente drenados de las series La Victoria 30%, Los Tamarindos 30% y Wenceslao Escalante 40%.</text:p>
      <text:p text:style-name="P7">Canals</text:p>
      <text:p text:style-name="P20"><text:span text:style-name="T8">Complejo de Series LA VICTORIA 50%; CAYUQUEO 25% y TICINO 25%.</text:span></text:p>
      <text:p text:style-name="P15"><text:span text:style-name="T8">Símbolo: </text:span><text:span text:style-name="T5">LVt6</text:span></text:p>
      <text:p text:style-name="P4">Capacidad de uso: VIws</text:p>
      <text:p text:style-name="P15"><text:span text:style-name="T8">Índice de Productividad: 13</text:span></text:p>
      <text:p text:style-name="P15"><text:span text:style-name="T8">Dentro del área de influencia de la Consociación Monte Alto se encuentran estos complejos de áreas intermedias y vías de desagüe moderadamente manifiestas. Topográficamente corresponden a concavidades donde es frecuente la presencia de la capa freática afectando las partes inferiores de los perfiles.</text:span></text:p>
      <text:p text:style-name="P4">Las limitantes están derivadas de los excesos hídricos en los suelos imperfectamente drenados y degradados de las series Cayuqueo y Ticino, además, poseen alcalinidad sódica muy cerca de la superficie. La serie La Victoria completa la unidad, tiene buenas características superficiales pero evidentes inconvenientes a partir de 25 cm. por la presencia de horizontes arcillosos y alcalinos.</text:p>
      <text:p text:style-name="P15"><text:span text:style-name="T8">Pueden encontrarse algunas inclusiones de suelos menores en el centro de las vías de desagües que comparten en gran medida las limitantes expuestas, además de poseer cementaciones y/o capas muy densas en profundidad con permeabilidad muy lenta y más anegables que el resto; dichas inclusiones no superan el 15%.</text:span></text:p>
      <text:p text:style-name="P4">Se recomienda su uso preferentemente para la implantación de pasturas adaptadas. </text:p>
      <text:p text:style-name="P7">Etruria</text:p>
      <text:p text:style-name="P7">General Cabrera</text:p>
      <text:p text:style-name="P7">Pascanas</text:p>
      <text:p text:style-name="P7">Ucacha</text:p>
      <text:p text:style-name="P20"><text:span text:style-name="T8">Complejo de Series LA VICTORIA 40%; CARNERILLO 40% y 20% de suelos menores con alcalinidad subsuperficial.</text:span></text:p>
      <text:p text:style-name="P15"><text:span text:style-name="T8">Símbolo: </text:span><text:span text:style-name="T5">LVt7</text:span></text:p>
      <text:p text:style-name="P4">Capacidad de Uso: VIws</text:p>
      <text:p text:style-name="P15"><text:span text:style-name="T8">Índice de Productividad: 10</text:span></text:p>
      <text:p text:style-name="P15"><text:span text:style-name="T8">Estos complejos corresponden fisiográficamente a sectores moderadamente deprimidos o áreas intermedias ubicados próximos a las nacientes del Río Saladillo y del abanico aluvial del Río Cuarto. La presencia de sales solubles, alcalinidad sódica y drenaje moderado a imperfecto restringen notablemente su uso.</text:span></text:p>
      <text:p text:style-name="P15"><text:span text:style-name="T8">Ambientes de reducidas dimensiones. Además la serie La Victoria integra también el complejo de los perfiles degradados, hidromórficos y alcalinos de la serie Carnerillo. Los suelos menores no bien identificados tienen una distribución muy heterogénea siendo el denominador común la alcalinidad a partir de 25-30 cm. de profundidad.</text:span></text:p>
      <text:p text:style-name="P4">La situación topográfica dentro del área cubierta por estos complejos es la siguiente: serie La Victoria y suelos menores con alcalinidad subsuperficial en situaciones intermedias del relieve y Carnerillo, Los Tamarindos y Wenceslao Escalante en las partes más bajas e inundables.</text:p>
      <text:p text:style-name="P4">Considerando la aptitud general de estos complejos, pueden ser útiles para la implantación de pasturas adaptadas y como campos naturales de pastoreo sobre especies nativas.</text:p>
      <text:p text:style-name="P7">Alejandro</text:p>
      <text:p text:style-name="P7">General Cabrera</text:p>
      <text:p text:style-name="P7">La Carlota</text:p>
      <text:p text:style-name="P7">Pascanas</text:p>
      <text:p text:style-name="P7">Ucacha</text:p>
      <text:p text:style-name="P20"><text:span text:style-name="T8">Complejo en fase fuertemente salina y alcalina de Series LA VICTORIA 50% y CARNERILLO 50%.</text:span></text:p>
      <text:p text:style-name="P15"><text:span text:style-name="T8">Símbolo: </text:span><text:span text:style-name="T5">LVt8</text:span></text:p>
      <text:p text:style-name="P4">Capacidad de uso: VIIws</text:p>
      <text:p text:style-name="P15"><text:span text:style-name="T8">Índice de Productividad: 5</text:span></text:p>
      <text:p text:style-name="P15"><text:span text:style-name="T8">Este complejo se encuentra ubicado en aureolas internas de cubetas o lagunas permanentes o semipermanentes con frecuente peligro de anegamiento.</text:span></text:p>
      <text:p text:style-name="P15"><text:span text:style-name="T8">La capacidad de uso se ve muy limitada por los problemas físico-químicos de los suelos, la presencia de la capa freática cercana a la superficie y el frecuente anegamiento que impide el laboreo oportuno de las mismas.</text:span></text:p>
      <text:p text:style-name="P4">La aptitud de este complejo es para pasturas naturales.</text:p>
      <text:p text:style-name="P7">Alejandro</text:p>
      <text:p text:style-name="P7">General Cabrera</text:p>
      <text:p text:style-name="P7">Pascanas</text:p>
      <text:p text:style-name="P7">Ucacha</text:p>
      <text:p text:style-name="P20"><text:span text:style-name="T8">Complejo de Series LA VICTORIA 40%; OLAETA en fase anegable y alcalina en profundidad 40% y 20% de suelos menores imperfectamente drenados.</text:span></text:p>
      <text:p text:style-name="P15"><text:span text:style-name="T8">Símbolo: </text:span><text:span text:style-name="T5">LVt9</text:span></text:p>
      <text:p text:style-name="P4">Capacidad de uso: IVws</text:p>
      <text:p text:style-name="P15"><text:span text:style-name="T8">Índice de Productividad: 19</text:span></text:p>
      <text:p text:style-name="P4">Esta unidad está relacionada con sectores deprimidos, intermedios entre las lomas y los bajos bien manifiestos, que pueden sufrir anegamientos de corta duración.</text:p>
      <text:p text:style-name="P4">Los suelos se han desarrollado sobre materiales eólicos franco arenosos, donde se halla presente la serie Olaeta, con alcalinidad en profundidad y La Victoria con limitantes subsuperficiales como salinidad y alcalinidad sódica y drenaje imperfecto.</text:p>
      <text:p text:style-name="P4">Se encuentran estos suelos en el límite agrícola donde la gama de cultivos posibles es escasa y siempre en rotaciones con pasturas en forma dominante.</text:p>
      <text:p text:style-name="P7">Ucacha</text:p>
      <text:p text:style-name="P20"><text:span text:style-name="T8">Complejo indiferenciado de Series LA VICTORIA; CARNERILLO en fase fuertemente alcalina y capas sin edafización con alcalinidad subsuperficial.</text:span></text:p>
      <text:p text:style-name="P15"><text:span text:style-name="T8">Símbolo: </text:span><text:span text:style-name="T5">LVt10</text:span></text:p>
      <text:p text:style-name="P4">Capacidad de uso: VIIws</text:p>
      <text:p text:style-name="P15"><text:span text:style-name="T8">Índice de Productividad: 9</text:span></text:p>
      <text:p text:style-name="P4">Unidad asociada aun paisaje deprimido cóncavo, próxima a lagunas o bajos inundables, con la capa freática cercana a la superficie y escurrimiento superficial muy lento o nulo.</text:p>
      <text:p text:style-name="P4">El material originario de los suelos es de tipo eólico, de textura franco arenosa. Están presentes las series: La Victoria con alcalinidad subsuperficial, Carnerillo fuertemente alcalina y suelos en capas sin edafizar, con drenaje imperfecto.</text:p>
      <text:p text:style-name="P4">Las limitaciones son de orden físico-químico y la duración de los anegamientos dan a este complejo una aptitud para pasturas naturales exclusivamente.</text:p>
      <text:p text:style-name="P7">Ucacha</text:p>
      <text:p text:style-name="P20"><text:span text:style-name="T8">Complejo de Series LA VICTORIA 40%; SANTA EUFEMIA 30% y CARNERILLO 30%.</text:span></text:p>
      <text:p text:style-name="P15"><text:span text:style-name="T8">Símbolo: </text:span><text:span text:style-name="T5">LVt11</text:span></text:p>
      <text:p text:style-name="P4">Capacidad de Uso: VIws</text:p>
      <text:p text:style-name="P15"><text:span text:style-name="T8">Índice de Productividad: 12</text:span></text:p>
      <text:p text:style-name="P4">Fisiográficamente son áreas intermedias vinculadas a ambientes aún más deprimidos que las unidades anteriores con cubetas y lagunas. Dentro de éstos se observan áreas relativamente más elevadas donde se encuentra la serie La Victoria y bajos planos inundables con las series Santa Eufemia y Carnerillo severamente limitadas en su aptitud por drenaje impedido y alcalinidad sódica que afectan la aptitud general del complejo.</text:p>
      <text:p text:style-name="P4">Aptitud: implantación de pasturas y campos naturales de pastoreo.</text:p>
      <text:p text:style-name="P7">La Carlota</text:p>
      <text:p text:style-name="P7">Pascanas</text:p>
      <text:p text:style-name="P20"><text:span text:style-name="T8">Complejo de Series LA VICTORIA 50%; PASCANAS 25% y ALEJO LEDESMA en fase moderadamente salina 25%.</text:span></text:p>
      <text:p text:style-name="P15"><text:span text:style-name="T8">Símbolo: </text:span><text:span text:style-name="T5">LVt12</text:span></text:p>
      <text:p text:style-name="P4">Capacidad de Uso: IVws</text:p>
      <text:p text:style-name="P15"><text:span text:style-name="T8">Índice de Productividad: 35</text:span></text:p>
      <text:p text:style-name="P15"><text:span text:style-name="T8">Este conjunto de unidades representa un pequeño porcentaje de la superficie total relevada, distribuida en unidades individualmente pequeñas.</text:span></text:p>
      <text:p text:style-name="P15"><text:span text:style-name="T8">Son áreas intermedias (entre bajos y lomas) asociadas a ambientes más bajos e inundables. Los suelos presentan buenas características superficiales pero presentan síntomas de hidromorfismo y alcalinidad en el subsuelo y en profundidad (después de los 50 cm. - series La Victoria y Pascanas). En los relieves relativamente más elevados de reducidas dimensiones, domina el suelo zonal correspondiente a la serie Alejo Ledesma de mejor aptitud, la cual está influenciada por los "bajos" presentando sales solubles en profundidad con una cierta dinámica de acuerdo a la profundidad de la capa freática fluctuante, precipitaciones y temperaturas.</text:span></text:p>
      <text:p text:style-name="P4">Son aptos para la implantación de pasturas y cultivos anuales.</text:p>
      <text:p text:style-name="P7">La Carlota</text:p>
      <text:p text:style-name="P7">Pascanas</text:p>
      <text:p text:style-name="P22">Complejo de Series LUXARDO 30%; ESTANCIA DOÑA LUCÍA 30%; CRISPI 20% y DEVOTO 20%.</text:p>
      <text:p text:style-name="P15"><text:span text:style-name="T8">Símbolo: </text:span><text:span text:style-name="T5">Lx</text:span></text:p>
      <text:p text:style-name="P4">Capacidad de uso: IVws</text:p>
      <text:p text:style-name="P15"><text:span text:style-name="T8">Índice de productividad: 39</text:span></text:p>
      <text:p text:style-name="P15"><text:span text:style-name="T8">Complejo ubicado al S de la ciudad de San Francisco, en el límite con la Provincia de Santa Fe. Se caracteriza por estar asociado a un relieve muy plano a ligeramente deprimido. Dominan suelos con limitaciones en el drenaje interno y por consiguiente, falta de oxigenación en algún período del año, en la sección del perfil donde ocurre la mayor actividad radicular.</text:span></text:p>
      <text:p text:style-name="P15"><text:span text:style-name="T8">En los sectores relativamente más altos y mejor drenados, se encuentran las series Luxardo y Devoto, que poseen un horizonte superficial de fuerte reacción ácida seguido de un horizonte degradado y con síntomas de hidromorfismo en todo el perfil. En áreas intermedias aparecen suelos que responden a la serie Estancia Doña Lucía, con drenaje imperfecto, alcalinidad sódica desde los 22 cm. y fuerte salinidad desde los 60 cm de profundidad. En posiciones más bajas se localiza la serie Crispi con alcalinidad y leve salinidad a partir de los 16 cm aproximadamente.</text:span></text:p>
      <text:p text:style-name="P15"><text:span text:style-name="T8">En general son tierras dedicadas a la producción ganadera aunque las áreas mejor drenadas pueden emplearse en la producción agrícola. </text:span></text:p>
      <text:p text:style-name="P7">San Francisco</text:p>
      <text:p text:style-name="P20"><text:span text:style-name="T8">Complejo de Series LUXARDO 30%; CRISPI 20%; QUEBRACHO HERRADO 20% y ESTANCIA DOÑA LUCIA 30%.</text:span></text:p>
      <text:p text:style-name="P15"><text:span text:style-name="T8">Símbolo: </text:span><text:span text:style-name="T5">Lx1</text:span></text:p>
      <text:p text:style-name="P4">Capacidad de uso: VIws</text:p>
      <text:p text:style-name="P15"><text:span text:style-name="T8">Índice de productividad: 34</text:span></text:p>
      <text:p text:style-name="P15"><text:span text:style-name="T8">Con este símbolo se designa la unidad vinculada a vías de desagüe, en general bien manifiestas, que conectan lagunas temporarias y cubetas de infiltración. Se presentan en las fotocartas como unidades estrechas y alargadas que corren en dirección SO-NE. El 50% de los suelos presentes, poseen alcalinidad sódica y salinidad a profundidades variables y síntomas de hidromorfismo debido a un drenaje deficiente, representado por las series Crispi y Estancia Doña Lucía. En los sectores mejor drenados, que bordean las líneas de escurrimiento, se encuentra la serie Luxardo. El área central, donde se acumula el agua con mayor frecuencia, se han desarrollado panes cementados en el sustrato (duripanes), está representado por la serie Quebracho Herrado.</text:span></text:p>
      <text:p text:style-name="P4">La aptitud de estos suelos, dado el tipo e intensidad de las limitaciones, es netamente ganadera con pasturas naturales o implantadas resistentes a las condiciones mencionadas.</text:p>
      <text:p text:style-name="P7">San Francisco</text:p>
      <text:p text:style-name="P20"><text:span text:style-name="T8">Complejo de Series LAZZARINO 50%; AMENÁBAR 30% y AARÓN CASTELLANOS 20%.</text:span></text:p>
      <text:h text:style-name="P17" text:outline-level="1"><text:span text:style-name="T8">Símbolo </text:span><text:span text:style-name="T5">Lz1</text:span></text:h>
      <text:p text:style-name="P15"><text:span text:style-name="T8">Capacidad de uso: VIws</text:span></text:p>
      <text:p text:style-name="P4">Índice de Productividad: </text:p>
      <text:p text:style-name="P15"><text:span text:style-name="T8">La unidad Lz1 tiene una escasa significación areal. Las series que integran estos complejos presentan en su totalidad severas limitaciones por excesos de agua, alcalinidad y sales solubles, debido a lo cual son consideradas con muy baja aptitud para el uso.</text:span></text:p>
      <text:p text:style-name="P7">Maggiolo</text:p>
      <text:p text:style-name="P20"><text:span text:style-name="T8">Complejo de Series LAZZARINO 50%; SAN GREGORIO 30% y AARÓN CASTELLANOS 20%.</text:span></text:p>
      <text:p text:style-name="P15"><text:span text:style-name="T8">Símbolo: </text:span><text:span text:style-name="T5">Lz2</text:span><text:span text:style-name="T8"> </text:span></text:p>
      <text:p text:style-name="P4">Capacidad de uso: IVws</text:p>
      <text:p text:style-name="P4">Índice de Productividad: </text:p>
      <text:p text:style-name="P15"><text:span text:style-name="T8">Complejos de suelos que corresponden con campos de relieve subnormal o tendidos con un relieve interno apenas perceptible. En las posiciones levemente más altas y mejor drenadas se encuentran suelos que responden al concepto de la serie San Gregorio; en los tendidos propiamente dichos dominan los de la serie Lazzarino y en los charcos o cubetas que se distribuyen por toda la superficie formando un manchoneo característico, se encuentra la serie Aarón Castellanos. Debe aclararse que, aparte de aquellos sectores más bajos y más húmedos, donde aparecen los suelos Aarón Castellanos, los otros suelos forman un patrón intrincado y muy difícil de predecir en el campo, ya que las diferencias de nivel internas, con las que se relacionan las diferencias edáficas son casi imperceptibles.</text:span></text:p>
      <text:p text:style-name="P4">Estas tierras presentan un grado de restricciones por alcalinidad, salinidad y drenaje deficiente de los suelos que reducen su aptitud de uso al límite de la clase agrícola dentro del sistema de clasificación empleado. Su manejo debe contemplar rotaciones con ciclos ganaderos relativamente largos, ya que su utilización continuada para cultivos de escarda degradaría progresivamente su productividad.</text:p>
      <text:p text:style-name="P7">Rufino</text:p>
      <text:p text:style-name="P20"><text:span text:style-name="T8">Complejo de Series LAZZARINO 50%; MAGGIOLO 30% y AARÓN CASTELLANOS 20%.</text:span></text:p>
      <text:p text:style-name="P15"><text:span text:style-name="T8">Símbolo: </text:span><text:span text:style-name="T5">Lz5</text:span></text:p>
      <text:p text:style-name="P4">Capacidad de uso: IVws</text:p>
      <text:p text:style-name="P4">Índice de Productividad: </text:p>
      <text:p text:style-name="P15"><text:span text:style-name="T8">Este complejo corresponde con planos bajos tendidos en los cuales pequeñas hoyas alternan con lomas muy suaves y alargadas que son, posiblemente, el resultado de procesos de deflación-acumulación (modelado eólico).</text:span></text:p>
      <text:p text:style-name="P15"><text:span text:style-name="T8">Está integrado fundamentalmente por suelos moderadamente bien a imperfectamente drenados de las serie Lazzarino y Aarón Castellanos que son sódicos en el subsuelo y que ocupan los sectores tendidos, asociados a la serie Maggiolo que se encuentra en las partes mejor drenadas.</text:span></text:p>
      <text:p text:style-name="P15"><text:span text:style-name="T8">El drenaje interno pobre restringe de manera bastante severa el crecimiento de los cultivos, a la que se agregan las malas condiciones físicas de los suelos afectados por el sodio.</text:span></text:p>
      <text:p text:style-name="P7">Arias</text:p>
      <text:p text:style-name="P21"><text:span text:style-name="T8">Complejo de Series LAZZARINO 50%; AARÓN CASTELLANOS 30% y ESTANCIA SANTA ANA en fase moderadamente bien drenada 20%.</text:span></text:p>
      <text:p text:style-name="P15"><text:span text:style-name="T8">Símbolo: </text:span><text:span text:style-name="T5">Lz6</text:span></text:p>
      <text:p text:style-name="P15"><text:span text:style-name="T8">Capacidad de uso: VIws</text:span></text:p>
      <text:p text:style-name="P4">Índice de Productividad: </text:p>
      <text:p text:style-name="P15"><text:span text:style-name="T8">La unidad Lz6 se distribuye ocupando un plano que incluye pequeñas lomas aisladas arenosas y hoyas o cubetas. Los suelos que integran este complejo pertenecen a la serie Lazzarino que ocupa los sectores planos o "tendidos", la serie Estancia Santa Ana, que predomina en las lomas arenosas y la serie A. Castellanos que se presenta en las cubetas.</text:span></text:p>
      <text:p text:style-name="P4">Las limitaciones por alcalinidad y encharcamiento restringen la capacidad de uso de esta unidad, no obstante puede ser aprovechado incorporando prácticas de manejo adecuadas y seleccionando las variedades vegetales mejor adaptadas.</text:p>
      <text:p text:style-name="P7">La Cesira</text:p>
      <text:p text:style-name="P7">Maggiolo</text:p>
      <text:p text:style-name="P20"><text:span text:style-name="T8">Complejo indeterminado Laguna Larga de suelos en capas y suelos enterrados salinos y alcalinos de superficie.</text:span></text:p>
      <text:p text:style-name="P15"><text:span text:style-name="T8">Símbolo: </text:span><text:span text:style-name="T5">LL</text:span></text:p>
      <text:p text:style-name="P15"><text:span text:style-name="T8">Capacidad de uso: VIIws</text:span></text:p>
      <text:p text:style-name="P15"><text:span text:style-name="T8">Índice de Productividad: 3</text:span></text:p>
      <text:p text:style-name="P4">Esta unidad corresponde al área de influencia de la Laguna Larga. El mal drenaje, la salinidad y alcalinidad superficial restringen el uso de estas tierras, las que frecuentemente quedan bajo agua debido a su proximidad a la laguna.</text:p>
      <text:p text:style-name="P7">Oncativo</text:p>
      <text:p text:style-name="P23">Consociación LA LEONCITA</text:p>
      <text:p text:style-name="P15"><text:span text:style-name="T8">Símbolo: </text:span><text:span text:style-name="T5">LLe</text:span></text:p>
      <text:p text:style-name="P15"><text:span text:style-name="T8">Capacidad de uso: Vw</text:span></text:p>
      <text:p text:style-name="P15"><text:span text:style-name="T8">Índice de Productividad: 55</text:span></text:p>
      <text:p text:style-name="P4">La serie La Leoncita es un suelo profundo, pesado e imperfectamente drenado, desarrollado sobre materiales franco limosos, ocupando los pozos o charcas de infiltración.</text:p>
      <text:p text:style-name="P15"><text:span text:style-name="T8">En superficie hasta los 26 cm, es de textura franco limosa, de color pardo muy oscuro, con alto contenido de materia orgánica y estructura en bloques, en su base y hasta los 35 cm se hace más claro, de color grisáceo y con escaso contenido de materia orgánica (horizonte A2), éste cuando se seca es duro y presenta abundantes moteados, Inmediatamente hacia abajo aumenta el contenido de arcilla, pasándose al horizonte B2t, de textura franco arcillo limosa y estructura prismática. A partir de los 86 cm se encuentra fuertemente cementado formando un "duripán" y con ligero contenido de sodio intercambiable (2% a 4%)</text:span></text:p>
      <text:p text:style-name="P4">Por su posición en áreas de relieve cóncavo y poca permeabilidad, suele anegarse cuando llueve.</text:p>
      <text:p text:style-name="P15"><text:span text:style-name="T8">La serie La Leoncita ha sido identificada en unidades puras. En sectores donde aparece afectado con ligera alcalinidad sódica a partir de los 50 cm, con la fase ligeramente alcalina. Además aparece en unidades compuestas asociada a los suelos de la serie Namuncurá.</text:span></text:p>
      <text:p text:style-name="P15"><text:span text:style-name="T8">La serie La Leoncita pertenece a un Argialbol argiácuico (Planosol, muy hidromórfico).</text:span></text:p>
      <text:p text:style-name="P7">Corral de Bustos</text:p>
      <text:p text:style-name="P20"><text:span text:style-name="T8">Asociación de Series LA LEONCITA 50% y NAMUNCURÁ 50%.</text:span></text:p>
      <text:p text:style-name="P15"><text:span text:style-name="T8">Símbolo: </text:span><text:span text:style-name="T5">LLe1</text:span><text:span text:style-name="T8"> </text:span></text:p>
      <text:p text:style-name="P4">Capacidad de uso: Vw</text:p>
      <text:p text:style-name="P15"><text:span text:style-name="T8">Índice de Productividad: 60</text:span></text:p>
      <text:p text:style-name="P15"><text:span text:style-name="T8">Esta asociación de suelos está representada por pequeñas unidades. Son áreas deprimidas de escasa pendiente que por su posición reciben el aporte de agua de escurrimiento de los sectores vecinos mas elevados. Las unidades LLe1 son vías de desagüe bien marcadas.</text:span></text:p>
      <text:p text:style-name="P15"><text:span text:style-name="T8">Ambas unidades tienen una composición edáfica muy semejante integrada por suelos imperfectamente drenados de las series La Leoncita y Namuncurá que se encharcan frecuentemente,</text:span></text:p>
      <text:p text:style-name="P4">Son tierras con limitaciones tales que impide el laboreo normal para cultivos comerciales. Por esta razón solo resultan adecuadas para ser usadas como campos naturales de pastoreo o para la implantación de praderas artificiales.</text:p>
      <text:p text:style-name="P7">Arias</text:p>
      <text:p text:style-name="P7">Corral de Bustos</text:p>
      <text:p text:style-name="P22">Asociación de Series LA LEONCITA en fase ligeramente alcalina 50% y NAMUNCURÁ 50%</text:p>
      <text:p text:style-name="P15"><text:span text:style-name="T8">Símbolo: </text:span><text:span text:style-name="T5">LLe2</text:span><text:span text:style-name="T8"> </text:span></text:p>
      <text:p text:style-name="P4">Capacidad de uso: Vw</text:p>
      <text:p text:style-name="P15"><text:span text:style-name="T8">Índice de Productividad: 52</text:span></text:p>
      <text:p text:style-name="P15"><text:span text:style-name="T8">Estas asociaciones de suelos están representada por pequeñas unidades. Son áreas deprimidas de escasa pendiente que por su posición reciben el aporte de agua de escurrimiento de los sectores vecinos mas elevados. Las unidades LLe1 son vías de desagüe bien marcadas mientras que las LLe2 son áreas de infiltración sin desagüe.</text:span></text:p>
      <text:p text:style-name="P15"><text:span text:style-name="T8">Ambas unidades tienen una composición edáfica muy semejante integrada por suelos imperfectamente drenados de las series La Leoncita y Namuncurá que se encharcan frecuentemente,</text:span></text:p>
      <text:p text:style-name="P15"><text:span text:style-name="T8">En la unidad LLe2, la fase ligeramente alcalina de La Leoncita ocupa los bordes de las cubetas, mientras que en la parte central se encuentra Namuncurá.</text:span></text:p>
      <text:p text:style-name="P4">Son tierras con limitaciones tales que impide el laboreo normal para cultivos comerciales. Por esta razón solo resultan adecuadas para ser usadas como campos naturales de pastoreo o para la implantación de praderas artificiales.</text:p>
      <text:p text:style-name="P7">Arias</text:p>
      <text:p text:style-name="P7">Corral de Bustos</text:p>
      <text:p text:style-name="P21"><text:span text:style-name="T8">Consociación LA LEONCITA en fase ligeramente alcalina.</text:span></text:p>
      <text:p text:style-name="P15"><text:span text:style-name="T8">Símbolo: </text:span><text:span text:style-name="T5">LLe3</text:span></text:p>
      <text:p text:style-name="P15"><text:span text:style-name="T8">Capacidad de uso: Vw</text:span></text:p>
      <text:p text:style-name="P15"><text:span text:style-name="T8">Índice de Productividad: 39</text:span></text:p>
      <text:p text:style-name="P4">En ciertos sectores de los pozos de infiltración, especialmente en la parte central, los suelos de la serie La Leoncita presentan cerca del 5% a 10% de sodio intercambiable a partir de los 50 cm de profundidad, razón por la que ha sido considerada como fase ligeramente alcalina.</text:p>
      <text:p text:style-name="P7">Arias</text:p>
      <text:p text:style-name="P7">Canals</text:p>
      <text:p text:style-name="P7">Corral de Bustos</text:p>
      <text:p text:style-name="P7">Laborde</text:p>
      <text:p text:style-name="P20"><text:span text:style-name="T8">Consociación LA LAGUNITA.</text:span></text:p>
      <text:p text:style-name="P15"><text:span text:style-name="T8">Símbolo: </text:span><text:span text:style-name="T5">LLg</text:span></text:p>
      <text:p text:style-name="P15"><text:span text:style-name="T8">Capacidad de uso: IIw</text:span></text:p>
      <text:p text:style-name="P15"><text:span text:style-name="T8">Índice de Productividad: 77</text:span></text:p>
      <text:p text:style-name="P4">La serie La Lagunita, es un suelo moderadamente bien drenado, oscuro, desarrollado sobre materiales loéssicos redepositados con influencia fluvial, en zonas ligeramente deprimidas de las áreas de derrame, en el sector noroeste.</text:p>
      <text:p text:style-name="P15"><text:span text:style-name="T8">Los primeros 16 cm que constituye la capa arable (horizonte A1), es de color pardo grisáceo oscu­ro y estructura en bloques débiles. Luego se pasa claramente a otro horizonte algo más pesado (B2) que se extiende hasta los 43 cm, de color pardo ama­rillento, estructura en prismas moderados y bloques, presentando abundantes barnices medios en la cara de los agregados. La transición entre el B2 y el loess del substrato (horizonte C) es muy gradual. Este último se encuentra a una profundidad de 70 cm, es un material franco limoso, masivo y con calcáreo diseminado en la masa a partir de los 86 cm.</text:span></text:p>
      <text:p text:style-name="P4">Los suelos de la serie La Lagunita, se los usa tanto en agricultura como en ganadería, aunque presentan cierta limitación climática.</text:p>
      <text:p text:style-name="P7">Justiniano Posse</text:p>
      <text:p text:style-name="P21"><text:span text:style-name="T8">Consociación LA LAGUNITA en fase poco anegable.</text:span></text:p>
      <text:p text:style-name="P15"><text:span text:style-name="T8">Símbolo: </text:span><text:span text:style-name="T5">LLg1</text:span></text:p>
      <text:p text:style-name="P15"><text:span text:style-name="T8">Capacidad de uso: IIIws</text:span></text:p>
      <text:p text:style-name="P15"><text:span text:style-name="T8">Índice de Productividad: 62</text:span></text:p>
      <text:p text:style-name="P15"><text:span text:style-name="T8">Esta fase ocupa las líneas de escurrimiento o vías de desagüe que disectan las áreas de derrame o de influencia fluvial, en el sector noroeste del área. Aquí, los suelos de la serie La Lagunita suelen anegarse algunos días o sufrir exceso de agua en años excepcionalmente lluviosos, razón por la cual ha sido considerada como una fase poco inundable; pero en general, pueden tener una mejor provisión de humedad en los meses secos, para los cultivos de raíces profundas.</text:span></text:p>
      <text:p text:style-name="P7">Justiniano Posse</text:p>
      <text:p text:style-name="P20"><text:span text:style-name="T8">Complejo de Series LAGUNA LAS LIEBRES 50%; SAN ANTONIO DE LITÍN 20%; CINTRA 15% y LAGUNA BLAIZOT 15%. </text:span></text:p>
      <text:p text:style-name="P15"><text:span text:style-name="T8">Símbolo: </text:span><text:span text:style-name="T5">LLi</text:span><text:span text:style-name="T8"> </text:span></text:p>
      <text:p text:style-name="P4">Capacidad de uso: VIIws</text:p>
      <text:p text:style-name="P15"><text:span text:style-name="T8">Índice de Productividad: 25</text:span></text:p>
      <text:p text:style-name="P15"><text:span text:style-name="T8">Con este símbolo se indican en la cartografía áreas bajas aplanadas con susceptibilidad de sufrir encharcamientos periódicos de moderada duración. El suelo de mejor aptitud es la serie Cintra con limitantes severas derivadas del drenaje imperfecto. Una proporción importante está dada por la presencia de las series Laguna Blaizot y San Antonio de Litín con limitantes subsuperficiales. Por último, la presencia de la serie Laguna Las Liebres (30%) representa el suelo con mayores problemas (identificado en campaña por los peladales) por su mal drenaje, lixiviación y alcalinidad sódica superficial y afecta el uso de toda la unidad siendo apto como campos naturales de pastoreo o eventualmente para la implantación de pasturas adaptadas a las condiciones expuestas.</text:span></text:p>
      <text:p text:style-name="P4">Estas unidades están próximas a líneas de escurrimiento y cubetas o lagunas semipermanentes.</text:p>
      <text:p text:style-name="P7">James Craik</text:p>
      <text:p text:style-name="P7">Pozo del Molle</text:p>
      <text:p text:style-name="P20"><text:span text:style-name="T8">Complejo de Series LAGUNA LAS LIEBRES 30%; CINTRA en fase imperfectamente drenada 30%; ESTANCIA LA LEONA 30% y 10% de suelos menores. </text:span></text:p>
      <text:p text:style-name="P15"><text:span text:style-name="T8">Símbolo: </text:span><text:span text:style-name="T5">LLi1</text:span><text:span text:style-name="T8"> </text:span></text:p>
      <text:p text:style-name="P4">Capacidad de uso: VIIws</text:p>
      <text:p text:style-name="P15"><text:span text:style-name="T8">Índice de Productividad: 22</text:span></text:p>
      <text:p text:style-name="P4">Son unidades menores deprimidas e inundables donde la serie Laguna Las Liebres se encuentra en menor proporción (30%) que en el complejo anterior, asociada con la serie Cintra en fase con drenaje imperfecto y Estancia la Leona con alcalinidad subsuperficial. Los anegamientos son periódicos y el agua puede permanecer en superficie durante períodos significativos.</text:p>
      <text:p text:style-name="P4">Aunque la capacidad de uso es ligeramente mejor que la unidad anterior las limitaciones siguen siendo graves, recomendándose el uso del suelo como campos naturales de pastoreo o eventualmente pasturas adaptadas a las características expuestas o intersiembras.</text:p>
      <text:p text:style-name="P7">James Craik</text:p>
      <text:p text:style-name="P7">Pozo del Molle</text:p>
      <text:p text:style-name="P22">Complejo en fase muy inundable de Series LAGUNA LAS LIEBRES 30%; CINTRA 35% y ESTANCIA LA LEONA 35%.</text:p>
      <text:p text:style-name="P15"><text:span text:style-name="T8">Símbolo: </text:span><text:span text:style-name="T5">LLi2</text:span><text:span text:style-name="T8"> </text:span></text:p>
      <text:p text:style-name="P4">Capacidad de uso VIIws</text:p>
      <text:p text:style-name="P15"><text:span text:style-name="T8">Índice de Productividad: 5</text:span></text:p>
      <text:p text:style-name="P4">En relación con las dos unidades anteriores y en una posición algo más deprimidas, se encuentran estos ambientes alargados que tienen prácticamente la misma composición edáfica pero por su posición en el relieve, son los colectores naturales de los escurrimientos generales con los anegamientos consiguientes más frecuentes y de mayor duración.</text:p>
      <text:p text:style-name="P4">El uso está gravemente limitado además por la alcalinidad, mal drenaje y por la presencia de horizontes superficiales degradados siendo recomendable su uso como campos naturales de pastoreo.</text:p>
      <text:p text:style-name="P7">James Craik</text:p>
      <text:p text:style-name="P7">La Francia</text:p>
      <text:p text:style-name="P7">Las Varillas</text:p>
      <text:p text:style-name="P7">San Francisco</text:p>
      <text:p text:style-name="P20"><text:span text:style-name="T8">Complejo de Series LAGUNA DE LAS LIEBRES 20%; SAN ANTONIO DE LITÍN 30%; CHILIBROSTE 20% y LA PLAYOSA 30%.</text:span></text:p>
      <text:p text:style-name="P15"><text:span text:style-name="T8">Símbolo: </text:span><text:span text:style-name="T5">LLi3</text:span></text:p>
      <text:p text:style-name="P4">Capacidad de Uso: VIws</text:p>
      <text:p text:style-name="P15"><text:span text:style-name="T8">Índice de Productividad: 28</text:span></text:p>
      <text:p text:style-name="P15"><text:span text:style-name="T8">Este complejo se caracteriza por un relieve muy plano y ligeramente deprimido, relativamente mas bajo que las áreas que lo circundan. Dominan los suelos con limitaciones en el drenaje interno y por lo tanto falta de oxigenación, en algún período del año, en la sección del perfil donde ocurre la mayor actividad radicular. Además, presentan altos contenidos de sales y sodio de intercambio en alguna parte del perfil.</text:span></text:p>
      <text:p text:style-name="P15"><text:span text:style-name="T8">Estos complejos muestran claramente el típico manchoneo de la vegetación, como consecuencia de un microrrelieve con perfiles muy distintos según se encuentren en las partes relativamente altas, medias o bajas.</text:span></text:p>
      <text:p text:style-name="P15"><text:span text:style-name="T8">La serie San Antonio de Litín se ubica en los sectores mas altos y moderadamente bien drenados, al igual que la serie La Playosa, que posee alcalinidad sódica y salinidad en los horizontes subsuperficiales. En las áreas intermedias, muy planas, los suelos presentan moteados en todo el perfil y contenido variable de sodio y sales. El horizonte superior, decolorado tiene bajos tenores de materia orgánica debido al efecto dispersante del ión sodio que facilita su lavado. A estas características responde la serie Laguna Las Liebres. En los sectores cóncavos se ha reconocido la serie Chilibroste, que muestra la influencia de la acumulación de agua en superficie que junto al ascenso de la freática han originado los horizontes cementados (duripán) que aparece en el sustrato de los suelos.</text:span></text:p>
      <text:p text:style-name="P15"><text:span text:style-name="T8">El drenaje deficiente, la alcalinidad sódica, la salinidad y la baja fertilidad limitan severamente el uso de estas tierras, quedando las mismas restringidas a campos naturales de pastoreo o pasturas implantadas, adaptadas a las condiciones edáficas. </text:span></text:p>
      <text:p text:style-name="P7">Alicia</text:p>
      <text:p text:style-name="P7">Las Varillas</text:p>
      <text:p text:style-name="P7">San Francisco</text:p>
      <text:p text:style-name="P22">Complejo de Series LAGUNA LAS LIEBRES 30%; LAGUNA BLAIZOT 30%; EL PUMA 20% y CHILIBROSTE 20%.</text:p>
      <text:p text:style-name="P15"><text:span text:style-name="T8">Símbolo: </text:span><text:span text:style-name="T5">LLi4</text:span></text:p>
      <text:p text:style-name="P4">Capacidad de uso: VIws</text:p>
      <text:p text:style-name="P15"><text:span text:style-name="T8">Índice de Productividad: 24</text:span></text:p>
      <text:p text:style-name="P15"><text:span text:style-name="T8">Esta unidad está vinculada a un relieve de planos ligeramente deprimidos, de muy escasa pendiente con escurrimiento superficial muy lento, por lo que la mayoría de los suelos presentan limitaciones en su drenaje interno y por lo tanto, falta de oxigenación en algún período del año. Los campos donde se encuentran estos Complejos muestran el característico manchoneo de la vegetación, como consecuencia de un microrrelieve con distintas características edáficas. La Serie Laguna Las Liebres, se ubica en áreas deprimidas y se caracteriza por la presencia de un horizonte superficial degradado, con bajos tenores de materia orgánica debido al efecto dispersante del sodio, que facilita su lavado. Posee además, altas concentraciones de sales.</text:span></text:p>
      <text:p text:style-name="P15"><text:span text:style-name="T8">En sectores relativamente altos dominan los suelos que responden a la Serie El Puma con drenaje deficiente. La Serie Chilibroste, imperfectamente drenada, con exceso de sodio intercambiable y sales solubles a partir de los 20 cm de profundidad, ocupa los sectores mas anegables y de mayor influencia de la capa freática, formando panes cementados en profundidad (duripanes).</text:span></text:p>
      <text:p text:style-name="P15"><text:span text:style-name="T8">Dado el tipo y la intensidad de las limitaciones, la aptitud natural de estas tierras es netamente ganadera, con explotación de pasturas naturales o implantadas resistentes a las condiciones mencionadas. </text:span></text:p>
      <text:p text:style-name="P7">La Francia</text:p>
      <text:p text:style-name="P7">Las Varillas</text:p>
      <text:p text:style-name="P7">San Francisco</text:p>
      <text:p text:style-name="P21"><text:span text:style-name="T8">Complejo de Series LAGUNA LAS LIEBRES 40%; ESTANCIA LA LEONA 20%; CHILIBROSTE 20% y LAGUNA BLAIZOT 20%.</text:span></text:p>
      <text:p text:style-name="P15"><text:span text:style-name="T8">Símbolo: </text:span><text:span text:style-name="T5">LLi5</text:span><text:span text:style-name="T8"> </text:span></text:p>
      <text:p text:style-name="P15"><text:span text:style-name="T8">Capacidad de uso: VIIws</text:span></text:p>
      <text:p text:style-name="P15"><text:span text:style-name="T8">Índice de Productividad: 15</text:span></text:p>
      <text:p text:style-name="P15"><text:span text:style-name="T8">Este Complejo de escasa representatividad (0,45% de la superficie mapeada), corresponde a áreas deprimidas, que por su posición en el paisaje, recepta el agua de escurrimiento de los sectores vecinos mas elevados, siendo susceptible de anegamientos o encharcamientos frecuentes. Debido a la escasa pendiente, el agua se elimina muy lentamente, por lo que el uso de los suelos presentes está condicionado por el drenaje imperfecto y por una consecuente acumulación de sodio en el complejo de intercambio y sales solubles en cantidades perjudiciales para las condiciones físicas de los suelos.</text:span></text:p>
      <text:p text:style-name="P15"><text:span text:style-name="T8">La vocación natural de estas tierras es netamente ganadera, con pasturas naturales, dado que las condiciones imperantes hacen muy difícil la implantación de pasturas artificiales de cierta calidad.</text:span></text:p>
      <text:p text:style-name="P7">La Francia</text:p>
      <text:p text:style-name="P7">Las Varillas</text:p>
      <text:p text:style-name="P7">San Francisco</text:p>
      <text:p text:style-name="P20"><text:span text:style-name="T8">Complejo en fase moderadamente inclinada y ligera a moderadamente erosionada de Series LA LONJA 30%; ALTO GRANDE 30%; BELÉN en fase acumulada 30% y 10% de suelos menores.</text:span></text:p>
      <text:p text:style-name="P15"><text:span text:style-name="T8">Símbolo: </text:span><text:span text:style-name="T5">LLo1</text:span></text:p>
      <text:p text:style-name="P4">Capacidad de uso: VIec</text:p>
      <text:p text:style-name="P15"><text:span text:style-name="T8">Índice de productividad: 44</text:span></text:p>
      <text:p text:style-name="P4">Unidades cartográficas ubicadas al Oeste de Jesús María representadas por pendientes y lomas muy onduladas, con suelos desarrollados sobre sedimentos eólicos en las laderas (La Lonja y Alto Grande) y aluviales en bajos (Belén). Las limitantes son fundamentalmente la pendiente de 2 a 8% y la erosión actual de los suelos que mayoritariamente integran el complejo y en menor medida la retención de humedad de las Series La Lonja y Alto Grande. Son suelos aptos para la implantación de pasturas o eventualmente, en sectores escogidos, se pueden habilitar para cultivos anuales (sectores bajos o de menor pendiente con la Serie Belén), adoptando prácticas de manejo conservacionistas, ingenieriles y agronómicas.</text:p>
      <text:p text:style-name="P7">Jesús María</text:p>
      <text:p text:style-name="P22">Médanos</text:p>
      <text:p text:style-name="P15"><text:span text:style-name="T8">Símbolo: </text:span><text:span text:style-name="T5">M</text:span></text:p>
      <text:p text:style-name="P4">Capacidad de uso: VIII</text:p>
      <text:p text:style-name="P4">Índice de productividad: 5</text:p>
      <text:p text:style-name="P22">Lagunas y Médanos</text:p>
      <text:h text:style-name="P3" text:outline-level="1">M+L</text:h>
      <text:p text:style-name="P4">Capacidad de uso: VIII</text:p>
      <text:p text:style-name="P15"><text:span text:style-name="T8">Índice de productividad: 3</text:span></text:p>
      <text:p text:style-name="P20"><text:span text:style-name="T8">Consociación MONTE ALTO.</text:span></text:p>
      <text:p text:style-name="P15"><text:span text:style-name="T8">Símbolo: </text:span><text:span text:style-name="T5">MA</text:span></text:p>
      <text:p text:style-name="P4">Capacidad de uso: IIIc</text:p>
      <text:p text:style-name="P15"><text:span text:style-name="T8">Índice de productividad: 68</text:span></text:p>
      <text:p text:style-name="P15"><text:span text:style-name="T8">La serie Monte Alto se encuentra en un paisaje correspondiente a lomas extendidas con pendiente regional muy suave hacia el Este con gradiente del orden del 0,3%. Está ubicada en la proximidad del límite oriental de la Pampa Alta con la Pampa Loéssica Plana. </text:span></text:p>
      <text:p text:style-name="P4">El perfil de esta serie corresponde a un suelo de importante representatividad geográfica. No presenta limitantes de uso excepto las determinadas por el régimen de precipitaciones y una leve susceptibilidad a la erosión hídrica. </text:p>
      <text:p text:style-name="P4">Las prácticas recomendadas para el manejo y conservación, además de las referidas al mantenimiento de la fertilidad, incluyen aquellas que apuntan a la captación y conservación de la humedad.</text:p>
      <text:p text:style-name="P7">Berrotarán</text:p>
      <text:p text:style-name="P7">Etruria</text:p>
      <text:p text:style-name="P7">General Cabrera</text:p>
      <text:p text:style-name="P7">Hernando</text:p>
      <text:p text:style-name="P7">Oliva</text:p>
      <text:p text:style-name="P7">Pascanas</text:p>
      <text:p text:style-name="P7">Río Tercero</text:p>
      <text:p text:style-name="P22">Asociación de Serie MONTE ALTO 70% y MONTE ALTO en fase ligeramente erosionada por agua (surcos) 30%</text:p>
      <text:p text:style-name="P15"><text:span text:style-name="T8">Símbolo: </text:span><text:span text:style-name="T5">MA1</text:span></text:p>
      <text:p text:style-name="P4">Capacidad de uso: IIIec</text:p>
      <text:p text:style-name="P15"><text:span text:style-name="T8">Índice de productividad: 66</text:span></text:p>
      <text:p text:style-name="P4">La unidad identificada con este símbolo tiene una amplia representatividad geográfica en las lomas suavemente onduladas y pendientes regionales. </text:p>
      <text:p text:style-name="P4">Esta serie, de perfil A-AC-C, tiene excelentes propiedades superficiales pero con escaso o débil desarrollo subsuperficial y moderada retención de humedad</text:p>
      <text:p text:style-name="P4">La textura dominante en todo el perfil es franco limosa a franca y está en parte erosionada por surcos de escasa profundidad que no van mas allá de la propia capa arable, normalmente dispuestos a intervalos regulares y coincidentes con la pendiente regional hacia el Este. Por este motivo, las prácticas de manejo y conservación, además de estar destinadas a conservar la humedad de las lluvias, deben tender además a atenuar los efectos erosivos mediante la adopción de prácticas conservacionistas sencillas de aplicar. </text:p>
      <text:p text:style-name="P7">Alcira</text:p>
      <text:p text:style-name="P7">Berrotarán</text:p>
      <text:p text:style-name="P7">Hernando</text:p>
      <text:p text:style-name="P7">Río Tercero</text:p>
      <text:p text:style-name="P20"><text:span text:style-name="T8">Asociación de Series MONTE ALTO 80% y LAS ISLETILLAS 20%.</text:span></text:p>
      <text:p text:style-name="P15"><text:span text:style-name="T8">Símbolo: </text:span><text:span text:style-name="T5">MA2</text:span></text:p>
      <text:p text:style-name="P4">Capacidad de uso: IIIc</text:p>
      <text:p text:style-name="P15"><text:span text:style-name="T8">Índice de Productividad: 70</text:span></text:p>
      <text:p text:style-name="P4">Esta asociación trata de pequeñas vías de escurrimiento o de avenamiento temporario con control estructural, poseen una pendiente suave y tienen reducidas áreas de aportes en un relieve suavemente cóncavo. Debido a la orientación normal de estas unidades, no coincidentes con la pendiente regional, están afectadas por encharcamientos parciales de muy corta duración que eventualmente pueden afectar el normal desarrollo de los cultivos.</text:p>
      <text:p text:style-name="P4">Estas unidades cartográficas son más húmedas que los suelos de las lomas adyacentes, observándose algunas inclusiones de fases ligeramente anegables de las series mencionadas en especial la serie Las Isletillas. En períodos secos suelen ser más productivos que las lomas y/o pendientes regionales.</text:p>
      <text:p text:style-name="P4">Aptitud: apto para una amplia gama de los cultivos normales de la región.</text:p>
      <text:p text:style-name="P7">Alcira</text:p>
      <text:p text:style-name="P7">Berrotarán</text:p>
      <text:p text:style-name="P7">Etruria</text:p>
      <text:p text:style-name="P7">General Cabrera</text:p>
      <text:p text:style-name="P7">Hernando</text:p>
      <text:p text:style-name="P7">Oliva</text:p>
      <text:p text:style-name="P7">Pascanas</text:p>
      <text:p text:style-name="P7">Río Tercero</text:p>
      <text:p text:style-name="P20"><text:span text:style-name="T8">Complejo de Series MONTE ALTO 50%; MONTE ALTO en fase moderadamente bien drenada y alcalina en profundidad 35% y LA VICTORIA 15%.</text:span></text:p>
      <text:p text:style-name="P15"><text:span text:style-name="T8">Símbolo: </text:span><text:span text:style-name="T5">MA3</text:span></text:p>
      <text:p text:style-name="P4">Capacidad de uso: IIIsc</text:p>
      <text:p text:style-name="P15"><text:span text:style-name="T8">Índice de Productividad: 53</text:span></text:p>
      <text:p text:style-name="P15"><text:span text:style-name="T8">Unidad cartográfica correspondiente a lomas aplanadas con complejos de suelos ubicados próximos o adyacentes a ambientes más deprimidos (cubetas, lagunas, desagües u otras). está caracterizada por la presencia de suelos desarrollados sobre sedimentos eólicos francos a franco arenosos.</text:span></text:p>
      <text:p text:style-name="P15"><text:span text:style-name="T8">Domina la serie Monte Alto y su fase por alcalinidad y drenaje, en esta última la limitación es tan solo ligera por la profundidad a que se presenta, normalmente los tenores de sodio aumentan a partir de los 40 cm. La problemática más importante, al menos bajo el punto de vista cualitativo, está centrada en la presencia de la serie La Victoria, que tiene drenaje moderado a imperfecto y alcalinidad sódica subsuperficial (25 cm.) en horizontes enriquecidos en arcilla (B2t). No obstante, dado el pequeño porcentaje que ocupa en el complejo no incide mayormente en la aptitud general.</text:span></text:p>
      <text:p text:style-name="P4">La unidad es apta o puede ser utilizada con fines agrícolas siempre en rotación con pasturas al igual que en las dos unidades descriptas anteriormente.</text:p>
      <text:p text:style-name="P7">Etruria</text:p>
      <text:p text:style-name="P7">General Cabrera</text:p>
      <text:p text:style-name="P7">Pascanas</text:p>
      <text:p text:style-name="P7">Ucacha</text:p>
      <text:p text:style-name="P20"><text:span text:style-name="T8">Complejo de Series MONTE ALTO en fase moderadamente bien drenada 30%; LAS ISLETILLAS 20%; LAS SELVAS 20% y 30% de suelos menores moderadamente alcalinos cementados.</text:span></text:p>
      <text:p text:style-name="P15"><text:span text:style-name="T8">Símbolo: </text:span><text:span text:style-name="T5">MA4</text:span></text:p>
      <text:p text:style-name="P4">Capacidad de uso: IVws</text:p>
      <text:p text:style-name="P15"><text:span text:style-name="T8">Índice de Productividad: 58</text:span></text:p>
      <text:p text:style-name="P15"><text:span text:style-name="T8">Esta unidad cartográfica, corresponde a vías de desagüe o de escurrimiento temporario moderadamente manifiestas; es algo más profunda y amplia que las identificadas con el símbolo MA2 y las limitantes por drenaje y alcalinidad se acentúan.</text:span></text:p>
      <text:p text:style-name="P4">Se suelen producir con bastante frecuencia anegamientos de mediana duración, especialmente en el centro donde se encuentran los suelos cementados con permeabilidad lenta a muy lenta, que integran el complejo en un porcentaje importante.</text:p>
      <text:p text:style-name="P15"><text:span text:style-name="T8">La aptitud natural de estas tierras está en el límite agrícola, siendo apta para unos pocos cultivos anuales rotando con pasturas durante lapsos prolongados.</text:span></text:p>
      <text:p text:style-name="P7">Etruria</text:p>
      <text:p text:style-name="P7">General Cabrera</text:p>
      <text:p text:style-name="P7">Pascanas</text:p>
      <text:p text:style-name="P20"><text:span text:style-name="T8">Complejo de Series MONTE ALTO en fase moderadamente bien drenada 40%; LAS SELVAS en fase moderadamente bien drenada 30% y LA REMONTA 30%.</text:span></text:p>
      <text:p text:style-name="P15"><text:span text:style-name="T8">Símbolo: </text:span><text:span text:style-name="T5">MA5</text:span></text:p>
      <text:p text:style-name="P15"><text:span text:style-name="T8">Capacidad de uso: IVws</text:span></text:p>
      <text:p text:style-name="P15"><text:span text:style-name="T8">Índice de Productividad: 54</text:span></text:p>
      <text:p text:style-name="P15"><text:span text:style-name="T8">Este complejo es coincidente con un relieve de planos chatos ligeramente cóncavos.</text:span></text:p>
      <text:p text:style-name="P4">El 30% de la unidad son suelos que presentan alcalinidad sódica y moderado tenor de sales, a partir de los 22 cm de profundidad, representados por la serie La Remonta. Otro 30% está integrado por suelos con alcalinidad sódica subsuperficial y drenaje deficiente de la serie Las Selvas y el resto por la fase moderadamente bien drenada de la serie Monte Alto. La falta de aireación del suelo, consecuencia del drenaje deficiente es la limitante común, a la cual se agrega, en ciertos puntos, baja permeabilidad e inestabilidad estructural que produce la presencia de sodio en el complejo de intercambio.</text:p>
      <text:p text:style-name="P4">El rango de cultivos posibles, es limitado y las prácticas recomendadas comprenden rotaciones con amplio dominio de pasturas.</text:p>
      <text:p text:style-name="P7">General Cabrera</text:p>
      <text:p text:style-name="P7">Hernando</text:p>
      <text:p text:style-name="P21"><text:span text:style-name="T8">Complejo de Series MONTE ALTO en fase moderadamente bien drenada 40%; LAS SELVAS en fase sódica en profundidad 30% y JAMES CRAIK 30%.</text:span></text:p>
      <text:p text:style-name="P15"><text:span text:style-name="T8">Símbolo: </text:span><text:span text:style-name="T5">MA6</text:span></text:p>
      <text:p text:style-name="P15"><text:span text:style-name="T8">Capacidad de uso: IVws</text:span></text:p>
      <text:p text:style-name="P15"><text:span text:style-name="T8">Índice de Productividad: 50</text:span></text:p>
      <text:p text:style-name="P4">Esta unidad está presente en el sector de influencia del Aº de Tegua. El relieve en general es plano chato con muy suave pendiente hacia las lagunas y curso del arroyo.</text:p>
      <text:p text:style-name="P4">Los suelos que la integran son moderadamente bien drenados, con moteados en el subsuelo que indican fluctuación de la capa freática que periódicamente los afecta, además un 60% de los mismos presentan alcalinidad sódica subsuperficial.</text:p>
      <text:p text:style-name="P4">La capacidad de uso de estas tierras se ve restringida por factores climáticos, por drenaje deficiente y alcalinidad subsuperficial.</text:p>
      <text:p text:style-name="P4">El rango de cultivos posible es limitado y las prácticas recomendadas comprenden rotaciones con amplia predominancia de pasturas.</text:p>
      <text:p text:style-name="P7">Hernando</text:p>
      <text:p text:style-name="P20"><text:span text:style-name="T8">Complejo en fase moderadamente bien drenada de Series MONTE ALTO 30%; ONCATIVO 30% y AUSONIA 40%.</text:span></text:p>
      <text:p text:style-name="P15"><text:span text:style-name="T8">Símbolo: </text:span><text:span text:style-name="T5">MA7</text:span></text:p>
      <text:p text:style-name="P4">Capacidad de uso: IVsc</text:p>
      <text:p text:style-name="P15"><text:span text:style-name="T8">Índice de Productividad: 51</text:span></text:p>
      <text:p text:style-name="P15"><text:span text:style-name="T8">Este símbolo identifica a lomas planas con complejos de suelos con una notable heterogeneidad en la distribución de los mismos; se encuentran preferentemente en los dominios edáficos próximos al límite de las consociaciones Monte Alto y Oncativo.</text:span></text:p>
      <text:p text:style-name="P4">Se encuentran estas dos series asociadas geográficamente con un ligero hidromorfismo en profundidad afectando de desarrollo profundo de su masa radicular en períodos de excesos hídricos. Pero la limitación mayor está centrada en la presencia de un porcentaje importante de suelos de la serie OLIVA, que tiene similares problemas en cuanto a los excesos hídricos de las otras dos, más alcalinidad subsuperficial en horizontes enriquecidos en arcilla no sólo por efectos químicos producidos por el aumento del pH, sino también por el deterioro que produce el sodio en las condiciones físicas del subsuelo.</text:p>
      <text:p text:style-name="P4">Por las razones indicadas, estas tierras pueden ser solamente utilizadas por una gama muy estrecha de cultivos, los cuales deben integrar rotaciones con amplio predominio de pasturas.</text:p>
      <text:p text:style-name="P7">Etruria</text:p>
      <text:p text:style-name="P7">General Cabrera</text:p>
      <text:p text:style-name="P21"><text:span text:style-name="T8">Complejo de Series MONTE ALTO en fase moderadamente bien drenada 30%; LAS ISLETILLAS en fase moderadamente bien drenada 40% y LA RESISTENCIA 30%.</text:span></text:p>
      <text:p text:style-name="P15"><text:span text:style-name="T8">Símbolo: </text:span><text:span text:style-name="T5">MA8</text:span></text:p>
      <text:p text:style-name="P15"><text:span text:style-name="T8">Capacidad de uso: VIws</text:span></text:p>
      <text:p text:style-name="P15"><text:span text:style-name="T8">Índice de Productividad: 58</text:span></text:p>
      <text:p text:style-name="P4">Este complejo se encuentra representado en las proximidades del A° de Tegua; corresponde a líneas de escurrimiento en general bien manifiestas que conducen las aguas superficiales hacia las lagunas o al curso del arroyo. Lo integran un 70% de suelos moderadamente bien drenados representados por las series Monte Alto y Las Isletillas y un 30% de suelos de la serie La Resistencia que posee alcalinidad sódica a 19 cm de profundidad, carbonato de calcio pulverulento en el horizonte superficial que además está lavado y decolorado, síntomas de falta de aireación periódica por saturación del suelo con agua. El drenaje deficiente de estos suelos, la capa freática cercana a la superficie y la alcalinidad sódica, determina que resulten aptos solamente para pasturas naturales o implantadas resistentes a las condiciones mencionadas.</text:p>
      <text:p text:style-name="P7">General Cabrera</text:p>
      <text:p text:style-name="P7">Hernando</text:p>
      <text:p text:style-name="P22">Complejo de Serie MONTE ALTO en fase moderadamente erosionada 40%; MONTE ALTO en fase ligeramente erosionada 30% y MONTE ALTO en fase severamente erosionada 30%</text:p>
      <text:p text:style-name="P15"><text:span text:style-name="T8">Símbolo: </text:span><text:span text:style-name="T5">MA9</text:span></text:p>
      <text:p text:style-name="P4">Capacidad de uso: IVec</text:p>
      <text:p text:style-name="P15"><text:span text:style-name="T8">Índice de productividad: 50</text:span></text:p>
      <text:p text:style-name="P4">Esta unidad cartográfica representa a sectores de lomas y pendientes regionales que han sufrido con mayor intensidad los efectos erosivos: los factores que intervienen en esta intensificación del proceso son: largas pendientes o cuencas de aportes y/o una inclinación adicional del terreno, además de la pendiente regional, normalmente hacia los colectores más importantes.</text:p>
      <text:p text:style-name="P4">Por otro lado, puede ser que por desbordes de vías de avenamiento importantes se originen modificaciones antrópicas de la escorrentía natural, con aporte mayor de agua superficiales que las normales.</text:p>
      <text:p text:style-name="P4">La erosión se manifiesta en forma de surcos o zanjas en sentido Oeste-Este situados a intervalos regulares (entre 40 a 100m), que afectan toda la unidad. Los casos de erosión severa en surcos implican la pérdida casi total del horizonte A y además una limitante importante para el tránsito de la maquinaria agrícola.</text:p>
      <text:p text:style-name="P4">El uso y manejo conservacionista de estas unidades de pendientes regionales erosionadas, requiere para el uso agrícola, la adopción de prácticas ingenieriles y agronómicas.</text:p>
      <text:p text:style-name="P7">Alcira</text:p>
      <text:p text:style-name="P7">Berrotarán</text:p>
      <text:p text:style-name="P20"><text:span text:style-name="T8">Consociación MONTE ALTO en fase ligera a moderadamente erosionada.</text:span></text:p>
      <text:p text:style-name="P15"><text:span text:style-name="T8">Símbolo: </text:span><text:span text:style-name="T5">MA10</text:span></text:p>
      <text:p text:style-name="P4">Capacidad de uso: IVec</text:p>
      <text:p text:style-name="P15"><text:span text:style-name="T8">Índice de productividad: 54</text:span></text:p>
      <text:p text:style-name="P4">Comprende pendientes cortas y medias (200 a 700m) con gradientes entre 1 a 3% y en casos poco frecuentes aun mayores, hacia los colectores importantes de la región o de primer o segundo orden. </text:p>
      <text:p text:style-name="P4">La erosión se manifiesta en forma ligera a moderada en forma generalizada de tipo laminar y en surcos en la media loma baja y pié de loma. La susceptibilidad es alta y para su uso y manejo se requiere la adopción de prácticas agronómicas adecuadas. </text:p>
      <text:p text:style-name="P7">Berrotarán</text:p>
      <text:p text:style-name="P7">Río Tercero</text:p>
      <text:p text:style-name="P20"><text:span text:style-name="T8">Complejo de Series MONTE ALTO en fase ligera a moderadamente erosionada (surcos) 40%; ESTANCIA ANA MARÍA en fase moderadamente erosionada 40% y 20% de suelos menores enterrados por sedimentación reciente.</text:span></text:p>
      <text:p text:style-name="P15"><text:span text:style-name="T8">Símbolo: </text:span><text:span text:style-name="T5">MA11</text:span></text:p>
      <text:p text:style-name="P4">Capacidad de uso: IVsc</text:p>
      <text:p text:style-name="P4">Índice de productividad: 47</text:p>
      <text:p text:style-name="P4">Ambientes menores que forman parte de la pendiente, con suelos desarrollados sobre sedimentos eólicos y fluviales. Tienen cuencas de aporte adicionales que corresponden a desbordes de colectores en crecientes que han dado lugar a procesos de sedimentación muy reciente, cubriendo parcialmente los suelos originales que normalmente son de buena aptitud agrícola.</text:p>
      <text:p text:style-name="P4">Incluye los perfiles típicos de las lomas (serie Monte Alto) y de derrames fluvio eólicos (serie Estancia Ana María), cubiertos parcialmente por una sedimentación estéril que disminuye notablemente la capacidad de producción (falta de materia orgánica, estructura y nutrientes en general). Además se observan algunos procesos erosivos en forma de surcos coincidentes con la pendiente regional.</text:p>
      <text:p text:style-name="P4">Aptitud: Agricultura restringida por los aspectos mencionados.</text:p>
      <text:p text:style-name="P7">Berrotarán</text:p>
      <text:p text:style-name="P20"><text:span text:style-name="T8">Asociación de Serie MONTE ALTO en fase moderadamente inclinada y ligeramente erosionada 60% y MONTE ALTO en fase moderadamente erosionada 40%.</text:span></text:p>
      <text:p text:style-name="P15"><text:span text:style-name="T8">Símbolo: </text:span><text:span text:style-name="T5">MA12</text:span></text:p>
      <text:p text:style-name="P4">Capacidad de uso: IIIec</text:p>
      <text:p text:style-name="P15"><text:span text:style-name="T8">Índice de productividad: 56</text:span></text:p>
      <text:p text:style-name="P4">Ambientes de llanura muy homogéneos e inclinados hacia el Este cercanos a las sierras de las Peñas de hasta 2 Km de largo, con gradientes de 1% o más. La susceptibilidad a la erosión es alta observándose surcos dispuestos en sentido de la pendiente a intervalos regulares (60-100 m).</text:p>
      <text:p text:style-name="P15"><text:span text:style-name="T8">Los suelos de la serie tienen moderada retención de humedad, erosión actual y susceptibilidad a la misma.</text:span></text:p>
      <text:p text:style-name="P7">Alcira</text:p>
      <text:p text:style-name="P7">Berrotarán</text:p>
      <text:p text:style-name="P7">Río Tercero</text:p>
      <text:p text:style-name="P20"><text:span text:style-name="T8">Asociación de Serie MONTE ALTO en fase ligeramente erosionada 40%; MONTE ALTO en fase moderadamente erosionada 30% y MONTE ALTO en fase severamente erosionada 30%.</text:span></text:p>
      <text:p text:style-name="P15"><text:span text:style-name="T8">Símbolo: </text:span><text:span text:style-name="T5">MA13</text:span></text:p>
      <text:p text:style-name="P4">Capacidad de uso: IVec</text:p>
      <text:p text:style-name="P15"><text:span text:style-name="T8">Índice de productividad: 51</text:span></text:p>
      <text:p text:style-name="P15"><text:span text:style-name="T8">Estos ambientes, importantes bajo el punto de vista de su representatividad geográfica, corresponden a lomas loéssicas onduladas y pendientes medias y cortas con gradientes que oscilan entre 1 a 4%.</text:span></text:p>
      <text:p text:style-name="P4">Normalmente los sectores altos de estas lomas son mas planos y se encuentran menos erosionados. Donde la pendiente se acentúa en la media loma la erosión laminar se manifiesta en forma intensa con casos de truncamiento casi total de la parte superficial del suelo (horizonte A). En la media loma baja y pie de loma la erosión se manifiesta menos intensamente en forma de surcos a veces con procesos de acumulación.</text:p>
      <text:p text:style-name="P4">Estas unidades tienen aptitud agrícola restringida y requieren prácticas especiales de cuidado y conservación bastante estrictas para evitar la erosión y la pérdida del agua por el escurrimiento.</text:p>
      <text:p text:style-name="P7">Berrotarán</text:p>
      <text:p text:style-name="P7">Río Tercero</text:p>
      <text:p text:style-name="P22">Asociación de Serie MONTE ALTO en fase ligera a moderadamente ondulada 60% y MONTE ALTO en fase ligera a moderadamente erosionada 40%</text:p>
      <text:p text:style-name="P15"><text:span text:style-name="T8">Símbolo: </text:span><text:span text:style-name="T5">MA14</text:span></text:p>
      <text:p text:style-name="P4">Capacidad de uso: IIIec</text:p>
      <text:p text:style-name="P15"><text:span text:style-name="T8">Índice de productividad: 63</text:span></text:p>
      <text:p text:style-name="P4">Pendientes próximas a las sierras con menor gradiente (1 a 2%) y erosión que la unidad anteriormente descripta. Se observan algunas inclusiones de suelos desarrollados sobre el loess a veces modificado por acciones hídricas posteriores.</text:p>
      <text:p text:style-name="P4">Los suelos tienen aptitud agrícola y son aptos para una gama amplia de cultivos regionales adoptando prácticas de manejo sencillas de aplicar, destinadas a mitigar los procesos erosivos y favorecer la conservación de humedad en el perfil del suelo.</text:p>
      <text:p text:style-name="P7">Berrotarán</text:p>
      <text:p text:style-name="P7">Río Tercero</text:p>
      <text:p text:style-name="P22">Asociación de Serie MONTE ALTO en fase moderadamente erosionada 40%; MONTE ALTO en fase severamente erosionada 30% y MONTE ALTO variante lítica y petrocálcica 30%</text:p>
      <text:p text:style-name="P15"><text:span text:style-name="T8">Símbolo: </text:span><text:span text:style-name="T5">MA15</text:span></text:p>
      <text:p text:style-name="P4">Capacidad de uso: IVec</text:p>
      <text:p text:style-name="P15"><text:span text:style-name="T8">Índice de productividad: 50</text:span></text:p>
      <text:p text:style-name="P4">Lomas loéssicas muy onduladas con gradientes que oscilan entre 2 a 6%, con problemas de erosión severos que afectan cerca de la mitad de las delineaciones. Inclusive se observan procesos erosivos intensos en los suelos ubicados en situación de media loma que han dejado al descubierto horizontes duros de carbonato de calcio o la roca expuesta; estos sectores considerando mas detalladamente la unidad, deben ser destinados a actividades ganaderas por la baja rentabilidad de los cultivos y los peligros de producir mas daño al suelo. No obstante, la mayoría de los componentes edáficos son aptos para uso agrícola muy restringido y requieren normas estrictas de manejo y conservación seleccionando los sitios para ello.</text:p>
      <text:p text:style-name="P7">Berrotarán</text:p>
      <text:p text:style-name="P7">Río Tercero</text:p>
      <text:p text:style-name="P22">Asociación de Serie MONTE ALTO en fase severamente erosionada 40%; MONTE ALTO en fase gravemente erosionada 40% y 20% de suelos menores someros, líticos y petrocálcicos</text:p>
      <text:p text:style-name="P15"><text:span text:style-name="T8">Símbolo: </text:span><text:span text:style-name="T5">MA16</text:span></text:p>
      <text:p text:style-name="P4">Capacidad de uso: VIec</text:p>
      <text:p text:style-name="P15"><text:span text:style-name="T8">Índice de productividad: 23</text:span></text:p>
      <text:p text:style-name="P4">Comprende áreas vinculadas geográficamente a las unidades anteriores donde la erosión ha llegado a términos extremos en la región. Los procesos de origen antrópico se manifiestan en tal medida que el suelo se encuentra mayoritariamente truncado con falta total del horizonte A o capa arable y de los horizonte o capas subsuperficiales, aflorando el material originario del mismo. Además, el proceso ha llegado a dejar al descubierto horizontes de tosca (horizonte petrocálcico) y roca de conglomerados cementados sin productividad alguna.</text:p>
      <text:p text:style-name="P4">Las limitantes son de tal magnitud que el uso mas adecuado es la implantación de pasturas con especies adaptadas y campos naturales de pastoreo.</text:p>
      <text:p text:style-name="P7">Berrotarán</text:p>
      <text:p text:style-name="P7">Río Tercero</text:p>
      <text:p text:style-name="P22">Consociación MONTE BUEY</text:p>
      <text:p text:style-name="P15"><text:span text:style-name="T8">Símbolo: </text:span><text:span text:style-name="T5">MB</text:span></text:p>
      <text:p text:style-name="P15"><text:span text:style-name="T8">Capacidad de uso: IIc</text:span></text:p>
      <text:p text:style-name="P15"><text:span text:style-name="T8">Índice de Productividad: 68</text:span></text:p>
      <text:p text:style-name="P15"><text:span text:style-name="T8">Con este símbolo se han cartografiado algunos sectores correspondientes a los planos altos al noreste del área de materiales franco-limosos, cuyas características distintivas se han descripto en el punto 3.2.14. Las pendientes de las lomadas no superan el 1%, por lo tanto no presentan peligro de erosión. El suelo es bien drenado, el escurrimiento moderado y dada la buena permeabilidad no acusan peligro de anegamiento.</text:span></text:p>
      <text:p text:style-name="P4">Aunque presentan una ligera limitación climática, tienen mayor retención de humedad que los suelos vecinos de los planos altos correspondientes a las series Baldissera, La Bélgica y Ordóñez.</text:p>
      <text:p text:style-name="P12">Bell Ville</text:p>
      <text:p text:style-name="P12">Corral de Bustos</text:p>
      <text:p text:style-name="P12">Justiniano Posse</text:p>
      <text:p text:style-name="P7">Laborde</text:p>
      <text:p text:style-name="P7">Marcos Juárez</text:p>
      <text:p text:style-name="P20"><text:span text:style-name="T8">Consociación MONTE BUEY en fase moderadamente bien drenada y muy poco inundable.</text:span></text:p>
      <text:p text:style-name="P15"><text:span text:style-name="T8">Símbolo: </text:span><text:span text:style-name="T5">MB1</text:span></text:p>
      <text:p text:style-name="P15"><text:span text:style-name="T8">Capacidad de uso: IIw</text:span></text:p>
      <text:p text:style-name="P15"><text:span text:style-name="T8">Índice de Productividad: 77</text:span></text:p>
      <text:p text:style-name="P4">En las líneas de escurrimiento o vías de desagüe que surcan las lomadas, el suelo Monte Buey presenta leves síntomas de hidromorfismo que se manifiestan por la presencia de moteados en profundidad. La unidad ha sido considerada como la fase moderadamente bien drenada y muy poco inundable de la serie Monte Buey, que no presenta más limitaciones que cierto peligro de sufrir por exceso de agua en años excepcionalmente lluviosos; pero, en general puede tener una mejor provisión de humedad en los meses secos, para los cultivos de raíces profundas</text:p>
      <text:p text:style-name="P12">Bell Ville</text:p>
      <text:p text:style-name="P12">Corral de Bustos</text:p>
      <text:p text:style-name="P12">Justiniano Posse</text:p>
      <text:p text:style-name="P7">Laborde</text:p>
      <text:p text:style-name="P7">Marcos Juárez</text:p>
      <text:p text:style-name="P21"><text:span text:style-name="T8">Consociación MONTE BUEY en fase ligeramente inclinada.</text:span></text:p>
      <text:p text:style-name="P15"><text:span text:style-name="T8">Símbolo: </text:span><text:span text:style-name="T5">MB2</text:span></text:p>
      <text:p text:style-name="P15"><text:span text:style-name="T8">Capacidad de uso: IIc</text:span></text:p>
      <text:p text:style-name="P15"><text:span text:style-name="T8">Índice de Productividad: 90</text:span></text:p>
      <text:p text:style-name="P4">Con este símbolo se han cartografiado sectores de pendientes cortas hacia las líneas de escurrimiento o vías de desagüe bien manifiestos. Los perfiles de la serie Monte Buey que ocupan estos planos inclinados, con 0,5 a 1% de pendiente y con escurrimiento medio, no presentan erosión hídrica actual, pero con leve peligro de sufrirla si su manejo no es adecuado.</text:p>
      <text:p text:style-name="P12">Corral de Bustos</text:p>
      <text:p text:style-name="P12">Justiniano Posse</text:p>
      <text:p text:style-name="P12">Laborde</text:p>
      <text:p text:style-name="P7">Marcos Juárez</text:p>
      <text:p text:style-name="P21"><text:span text:style-name="T8">Asociación de Series MONTE BUEY en fase moderadamente bien drenada 80% y JUSTINIANO POSSE 20%.</text:span></text:p>
      <text:p text:style-name="P15"><text:span text:style-name="T8">Símbolo: </text:span><text:span text:style-name="T5">MB3</text:span></text:p>
      <text:p text:style-name="P15"><text:span text:style-name="T8">Capacidad de uso: IIw</text:span></text:p>
      <text:p text:style-name="P15"><text:span text:style-name="T8">Índice de Productividad: 75</text:span></text:p>
      <text:p text:style-name="P15"><text:span text:style-name="T8">Esta unidad se encuentra ocupando un área muy pequeña en la parte central de los bajos alargados o líneas de escurrimiento bien manifiestos.</text:span></text:p>
      <text:p text:style-name="P4">El 80% del complejo ocupan los suelos de la serie Monte Buey en fase moderadamente bien drenada, con un ligero problema de drenaje interno manifestados en moteados dentro del perfil y el 20% restante corresponden a los suelos de la serie Justiniano Posse, con drenaje natural imperfecto, ligeramente ácido, con un horizonte degradado (A2) y fuertemente cementado ("duripán") a partir de los 90 cm. Razones de escala no permiten la separación en dos unidades. Aparentemente la serie Justiniano Posse domina en la parte central de los bajos, ocupando franjas de 2 a 3 m; y la serie Monte Buey en los bordes.</text:p>
      <text:p text:style-name="P4">Estos campos son utilizados en agricultura y ganadería con buenos resultados, teniendo como única limitación exceso de agua en años excepcionalmente lluviosos; pero, en general, pueden tener una mejor provisión de humedad en los meses secos, para los cultivos de raíces profundas.</text:p>
      <text:p text:style-name="P7">Justiniano Posse</text:p>
      <text:p text:style-name="P7">Laborde</text:p>
      <text:p text:style-name="P7">Marcos Juárez</text:p>
      <text:p text:style-name="P21"><text:span text:style-name="T8">Asociación en fase engrosada de Series MONTE BUEY 70% y JUSTINIANO POSSE 30%.</text:span></text:p>
      <text:p text:style-name="P15"><text:span text:style-name="T8">Símbolo: </text:span><text:span text:style-name="T5">MB4</text:span></text:p>
      <text:p text:style-name="P15"><text:span text:style-name="T8">Capacidad de uso: IIw</text:span></text:p>
      <text:p text:style-name="P15"><text:span text:style-name="T8">Índice de Productividad: 81</text:span></text:p>
      <text:p text:style-name="P4">Esta unidad ocupa la aureolas de algunos pozos o charcas de infiltración.</text:p>
      <text:p text:style-name="P4">El 70% de esta asociación lo forman los suelos de la serie Monte Buey y el 30% restante la serie Justiniano Posse.</text:p>
      <text:p text:style-name="P4">En estas áreas, los suelos han recibido aporte de materiales por arrastre de las zonas aledañas, por lo que han sido considerados como fases engrosadas.</text:p>
      <text:p text:style-name="P15"><text:span text:style-name="T8">En estos suelos la explotación es mixta (agrícola ganadera) con buenos resultados, presentando como única limitación el exceso de agua en años muy lluviosos.</text:span></text:p>
      <text:p text:style-name="P7">Justiniano Posse</text:p>
      <text:p text:style-name="P20"><text:span text:style-name="T8">Asociación de Serie MONTE BUEY 50%; MONTE BUEY en fase moderadamente bien drenada 40% y MONTE BUEY en fase ligeramente salina en profundidad 10%.</text:span></text:p>
      <text:p text:style-name="P15"><text:span text:style-name="T8">Símbolo: </text:span><text:span text:style-name="T5">MB5</text:span></text:p>
      <text:p text:style-name="P15"><text:span text:style-name="T8">Capacidad de uso: IIw</text:span></text:p>
      <text:p text:style-name="P15"><text:span text:style-name="T8">Índice de Productividad: 85</text:span></text:p>
      <text:p text:style-name="P15"><text:span text:style-name="T8">Esta unidad se encuentra en el sector oeste, en un relieve de planos ligeramente deprimidos dentro de las lomas o planos altos del segundo escalón estructural.</text:span></text:p>
      <text:p text:style-name="P4">Esta Asociación está integrada por la serie Monte Buey 50%, un 40% lo ocupa la misma serie que presenta un ligero problema de drenaje interno manifestado en moteados dentro del perfil, por lo que ha sido considerado como su fase moderadamente bien drenada.</text:p>
      <text:p text:style-name="P4">El 10%, son suelos con las mismas características físicas y morfológicas de la serie Monte Buey, pero que presentan un moderado contenido de sales solubles a partir de 1 m aproximadamente, por lo que ha sido considerada como una fase ligeramente salina en profundidad.</text:p>
      <text:p text:style-name="P4">El uso de esta unidad es agrícolo - ganadero. En años excepcionalmente lluviosos, pueden presentar escasas limitaciones debidas al drenaje.</text:p>
      <text:p text:style-name="P7">Justiniano Posse</text:p>
      <text:p text:style-name="P7">Marcos Juárez</text:p>
      <text:p text:style-name="P20"><text:span text:style-name="T8">Complejo en fase ligeramente erosionada de Series MONTE BUEY 90% y RÍO TERCERO 10%.</text:span></text:p>
      <text:p text:style-name="P15"><text:span text:style-name="T8">Símbolo: </text:span><text:span text:style-name="T5">MB6</text:span></text:p>
      <text:p text:style-name="P15"><text:span text:style-name="T8">Capacidad de uso: IIc</text:span></text:p>
      <text:p text:style-name="P15"><text:span text:style-name="T8">Índice de Productividad: 75</text:span></text:p>
      <text:p text:style-name="P4">Este complejo se vincula a la parte superior de las pendientes suaves hacia el Saladillo.</text:p>
      <text:p text:style-name="P4">En esta unidad de suelos de la serie Monte Buey ocupan el 90%. La ligera inclinación del terreno y el escurrimiento moderado, han sido factores por los cuales estos suelos han sufrido una pequeña pérdida (3 a 5 cm) del horizonte superficial por arrastre, por ello se han cartografiado como fase ligeramente erosionada. El 10% restante corresponde a suelos de la serie Río Tercero, con alcalinidad y salinidad a partir de los 30 cm de profundidad.</text:p>
      <text:p text:style-name="P4">Su uso es agrícola-ganadero</text:p>
      <text:p text:style-name="P7">Corral de Bustos</text:p>
      <text:p text:style-name="P7">Justiniano Posse</text:p>
      <text:p text:style-name="P7">Laborde</text:p>
      <text:p text:style-name="P7">Marcos Juárez</text:p>
      <text:p text:style-name="P20"><text:span text:style-name="T8">Consociación MONTE BUEY en fase muy poco inundable.</text:span></text:p>
      <text:p text:style-name="P15"><text:span text:style-name="T8">Símbolo: </text:span><text:span text:style-name="T5">MB7</text:span></text:p>
      <text:p text:style-name="P15"><text:span text:style-name="T8">Capacidad de uso: IIc</text:span></text:p>
      <text:p text:style-name="P15"><text:span text:style-name="T8">Índice de Productividad: 86</text:span></text:p>
      <text:p text:style-name="P4">En las líneas de escurrimiento o vías de desagüe poco manifiestos, el suelo Monte Buey, no presenta más limitaciones que cierto peligro de sufrir exceso de agua en épocas lluviosas, razón por la cual ha sido considerada como la fase muy poco inundable.</text:p>
      <text:p text:style-name="P7">Corral de Bustos</text:p>
      <text:p text:style-name="P21"><text:span text:style-name="T8">Asociación de Series MONTE BUEY en fase moderadamente bien drenada 70% y NAMUNCURÁ 30%.</text:span></text:p>
      <text:p text:style-name="P15"><text:span text:style-name="T8">Símbolo: </text:span><text:span text:style-name="T5">MB8</text:span></text:p>
      <text:p text:style-name="P15"><text:span text:style-name="T8">Capacidad de uso: IIw</text:span></text:p>
      <text:p text:style-name="P15"><text:span text:style-name="T8">Índice de Productividad: 76</text:span></text:p>
      <text:p text:style-name="P4">Esta unidad ocupa pequeñas vías de desagüe en la parte superior de las pendientes largas y suaves hacia el Arroyo Saladillo y la parte central de algunas vías de escurrimiento bien manifiestas.</text:p>
      <text:p text:style-name="P4">Está integrada por la serie Monte Buey 70%, que por presentar un ligero problema de drenaje interno, ha ; sido considerada como la fase moderadamente bien drenada y el 30% restante por suelos de la serie Namuncurá, con drenaje natural imperfecto, ligeramente ácido y fuertemente cementado ("duripán") a partir de los 90 cm de profundidad. Razones de escala no permiten la separación en dos unidades; por lo general los suelos de la serie Namuncurá ocupan la parte central de las líneas de escurrimiento y la serie Monte Buey los extremos.</text:p>
      <text:p text:style-name="P4">Estos campos son utilizados en agricultura y ganadería con buenos resultados, teniendo como única limitación exceso de agua en años excepcionalmente lluviosos; pero, en general, pueden tener una mejor provisión de humedad en los meses secos, para lo cultivos de raíces profundas. </text:p>
      <text:p text:style-name="P7">Corral de Bustos</text:p>
      <text:p text:style-name="P21"><text:span text:style-name="T8">Asociación de Serie MONTE BUEY 50% y MONTE BUEY en fase moderadamente bien drenada 50%.</text:span></text:p>
      <text:p text:style-name="P15"><text:span text:style-name="T8">Símbolo: </text:span><text:span text:style-name="T5">MB9</text:span></text:p>
      <text:p text:style-name="P15"><text:span text:style-name="T8">Capacidad de uso: IIc</text:span></text:p>
      <text:p text:style-name="P15"><text:span text:style-name="T8">Índice de Productividad: 86</text:span></text:p>
      <text:p text:style-name="P4">En el área existen pequeños sectores de lomas muy planas, casi ligeramente deprimidas y con escurrimiento lento. En éstas unidades, los suelos bien drenados de la serie Monte Buey ocupan el 50% y están asociados a su fase moderadamente bien drenada, que presentan un ligero problema de drenaje interno, con moteados en profundidad y ocupan el 50% restante.</text:p>
      <text:p text:style-name="P4">El uso es eminentemente agrícola y agrícola - ganadero </text:p>
      <text:p text:style-name="P7">Corral de Bustos</text:p>
      <text:p text:style-name="P22">Asociación de Series LAS MERCEDES I 60% y BARRANCA YACO 40%.</text:p>
      <text:p text:style-name="P15"><text:span text:style-name="T8">Símbolo: </text:span><text:span text:style-name="T5">McI1</text:span></text:p>
      <text:p text:style-name="P4">Capacidad de uso: IIIc</text:p>
      <text:p text:style-name="P15"><text:span text:style-name="T8">Índice de productividad: 68</text:span></text:p>
      <text:p text:style-name="P4">Unidades cartográficas muy difundidas en el valle de Avellaneda constituyendo las mejores tierras de la zona, son dominantes en el área central con una pendiente de carácter regional hacia el Este que oscila entre 0,3 al 0,6%. Morfológicamente son derrames o abanicos distales de las sierras del Oeste y los suelos se han desarrollado sobre estos sedimentos bastante homogéneos de textura franco limosa a franca. Los suelos tienen importantes enriquecimientos de arcillas iluviales por debajo de 20 cm con buena retención de humedad y excelentes características superficiales para los cultivos. Las limitantes, como en toda la región, son climática de carácter moderada y la susceptibilidad a la erosión hídrica ligera, especialmente por la longitud o área de captación de los excesos hídricos. Los suelos son aptos para los cultivos de la región.</text:p>
      <text:p text:style-name="P7">Jesús María</text:p>
      <text:p text:style-name="P20"><text:span text:style-name="T8">Asociación en fase moderadamente inclinada de Series LAS MERCEDES I 40%; MACHA en fase ligeramente erosionada 20%; LAS MERCEDES II 20% y LOS POZOS 20%.</text:span></text:p>
      <text:p text:style-name="P15"><text:span text:style-name="T8">Símbolo: </text:span><text:span text:style-name="T5">McI2</text:span></text:p>
      <text:p text:style-name="P4">Capacidad de uso: IIIec</text:p>
      <text:p text:style-name="P4">Índice de productividad: 65</text:p>
      <text:p text:style-name="P4">Unidades cartográficas de escasa representatividad en el valle de Avellaneda con relieves ondulados y pendientes mixtas que oscilan entre 1 a 3%. Los suelos se han desarrollado sobre sedimentos aluviales de derrames y eólicos franco limosos (loess). Los perfiles de las Series Las Mercedes I y II, fértiles y con enriquecimientos en arcillas iluviales, tienen como limitantes los riesgos erosivos por aguas meteóricas. Por otra parte, la Serie Los Pozos, que se ubica en áreas mas onduladas, tiene además moderada retención de humedad por la carencia de desarrollo subsuperficial. En general son suelos agrícolas y las prácticas de manejo y conservación del recurso deben estar destinadas principalmente a evitar o disminuir los efectos erosivos de las lluvias y a su vez posibilitar una mayor infiltración en el perfil.</text:p>
      <text:p text:style-name="P7">Jesús María</text:p>
      <text:p text:style-name="P20"><text:span text:style-name="T8">Asociación de Series LAS MERCEDES II 60%; LAS MERCEDES I en fase acumulada 20% y SINSACATE 20%.</text:span></text:p>
      <text:p text:style-name="P15"><text:span text:style-name="T8">Símbolo: </text:span><text:span text:style-name="T5">McII1</text:span></text:p>
      <text:p text:style-name="P4">Capacidad de uso: IIIc</text:p>
      <text:p text:style-name="P15"><text:span text:style-name="T8">Índice de productividad: 63</text:span></text:p>
      <text:p text:style-name="P4">Esta asociación comprende los desagües o colectores de primer orden o vías de escurrimiento bien manifiestos suavemente cóncavos, donde aún los procesos erosivos no se manifiestan en forma importante o son poco significativos. Las Series que integran esta asociación son de excelente aptitud para los cultivos de la región con fuerte desarrollo subsuperficial que se manifiesta en la acumulación de arcillas iluviales. Son los ambientes más húmedos de la región del valle de Avellaneda, con buenos rendimientos de los cultivos de la zona, merced a las características superficiales y subsuperficiales de los suelos. Tienen buena retención de humedad y de recepción de la misma por la posición que ocupan en el paisaje suavemente cóncavo receptando los excesos hídricos de las lomas y derrames adyacentes. La Serie Sinsacate (de textura subsuperficial arcillo limosa) ocupa normalmente los sectores centrales de estos desagües, estando las Series Las Mercedes I y II en las partes laterales y en los bordes de las unidades. Las limitantes son las climáticas de la región un tanto atenuadas por lo expuesto y una ligera susceptibilidad a la erosión hídrica por escorrentías en las partes centrales de la unidad.</text:p>
      <text:p text:style-name="P7">Cañada de Luque</text:p>
      <text:p text:style-name="P7">Jesús María</text:p>
      <text:p text:style-name="P20"><text:span text:style-name="T8">Complejo de Series LAS MERCEDES II 40%; BARRANCA YACO en fase muy poco inundable y acumulada 30% y 20% de suelos menores.</text:span></text:p>
      <text:p text:style-name="P15"><text:span text:style-name="T8">Símbolo: </text:span><text:span text:style-name="T5">McII2</text:span></text:p>
      <text:p text:style-name="P4">Capacidad de uso: IIIc</text:p>
      <text:p text:style-name="P15"><text:span text:style-name="T8">Índice de productividad: 63</text:span></text:p>
      <text:p text:style-name="P4">Son desagües o vías de escurrimiento poco manifiestos de derrames o abanicos aluviales de relieve suavemente cóncavo, tienen menores dimensiones y/o profundidad que los anteriormente descriptos (McII1), con cuencas de aportes mas reducidas y prácticamente sin susceptibilidad a la erosión hídrica. Los suelos que la integran tienen buenas propiedades para el desarrollo de los cultivos propios de la región con subsuelos enriquecidos en arcillas aluviales. Superficialmente están bien provistos de materia orgánica con texturas medias y se trabajan con facilidad.</text:p>
      <text:p text:style-name="P7">Cañada de Luque</text:p>
      <text:p text:style-name="P7">Jesús María</text:p>
      <text:p text:style-name="P20"><text:span text:style-name="T8">Asociación de Series LAS MERCEDES II 50%; LAS MERCEDES II en fase moderadamente bien drenada 30% y LAS MERCEDES I acumulada 20%.</text:span></text:p>
      <text:p text:style-name="P15"><text:span text:style-name="T8">Símbolo: </text:span><text:span text:style-name="T5">McII3</text:span></text:p>
      <text:p text:style-name="P4">Capacidad de uso: IVws</text:p>
      <text:p text:style-name="P15"><text:span text:style-name="T8">Índice de productividad: 64</text:span></text:p>
      <text:p text:style-name="P4">Estas unidades cartográficas corresponden a desagües principales o vías de escurrimiento bien manifiestas con relieve plano cóncavo en el valle de Avellaneda. Domina la Serie Las Mercedes II, de excelente aptitud para los cultivos con importante incremento subsuperficial de arcillas iluviales. Además hay un 30% de la unidad cartográfica donde la capa freática se encuentra afectando al perfil del suelo que fue detectada en el reconocimiento a campo a 1,5 m de profundidad (fase moderadamente bien drenada de la Serie Las Mercedes II). Un porcentaje menor de suelos ubicados en los laterales de los desagües está ocupado por la Serie Las Mercedes I, con horizonte superficial mayor de 25 cm. Las limitantes generales son exceso de humedad parcial y susceptibilidad de erosión lineal en las partes centrales.</text:p>
      <text:p text:style-name="P7">Cañada de Luque</text:p>
      <text:p text:style-name="P7">Jesús María</text:p>
      <text:p text:style-name="P20"><text:span text:style-name="T8">Asociación en fase ligera a moderadamente erosionada de Series LAS MERCEDES II 50%; LAS MERCEDES I en fase acumulada 30% y 20% de suelos menores y depósitos arenosos recientes.</text:span></text:p>
      <text:p text:style-name="P15"><text:span text:style-name="T8">Símbolo: </text:span><text:span text:style-name="T5">McII4</text:span></text:p>
      <text:p text:style-name="P4">Capacidad de uso: IVec</text:p>
      <text:p text:style-name="P15"><text:span text:style-name="T8">Índice de productividad: 51</text:span></text:p>
      <text:p text:style-name="P4">Estas unidades cartográficas corresponden a desagües y vías de escurrimiento temporarios bien manifiestas ubicadas en el valle de Avellaneda que reciben aportes hídricos importantes provenientes de cuencas amplias del Oeste, causantes de procesos erosivos lineales (surcos y/o zanjas con la consecuente depositación de sedimentos poco seleccionados de variada granulometría predominando los arenosos). Las limitantes son, además de las climáticas, la erosión actual, susceptibilidad a la misma y la presencia de depósitos arenosos recientes. Estas tierras son suelos agrícolas que requieren prácticas de manejo destinadas a controlar la erosión.</text:p>
      <text:p text:style-name="P7">Cañada de Luque</text:p>
      <text:p text:style-name="P7">Jesús María</text:p>
      <text:p text:style-name="P22">Consociación MONTE CRISTO</text:p>
      <text:p text:style-name="P15"><text:span text:style-name="T8">Símbolo: </text:span><text:span text:style-name="T5">MCt</text:span><text:span text:style-name="T8"> </text:span></text:p>
      <text:p text:style-name="P4">Capacidad de uso: IIIc</text:p>
      <text:p text:style-name="P15"><text:span text:style-name="T8">Índice de Productividad: 76</text:span></text:p>
      <text:p text:style-name="P15"><text:span text:style-name="T8">La serie MONTE CRISTO fue cartografiada al Norte del Río Suquía y está vinculada a un relieve de lomas planas muy extendidas, donde las pendientes no superan el 0,5% de desnivel. Son suelos profundos y bien drenados, presentando únicamente la limitación climática natural del área, constituyendo los suelos agrícolas de la misma. Exigen prácticas de manejo y conservación simples, fundamentalmente aquellas que apuntan a la acumulación y conservación de la humedad. </text:span></text:p>
      <text:p text:style-name="P7">Río Primero</text:p>
      <text:p text:style-name="P7">Villa del Rosario</text:p>
      <text:p text:style-name="P22">Consociación MONTE CRISTO en fase poco anegable.</text:p>
      <text:p text:style-name="P15"><text:span text:style-name="T8">Símbolo: </text:span><text:span text:style-name="T5">MCt1</text:span></text:p>
      <text:p text:style-name="P4">Capacidad de uso: IIIc</text:p>
      <text:p text:style-name="P15"><text:span text:style-name="T8">Índice de Productividad: 61</text:span></text:p>
      <text:p text:style-name="P4">Los suelos de esta unidad son profundos y bien drenados y ocupan los sectores ligeramente cóncavos en las líneas de escurrimiento dentro de un ambiente de planos altos o lomas extendidas. Por su posición, reciben el aporte de agua de los suelos vecinos más altos, por lo que en años normales pueden sufrir anegamiento durante los períodos lluviosos. Sin embargo, este anegamiento es de corta duración y no afecta mayormente el uso del suelo. En contraposición, en años secos, estos suelos están mejor provistos de humedad que los de la loma.</text:p>
      <text:p text:style-name="P4">Son tierras aptas para agricultura </text:p>
      <text:p text:style-name="P7">Río Primero</text:p>
      <text:p text:style-name="P7">Villa del Rosario</text:p>
      <text:p text:style-name="P20"><text:span text:style-name="T8">Asociación de Series MONTE CRISTO en fase poco anegable 70% y LA REYNA 30%.</text:span></text:p>
      <text:p text:style-name="P15"><text:span text:style-name="T8">Símbolo: </text:span><text:span text:style-name="T5">MCt2</text:span></text:p>
      <text:p text:style-name="P4">Capacidad de uso: IIIw</text:p>
      <text:p text:style-name="P15"><text:span text:style-name="T8">Índice de Productividad: 62</text:span></text:p>
      <text:p text:style-name="P15"><text:span text:style-name="T8">Esta asociación ocupa las líneas de escurrimiento o vías de desagüe bien manifiestas que bisectan las lomas planas. La serie La Reyna, que posee un horizonte fuertemente cementado por debajo del metro de profundidad, ocupa los sectores centrales más deprimidos de estas vías y la serie Monte Cristo, los bordes de la misma. El uso es agrícola con buenos resultados.</text:span></text:p>
      <text:p text:style-name="P7">Río Primero</text:p>
      <text:p text:style-name="P7">Villa del Rosario</text:p>
      <text:p text:style-name="P22">Asociación de Series MONTE CRISTO 40%; MATORRALES 30% y LAS CORTADERAS en fase poco anegable 30%.</text:p>
      <text:p text:style-name="P15"><text:span text:style-name="T8">Símbolo: </text:span><text:span text:style-name="T5">MCt3</text:span></text:p>
      <text:p text:style-name="P4">Capacidad de uso: IIIc</text:p>
      <text:p text:style-name="P15"><text:span text:style-name="T8">Índice de Productividad: 71</text:span></text:p>
      <text:p text:style-name="P4">Con este símbolo se identifican dentro de la Pampa Alta a vías de desagüe y/o paleocauces pequeños de varios Km de largo de orientación Oeste-Este. Los suelos mencionados prácticamente no tienen limitaciones el perfil. En períodos lluviosos puede conducir excesos hídricos generando fases poco anegables y de corta duración que no afectan de manera importante el uso del suelo. En algunas unidades cartográficas de reducidas dimensiones, pueden existir pequeños lechos arenosos o albardones (sectores mas altos), con suelos de perfil A AC-C que no superan en unidades individuales el 15% (inclusiones). Considerando la los suelos dominantes la aptitud de estas tierras es agrícola, apto para los cultivos normales de la región.</text:p>
      <text:p text:style-name="P7">Río Primero</text:p>
      <text:p text:style-name="P22">Asociación de Series MONTE CRISTO 60%; LA EMILIA 20% y 20% de suelos menores de transición.</text:p>
      <text:p text:style-name="P15"><text:span text:style-name="T8">Símbolo: </text:span><text:span text:style-name="T5">MCt4</text:span></text:p>
      <text:p text:style-name="P4">Capacidad de uso: IIIc</text:p>
      <text:p text:style-name="P15"><text:span text:style-name="T8">Índice de Productividad: 67</text:span></text:p>
      <text:p text:style-name="P15"><text:span text:style-name="T8">Pendientes regionales y lomas muy suavemente inclinadas hacia el Este con dominio de la serie Monte Cristo y una proporción menor de derrames distales extendidos con la serie La Emilia, de mejor retención de humedad. Además existen suelos de transición entre ambas Series; suelos desarrollados sobre loess con una leve influencia fluvial. La pendiente regional hacia el Este es menor que las unidades cartográficas adyacentes del Oeste identificadas con el símbolo LEm8 y LEm9. No se han observado procesos erosivos siendo la susceptibilidad ligera. Aptitud: Agrícola con limitante climática moderada.</text:span></text:p>
      <text:p text:style-name="P7">Río Primero</text:p>
      <text:p text:style-name="P20"><text:span text:style-name="T8">Asociación de Serie MACHA 60% y MACHA en fase ligera a moderadamente inclinada 40%.</text:span></text:p>
      <text:p text:style-name="P15"><text:span text:style-name="T8">Símbolo: </text:span><text:span text:style-name="T5">Mch1</text:span></text:p>
      <text:p text:style-name="P4">Capacidad de uso: IIIec</text:p>
      <text:p text:style-name="P15"><text:span text:style-name="T8">Índice de productividad: 69</text:span></text:p>
      <text:p text:style-name="P4">Son unidades cartográficas correspondientes a áreas relativamente elevadas sin influencia de los derrames aluviales de desborde. Los suelos se han desarrollado sobre sedimentos eólicos franco limosos (loess), en relieves suavemente inclinados que cubren totalmente los abanicos o derrames más antiguos. La Serie Macha presenta enriquecimientos moderados de arcillas aluviales, es fértil y se trabaja con facilidad. Tiene como limitantes la climática propia de la región del valle homónimo y las pendientes, esencialmente en la fase moderadamente inclinada donde el gradiente es mayor a 1%. Las prácticas de manejo deberán estar destinadas a la conservación de la humedad y a evitar los riesgos de erosión en los sectores con mayor pendiente.</text:p>
      <text:p text:style-name="P7">Jesús María</text:p>
      <text:p text:style-name="P20"><text:span text:style-name="T8">Asociación en fase moderadamente inclinada de Series MACHA 50%; ALTO GRANDE en fase ligeramente erosionada 25% y LOS POZOS 25%.</text:span></text:p>
      <text:p text:style-name="P15"><text:span text:style-name="T8">Símbolo: </text:span><text:span text:style-name="T5">Mch2</text:span></text:p>
      <text:p text:style-name="P4">Capacidad de uso: IVec</text:p>
      <text:p text:style-name="P4">Índice de productividad: 65</text:p>
      <text:p text:style-name="P15"><text:span text:style-name="T8">Estas unidades cartográficas son representativas de los bordes del valle de Macha, adyacentes a los afloramientos de rocas conglomerádicas. El relieve es moderadamente inclinado con pendientes que oscilan entre 1 a 3% y los suelos se han desarrollado sobre loess de textura franco limosa. En la media loma alta dominan Alto Grande y Los Pozos que tienen moderado a débil desarrollo subsuperficial, buenas características superficiales y están parcialmente erosionadas por agua. En este sector se pueden encontrar inclusiones correspondientes a variantes calcáreas de estas Series (con pH moderadamente alcalino desde la superficie por la presencia de CaCO</text:span><text:span text:style-name="T32">3</text:span><text:span text:style-name="T8"> libre en la masa del suelo), que en unidades cartográficas individuales no superan el 15% del total. En posición de media loma y pie de loma domina la Serie Macha que es la de mejor aptitud de la unidad. Las limitantes son, además de la climática de la región, la erosión y susceptibilidad a la misma y ligeras deficiencias vinculadas a la retención de humedad subsuperficial de las Series Alto Grande y Los Pozos. Estas unidades cartográficas se encuentran en el límite agrícola y se requiere la adopción de prácticas de manejo destinadas a conservar la humedad del suelo y controlar los procesos erosivos.</text:span></text:p>
      <text:p text:style-name="P7">Jesús María</text:p>
      <text:p text:style-name="P22">Asociación de Series MACHA 40%; CANDELARIA 30% y LOS MISTOLES 30%.</text:p>
      <text:p text:style-name="P15"><text:span text:style-name="T8">Símbolo: </text:span><text:span text:style-name="T5">Mch3</text:span></text:p>
      <text:p text:style-name="P4">Capacidad de uso: IIIc</text:p>
      <text:p text:style-name="P15"><text:span text:style-name="T8">Índice de productividad: 63</text:span></text:p>
      <text:p text:style-name="P4">Sectores amplios suavemente elevados formando parte de la pendiente regional. Dominan suelos cuyos materiales originarios son sedimentos eólicos franco limosos.</text:p>
      <text:p text:style-name="P4">Los suelos tienen buena aptitud agrícola diferenciándose por el desarrollo del perfil, esencialmente en la parte subsuperficial, lo que da a lugar a diferencias en este sentido ente los componentes edafológicos por retención de humedad.</text:p>
      <text:p text:style-name="P4">La Serie de mayor desarrollo es la Serie Macha con horizonte subsuperficial enriquecido en arcillas iluviales (Bt); Le sigue la Serie Candelaria, con menos de arcillas (Bw). Por último la Serie Los Mistoles con una transición (AC) y luego el material original de loess. Naturalmente existe toda una transición entre ellas y es difícil predecir observando el paisaje en que sitio se encuentran cada una de las Series indicadas, excepto en el desarrollo de los cultivos en sequías. El porcentaje ha sido estimado en función del número de estudios individuales de perfiles de los suelos o barrenadas de comprobación en estas unidades cartográficas.</text:p>
      <text:p text:style-name="P4">Aptitud: Apto para agricultura y pasturas: limitante climática de carácter moderada.</text:p>
      <text:p text:style-name="P7">Cañada de Luque</text:p>
      <text:p text:style-name="P22">Asociación de Series MACHA 40%; TERRAZAS DEL RÍO PINTO 30% y CANDELARIA 30%.</text:p>
      <text:p text:style-name="P15"><text:span text:style-name="T8">Símbolo: </text:span><text:span text:style-name="T5">Mch4</text:span></text:p>
      <text:p text:style-name="P4">Capacidad de uso: IIIc</text:p>
      <text:p text:style-name="P15"><text:span text:style-name="T8">Índice de productividad: 69</text:span></text:p>
      <text:p text:style-name="P4">Sector con suelos generados a partir de sedimentos mixtos: eólicos y de derrames fluviales distales. Todos los componentes de esta unidad son bien drenados, diferenciándose por el material parental de los suelos y el desarrollo subsuperficial.</text:p>
      <text:p text:style-name="P4">La Serie Macha, de mejor aptitud, ocupa dentro de la pendiente regional, los sectores relativamente planos, Candelaria en situaciones intermedias del relieve y Terrazas del Río Pinto en sectores suavemente convexos (esta última con textura franco limosa de perfil A-AC-C de menor desarrollo).</text:p>
      <text:p text:style-name="P4">Los suelos tienen buena aptitud agrícola destacándose la Serie Macha como la más apta, especialmente por su tolerancia al stress hídrico.</text:p>
      <text:p text:style-name="P7">Cañada de Luque</text:p>
      <text:p text:style-name="P7">Río Primero</text:p>
      <text:p text:style-name="P22">Complejo de Series MACHA en fase acumulada 40%; LA EMILIA en fase acumulada 30% y LA EMILIA 30%.</text:p>
      <text:p text:style-name="P15"><text:span text:style-name="T8">Símbolo: </text:span><text:span text:style-name="T5">Mch5</text:span></text:p>
      <text:p text:style-name="P4">Capacidad de uso: VIsc</text:p>
      <text:p text:style-name="P15"><text:span text:style-name="T8">Índice de productividad: 35</text:span></text:p>
      <text:p text:style-name="P4">Dos delineaciones constituyen esta unidad cartográfica, de características muy particulares para esta parte de la provincia de Córdoba.</text:p>
      <text:p text:style-name="P4">Se trata de ambientes vinculados a cárcavas que han generado una especie de abanicos producidos por sedimentación reciente; es la depositación de lo erosionado en cárcavas profundas. Son el producto de capturas de la escorrentía natural por la red vial, destruyendo los propios caminos especialmente los orientados de Oeste a Este y profundizándolos muy por debajo del terreno natural, muchos han sido transformados en cárcavas de hasta varios metros de profundidad.</text:p>
      <text:p text:style-name="P15"><text:span text:style-name="T8">Este proceso de sedimentación ha sepultado total o parcialmente suelos agrícolas con depósitos nocivos constituidos esencialmente por material originario (horizonte Ck), sin ningún grado de edafización y obviamente sin estructura ni materia orgánica donde solamente pueden desarrollarse algunas pasturas. El proceso de acumulación es parcial y de diferentes espesores, observándose desde 10 cm hasta casi un metro en las proximidades de las cárcavas.</text:span></text:p>
      <text:p text:style-name="P4">Por las razones expuestas, esta unidad conformada originariamente por buenos suelos agrícolas pero sepultados o enterrados parcialmente por depositación nociva, deben destinarse principalmente a la implantación de pasturas, excepto pequeños sectores donde el proceso de acumulación no ha sido tan intenso o está ausente.</text:p>
      <text:p text:style-name="P7">Cañada de Luque</text:p>
      <text:p text:style-name="P22">Consociación MANFREDI.</text:p>
      <text:p text:style-name="P15"><text:span text:style-name="T8">Símbolo: </text:span><text:span text:style-name="T5">Mf</text:span></text:p>
      <text:p text:style-name="P4">Capacidad de uso: IIIc</text:p>
      <text:p text:style-name="P4">Índice de productividad: 76</text:p>
      <text:p text:style-name="P4">Los suelos de esta unidad son profundos, bien drenados y ocupan los sectores ligeramente cóncavos en las líneas de escurrimiento que cortan los planos altos o lomas extendidas.</text:p>
      <text:p text:style-name="P4">Por su posición, estos suelos reciben el aporte de agua de las áreas vecinas más elevadas, por lo que en años normales pueden sufrir anegamientos durante los períodos lluviosos. Sin embargo, éste anegamiento es de corta duración y no afecta mayormente el uso del suelo en contraposición, en años secos, estos suelos están mejor provistos de humedad que en las lomas.</text:p>
      <text:p text:style-name="P7">Arroyito</text:p>
      <text:p text:style-name="P7">Calchín</text:p>
      <text:p text:style-name="P7">Etruria</text:p>
      <text:p text:style-name="P7">Hernando</text:p>
      <text:p text:style-name="P7">James Craik</text:p>
      <text:p text:style-name="P7">Oliva</text:p>
      <text:p text:style-name="P7">Oncativo</text:p>
      <text:p text:style-name="P7">Río Tercero</text:p>
      <text:p text:style-name="P7">Villa del Rosario</text:p>
      <text:p text:style-name="P7">Villa María</text:p>
      <text:p text:style-name="P20"><text:span text:style-name="T8">Asociación de Series MANFREDI 50% y LA REYNA 50%.</text:span></text:p>
      <text:p text:style-name="P15"><text:span text:style-name="T8">Símbolo: </text:span><text:span text:style-name="T5">Mf1</text:span></text:p>
      <text:p text:style-name="P4">Capacidad de uso: IIIw</text:p>
      <text:p text:style-name="P15"><text:span text:style-name="T8">Índice de productividad: 71</text:span></text:p>
      <text:p text:style-name="P4">Esta asociación está presente en las líneas de escurrimiento o vía de desagüe bien manifiestas que cortan las lomas planas. La serie La Reyna, posee un horizonte cementado por debajo del metro de profundidad, ocupa los sectores centrales más deprimidos de estas vías y la serie Manfredi, los bordes de las mismas. El uso es principalmente agrícola, con buenos rendimientos. En años lluviosos pueden presentar limitaciones debido al drenaje, encharcándose durante cortos períodos, pero en años secos, estas condiciones pueden ser beneficiosas. </text:p>
      <text:p text:style-name="P7">Arroyito</text:p>
      <text:p text:style-name="P7">Calchín</text:p>
      <text:p text:style-name="P7">Hernando</text:p>
      <text:p text:style-name="P7">Oliva</text:p>
      <text:p text:style-name="P7">Oncativo</text:p>
      <text:p text:style-name="P7">Villa del Rosario</text:p>
      <text:p text:style-name="P7">Villa María</text:p>
      <text:p text:style-name="P20"><text:span text:style-name="T8">Complejo de Series MANFREDI en fase moderadamente bien drenada 50%; LA RESISTENCIA 30% y JAMES CRAIK 20%.</text:span></text:p>
      <text:p text:style-name="P15"><text:span text:style-name="T8">Símbolo: </text:span><text:span text:style-name="T5">Mf2</text:span></text:p>
      <text:p text:style-name="P4">Capacidad de uso: VIws</text:p>
      <text:p text:style-name="P15"><text:span text:style-name="T8">Índice de productividad: 48</text:span></text:p>
      <text:p text:style-name="P15"><text:span text:style-name="T8">Este complejo está ubicado en las líneas de escurrimiento bien manifiestas que conducen las aguas superficiales hacia los bajos salino sódicos, dentro de un relieve de planos chatos ligeramente deprimido. Lo integran la serie Manfredi desarrollada a partir de sedimentos loéssicos de textura franco limosa, moderadamente bien drenada, La Resistencia con alcalinidad sódica a partir de los 19 cm y carbonatos en superficie y las series James Craik, con drenaje imperfecto, horizonte degradado (E) y alcalinidad subsuperficial. El drenaje impedido de estos suelos, con la capa de agua freática cercana a la superficie y alcalinidad sódica, determina que resulten aptas solamente para pasturas naturales o implantadas resistentes a las condiciones de alcalinidad y drenaje expuestos.</text:span></text:p>
      <text:p text:style-name="P7">General Cabrera</text:p>
      <text:p text:style-name="P7">Hernando</text:p>
      <text:p text:style-name="P7">Villa María</text:p>
      <text:p text:style-name="P20"><text:span text:style-name="T8">Complejo de Series MANFREDI 30%; HERNANDO en fase moderadamente bien drenada 40% y 30% de suelos menores cementados y alcalinos en profundidad.</text:span></text:p>
      <text:p text:style-name="P15"><text:span text:style-name="T8">Símbolo: </text:span><text:span text:style-name="T5">Mf3</text:span></text:p>
      <text:p text:style-name="P4">Capacidad de uso: IVws</text:p>
      <text:p text:style-name="P15"><text:span text:style-name="T8">Índice de productividad: 57</text:span></text:p>
      <text:p text:style-name="P4">Esta unidad ocupa las líneas de escurrimiento bien manifiestas que cortan los planos chatos. Está limitada en su aptitud por un drenaje imperfecto, debido a la presencia de horizontes cementados en profundidad "duripán", de baja permeabilidad que facilita el encharcamiento en épocas lluviosas.</text:p>
      <text:p text:style-name="P7">Etruria</text:p>
      <text:p text:style-name="P7">General Cabrera</text:p>
      <text:p text:style-name="P7">Hernando</text:p>
      <text:p text:style-name="P7">Villa María</text:p>
      <text:p text:style-name="P22">Asociación de Serie MANFREDI 60% y MANFREDI en fase por erosión moderada a severa 40%.</text:p>
      <text:p text:style-name="P15"><text:span text:style-name="T8">Símbolo: </text:span><text:span text:style-name="T5">Mf4</text:span></text:p>
      <text:p text:style-name="P4">Capacidad de uso: IVec</text:p>
      <text:p text:style-name="P4">Índice de Productividad: 61</text:p>
      <text:p text:style-name="P4">Los suelos de esta unidad son profundos, con buen drenaje y ocupan los sectores ligeramente cóncavos de las vías de escurrimiento que bisectan los planos altos.</text:p>
      <text:p text:style-name="P4">Estas líneas de escurrimiento presentan erosión moderada a severa, susceptibles a la erosión por precipitaciones abundantes, lo que limita o condiciona el uso agrícola de estos suelos y requieren un manejo más cuidadoso.</text:p>
      <text:p text:style-name="P7">Oliva</text:p>
      <text:p text:style-name="P7">Río Tercero</text:p>
      <text:p text:style-name="P20"><text:span text:style-name="T8">Complejo de Series MANFREDI 30%; MANFREDI en fase moderadamente alcalina en profundidad 25%; OLIVA 25% y 20% de suelos menores con alcalinidad sódica subsuperficial.</text:span></text:p>
      <text:p text:style-name="P15"><text:span text:style-name="T8">Símbolo: </text:span><text:span text:style-name="T5">Mf5</text:span></text:p>
      <text:p text:style-name="P4">Capacidad de uso: IVws</text:p>
      <text:p text:style-name="P15"><text:span text:style-name="T8">Índice de Productividad: 57</text:span></text:p>
      <text:p text:style-name="P15"><text:span text:style-name="T8">Este complejo se encuentra localizado en planos ligeramente deprimidos. Sus suelos se han desarrollado sobre depósitos loéssicos y en su mayoría presentan alcalinidad sódica subsuperficial y son moderadamente bien drenados.</text:span></text:p>
      <text:p text:style-name="P15"><text:span text:style-name="T8">Son suelos agrícolas pero la alcalinidad limita la elección de cultivos de cosecha, los cuales deben integrarse con rotaciones de pasturas. </text:span></text:p>
      <text:p text:style-name="P7">Calchín</text:p>
      <text:p text:style-name="P7">James Craik</text:p>
      <text:p text:style-name="P7">Oliva</text:p>
      <text:p text:style-name="P20"><text:span text:style-name="T8">Complejo de Series MANFREDI en fase por alcalinidad en profundidad y moderadamente bien drenada 40%; AUSONIA 30% y VILLA MARÍA 30%.</text:span></text:p>
      <text:p text:style-name="P15"><text:span text:style-name="T8">Símbolo: </text:span><text:span text:style-name="T5">Mf6</text:span></text:p>
      <text:p text:style-name="P4">Capacidad de uso: IVws</text:p>
      <text:p text:style-name="P15"><text:span text:style-name="T8">Índice de Productividad: 48</text:span></text:p>
      <text:p text:style-name="P15"><text:span text:style-name="T8">Dentro de las lomas suavemente onduladas, existen líneas de escurrimiento moderadamente manifiestas con anegamientos frecuentes de corta duración. La serie Manfredi presenta limitaciones leves de drenaje y alcalinidad en profundidad que afecta principalmente los cultivos de raíces profundas. Las series Ausonia y Villa María que integran este complejo son moderadamente bien drenadas con alcalinidad subsuperficial y en profundidad. En el centro de estas líneas de escurrimiento pueden encontrarse perfiles en proporción no mayor al 15% que presentan horizontes endurecidos y cementados en profundidad.</text:span></text:p>
      <text:p text:style-name="P15"><text:span text:style-name="T8">Las características edáficas expuestas ubican a esta unidad en el límite de la clase agrícola.</text:span></text:p>
      <text:p text:style-name="P7">Calchín</text:p>
      <text:p text:style-name="P7">James Craik</text:p>
      <text:p text:style-name="P20"><text:span text:style-name="T8">Asociación de Series MAGGIOLO 50% y SANTA ISABEL 50%.</text:span></text:p>
      <text:p text:style-name="P15"><text:span text:style-name="T8">Símbolo: </text:span><text:span text:style-name="T5">Mg1</text:span><text:span text:style-name="T8"> </text:span></text:p>
      <text:p text:style-name="P15"><text:span text:style-name="T8">Capacidad de uso: I</text:span></text:p>
      <text:p text:style-name="P4">Índice de Productividad: </text:p>
      <text:p text:style-name="P15"><text:span text:style-name="T8">Esta asociación se localiza donde el relieve es plano a muy suavemente ondulado con pendientes locales que no superan el 1%, modelado sobre materiales francos de origen eólico. Esta unidad corresponde al área de transición entre los ambientes alomados con suelos que han desarrollado horizonte B, y los ambientes medanosos del SW.</text:span></text:p>
      <text:p text:style-name="P15"><text:span text:style-name="T8">Está formada por suelos bien drenados y fértiles de la serie Maggiolo ubicados en las medias lomas y pie de lomas, y la serie Santa Isabel que ocupa los casquetes de las lomas. MAGGIOLO presenta un buen grado de desarrollo con un horizonte bien definido de acumulación de arcilla, mientras que Santa Isabel muestra un grado menor de evolución.</text:span></text:p>
      <text:p text:style-name="P4">Tanto las cualidades físico-químicas de los suelos como las condiciones ambientales no constituyen limitaciones para el uso de estas tierras que son, en consecuencia, aptas para una amplia gama de cultivos climáticamente adaptados.</text:p>
      <text:p text:style-name="P7">Arias</text:p>
      <text:p text:style-name="P20"><text:span text:style-name="T8">Asociación de Series MONTE DE LOS GAUCHOS 60% y LA CARLOTA en fase ligeramente erosionada 40%.</text:span></text:p>
      <text:p text:style-name="P15"><text:span text:style-name="T8">Símbolo: </text:span><text:span text:style-name="T5">MGa1</text:span></text:p>
      <text:p text:style-name="P4">Capacidad de uso: IIIec</text:p>
      <text:p text:style-name="P15"><text:span text:style-name="T8">Índice de Productividad: 55</text:span></text:p>
      <text:p text:style-name="P15"><text:span text:style-name="T8">Estas unidades corresponden a una pendiente de la Pampa Alta con un gradiente de 0,5%.</text:span></text:p>
      <text:p text:style-name="P15"><text:span text:style-name="T8">La serie Monte de los Gauchos es bien drenada a algo excesivamente drenada en superficie, franco arenosa en profundidad y se encuentra parcialmente afectada por la erosión como efecto de pendientes largas con cuenca amplia de aportes, es normalmente en forma de surcos. </text:span></text:p>
      <text:p text:style-name="P15"><text:span text:style-name="T8">En ambientes suavemente elevados, de lomas, es la serie La Carlota más liviana que domina, siendo esta más susceptible a la acción del viento y la baja retención de humedad son las limitantes que más gravitan.</text:span></text:p>
      <text:p text:style-name="P15"><text:span text:style-name="T8">Son suelos aptos para cultivos anuales con rotación, con pasturas.</text:span></text:p>
      <text:p text:style-name="P7">Alejandro</text:p>
      <text:p text:style-name="P7">Colonia La Providencia</text:p>
      <text:p text:style-name="P20"><text:span text:style-name="T8">Complejo en fase muy poco inundable de Series MONTE DE LOS GAUCHOS 40%; GENERAL DEHEZA 40% y ESTANCIA DON FRANCISCO 20%.</text:span></text:p>
      <text:p text:style-name="P15"><text:span text:style-name="T8">Símbolo: </text:span><text:span text:style-name="T5">MGa2</text:span></text:p>
      <text:p text:style-name="P4">Capacidad de uso: IVws</text:p>
      <text:p text:style-name="P15"><text:span text:style-name="T8">Índice de Productividad: 49</text:span></text:p>
      <text:p text:style-name="P15"><text:span text:style-name="T8">Unidades cartográficas longitudinales orientadas de NNE - SSW, de 100 - 200 m de ancho y varios Km. de largo suavemente deprimidas, con inundaciones esporádicas de muy corta duración por la permeabilidad de los suelos.</text:span></text:p>
      <text:p text:style-name="P15"><text:span text:style-name="T8">La aptitud de estos suelos se encuentran en el límite agrícola.</text:span></text:p>
      <text:p text:style-name="P7">Alejandro</text:p>
      <text:p text:style-name="P7">Colonia La Providencia</text:p>
      <text:p text:style-name="P22">Asociación de Series MONTE DE LOS GAUCHOS 40%; OLAETA 30% y LA CARLOTA 30%.</text:p>
      <text:p text:style-name="P15"><text:span text:style-name="T8">Símbolo: </text:span><text:span text:style-name="T5">MGa3</text:span></text:p>
      <text:p text:style-name="P4">Capacidad de uso: IIIsc</text:p>
      <text:p text:style-name="P15"><text:span text:style-name="T8">Índice de Productividad: 50</text:span></text:p>
      <text:p text:style-name="P4">Unidad cartográfica muy homogénea correspondiente a lomas suavemente onduladas. Las series Monte de los Gauchos y La Carlota son muy similares teniendo como limitantes en los perfiles de los suelos la moderada la retención de humedad. Por otro lado en sectores suavemente elevados es dominante la Serie Olaeta donde la textura se torna más liviana y tiene además moderada susceptibilidad a la erosión eólica.</text:p>
      <text:p text:style-name="P4">Para la región constituyen una de las unidades cartográficas mas productivas, siendo aptas para prácticas agrícolas en rotación teniendo presente las limitantes indicadas.</text:p>
      <text:p text:style-name="P7">Colonia La Providencia</text:p>
      <text:p text:style-name="P7">General Levalle</text:p>
      <text:p text:style-name="P22">Asociación de Series MONTE DE LOS GAUCHOS 40%; OLAETA en fase ligeramente erosionada por viento 40% y LOS MEDANITOS 20%.</text:p>
      <text:p text:style-name="P15"><text:span text:style-name="T8">Símbolo: </text:span><text:span text:style-name="T5">MGa4</text:span></text:p>
      <text:p text:style-name="P4">Capacidad de uso: IVes</text:p>
      <text:p text:style-name="P15"><text:span text:style-name="T8">Índice de Productividad: 47</text:span></text:p>
      <text:p text:style-name="P4">Amplia unidad cartográfica un tanto más heterogénea que la unidad anterior. En general la unidad tiene relieve mas ondulado que la unidad anterior: La serie Monte de los Gauchos en sectores intermedios y Olaeta (más liviana) se ubica en suaves convexidades donde se observan algunos procesos erosivos causados por el viento. Además, en concavidades de reducidas dimensiones, se encuentra la serie Los Medanitos con deficiencias en el drenaje interno y con alcalinidad sódica subsuperficial.</text:p>
      <text:p text:style-name="P4">En general, estas unidades cartográficas son aptas para prácticas agrícolas con normas de manejo y conservación muy estrictas es especial en lo que se refiere a las rotaciones y la cobertura del suelo.</text:p>
      <text:p text:style-name="P7">Colonia La Providencia</text:p>
      <text:p text:style-name="P7">General Levalle</text:p>
      <text:p text:style-name="P22">Asociación en fase moderada a ligeramente erosionada por viento de Series MONTE DE LOS GAUCHOS 40%; OLAETA 40% y 20% de suelos menores arenosos poco diferenciados.</text:p>
      <text:p text:style-name="P15"><text:span text:style-name="T8">Símbolo: </text:span><text:span text:style-name="T5">MGa5</text:span></text:p>
      <text:p text:style-name="P4">Capacidad de uso: VIes</text:p>
      <text:p text:style-name="P15"><text:span text:style-name="T8">Índice de Productividad: 38</text:span></text:p>
      <text:p text:style-name="P4">Unidades cartográficas afectadas por procesos erosivos causados por acciones eólicas, bastante selectivas, donde pueden alternar pequeñas lomas arenosas con algunas inclusiones de suelos menores en concavidades con problemas de hidromorfismo.</text:p>
      <text:p text:style-name="P4">Las limitantes: baja retención de humedad y fertilidad, erosión eólica y susceptibilidad, condicionada por ascenso de la capa freática en años lluviosos en algunos sectores más deprimidos. El uso del suelo es apto para la implantación de pasturas.</text:p>
      <text:p text:style-name="P7">Colonia La Providencia</text:p>
      <text:p text:style-name="P7">General Levalle</text:p>
      <text:p text:style-name="P22">Asociación en fase moderadamente erosionada por viento de Series MONTE DE LOS GAUCHOS 30%; OLAETA 30% y 40% de suelos arenosos poco diferenciados.</text:p>
      <text:p text:style-name="P15"><text:span text:style-name="T8">Símbolo: </text:span><text:span text:style-name="T5">MGa6</text:span></text:p>
      <text:p text:style-name="P4">Capacidad de uso: VIes</text:p>
      <text:p text:style-name="P15"><text:span text:style-name="T8">Índice de Productividad: 34</text:span></text:p>
      <text:p text:style-name="P15"><text:span text:style-name="T8">Estos ambientes longitudinales de relieve convexo, se observan como lomas medanosas (incluye algunos médanos estabilizados identificados en la cartografía con la simbología correspondiente). La orientación es de NE a SO en el sentido de los principales formas geomorfológicos de la región. Los procesos erosivos por el viento son muy evidentes siendo la susceptibilidad alta. La retención de la humedad es muy baja como así también la fertilidad con estructuras superficiales débiles.</text:span></text:p>
      <text:p text:style-name="P4">La aptitud es netamente ganadera con pasturas implantadas o campos naturales mejorados, manteniendo siempre una cobertura adecuada del suelo para evitar la acción directa del viento sobre el suelo.</text:p>
      <text:p text:style-name="P7">Colonia La Providencia</text:p>
      <text:p text:style-name="P7">General Levalle</text:p>
      <text:p text:style-name="P22">Complejo de Series MONTE DE LOS GAUCHOS 40%; MONTE DE LOS GAUCHOS en fase poco anegable 30% y ESTANCIA DON FRANCISCO 30%.</text:p>
      <text:p text:style-name="P15"><text:span text:style-name="T8">Símbolo: </text:span><text:span text:style-name="T5">MGa7</text:span></text:p>
      <text:p text:style-name="P4">Capacidad de uso: IIIws</text:p>
      <text:p text:style-name="P15"><text:span text:style-name="T8">Índice de productividad: 49 </text:span></text:p>
      <text:p text:style-name="P15"><text:span text:style-name="T8">Áreas suavemente deprimidas ubicadas en el límite de la Pampa Arenosa Alta y la Inundable donde los bajos son normalmente bien a moderadamente bien drenados con la capa freática que puede afectar eventualmente a los suelos. Existen anegamientos de corta duración y parciales y un porcentaje menor de suelos moderadamente bien drenados (Estancia Don Francisco). La limitante ocasionada por exceso hídrico puede ser beneficiosa en períodos de sequías intensas. Aptitud agrícola. </text:span></text:p>
      <text:p text:style-name="P7">Colonia La Providencia</text:p>
      <text:p text:style-name="P22">Consociación MARCOS JUÁREZ.</text:p>
      <text:p text:style-name="P15"><text:span text:style-name="T8">Símbolo: </text:span><text:span text:style-name="T5">MJ</text:span></text:p>
      <text:p text:style-name="P15"><text:span text:style-name="T8">Capacidad de uso: I</text:span></text:p>
      <text:p text:style-name="P15"><text:span text:style-name="T8">Índice de productividad: 90</text:span></text:p>
      <text:p text:style-name="P15"><text:span text:style-name="T8">La unidad cartografiada con el símbolo MJ corresponde a la consociación de Marcos Juárez. Ocupa un amplio sector al E del Aº Tortugas, correspondiente a un paisaje suavemente ondulado, donde este suelo se distribuye lomas y pendientes suaves que las interconectan.</text:span></text:p>
      <text:p text:style-name="P15"><text:span text:style-name="T8">La serie Marcos Juárez es un suelo profundo, bien drenado, sin limitaciones, que esta unidad es considerada con una alta capacidad de uso, estimándose u buena respuesta de los cultivos comunes aplicando sencillas prácticas de manejo conservación. No obstante puede advertirse que en los sitios inclinados del r existe un riesgo de erosión hídrica que deberá ser tenido en cuenta en una eficaz planificación del uso.</text:span></text:p>
      <text:p text:style-name="P7">Armstrong</text:p>
      <text:p text:style-name="P7">Las Rosas</text:p>
      <text:p text:style-name="P7">Leones</text:p>
      <text:p text:style-name="P7">Marcos Juárez</text:p>
      <text:p text:style-name="P22">Asociación de Series MARCOS JUÁREZ en fase moderadamente bien drenada 80% y NAMUNCURÁ 20%</text:p>
      <text:p text:style-name="P15"><text:span text:style-name="T8">Símbolo: </text:span><text:span text:style-name="T5">MJ1</text:span></text:p>
      <text:p text:style-name="P15"><text:span text:style-name="T8">Capacidad de uso: I</text:span></text:p>
      <text:p text:style-name="P15"><text:span text:style-name="T8">Índice de productividad: 78</text:span></text:p>
      <text:p text:style-name="P15"><text:span text:style-name="T8">La unidad MJ1 ha sido cartografiada representando los ejes o cauces que con dirección SW_NE, cruzan el sector al este del Arroyo Tortugas, disertando los grandes ambientes alomados predominantes.</text:span></text:p>
      <text:p text:style-name="P15"><text:span text:style-name="T8">Se trata de delineaciones elongadas, cuyo ancho no supera los 500 m, ocupadas en forma dominante por perfiles de la serie Marcos Juárez fase moderadamente bien drenada (fd3) a la que se asocia la serie NAMUNCURÁ, que se distribuye en el centro del eje.</text:span></text:p>
      <text:p text:style-name="P4">La limitante que puede señalarse como principal es el exceso de agua en épocas lluviosas, sin que llegue a constituir un impedimento que restrinja su uso significativamente.</text:p>
      <text:p text:style-name="P7">Armstrong</text:p>
      <text:p text:style-name="P7">Las Rosas</text:p>
      <text:p text:style-name="P7">Leones</text:p>
      <text:p text:style-name="P7">Marcos Juárez</text:p>
      <text:p text:style-name="P21"><text:span text:style-name="T8">Consociación MARCOS JUÁREZ en fase moderadamente bien drenada.</text:span></text:p>
      <text:p text:style-name="P15"><text:span text:style-name="T8">Símbolo: </text:span><text:span text:style-name="T5">MJ2</text:span></text:p>
      <text:p text:style-name="P4">Capacidad de uso: I</text:p>
      <text:p text:style-name="P15"><text:span text:style-name="T8">Índice de Productividad: 81</text:span></text:p>
      <text:p text:style-name="P4">Esta fase ocupa dos pequeños sectores muy chatos en los planos altos, donde la pendiente es del 0 al 0,5% y el escurrimiento lento. Aquí el suelo Marcos Juárez presenta leves síntomas de hidromorfismo que se manifiesta por algunos moteados en profundidad. La unidad ha sido considerada una fase moderadamente bien drenada de la serie Marcos Juárez, que no presenta más limitaciones que cierto peligro de sufrir por exceso de agua en años excepcionalmente lluviosos; pero, en general, puede tener una mejor provisión de humedad en los meses secos, para los cultivos de raíces profundas.</text:p>
      <text:p text:style-name="P7">Armstrong</text:p>
      <text:p text:style-name="P7">Las Rosas</text:p>
      <text:p text:style-name="P20"><text:span text:style-name="T8">Complejo de Series MARCOS JUÁREZ en fase moderadamente bien drenada 85% y EL CHAJÁ 15%.</text:span></text:p>
      <text:p text:style-name="P15"><text:span text:style-name="T8">Símbolo: </text:span><text:span text:style-name="T5">MJ3</text:span></text:p>
      <text:p text:style-name="P4">Capacidad de uso: I</text:p>
      <text:p text:style-name="P15"><text:span text:style-name="T8">Índice de productividad: 80</text:span></text:p>
      <text:p text:style-name="P4">Esta unidad presenta un relieve plano y ligeramente deprimido con pendientes de 0 a 0,5% Los suelos reconocidos tienen evidencias ligeras de hidromorfismo y degradación por lavado. El uso a que están dedicados es predominantemente agrícola.</text:p>
      <text:p text:style-name="P7">Armstrong</text:p>
      <text:p text:style-name="P7">Marcos Juárez</text:p>
      <text:p text:style-name="P20"><text:span text:style-name="T8">Complejo de Series MARCOS JUÁREZ en fase moderadamente bien drenada 50%; CHAJÁ 20% y NAMUNCURÁ 30%.</text:span></text:p>
      <text:p text:style-name="P15"><text:span text:style-name="T8">Símbolo: </text:span><text:span text:style-name="T5">MJ4</text:span></text:p>
      <text:p text:style-name="P15"><text:span text:style-name="T8">Capacidad de uso: IIw</text:span></text:p>
      <text:p text:style-name="P15"><text:span text:style-name="T8">Índice de Productividad: 75</text:span></text:p>
      <text:p text:style-name="P4">Este complejo ocupa las líneas de escurrimiento o vías de desagüe que disectan los planos bajos, ligeramente deprimidos del extremo del pie del segundo escalón estructural.</text:p>
      <text:p text:style-name="P4">Lo integran las series Marcos Juárez 50%, en fase moderadamente bien drenada por presentar leves síntomas de hidromorfismo; El Chajá 20%, que es un suelo moderadamente bien drenado, ligeramente ácido y con un horizonte degradado (A2) y serie Namuncurá 30%, con drenaje natural imperfecto y fuerte cementación a partir de 1,10 m de profundidad.</text:p>
      <text:p text:style-name="P4">Esta unidad, presenta, cierta limitación en el drenaje sobre todo en años lluviosos y se usa principalmente en agricultura y ganadería.</text:p>
      <text:p text:style-name="P7">Marcos Juárez</text:p>
      <text:p text:style-name="P21"><text:span text:style-name="T8">Complejo en fase ligeramente erosionada de Series MARCOS JUÁREZ 90% y RÍO TERCERO 10%.</text:span></text:p>
      <text:p text:style-name="P15"><text:span text:style-name="T8">Símbolo: </text:span><text:span text:style-name="T5">MJ5</text:span></text:p>
      <text:p text:style-name="P15"><text:span text:style-name="T8">Capacidad de uso: IIs</text:span></text:p>
      <text:p text:style-name="P15"><text:span text:style-name="T8">Índice de Productividad: 75</text:span></text:p>
      <text:p text:style-name="P4">Estas unidades se encuentran ubicadas al norte de las márgenes de los ríos Tercero y Carcarañá, en un relieve de largas pendientes que bajan de las lomas ocupadas por la serie Marcos Juárez.</text:p>
      <text:p text:style-name="P4">La unidad cartografiada con el símbolo MJ5, ocupa la mitad superior de las pendientes hacia el río Tercero, con gradientes de 0,5 a 1%, y escurrimiento moderado donde se observa una ligera pérdida de la capa superficial (3 a 5 cm) por arrastre. La integran los suelos de la serie Marcos Juárez 90% y Río Tercero 10% en sus fases ligeramente erosionadas. Su uso es principalmente agrícolo - ganadero.</text:p>
      <text:p text:style-name="P7">Marcos Juárez</text:p>
      <text:p text:style-name="P20"><text:span text:style-name="T8">Complejo en fase ligera a severamente erosionada de Series MARCOS JUÁREZ 90% y RÍO TERCERO 10%.</text:span></text:p>
      <text:p text:style-name="P15"><text:span text:style-name="T8">Símbolo: </text:span><text:span text:style-name="T5">MJ6</text:span></text:p>
      <text:p text:style-name="P15"><text:span text:style-name="T8">Capacidad de uso: IIIes</text:span></text:p>
      <text:p text:style-name="P15"><text:span text:style-name="T8">Índice de Productividad: 67</text:span></text:p>
      <text:p text:style-name="P4">Estas unidades representan pendientes largas "con longitudes superiores a los 1000 m que nacen en los planos altos del sector ubicado al Norte del Río Carcarañá, donde se registran gradientes variables de 1 a 2%.</text:p>
      <text:p text:style-name="P15"><text:span text:style-name="T8">El complejo MJ6 ha sido cartografiado en posiciones de media loma alta, presentando un grado de escurrimiento medio, que determina la ocurrencia de procesos erosivos considerados ligeros (h1) a severos (h3).Ello significa que pueden encontrarse sectores de las unidades en los que el suelo ha perdido de 10 a 20 cm de sus horizontes superficiales y se observan canales y pequeñas cárcavas excavadas por el agua.</text:span></text:p>
      <text:p text:style-name="P4">El suelo predominante (90% de la unidad), corresponde al suelo zonal clasificado como serie Marcos Juárez (Argiudol típico, limosa fina), acompañado por perfiles de la serie Río Tercero (Natralbol típico, franca fina).</text:p>
      <text:p text:style-name="P4">Puede decirse que en conjunto estas unidades tienen como principal limitación a la erosión hídrica, la que llega a alcanzar grados que restringen severamente el aprovechamiento agrícola de las tierras y/o exigen tratamientos de control y recuperación de alto costo.</text:p>
      <text:p text:style-name="P7">Armstrong</text:p>
      <text:p text:style-name="P7">Marcos Juárez</text:p>
      <text:p text:style-name="P20"><text:span text:style-name="T8">Complejo en fase moderada a gravemente erosionada de Series MARCOS JUÁREZ 90% y RÍO TERCERO 10%.</text:span></text:p>
      <text:p text:style-name="P15"><text:span text:style-name="T8">Símbolo: </text:span><text:span text:style-name="T5">MJ7</text:span></text:p>
      <text:p text:style-name="P15"><text:span text:style-name="T8">Capacidad de uso: IVes</text:span></text:p>
      <text:p text:style-name="P15"><text:span text:style-name="T8">Índice de Productividad: 42</text:span></text:p>
      <text:p text:style-name="P15"><text:span text:style-name="T8">Esta unidad representa pendientes largas con longitudes superiores a los 1000 m que nacen en los planos altos del sector ubicado al Norte del Río Carcarañá, donde se registran gradientes variables de 1 a 2%.</text:span></text:p>
      <text:p text:style-name="P15"><text:span text:style-name="T8">El suelo predominante (90% de la unidad), corresponde al suelo zonal clasificado como serie Marcos Juárez (Argiudol típico, limosa fina), acompañado por perfiles de la serie Río Tercero (Natralbol típico, franca fina).</text:span></text:p>
      <text:p text:style-name="P4">La unidad complejo MJ7 se distribuye en la carta de suelos en sectores de media loma.</text:p>
      <text:p text:style-name="P15"><text:span text:style-name="T8">Siendo su principal diferencia el grado de afectación por erosión hídrica, que en este caso, alcanza características de grave (h4) a muy severa (h5).</text:span></text:p>
      <text:p text:style-name="P4">Puede decirse que en conjunto estas unidades tienen como principal limitación a la erosión hídrica, la que llega a alcanzar grados que restringen severamente el aprovechamiento agrícola de las tierras y/o exigen tratamientos de control y recuperación de alto costo.</text:p>
      <text:p text:style-name="P7">Armstrong</text:p>
      <text:p text:style-name="P7">Marcos Juárez</text:p>
      <text:p text:style-name="P20"><text:span text:style-name="T8">Complejo en fase ligeramente erosionada de Series MARCOS JUÁREZ 80% y MARÍA MANUELA 20%.</text:span></text:p>
      <text:p text:style-name="P15"><text:span text:style-name="T8">Símbolo: </text:span><text:span text:style-name="T5">MJ8</text:span></text:p>
      <text:p text:style-name="P15"><text:span text:style-name="T8">Capacidad de uso: IIs</text:span></text:p>
      <text:p text:style-name="P15"><text:span text:style-name="T8">Índice de Productividad: 81</text:span></text:p>
      <text:p text:style-name="P15"><text:span text:style-name="T8">Con el símbolo MJ8 se identifica en la carta a un complejo de Series integrado por Marcos Juárez fase erosión ligera (80%) y María Manuela (20%). Estos suelos ocupan las pendientes largas que conectan los ambientes altos con la cuenca del Arroyo Tortugas.</text:span></text:p>
      <text:p text:style-name="P15"><text:span text:style-name="T8">En general la mayor parte de la unidad presenta cierto grado de escurrimiento (moderado) que resulta en procesos erosivos de características ligeras.</text:span></text:p>
      <text:p text:style-name="P4">Al pie de las pendientes, las condiciones de drenaje determinan que predominen los perfiles de la serie María Manuela, no obstante la capacidad de uso estimada para toda la unidad corresponde a tierras de buena aptitud para la mayoría de los cultivos comunes y las pasturas, siendo su única limitante la mencionada erosión actual y potencial.</text:p>
      <text:p text:style-name="P7">Armstrong</text:p>
      <text:p text:style-name="P7">Las Rosas</text:p>
      <text:p text:style-name="P7">Leones</text:p>
      <text:p text:style-name="P7">Marcos Juárez</text:p>
      <text:p text:style-name="P20"><text:span text:style-name="T8">Asociación en fase ligeramente engrosada y erosionada de Series MARCOS JUÁREZ 80% y NAMUNCURÁ 20%.</text:span></text:p>
      <text:p text:style-name="P15"><text:span text:style-name="T8">Símbolo: </text:span><text:span text:style-name="T5">MJ9</text:span></text:p>
      <text:p text:style-name="P15"><text:span text:style-name="T8">Capacidad de uso: IIw</text:span></text:p>
      <text:p text:style-name="P15"><text:span text:style-name="T8">Índice de Productividad: 77</text:span></text:p>
      <text:p text:style-name="P15"><text:span text:style-name="T8">Ocupan las líneas de escurrimiento o vías de desagües que bisectan las pendientes largas (mitad superior) hacia la depresión del Arroyo Tortugas.</text:span></text:p>
      <text:p text:style-name="P4">Está integrada por 80% de suelos de la serie Marcos Juárez y el 20% restante por suelos de la serie Namuncurá.</text:p>
      <text:p text:style-name="P4">El uso es eminentemente agrícola, con buenos resultados.</text:p>
      <text:p text:style-name="P7">Las Rosas</text:p>
      <text:p text:style-name="P7">Leones</text:p>
      <text:p text:style-name="P20"><text:span text:style-name="T8">Complejo en fase engrosada de Series MARCOS JUÁREZ 10%; COLONIA MORENO 60% y MARÍA MANUELA 30%.</text:span></text:p>
      <text:p text:style-name="P15"><text:span text:style-name="T8">Símbolo: </text:span><text:span text:style-name="T5">MJ10</text:span></text:p>
      <text:p text:style-name="P15"><text:span text:style-name="T8">Capacidad de uso: IVws</text:span></text:p>
      <text:p text:style-name="P15"><text:span text:style-name="T8">Índice de productividad: 50</text:span></text:p>
      <text:p text:style-name="P15"><text:span text:style-name="T8">Esta Unidad ha sido cartografiada en un área reducida, que ocupa los sectores planos del microrrelieve, dentro de un relieve general de pendientes muy largas (mayores de 2000 m) en sectores al E del Arroyo Tortugas.</text:span></text:p>
      <text:p text:style-name="P4">Los suelos que predominan en este complejo, pertenecen a la Serie Colonia Moreno, a los que aparecen relacionados los de la Serie María Manuela y Marcos Juárez en menor proporción. De acuerdo a esta integración, las principales limitantes que restringen el uso de estas tierras son: altos tenores de sodio de intercambio (alcalinidad), y drenaje deficiente.</text:p>
      <text:p text:style-name="P7">Armstrong</text:p>
      <text:p text:style-name="P7">Landeta</text:p>
      <text:p text:style-name="P7">Las Rosas</text:p>
      <text:p text:style-name="P7">Leones</text:p>
      <text:p text:style-name="P20"><text:span text:style-name="T8">Consociación MARCOS JUÁREZ en fase ligeramente erosionada.</text:span></text:p>
      <text:p text:style-name="P15"><text:span text:style-name="T8">Símbolo: </text:span><text:span text:style-name="T5">MJ11</text:span></text:p>
      <text:p text:style-name="P15"><text:span text:style-name="T8">Capacidad de uso: IIe</text:span></text:p>
      <text:p text:style-name="P4">Índice de productividad: </text:p>
      <text:p text:style-name="P15"><text:span text:style-name="T8">Esta unidad se trata de una consociación de la serie Marcos Juárez en su fase por erosión ligera (hl). Se trata de sectores de pendientes cortas, de orientación SW-NE y gradientes del orden del 1%, que conectan los planos altos ocupados por la serie Marcos Juárez con las vías de drenaje del área extendida al E del Arroyo Tortugas.</text:span></text:p>
      <text:p text:style-name="P15"><text:span text:style-name="T8">La condición de drenaje es buena y el escurrimiento se considera medio, por lo que la erosión hídrica alcanza sólo un grado ligero a moderado- No obstante, es necesario tener en cuenta esta restricción en el planeamiento del uso de las tierras, adoptando las prácticas adecuadas.</text:span></text:p>
      <text:p text:style-name="P7">Armstrong</text:p>
      <text:p text:style-name="P7">Las Rosas</text:p>
      <text:p text:style-name="P20"><text:span text:style-name="T8">Complejo en fase imperfectamente drenada de Series MARCOS JUÁREZ 10%; COLONIA MORENO 60% y MARÍA MANUELA 30%.</text:span></text:p>
      <text:p text:style-name="P15"><text:span text:style-name="T8">Símbolo: </text:span><text:span text:style-name="T5">MJ12</text:span></text:p>
      <text:p text:style-name="P15"><text:span text:style-name="T8">Capacidad de uso: IVws</text:span></text:p>
      <text:p text:style-name="P15"><text:span text:style-name="T8">Índice de productividad: 41</text:span></text:p>
      <text:p text:style-name="P4">El tipo de limitaciones (drenaje y alcalinidad) que presentan las series integrantes de la unidad y su intensidad determinan que su aprovechamiento con cultivos sea aleatorio, siendo mejor su aptitud para producir pastos adaptados. La unidad MJ12 se distribuye en vías de escurrimiento en posiciones cóncavas dentro de un relieve normal.</text:p>
      <text:p text:style-name="P7">Armstrong</text:p>
      <text:p text:style-name="P7">Las Rosas</text:p>
      <text:p text:style-name="P20"><text:span text:style-name="T8">Complejo de Series MARCOS JUÁREZ 40%; MARÍA MANUELA 40% y COLONIA MORENO 20%.</text:span></text:p>
      <text:p text:style-name="P15"><text:span text:style-name="T8">Símbolo: </text:span><text:span text:style-name="T5">MJ14</text:span></text:p>
      <text:p text:style-name="P15"><text:span text:style-name="T8">Capacidad de uso: IIIw</text:span></text:p>
      <text:p text:style-name="P15"><text:span text:style-name="T8">Índice de productividad: 77</text:span></text:p>
      <text:p text:style-name="P15"><text:span text:style-name="T8">Con el símbolo MJ14 han sido cartografiados amplios sectores correspondientes al pie de las pendientes o pendientes cortas, que vinculan los ambientes zonales (Serie Marcos Juárez) con las principales vías del drenaje que se conectan al Arroyo Tortugas. Los suelos manifiestan algunas limitaciones por exceso de agua (María Manuela) o ligera alcalinidad (Colonia Moreno) que restringe su capacidad de uso.</text:span></text:p>
      <text:p text:style-name="P7">Armstrong</text:p>
      <text:p text:style-name="P20"><text:span text:style-name="T8">Complejo indeterminado Monte Leña de suelos salinos y alcalinos en áreas deprimidas de derrame fluvial.</text:span></text:p>
      <text:p text:style-name="P15"><text:span text:style-name="T8">Símbolo: </text:span><text:span text:style-name="T5">ML</text:span></text:p>
      <text:p text:style-name="P4">Capacidad de uso: VIws</text:p>
      <text:p text:style-name="P15"><text:span text:style-name="T8">Índice de productividad: 38</text:span></text:p>
      <text:p text:style-name="P15"><text:span text:style-name="T8">Esta pequeña unidad cartográfica, vinculada a un relieve levemente cóncavo dentro de áreas de derrame fluvial, en general está constituida por suelos que presentan distinto tenor de sales, sodio y que además son imperfectamente drenados, lo que limita su capacidad productiva. La vocación natural de estas tierras es la pastura, ya sea natural o implantada</text:span></text:p>
      <text:p text:style-name="P7">Bell Ville</text:p>
      <text:p text:style-name="P7">Villa María</text:p>
      <text:h text:style-name="P24" text:outline-level="1">MALLINES</text:h>
      <text:h text:style-name="P17" text:outline-level="1"><text:span text:style-name="T8">Símbolo: </text:span><text:span text:style-name="T5">Mll</text:span></text:h>
      <text:p text:style-name="P4">Capacidad de uso: VIII</text:p>
      <text:p text:style-name="P15"><text:span text:style-name="T8">Índice de productividad: 1</text:span></text:p>
      <text:p text:style-name="P20"><text:span text:style-name="T8">Complejo indiferenciado en fase poco inundable de Series MÓRRISON; SAN FRANCISCO DE ASÍS y LA MASCOTA.</text:span></text:p>
      <text:p text:style-name="P15"><text:span text:style-name="T8">Símbolo: </text:span><text:span text:style-name="T5">Mo</text:span></text:p>
      <text:p text:style-name="P4">Capacidad de uso: VIws</text:p>
      <text:p text:style-name="P15"><text:span text:style-name="T8">Índice de productividad: 31</text:span></text:p>
      <text:p text:style-name="P15"><text:span text:style-name="T8">Con este símbolo se identifican las líneas de escurrimiento bien manifiestas, que atraviesan lomas planas o levemente deprimidas. Corresponden a la serie Mórrison, suelo imperfectamente drenado, con moteados de hierro desde la superficie y débilmente cementado a 86 cm de profundidad; la serie San Francisco de Asís que presenta alcalinidad sódica por debajo de la capa arable y La Mascota, suelo imperfectamente drenado con un horizonte cementado "duripán" a 76 cm de profundidad y moderada alcalinidad sódica a 16 cm</text:span></text:p>
      <text:p text:style-name="P4">El drenaje imperfecto que facilita el anegamiento periódico y la alcalinidad sódica, determinan que esta unidad resulte apta para pasturas naturales o implantadas resistentes a las condiciones mencionadas.</text:p>
      <text:p text:style-name="P7">Bell Ville</text:p>
      <text:p text:style-name="P7">Villa María</text:p>
      <text:p text:style-name="P20"><text:span text:style-name="T8">Complejo en fase anegable de Series MÓRRISON 20%; SAN FRANCISCO DE ASÍS 50% y 30% de suelos menores degradados salinos y sódicos.</text:span></text:p>
      <text:p text:style-name="P15"><text:span text:style-name="T8">Símbolo: </text:span><text:span text:style-name="T5">Mo1</text:span></text:p>
      <text:p text:style-name="P4">Capacidad de uso: VIIws</text:p>
      <text:p text:style-name="P15"><text:span text:style-name="T8">Índice de productividad: 13</text:span></text:p>
      <text:p text:style-name="P4">En el cruce de dos o más vías de escurrimiento, se forman una especie de lagunas semipermanentes que se identifican con el símbolo Mo1. El drenaje impedido de los suelos y el escurrimiento superficial nulo, hace que esta unidad sufra anegamientos frecuentes limitando su aptitud a pasturas naturales o implantadas resistentes a las condiciones mencionadas.</text:p>
      <text:p text:style-name="P7">Villa María</text:p>
      <text:p text:style-name="P20"><text:span text:style-name="T8">Complejo de Series MÓRRISON 40% y BALLESTEROS en fase moderadamente bien drenada 60%.</text:span></text:p>
      <text:p text:style-name="P15"><text:span text:style-name="T8">Símbolo: </text:span><text:span text:style-name="T5">Mo2</text:span></text:p>
      <text:p text:style-name="P4">Capacidad de uso: IIIws</text:p>
      <text:p text:style-name="P15"><text:span text:style-name="T8">Índice de productividad: 62</text:span></text:p>
      <text:p text:style-name="P4">Este complejo está vinculado a sectores cóncavos o más deprimidos dentro de las vías de escurrimiento que se encuentran al Norte de la ciudad de Villa María, dentro de un relieve general de lomadas extendidas. La serie Mórrison, posee un horizonte cementado a 80 cm de profundidad ocupando el centro de las concavidades y Ballesteros el borde de las mismas. En años lluviosos pueden presentar limitaciones, encharcándose durante cortos períodos, pero en años secos, estas condiciones pueden ser beneficiosas. </text:p>
      <text:p text:style-name="P7">Villa María</text:p>
      <text:p text:style-name="P20"><text:span text:style-name="T8">Complejo de Series MÓRRISON 30%; BALLESTEROS en fase moderadamente bien drenada 50% y AUSONIA 20%.</text:span></text:p>
      <text:p text:style-name="P15"><text:span text:style-name="T8">Símbolo: </text:span><text:span text:style-name="T5">Mo3</text:span></text:p>
      <text:p text:style-name="P4">Capacidad de uso: IVws</text:p>
      <text:p text:style-name="P15"><text:span text:style-name="T8">Índice de productividad: 56</text:span></text:p>
      <text:p text:style-name="P4">La unidad identificada con este símbolo, corresponde a bajos alargados o líneas de escurrimiento temporario de las aguas superficiales, dentro de un relieve general de lomas planas o áreas ligeramente deprimidas.</text:p>
      <text:p text:style-name="P4">Estas vías, son depresiones del terreno, en general poco manifiestas que están sujetas a anegamiento o encharcamiento periódico, de muy corta duración que cuando ocurren limitan la oportunidad del laboreo. La capa de agua freática puede afectar estacionalmente la porción inferior del suelo, ya que se encuentra cercana a la superficie.</text:p>
      <text:p text:style-name="P4">La limitación principal es el drenaje impedido que restringe la elección de cultivos agrícolas, los cuales deben integrar rotaciones con amplio predominio de pasturas. </text:p>
      <text:p text:style-name="P7">James Craik</text:p>
      <text:p text:style-name="P7">Villa María</text:p>
      <text:p text:style-name="P20"><text:span text:style-name="T8">Complejo de Series MÓRRISON 30%; CAÑADA LA CRUZ 25%; EL SAUCE 20% y 25% de suelos menores cementados.</text:span></text:p>
      <text:p text:style-name="P15"><text:span text:style-name="T8">Símbolo: </text:span><text:span text:style-name="T5">Mo4</text:span></text:p>
      <text:p text:style-name="P4">Capacidad de uso: VIws</text:p>
      <text:p text:style-name="P15"><text:span text:style-name="T8">Índice de Productividad: 38</text:span></text:p>
      <text:p text:style-name="P15"><text:span text:style-name="T8">Complejos de suelos (pozos de infiltración), ubicados en las intersecciones de líneas de escurrimiento de forma cóncava y circular que reciben los escurrimientos de áreas adyacentes más altas.</text:span></text:p>
      <text:p text:style-name="P15"><text:span text:style-name="T8">El movimiento superficial del agua es prácticamente nulo y los anegamientos son muy frecuentes y a veces de larga duración. La presencia de horizontes subsuperficiales de permeabilidad lenta y/o la capa freática cerca de la superficie, acentúan estos problemas de excesos hídricos. Los suelos son degradados con alcalinidad en profundidad.</text:span></text:p>
      <text:p text:style-name="P4">Estas pequeñas unidades son aptas para la implantación de pasturas o como campos naturales de pastoreo.</text:p>
      <text:p text:style-name="P7">James Craik</text:p>
      <text:p text:style-name="P22">Asociación de Series MONTE RALO 60% y LAS BAJADAS en fase acumulada y ligeramente erosionada 40%.</text:p>
      <text:p text:style-name="P15"><text:span text:style-name="T8">Símbolo: </text:span><text:span text:style-name="T5">MRl1</text:span></text:p>
      <text:p text:style-name="P15"><text:span text:style-name="T8">Capacidad de uso: IVec</text:span></text:p>
      <text:p text:style-name="P15"><text:span text:style-name="T8">Índice de Productividad: 68</text:span></text:p>
      <text:p text:style-name="P4">Esta unidad cartográfica corresponde a las vías de escurrimiento bien manifiestas o colectores de primer orden, aparentemente sin control estructural, de relieve netamente cóncavo con extensas áreas de aporte hídrico. Los suelos que se han desarrollados en estos ambientes tienen la particularidad de poseer importantes cantidad de arcillas iluviales en el subsuelo, especialmente la Serie Monte Ralo, que puede llegar hasta el metro de profundidad, ocupando las partes centrales de los desagües. La Serie Las Bajadas se encuentra ubicada en las partes laterales de los bajos con acumulación y erosión. Puede observarse también algunos surcos en las partes centrales.</text:p>
      <text:p text:style-name="P4">Aptitud: Límite agrícola por los procesos erosivos.</text:p>
      <text:p text:style-name="P7">Río Tercero</text:p>
      <text:p text:style-name="P22">Asociación en fase acumulada y moderada a severamente erosionada de Series MONTE RALO 60% y LAS BAJADAS 40%.</text:p>
      <text:h text:style-name="P17" text:outline-level="1"><text:span text:style-name="T8">Símbolo </text:span><text:span text:style-name="T5">MRl2</text:span></text:h>
      <text:h text:style-name="P5" text:outline-level="1">Capacidad de uso: VIec</text:h>
      <text:p text:style-name="P15"><text:span text:style-name="T8">Índice de Productividad: 35</text:span></text:p>
      <text:p text:style-name="P4">Colectores principales o de primer orden, semejantes a la unidad anterior pero con mas pendiente, lo que ha generado procesos erosivos mucho mas intensos en las Series indicadas. La velocidad de las crecientes ocasionales es importante bajo el punto de vista agronómico, no solo por la pérdida de suelo sino también por el daño a los cultivos existentes en el momento. Se recomienda su uso como campos para la implantación de pasturas o eventualmente en áreas menores, protegidas de las escorrentías, cultivos anuales muy restringidos.</text:p>
      <text:p text:style-name="P7">Río Tercero</text:p>
      <text:p text:style-name="P20"><text:span text:style-name="T8">Consociación MATORRALES</text:span></text:p>
      <text:p text:style-name="P15"><text:span text:style-name="T8">Símbolo: </text:span><text:span text:style-name="T5">Mt</text:span></text:p>
      <text:p text:style-name="P4">Capacidad de uso: IIIc</text:p>
      <text:p text:style-name="P15"><text:span text:style-name="T8">Índice de Productividad: 80</text:span></text:p>
      <text:p text:style-name="P15"><text:span text:style-name="T8">Los suelos de ésta unidad ocupan áreas muy planas ubicadas al Sur de Santiago Temple. Son suelos agrícolas que no presentan limitaciones, excepto las determinadas por el régimen de precipitación.</text:span></text:p>
      <text:p text:style-name="P15"><text:span text:style-name="T8">Las prácticas recomendadas para el manejo y conservación incluyen además de las adecuadas al mantenimiento de la fertilidad, aquellas que apuntan a la captación y conservación de la humedad.</text:span></text:p>
      <text:p text:style-name="P7">Arroyito</text:p>
      <text:p text:style-name="P7">Oncativo</text:p>
      <text:p text:style-name="P7">Villa del Rosario</text:p>
      <text:p text:style-name="P20"><text:span text:style-name="T8">Complejo de Series MATORRALES 30%; MATORRALES en fase moderadamente sódica en profundidad 30%; COSTA SACATE 20%; IMPIRA 10% y 10% de suelos menores arenosos en capas.</text:span></text:p>
      <text:p text:style-name="P15"><text:span text:style-name="T8">Símbolo: </text:span><text:span text:style-name="T5">Mt1</text:span></text:p>
      <text:p text:style-name="P4">Capacidad de uso: IIIws</text:p>
      <text:p text:style-name="P15"><text:span text:style-name="T8">Índice de Productividad: 59</text:span></text:p>
      <text:p text:style-name="P4">Unidad muy poco extendida arealmente, corresponde a un paisaje de planos tendidos ligeramente deprimidos.</text:p>
      <text:p text:style-name="P15"><text:span text:style-name="T8">Estos suelos están afectados por una capa de agua freática cercana a la superficie durante parte del año, siendo además susceptible a encharcarse en épocas lluviosas. Son tierras que presentan limitaciones que restringen la elección de los cultivos labrados extensivos. El exceso de humedad en ciertas épocas del año, pueden condicionar las operaciones de labranza y cosecha. En las áreas afectadas por alcalinidad sódica, la baja permeabilidad al aire y al agua, empeora las condiciones mencionadas.</text:span></text:p>
      <text:p text:style-name="P7">Arroyito</text:p>
      <text:p text:style-name="P7">Oncativo</text:p>
      <text:p text:style-name="P7">Villa del Rosario</text:p>
      <text:p text:style-name="P20"><text:span text:style-name="T8">Complejo indiferenciado de series PILAR (dominante); RÍO SEGUNDO; MATORRALES y capas arenosas.</text:span></text:p>
      <text:p text:style-name="P15"><text:span text:style-name="T8">Símbolo: </text:span><text:span text:style-name="T5">Mt2</text:span></text:p>
      <text:p text:style-name="P4">Capacidad de uso: IVsc</text:p>
      <text:p text:style-name="P15"><text:span text:style-name="T8">Índice de Productividad: 37</text:span></text:p>
      <text:p text:style-name="P15"><text:span text:style-name="T8">Los suelos que integran ésta unidad, ocupan las planicies de derrame del Río Segundo a ambas márgenes del mismo y el área de influencia del Arroyo de Los Álvarez. Se trata de un relieve plano, donde las pendientes no superan el 0,5% de desnivel, con un micro-relieve caracterizado por la presencia de áreas convexas. En los sectores planos se encuentra la serie Matorrales, desarrollada a partir de sedimentos loéssicos de textura franco limosa, moderadamente bien drenada con escasa influencia de materiales fluviales. Son suelos que muestran una moderada limitación climática, sin otro impedimento de orden físico-químico que condicionen el crecimiento de las plantas. En el resto del área se encuentran las series Pilar y Río Segundo, desarrollados a partir de sedimentos fluviales de textura franco arenosa a arenosa franca. Estos suelos poseen baja retención de humedad en todo el perfil, pobre estabilidad de los agregados, escaso contenido de materia orgánica, lo que contribuye a que los mismos se "planchen" fácilmente y sean muy duros en seco. </text:span></text:p>
      <text:p text:style-name="P7">Arroyito</text:p>
      <text:p text:style-name="P7">Calchín</text:p>
      <text:p text:style-name="P7">Oncativo</text:p>
      <text:p text:style-name="P7">Río Primero</text:p>
      <text:p text:style-name="P7">Villa del Rosario</text:p>
      <text:p text:style-name="P20"><text:span text:style-name="T8">Complejo de Series MATORRALES en fase poco anegable 40%; MATORRALES en fase moderadamente salina en profundidad 30% y LA REYNA 30%.</text:span></text:p>
      <text:p text:style-name="P15"><text:span text:style-name="T8">Símbolo: </text:span><text:span text:style-name="T5">Mt3</text:span></text:p>
      <text:p text:style-name="P4">Capacidad de uso: IVws</text:p>
      <text:p text:style-name="P15"><text:span text:style-name="T8">Índice de Productividad: 60</text:span></text:p>
      <text:p text:style-name="P15"><text:span text:style-name="T8">Este complejo se encuentra localizado en las vías de escurrimiento dentro de un relieve de planos chatos, ligeramente deprimidos. Estas vías son depresiones alargadas, poco manifiestas, sujetas a anegamientos ocasionales de muy corta duración que cuando ocurren, limitan la oportunidad del laboreo. El anegamiento es producido por el aporte de agua que escurre de áreas más elevadas. La capa de agua freática puede afectar estacionalmente parte del perfil, ya que se encuentran cercana a la superficie.</text:span></text:p>
      <text:p text:style-name="P15"><text:span text:style-name="T8">La limitación principal es el drenaje impedido, que restringe la elección de los cultivos agrícolas, los cuales deben integrar rotaciones con amplio predominio de pasturas.</text:span></text:p>
      <text:p text:style-name="P7">Arroyito</text:p>
      <text:p text:style-name="P7">Oncativo</text:p>
      <text:p text:style-name="P7">Villa del Rosario</text:p>
      <text:p text:style-name="P21"><text:span text:style-name="T8">Complejo de Series MATORRALES en fase moderadamente sódica en profundidad 40%; IMPIRA 40% e IMPIRA en fase sódica de superficie 20%.</text:span></text:p>
      <text:p text:style-name="P15"><text:span text:style-name="T8">Símbolo: </text:span><text:span text:style-name="T5">Mt4</text:span></text:p>
      <text:p text:style-name="P15"><text:span text:style-name="T8">Capacidad de uso: VIws</text:span></text:p>
      <text:p text:style-name="P15"><text:span text:style-name="T8">Índice de Productividad: 32</text:span></text:p>
      <text:p text:style-name="P15"><text:span text:style-name="T8">Los suelos que integran esta unidad, ocupan un paisaje de planos chatos, deprimidos, con drenaje imperfecto, compuesto por suelos de la serie Impira que posee alcalinidad y salinidad subsuperficial y su fase sódica y alcalina de superficie, asociados a la serie Matorrales con alcalinidad en profundidad. El drenaje impedido de estos suelos, donde la capa freática se encuentra muy cerca de la superficie, la fuerte alcalinidad sódica y la salinidad determinan que estas tierras resulten aptas para pasturas naturales o pasturas implantadas resistentes a las condiciones de alcalinidad, salinidad y drenaje impedido. </text:span></text:p>
      <text:p text:style-name="P7">Oncativo</text:p>
      <text:p text:style-name="P20"><text:span text:style-name="T8">Complejo de Series MATORRALES 30%, IMPIRA 30%, COSTA SACATE 20% y MATORRALES en fase moderadamente sódica en profundidad 20%.</text:span></text:p>
      <text:p text:style-name="P15"><text:span text:style-name="T8">Símbolo: </text:span><text:span text:style-name="T5">Mt5</text:span></text:p>
      <text:p text:style-name="P4">Capacidad de uso: IVws</text:p>
      <text:p text:style-name="P15"><text:span text:style-name="T8">Índice de Productividad: 53</text:span></text:p>
      <text:p text:style-name="P15"><text:span text:style-name="T8">Esta unidad ocupa un paisaje de planos chatos ligeramente deprimidos, entre las áreas de derrame fluvial y el actual cauce del Río Segundo. El 80% del complejo está integrado por suelos moderadamente bien drenados, con moteados en el subsuelo que indican fluctuación de la capa freática que periódicamente afecta el perfil. El 20% restante, corresponde a la serie Impira, que ocupa las áreas deprimidas, con drenaje deficiente y alcalinidad y salinidad subsuperficial. Son fácilmente reconocibles en el campo por la presencia en ciertos cultivos de los característicos "manchoneos" o "charqueados" en los sectores correspondientes a la serie Impira. La capacidad de uso de estas tierras se ve restringida por factores climáticos, por el drenaje deficiente y alcalinidad subsuperficial. El rango de cultivos posible es limitado y las prácticas recomendadas comprenden rotaciones con amplio predominio de pasturas. </text:span></text:p>
      <text:p text:style-name="P7">Oncativo</text:p>
      <text:p text:style-name="P7">Villa del Rosario</text:p>
      <text:p text:style-name="P20"><text:span text:style-name="T8">Complejo de Series MATORRALES 40%, COSTA SACATE 30% y VILLA DEL ROSARIO 30%.</text:span></text:p>
      <text:p text:style-name="P15"><text:span text:style-name="T8">Símbolo: </text:span><text:span text:style-name="T5">Mt6</text:span></text:p>
      <text:p text:style-name="P15"><text:span text:style-name="T8">Capacidad de uso: lIlc</text:span></text:p>
      <text:p text:style-name="P15"><text:span text:style-name="T8">Índice de Productividad: 71</text:span></text:p>
      <text:p text:style-name="P15"><text:span text:style-name="T8">Esta unidad está vinculada a un relieve de pendientes largas y suaves hacia el Río Segundo y áreas ligeramente deprimidas que bordean antiguos cursos de dicho río. Los suelos son bien drenados a moderadamente bien drenados y si bien no se observa erosión hídrica actual en los sectores de pendientes, estos suelos pueden resultar susceptibles a ser afectados por erosión, lo cual aconseja la adopción de prácticas de manejo que contemple este factor.</text:span></text:p>
      <text:p text:style-name="P7">Arroyito</text:p>
      <text:p text:style-name="P7">Villa del Rosario</text:p>
      <text:p text:style-name="P22">Complejo en fase ligeramente erosionada de Series MATORRALES 60% y VILLA DEL ROSARIO 40%</text:p>
      <text:p text:style-name="P15"><text:span text:style-name="T8">Símbolo: </text:span><text:span text:style-name="T5">Mt7</text:span></text:p>
      <text:p text:style-name="P4">Capacidad de uso: IIIec</text:p>
      <text:p text:style-name="P15"><text:span text:style-name="T8">Índice de Productividad: 68</text:span></text:p>
      <text:p text:style-name="P4">Esta unidad ocupa un sector ubicado al Este de la localidad de Cañada de Machado y se encuentra vinculada a un paisaje de pendientes cortas. La inclinación del terreno y el escurrimiento moderado, han sido factores por el cual estos suelos han sufrido una pequeña pérdida (3 a 5 cm) del horizonte superficial, observándose en algunos sectores pequeños surcos de erosión, por lo que fue cartografiada como fase ligeramente erosionada de las series que integran la unidad. Si bien la erosión hídrica actual es ligera se aconseja la adopción de prácticas de manejo que contemplen este factor.</text:p>
      <text:p text:style-name="P7">Arroyito</text:p>
      <text:p text:style-name="P7">Calchín</text:p>
      <text:p text:style-name="P7">Villa del Rosario</text:p>
      <text:p text:style-name="P20"><text:span text:style-name="T8">Complejo en fase ligeramente acumulada de Series MATORRALES 40%; COSTA SACATE 30% y LA REYNA 30%.</text:span></text:p>
      <text:p text:style-name="P15"><text:span text:style-name="T8">Símbolo: </text:span><text:span text:style-name="T5">Mt8</text:span></text:p>
      <text:p text:style-name="P4">Capacidad de uso: IIIw</text:p>
      <text:p text:style-name="P15"><text:span text:style-name="T8">Índice de Productividad: 70</text:span></text:p>
      <text:p text:style-name="P4">Los suelos de esta unidad son moderadamente bien drenados y ocupan sectores ligeramente cóncavos o vías de escurrimiento dentro de las pendientes largas y suaves que bajan hacia el Río Segundo. En general el horizonte superficial posee una potencia de 25 a 35 cm por lo cual se lo ha cartografiado como fase ligeramente acumulada.</text:p>
      <text:p text:style-name="P7">Arroyito</text:p>
      <text:p text:style-name="P7">Villa del Rosario</text:p>
      <text:p text:style-name="P20"><text:span text:style-name="T8">Complejo de Series MATORRALES en fase sódica en profundidad 40%; COSTA SACATE 20%; IMPIRA 30% y COLONIA VIDELA 10%.</text:span></text:p>
      <text:p text:style-name="P15"><text:span text:style-name="T8">Símbolo. </text:span><text:span text:style-name="T5">Mt9</text:span><text:span text:style-name="T8"> </text:span></text:p>
      <text:p text:style-name="P4">Capacidad de uso: VIws</text:p>
      <text:p text:style-name="P15"><text:span text:style-name="T8">Índice de Productividad: 44</text:span></text:p>
      <text:p text:style-name="P15"><text:span text:style-name="T8">El complejo integrado por estos suelos ocupa un pequeño sector al sur de la localidad de Río Primero y está vinculado a un paisaje de vías de escurrimiento dentro de un ambiente de planos chatos ligeramente deprimidos. Los suelos de esta unidad son moderadamente bien drenados a imperfectamente drenados, están afectados por una capa de agua freática cercana a la superficie durante parte del año, siendo además susceptibles a encharcarse en épocas lluviosas. Son tierras que presentan limitaciones severas que restringen la elección de cultivos. En las áreas afectadas por alcalinidad sódica, la baja permeabilidad al aire y al agua empeora las condiciones mencionadas.</text:span></text:p>
      <text:p text:style-name="P7">Arroyito</text:p>
      <text:p text:style-name="P7">La Francia</text:p>
      <text:p text:style-name="P7">Villa del Rosario</text:p>
      <text:p text:style-name="P20"><text:span text:style-name="T8">Complejo de Series MATORRALES en fase imperfectamente drenada 60%; COSTA SACATE en fase ligeramente sódica en profundidad 20% y ARROYITO 20%.</text:span></text:p>
      <text:p text:style-name="P15"><text:span text:style-name="T8">Símbolo: </text:span><text:span text:style-name="T5">Mt10</text:span></text:p>
      <text:p text:style-name="P4">Capacidad de uso: IVws</text:p>
      <text:p text:style-name="P18"><text:span text:style-name="T8">Índice de Productividad: 53</text:span></text:p>
      <text:p text:style-name="P15"><text:span text:style-name="T8">Esta unidad corresponde a un relieve de planos ligeramente deprimidos.</text:span></text:p>
      <text:p text:style-name="P15"><text:span text:style-name="T8">En los sectores ligeramente elevados se encuentra la serie Matorrales que presenta ligera a moderada limitación por drenaje. La serie Arroyito, que suma a las deficiencias de drenaje la presencia de sodio se ubica en las partes más deprimidas, mientras que la serie Costa Sacate ocupa áreas intermedias.</text:span></text:p>
      <text:p text:style-name="P15"><text:span text:style-name="T8">Son tierras con limitaciones de uso que requieren prácticas de manejo y conservación más o menos complejas, la elección de cultivos agrícolas está restringido a unos pocos, siempre supeditados a rotaciones con amplio predominio de pastura. </text:span></text:p>
      <text:p text:style-name="P7">Arroyito</text:p>
      <text:p text:style-name="P7">La Francia</text:p>
      <text:p text:style-name="P20"><text:span text:style-name="T8">Complejo de Series MATORRALES en fase alcalina en profundidad 40%; SACANTA en fase moderadamente bien drenada 20%; PARAJE LOS ZORROS 30% y 10% de suelos menores con alcalinidad y/o salinidad variable.</text:span></text:p>
      <text:p text:style-name="P15"><text:span text:style-name="T8">Símbolo: </text:span><text:span text:style-name="T5">Mt11</text:span></text:p>
      <text:p text:style-name="P4">Capacidad de uso: IVsc</text:p>
      <text:p text:style-name="P15"><text:span text:style-name="T8">Índice de Productividad: 49</text:span></text:p>
      <text:p text:style-name="P15"><text:span text:style-name="T8">Este complejo se ubica bordeando los Bajos de Las Junturas y al Sur de la localidad de Sacanta, coincidente con planos tendidos, dentro del área de materiales limosos con relieve interno muy suave.</text:span></text:p>
      <text:p text:style-name="P15"><text:span text:style-name="T8">El 30% de la unidad son suelos degradados y alcalinos a partir de los 40 cm de profundidad, representados por la serie Paraje Los Zorros. La limitante común a todos estos suelos es el drenaje algo restringido, a lo cual se agrega en ciertos puntos falta de permeabilidad e inestabilidad de los agregados, debido a las condiciones antes mencionadas.</text:span></text:p>
      <text:p text:style-name="P15"><text:span text:style-name="T8">El rango de cultivos posible es limitado y las prácticas recomendadas comprenden rotaciones con amplio predominio de pasturas.</text:span></text:p>
      <text:p text:style-name="P7">Calchín</text:p>
      <text:p text:style-name="P7">La Francia</text:p>
      <text:p text:style-name="P7">Las Varillas</text:p>
      <text:p text:style-name="P20"><text:span text:style-name="T8">Complejo en fase poco anegable de Series MATORRALES en fase alcalina en profundidad 40%; SACANTA en fase moderadamente bien drenada 20%; PARAJE LOS ZORROS 30% y 10% de suelos menores con alcalinidad y/o salinidad variable.</text:span></text:p>
      <text:p text:style-name="P15"><text:span text:style-name="T8">Símbolo: </text:span><text:span text:style-name="T5">Mt12</text:span></text:p>
      <text:p text:style-name="P4">Capacidad de uso: VIws</text:p>
      <text:p text:style-name="P15"><text:span text:style-name="T8">Índice de Productividad: 38</text:span></text:p>
      <text:p text:style-name="P15"><text:span text:style-name="T8">Este complejo se ubica bordeando los Bajos de Las Junturas y al Sur de la localidad de Sacanta, coincidente con planos tendidos, dentro del área de materiales limosos con relieve interno muy suave.</text:span></text:p>
      <text:p text:style-name="P15"><text:span text:style-name="T8">El 30% de la unidad son suelos degradados y alcalinos a partir de los 40 cm de profundidad, representados por la serie Paraje Los Zorros. La limitante común a todos estos suelos es el drenaje algo restringido, a lo cual se agrega en ciertos puntos falta de permeabilidad e inestabilidad de los agregados, debido a las condiciones antes mencionadas y además sufrir anegamientos en épocas excepcionales, debido a los desbordes del Arroyo Bajos de Las Junturas.</text:span></text:p>
      <text:p text:style-name="P4">El rango de cultivos posible es limitado y las prácticas recomendadas comprenden rotaciones con amplio predominio de pasturas</text:p>
      <text:p text:style-name="P7">Calchín</text:p>
      <text:p text:style-name="P7">Las Varillas</text:p>
      <text:p text:style-name="P20"><text:span text:style-name="T8">Complejo de Series MATORRALES 40%; MATORRALES en fase sódica en el subsuelo 20%; COSTA SACATE 20% y LA FRANCIA 20%.</text:span></text:p>
      <text:p text:style-name="P15"><text:span text:style-name="T8">Símbolo: </text:span><text:span text:style-name="T5">Mt13</text:span></text:p>
      <text:p text:style-name="P4">Capacidad de uso: IIIsc</text:p>
      <text:p text:style-name="P15"><text:span text:style-name="T8">Índice de Productividad: 59</text:span></text:p>
      <text:p text:style-name="P15"><text:span text:style-name="T8">Cubre una superficie de 4.100 ha aproximadamente, caracterizado por un paisaje de planicies extendidas con pendientes de escaso gradiente, entre 0,15 y 0,20%, en dirección ENE. Los suelos presentan síntomas de hidromorfismo, es decir de sufrir temporariamente los efectos de un drenaje moderado, que en la mayoría de los casos son leves. Un 20% de los perfiles muestran un horizonte subsuperficial decolorado y otro 20% posee alcalinidad sódica subsuperficial.</text:span></text:p>
      <text:p text:style-name="P15"><text:span text:style-name="T8">Estos suelos se distribuyen según un patrón muy intrincado, produciendo cambios edáficos en distancias muy cortas. Como consecuencia de estas diferencias se produce un desarrollo desigual de la vegetación. Estas tierras presentan en su mayor parte, limitaciones leves y exigen prácticas de manejo y conservación simples, fundamentalmente aquellos que apuntan a la conservación de la humedad y a la fertilidad físico química del horizonte superficial. </text:span></text:p>
      <text:p text:style-name="P7">La Francia</text:p>
      <text:p text:style-name="P20"><text:span text:style-name="T8">Complejo de Series NACIENTES DEL RÍO MACHA 40%; ESTANCIA LA SELVA 30% y LAS MERCEDES II en fase moderadamente bien drenada 30%.</text:span></text:p>
      <text:p text:style-name="P15"><text:span text:style-name="T8">Símbolo: </text:span><text:span text:style-name="T5">NRM1</text:span></text:p>
      <text:p text:style-name="P4">Capacidad de uso: VIws</text:p>
      <text:p text:style-name="P15"><text:span text:style-name="T8">Índice de productividad: 36</text:span></text:p>
      <text:p text:style-name="P4">Estas unidades cartográficas se encuentran ubicadas en las nacientes de los ríos Macha y Totoral, constituyendo ambientes suavemente deprimidos donde afloran y se concentran las aguas subterráneas del valle de Avellaneda. El relieve es suavemente cóncavo con una distribución de suelos de diversa aptitud muy cambiante separados por pocos metros de distancia. El suelo menos apto o menos productivo es la Serie Nacientes del Río Macha, desarrollado sobre sedimentos mixtos (fluvio eólicos) que se caracteriza por su drenaje impedido, pobre fertilidad y alcalinidad sódica. Se observa muy poco desarrollo de vegetación (típico manchoneo). Integra también el complejo la Serie Estancia La Selva algo menos hidromórfica, más fértil, con alcalinidad sódica subsuperficial. El suelo de mejor aptitud del complejo es la Serie Las Mercedes II que tiene como limitante hidromorfismo en profundidad. Este complejo puede incluir un grupo de suelos menores arenosos que no superan el 15% en delineaciones individuales. Las severas a graves limitantes de los componentes edáficos, especialmente las dos primeras, restringen el uso de estas tierras a la implantación de pasturas adaptadas.</text:p>
      <text:p text:style-name="P7">Jesús María</text:p>
      <text:p text:style-name="P20"><text:span text:style-name="T8">Complejo indeterminado Nacientes del Saladillo.</text:span></text:p>
      <text:p text:style-name="P15"><text:span text:style-name="T8">Símbolo: </text:span><text:span text:style-name="T5">NSd</text:span></text:p>
      <text:p text:style-name="P4">Capacidad de Uso: VIII</text:p>
      <text:p text:style-name="P15"><text:span text:style-name="T8">Índice de Productividad: 2</text:span></text:p>
      <text:p text:style-name="P4">Este complejo de suelos muy inundables incluye también porcentajes no determinados de lagunas y bañados. Está permanentemente alimentado por las aguas del Río Cuarto en sus tramos finales y lleva este nombre porque desde esta unidad se origina o nace el Río Saladillo enriquecido con las sales del área del complejo.</text:p>
      <text:p text:style-name="P4">Está compuesto por suelos extremadamente hidromórficos salino-sódicos con la capa freática permanente dentro del perfil o por encima de él. Tiene muy baja aptitud, reducida a algunos sectores menos inundables.</text:p>
      <text:p text:style-name="P7">Canals</text:p>
      <text:p text:style-name="P7">Laborde</text:p>
      <text:p text:style-name="P7">La Carlota</text:p>
      <text:p text:style-name="P20"><text:span text:style-name="T8">Consociación NOETINGER.</text:span></text:p>
      <text:p text:style-name="P15"><text:span text:style-name="T8">Símbolo: </text:span><text:span text:style-name="T5">Ntg</text:span></text:p>
      <text:p text:style-name="P15"><text:span text:style-name="T8">Capacidad de uso: IIc</text:span></text:p>
      <text:p text:style-name="P15"><text:span text:style-name="T8">Índice de Productividad: 90</text:span></text:p>
      <text:p text:style-name="P4">La serie Noetinger es un suelo oscuro y bien drenado de las lomas casi planas (altos planos del primer escalón) y de los cauces o vía de desagüe que disectan las lomas. Este suelo, desarrollado sobre sedimentos loéssicos, tiene una amplia aptitud para cultivos, forrajes y pasturas, aunque ya presenta alguna limitación climática.</text:p>
      <text:p text:style-name="P4">La capa arable de 18 a 22 cm de espesor (horizonte A1), es de textura franco limosa, estructura en bloques y granular y de color pardo grisáceo muy oscuro. Hacia abajo, pasa a otro horizonte más arcilloso</text:p>
      <text:p text:style-name="P4">(horizonte B2t) que se extiende aproximadamente desde los 20 cm hasta más o menos 47 cm, de color pardo oscuro, estructura prismática y presenta abundantes barnices en las caras de los agregados. La transición entre el B2t y el substrato (horizonte C) es gradual. Este último se encuentra a una profundidad de 92 cm, es un material franco limoso, suelto y con calcáreo libre en la masa a partir de 123 cm de profundidad.</text:p>
      <text:p text:style-name="P4">Esta serie ha sido identificada en unidades puras y en unidades compuestas formando asociaciones y complejos con las series Namuncurá, El Candil, El Chajá y Achalay, que se describen por separado,</text:p>
      <text:p text:style-name="P7">Leones</text:p>
      <text:p text:style-name="P20"><text:span text:style-name="T8">Complejo de Series NOETINGER en fase moderadamente bien drenada 30%; EL CANDIL 35%; EL CHAJÁ 25% y ACHALAY 10%.</text:span></text:p>
      <text:p text:style-name="P15"><text:span text:style-name="T8">Símbolo: </text:span><text:span text:style-name="T5">NTg1</text:span></text:p>
      <text:p text:style-name="P4">Capacidad de Uso: IVws</text:p>
      <text:p text:style-name="P15"><text:span text:style-name="T8">Índice de Productividad: 53</text:span></text:p>
      <text:p text:style-name="P15"><text:span text:style-name="T8">Estos complejos se vinculan a sectores planos ligeramente deprimidos con drenaje deficiente. Existe un relieve interno a la unidad al cual se puede relacionar los distintos suelos presentes; en las partes ligeramente cóncavas se ha reconocido una fase moderadamente bien drenada de la Serie Noetinger que constituyen los mejores suelos de la unidad. En los tendidos aparecen suelos pertenecientes a la Serie El Candil y El Chajá, ambos con evidencias de lixiviación por debajo del horizonte superior o capa arable, lo que implica pérdida de nutrientes en la zona de actividad radicular. De estos dos últimos suelos, los de la Serie El Candil presentan condiciones físicas deterioradas por la presencia de alcalinidad sódica en el subsuelo. Por último, existe un pequeño porcentaje de suelos fuertemente degradados y sódicos desde la superficie, pertenecientes a la Serie Achalay.</text:span></text:p>
      <text:p text:style-name="P15"><text:span text:style-name="T8">Si bien estas son tierras de aptitud agrícola, su productividad se encuentra condicionada por las mencionadas limitaciones edáficas, las cuales restringen la gama de cultivos posibles o exigen prácticas de manejo con cierto nivel de intensidad de aplicación para mantenerlas productivas.</text:span></text:p>
      <text:p text:style-name="P7">Landeta</text:p>
      <text:p text:style-name="P7">Leones</text:p>
      <text:p text:style-name="P20"><text:span text:style-name="T8">Complejo en fase ligeramente erosionada de Series NOETINGER 20%; EL CANDIL 50% y EL CHAJÁ 30%.</text:span></text:p>
      <text:p text:style-name="P15"><text:span text:style-name="T8">Símbolo: </text:span><text:span text:style-name="T5">Ntg2</text:span></text:p>
      <text:p text:style-name="P15"><text:span text:style-name="T8">Capacidad de uso: IVsc</text:span></text:p>
      <text:p text:style-name="P15"><text:span text:style-name="T8">Índice de Productividad: 48</text:span></text:p>
      <text:p text:style-name="P4">Este complejo ocupa sectores de pendientes, hacia las áreas de derrame ligeramente deprimidas del Complejo Saira.</text:p>
      <text:p text:style-name="P4">El 50% de la unidad comprenden suelos de la serie El Candil con alcalinidad sódica desde los 20 cm de profundidad que restringen su uso.</text:p>
      <text:p text:style-name="P7">Leones</text:p>
      <text:p text:style-name="P21"><text:span text:style-name="T8">Asociación de Series NOETINGER en fase moderadamente bien drenada 80% y NAMUNCURÁ 20%.</text:span></text:p>
      <text:p text:style-name="P15"><text:span text:style-name="T8">Símbolo: </text:span><text:span text:style-name="T5">Ntg3</text:span></text:p>
      <text:p text:style-name="P15"><text:span text:style-name="T8">Capacidad de uso: IIw</text:span></text:p>
      <text:p text:style-name="P15"><text:span text:style-name="T8">Índice de Productividad: 78</text:span></text:p>
      <text:p text:style-name="P4">Esta asociación ocupa las líneas de escurrimiento o vías de desagüe que bisectan las lomadas correspondientes a suelos de la serie Noetinger.</text:p>
      <text:p text:style-name="P4">La forman 80% de suelos de la serie Noetinger ubicada en las partes laterales de las vías de desagüe y el 20% de suelos de la serie Namuncurá que ocupan la parte central.</text:p>
      <text:p text:style-name="P4">Su uso es agrícola-ganadero</text:p>
      <text:p text:style-name="P7">Leones</text:p>
      <text:p text:style-name="P20"><text:span text:style-name="T8">Complejo en fase ligeramente inclinada de Series NOETINGER 80% y EL CHAJÁ 20%.</text:span></text:p>
      <text:p text:style-name="P15"><text:span text:style-name="T8">Símbolo: </text:span><text:span text:style-name="T5">Ntg4</text:span></text:p>
      <text:p text:style-name="P15"><text:span text:style-name="T8">Capacidad de uso: IIc</text:span></text:p>
      <text:p text:style-name="P15"><text:span text:style-name="T8">Índice de Productividad: 87</text:span></text:p>
      <text:p text:style-name="P4">Esta unidad ocupa un pequeño sector de pendientes hacia los bajos del segundo escalón estructural.</text:p>
      <text:p text:style-name="P15"><text:span text:style-name="T8">Está formando por 80% de suelos de la serie Noetinger y 20% de la serie El Chajá. Este complejo por encontrarse en una zona con ligera pendiente, sin erosión actual pero susceptible de sufrirla ha sido considerado como fase ligeramente inclinada.</text:span></text:p>
      <text:p text:style-name="P4">Estos campos son usados en agricultura y ganadería, con resultados favorables si acompañan buenas condiciones climáticas.</text:p>
      <text:p text:style-name="P7">Leones</text:p>
      <text:p text:style-name="P20"><text:span text:style-name="T8">Complejo en fase ligeramente engrosada de Series EL CANDIL 50%; EL CHAJÁ 30% y NOETINGER 20%.</text:span></text:p>
      <text:p text:style-name="P15"><text:span text:style-name="T8">Símbolo: </text:span><text:span text:style-name="T5">Ntg5</text:span></text:p>
      <text:p text:style-name="P15"><text:span text:style-name="T8">Capacidad de uso: IVws</text:span></text:p>
      <text:p text:style-name="P15"><text:span text:style-name="T8">Índice de Productividad: 53</text:span></text:p>
      <text:p text:style-name="P4">Este complejo ocupa pequeños bajos alargados dentro de las pendientes hacia la depresión del canal Litín - Tortugas (Ntg2).</text:p>
      <text:p text:style-name="P4">Dominan los suelos de la serie El Candil (50%), con drenaje moderado y con alcalinidad sódica a partir de los 18 cm; el 50% restante corresponde a suelos de las series El Chajá y Noetinger.</text:p>
      <text:p text:style-name="P4">Son usados tanto en ganadería como en agricultura.</text:p>
      <text:p text:style-name="P7">Leones</text:p>
      <text:p text:style-name="P21"><text:span text:style-name="T8">Complejo en fase engrosada de Series NOETINGER 20%; EL CHAJÁ 40% y ACHALAY 40%.</text:span></text:p>
      <text:p text:style-name="P15"><text:span text:style-name="T8">Símbolo: </text:span><text:span text:style-name="T5">Ntg6</text:span></text:p>
      <text:p text:style-name="P15"><text:span text:style-name="T8">Capacidad de uso: VIws</text:span></text:p>
      <text:p text:style-name="P15"><text:span text:style-name="T8">Índice de Productividad: 52</text:span></text:p>
      <text:p text:style-name="P4">Esta unidad ocupa un bajo alargado bien manifiestos en los bajos del segundo escalón estructural.</text:p>
      <text:p text:style-name="P4">Está formado por 20% de suelos de la serie Noetinger, 40% de la serie El Chajá y 40% de suelos alcalinos de la serie Achalay, todas en fase engrosada por acumulación de materiales arrastrados de las partes más altas.</text:p>
      <text:p text:style-name="P4">Son usados en ganadería</text:p>
      <text:p text:style-name="P7">Leones</text:p>
      <text:p text:style-name="P20"><text:span text:style-name="T8">Complejo de Series OLIVA 40%; EL SAUCE 40% y 20% de suelos menores mal drenados con fuerte alcalinidad sódica de superficie.</text:span></text:p>
      <text:p text:style-name="P15"><text:span text:style-name="T8">Símbolo: </text:span><text:span text:style-name="T5">Olv1</text:span></text:p>
      <text:p text:style-name="P4">Capacidad de uso: VIws</text:p>
      <text:p text:style-name="P15"><text:span text:style-name="T8">Índice de Productividad: 53</text:span></text:p>
      <text:p text:style-name="P4">Este complejo está relacionado a planos deprimidos dominando suelos con drenaje impedido. Se encuentra generalmente en los bordes de los derrames fluviales y suelen tener alguna influencia de éstos. Pueden sufrir anegamientos y la capa freática suele estar muy cerca de la superficie.</text:p>
      <text:p text:style-name="P4">Abundan suelos con la capa arable algo lixiviada con déficit de materia orgánica. La limitación más importante está representada por la presencia de suelos no bien identificados alcalinos (sódicos) desde la superficie.</text:p>
      <text:p text:style-name="P4">Las características del drenaje, alcalinidad y también salinidad subsuperficial, determinan que los suelos sean útiles como campos naturales de pastoreo o bien, para la implantación de pasturas adaptadas.</text:p>
      <text:p text:style-name="P7">James Craik</text:p>
      <text:p text:style-name="P7">Oliva</text:p>
      <text:p text:style-name="P22">Complejo de Series ONGAMIRA I 60%; ONGAMIRA II 30% y 10% de suelos menores de valles.</text:p>
      <text:p text:style-name="P15"><text:span text:style-name="T8">Símbolo: </text:span><text:span text:style-name="T5">OngI1</text:span></text:p>
      <text:p text:style-name="P4">Capacidad de uso: VIIes</text:p>
      <text:p text:style-name="P15"><text:span text:style-name="T8">Índice de productividad: 8</text:span></text:p>
      <text:p text:style-name="P15"><text:span text:style-name="T8">Este ambiente comprende un amplio sector montañoso, con suelos sobre rocas sedimentarias semiconsolidadas muy heterogéneas, calcáreas y ferruginosas, donde tiene el nacimiento el río Copacabana. Morfológicamente son laderas cortas muy bisectadas con orientación diversa. La Serie Ongamira I se ubica en las laderas mas inclinadas y en las orientadas al Norte, es muy pedregosa, corta, poco fértil y muy susceptible a la erosión hídrica, con una vegetación escasa de gramíneas y arbustos. La Serie Ongamira II se ubica en gradientes menores de laderas preferentemente orientadas al Sur. Los suelos son más limosos, profundos y fértiles, con mayor cobertura de pastizal, arbustal y algunos árboles aislados. Por otro lado, un 10% del complejo comprende una serie de vallecitos longitudinales ramificados con suelos profundos de arcillas iluviales en el subsuelo, aptos para la implantación de pasturas adaptadas. Como inclusiones también suelen tener suelos arenosos o areno francos profundos. En general, esta unidad cartográfica es una de las más limitadas de la región por la deficiencia en las precipitaciones y por las propias de los perfiles de los suelos, siendo apta para pastoreo extensivo, caprino y vacuno.</text:span></text:p>
      <text:p text:style-name="P7">Jesús María</text:p>
      <text:p text:style-name="P20"><text:span text:style-name="T8">Consociación ONCATIVO.</text:span></text:p>
      <text:p text:style-name="P15"><text:span text:style-name="T8">Símbolo: </text:span><text:span text:style-name="T5">Ot</text:span></text:p>
      <text:p text:style-name="P4">Capacidad de uso: IIIc</text:p>
      <text:p text:style-name="P15"><text:span text:style-name="T8">Índice de Productividad: 65</text:span></text:p>
      <text:p text:style-name="P15"><text:span text:style-name="T8">La consociación Oncativo está vinculada a un relieve de lomas muy suavemente onduladas, donde la pendiente no supera el 0,5%. Son suelos profundos y bien drenados, presentando únicamente la limitación climática natural del área.</text:span></text:p>
      <text:p text:style-name="P15"><text:span text:style-name="T8">Son tierras agrícolas que precisan prácticas de manejo y conservación simples, fundamentalmente aquellas que apuntan a la conservación de la humedad y al mantenimiento de la estructura de la capa arable. </text:span></text:p>
      <text:p text:style-name="P7">Calchín</text:p>
      <text:p text:style-name="P7">Etruria</text:p>
      <text:p text:style-name="P7">General Cabrera</text:p>
      <text:p text:style-name="P7">Hernando</text:p>
      <text:p text:style-name="P7">James Craik</text:p>
      <text:p text:style-name="P7">Oliva</text:p>
      <text:p text:style-name="P7">Oncativo</text:p>
      <text:p text:style-name="P7">Río Tercero</text:p>
      <text:p text:style-name="P7">Villa del Rosario</text:p>
      <text:p text:style-name="P7">Villa María</text:p>
      <text:p text:style-name="P20"><text:span text:style-name="T8">Asociación de Series ONCATIVO 70% y MANFREDI en fase moderadamente bien drenada 30%.</text:span></text:p>
      <text:p text:style-name="P15"><text:span text:style-name="T8">Símbolo: </text:span><text:span text:style-name="T5">Ot1</text:span></text:p>
      <text:p text:style-name="P4">Capacidad de uso: IIIc</text:p>
      <text:p text:style-name="P4">Índice de productividad: 66</text:p>
      <text:p text:style-name="P4">Esta asociación de suelos ocupa un relieve de lomas planas, próximas al curso del Arroyo Cabral. El escurrimiento superficial de las aguas de lluvia es lento, lo que ha permitido que en los sectores más planos se desarrolle un horizonte Bw, que retiene un poco más la humedad. Son suelos agrícolas que muestran una moderada limitación climática, sin otro impedimento de orden físico-químico que condicione el crecimiento de las plantas.</text:p>
      <text:p text:style-name="P4">Las prácticas recomendadas para el manejo y la conservación incluyen, además de las adecuadas al mantenimiento de la fertilidad, aquellas que apuntan a la captación y conservación de la humedad.</text:p>
      <text:p text:style-name="P7">Hernando</text:p>
      <text:p text:style-name="P7">Oliva</text:p>
      <text:p text:style-name="P7">Villa María</text:p>
      <text:p text:style-name="P20"><text:span text:style-name="T8">Complejo de Series ONCATIVO 30%; HERNANDO en fase moderadamente bien drenada 40% y LA REMONTA 30%.</text:span></text:p>
      <text:p text:style-name="P15"><text:span text:style-name="T8">Símbolo: </text:span><text:span text:style-name="T5">Ot2</text:span></text:p>
      <text:p text:style-name="P4">Capacidad de uso: IVws</text:p>
      <text:p text:style-name="P15"><text:span text:style-name="T8">Índice de productividad: 54</text:span></text:p>
      <text:p text:style-name="P4">El relieve es plano a ligeramente deprimido y el drenaje es moderado. La serie Oncativo ocupa los sectores relativamente más altos, Hernando los intermedios y La Remonta los más bajos. Esta última presenta un horizonte degradado E y moderada alcalinidad sódica y salinidad a partir de 25 cm que se incrementan en profundidad. Las limitaciones son de magnitud suficiente como para restringir la elección de cultivos agrícolas, los cuales deben integrar rotaciones con predominio de pasturas. </text:p>
      <text:p text:style-name="P7">Hernando</text:p>
      <text:p text:style-name="P7">Villa María</text:p>
      <text:p text:style-name="P20"><text:span text:style-name="T8">Complejo de Series ONCATIVO 60%; ONCATIVO en fase salina y sódica en profundidad 20% y MANFREDI en fase sódica en profundidad 20%.</text:span></text:p>
      <text:p text:style-name="P15"><text:span text:style-name="T8">Símbolo: </text:span><text:span text:style-name="T5">Ot3</text:span></text:p>
      <text:p text:style-name="P4">Capacidad de uso: IIIsc</text:p>
      <text:p text:style-name="P15"><text:span text:style-name="T8">Índice de productividad: 57</text:span></text:p>
      <text:p text:style-name="P4">Esta unidad se caracteriza por un relieve plano, levemente deprimido. Estos suelos están afectados en general por una capa de agua freática que periódicamente sodifica o saliniza los horizontes inferiores. Los tenores de sodio y sales solubles y la profundidad donde se manifiestan no limitan la capacidad de uso de estos suelos, que son aptos para cultivos climáticamente adaptados. </text:p>
      <text:p text:style-name="P7">Etruria</text:p>
      <text:p text:style-name="P7">General Cabrera</text:p>
      <text:p text:style-name="P7">Hernando</text:p>
      <text:p text:style-name="P7">Villa María</text:p>
      <text:p text:style-name="P20"><text:span text:style-name="T8">Complejo de Series ONCATIVO 30%; MANFREDI en fase moderadamente bien drenada 20%; LA PLAYOSA 20% y AUSONIA 30%.</text:span></text:p>
      <text:p text:style-name="P15"><text:span text:style-name="T8">Símbolo: </text:span><text:span text:style-name="T5">Ot4</text:span></text:p>
      <text:p text:style-name="P4">Capacidad de uso: IVsc</text:p>
      <text:p text:style-name="P15"><text:span text:style-name="T8">Índice de productividad: 44</text:span></text:p>
      <text:p text:style-name="P4">Son lomas planas extendidas a ligeramente deprimidas. El escurrimiento superficial lento y el nivel freático que afecta estacionalmente la porción inferior del suelo, determinan que estos posean un drenaje deficiente. Además de esta limitación, las series Ausonia y La Playosa presentan alcalinidad sódica subsuperficial y horizontes degradados E.</text:p>
      <text:p text:style-name="P15"><text:span text:style-name="T8">La capacidad de uso de estas tierras, se ve restringida por las características anteriormente expuestas y por factores climáticos propios del área. El rango de cultivos posibles es limitado y las prácticas recomendadas comprenden rotaciones con predominio de pasturas.</text:span></text:p>
      <text:p text:style-name="P7">Etruria</text:p>
      <text:p text:style-name="P7">James Craik</text:p>
      <text:p text:style-name="P7">Villa María</text:p>
      <text:p text:style-name="P20"><text:span text:style-name="T8">Complejo de Series ONCATIVO 40%; EL SAUCE 30% y MANFREDI en fase moderadamente bien drenada 30%.</text:span></text:p>
      <text:p text:style-name="P15"><text:span text:style-name="T8">Símbolo: </text:span><text:span text:style-name="T5">Ot5</text:span></text:p>
      <text:p text:style-name="P4">Capacidad de uso: IIIws</text:p>
      <text:p text:style-name="P15"><text:span text:style-name="T8">Índice de productividad: 66</text:span></text:p>
      <text:p text:style-name="P4">Complejo de lomas aplanadas. La limitación fundamental está centrada en la presencia de un porcentaje importante de suelos moderadamente bien drenados de la serie El Sauce y fase de Manfredi por lo cual en épocas de lluvias excesivas puede limitar las oportunidades de laboreo. No obstante, son suelos aptos para agricultura con pasturas subordinadas.</text:p>
      <text:p text:style-name="P7">James Craik</text:p>
      <text:p text:style-name="P7">Oliva</text:p>
      <text:p text:style-name="P20"><text:span text:style-name="T8">Complejo de Series ONCATIVO 20%; MANFREDI en fase moderadamente bien drenada 20%; VILLA MARÍA 40% y VILLA MARÍA en fase salina y sódica en profundidad 20%.</text:span></text:p>
      <text:p text:style-name="P15"><text:span text:style-name="T8">Símbolo: </text:span><text:span text:style-name="T5">Ot6</text:span></text:p>
      <text:p text:style-name="P4">Capacidad de uso: IIIsc</text:p>
      <text:p text:style-name="P15"><text:span text:style-name="T8">Índice de productividad: 61</text:span></text:p>
      <text:p text:style-name="P15"><text:span text:style-name="T8">La unidad identificada son lomas muy extendidas próximas a bajos salinos o pendientes muy suaves hacia los mismos. El escurrimiento superficial es moderado a lento y los suelos en general son moderadamente bien drenados. En los sectores más planos domina la serie Villa María, que posee un horizonte degradado E y su fase afectada por alcalinidad sódica y salinidad en profundidad. Los tenores de sodio y sales solubles y la profundidad en que se manifiestan, no limitan en forma manifiesta la capacidad de uso de estos suelos, que son aptos para cultivos adaptados climáticamente.</text:span></text:p>
      <text:p text:style-name="P7">Villa María</text:p>
      <text:p text:style-name="P22">Consociación ONCATIVO en fase ligeramente erosionada.</text:p>
      <text:p text:style-name="P15"><text:span text:style-name="T8">Símbolo: </text:span><text:span text:style-name="T5">Ot7</text:span><text:span text:style-name="T8"> </text:span></text:p>
      <text:p text:style-name="P4">Capacidad de uso: IIIec</text:p>
      <text:p text:style-name="P15"><text:span text:style-name="T8">Índice de productividad: 59</text:span></text:p>
      <text:p text:style-name="P4">Esta unidad está vinculada a un paisaje de pendientes cortas hacia el curso del Arroyo Cabral. La inclinación del terreno y el escurrimiento moderado, han sido factores por el cual estos suelos han sufrido una pequeña pérdida del horizonte superficial, observándose en algunos sectores pequeños surcos de erosión, por lo que fue cartografiada como fase ligeramente erosionada. Si bien la erosión hídrica actual es ligera se aconseja la adopción de prácticas de manejo que contemple este factor.</text:p>
      <text:p text:style-name="P7">Hernando</text:p>
      <text:p text:style-name="P7">Villa María</text:p>
      <text:p text:style-name="P20"><text:span text:style-name="T8">Complejo de Series ONCATIVO 50%; BALLESTEROS 30% y VILLA MARÍA 20%.</text:span></text:p>
      <text:p text:style-name="P15"><text:span text:style-name="T8">Símbolo: </text:span><text:span text:style-name="T5">Ot8</text:span></text:p>
      <text:p text:style-name="P4">Capacidad de uso: IIIsc</text:p>
      <text:p text:style-name="P15"><text:span text:style-name="T8">Índice de productividad: 72</text:span></text:p>
      <text:p text:style-name="P4">Al Norte del Río Ctalamochita (Tercero), en un relieve de lomas extendidas a planas, está presente la unidad identificada con el símbolo Ot8. Es una zona de transición entre las series Ballesteros y Oncativo con inclusión de la serie Villa María en los sectores planos. Son suelos profundos, bien a moderadamente bien drenados, que poseen una moderada limitación climática natural del área y en menor proporción, la presencia de suelos con horizontes degradados de la serie Villa María.</text:p>
      <text:p text:style-name="P4">Son suelos agrícolas que requieren prácticas simples de manejo y conservación, las cuales están destinadas al mantenimiento de la fertilidad física-química y a la captación y conservación de la humedad.</text:p>
      <text:p text:style-name="P7">James Craik</text:p>
      <text:p text:style-name="P7">Villa María</text:p>
      <text:p text:style-name="P23">Consociación OLAETA</text:p>
      <text:p text:style-name="P15"><text:span text:style-name="T8">Símbolo: </text:span><text:span text:style-name="T5">Ota</text:span></text:p>
      <text:p text:style-name="P15"><text:span text:style-name="T8">Capacidad de uso: IIIsc</text:span></text:p>
      <text:p text:style-name="P15"><text:span text:style-name="T8">Índice de Productividad: 38</text:span></text:p>
      <text:p text:style-name="P4">Esta unidad se caracteriza por un relieve ligeramente ondulado, donde están presentes los suelos de la serie Olaeta, vinculados a lomas arenosas, dentro de la Pampa Arenosa Cordobesa.</text:p>
      <text:p text:style-name="P4">Se desarrollaron a partir de materiales franco arenosos de origen eólico.</text:p>
      <text:p text:style-name="P4">Son suelos profundos, algo excesivamente drenados, con baja retención de humedad.</text:p>
      <text:p text:style-name="P4">Son aptos para agricultura aunque con las reservas del caso, ya que tienen limitación climática importante y baja retención debido a una textura franca arenosa.</text:p>
      <text:p text:style-name="P4">Deben rotarse con pasturas con predominio de estas últimas. </text:p>
      <text:p text:style-name="P7">General Cabrera</text:p>
      <text:p text:style-name="P22">Consociación OLAETA en fase ligeramente erosionada por viento.</text:p>
      <text:p text:style-name="P15"><text:span text:style-name="T8">Símbolo: </text:span><text:span text:style-name="T5">Ota1</text:span></text:p>
      <text:p text:style-name="P4">Capacidad de uso: IIIes</text:p>
      <text:p text:style-name="P15"><text:span text:style-name="T8">Índice de Productividad: 36</text:span></text:p>
      <text:p text:style-name="P4">Esta unidad presenta un relieve ondulado a suavemente ondulado. Esta Serie es algo excesivamente drenada, desarrollada sobre sedimentos eólicos de textura franco arenosa y algunos sectores convexos semejan lomas medanosas. La retención de humedad es baja, lo mismo que la estabilidad estructural, con escasa materia orgánica. Tiene limitante climática moderada por déficit de las precipitaciones y por último ligera erosión eólica y moderada susceptibilidad a la misma. Existen en las inmediaciones de estas unidades verdaderos médanos parcialmente estabilizados que se separan en la cartografía. Son aptos para agricultura con reservas, siempre teniendo presente el peligro de erosión eólica. Se requiere, por la susceptibilidad a las voladuras, un cuidado especial con relación a su cobertura y prácticas destinadas a conservar la humedad y la fertilidad físico química del recurso.</text:p>
      <text:p text:style-name="P7">Alcira</text:p>
      <text:p text:style-name="P7">Alejandro</text:p>
      <text:p text:style-name="P7">General Cabrera</text:p>
      <text:p text:style-name="P7">La Carlota</text:p>
      <text:p text:style-name="P7">Pascanas</text:p>
      <text:p text:style-name="P7">Ucacha</text:p>
      <text:p text:style-name="P20"><text:span text:style-name="T8">Consociación OLAETA en fase muy poco anegable.</text:span></text:p>
      <text:p text:style-name="P15"><text:span text:style-name="T8">Símbolo: </text:span><text:span text:style-name="T5">Ota2</text:span></text:p>
      <text:p text:style-name="P15"><text:span text:style-name="T8">Capacidad de uso: IIIsc</text:span></text:p>
      <text:p text:style-name="P15"><text:span text:style-name="T8">Índice de Productividad: 36</text:span></text:p>
      <text:p text:style-name="P15"><text:span text:style-name="T8">Unidades de relieve suavemente deprimido donde los suelos de la serie Olaeta, por la situación que ocupan en el relieve, tienen ligera susceptibilidad de tener anegamientos de muy corta duración por la permeabilidad del suelo y muy esporádicos.</text:span></text:p>
      <text:p text:style-name="P15"><text:span text:style-name="T8">Son suelos aptos para prácticas agrícolas con rotaciones largas o más amplias con pasturas perennes.</text:span></text:p>
      <text:p text:style-name="P7">Alejandro</text:p>
      <text:p text:style-name="P7">General Cabrera</text:p>
      <text:p text:style-name="P7">Pascanas</text:p>
      <text:p text:style-name="P7">Ucacha</text:p>
      <text:p text:style-name="P20"><text:span text:style-name="T8">Consociación OLAETA en fase ligera a moderadamente erosionada (eólica).</text:span></text:p>
      <text:p text:style-name="P15"><text:span text:style-name="T8">Símbolo: </text:span><text:span text:style-name="T5">Ota3</text:span></text:p>
      <text:p text:style-name="P15"><text:span text:style-name="T8">Capacidad de uso: IVes</text:span></text:p>
      <text:p text:style-name="P15"><text:span text:style-name="T8">Índice de Productividad: 36</text:span></text:p>
      <text:p text:style-name="P4">Relieve ondulado, asociado con lomas medanosas con los suelos de la serie Olaeta, los que presentan erosión eólica ligera a moderada, con susceptibilidad aun más severa, pobres en materia orgánica, muy baja estabilidad estructural, muy movidos y con baja capacidad de retención de humedad debido a su textura franco arenosa.</text:p>
      <text:p text:style-name="P4">Estos suelos pueden ser utilizados para una estrecha gama de cultivos, los que deben intercalar rotaciones con amplio predominio de pasturas.</text:p>
      <text:p text:style-name="P7">Ucacha</text:p>
      <text:p text:style-name="P20"><text:span text:style-name="T8">Complejo de Series OLAETA 40%; AUSONIA 40% y 20% de suelos menores con alcalinidad subsuperficial e imperfectamente drenados.</text:span></text:p>
      <text:p text:style-name="P15"><text:span text:style-name="T8">Símbolo: </text:span><text:span text:style-name="T5">Ota4</text:span></text:p>
      <text:p text:style-name="P15"><text:span text:style-name="T8">Capacidad de uso: IVws</text:span></text:p>
      <text:p text:style-name="P15"><text:span text:style-name="T8">Índice de Productividad: 31</text:span></text:p>
      <text:p text:style-name="P4">Estas unidades se encuentran ubicadas en sectores algo deprimidos dentro de las lomas onduladas. Se encuentra formando complejo los suelos de la serie Olaeta, antes mencionada, con los de la serie Ausonia, que son moderadamente bien drenados, con alcalinidad subsuperficial y suelos menores con drenaje imperfecto y alcalinidad subsuperficial.</text:p>
      <text:p text:style-name="P15"><text:span text:style-name="T8">Presentan estos suelos un ligero hidromorfismo en profundidad afectando el desarrollo profundo de la masa radicular en períodos de excesos hídricos.</text:span></text:p>
      <text:p text:style-name="P4">Por las razones antes indicadas estas tierras pueden ser utilizadas solamente por una estrecha gama de cultivos, los cuales deben integrar rotaciones con un amplio predominio de pasturas.</text:p>
      <text:p text:style-name="P7">Ucacha</text:p>
      <text:p text:style-name="P20"><text:span text:style-name="T8">Complejo indiferenciado de Series OLAETA; LA VICTORIA y OLAETA en fase moderadamente alcalina en profundidad.</text:span></text:p>
      <text:p text:style-name="P15"><text:span text:style-name="T8">Símbolo: </text:span><text:span text:style-name="T5">Ota5</text:span></text:p>
      <text:p text:style-name="P15"><text:span text:style-name="T8">Capacidad de uso: IVws</text:span></text:p>
      <text:p text:style-name="P15"><text:span text:style-name="T8">Índice de Productividad: 26</text:span></text:p>
      <text:p text:style-name="P15"><text:span text:style-name="T8">Unidades próximas a bajos inundables o lagunas semipermanentes, donde la cercanía de la capa freática ha influenciado en algunos sectores la parte inferior del perfil de los suelos que forman este complejo, constituido por La Victoria que es un suelo salino y alcalino subsuperficial, imperfectamente drenado, con la serie Olaeta alcalina en profundidad.</text:span></text:p>
      <text:p text:style-name="P4">La capacidad de uso agrícola de estos suelos, está en cierta medida condicionada por la alcalinidad, salinidad y drenaje, afectando el rango de cultivos aceptables, siempre con alternancia de pasturas en forma predominante.</text:p>
      <text:p text:style-name="P7">Pascanas</text:p>
      <text:p text:style-name="P7">Ucacha</text:p>
      <text:p text:style-name="P20"><text:span text:style-name="T8">Complejo indiferenciado de Series OLAETA; LAS ISLETILLAS en fase moderadamente alcalina en profundidad y OLAETA en fase moderadamente alcalina en profundidad.</text:span></text:p>
      <text:p text:style-name="P15"><text:span text:style-name="T8">Símbolo: </text:span><text:span text:style-name="T5">Ota6</text:span></text:p>
      <text:p text:style-name="P15"><text:span text:style-name="T8">Capacidad de uso: IVws</text:span></text:p>
      <text:p text:style-name="P15"><text:span text:style-name="T8">Índice de Productividad: 40</text:span></text:p>
      <text:p text:style-name="P4">Lomas planas y áreas intermedias en las proximidades de otros bajos más deprimidos. Forman este complejo: la serie Olaeta en los sectores más elevados y en las partes más deprimidas encontramos la serie Las Isletillas con alcalinidad subsuperficial y Olaeta con la misma limitante.</text:p>
      <text:p text:style-name="P4">La presencia de la capa freática cercana a la superficie en algunos sectores, puede resultar una limitante para el uso.</text:p>
      <text:p text:style-name="P4">En general son suelos agrícolas aptos para un rango limitado de cultivos siempre en rotación con pasturas en forma dominante.</text:p>
      <text:p text:style-name="P4">Olaeta puede ser utilizada con fines agrícolas, muy limitados, con una amplia rotación de pasturas.</text:p>
      <text:p text:style-name="P7">Ucacha</text:p>
      <text:p text:style-name="P20"><text:span text:style-name="T8">Consociación OLAETA en fase moderada a severamente erosionada (hídrica) y algo anegable.</text:span></text:p>
      <text:p text:style-name="P15"><text:span text:style-name="T8">Símbolo: </text:span><text:span text:style-name="T5">Ota7</text:span></text:p>
      <text:p text:style-name="P15"><text:span text:style-name="T8">Capacidad de uso: VIes</text:span></text:p>
      <text:p text:style-name="P15"><text:span text:style-name="T8">Índice de Productividad: 18</text:span></text:p>
      <text:p text:style-name="P15"><text:span text:style-name="T8">Esta unidad posee relieve ligeramente inclinado, donde están presentes los suelos de la serie Olaeta, con erosión hídrica actual y la presencia de algunas cárcavas, evidencia de erosión hídrica.</text:span></text:p>
      <text:p text:style-name="P15"><text:span text:style-name="T8">La capacidad de uso de la unidad está limitada a pasturas naturales o implantadas adaptadas</text:span></text:p>
      <text:p text:style-name="P7">Ucacha</text:p>
      <text:p text:style-name="P20"><text:span text:style-name="T8">Complejo indiferenciado de Serie OLAETA en fase alcalina en profundidad y suelos en capas sin edafización con alcalinidad superficial.</text:span></text:p>
      <text:p text:style-name="P15"><text:span text:style-name="T8">Símbolo: </text:span><text:span text:style-name="T5">Ota8</text:span></text:p>
      <text:p text:style-name="P15"><text:span text:style-name="T8">Capacidad de uso: VIws</text:span></text:p>
      <text:p text:style-name="P15"><text:span text:style-name="T8">Índice de Productividad: 18</text:span></text:p>
      <text:p text:style-name="P4">Unidad representada por un área deprimida con presencia de la capa freática cercana a la superficie, que afecta la parte inferior del perfil del suelo.</text:p>
      <text:p text:style-name="P4">Este complejo está constituido por la serie Olaeta, fase alcalina en profundidad y por suelos en capas sin signos de edafización y alcalinos de superficie.</text:p>
      <text:p text:style-name="P4">El drenaje impedido y la alcalinidad constituyen las principales limitantes de estos suelos. Son aptos para pasturas implantadas y pasturas naturales exclusivamente.</text:p>
      <text:p text:style-name="P7">Ucacha</text:p>
      <text:p text:style-name="P20"><text:span text:style-name="T8">Complejo de Series OLAETA en fase anegable y alcalina en profundidad 40%; LA VICTORIA 40% y 20% de suelos menores imperfectamente drenados.</text:span></text:p>
      <text:p text:style-name="P15"><text:span text:style-name="T8">Símbolo: </text:span><text:span text:style-name="T5">Ota9</text:span></text:p>
      <text:p text:style-name="P4">Capacidad de uso: VIws</text:p>
      <text:p text:style-name="P15"><text:span text:style-name="T8">Índice de Productividad: 16</text:span></text:p>
      <text:p text:style-name="P15"><text:span text:style-name="T8">Comprende pequeños sectores, tienen relieve suavemente cóncavo y evidencias parciales de drenaje impedido.</text:span></text:p>
      <text:p text:style-name="P15"><text:span text:style-name="T8">El complejo está constituido por las series Olaeta y La Victoria en las situaciones intermedias del paisaje. En ambientes menores, francamente deprimidos, son los suelos con drenaje deficiente los dominantes, generalmente con escurrimiento muy lento a estancado y peligro de anegamientos de moderada duración.</text:span></text:p>
      <text:p text:style-name="P15"><text:span text:style-name="T8">Estas unidades cartográficas, por tener predominio de las series Olaeta y La Victoria, son aptas para cultivos anuales de uso restringido y en general para pasturas implantadas.</text:span></text:p>
      <text:p text:style-name="P7">Alejandro</text:p>
      <text:p text:style-name="P7">Ucacha</text:p>
      <text:p text:style-name="P20"><text:span text:style-name="T8">Complejo de Series OLAETA en fase ligeramente erosionada por viento 40%; OLAETA en fase moderadamente erosionada 40% y ESTANCIA LAS MERCEDES 20%.</text:span></text:p>
      <text:p text:style-name="P15"><text:span text:style-name="T8">Símbolo: </text:span><text:span text:style-name="T5">Ota10</text:span></text:p>
      <text:p text:style-name="P4">Capacidad de uso: VIes </text:p>
      <text:p text:style-name="P15"><text:span text:style-name="T8">Índice de Productividad: 33</text:span></text:p>
      <text:p text:style-name="P15"><text:span text:style-name="T8">Ambientes muy particulares o característicos de esta parte de la región de la Pampa Arenosa de Córdoba. Tienen una forma longitudinal de varios Km. de largo, ancho entre 200 a 500 m y una orientación muy marcada en sentido NNE-SSW; comprende una sola ondulación bien marcada.</text:span></text:p>
      <text:p text:style-name="P15"><text:span text:style-name="T8">Tienen erosión ligera a moderada, alta susceptibilidad y baja capacidad de retención de humedad en especial la serie Las Mercedes muy arenosa.</text:span></text:p>
      <text:p text:style-name="P15"><text:span text:style-name="T8">Estos suelos son sólo aptos para la implantación de pasturas con un manejo cuidadoso para evitar la acción directa del viento sobre la superficie del suelo.</text:span></text:p>
      <text:p text:style-name="P7">Alejandro</text:p>
      <text:p text:style-name="P7">Colonia La Providencia</text:p>
      <text:p text:style-name="P7">La Carlota</text:p>
      <text:p text:style-name="P20"><text:span text:style-name="T8">Complejo de Series OLAETA en fase moderadamente erosionada 40%; OLAETA en fase severamente erosionada 20% y ESTANCIA LAS MERCEDES 40%.</text:span></text:p>
      <text:p text:style-name="P15"><text:span text:style-name="T8">Símbolo: </text:span><text:span text:style-name="T5">Ota11</text:span></text:p>
      <text:p text:style-name="P4">Capacidad de uso: VIes</text:p>
      <text:p text:style-name="P15"><text:span text:style-name="T8">Índice de Productividad: 30</text:span></text:p>
      <text:p text:style-name="P15"><text:span text:style-name="T8">Estas unidades cartográficas tienen el mismo aspecto, orientación y tamaño que las anteriores, diferenciándose porque el proceso erosivo producido por el uso y manejo de los suelos ha sido más intenso: la susceptibilidad a la erosión eólica es mayor porque la participación en el complejo de la serie Las Mercedes, de textura arenosa es más importante cuantitativamente.</text:span></text:p>
      <text:p text:style-name="P15"><text:span text:style-name="T8">En las partes altas se pueden observar verdaderos médanos separados en la cartografía en los casos que a escala utilizada lo ha permitido.</text:span></text:p>
      <text:p text:style-name="P15"><text:span text:style-name="T8">Estas tierras son aptas para la implantación de pasturas con exclusividad con un manejo muy cuidadoso, evitando el sobre pastoreo en épocas de sequías para evitar la erosión eólica.</text:span></text:p>
      <text:p text:style-name="P7">Alejandro</text:p>
      <text:p text:style-name="P7">General Cabrera</text:p>
      <text:p text:style-name="P7">Ucacha</text:p>
      <text:p text:style-name="P20"><text:span text:style-name="T8">Complejo de Series OLAETA en fase ligeramente erosionada por viento 60%; MONTE DE LOS GAUCHOS 30% y ESTANCIA DON FRANCISCO 10%.</text:span></text:p>
      <text:p text:style-name="P15"><text:span text:style-name="T8">Símbolo: </text:span><text:span text:style-name="T5">Ota12</text:span></text:p>
      <text:p text:style-name="P4">Capacidad de uso: IVes</text:p>
      <text:p text:style-name="P15"><text:span text:style-name="T8">Índice de Productividad: 44</text:span></text:p>
      <text:p text:style-name="P15"><text:span text:style-name="T8">Son unidades cartográficas ubicadas al S del Río Cuarto.</text:span></text:p>
      <text:p text:style-name="P15"><text:span text:style-name="T8">El relieve es ondulado a suavemente ondulado. En las partes más altas se encuentra la serie Olaeta, limitada por la baja retención de humedad y susceptibilidad a la erosión eólica. En los sectores planos o suavemente deprimidos del relieve se encuentra l serie Monte de Los Gauchos, que tiene textura franca en superficie de mejor aptitud que Olaeta.</text:span></text:p>
      <text:p text:style-name="P15"><text:span text:style-name="T8">Por último, en algunos "pocitos" o pequeñas concavidades es la serie Estancia Don Francisco la que domina, que tiene limitantes "moderadas" con respecto al drenaje natural.</text:span></text:p>
      <text:p text:style-name="P15"><text:span text:style-name="T8">La aptitud es la agricultura con ciclos más largos de pasturas.</text:span></text:p>
      <text:p text:style-name="P7">Alejandro</text:p>
      <text:p text:style-name="P20"><text:span text:style-name="T8">Complejo de Series OLAETA en fase ligera a moderadamente erosionada por viento 70% y MONTE DE LOS GAUCHOS 30%.</text:span></text:p>
      <text:p text:style-name="P15"><text:span text:style-name="T8">Símbolo: </text:span><text:span text:style-name="T5">Ota13</text:span></text:p>
      <text:p text:style-name="P4">Capacidad de uso: IVec</text:p>
      <text:p text:style-name="P15"><text:span text:style-name="T8">Índice de Productividad: 45</text:span></text:p>
      <text:p text:style-name="P15"><text:span text:style-name="T8">Estos ambientes son lomadas de origen eólico, onduladas y suavemente onduladas con limitantes derivadas esencialmente de texturas gruesas en los perfiles de los suelos. La serie Olaeta, ubicada en las partes altas del relieve, se encuentra ligera a moderadamente erosionada por viento. La serie Monte de los Gauchos, de mejor aptitud, se la reconoce en los ambientes planos, ligeramente ondulados o suavemente cóncavos.</text:span></text:p>
      <text:p text:style-name="P15"><text:span text:style-name="T8">Estas tierras son aptas para la práctica agronómica con cultivos anuales teniendo presente las limitantes expresadas, con ciclos de pasturas largos.</text:span></text:p>
      <text:p text:style-name="P7">Alejandro</text:p>
      <text:p text:style-name="P20"><text:span text:style-name="T8">Asociación de Series Olaeta 40%, Olaeta en fase ligeramente erosionada por viento 30% y Baigorria 30%.</text:span></text:p>
      <text:p text:style-name="P15"><text:span text:style-name="T8">Símbolo: </text:span><text:span text:style-name="T5">Ota14</text:span></text:p>
      <text:p text:style-name="P4">Capacidad de uso: IIIes</text:p>
      <text:p text:style-name="P15"><text:span text:style-name="T8">Índice de Productividad: 41</text:span></text:p>
      <text:p text:style-name="P4">Esta unidad corresponde a una amplia zona ubicada al Este de la localidad de Carnerillo correspondiente a lomas onduladas. Domina la Serie Olaeta en la media loma y sectores suavemente ondulados; la fase erosionada por viento se observa en las crestas de las lomas y en concavidades suaves es dominante la Serie Baigorria, (a veces con algo de acumulación). Esta última, por su posición en el relieve, recepta mayor cantidad de agua de las precipitaciones y en consecuencia es más húmeda con los cultivos normalmente mejor desarrollados. Ambas Series tienen una moderada a baja retención de humedad. Aptitud.: Clase IV, límite agrícola.</text:p>
      <text:p text:style-name="P7">Alcira</text:p>
      <text:p text:style-name="P20"><text:span text:style-name="T8">Asociación Serie OLAETA en fase moderadamente erosionada por viento 40%; OLAETA en fase severamente erosionada por viento 30% y 30% de suelos menores arenosos poco diferenciados.</text:span></text:p>
      <text:p text:style-name="P15"><text:span text:style-name="T8">Símbolo: </text:span><text:span text:style-name="T5">Ota15</text:span></text:p>
      <text:p text:style-name="P4">Capacidad de uso: VIes</text:p>
      <text:p text:style-name="P15"><text:span text:style-name="T8">Índice de Productividad: 26</text:span></text:p>
      <text:p text:style-name="P15"><text:span text:style-name="T8">Ambientes de reducidas dimensiones de formas alargadas y convexas, constituidos por suelos muy livianos y/o erosionados, excesivamente drenados. Están orientados de NNE a SSW y suelen parecer verdaderos médanos. Integran también esta asociación un 30% de suelos arenosos que difieren de la Serie Olaeta por ser más livianos aún. El uso aconsejable es ganadero en base a pasturas implantadas, manteniendo siembre una cobertura adecuada para evitar los efectos erosivos del viento por su alta susceptibilidad.</text:span></text:p>
      <text:p text:style-name="P7">Alcira</text:p>
      <text:p text:style-name="P22">Consociación OLAETA en fase ligera a moderadamente erosionada por viento.</text:p>
      <text:p text:style-name="P15"><text:span text:style-name="T8">Símbolo: </text:span><text:span text:style-name="T5">Ota16</text:span></text:p>
      <text:p text:style-name="P4">Capacidad de uso: IVes</text:p>
      <text:p text:style-name="P15"><text:span text:style-name="T8">Índice de Productividad: 36</text:span></text:p>
      <text:p text:style-name="P4">Son pequeñas unidades cartográficas de relieve convexo que se han podido separar individualmente: domina la Serie Olaeta en sus fases ligera a moderadamente erosionada por viento y muy susceptible a la misma. El drenaje es algo excesivo, escurrimiento medio a rápido y baja a moderada retención de humedad. Aptitud: Clase IVes: límite agrícola con rotaciones muy estrictas manteniendo siempre una buena cobertura del suelo.</text:p>
      <text:p text:style-name="P7">Alcira</text:p>
      <text:p text:style-name="P20"><text:span text:style-name="T8">Consociación ORDÓÑEZ.</text:span></text:p>
      <text:p text:style-name="P15"><text:span text:style-name="T8">Símbolo: </text:span><text:span text:style-name="T5">Oz</text:span></text:p>
      <text:p text:style-name="P4">Capacidad de uso: IIc</text:p>
      <text:p text:style-name="P15"><text:span text:style-name="T8">Índice de Productividad: 85</text:span></text:p>
      <text:p text:style-name="P4">Esta unidad cartográfica comprende un pequeño sector de suelos "zonales".</text:p>
      <text:p text:style-name="P15"><text:span text:style-name="T8">Fisiográficamente está constituida por lomas muy homogéneas suavemente onduladas.</text:span></text:p>
      <text:p text:style-name="P4">Los suelos no presentan otra limitante que la climática de carácter ligera. Los perfiles de esta serie tienen excelente retención de humedad, se trabajan con facilidad, están bien estructurados con textura franco limosa en superficie, presentando un subsuelo ligeramente enriquecido en arcilla (presencia de horizonte B cámbico).</text:p>
      <text:p text:style-name="P15"><text:span text:style-name="T8">Son las mejores tierras de toda la zona y son aptas para una gran gama de cultivos.</text:span></text:p>
      <text:p text:style-name="P12">Bell Ville</text:p>
      <text:p text:style-name="P12">Etruria</text:p>
      <text:p text:style-name="P12">Justiniano Posse</text:p>
      <text:p text:style-name="P12">Laborde</text:p>
      <text:p text:style-name="P7">Pascanas</text:p>
      <text:p text:style-name="P20"><text:span text:style-name="T8">Consociación ORDÓÑEZ en fase ligeramente inclinada.</text:span></text:p>
      <text:p text:style-name="P15"><text:span text:style-name="T8">Símbolo: </text:span><text:span text:style-name="T5">Oz1</text:span></text:p>
      <text:p text:style-name="P4">Capacidad de uso: lIc</text:p>
      <text:p text:style-name="P15"><text:span text:style-name="T8">Índice de Productividad: 85</text:span></text:p>
      <text:p text:style-name="P15"><text:span text:style-name="T8">Con este símbolo se han cartografiado pendientes cortas hacia líneas de escurrimiento y otros bajos mayores.</text:span></text:p>
      <text:p text:style-name="P4">Estas unidades ligeramente inclinadas tienen un gradiente que oscila entre 0,5 a 1% con escurrimiento medio. No se ha detectado, al menos en forma generalizada, procesos actuales de erosión, pero tienen un leve peligro de sufrirla si el manejo no es el más adecuado. A excepción de la ligera inclinación que presenta esta fase, tienen todos los atributos correspondientes a la unidad anterior. Son tierras con vocación agrícola, aptas para una gama bastante amplia de cultivos, cuyo manejo requiere tener en cuenta normas mínimas de manejo y conservación, destinadas a evitar la erosión hídrica.</text:p>
      <text:p text:style-name="P7">Etruria</text:p>
      <text:p text:style-name="P7">Justiniano Posse</text:p>
      <text:p text:style-name="P7">Laborde</text:p>
      <text:p text:style-name="P20"><text:span text:style-name="T8">Consociación ORDÓÑEZ en fase muy poco inundable y engrosada.</text:span></text:p>
      <text:p text:style-name="P15"><text:span text:style-name="T8">Símbolo: </text:span><text:span text:style-name="T5">Oz2</text:span></text:p>
      <text:p text:style-name="P15"><text:span text:style-name="T8">Capacidad de uso: IIw</text:span></text:p>
      <text:p text:style-name="P15"><text:span text:style-name="T8">Índice de Productividad: 81</text:span></text:p>
      <text:p text:style-name="P4">Estas dos fases se vinculan a las vías de desagüe que surcan las lomadas y presentan cierto peligro de sufrir exceso de agua en años excepcionalmente lluviosos, pero en general pueden tener una mejor provisión de humedad en los meses secos, para los cultivos de raíces profundas. La fase inclinada en primer término (Oz2) se encuentra además engrosada por acumulación de materiales arrastrados de las partes aledañas más altas.</text:p>
      <text:p text:style-name="P7">Etruria</text:p>
      <text:p text:style-name="P7">Justiniano Posse</text:p>
      <text:p text:style-name="P7">Laborde</text:p>
      <text:p text:style-name="P20"><text:span text:style-name="T8">Consociación ORDÓÑEZ en fase muy poco inundable.</text:span></text:p>
      <text:p text:style-name="P15"><text:span text:style-name="T8">Símbolo: </text:span><text:span text:style-name="T5">Oz3</text:span></text:p>
      <text:p text:style-name="P4">Capacidad de uso: IIw</text:p>
      <text:p text:style-name="P15"><text:span text:style-name="T8">Índice de Productividad: 81</text:span></text:p>
      <text:p text:style-name="P4">Son vías de desagüe o vías de escurrimiento poco manifiestas, tienen un ancho medio de 200 m y relieve suavemente cóncavo.</text:p>
      <text:p text:style-name="P4">La serie Ordóñez de excelente aptitud, producto del escurrimiento proveniente de lomas y pendientes puede presentar excesos hídricos en años extremadamente lluviosos pero de corta duración, de forma tal que no afecta mayormente el uso del suelo. En general, esta fase tiene mayor provisión de humedad que los suelos zonales de las lomas.</text:p>
      <text:p text:style-name="P4">Las limitantes son muy ligeras lo que los hace apropiados para una gama amplia de cultivos.</text:p>
      <text:p text:style-name="P12">Bell Ville</text:p>
      <text:p text:style-name="P12">Etruria</text:p>
      <text:p text:style-name="P12">Justiniano Posse</text:p>
      <text:p text:style-name="P12">Laborde</text:p>
      <text:p text:style-name="P7">Pascanas</text:p>
      <text:p text:style-name="P20"><text:span text:style-name="T8">Asociación de Series ORDÓÑEZ en fase muy poco inundable 80% y JUSTINIANO POSSE 20%.</text:span></text:p>
      <text:p text:style-name="P15"><text:span text:style-name="T8">Símbolo: </text:span><text:span text:style-name="T5">Oz4</text:span><text:span text:style-name="T8"> </text:span></text:p>
      <text:p text:style-name="P4">Capacidad de uso: Ilw</text:p>
      <text:p text:style-name="P15"><text:span text:style-name="T8">Índice de Productividad: 75</text:span></text:p>
      <text:p text:style-name="P15"><text:span text:style-name="T8">Con este símbolo se han cartografiado líneas de escurrimiento moderadamente manifiestas con relieve cóncavo y escurrimiento muy lento. El 80% está ocupado por suelos de la serie Ordóñez en fase muy poco inundable (avenidas de agua esporádicas de corta duración), ubicadas en los bordes de estas unidades. En una proporción menor del área central más inundable se encuentra la serie Justiniano Posse, con drenaje natural imperfecto y cementación a partir de los 90 cm. de profundidad.</text:span></text:p>
      <text:p text:style-name="P4">Esta unidad es apta tanto para ganadería como para agricultura con buenos resultados, siendo su única limitación el exceso de agua en el centro en años muy lluviosos. Pueden tener una mejor provisión de humedad en los meses secos con respecto a las lomas y pendientes.</text:p>
      <text:p text:style-name="P7">Etruria</text:p>
      <text:p text:style-name="P7">Justiniano Posse</text:p>
      <text:p text:style-name="P7">Laborde</text:p>
      <text:p text:style-name="P20"><text:span text:style-name="T8">Complejo de Series ORDÓÑEZ en fase moderadamente bien drenada 70%; EL CANDIL 20% y SAN FRANCISCO DE ASÍS 10%.</text:span></text:p>
      <text:p text:style-name="P15"><text:span text:style-name="T8">Símbolo: </text:span><text:span text:style-name="T5">Oz5</text:span></text:p>
      <text:p text:style-name="P15"><text:span text:style-name="T8">Capacidad de uso: IVws</text:span></text:p>
      <text:p text:style-name="P15"><text:span text:style-name="T8">Índice de Productividad: 61</text:span></text:p>
      <text:p text:style-name="P15"><text:span text:style-name="T8">Estas unidades se encuentran en el centro-sur del área y se vinculan a los planos achatados, planos ligeramente deprimidos, vías de desagüe o escurrimiento y charcas o pozos de infiltración. En éstas, la serie Ordóñez se encuentra formando complejos con suelos alcalinos en distintos porcentajes. </text:span></text:p>
      <text:p text:style-name="P15"><text:span text:style-name="T8">Identifica un amplio sector ligeramente deprimido con pendientes inferiores al 0,5% al sur de las áreas de derrame. Está integrado por suelos de la serie Ordóñez, fase moderadamente bien drenada 70% que presentan ligero hidromorfismo en profundidad, 20% de serie El Candil que presenta moderada alcalinidad sódica a partir de los 18 cm y 10% por suelos alcalinos de la serie San Francisco de Asís.</text:span></text:p>
      <text:p text:style-name="P4">El uso de estas tierras es agrícolo-ganadero, aunque limitan su productividad agropecuaria, el 30% de los suelos alcalinos que la integran y que son fácilmente reconocibles en el campo por la presencia de los típicos manchoneados o peladales de los cultivos.</text:p>
      <text:p text:style-name="P7">Bell Ville</text:p>
      <text:p text:style-name="P20"><text:span text:style-name="T8">Complejo de Series ORDÓÑEZ en fase moderadamente bien drenada 50%; LA REMONTA 25% y SAN FRANCISCO DE ASÍS 25%.</text:span></text:p>
      <text:p text:style-name="P15"><text:span text:style-name="T8">Símbolo: </text:span><text:span text:style-name="T5">Oz6</text:span></text:p>
      <text:p text:style-name="P15"><text:span text:style-name="T8">Capacidad de uso: IVws</text:span></text:p>
      <text:p text:style-name="P15"><text:span text:style-name="T8">Índice de Productividad: 51</text:span></text:p>
      <text:p text:style-name="P15"><text:span text:style-name="T8">Estas unidades se encuentran en el centro-sur del área y se vinculan a los planos achatados, planos ligeramente deprimidos, vías de desagüe o escurrimiento y charcas o pozos de infiltración. En éstas, la serie Ordóñez se encuentra formando complejos con suelos alcalinos en distintos porcentajes. </text:span></text:p>
      <text:p text:style-name="P15"><text:span text:style-name="T8">Esta unidad se vincula a sectores ligeramente deprimidos al sur de la localidad de Mórrison, en la margen sur del Río Tercero. Está formado por 50% de la serie Ordóñez en su fase moderadamente bien drenada, 25% de suelos de la serie La Remonta con moderada alcalinidad-sódica y 25% de suelos fuertemente alcalinos de la serie San Francisco de Asís.</text:span></text:p>
      <text:p text:style-name="P4">En esta unidad la presencia del 50% de suelos con alcalinidad-sódica e imperfecto drenaje, limitan su aptitud, aunque el uso es todavía agrícolo-ganadero.</text:p>
      <text:p text:style-name="P7">Bell Ville</text:p>
      <text:p text:style-name="P20"><text:span text:style-name="T8">Complejo de Series ORDÓÑEZ en fase moderadamente bien drenada 30%; LA REMONTA 35% y SAN FRANCISCO DE ASÍS 35%.</text:span></text:p>
      <text:p text:style-name="P15"><text:span text:style-name="T8">Símbolo: </text:span><text:span text:style-name="T5">Oz7</text:span></text:p>
      <text:p text:style-name="P15"><text:span text:style-name="T8">Capacidad de uso: VIws</text:span></text:p>
      <text:p text:style-name="P15"><text:span text:style-name="T8">Índice de Productividad: 40</text:span></text:p>
      <text:p text:style-name="P15"><text:span text:style-name="T8">Estas unidades se encuentran en el centro-sur del área y se vinculan a los planos achatados, planos ligeramente deprimidos, vías de desagüe o escurrimiento y charcas o pozos de infiltración. En éstas, la serie Ordóñez se encuentra formando complejos con suelos alcalinos en distintos porcentajes. </text:span></text:p>
      <text:p text:style-name="P4">Comprende sectores más deprimidos que la unidad anterior, donde aumenta el porcentaje de suelos con drenaje impedido y alcalinidad-sódica, limitando la aptitud agropecuaria, siendo su uso eminentemente ganadero. Integra este complejo 30% de suelos de la serie Ordóñez, con ligero hidromorfismo en profundidad y 70% de suelos alcalinos de las series La Remonta 35% y San Francisco de Asís 35%.</text:p>
      <text:p text:style-name="P7">Bell Ville</text:p>
      <text:p text:style-name="P20"><text:span text:style-name="T8">Complejo en fase poco inundable de Series ORDÓÑEZ en fase moderadamente bien drenada 20%; LA REMONTA 40% y SAN FRANCISCO DE ASÍS 40%.</text:span></text:p>
      <text:p text:style-name="P15"><text:span text:style-name="T8">Símbolo: </text:span><text:span text:style-name="T5">Oz8</text:span></text:p>
      <text:p text:style-name="P15"><text:span text:style-name="T8">Capacidad de uso: VIws</text:span></text:p>
      <text:p text:style-name="P15"><text:span text:style-name="T8">Índice de Productividad: 28</text:span></text:p>
      <text:p text:style-name="P15"><text:span text:style-name="T8">Estas unidades se encuentran en el centro-sur del área y se vinculan a los planos achatados, planos ligeramente deprimidos, vías de desagüe o escurrimiento y charcas o pozos de infiltración. En éstas, la serie Ordóñez se encuentra formando complejos con suelos alcalinos en distintos porcentajes. </text:span></text:p>
      <text:p text:style-name="P4">Esta unidad se vincula a las vías de desagüe o escurrimiento que bisectan las unidades anteriores (Oz6 y Oz7) y de algunos pozos de infiltración dentro de las mismas. Comprende 20% de suelos de la serie Ordóñez, fase moderadamente bien drenada y el 80% restante por suelos alcalino-sódicos de las series La Remonta (40%) y San Francisco de Asís (40%), que limitan la aptitud de estos suelos.</text:p>
      <text:p text:style-name="P7">Bell Ville</text:p>
      <text:p text:style-name="P20"><text:span text:style-name="T8">Complejo en fase poco inundable de Series ORDÓÑEZ en fase moderadamente bien drenada 40%; EL CHAJÁ 40% y MONTE GRANDE 20%.</text:span></text:p>
      <text:p text:style-name="P15"><text:span text:style-name="T8">Símbolo: </text:span><text:span text:style-name="T5">Oz9</text:span></text:p>
      <text:p text:style-name="P15"><text:span text:style-name="T8">Capacidad de uso: IIIws</text:span></text:p>
      <text:p text:style-name="P15"><text:span text:style-name="T8">Índice de Productividad: 56</text:span></text:p>
      <text:p text:style-name="P15"><text:span text:style-name="T8">Estas unidades se encuentran en el centro-sur del área y se vinculan a los planos achatados, planos ligeramente deprimidos, vías de desagüe o escurrimiento y charcas o pozos de infiltración. En éstas, la serie Ordóñez se encuentra formando complejos con suelos alcalinos en distintos porcentajes. </text:span></text:p>
      <text:p text:style-name="P4">Este complejo identifica las líneas de escurrimiento o vías de desagüe que bisectan las lomadas muy aplanadas de transición entre los planos altos y el bajo del segundo escalón estructural (ECd4). Integran esta unidad los suelos en fase poco inundables de las series Ordóñez 40%, El Chajá 40% y Monte Grande 20%.</text:p>
      <text:p text:style-name="P4">Estas tierras presentan una moderada aptitud agrícola, siendo su limitación más importante el anegamiento por cortos períodos de los mismos en épocas muy lluviosas.</text:p>
      <text:p text:style-name="P7">Bell Ville</text:p>
      <text:p text:style-name="P20"><text:span text:style-name="T8">Asociación en fase muy poco anegables de Series ORDÓÑEZ 80% y MÓRRISON 20%.</text:span></text:p>
      <text:p text:style-name="P15"><text:span text:style-name="T8">Símbolo: </text:span><text:span text:style-name="T5">Oz10</text:span></text:p>
      <text:p text:style-name="P15"><text:span text:style-name="T8">Capacidad de uso: IIw</text:span></text:p>
      <text:p text:style-name="P15"><text:span text:style-name="T8">Índice de Productividad: 72</text:span></text:p>
      <text:p text:style-name="P15"><text:span text:style-name="T8">Estas unidades se encuentran en el centro-sur del área y se vinculan a los planos achatados, planos ligeramente deprimidos, vías de desagüe o escurrimiento y charcas o pozos de infiltración. En éstas, la serie Ordóñez se encuentra formando complejos con suelos alcalinos en distintos porcentajes. </text:span></text:p>
      <text:p text:style-name="P15"><text:span text:style-name="T8">Esta asociación se encuentra vinculada a los pozos de infiltración y pequeñas lagunas dentro de las lomas aplanadas ocupadas por la serie Ordóñez. Está integrada por 80% de suelos de la serie Ordóñez en su fase moderadamente bien drenada y 20% de suelos de la serie Mórrison; suelen anegarse durante cortos períodos en épocas muy lluviosas, razón por la que han sido consideradas como fases anegables. Una escala de mayor detalle permitiría separar estos suelos, en la que la serie Mórrison ocupa la parte central de los pozos de infiltración y la serie Ordóñez la aureola externa.</text:span></text:p>
      <text:p text:style-name="P7">Bell Ville</text:p>
      <text:p text:style-name="P20"><text:span text:style-name="T8">Complejo de Series ORDÓÑEZ 60%; ORDÓÑEZ en fase alcalina en profundidad 20% y LA REMONTA 20%.</text:span></text:p>
      <text:p text:style-name="P15"><text:span text:style-name="T8">Símbolo: </text:span><text:span text:style-name="T5">Oz11</text:span></text:p>
      <text:p text:style-name="P4">Capacidad de uso: IIIsc</text:p>
      <text:p text:style-name="P15"><text:span text:style-name="T8">Índice de Productividad: 68</text:span></text:p>
      <text:p text:style-name="P15"><text:span text:style-name="T8">Son lomas aplanadas con complejos de suelos próximos a bajos bien definidos; puede haber algunas inundaciones esporádicas y selectivas (parcial), especialmente sobre la serie La Remonta que se presenta en forma de manchones dentro de un área de mejor aptitud, ésta representa la mayor limitante, ya que el drenaje moderado a imperfecto y la alcalinidad sódica subsuperficial condiciona el desarrollo de cultivos de raíces profundas. Además existe una proporción significativa de la fase alcalina en profundidad (después de 50 cm.) de la serie Ordóñez.</text:span></text:p>
      <text:p text:style-name="P4">Son suelos agrícolas aptos para un grupo importante de cultivos siempre supeditados a rotaciones con pasturas de manera predominante.</text:p>
      <text:p text:style-name="P7">Etruria</text:p>
      <text:p text:style-name="P20"><text:span text:style-name="T8">Complejo indiferenciado en fase anegable de Series PUNTA DEL AGUA y ARROYO DE TEGUA.</text:span></text:p>
      <text:p text:style-name="P15"><text:span text:style-name="T8">Símbolo: </text:span><text:span text:style-name="T5">PA</text:span></text:p>
      <text:p text:style-name="P15"><text:span text:style-name="T8">Capacidad de uso: VIsc</text:span></text:p>
      <text:p text:style-name="P15"><text:span text:style-name="T8">Índice de Productividad: 30</text:span></text:p>
      <text:p text:style-name="P15"><text:span text:style-name="T8">El complejo identificado con este símbolo se ubica en las márgenes del Aº de Tegua. Si bien esta unidad no sufre en la actualidad inundaciones, por haber sido modificado el curso del arroyo, los materiales que la integran fueron depositados bajo estas condiciones por lo que la misma ha sido cartografiada como fase anegable. Los suelos son poco desarrollados y presentan en superficie una capa de depósitos iluviales, de espesor variable, de textura franca y moderado contenido de carbonato de calcio pulverulento en la masa. Debajo de estos depósitos se encuentra el suelo original.</text:span></text:p>
      <text:p text:style-name="P4">La falta de estructura de la capa superficial, la escasa fertilidad y bajo contenido de materia orgánica, el carbonato diseminado en la masa que determina una reacción moderadamente alcalina, son factores limitantes para los cultivos normales de la zona, siendo aptos para pasturas adaptadas o naturales.</text:p>
      <text:p text:style-name="P7">Hernando</text:p>
      <text:p text:style-name="P20"><text:span text:style-name="T8">Asociación de Series PUERTA COLORADA en fase moderada a fuertemente inclinada 40%; MONTE ALTO en fase ondulada y ligeramente erosionada 40% y 20% de suelos menores profundos de valles interserranos y someros de laderas.</text:span></text:p>
      <text:p text:style-name="P15"><text:span text:style-name="T8">Símbolo: </text:span><text:span text:style-name="T5">PCo1</text:span></text:p>
      <text:p text:style-name="P4">Capacidad de uso: IVec</text:p>
      <text:p text:style-name="P15"><text:span text:style-name="T8">Índice de productividad: 51</text:span></text:p>
      <text:p text:style-name="P4">Ambientes muy singulares correspondientes a valles pequeños intermontanos ubicados entre las primeras serranías de la Sierra de Las Peñas con gradientes que oscilan entre 1 a 6% en los sectores laterales de los valles.</text:p>
      <text:p text:style-name="P4">Son ambientes donde los suelos están desarrollados sobre sedimentos fluviales y aluviales de laderas o pequeños abanicos o conos (serie Puerta Colorada) y otros sobre los sedimentos más modernos, que recubren estas formaciones de pié de monte, donde se ha desarrollado incipientemente la serie Monte Alto en fase muy ondulada.</text:p>
      <text:p text:style-name="P4">Normalmente son valles estrechos recientemente incorporados a la agricultura, donde aun los procesos de pérdida de suelo no se han manifestado en forma intensa a pesar de las pendientes que poseen.</text:p>
      <text:p text:style-name="P4">En los sectores centrales de los valles los gradientes son menores, no obstante se insinúan algunas zanjas profundas con suelos menores con arcillas en el subsuelo.</text:p>
      <text:p text:style-name="P4">Aptitud general: Límite agrícola; se requieren prácticas muy cuidadosas para no favorecer la erosión en estas áreas de alta susceptibilidad. </text:p>
      <text:p text:style-name="P7">Berrotarán</text:p>
      <text:p text:style-name="P7">Río Tercero</text:p>
      <text:p text:style-name="P20"><text:span text:style-name="T8">Complejo de Series PUERTA DE HIERRO I 60%; PUERTA DE HIERRO II 20% y 20% de suelos menores bien drenados.</text:span></text:p>
      <text:p text:style-name="P15"><text:span text:style-name="T8">Símbolo: </text:span><text:span text:style-name="T5">PHiI1</text:span></text:p>
      <text:p text:style-name="P4">Capacidad de uso: IIIsc</text:p>
      <text:p text:style-name="P15"><text:span text:style-name="T8">Índice de productividad: 53</text:span></text:p>
      <text:p text:style-name="P4">Este complejo se encuentra asociado a los segundos y terceros niveles de las terrazas de los ríos Ascochinga, Santa Catalina y Jesús María. Son ambientes con relieve plano (subnormal) o suavemente ondulados con gradientes menores a 0,5% hacia los arroyos o ríos indicados, observándose un pequeño mesorrelieve fluvial que no afecta al laboreo normal de las tierras. Hay una distribución muy heterogénea de las Series indicadas, variando la ubicación en pocos metros de distancia. La Serie de suelos dominante, Puerta de Hierro I, se encuentra ocupando los sectores planos o suavemente deprimidos que eventualmente pueden actuar como “desagües” de las propias terrazas conduciendo la escorrentía en forma laminar. Los perfiles se han desarrollado a partir de sedimentos fluviales relativamente finos con excelente aptitud para los cultivos; con la capa arable muy profunda (50 cm aproximadamente) y rica en materia orgánica. Un componente menor del complejo está compuesto por suelos de texturas gruesas areno francas y arenosas en profundidad y poco desarrollados, correspondientes a los perfiles de la Serie Puerta de Hierro II (sedimentos o facies de albardones). Esta Serie está distribuida en pequeñas lomadas longitudinales de pocas decenas de metros de ancho con relieve convexo que se advierten con nitidez en las fotografías aéreas por los tonos más claros, como consecuencia de la menor cobertura de la vegetación en los suelos arenosos. Las limitantes individuales son la baja retención de humedad, fertilidad, drenaje excesivo con motivo de la presencia de los suelos arenosos de la Serie Puerta de Hierro II. Los suelos menores se encuentran en una situación intermedia del mesorrelieve que no supera el 10% en unidades individuales, son bien desarrollados y se pueden considerar con el mismo valor potencial de la Serie Puerta de Hierro I. En general este complejo tiene buena aptitud agrícola considerando el porcentaje mayoritario de suelos sin limitantes (80%).</text:p>
      <text:p text:style-name="P7">Cañada de Luque</text:p>
      <text:p text:style-name="P7">Jesús María</text:p>
      <text:p text:style-name="P20"><text:span text:style-name="T8">Complejo de Series PAJARILLO 60%; ESTANCIA EL MANZANO (adjunto taxonómico más húmedo y frío) 30% y 10% de roca expuesta e inclusiones de Serie EL MARTILLO.</text:span></text:p>
      <text:p text:style-name="P15"><text:span text:style-name="T8">Símbolo: </text:span><text:span text:style-name="T5">Pj1</text:span></text:p>
      <text:p text:style-name="P4">Capacidad de uso: VIIes</text:p>
      <text:p text:style-name="P15"><text:span text:style-name="T8">Índice de productividad: 9</text:span></text:p>
      <text:p text:style-name="P15"><text:span text:style-name="T8">Sector amplio de rocas conglomerádicas (formaciones de rocas del período Cretácico de Pajarillo, Masa y Copacabana). Esta unidad se encuentra por encima de 1000 m.s.n.m., siendo la mayor altura el Cerro Pajarillo con 1650 m. Son laderas escarpadas o muy escarpadas que pueden superar el 45% de gradiente. En las laderas orientadas al Norte o con pendientes altas más secas y soleadas domina la Serie Pajarillo que es muy somera con alta pedregosidad. Sustenta una vegetación natural de gramineal o pastizal de altura baja. El suelo dominante es la Serie Estancia El Manzano (un tanto más húmeda y con régimen de temperatura unos grados más fríos). Es más profunda y con la roca subyacente algo mas alterada. Sustenta una vegetación de gramineal más alto y denso. Las limitantes son la pendiente, profundidad efectiva, susceptibilidad a la erosión, accesibilidad, temperaturas frías extremas, etc.</text:span></text:p>
      <text:p text:style-name="P7">Jesús María</text:p>
      <text:p text:style-name="P22">Playa</text:p>
      <text:p text:style-name="P15"><text:span text:style-name="T8">Símbolo: </text:span><text:span text:style-name="T5">Playa</text:span></text:p>
      <text:p text:style-name="P4">Capacidad de uso: VIII</text:p>
      <text:p text:style-name="P4">Índice de productividad: </text:p>
      <text:p text:style-name="P22">Paleocauces</text:p>
      <text:p text:style-name="P16"><text:span text:style-name="T8">Símbolo: </text:span><text:span text:style-name="T5">Plc</text:span></text:p>
      <text:p text:style-name="P4">Capacidad de uso: VIII</text:p>
      <text:p text:style-name="P4">Índice de productividad: </text:p>
      <text:p text:style-name="P20"><text:span text:style-name="T8">Complejo de Series PARAJE LOS ZORROS 30%; CINTRA 20%; SACANTA 20% y AUSONIA 30%.</text:span></text:p>
      <text:p text:style-name="P15"><text:span text:style-name="T8">Símbolo: </text:span><text:span text:style-name="T5">PLZ1</text:span></text:p>
      <text:p text:style-name="P4">Capacidad de uso: IVws</text:p>
      <text:p text:style-name="P15"><text:span text:style-name="T8">Índice de Productividad: 41</text:span></text:p>
      <text:p text:style-name="P15"><text:span text:style-name="T8">Este complejo, vinculado a un relieve de lomas tendidas y planos ligeramente deprimidos, con anegamientos selectivos de corta duración. Los suelos que integran el complejo poseen en general un drenaje moderado y las limitaciones principales derivan de la alcalinidad sódica subsuperficial de las series Paraje Los Zorros y Cintra. No obstante, superficialmente presentan buenas condiciones para el desarrollo de cultivos de raíces no muy profundas y para la implantación de pasturas.</text:span></text:p>
      <text:p text:style-name="P7">Calchín</text:p>
      <text:p text:style-name="P7">James Craik</text:p>
      <text:p text:style-name="P20"><text:span text:style-name="T8">Complejo de Series PINCÉN 40%, EL VEINTITRÉS 30% y EL VEINTITRÉS en fase moderadamente alcalina 30%.</text:span></text:p>
      <text:p text:style-name="P15"><text:span text:style-name="T8">Símbolo: </text:span><text:span text:style-name="T5">Pn</text:span></text:p>
      <text:p text:style-name="P4">Capacidad de uso: IVws</text:p>
      <text:p text:style-name="P15"><text:span text:style-name="T8">Índice de Productividad: 35</text:span></text:p>
      <text:p text:style-name="P4">Son áreas intermedias o ligeramente deprimidas inundables parcialmente, donde se encuentra la Serie Pincén con alcalinidad sódica subsuperficial.</text:p>
      <text:p text:style-name="P15"><text:span text:style-name="T8">Son suelos aptos para cultivos agrícolas considerando lo expresado precedentemente.</text:span></text:p>
      <text:p text:style-name="P7">Buchardo</text:p>
      <text:p text:style-name="P7">Jovita</text:p>
      <text:p text:style-name="P7">Villa Huidobro</text:p>
      <text:p text:style-name="P20"><text:span text:style-name="T8">Complejo de Series PINCÉN 50%, LA RENANCÓ 30% y EL VEINTITRÉS en fase moderadamente alcalina en profundidad 20%.</text:span></text:p>
      <text:p text:style-name="P15"><text:span text:style-name="T8">Símbolo: </text:span><text:span text:style-name="T5">Pn1</text:span></text:p>
      <text:p text:style-name="P4">Capacidad de uso: VIws</text:p>
      <text:p text:style-name="P15"><text:span text:style-name="T8">Índice de Productividad: 30</text:span></text:p>
      <text:p text:style-name="P4">En este complejo se diferencian netamente dos tipos de ambientes. En primer término, los más deprimidos, ocupando porcentajes altos de participación se destacan las Series Pincén y La Renancó, alcalinas sódicas, inundables y parcialmente degradadas superficialmente. En segundo término, ocupando áreas intermedias en porcentajes menores la Serie El Veintitrés afectada por alcalinidad en profundidad.</text:p>
      <text:p text:style-name="P4">La capa freática puede estar próxima a la superficie del suelo afectando los perfiles con salinidad, dependiendo del ascenso de la misma y las precipitaciones.</text:p>
      <text:p text:style-name="P4">En los desbordes del Río Popopis pueden permanecer por tiempos prolongados conformando verdaderas lagunas y bañados.</text:p>
      <text:p text:style-name="P4">Este complejo es apto para la implantación de pasturas adaptadas y pastoreo sobre especies nativas.</text:p>
      <text:p text:style-name="P7">Buchardo</text:p>
      <text:p text:style-name="P7">Jovita</text:p>
      <text:p text:style-name="P20"><text:span text:style-name="T8">Complejo de Series PINCÉN en fase moderadamente salina 40%, LA RENANCÓ en fase moderadamente salina 20%, ITALÓ 20% y EL VEINTITRÉS 20%.</text:span></text:p>
      <text:p text:style-name="P15"><text:span text:style-name="T8">Símbolo: </text:span><text:span text:style-name="T5">Pn2</text:span></text:p>
      <text:p text:style-name="P4">Capacidad de uso: VIws</text:p>
      <text:p text:style-name="P15"><text:span text:style-name="T8">Índice de Productividad: 29</text:span></text:p>
      <text:p text:style-name="P4">Son unidades cartográficas de similar aptitud potencial de producción que la unidad anterior difiriendo en la composición edáfica y porcentajes.</text:p>
      <text:p text:style-name="P4">También ocupan sectores negativos del relieve estando las Series Pincén y La Renancó severamente limitadas en las situaciones más deprimidas, con la capa freática próxima a la superficie trayendo consigo estacionalmente procesos de salinización hasta niveles perjudiciales para los cultivos y pasturas, además de las inundaciones periódicas.</text:p>
      <text:p text:style-name="P4">Las unidades identificadas con este símbolo pueden estar inundadas total o parcialmente por las crecidas del Río Popopis.</text:p>
      <text:p text:style-name="P4">Son aptas para la implantación de pasturas o pastoreo sobre especies nativas o eventualmente algunos cultivos agrícolas en sectores más elevados (Series El Veintitrés e Italó).</text:p>
      <text:p text:style-name="P7">Buchardo</text:p>
      <text:p text:style-name="P7">Jovita</text:p>
      <text:p text:style-name="P20"><text:span text:style-name="T8">Complejo indiferenciado de Series PINCÉN en fase moderadamente salina; LA RENANCÓ en fase moderadamente salina e ITALÓ en fase moderadamente salina y alcalina en profundidad.</text:span></text:p>
      <text:h text:style-name="P17" text:outline-level="1"><text:span text:style-name="T8">Símbolo</text:span><text:span text:style-name="T5">: Pn3</text:span></text:h>
      <text:h text:style-name="P5" text:outline-level="1">Capacidad de uso: VIIws</text:h>
      <text:p text:style-name="P15"><text:span text:style-name="T8">Índice de Productividad: 18</text:span></text:p>
      <text:p text:style-name="P15"><text:span text:style-name="T8">Sectores netamente cóncavos de reducidas dimensiones, gravemente afectados por alcalinidad sódica, salinidad, drenaje deficiente e inundaciones frecuentes.</text:span></text:p>
      <text:p text:style-name="P4">La intensidad de las limitantes determina que estas unidades cartográficas sean solo útiles como campos naturales de pastoreo o eventualmente en pequeños lotes escogidos o partes de estos, puede ser factible la siembra o mejoramiento de los pastos naturales con especies adaptadas.</text:p>
      <text:p text:style-name="P7">Buchardo</text:p>
      <text:p text:style-name="P20"><text:span text:style-name="T8">Complejo indiferenciado en fase gravemente erosionada de Series PASO DEL RÍO SECO; ESTANCIA EL GATO y suelos con distinto grado de desarrollo y textura variada.</text:span></text:p>
      <text:p text:style-name="P15"><text:span text:style-name="T8">Símbolo: </text:span><text:span text:style-name="T5">PRS</text:span></text:p>
      <text:p text:style-name="P4">Capacidad de uso: VIes</text:p>
      <text:p text:style-name="P15"><text:span text:style-name="T8">Índice de productividad: 12</text:span></text:p>
      <text:p text:style-name="P15"><text:span text:style-name="T8">Planicie de derrame fluvial del Río de Las Barrancas, ambiente ligeramente deprimido con relieve interno suavemente ondulado. Los suelos se han originado a partir de sedimentos de textura muy variada, desde franco arenosos a franco limosos, por lo general no presentan horizontes genéticos, sino capas estratificadas de variada composición debido a los procesos de sedimentación.</text:span></text:p>
      <text:p text:style-name="P4">Las limitaciones son tan severas que estos suelos no son aptos para una producción sostenida de cultivos de cosecha. Las limitantes son permanentes, no corregibles, como erosión grave, excesivo drenaje y condiciones climáticas, además de la baja estabilidad de los agregados, baja fertilidad y pobre contenido de materia orgánica.</text:p>
      <text:p text:style-name="P7">Alpa Corral</text:p>
      <text:p text:style-name="P20"><text:span text:style-name="T8">Complejo de Series PASO DEL RÍO SECO 30%; ESTANCIA EL GATO 30%; ESTANCIA LA TORRE 20% y 20% de suelos menores con distinto grado de desarrollo y textura variada.</text:span></text:p>
      <text:p text:style-name="P15"><text:span text:style-name="T8">Símbolo: </text:span><text:span text:style-name="T5">PRS1</text:span></text:p>
      <text:p text:style-name="P4">Capacidad de uso: IVsc</text:p>
      <text:p text:style-name="P15"><text:span text:style-name="T8">Índice de productividad: 42</text:span></text:p>
      <text:p text:style-name="P4">Ambiente fluvial del curso medio del Río de Las Barrancas e inferior del Aº San Bartolomé, constituido por terrazas altas de relieve suavemente ondulado con gradientes que en general no superan el 1%.</text:p>
      <text:p text:style-name="P15"><text:span text:style-name="T8">Los suelos en general presentan escaso desarrollo o bien no presentan horizontes genéticos, sino capas estratificadas de granulometría variable según la energía del aporte.</text:span></text:p>
      <text:p text:style-name="P4">La elección de cultivos se ve restringida debido a la pobre agregación superficial del suelo, la baja retención de humedad, el escaso contenido de materia orgánica y baja fertilidad. las prácticas de manejo y conservación incluyen rotaciones con amplio dominio de pasturas.</text:p>
      <text:p text:style-name="P7">Alpa Corral</text:p>
      <text:p text:style-name="P20"><text:span text:style-name="T8">Complejo de Series PASCANAS 40%; AUSONIA 30% y LAS SELVAS 30%.</text:span></text:p>
      <text:p text:style-name="P15"><text:span text:style-name="T8">Símbolo: </text:span><text:span text:style-name="T5">Ps1</text:span></text:p>
      <text:p text:style-name="P4">Capacidad de uso: IVws</text:p>
      <text:p text:style-name="P15"><text:span text:style-name="T8">Índice de Productividad: 57</text:span></text:p>
      <text:p text:style-name="P15"><text:span text:style-name="T8">Este símbolo identifica a vías de desagüe o de escurrimiento temporario moderadamente manifiestos, un ancho medio de 300 m y relieve cóncavo bastante marcado.</text:span></text:p>
      <text:p text:style-name="P4">Los componentes taxonómicos presentan las siguientes limitantes: la serie Pascanas tiene drenaje moderado y Ausonia además presenta alcalinidad sódica subsuperficial.</text:p>
      <text:p text:style-name="P15"><text:span text:style-name="T8">En el área central de estos desagües se han observado algunas "inclusiones" en un porcentaje no mayor al 10%, constituidas por suelos cementados moderadamente alcalinos con permeabilidad lenta, con la perspectiva de sufrir anegamientos más frecuentes de mediana duración.</text:span></text:p>
      <text:p text:style-name="P4">De acuerdo a lo expuesto, la aptitud de estos suelos se encuentra en el límite agrícola, pudiendo ser usados para una gama estrecha de cultivos con rotaciones amplias en base a pasturas perennes.</text:p>
      <text:p text:style-name="P7">Pascanas</text:p>
      <text:p text:style-name="P20"><text:span text:style-name="T8">Complejo de Series PASCANAS 40%; LAS SELVAS en fase moderadamente bien drenada 30% y LA VICTORIA 30%.</text:span></text:p>
      <text:p text:style-name="P15"><text:span text:style-name="T8">Símbolo: </text:span><text:span text:style-name="T5">Ps2</text:span></text:p>
      <text:p text:style-name="P4">Capacidad de uso: IVws</text:p>
      <text:p text:style-name="P15"><text:span text:style-name="T8">Índice de Productividad: 51</text:span></text:p>
      <text:p text:style-name="P15"><text:span text:style-name="T8">Fisiográficamente son ambientes semejantes a la unidad anterior pero ubicados regionalmente en ambientes más arenosos.</text:span></text:p>
      <text:p text:style-name="P4">En general, dominan suelos moderadamente bien drenados donde se destaca la limitante ocasionada por la presencia de la serie La Victoria que tiene además alcalinidad sódica subsuperficial.</text:p>
      <text:p text:style-name="P4">Estas unidades son aptas esencialmente para la implantación de pasturas perennes, con la posibilidad de intercalar entre los ciclos ganaderos, cultivos agrícolas en base a especies escogidas.</text:p>
      <text:p text:style-name="P7">Pascanas</text:p>
      <text:p text:style-name="P20"><text:span text:style-name="T8">Complejo indeterminado Pampayasta de suelos fluviales y fluvio eólicos asociados a suelos salinos y sódicos.</text:span></text:p>
      <text:p text:style-name="P15"><text:span text:style-name="T8">Símbolo: </text:span><text:span text:style-name="T5">Pyt</text:span></text:p>
      <text:p text:style-name="P4">Capacidad de uso: VIsc</text:p>
      <text:p text:style-name="P15"><text:span text:style-name="T8">Índice de Productividad: 32</text:span></text:p>
      <text:p text:style-name="P4">Con este símbolo se identifican en los mapas las unidades cartográficas relacionadas con los derrames del Río Tercero. Los suelos se han desarrollado a partir de sedimentos de textura muy variada, desde arenosa franca a limosa. En las partes más onduladas (albardones en proporción menor) son comunes las texturas más gruesas, con suelos débilmente desarrollados del tipo A-AC-C y limitantes derivadas de la retención de humedad. En los bajos dominan los suelos más pesados salino alcalinos con horizontes superficiales degradados y/o con capas, generalmente con problemas de drenaje moderado a imperfecto.</text:p>
      <text:p text:style-name="P4">En general, la alcalinidad sódica y la baja fertilidad, asociado a problemas de drenaje deficiente o excesivo, son las limitantes principales de estos suelos cuya capacidad de uso se restringe a pasturas cultivadas o campos naturales de pastoreo. No obstante, dentro de estos complejos y en áreas muy puntuales y altas, son suelos livianos sin limitaciones de salinidad y alcalinidad; pueden eventualmente ser dedicados a cultivos de cosecha previo examen del suelo en particular. Estas áreas no se mapean por lo heterogéneo de la distribución de los suelos en estas áreas de derrames fluviales.</text:p>
      <text:p text:style-name="P7">Calchín</text:p>
      <text:p text:style-name="P7">James Craik</text:p>
      <text:p text:style-name="P7">Las Varillas</text:p>
      <text:p text:style-name="P7">Oliva</text:p>
      <text:p text:style-name="P7">Villa María</text:p>
      <text:p text:style-name="P20"><text:span text:style-name="T8">Complejo indeterminado Pampayasta I de suelos fluviales arenosos de albardones y paleocauces. </text:span></text:p>
      <text:p text:style-name="P15"><text:span text:style-name="T8">Símbolo: </text:span><text:span text:style-name="T5">Pyt1</text:span><text:span text:style-name="T8"> </text:span></text:p>
      <text:p text:style-name="P4">Capacidad de uso: VIsc</text:p>
      <text:p text:style-name="P15"><text:span text:style-name="T8">Índice de Productividad: 34</text:span></text:p>
      <text:p text:style-name="P4">A esta unidad pertenecen los antiguos cauces de los derrames del Río Tercero caracterizado por un relieve de lomadas suaves. Los suelos presentan un drenaje excesivo y la baja retención de humedad acentúa la limitación climática. Pueden encontrarse algunos perfiles con alcalinidad y capas aluviales dentro de un patrón de distribución de los suelos muy intrincado.</text:p>
      <text:p text:style-name="P4">La baja fertilidad de los agregados, característica de suelos con escaso contenido de materia orgánica y texturas gruesas, determina que se "planchen" fácilmente. Además, requieren contenidos óptimos de humedad para la realización de las labores culturales ya que se endurecen con mucha facilidad. En general, son suelos aptos para la implantación de pasturas. </text:p>
      <text:p text:style-name="P7">James Craik</text:p>
      <text:p text:style-name="P7">Oliva</text:p>
      <text:p text:style-name="P20"><text:span text:style-name="T8">Complejo indeterminado Pampayasta 2 de suelos arenosos y limosos moderadamente alcalinos.</text:span></text:p>
      <text:p text:style-name="P15"><text:span text:style-name="T8">Símbolo: </text:span><text:span text:style-name="T5">Pyt2</text:span></text:p>
      <text:p text:style-name="P4">Capacidad de uso: IVsc</text:p>
      <text:p text:style-name="P15"><text:span text:style-name="T8">Índice de Productividad: 50</text:span></text:p>
      <text:p text:style-name="P4">Comprende esta unidad los derrames altos ondulados o suavemente ondulados del Río Tercero. Los suelos se han desarrollado a partir de materiales originarios de texturas más bien gruesas en las convexidades sin otras limitantes: de texturas limosas y francas en las partes más bajas con la presencia de alcalinidad subsuperficial y en profundidad.</text:p>
      <text:p text:style-name="P4">Los suelos en general se encuentran en el límite agrícola, aptos para la implantación de determinados cultivos con predominio de pasturas.</text:p>
      <text:p text:style-name="P7">James Craik</text:p>
      <text:p text:style-name="P7">Villa María</text:p>
      <text:p text:style-name="P20"><text:span text:style-name="T8">Complejo indeterminado Pampayasta 3 de áreas de inundación con suelos degradados salino y sódicos.</text:span></text:p>
      <text:p text:style-name="P15"><text:span text:style-name="T8">Símbolo: </text:span><text:span text:style-name="T5">Pyt3</text:span><text:span text:style-name="T8"> </text:span></text:p>
      <text:p text:style-name="P4">Capacidad de uso: VIIws</text:p>
      <text:p text:style-name="P15"><text:span text:style-name="T8">Índice de Productividad: 3</text:span></text:p>
      <text:p text:style-name="P4">Dentro de las áreas de derrame del Río Tercero, y en una posición francamente cóncava (antiguas planicies de inundación), se encuentran estos ambientes caracterizados por tener anegamientos periódicos y suelos salino alcalinos de texturas medias y finas, desarrollados o en capas sucesivas con degradación superficial.</text:p>
      <text:p text:style-name="P4">El uso está gravemente limitado siendo apto como campos naturales de pastoreo o bien, para la implantación de pasturas adaptadas a las rigurosas limitantes.</text:p>
      <text:p text:style-name="P7">James Craik</text:p>
      <text:p text:style-name="P7">Oliva</text:p>
      <text:p text:style-name="P7">Villa María</text:p>
      <text:p text:style-name="P20"><text:span text:style-name="T8">Complejo indeterminado Pampayasta 4 de paleocauces y terrazas deprimidas inundables con dominio de suelos arenosos y alcalinos.</text:span></text:p>
      <text:p text:style-name="P15"><text:span text:style-name="T8">Símbolo: </text:span><text:span text:style-name="T5">Pyt4</text:span></text:p>
      <text:p text:style-name="P4">Capacidad de su uso: VIIws</text:p>
      <text:p text:style-name="P15"><text:span text:style-name="T8">Índice de Productividad: 5</text:span></text:p>
      <text:p text:style-name="P15"><text:span text:style-name="T8">Dentro del área de derrames del Río Tercero, y en posición netamente cóncava se encuentran estos ambientes coincidentes con los diseños de los paleocauces. Los suelos son arenosos con gravillas y en capas aluviales salino alcalinas con mesorrelieve, limitado por bordes abruptos que los separan de otros ambientes fluviales más altos.</text:span></text:p>
      <text:p text:style-name="P4">El uso está severamente limitado, siendo aptos como campos naturales de pastoreo y eventualmente para la implantación de pasturas en las terrazas aplanadas.</text:p>
      <text:p text:style-name="P7">James Craik</text:p>
      <text:p text:style-name="P7">Las Varillas</text:p>
      <text:p text:style-name="P44">Asociación de Series POZO DE LA LOMA 70% y LA QUINTA 30%</text:p>
      <text:p text:style-name="P37"><text:span text:style-name="T20">Símbolo: </text:span><text:span text:style-name="T22">PzL1</text:span></text:p>
      <text:p text:style-name="P39">Capacidad de uso: IIIc</text:p>
      <text:p text:style-name="P40"><text:span text:style-name="T20">Indice de Productividad: 66 </text:span></text:p>
      <text:p text:style-name="P41"><text:span text:style-name="T20">Lomas extendidas de amplia distribución en la Carta, suavemente onduladas, con suelos de buena aptitud, desarrollados exclusivamente sobre el loess de textura franco limosa. En los sectores suavemente elevados domina la Serie Pozo de la Loma, con desarrollo moderado subsuperficial (B</text:span><text:span text:style-name="T33">w</text:span><text:span text:style-name="T20">) y en las partes mas planas lo hace la Serie La Quinta, de buen desarrollo por debajo del horizonte A con iluviación de arcillas, que le confieren una excelente capacidad de retención de humedad (B</text:span><text:span text:style-name="T33">t</text:span><text:span text:style-name="T20">). En mapas de mayor detalle podrían separarse estas dos Series de suelos sin dificultad alguna en base al relieve. El clima por deficiencias moderadas en las precipitaciones es el único problema a tener presente. Las prácticas de manejo y conservación deben estar destinadas a un aprovechamiento eficiente del agua en el perfil del suelo. </text:span></text:p>
      <text:p text:style-name="P36">Asociación de Series POZO DE LA LOMA 40%, LA QUINTA 40% y SAGRADA FAMILIA variante calcárea 20%</text:p>
      <text:p text:style-name="P37"><text:span text:style-name="T20">Símbolo: </text:span><text:span text:style-name="T22">PzL2</text:span></text:p>
      <text:p text:style-name="P39">Capacidad de uso: IIIsc</text:p>
      <text:p text:style-name="P40"><text:span text:style-name="T20">Índice de Productividad: 61</text:span></text:p>
      <text:p text:style-name="P43">Unidad Cartográfica semejante a la anteriormente descripta, con la diferencia en orden al relieve; aquí tienen mayor gravitación los relieves planos o a veces suavemente deprimidos. En estos últimos tipos de relieve es importante la presencia de la Serie Sagrada Familia variante calcárea con alcalinidad sódica en el subsuelo y material calcáreo en casi todo el perfil. Esta última condiciona o incide sobre la aptitud general de la unidad en forma poco significativa, merced al bajo porcentaje de participación. En el campo con períodos de sequías y/o con cultivos de raíces profundas, suele observarse un menor desarrollo vegetativo en forma de manchas que no superan el 20% en unidades o delineaciones individuales.</text:p>
      <text:p text:style-name="P20"><text:span text:style-name="T8">Complejo de Series POZO DE LA OLLA 30%; LA RINCONADA 15%; POZO VERDE 15%; EL ZAPALLAR 20%; y 20% de suelos menores arenosos moderadamente alcalinos.</text:span></text:p>
      <text:p text:style-name="P27"><text:span text:style-name="T8">Símbolo: </text:span><text:span text:style-name="T5">PzO</text:span></text:p>
      <text:p text:style-name="P28">Capacidad de Uso: VIws</text:p>
      <text:p text:style-name="P27"><text:span text:style-name="T8">Índice de Productividad: 10</text:span></text:p>
      <text:p text:style-name="P4">Esta unidad corresponde a la planicie aluvial de La Rinconada en el sector Norte. Constituye un extenso plano formado por derrames del Río Dulce (paleocauces y albardones). Los suelos se han desarrollado sobre materiales originarios franco limosos; presentan un drenaje imperfecto con la capa freática cerca del metro de profundidad.</text:p>
      <text:p text:style-name="P4">En este complejo se destaca claramente la relación del monte y halófitas subordinadas con las Series Pozo de la Olla y El Zapallar que corresponde a los sectores más altos y menos susceptibles de sufrir inundaciones, contrastando nítidamente con las partes más bajas e inundables de jumiales y peladales, relacionadas con las Series La Rinconada y Pozo Verde respectivamente.</text:p>
      <text:p text:style-name="P4">Prácticamente el 65% de los suelos que componen la unidad, presentan leves problemas de alcalinidad superficial, aumentando considerablemente en profundidad; un 15% (Serie Pozo Verde) corresponden a los "peladales" limitados seriamente por alto contenido sódico y el 20% restante corresponden a los suelos arenosos con moderada alcalinidad.</text:p>
      <text:p text:style-name="P4">En general no suelen tener inundaciones, salvo en épocas de crecientes muy grandes, ya que la unidad constituye topográficamente los sectores ligeramente más altos de la gran depresión. Son usados como campos naturales de pastoreo, pero presentan aptitudes para la implantación de pasturas adaptadas.</text:p>
      <text:p text:style-name="P7">Villa de María</text:p>
      <text:p text:style-name="P20"><text:span text:style-name="T8">Complejo de Series POZO DE LA OLLA 40%; EL ZAPALLAR 20%; ALBARDONES 20% y 20% de suelos menores moderadamente alcalinos.</text:span></text:p>
      <text:p text:style-name="P15"><text:span text:style-name="T8">Símbolo: </text:span><text:span text:style-name="T5">PzO1</text:span></text:p>
      <text:p text:style-name="P4">Capacidad de Uso: VIws</text:p>
      <text:p text:style-name="P15"><text:span text:style-name="T8">Índice de Productividad: 12</text:span></text:p>
      <text:p text:style-name="P4">Este complejo se vincula a dos sectores alargados en sentido Norte-Sur, relativamente más elevados, constituidos por típicos albardones y paleocauces dentro de la gran planicie aluvial de La Rinconada.</text:p>
      <text:p text:style-name="P4">Están integrados por un 60% de suelos de las Series Pozo de la Olla y El Zapallar (con alcalinidad y salinidad subsuperficial), identificables por el monte y las halófitas. En la proximidad de los paleocauces se advierten sectores alargados y elevados, con suelos más arenosos y con ligeras limitaciones de alcalinidad y salinidad después de 50 cm de profundidad y corresponden a la Serie Los Albardones: el relieve es algo ondulado sin ningún peligro de sufrir anegamiento. Son utilizados principalmente como campos naturales de pastoreo, observándose pequeños sectores desmontados con implantación de pasturas perennes.</text:p>
      <text:p text:style-name="P7">Villa de María</text:p>
      <text:p text:style-name="P20"><text:span text:style-name="T8">Complejo indeterminado de suelos salinos sódicos de aureolas de lagunas y terrazas del Arroyo Quetrú Leuvú.</text:span></text:p>
      <text:p text:style-name="P15"><text:span text:style-name="T8">Símbolo: </text:span><text:span text:style-name="T5">QtL</text:span></text:p>
      <text:p text:style-name="P4">Capacidad de uso: VIIws</text:p>
      <text:p text:style-name="P15"><text:span text:style-name="T8">Índice de productividad: 4</text:span></text:p>
      <text:p text:style-name="P4">Esta unidad corresponde a aureolas de lagunas, lechos desecados, bajos y cañadas. Los suelos presentes están condicionados en su uso por el drenaje imperfecto y por la acumulación de sodio en el complejo de intercambio y sales, en cantidades perjudiciales para la mayoría de los cultivos. El nivel freático se encuentra por lo general próximo a la superficie y la vegetación dominante es el pelo de chancho (Distichlis scoparia). Las graves limitaciones restringen el uso de estas tierras a campos naturales de pastoreo</text:p>
      <text:p text:style-name="P7">Villa Huidobro</text:p>
      <text:p text:style-name="P20"><text:span text:style-name="T8">Complejo indeterminado Río de las Barrancas de suelos muy gravemente erosionados.</text:span></text:p>
      <text:p text:style-name="P15"><text:span text:style-name="T8">Símbolo: </text:span><text:span text:style-name="T5">RBa</text:span></text:p>
      <text:p text:style-name="P4">Capacidad de uso: VIIe</text:p>
      <text:p text:style-name="P15"><text:span text:style-name="T8">Índice de productividad: 6</text:span></text:p>
      <text:p text:style-name="P4">Pendientes fuertemente inclinadas, con escurrimiento muy r pido y gradiente entre el 10 y el 25%. Presentan un paisaje totalmente cortado por zanjas y cárcavas profundas que hacen imposible trabajar con cualquier clase de maquinaria agrícola.</text:p>
      <text:p text:style-name="P4">Las limitaciones son tan severas que las prácticas de mejoramiento no son posibles o económicamente factibles.</text:p>
      <text:p text:style-name="P7">Alpa Corral</text:p>
      <text:p text:style-name="P20"><text:span text:style-name="T8">Complejo indiferenciado Reducción de Serie OLAETA y capas arenosas ligeramente ácidas y/o con alcalinidad subsuperficial.</text:span></text:p>
      <text:p text:style-name="P15"><text:span text:style-name="T8">Símbolo: </text:span><text:span text:style-name="T5">Rd</text:span></text:p>
      <text:p text:style-name="P4">Capacidad de Uso: IVsc</text:p>
      <text:p text:style-name="P15"><text:span text:style-name="T8">Índice de Productividad: 31</text:span></text:p>
      <text:p text:style-name="P4">Los materiales originarios cólicos franco arenosos, sobre los que se desarrolló la serie Olaeta, están mezclados con materiales fluvio-eólicos, por influencia del Río Cuarto, depositados en capas no genéticas, arenosas y franco arenosas, algunas con alcalinidad subsuperficial.</text:p>
      <text:p text:style-name="P4">Este complejo es apto para agricultura con muchos condicionamientos, es decir solamente pocas especies, en rotación con pasturas, con gran predominancia de las mismas.</text:p>
      <text:p text:style-name="P7">Alejandro</text:p>
      <text:p text:style-name="P7">Ucacha</text:p>
      <text:p text:style-name="P20"><text:span text:style-name="T8">Complejo indeterminado Río Dulce.</text:span></text:p>
      <text:p text:style-name="P15"><text:span text:style-name="T8">Símbolo: </text:span><text:span text:style-name="T5">RD</text:span></text:p>
      <text:p text:style-name="P4">Capacidad de Uso: VIIws</text:p>
      <text:p text:style-name="P15"><text:span text:style-name="T8">Índice de Productividad: 4</text:span></text:p>
      <text:p text:style-name="P4">Esta unidad se caracteriza por un patrón muy intrincado de suelos (aluviales, thápticos, con escaso desarrollo genético, etc.) y con serias limitaciones de drenaje impedido (capa freática alta), fuerte alcalinidad sódica y/o salinidad que restringen severamente su uso.</text:p>
      <text:p text:style-name="P4">Se vinculan a terrazas fluviales y albardones, con inundaciones muy frecuentes y prolongadas, salvo los albardones favorecidos por el relieve relativamente más elevado, que permiten el escurrimiento de las aguas hacia las unidades bajas adyacentes.</text:p>
      <text:p text:style-name="P4">El hecho de recibir aportes de agua dulce, posibilita en ciertas épocas el lavado superficial de las sales más solubles. Constituye un área de buenos pastizales naturales pero de difícil acceso, cuyo uso es de ganadería esencialmente bovina.</text:p>
      <text:p text:style-name="P7">Villa de María</text:p>
      <text:p text:style-name="P20"><text:span text:style-name="T8">Complejo indeterminado Río Dulce 1 de suelos aluviales hidromórficos en capas.</text:span></text:p>
      <text:p text:style-name="P15"><text:span text:style-name="T8">Símbolo: </text:span><text:span text:style-name="T5">RD1</text:span></text:p>
      <text:p text:style-name="P4">Capacidad de Uso: VIIws</text:p>
      <text:p text:style-name="P15"><text:span text:style-name="T8">Índice de Productividad: 8</text:span></text:p>
      <text:p text:style-name="P4">Ocupa sectores adyacentes al Río Dulce, siendo menos inundable que la unidad anterior; desde donde provienen los excesos hídricos. Comprende campos de pastoreo estacionales, estando los suelos esencialmente limitados por el hidromorfismo indicado, siendo la salinidad y alcalinidad de carácter moderadas.</text:p>
      <text:p text:style-name="P7">Villa de María</text:p>
      <text:p text:style-name="P20"><text:span text:style-name="T8">Complejo indeterminado Río de los Sauces de terrazas bajas con suelos en capas de textura variada.</text:span></text:p>
      <text:p text:style-name="P15"><text:span text:style-name="T8">Símbolo: </text:span><text:span text:style-name="T5">RDS</text:span></text:p>
      <text:p text:style-name="P4">Capacidad de uso: VIs/VIIs</text:p>
      <text:p text:style-name="P15"><text:span text:style-name="T8">Índice de productividad: 15</text:span></text:p>
      <text:p text:style-name="P4">Ambiente fluvial, constituido por terrazas bajas y escarpas entre terrazas antiguas y modernas.</text:p>
      <text:p text:style-name="P15"><text:span text:style-name="T8">Los materiales son predominantemente arenas muy gruesas con gravas y gravillas en las terrazas modernas y sedimentos de textura franca a franco limosa en las terrazas antiguas. Los suelos no presentan horizontes genéticos, sino capas estratificadas de composición muy variada que poseen una limitada capacidad de retención de agua y también problemas de fertilidad y estructura del horizonte superficial, lo que los hace inadecuados para el laboreo y su uso queda reducido casi exclusivamente al pastoreo.</text:span></text:p>
      <text:p text:style-name="P7">Alpa Corral</text:p>
      <text:p text:style-name="P20"><text:span text:style-name="T8">Complejo indeterminado Río Primero de suelos fuertemente erosionados.</text:span></text:p>
      <text:p text:style-name="P15"><text:span text:style-name="T8">Símbolo: </text:span><text:span text:style-name="T5">RI</text:span></text:p>
      <text:p text:style-name="P4">Capacidad de uso: VIIes</text:p>
      <text:p text:style-name="P15"><text:span text:style-name="T8">Índice de Productividad: 8</text:span></text:p>
      <text:p text:style-name="P15"><text:span text:style-name="T8">Este complejo aparece vinculado a un paisaje de pendientes cortas y pronunciadas entre los diferentes niveles de terraza del Río Segundo. El escurrimiento superficial muy rápido ha provocado el truncamiento de los suelos, encontrándose en la mayoría de los casos el horizonte C o material originario en superficie. Su uso es eminentemente para pasturas naturales ya que en la mayoría de los casos, no es posible el uso de maquinarias agrícolas debido a los profundos surcos o cárcavas que atraviesan la unidad.</text:span></text:p>
      <text:p text:style-name="P7">Arroyito</text:p>
      <text:p text:style-name="P7">Villa del Rosario</text:p>
      <text:p text:style-name="P20"><text:span text:style-name="T8">Complejo indiferenciado de Series RÍO SEGUNDO; PILAR y capas fluviales.</text:span></text:p>
      <text:p text:style-name="P15"><text:span text:style-name="T8">Símbolo: </text:span><text:span text:style-name="T5">RII</text:span></text:p>
      <text:p text:style-name="P4">Capacidad de uso: VIsc</text:p>
      <text:p text:style-name="P15"><text:span text:style-name="T8">Índice de Productividad: 17</text:span></text:p>
      <text:p text:style-name="P15"><text:span text:style-name="T8">La unidad cartográfica indicada con este símbolo corresponde a terrazas altas del Río Segundo. Los suelos se han desarrollado a partir de sedimentos fluviales de textura franco arenosa a arenosa franca. El drenaje excesivo y la baja retención de humedad acentúan la limitación climática natural del área, presentando además una manifiesta susceptibilidad a la erosión eólica por la baja estabilidad de los agregados, características distintivas de los suelos con escaso contenido de materia orgánica, textura arenosa franca a franca arenosa y estructura masiva (sin estructura), lo que determina también que se "planchen" fácilmente. </text:span></text:p>
      <text:p text:style-name="P7">Arroyito</text:p>
      <text:p text:style-name="P7">La Francia</text:p>
      <text:p text:style-name="P7">Oncativo</text:p>
      <text:p text:style-name="P7">Villa del Rosario</text:p>
      <text:p text:style-name="P20"><text:span text:style-name="T8">Complejo indiferenciado de Series RÍO SEGUNDO; PILAR; SACANTA; SACANTA en fase salina en profundidad; IMPIRA; suelos enterrados y capas fluviales.</text:span></text:p>
      <text:p text:style-name="P15"><text:span text:style-name="T8">Símbolo: </text:span><text:span text:style-name="T5">RII1</text:span></text:p>
      <text:p text:style-name="P4">Capacidad de uso: VIsc</text:p>
      <text:p text:style-name="P15"><text:span text:style-name="T8">Índice de Productividad: 33</text:span></text:p>
      <text:p text:style-name="P15"><text:span text:style-name="T8">En esta unidad no ha sido posible estimar el porcentaje que ocupa cada serie, debido a la complejidad de sus asociaciones. Corresponde a derrames del Río Xanaes (Segundo) y del antiguo cauce del mismo (Aº de los Álvarez).. El relieve es ondulado, con dominio de la serie Río Segundo en las convexidades y Pilar en los derrames aplanados. Estos suelos poseen textura arenosa franca a franco arenosa, con baja retención de humedad en todo el perfil, pobre estabilidad de los agregados, escaso contenido de materia orgánica, lo que contribuye a que los mismos se "planchen" fácilmente y sean muy duros en seco.</text:span></text:p>
      <text:p text:style-name="P15"><text:span text:style-name="T8">En los sectores planos dominan suelos de textura franco a franco limosa como la serie Sacanta y su fase salina en profundidad, que muestran la influencia de materiales de origen fluvial. Son suelos bien a moderadamente bien drenados cuya mayor limitación es la climática. Las áreas ligeramente deprimidas, con drenaje deficiente y alcalinidad y/o salinidad superficial está representada por la serie Impira.</text:span></text:p>
      <text:p text:style-name="P15"><text:span text:style-name="T8">El resto de la unidad está compuesta por suelos enterrados, suelos arenosos en capas y abundantes paleocauces (cauces abandonados).</text:span></text:p>
      <text:p text:style-name="P15"><text:span text:style-name="T8">Son tierras aptas para pasturas cultivadas o campos naturales, no obstante, en áreas muy puntuales, pueden ser dedicados a cultivos de cosecha.</text:span></text:p>
      <text:p text:style-name="P7">Arroyito</text:p>
      <text:p text:style-name="P7">La Francia</text:p>
      <text:p text:style-name="P20"><text:span text:style-name="T8">Complejo indeterminado de suelos fluviales generalmente en capas de textura contrastante.</text:span></text:p>
      <text:p text:style-name="P15"><text:span text:style-name="T8">Símbolo: </text:span><text:span text:style-name="T5">RII2</text:span></text:p>
      <text:p text:style-name="P4">Capacidad de uso: IVsc</text:p>
      <text:p text:style-name="P15"><text:span text:style-name="T8">Índice de Productividad: 45</text:span></text:p>
      <text:p text:style-name="P4">Esta unidad comprende los derrames del Río Xanaes, de relieve ondulado o suavemente ondulado y relativamente altos respecto a las áreas vecinas. Los suelos se han desarrollado a partir de sedimentos de textura muy variada, desde arenosa franca a franco arcillo limosa y el grado de desarrollo de los mismos varía desde capas superpuestas de distintas texturas, suelos enterrados, perfiles escasamente hasta fuertemente desarrollados.</text:p>
      <text:p text:style-name="P4">La capacidad de uso de estos suelos se encuentra en el límite agrícola, apto para una estrecha gama de cultivos, con predominio de pasturas. Dadas las diferencias edáficas en trechos cortos, es posible que a nivel de parcela o lote puedan encontrarse diferencias significativas.</text:p>
      <text:p text:style-name="P7">La Francia</text:p>
      <text:p text:style-name="P20"><text:span text:style-name="T8">Complejo indeterminado Río Cuarto de capas arenosas ácidas y capas arenosas con alcalinidad subsuperficial.</text:span></text:p>
      <text:p text:style-name="P15"><text:span text:style-name="T8">Símbolo: </text:span><text:span text:style-name="T5">RIV</text:span></text:p>
      <text:p text:style-name="P4">Capacidad de uso: VIsc</text:p>
      <text:p text:style-name="P15"><text:span text:style-name="T8">Índice de Productividad: 19</text:span></text:p>
      <text:p text:style-name="P15"><text:span text:style-name="T8">Unidades relacionadas directamente con áreas de derrames del Río Cuarto. No existen suelos desarrollados sino simplemente capas arenosas depositadas por el cauce del Río. Las limitantes más importantes son: la baja capacidad de retención de humedad, el drenaje excesivo y en algunos casos la alcalinidad. Esta unidad es apta para pasturas implantadas y campos naturales de pastoreo.</text:span></text:p>
      <text:p text:style-name="P7">Alejandro</text:p>
      <text:p text:style-name="P7">La Carlota</text:p>
      <text:p text:style-name="P7">Ucacha</text:p>
      <text:p text:style-name="P20"><text:span text:style-name="T8">Complejo indeterminado Río Cuarto 2 de suelos aluviales hidromórficos salinos alcalinos.</text:span></text:p>
      <text:p text:style-name="P15"><text:span text:style-name="T8">Símbolo: </text:span><text:span text:style-name="T5">RIV2</text:span></text:p>
      <text:p text:style-name="P4">Capacidad de Uso: VIIws</text:p>
      <text:p text:style-name="P15"><text:span text:style-name="T8">Índice de Productividad: 6</text:span></text:p>
      <text:p text:style-name="P4">Con este símbolo se identifican en las fotocartas a un conjunto de suelos aluviales de un amplio sector vinculado a los últimos tramos del Río Cuarto antes que su curso principal desemboque en la depresión de las Nacientes del Río Saladillo.</text:p>
      <text:p text:style-name="P4">Son campos bajos con alta proporción de suelos gravemente limitados con la capa freática próxima a la superficie o dentro del perfil del suelo.</text:p>
      <text:p text:style-name="P15"><text:span text:style-name="T8">Algunos componentes edáficos responden a la descripción de la serie El Once que es imperfectamente drenada, bien provista de materia orgánica y alcalina subsuperficialmente. La gran mayoría de los perfiles estudiados en estos ambientes están constituidos por capas de texturas contrastantes, desde arenosas a franco arcillosas.</text:span></text:p>
      <text:p text:style-name="P4">Este ambiente, que presenta anegamientos de mediana duración, tiene una mejor aptitud con respecto al anteriormente descripto. Puede ser utilizado como campos naturales de pastoreo y eventualmente, en sectores escogidos pueden implantarse pasturas adaptadas con rendimientos satisfactorios.</text:p>
      <text:p text:style-name="P7">La Carlota</text:p>
      <text:p text:style-name="P20"><text:span text:style-name="T8">Complejo en fase moderada a severamente erosionada de Series RODEO VIEJO 60% y EL CANO 40%.</text:span></text:p>
      <text:p text:style-name="P15"><text:span text:style-name="T8">Símbolo: </text:span><text:span text:style-name="T5">RoV</text:span></text:p>
      <text:p text:style-name="P4">Capacidad de uso: IVec</text:p>
      <text:p text:style-name="P15"><text:span text:style-name="T8">Índice de productividad: 39</text:span></text:p>
      <text:p text:style-name="P4">Ambiente compuesto por lomas muy onduladas con pendientes complejas y gradientes comprendidos entre el 2 y 5%.</text:p>
      <text:p text:style-name="P15"><text:span text:style-name="T8">Los suelos se han originado a partir de sedimentos eólicos de textura franca, con predominio de la Serie Rodeo Viejo en lomas y pendientes, mientras que en áreas planas y cóncavas los materiales son más finos (franco limosos) respondiendo a la Serie El Cano. Algunos perfiles muestran un engrosamiento del horizonte superficial debido a la deposición de sedimentos arrastrados por el agua.</text:span></text:p>
      <text:p text:style-name="P15"><text:span text:style-name="T8">La erosión hídrica actual en cárcavas, en surcos y laminar, el peligro potencial de erosión, la baja estabilidad de los agregados, el pobre contenido de materia orgánica, el drenaje excesivo, y el régimen climático, son limitaciones severas que restringen la elección de cultivos, requiriendo un manejo muy cuidadoso. Las prácticas de conservación son más difíciles de aplicar y mantener.</text:span></text:p>
      <text:p text:style-name="P7">Alpa Corral</text:p>
      <text:p text:style-name="P20"><text:span text:style-name="T8">Consociación RODEO VIEJO en fase moderada a severamente erosionada.</text:span></text:p>
      <text:p text:style-name="P15"><text:span text:style-name="T8">Símbolo: </text:span><text:span text:style-name="T5">RoV1</text:span></text:p>
      <text:p text:style-name="P4">Capacidad de uso: IVec</text:p>
      <text:p text:style-name="P15"><text:span text:style-name="T8">Índice de productividad: 30</text:span></text:p>
      <text:p text:style-name="P15"><text:span text:style-name="T8">Pendientes medias con gradientes entre el 1 y 3% hacia los arroyos Piedras Blancas y Santa Catalina y pendientes cortas que bordean vías de desagüe.</text:span></text:p>
      <text:p text:style-name="P15"><text:span text:style-name="T8">El escurrimiento moderado a rápido del agua de lluvia ha provocado la pérdida de 5 a 10 cm del horizonte superficial; por lo general, la capa arable está constituida por parte del horizonte A con mezcla de horizontes subyacentes.</text:span></text:p>
      <text:p text:style-name="P15"><text:span text:style-name="T8">También se observan canales y cárcavas excavados por el agua.</text:span></text:p>
      <text:p text:style-name="P15"><text:span text:style-name="T8">La susceptibilidad a la erosión hídrica y los daños producidos por una erosión anterior son las limitantes que restringen la elección de cultivos, además de la baja estabilidad de los agregados y de las características climáticas naturales del área.</text:span></text:p>
      <text:p text:style-name="P7">Alpa Corral</text:p>
      <text:p text:style-name="P20"><text:span text:style-name="T8">Complejo en fase gravemente erosionada de Series RODEO VIEJO 30%; EL CANO 30%; SAN BARTOLOMÉ 20% y 20% de suelos enterrados y/o acumulados.</text:span></text:p>
      <text:p text:style-name="P15"><text:span text:style-name="T8">Símbolo: </text:span><text:span text:style-name="T5">RoV2</text:span></text:p>
      <text:p text:style-name="P4">Capacidad de uso: VIe</text:p>
      <text:p text:style-name="P15"><text:span text:style-name="T8">Índice de productividad: 15</text:span></text:p>
      <text:p text:style-name="P15"><text:span text:style-name="T8">Áreas receptoras y conductoras de las escorrentías, donde los procesos de erosión hídrica alcanzan su mayor magnitud. Los suelos han sido erosionados hasta tal extremo que se hallan truncados en su mayor parte, con muchas cárcavas profundas.</text:span></text:p>
      <text:p text:style-name="P15"><text:span text:style-name="T8">Este tipo de daño ocasiona la reducción del rendimiento de los cultivos, un incremento de la sedimentación y dificultades para la labranza entre las cárcavas. Generalmente no son aptos para cultivos, por lo que su uso queda restringido a pasturas naturales o cultivadas. </text:span></text:p>
      <text:p text:style-name="P7">Alpa Corral</text:p>
      <text:p text:style-name="P22">Complejo de Series ROSALES 50%; ROSALES en fase salina 20%; VILLA ROSSI 20% y 10% de suelos menores.</text:p>
      <text:p text:style-name="P15"><text:span text:style-name="T8">Símbolo: </text:span><text:span text:style-name="T5">Rs</text:span></text:p>
      <text:p text:style-name="P4">Capacidad de uso: IVws</text:p>
      <text:p text:style-name="P15"><text:span text:style-name="T8">Índice de Productividad: 27</text:span></text:p>
      <text:p text:style-name="P4">Este complejo, de importante representatividad, se encuentra ubicado en un paisaje de lomas planas muy extendidas. y/o relativamente deprimidas. La serie Rosales, posee un horizonte superficial (A) de buena aptitud, por debajo un horizonte lixiviado (E), luego hacia abajo otro horizonte (Btn) con acumulación arcillas sódicas lo que constituye la principal limitación, además del drenaje de tipo moderado. Por otra parte, en esta unidad la serie tiene fases salinas con intensidad variable según las precipitaciones y fluctuaciones de la capa freática.</text:p>
      <text:p text:style-name="P4">Integra además este complejo en proporción menor la serie Villa Rossi, con drenaje imperfecto, alcalina sódica, muy degradada superficialmente y otros suelos no bien identificados en porcentajes menores con semejantes deficiencias.</text:p>
      <text:p text:style-name="P4">Por lo indicado anteriormente, el uso de estas tierras está moderadamente limitado y pueden ser utilizadas para algunos cultivos, evitando en lo posible los de raíces profundas y con rotaciones adecuadas. </text:p>
      <text:p text:style-name="P7">Colonia La Providencia</text:p>
      <text:p text:style-name="P7">General Levalle</text:p>
      <text:p text:style-name="P7">General Viamonte</text:p>
      <text:p text:style-name="P7">Jovita</text:p>
      <text:p text:style-name="P7">Laboulaye</text:p>
      <text:p text:style-name="P20"><text:span text:style-name="T8">Complejo de Series ROSALES 20%; LEGUIZAMÓN 70% y 10% de suelos menores.</text:span></text:p>
      <text:p text:style-name="P15"><text:span text:style-name="T8">Símbolo: </text:span><text:span text:style-name="T5">Rs1</text:span></text:p>
      <text:p text:style-name="P4">Capacidad de uso: IIIsc</text:p>
      <text:p text:style-name="P15"><text:span text:style-name="T8">Índice de Productividad: 69</text:span></text:p>
      <text:p text:style-name="P4">Este complejo ocupa una proporción reducida ubicada en un paisaje de lomas muy extendidas. Los suelos bien drenados y muy aptos especialmente la serie Leguizamón que aparece en los sectores muy suavemente ondulados. La serie Rosales se ubica en los planos tendidos y/o más deprimidos, tiene drenaje moderado y alcalinidad subsuperficial.</text:p>
      <text:p text:style-name="P4">La capacidad de uso de estas tierras se ve restringida ligeramente por factores climáticos y por el drenaje y alcalinidad subsuperficial en solo el 20 o 30% del área, siendo en general una de las más productivas para los cultivos más comunes de la región.</text:p>
      <text:p text:style-name="P7">Colonia La Providencia</text:p>
      <text:p text:style-name="P7">General Levalle</text:p>
      <text:p text:style-name="P7">General Viamonte</text:p>
      <text:p text:style-name="P7">Jovita</text:p>
      <text:p text:style-name="P7">Laboulaye</text:p>
      <text:p text:style-name="P22">Complejo de Series ROSALES 30%; ROSALES en fase salina 40% y LAS MARINAS 30%.</text:p>
      <text:p text:style-name="P15"><text:span text:style-name="T8">Símbolo: </text:span><text:span text:style-name="T5">Rs2</text:span></text:p>
      <text:p text:style-name="P4">Capacidad de uso: IVws</text:p>
      <text:p text:style-name="P15"><text:span text:style-name="T8">Índice de Productividad: 40</text:span></text:p>
      <text:p text:style-name="P4">Unidad cartográfica que conforma un complejo de suelos integrada por la serie Rosales (alcalina sódica subsuperficial) y en una proporción importante con procesos de salinidad causada por la presencia de la capa freática fluctuante. Integra además este complejo la serie Las Marinas, afectada o limitada solamente por el drenaje de carácter moderado.</text:p>
      <text:p text:style-name="P4">Aptitud: agrícola limitada.</text:p>
      <text:p text:style-name="P7">Colonia La Providencia</text:p>
      <text:p text:style-name="P7">General Levalle</text:p>
      <text:p text:style-name="P7">General Viamonte</text:p>
      <text:p text:style-name="P7">Jovita</text:p>
      <text:p text:style-name="P7">Laboulaye</text:p>
      <text:p text:style-name="P22">Complejo de Series ROSALES en fase salina 50%; LAS MARINAS 30% y ESTANCIA LA ALICIA en fase salina 20%.</text:p>
      <text:p text:style-name="P15"><text:span text:style-name="T8">Símbolo: </text:span><text:span text:style-name="T5">Rs3</text:span></text:p>
      <text:p text:style-name="P4">Capacidad de uso: IVws</text:p>
      <text:p text:style-name="P15"><text:span text:style-name="T8">Índice de Productividad: 33</text:span></text:p>
      <text:p text:style-name="P4">Unidades cartográficas correspondientes a planos tendidos o suavemente deprimidos semejantes a los anteriores, afectada por alcalinidad subsuperficial variable en intensidad y profundidad. El drenaje es de moderado a imperfecto con salinidad parcial. Posee un 80% estimado de suelos con horizontes superficiales de buena aptitud o sin limitantes.</text:p>
      <text:p text:style-name="P4">Aptitud: Agricultura condicionada por lo expuesto; poco apto para cultivos de raíces muy profundas.</text:p>
      <text:p text:style-name="P7">Colonia La Providencia</text:p>
      <text:p text:style-name="P7">General Levalle</text:p>
      <text:p text:style-name="P7">Jovita</text:p>
      <text:p text:style-name="P7">Laboulaye</text:p>
      <text:p text:style-name="P7">Rufino</text:p>
      <text:p text:style-name="P22">Complejo de Series ROSALES 40%, LAS MARINAS 40% y LABOULAYE 20%.</text:p>
      <text:p text:style-name="P15"><text:span text:style-name="T8">Símbolo: </text:span><text:span text:style-name="T5">Rs4</text:span></text:p>
      <text:p text:style-name="P4">Capacidad de uso: IIIsc</text:p>
      <text:p text:style-name="P15"><text:span text:style-name="T8">Índice de Productividad: 55</text:span></text:p>
      <text:p text:style-name="P15"><text:span text:style-name="T8">Este complejo se encuentra en un relieve de planos extendidos, constituidos por suelos de la Serie Rosales que posee alcalinidad sódica subsuperficial, asociados a suelos libres de sales y/o álcalis de las Series Las Marinas y Laboulaye. El encharcamiento sobre la serie Rosales puede condicionar la oportunidad de labranza y/o cosecha y las deficientes condiciones físicas parciales por la presencia de sodio de intercambio subsuperficial, son las principales limitaciones de estas tierras, cuya aptitud para el uso se encuentra en el límite agrícola.</text:span></text:p>
      <text:p text:style-name="P7">General Levalle</text:p>
      <text:p text:style-name="P7">General Viamonte</text:p>
      <text:p text:style-name="P7">Jovita</text:p>
      <text:p text:style-name="P7">Laboulaye</text:p>
      <text:p text:style-name="P7">Rufino</text:p>
      <text:p text:style-name="P22">Complejo de Series ROSALES en fase salina 40%; ESTANCIA LA ALICIA 30% y LAS ACACIAS 30%.</text:p>
      <text:p text:style-name="P15"><text:span text:style-name="T8">Símbolo: </text:span><text:span text:style-name="T5">Rs5</text:span></text:p>
      <text:p text:style-name="P4">Capacidad de uso: VIws</text:p>
      <text:p text:style-name="P15"><text:span text:style-name="T8">Índice de Productividad: 13</text:span></text:p>
      <text:p text:style-name="P4">Esta unidad ocupa posiciones en el relieve moderadamente deprimidas, donde las condiciones de drenaje interno de los suelos van de moderado a imperfectamente drenados. La Serie Rosales, con alcalinidad sódica subsuperficial, está asociada a otros suelos severamente limitados además por alcalinidad y fertilidad natural. Las deficiencias en la zona de enraizamiento, el drenaje impedido dominante y alcalinidad, hacen que estas tierras no resulten aptas para los cultivos, siendo su aptitud natural la implantación de pasturas o pastoreo sobre especies nativas.</text:p>
      <text:p text:style-name="P7">General Levalle</text:p>
      <text:p text:style-name="P7">General Viamonte</text:p>
      <text:p text:style-name="P7">Jovita</text:p>
      <text:p text:style-name="P7">Laboulaye</text:p>
      <text:p text:style-name="P7">Rufino</text:p>
      <text:p text:style-name="P20"><text:span text:style-name="T8">Complejo en fase salina de Series ROSALES 30%; LAS ACACIAS 50% y ESTANCIA LA ALICIA 20%.</text:span></text:p>
      <text:p text:style-name="P15"><text:span text:style-name="T8">Símbolo: </text:span><text:span text:style-name="T5">Rs6</text:span></text:p>
      <text:p text:style-name="P4">Capacidad de uso: VIIws</text:p>
      <text:p text:style-name="P15"><text:span text:style-name="T8">Índice de Productividad: 9</text:span></text:p>
      <text:p text:style-name="P15"><text:span text:style-name="T8">Este complejo ocupa sectores deprimidos del paisaje, con escurrimiento superficial muy lento y drenaje impedido, lo que ocasiona anegamientos e inundaciones periódicas. Se encuentra ubicado geográficamente al Sur de la Estancia La Emilia.</text:span></text:p>
      <text:p text:style-name="P15"><text:span text:style-name="T8">Está integrado por suelos de la serie Rosales con alcalinidad sódica subsuperficial, asociados en diferentes porcentajes a otros que poseen diferentes tenores de alcalinidad y/o salinidad a distintas profundidades o cementados dentro del metro de la superficie. Es normal que la capa freática afecte a los perfiles de suelos en alguna época del año.</text:span></text:p>
      <text:p text:style-name="P15"><text:span text:style-name="T8">La fuerte alcalinidad sódica y la salinidad determinan que estas tierras presenten graves limitaciones para su uso. Son apropiadas para campos naturales de pastoreo y/o pasturas implantadas resistentes a las limitaciones expuestas.</text:span></text:p>
      <text:p text:style-name="P7">General Viamonte</text:p>
      <text:p text:style-name="P7">Jovita</text:p>
      <text:p text:style-name="P7">Laboulaye</text:p>
      <text:p text:style-name="P7">Rufino</text:p>
      <text:p text:style-name="P22">Complejo en fase anegable de Series ROSALES 50%, ESTANCIA LA ALICIA 30% y 20% de suelos menores.</text:p>
      <text:p text:style-name="P15"><text:span text:style-name="T8">Símbolo: </text:span><text:span text:style-name="T5">Rs7</text:span></text:p>
      <text:p text:style-name="P4">Capacidad de uso: VIIws</text:p>
      <text:p text:style-name="P15"><text:span text:style-name="T8">Índice de Productividad: 12</text:span></text:p>
      <text:p text:style-name="P4">Este complejo ocupa sectores deprimidos del paisaje, con escurrimiento superficial muy lento y drenaje impedido, lo que ocasiona anegamientos e inundaciones periódicas. Están integrados por suelos de la Serie Rosales con alcalinidad sódica subsuperficial, asociados en distintos porcentajes a otros suelos que poseen diferentes tenores de alcalinidad y/o salinidad a distintas profundidades y cementados dentro del metro de profundidad.</text:p>
      <text:p text:style-name="P15"><text:span text:style-name="T8">El drenaje impedido de estos suelos donde la capa freática se encuentra muy cerca de la superficie, inundaciones o anegamientos y la fuerte alcalinidad sódica y la salinidad determinan que estas tierras tengan graves limitaciones de uso. Son apropiadas para campos naturales de pasturas y pasturas implantadas, resistentes a las condiciones de alcalinidad y/o salinidad y drenaje deficiente.</text:span></text:p>
      <text:p text:style-name="P7">General Levalle</text:p>
      <text:p text:style-name="P7">General Viamonte</text:p>
      <text:p text:style-name="P7">Jovita</text:p>
      <text:p text:style-name="P7">Laboulaye</text:p>
      <text:p text:style-name="P7">Rufino</text:p>
      <text:p text:style-name="P22">Complejo de Series ROSALES 50%, ESTANCIA LA ALICIA 30% y LEGUIZAMÓN 20%.</text:p>
      <text:p text:style-name="P15"><text:span text:style-name="T8">Símbolo: </text:span><text:span text:style-name="T5">Rs8</text:span></text:p>
      <text:p text:style-name="P4">Capacidad de uso: IVws</text:p>
      <text:p text:style-name="P15"><text:span text:style-name="T8">Índice de Productividad: 36</text:span></text:p>
      <text:p text:style-name="P4">Unidad cartográfica con dominio de la serie Rosales (alcalina subsuperficial con drenaje moderado), con un porcentaje importante de la serie Estancia La Alicia mal drenada con cementación dentro del metro y alcalina. El mejor suelo del complejo lo constituye la serie Leguizamón de excelente aptitud ubicada en pequeños sectores suavemente elevados dentro de un relieve en general tendido</text:p>
      <text:p text:style-name="P4">El componente que mas limita el complejo lo constituye la serie Estancia La Alicia, individualmente no apta para cultivos sino para la implantación de pasturas.</text:p>
      <text:p text:style-name="P4">En general, la aptitud del complejo se encuentra muy en el límite agrícola según los porcentajes estimados de los suelos. Evitando los lotes ubicados en relieves deprimidos que pueden inundarse parcialmente o ser afectados la presencia de la capa freática, en su mayoría es agrícola con limitaciones moderadas.</text:p>
      <text:p text:style-name="P7">General Levalle</text:p>
      <text:p text:style-name="P7">Jovita</text:p>
      <text:p text:style-name="P7">Laboulaye</text:p>
      <text:p text:style-name="P22">Complejo de Series ROSALES 40%; VILLA ROSSI 30%; ESTANCIA LA ALICIA 20% y 10% de suelos menores.</text:p>
      <text:p text:style-name="P15"><text:span text:style-name="T8">Símbolo: </text:span><text:span text:style-name="T5">Rs9</text:span></text:p>
      <text:p text:style-name="P4">Capacidad de uso: VIws</text:p>
      <text:p text:style-name="P15"><text:span text:style-name="T8">Índice de Productividad: 22</text:span></text:p>
      <text:p text:style-name="P4">Esta unidad ocupa sectores ligeramente deprimidos, donde las condiciones de drenaje interno de los suelos es moderado a imperfecto. La serie Rosales que presenta alcalinidad sódica subsuperficial, está asociada a otros suelos que poseen diferentes tenores de sales y/o álcalis a profundidades diversas con drenaje imperfecto.</text:p>
      <text:p text:style-name="P4">La baja fertilidad de los suelos, el drenaje pobre y las sales y álcalis presentes, hacen que estas tierras no resulten aptas para cultivos de cosecha, restringiendo su uso a campos naturales de pastoreo y pasturas cultivadas. </text:p>
      <text:p text:style-name="P7">Colonia La Providencia</text:p>
      <text:p text:style-name="P7">General Levalle</text:p>
      <text:p text:style-name="P7">Jovita</text:p>
      <text:p text:style-name="P7">Laboulaye</text:p>
      <text:p text:style-name="P7">Rufino</text:p>
      <text:p text:style-name="P22">Complejo en fase anegable de Series ROSALES 30%, ESTANCIA LA ALICIA 30% y ESTACIÓN SALGUERO 40%.</text:p>
      <text:p text:style-name="P15"><text:span text:style-name="T8">Símbolo: </text:span><text:span text:style-name="T5">Rs10</text:span></text:p>
      <text:p text:style-name="P4">Capacidad de uso: VIws</text:p>
      <text:p text:style-name="P15"><text:span text:style-name="T8">Índice de Productividad: 10</text:span></text:p>
      <text:p text:style-name="P4">Esta unidad ocupa un paisaje de planos deprimidos, con drenaje impedido, compuesto por suelos de la Serie Rosales que posee alcalinidad subsuperficial, asociados a las Series Estancia La Alicia que además de fuerte alcalinidad subsuperficial se encuentran cementadas dentro del metro de profundidad y la Serie Estación Salguero, que presenta salinidad débil en superficie, pero a partir de 20 cm es fuertemente alcalina.</text:p>
      <text:p text:style-name="P4">El pobre drenaje de estos suelos hace que puedan sufrir anegamientos periódicos, además la salinidad y/o alcalinidad determinan que estas tierras resulten aptas para pasturas naturales o pasturas implantadas, resistentes a las condiciones de alcalinidad, salinidad y drenaje.</text:p>
      <text:p text:style-name="P7">General Levalle</text:p>
      <text:p text:style-name="P7">Jovita</text:p>
      <text:p text:style-name="P7">Laboulaye</text:p>
      <text:p text:style-name="P7">Rufino</text:p>
      <text:p text:style-name="P22">Complejo en fase ligeramente anegable de Series ROSALES 50%; ROSALES en fase salina 20%; VILLA ROSSI 20% y 10% de suelos menores.</text:p>
      <text:p text:style-name="P15"><text:span text:style-name="T8">Símbolo: </text:span><text:span text:style-name="T5">Rs11</text:span></text:p>
      <text:p text:style-name="P4">Capacidad de uso: IVws</text:p>
      <text:p text:style-name="P15"><text:span text:style-name="T8">Índice de Productividad: 24</text:span></text:p>
      <text:p text:style-name="P4">Unidades cartográficas de áreas intermedias muy extendidas con dominio de la serie Rosales (drenaje moderado y alcalinidad subsuperficial) y su fase salina con la particularidad de tener anegamientos estacionales o periódicos de corta duración que pueden afectar a los cultivos. La Serie Villa Rossi es la más limitada por tener además drenaje impedido, alcalinidad fuerte y deficientes condiciones superficiales (horizonte muy lixiviado superficial) con baja fertilidad física y química. Pueden encontrarse en algunas delineaciones otros suelos menores de aptitud también muy restringida.</text:p>
      <text:p text:style-name="P4">Aptitud natural: Agricultura muy limitada especialmente para los cultivos de raíces profundas.</text:p>
      <text:p text:style-name="P7">Colonia La Providencia</text:p>
      <text:p text:style-name="P7">General Viamonte</text:p>
      <text:p text:style-name="P7">Laboulaye</text:p>
      <text:p text:style-name="P7">Rufino</text:p>
      <text:p text:style-name="P22">Complejo de Series ROSALES 30%, ESTANCIA LA ALICIA 30%, y ESTACIÓN SALGUERO 40%.</text:p>
      <text:p text:style-name="P15"><text:span text:style-name="T8">Símbolo: </text:span><text:span text:style-name="T5">Rs12</text:span></text:p>
      <text:p text:style-name="P4">Capacidad de uso: VIIws</text:p>
      <text:p text:style-name="P15"><text:span text:style-name="T8">Índice de Productividad: 19</text:span></text:p>
      <text:p text:style-name="P4">Este complejo ocupar situaciones planas o intermedias del relieve o decididamente cóncavas o plano cóncavos con suelos muy afectados por drenaje moderado a pobre y alcalinidad fuerte.</text:p>
      <text:p text:style-name="P4">La serie Rosales, que tiene drenaje moderado y alcalinidad sódica subsuperficial, se encuentra en complejos con otras dos series con cementaciones en profundidad y/o drenaje pobre a imperfecto y alcalinidad sódica fuerte, que afectan gravemente a todo el complejo; se incluyen anegamientos temporarios ante el ascenso de la napa en forma parcial. Además, en algunas delineaciones individuales pueden existir inclusiones de otros suelos que no superan 10% del total, mal drenados, inundables, con alcalinidad superficial fuerte desde la superficie.</text:p>
      <text:p text:style-name="P4">Aptitud: Pastoreo sobre especies nativas o eventualmente un mejoramiento localizado de las pasturas naturales. </text:p>
      <text:p text:style-name="P7">General Levalle</text:p>
      <text:p text:style-name="P7">General Viamonte</text:p>
      <text:p text:style-name="P7">Laboulaye</text:p>
      <text:p text:style-name="P20"><text:span text:style-name="T8">Complejo de Series ROSALES 40%; LAS MARINAS 30%; LOS OLMOS 15% y VILLA ROSSI 15%.</text:span></text:p>
      <text:p text:style-name="P15"><text:span text:style-name="T8">Símbolo: </text:span><text:span text:style-name="T5">Rs13</text:span></text:p>
      <text:p text:style-name="P4">Capacidad de uso: VIws </text:p>
      <text:p text:style-name="P15"><text:span text:style-name="T8">Índice de Productividad: 40</text:span></text:p>
      <text:p text:style-name="P15"><text:span text:style-name="T8">Estos complejos se encuentran ocupando unos pocos sectores amplios de relieve plano cóncavo con los suelos afectados en mayor o menor grado por problemas de drenaje impedido.</text:span></text:p>
      <text:p text:style-name="P15"><text:span text:style-name="T8">En ambientes relativamente planos se encuentran las series Rosales y Las Marinas, moderadamente limitadas por alcalinidad y drenaje. En sectores pequeños en forma de pequeñas hoyitas se encuentra la serie Villa Rossi y en sus reducidos bordes la serie Los Olmos, ambas imperfecta a pobremente drenadas siendo ésta última serie más fértil.</text:span></text:p>
      <text:p text:style-name="P15"><text:span text:style-name="T8">Estas dos últimas series condicionan la aptitud general del complejo siendo en general útiles para la implantación de pasturas adaptadas.</text:span></text:p>
      <text:p text:style-name="P7">General Viamonte</text:p>
      <text:p text:style-name="P20"><text:span text:style-name="T8">Complejo de Series ROSALES 30%; ESTANCIA DON FRANCISCO 30%; LA CESIRA 20% y ESTANCIA SANTA ANA 20%.</text:span></text:p>
      <text:p text:style-name="P15"><text:span text:style-name="T8">Símbolo: </text:span><text:span text:style-name="T5">Rs14</text:span></text:p>
      <text:p text:style-name="P4">Capacidad de uso: IVws </text:p>
      <text:p text:style-name="P15"><text:span text:style-name="T8">Índice de Productividad: 29</text:span></text:p>
      <text:p text:style-name="P15"><text:span text:style-name="T8">Esta unidad cartográfica está representada en zonas amplias y planas. Conforman ambientes de relieve subnormal con escurrimientos lento a medio.</text:span></text:p>
      <text:p text:style-name="P4">El drenaje de los suelos es preferentemente moderado a imperfecto.</text:p>
      <text:p text:style-name="P15"><text:span text:style-name="T8">La serie Rosales se encuentra en mayor proporción y está caracterizada por tener buena fertilidad y alcalinidad sódica por debajo de la capa arable.</text:span></text:p>
      <text:p text:style-name="P15"><text:span text:style-name="T8">En proporción menor integran también este complejo las series Estancia La Emilia de aptitud semejante a la anterior, aunque con alcalinidad más intensa ya que suele afectar inclusive en la base de la capa arable. Por último, la serie Manantiales que está más limitada que las dos anteriores, ubicada en pequeñas depresiones, es moderada a imperfectamente drenada, sódica en el subsuelo con bajo nivel de fertilidad física y química (presencia de horizonte A2 desde la superficie con estructura masiva o laminar); su presencia se detecta en campaña por el bajo nivel de cobertura de la vegetación.</text:span></text:p>
      <text:p text:style-name="P15"><text:span text:style-name="T8">Este complejo se encuentra en el límite de las clases aptas para agricultura.</text:span></text:p>
      <text:p text:style-name="P7">Rufino</text:p>
      <text:p text:style-name="P20"><text:span text:style-name="T8">Complejo de Series ROSALES 40%; ESTANCIA DON FRANCISCO 30% y ESTANCIA SANTA ANA 30%.</text:span></text:p>
      <text:p text:style-name="P15"><text:span text:style-name="T8">Símbolo: </text:span><text:span text:style-name="T5">Rs15</text:span></text:p>
      <text:p text:style-name="P4">Capacidad de uso: IVws</text:p>
      <text:p text:style-name="P15"><text:span text:style-name="T8">Índice de Productividad: 37</text:span></text:p>
      <text:p text:style-name="P15"><text:span text:style-name="T8">Fisiográficamente es semejantes al anteriormente descripto, es decir corresponde con áreas planas o casi planas salpicadas con cubetas y pozos de infiltración, más algunos sectores que sobresalen del nivel general de los campos. Las pendientes internas son ínfimas y el nivel freático fluctúa estacionalmente pudiendo afectar en los sectores más bajos, la porción explorada por las raíces de las plantas. Encharcamientos, aunque de corta duración, ocurren con cierta frecuencia durante las épocas de lluvias. La combinación de suelos de estos complejos está formada por las series Rosales y Estancia Don Francisco en los tendidos y depresiones, mientras que suelos de la serie Estancia Santa Ana ocupan las partes positivas del relieve y bien drenadas.</text:span></text:p>
      <text:p text:style-name="P4">Son estas tierras con capacidad de uso agrícola, pero con limitaciones muy severas que condicionan un manejo cuidadoso y comparativamente intensivo para mantenerlas en producción. La humedad del suelo que en determinadas épocas del año puede ser excesiva, condiciona no sólo el rango de cultivos posibles, sino que puede interferir la oportunidad de las labranzas y/o recolección</text:p>
      <text:p text:style-name="P7">Rufino</text:p>
      <text:p text:style-name="P22">Complejo de Series ROSALES en fase anegable 30%; ESTANCIA DON FRANCISCO en fase anegable 20%; LA CESIRA 30% y 20% de suelos menores. </text:p>
      <text:p text:style-name="P15"><text:span text:style-name="T8">Símbolo: </text:span><text:span text:style-name="T5">Rs16</text:span><text:span text:style-name="T8"> </text:span></text:p>
      <text:p text:style-name="P4">Capacidad de uso: Vlws</text:p>
      <text:p text:style-name="P15"><text:span text:style-name="T8">Índice de Productividad: 11</text:span></text:p>
      <text:p text:style-name="P4">Las Unidades cubren unas delineaciones individualmente pequeñas. En general, corresponden con cubetas que frecuentemente se encuentran bajo agua, pero que durante algún período del año se secan como para permitir su labranza. El drenaje es muy pobre y la capa de agua freática se encuentra cercana a la superficie, lo que limita su uso a campos ganaderos.</text:p>
      <text:p text:style-name="P15"><text:span text:style-name="T8">Los suelos presentes están constituidos por las fases anegables de las series Rosales y Ea Don Francisco, las que se ubican en los bordes de cubetas y posiciones intermedias. Hacia la parte central y deprimida se ha reconocido la presencia de suelos pertenecientes a la serie La Cesira, la que se asocia generalmente con la presencia de una vegetación de "pelo de chancho" (Distichlis sp.). En la parte central de la cubeta, que generalmente se encuentra bajo agua. hay una variedad de suelos que no se han diferenciado ni clasificado taxonómicamente</text:span></text:p>
      <text:p text:style-name="P7">Rufino</text:p>
      <text:p text:style-name="P20"><text:span text:style-name="T8">Complejo de Series ROSALES 40%, LA CESIRA 20%, LEGUIZAMÓN 20% y ESTANCIA SANTA ANA 20%.</text:span></text:p>
      <text:p text:style-name="P15"><text:span text:style-name="T8">Símbolo: </text:span><text:span text:style-name="T5">Rs17</text:span></text:p>
      <text:p text:style-name="P4">Capacidad de uso: IVws</text:p>
      <text:p text:style-name="P15"><text:span text:style-name="T8">Índice de Productividad: 41</text:span></text:p>
      <text:p text:style-name="P4">Fisiográficamente se corresponde con un paisaje muy suavemente ondulado, topográficamente intermedio, en el que se entremezclan suelos de drenaje libre como las Series Leguizamón y Estancia Santa Ana, con suelos de avenamiento impedido, sujetos a encharcamientos y con el nivel freático fluctuante estacionalmente, pero llegando a afectar la zona de desarrollo radicular, como los de las Series Rosales y La Cesira.</text:p>
      <text:p text:style-name="P4">Todos estos suelos geográficamente asociados conforman en conjunto tierras en el límite de las consideradas de aptitud agrícola. Cuando se las cultiva requieren prácticas de manejo de cierta complejidad y los rendimientos son aleatorios. Resultan así, solo adecuadas para una restringida gama de cultivos que deben integrar rotaciones con amplio predominio de pasturas, para no degradar su productividad. Es frecuente que los cultivos sobre este tipo de tierras se “manchoneen” como consecuencia de que las plantas encuentran condiciones edáficas diferentes dentro de un mismo lote. En años normales, el cultivo se ve afectado en los sectores donde el exceso de humedad determinado por el mal drenaje, impiden una buena aireación del sistema radicular. Puede ocurrir a la inversa en circunstancias de sequía, en que los suelos de drenaje libre (Series Estancia Santa Ana y Leguizamón), que a su vez son suelos con poca capacidad de retención de humedad, sean los primeros en ser afectados por la falta de agua.</text:p>
      <text:p text:style-name="P7">Jovita</text:p>
      <text:p text:style-name="P7">Rufino</text:p>
      <text:p text:style-name="P20"><text:span text:style-name="T8">Complejo de Series ROSALES 35%; ESTANCIA LA ALICIA 35%; ESTANCIA SANTA ANA en fase moderadamente bien drenada 30%.</text:span></text:p>
      <text:p text:style-name="P15"><text:span text:style-name="T8">Símbolo: </text:span><text:span text:style-name="T5">Rs18</text:span><text:span text:style-name="T8"> </text:span></text:p>
      <text:p text:style-name="P4">Capacidad de uso: Vlws</text:p>
      <text:p text:style-name="P15"><text:span text:style-name="T8">Índice de Productividad: 36</text:span></text:p>
      <text:p text:style-name="P15"><text:span text:style-name="T8">Se vinculan a áreas deprimidas con capa de agua freática alta y sujetas a encharcamientos frecuentes. Los suelos dominantes en todos los casos son una combinación de las series Rosales y Estancia La Alicia, las diferencias entre los tres complejos considerados están dadas por el tipo de suelos acompañantes. En Rs9 se ha reconocido como suelos subordinados a la serie Villa Rossi, la que ocupa las aureolas que rodean a las charcas. Existe además de otros suelos no identificados que comparten las limitaciones generales de la Unidad. En Rs18, el suelo subordinado corresponde a una fase moderadamente bien drenada de la serie Estancia Santa Ana, que se encuentra en las porciones ligeramente más elevadas de la Unidad. En Rs19, el drenaje general es aún peor que en los complejos precedentes, ocasionado por anegamientos frecuentes, habiéndose reconocido una fase anegable del suelo Estancia La Alicia y una fase anegable de Estancia Santa Ana.</text:span></text:p>
      <text:p text:style-name="P15"><text:span text:style-name="T8">El conjunto de estos complejos presentan varias y graves limitaciones que restringen sus posibilidades de uso a pasturas naturales o implantadas. Su manejo debe ser conservacionista.</text:span></text:p>
      <text:p text:style-name="P7">Rufino</text:p>
      <text:p text:style-name="P20"><text:span text:style-name="T8">Complejo de Series ROSALES en fase imperfectamente drenada 30%; ESTANCIA LA ALICIA en fase anegable 30% y ESTANCIA SANTA ANA en fase anegable 40%.</text:span></text:p>
      <text:p text:style-name="P15"><text:span text:style-name="T8">Símbolo: </text:span><text:span text:style-name="T5">Rs19</text:span></text:p>
      <text:p text:style-name="P4">Capacidad de uso: Vlws</text:p>
      <text:p text:style-name="P15"><text:span text:style-name="T8">Índice de Productividad: 21</text:span></text:p>
      <text:p text:style-name="P15"><text:span text:style-name="T8">Se vinculan a áreas deprimidas con capa de agua freática alta y sujetas a encharcamientos frecuentes. Los suelos dominantes en todos los casos son una combinación de las series Rosales y Estancia La Alicia, las diferencias entre los tres complejos considerados están dadas por el tipo de suelos acompañantes. En Rs9 se ha reconocido como suelos subordinados a la serie Villa Rossi, la que ocupa las aureolas que rodean a las charcas. Existe además de otros suelos no identificados que comparten las limitaciones generales de la Unidad. En Rs18, el suelo subordinado corresponde a una fase moderadamente bien drenada de la serie Estancia Santa Ana, que se encuentra en las porciones ligeramente más elevadas de la Unidad. En Rs19, el drenaje general es aún peor que en los complejos precedentes, ocasionado por anegamientos frecuentes, habiéndose reconocido una fase anegable del suelo Estancia La Alicia y una fase anegable de Estancia Santa Ana.</text:span></text:p>
      <text:p text:style-name="P15"><text:span text:style-name="T8">El conjunto de estos complejos presentan varias y graves limitaciones que restringen sus posibilidades de uso a pasturas naturales o implantadas. Su manejo se sugiere conservacionista.</text:span></text:p>
      <text:p text:style-name="P7">Rufino</text:p>
      <text:p text:style-name="P22">Complejo de Series ROSALES 60%; ESTANCIA LA EMILIA 20% y MANANTIALES 20%.</text:p>
      <text:p text:style-name="P15"><text:span text:style-name="T8">Símbolo: </text:span><text:span text:style-name="T5">Rs20</text:span></text:p>
      <text:p text:style-name="P4">Capacidad de uso: IVws</text:p>
      <text:p text:style-name="P15"><text:span text:style-name="T8">Índice de productividad: 26</text:span></text:p>
      <text:p text:style-name="P4">Conforman ambientes de relieve subnormal o plano cóncavos con escurrimiento lento, el drenaje de los suelos es dominante es moderado a imperfecto.</text:p>
      <text:p text:style-name="P4">La serie Rosales se encuentra en mayor proporción, caracterizada por tener buena fertilidad y alcalinidad sódica por debajo de la capa arable. Aptitud: límite agrícola. </text:p>
      <text:p text:style-name="P7">Colonia La Providencia</text:p>
      <text:p text:style-name="P7">General Viamonte</text:p>
      <text:p text:style-name="P22">Complejo de Series ROSALES en fase poco anegable 50%; ROSALES en fase salina y anegable 20%; VILLA ROSSI en fase anegable 20% y 10% de suelos menores.</text:p>
      <text:p text:style-name="P15"><text:span text:style-name="T8">Símbolo: </text:span><text:span text:style-name="T5">Rs21</text:span></text:p>
      <text:p text:style-name="P4">Capacidad de uso: VIws</text:p>
      <text:p text:style-name="P15"><text:span text:style-name="T8">Índice de Productividad: 17</text:span></text:p>
      <text:p text:style-name="P4">Este complejo ocupa sectores amplios planos suavemente deprimidos afectados por la capa freática fluctuante en períodos importantes de tiempo (en el mes de Enero de 1994, la imagen satelital lo muestra a la mayoría de los suelos afectados con la capa freática dentro del perfil) con anegamientos parciales. Por otro lado, la serie Villa Rossi esta limitada severamente por fertilidad, mal drenaje y alcalinidad sódica fuerte.</text:p>
      <text:p text:style-name="P4">En general, las limitantes derivadas de drenaje natural que incluye anegamiento, alcalinidad, salinidad y parcialmente fertilidad, condicionan severamente el uso de estos campos, siendo útiles para la implantación de pasturas adaptadas. La excepción la puede constituir algunos sectores menores escogidos ubicados en situación relativamente mas alta en el relieve como en la serie Rosales, con la capa freática en descenso, donde se pueden implantar eventualmente cultivos de raíces poco profundas.</text:p>
      <text:p text:style-name="P7">Colonia La Providencia</text:p>
      <text:p text:style-name="P7">General Levalle</text:p>
      <text:p text:style-name="P22">Complejo en fase muy inundable de Series ROSALES 40%; VILLA ROSSI 30% y ESTANCIA LA ALICIA 30%.</text:p>
      <text:p text:style-name="P15"><text:span text:style-name="T8">Símbolo: </text:span><text:span text:style-name="T5">Rs22</text:span></text:p>
      <text:p text:style-name="P4">Capacidad de uso: VIws</text:p>
      <text:p text:style-name="P15"><text:span text:style-name="T8">Índice de Productividad: 4</text:span></text:p>
      <text:p text:style-name="P4">Sectores amplios deprimidos y planos muy inundables vinculados a lagunas semipermanentes donde la serie Rosales (drenaje moderado en su perfil típico y alcalinidad sódica subsuperficial) está asociada geográficamente con suelos pobremente drenados, fuertemente alcalinos y con fertilidad físico química deficiente y/o cementaciones en la zona de actividad radicular de los otros componentes (Series Estancia La Alicia y Villa Rossi) que condicionan severamente el uso de estas tierras, relegándolas a actividades ganaderas: implantación de pasturas adaptadas a las condiciones imperantes y/o pastoreo sobre especies nativas.</text:p>
      <text:p text:style-name="P7">Colonia La Providencia</text:p>
      <text:p text:style-name="P7">General Levalle</text:p>
      <text:p text:style-name="P22">Complejo en fase moderadamente inundable de Series ROSALES 40%; VILLA ROSSI 30% y ESTANCIA LA ALICIA 30%.</text:p>
      <text:p text:style-name="P15"><text:span text:style-name="T8">Símbolo: </text:span><text:span text:style-name="T5">Rs23</text:span></text:p>
      <text:p text:style-name="P4">Capacidad de uso: VIws</text:p>
      <text:p text:style-name="P15"><text:span text:style-name="T8">Índice de Productividad: 17</text:span></text:p>
      <text:p text:style-name="P4">Unidades cartográficas amplias vinculadas geográficamente a relieves suavemente deprimidos con la mayoría de los componentes edáficos de la unidad anteriormente descripta., La diferencia radica en su situación en el relieve con anegamientos mas frecuentes de mayor duración. Por los componentes que integran este complejo y los anegamientos, estas unidades son aptas para pastoreo sobre especies implantadas y campos naturales. </text:p>
      <text:p text:style-name="P7">Colonia La Providencia</text:p>
      <text:p text:style-name="P7">General Levalle</text:p>
      <text:p text:style-name="P20"><text:span text:style-name="T8">Complejo en fase muy inundable de Series ROSALES 50%; ROSALES en fase salina 40% y 10% de suelos menores salino sódicos.</text:span></text:p>
      <text:p text:style-name="P15"><text:span text:style-name="T8">Símbolo: </text:span><text:span text:style-name="T5">Rs24</text:span></text:p>
      <text:p text:style-name="P4">Capacidad de uso: VIws</text:p>
      <text:p text:style-name="P15"><text:span text:style-name="T8">Índice de productividad: 7</text:span></text:p>
      <text:p text:style-name="P4">Unidades cartográficas de sectores plano cóncavos con componentes taxonómicos que responden a la serie Rosales con limitaciones moderadas derivadas del drenaje y alcalinidad subsuperficial pero que por situación en el relieve, tienen anegamientos y/o inundaciones periódicos frecuentes de larga duración motivados por la situación natural en el relieve y/o factores antrópicos tales como desborde de canalizaciones, red vial, ferrocarriles, etc., sobre todo en períodos estivales con precipitaciones abundantes. La imagen satelital del mes de Enero del año 1994, muestra inundaciones en la mayoría de estas unidades cartográficas.</text:p>
      <text:p text:style-name="P4">En síntesis esta unidad está constituida por componentes edáficos básicos de moderada aptitud pero muy inundables, en consecuencia solo son aptos para la implantación de pasturas o campos naturales de pastoreo. Eventualmente, en sectores altos de reducidas dimensiones, podrán implantarse cultivos anuales muy limitados.</text:p>
      <text:p text:style-name="P7">General Levalle</text:p>
      <text:p text:style-name="P20"><text:span text:style-name="T8">Complejo de Series ROSALES en fase salina 35%; ESTANCIA LA ALICIA en fase muy inundable 35% y ESTACIÓN SALGUERO en fase muy inundable 30%.</text:span></text:p>
      <text:p text:style-name="P15"><text:span text:style-name="T8">Símbolo: </text:span><text:span text:style-name="T5">Rs25</text:span></text:p>
      <text:p text:style-name="P4">Capacidad de uso: VIIws</text:p>
      <text:p text:style-name="P15"><text:span text:style-name="T8">Índice de productividad: 9</text:span></text:p>
      <text:p text:style-name="P4">Este complejo, que ocupa sectores francamente deprimidos, está conformado por la fase moderadamente salina de la serie Rosales, asociada geográficamente con un 70% de suelos gravemente afectados por alcalinidad fuerte, salinidad y/o, fertilidad, en fases muy inundables y/o anegables frecuentemente por períodos de larga duración que limitan gravemente la aptitud general del complejo. En ciertos períodos del año, las inundaciones pueden ser selectivas y de intensidad variable según la posición de los suelos en el paisaje.</text:p>
      <text:p text:style-name="P4">Aptitud: Campos naturales de pastoreo o eventualmente, en sectores escogidos suavemente elevados y menos inundables implantación de pasturas adaptadas.</text:p>
      <text:p text:style-name="P7">Colonia La Providencia</text:p>
      <text:p text:style-name="P7">General Levalle</text:p>
      <text:p text:style-name="P20"><text:span text:style-name="T8">Complejo en fase muy inundable de Series ROSALES en fase salina 40%; ESTANCIA LA ALICIA 30% y 30% de suelos menores fuertemente salino sódicos.</text:span></text:p>
      <text:p text:style-name="P15"><text:span text:style-name="T8">Símbolo: </text:span><text:span text:style-name="T5">Rs26</text:span></text:p>
      <text:p text:style-name="P4">Capacidad de uso: VIIws</text:p>
      <text:p text:style-name="P15"><text:span text:style-name="T8">Índice de productividad: 5</text:span></text:p>
      <text:p text:style-name="P15"><text:span text:style-name="T8">Esta unidad Cartográfica representa a los sectores mas limitados tanto por los componentes edáficos como por las frecuencia y duración de las de las inundaciones. Los suelos de esta unidad cartográfica están gravemente limitados en sus condiciones normales por salinidad, alcalinidad sódica, fertilidad y drenaje a lo que hay que considerar además la presencia de agua sobre el suelos por períodos largos y frecuentes. En la imagen satelital de enero de 1994, muestra a estas unidades como inmensos bañados o pantanos que afectan a las unidades cartográficas (Clases VIIws y VIws). Además de los factores naturales de la posición de los suelos en el paisaje (escurrimiento nulo y ascenso de la capa freática), también pueden tener influencia en las inundaciones, ciertas causas antrópicas, tales como desborde de canalizaciones, red vial y ferroviaria o cualquier otro factor de este orden que modifique el curso natural de las aguas.</text:span></text:p>
      <text:p text:style-name="P7">General Levalle</text:p>
      <text:p text:style-name="P22">Complejo de Series ROSALES en fase imperfectamente drenada 30%; LA CARLOTA en fase moderadamente bien drenada 35% y LAS MARINAS 35%.</text:p>
      <text:p text:style-name="P15"><text:span text:style-name="T8">Símbolo: </text:span><text:span text:style-name="T5">Rs27</text:span></text:p>
      <text:p text:style-name="P4">Capacidad de uso: VIws</text:p>
      <text:p text:style-name="P15"><text:span text:style-name="T8">Índice de Productividad: 54</text:span></text:p>
      <text:p text:style-name="P4">Sectores correspondientes a áreas intermedias o planas con anegamientos excepcionales o muy poco frecuentes de corta duración y/o bien, la capa freática afectando solamente los horizontes subsuperficiales o profundos de los perfiles de los suelos. La Serie Rosales y la Carlota tienen algunos problemas mayores de drenaje que en el perfil modal (fases).y alcalinidad parcial en el caso de la serie Rosales. La serie Las Marinas tiene limitantes derivadas de drenaje moderado. </text:p>
      <text:p text:style-name="P4">Aptitud: Implantación de pasturas o eventualmente algunos cultivos limitados en sectores escogidos.</text:p>
      <text:p text:style-name="P7">Colonia La Providencia</text:p>
      <text:p text:style-name="P20"><text:span text:style-name="T8">Complejo de Series RÍO TERCERO 70% y MONTE BUEY en fase ligeramente erosionada 30%.</text:span></text:p>
      <text:p text:style-name="P15"><text:span text:style-name="T8">Símbolo: </text:span><text:span text:style-name="T5">RT</text:span></text:p>
      <text:p text:style-name="P15"><text:span text:style-name="T8">Capacidad de uso: IVs</text:span></text:p>
      <text:p text:style-name="P15"><text:span text:style-name="T8">Índice de Productividad: 40</text:span></text:p>
      <text:p text:style-name="P4">Estas dos unidades, se encuentran en las pendientes largas y suaves (entre 0,5 a 1%), que bajan de las lomas hacia el Arroyo Saladillo y margen oeste de Río Tercero.</text:p>
      <text:p text:style-name="P4">La unidad señalada se encuentra en la mitad inferior de las pendientes, donde la serie Monte Buey fase ligeramente erosionada ocupa sólo el 30% y la serie Río Tercero el 70%.</text:p>
      <text:p text:style-name="P4">Su uso es ganadero </text:p>
      <text:p text:style-name="P7">Corral de Bustos</text:p>
      <text:p text:style-name="P7">Laborde</text:p>
      <text:p text:style-name="P7">Marcos Juárez</text:p>
      <text:p text:style-name="P20"><text:span text:style-name="T8">Consociación RÍO TERCERO en fase moderada a gravemente erosionada.</text:span></text:p>
      <text:p text:style-name="P15"><text:span text:style-name="T8">Símbolo: </text:span><text:span text:style-name="T5">RT1</text:span></text:p>
      <text:p text:style-name="P15"><text:span text:style-name="T8">Capacidad de uso: VIes</text:span></text:p>
      <text:p text:style-name="P15"><text:span text:style-name="T8">Índice de Productividad: 11</text:span></text:p>
      <text:p text:style-name="P4">Con este símbolo se han cartografiado sectores de las partes bajas de las pendientes; cercana a las márgenes del Río Tercero y Arroyo Saladillo, que sufren una erosión hídrica moderada a grave.</text:p>
      <text:p text:style-name="P4">El escurrimiento, como consecuencia de las largas pendientes, en las partes bajas se hace rápido, produciendo el truncamiento de los suelos que en ciertos sectores perdieron toda la capa humífera superficial por arrastre. Es común la presencia de surcos y cárcavas.</text:p>
      <text:p text:style-name="P7">Marcos Juárez</text:p>
      <text:p text:style-name="P20"><text:span text:style-name="T8">Complejo de Series RÍO TERCERO 70% y MARCOS JUÁREZ en fase ligeramente erosionada 30%.</text:span></text:p>
      <text:p text:style-name="P15"><text:span text:style-name="T8">Símbolo: </text:span><text:span text:style-name="T5">RT2</text:span></text:p>
      <text:p text:style-name="P15"><text:span text:style-name="T8">Capacidad de uso: IVs</text:span></text:p>
      <text:p text:style-name="P15"><text:span text:style-name="T8">Índice de Productividad: 40</text:span></text:p>
      <text:p text:style-name="P4">Estas unidades se encuentran ubicadas al norte de las márgenes de los ríos Tercero y Carcarañá, en un relieve de largas pendientes que bajan de las lomas ocupadas por la serie Marcos Juárez.</text:p>
      <text:p text:style-name="P4">El complejo con el símbolo RT2, ocupa la parte inferior de las pendientes hacia el río Tercero. Está integrado por la serie Marcos Juárez 30%, en fase ligeramente erosionada y la serie Río Tercero 70%, que es un suelo con alcalinidad y salinidad a partir de los 30 cm; que limitan la aptitud para el uso de esta unidad, siendo el mismo principalmente ganadero.</text:p>
      <text:p text:style-name="P7">Marcos Juárez</text:p>
      <text:p text:style-name="P20"><text:span text:style-name="T8">Consociación RÍO TERCERO en fase engrosada.</text:span></text:p>
      <text:p text:style-name="P15"><text:span text:style-name="T8">Símbolo: </text:span><text:span text:style-name="T5">RT3</text:span></text:p>
      <text:p text:style-name="P15"><text:span text:style-name="T8">Capacidad de uso: IVs</text:span></text:p>
      <text:p text:style-name="P15"><text:span text:style-name="T8">Índice de Productividad: 22</text:span></text:p>
      <text:p text:style-name="P4">Estas fases se manifiestan en las líneas de escurrimiento o vías de desagüe que atraviesan las pendientes hacia el Arroyo Saladillo y Río Carcarañá. El perfil de estos suelos muestra engrosamientos por acumulación de materiales provenientes de las partes más altas. </text:p>
      <text:p text:style-name="P7">Marcos Juárez</text:p>
      <text:p text:style-name="P20"><text:span text:style-name="T8">Complejo en fase ligera a severamente erosionada de Series RÍO TERCERO 70% y MARCOS JUÁREZ 30%.</text:span></text:p>
      <text:p text:style-name="P15"><text:span text:style-name="T8">Símbolo: </text:span><text:span text:style-name="T5">RT4</text:span></text:p>
      <text:p text:style-name="P4">Capacidad de uso: VIes</text:p>
      <text:p text:style-name="P15"><text:span text:style-name="T8">Índice de Productividad: 34</text:span></text:p>
      <text:p text:style-name="P15"><text:span text:style-name="T8">Este complejo de suelos se distribuye en sectores vecinos al Río Carcarañá. El relieve corresponde a pendientes cortas, en las cuales esta unidad ocupa la posición media y baja.</text:span></text:p>
      <text:p text:style-name="P15"><text:span text:style-name="T8">La unidad RT4 está integrada en un 30% por perfiles erosionados de la Serie Marcos Juárez en grados que van de ligera a severas pérdidas de suelo superficial, por lo cual han sido cartografiadas las correspondientes fases por erosión hídrica. La proporción de superficie restante la ocupa la Serie Río Tercero, cuyas características de drenaje, alcalinidad y salinidad condicionan definitivamente la utilización de este ambiente, siendo posible sólo un aprovechamiento ganadero tratando de incorporar especies adaptadas</text:span></text:p>
      <text:p text:style-name="P7">Armstrong</text:p>
      <text:p text:style-name="P7">Marcos Juárez</text:p>
      <text:p text:style-name="P20"><text:span text:style-name="T8">Complejo en fase ligera a severamente erosionada de Series RÍO TERCERO 70% y HANSEN 30%.</text:span></text:p>
      <text:p text:style-name="P15"><text:span text:style-name="T8">Símbolo: </text:span><text:span text:style-name="T5">RT5</text:span></text:p>
      <text:p text:style-name="P4">Capacidad de uso: VIes</text:p>
      <text:p text:style-name="P15"><text:span text:style-name="T8">Índice de Productividad: 34</text:span></text:p>
      <text:p text:style-name="P15"><text:span text:style-name="T8">Este complejo de suelos se distribuye en sectores vecinos al Río Carcarañá. El relieve corresponde a pendientes cortas, en las cuales estas unidades ocupan las posiciones media y baja.</text:span></text:p>
      <text:p text:style-name="P15"><text:span text:style-name="T8">La unidad está integrada en un 30% por perfiles erosionados de la Serie Hansen en grados que van de ligera a severas pérdidas de suelo superficial, por lo cual han sido cartografiadas las correspondientes fases por erosión hídrica. La proporción de superficie restante la ocupa la Serie Río Tercero, cuyas características de drenaje, alcalinidad y salinidad condicionan definitivamente la utilización de este ambiente, siendo posible sólo un aprovechamiento ganadero tratando de incorporar especies adaptadas.</text:span></text:p>
      <text:p text:style-name="P12">Armstrong</text:p>
      <text:p text:style-name="P12">Corral de Bustos</text:p>
      <text:p text:style-name="P12">Cruz Alta</text:p>
      <text:p text:style-name="P7">Marcos Juárez</text:p>
      <text:p text:style-name="P20"><text:span text:style-name="T8">Complejo en fase ligeramente erosionada de Series RÍO TERCERO 70% y NAMUNCURÁ 30%.</text:span></text:p>
      <text:p text:style-name="P15"><text:span text:style-name="T8">Símbolo: </text:span><text:span text:style-name="T5">RT6</text:span></text:p>
      <text:p text:style-name="P15"><text:span text:style-name="T8">Capacidad de uso: IVs</text:span></text:p>
      <text:p text:style-name="P15"><text:span text:style-name="T8">Índice de Productividad: 31</text:span></text:p>
      <text:p text:style-name="P4">Estas dos unidades ocupan pequeños sectores, en la mitad inferior de las pendientes hacia el Arroyo Saladillo y la Cañada Santa Lucía.</text:p>
      <text:p text:style-name="P4">Están integrados por 70% de suelos alcalino de la serie Río Tercero y el 30% restante por suelos imperfecta mente drenados de la serie Namuncurá.</text:p>
      <text:p text:style-name="P4">La unidad señalada en primer término, ha sufrido pérdidas moderadas del horizonte superficial por arrastre, por ello ha sido cartografiada como la fase ligera a severamente erosionada. La señalada en segundo término, las pérdidas por arrastre del horizonte superficial es pequeña, pero susceptibles de ser mayor, siendo cartografía das por ello como fase ligeramente erosionada.</text:p>
      <text:p text:style-name="P4">El uso es eminentemente ganadero.</text:p>
      <text:p text:style-name="P7">Corral de Bustos</text:p>
      <text:p text:style-name="P20"><text:span text:style-name="T8">Complejo indeterminado de suelos salinos alcalinos de terrazas intermedias del Río Popopis.</text:span></text:p>
      <text:p text:style-name="P15"><text:span text:style-name="T8">Símbolo: </text:span><text:span text:style-name="T5">RV1</text:span></text:p>
      <text:p text:style-name="P4">Capacidad de uso: VIIws</text:p>
      <text:p text:style-name="P15"><text:span text:style-name="T8">Índice de productividad: 6</text:span></text:p>
      <text:p text:style-name="P4">Los suelos se han originado a partir de sedimentos fluviales, de textura superficial variable, desde franco arenosa a franco arcillo limosa y están afectados por alcalinidad y/o salinidad a distintas profundidades y en ocasiones desde la superficie.</text:p>
      <text:p text:style-name="P4">El uso de estas tierras está severamente limitado, siendo aptos como campos naturales de pastoreo y eventualmente en sectores limitados, para la implantación de pasturas adaptadas a las condiciones mencionadas.</text:p>
      <text:p text:style-name="P7">Jovita</text:p>
      <text:p text:style-name="P7">Villa Huidobro</text:p>
      <text:p text:style-name="P20"><text:span text:style-name="T8">Complejo indeterminado de suelos salinos alcalinos de terrazas bajas inundables del Río Popopis.</text:span></text:p>
      <text:p text:style-name="P15"><text:span text:style-name="T8">Símbolo: </text:span><text:span text:style-name="T5">RV2</text:span></text:p>
      <text:p text:style-name="P4">Capacidad de uso: VIII</text:p>
      <text:p text:style-name="P15"><text:span text:style-name="T8">Índice de productividad: 3</text:span></text:p>
      <text:p text:style-name="P4">Dada la intensidad de las limitaciones, estos suelos no tienen aplicación agrícola ni ganadera</text:p>
      <text:p text:style-name="P7">Villa Huidobro</text:p>
      <text:p text:style-name="P20"><text:span text:style-name="T8">Consociación ESTANCIA SANTA ANA.</text:span></text:p>
      <text:p text:style-name="P15"><text:span text:style-name="T8">Símbolo </text:span><text:span text:style-name="T5">SA</text:span></text:p>
      <text:p text:style-name="P4">Capacidad de uso: IIs</text:p>
      <text:p text:style-name="P15"><text:span text:style-name="T8">Índice de productividad: 54</text:span></text:p>
      <text:p text:style-name="P15"><text:span text:style-name="T8">Con este símbolo aparecen cartografiada la consociación SA representa la aparición de los ambientes arenosos de relieve eólico.</text:span></text:p>
      <text:p text:style-name="P15"><text:span text:style-name="T8">El suelo dominante es la serie Estancia Santa Ana, cuyas características generales, descripción técnica y datos analíticos pueden ser consultados en el punto correspondiente en esta memoria.</text:span></text:p>
      <text:p text:style-name="P4">Se trata de un suelo de escaso desarrollo de horizontes, con texturas gruesas que de terminan un excesivo drenaje y tenores de materia orgánica relativamente bajos.</text:p>
      <text:p text:style-name="P4">El uso de estas tierras está limitado para ciertos cultivos pero pueden ser explotadas con buenos rendimientos, con cultivos adaptados a menor disponibilidad de agua y forrajeras.</text:p>
      <text:p text:style-name="P7">La Cesira</text:p>
      <text:p text:style-name="P7">Maggiolo</text:p>
      <text:p text:style-name="P20"><text:span text:style-name="T8">Complejo de Series ESTANCIA SANTA ANA en fase moderadamente bien drenada 60%; SAN GREGORIO 20% y LAZZARINO 20%.</text:span></text:p>
      <text:p text:style-name="P15"><text:span text:style-name="T8">Símbolo: </text:span><text:span text:style-name="T5">SA2</text:span></text:p>
      <text:p text:style-name="P15"><text:span text:style-name="T8">Capacidad de uso: I</text:span></text:p>
      <text:p text:style-name="P4">Índice de Productividad: </text:p>
      <text:p text:style-name="P4">Con este símbolo aparecen cartografiadas las pendientes cortas que rodean a las lagunas permanentes.</text:p>
      <text:p text:style-name="P15"><text:span text:style-name="T8">La unidad SA2 está integrada por suelos que manifiestan ligeros rasgos hidromórficos llegando a aparecer en los sectores al pie de pendiente, suelos con más del 15% de Na</text:span><text:span text:style-name="T24">+</text:span><text:span text:style-name="T8"> de intercambio a unos 40 cm de profundidad (serie Lazzarino).</text:span></text:p>
      <text:p text:style-name="P7">Maggiolo</text:p>
      <text:p text:style-name="P20"><text:span text:style-name="T8">Asociación de Series ESTANCIA SANTA ANA 80% y EL ABOLENGO 20%.</text:span></text:p>
      <text:h text:style-name="P17" text:outline-level="1"><text:span text:style-name="T8">Símbolo </text:span><text:span text:style-name="T5">SA3</text:span></text:h>
      <text:h text:style-name="P5" text:outline-level="1">Capacidad de uso: IIs</text:h>
      <text:p text:style-name="P15"><text:span text:style-name="T8">Índice de productividad: 59</text:span></text:p>
      <text:p text:style-name="P15"><text:span text:style-name="T8">La asociación SA3 corresponde a los ambientes de transición entre los suelos limo-arenosos del NE del Departamento General López y los arenosos de SO de Santa Fe y SE de la provincia de Córdoba.</text:span></text:p>
      <text:p text:style-name="P15"><text:span text:style-name="T8">Se trata de una planicie alta, integrada por un microrrelieve eólico con largos cordones medanosos estabilizados, con orientación predominante N-S, La unidad muestra una secuencia de lomas marcadas, pendientes cortas (con 1 a 2% de gradiente) y sectores cóncavos de desarrollo variable, encontrándose también hoyas originadas por un proceso de deflación - acumulación.</text:span></text:p>
      <text:p text:style-name="P4">Los suelos reconocidos en relación con este paisaje se han desarrollado a partir de sedimentos eólicos de textura franco arenosa y corresponden a las series Ea Santa Ana y el Abolengo</text:p>
      <text:p text:style-name="P15"><text:span text:style-name="T8">Los perfiles de Estancia Santa Ana ocupan las posiciones de loma y media loma y la serie El Abolengo se distribuye en los sitios cóncavos o con ligera pendiente.</text:span></text:p>
      <text:p text:style-name="P4">Estos suelos son productivos, pero es necesario adoptar algunas prácticas de manejo que atended los efectos de ciertas limitaciones como: baja retención de humedad, bajo contenido en materia orgánica, menores precipitaciones y fertilidad relativamente menor.</text:p>
      <text:p text:style-name="P7">Arias</text:p>
      <text:p text:style-name="P7">La Cesira</text:p>
      <text:p text:style-name="P7">Maggiolo</text:p>
      <text:p text:style-name="P7">Rufino</text:p>
      <text:p text:style-name="P20"><text:span text:style-name="T8">Complejo de Series ESTANCIA SANTA ANA 50%; LEGUIZAMÓN 20% y LAZZARINO 30%.</text:span></text:p>
      <text:h text:style-name="P17" text:outline-level="1"><text:span text:style-name="T8">Símbolo </text:span><text:span text:style-name="T5">SA6</text:span></text:h>
      <text:h text:style-name="P5" text:outline-level="1">Capacidad de uso: IIs</text:h>
      <text:p text:style-name="P15"><text:span text:style-name="T8">Índice de productividad: 53</text:span></text:p>
      <text:p text:style-name="P4">El paisaje es semejante al precedentemente descripto para la Unidad SA3, aunque las lomas son menos pronunciadas. El relieve está caracterizado por suaves ondulaciones con pendientes locales del orden del 1% promedio, pero incluyen algunos sectores planos.</text:p>
      <text:p text:style-name="P15"><text:span text:style-name="T8">El suelo dominante es Estancia Santa Ana que ocupa las posiciones de loma asociada a Leguizamón, que se ubica en los bajos entre las lomadas. En las partes planas que se incluyen dentro de esta Unidad se encuentra la serie Lazzarino la cual presenta algunos indicios de deficiencias en el drenaje.</text:span></text:p>
      <text:p text:style-name="P15"><text:span text:style-name="T8">Todos los suelos del complejo tienen texturas gruesas y baja capacidad para retener la humedad. Por la posición que ocupa Leguizamón puede recibir un aporte extra de agua proveniente del escurrimiento de áreas vecinas más elevadas, lo cual la coloca en mejores condiciones para soportar las sequías de verano.</text:span></text:p>
      <text:p text:style-name="P4">Los campos incluidos en este complejo tienen una clara vocación agrícola, sin embargo, deben ser manejados con prácticas tendientes a la máxima economía del agua. </text:p>
      <text:p text:style-name="P7">Rufino</text:p>
      <text:p text:style-name="P20"><text:span text:style-name="T8">Consociación SACANTA.</text:span></text:p>
      <text:p text:style-name="P15"><text:span text:style-name="T8">Símbolo: </text:span><text:span text:style-name="T5">Sc</text:span></text:p>
      <text:p text:style-name="P4">Capacidad de uso: IIIc</text:p>
      <text:p text:style-name="P15"><text:span text:style-name="T8">Índice de Productividad: 80</text:span></text:p>
      <text:p text:style-name="P4">El paisaje dominante es de lomas suavemente onduladas muy extendidas, con pendientes que no superan el 0,5% de gradiente, modelada sobre materiales muy ricos en limo.</text:p>
      <text:p text:style-name="P15"><text:span text:style-name="T8">Estas unidades están integradas fundamentalmente por la Serie Sacanta, aunque presenta inclusiones de la fase moderadamente bien drenada de esta misma Serie en áreas planas y depresiones, que por su tamaño, no se pueden cartografiar en forma separada. Son suelos de buena productividad que no presentan limitaciones de uso excepto las determinadas por el régimen de precipitaciones.</text:span></text:p>
      <text:p text:style-name="P15"><text:span text:style-name="T8">Las prácticas recomendadas para el manejo y la conservación incluyen, además de las adecuadas al mantenimiento de la fertilidad, aquellas que apuntan a la captación y conservación de la humedad.</text:span></text:p>
      <text:p text:style-name="P7">Arroyito</text:p>
      <text:p text:style-name="P7">Calchín</text:p>
      <text:p text:style-name="P7">James Craik</text:p>
      <text:p text:style-name="P7">La Francia</text:p>
      <text:p text:style-name="P7">Pozo del Molle</text:p>
      <text:p text:style-name="P20"><text:span text:style-name="T8">Complejo de Series SACANTA 40%; SACANTA en fase moderadamente salina en profundidad 30%; LA PLAYOSA 20% y 10% de suelos menores.</text:span></text:p>
      <text:p text:style-name="P15"><text:span text:style-name="T8">Símbolo: </text:span><text:span text:style-name="T5">Sc1</text:span></text:p>
      <text:p text:style-name="P4">Capacidad de uso: IVws</text:p>
      <text:p text:style-name="P15"><text:span text:style-name="T8">Índice de Productividad: 52</text:span></text:p>
      <text:p text:style-name="P4">Este complejo ocupa un relieve de lomas planas o muy suavemente onduladas.</text:p>
      <text:p text:style-name="P15"><text:span text:style-name="T8">Está integrado por la serie Sacanta, que es un suelo profundo, bien drenado, sin limitaciones a excepción de la climática natural del área y una fase de la misma serie, por salinidad en profundidad que no afecta normalmente su aptitud. La limitación más importante la constituye la alcalinidad sódica y el drenaje moderado de la serie La Playosa y otros suelos no bien identificados, en menor proporción.</text:span></text:p>
      <text:p text:style-name="P15"><text:span text:style-name="T8">Son tierras con limitaciones de uso que requieren prácticas de manejo y conservación más o menos complejas, que restringen la elección de cultivos agrícolas a unos pocos, siempre supeditados a rotaciones con predominio de pasturas. </text:span></text:p>
      <text:p text:style-name="P7">Calchín</text:p>
      <text:p text:style-name="P7">James Craik</text:p>
      <text:p text:style-name="P7">Las Varillas</text:p>
      <text:p text:style-name="P7">Pozo del Molle</text:p>
      <text:p text:style-name="P22">Complejo de Series SACANTA en fase moderadamente salina en profundidad 40%; LA PLAYOSA 20% y LAGUNA BLAIZOT 40%.</text:p>
      <text:p text:style-name="P15"><text:span text:style-name="T8">Símbolo: </text:span><text:span text:style-name="T5">Sc2</text:span></text:p>
      <text:p text:style-name="P4">Capacidad de uso: IVws</text:p>
      <text:p text:style-name="P15"><text:span text:style-name="T8">Índice de Productividad: 28</text:span></text:p>
      <text:p text:style-name="P4">Esta unidad es coincidente con un paisaje de planos extendidos suavemente deprimidos, con relieve interno muy suave.</text:p>
      <text:p text:style-name="P15"><text:span text:style-name="T8">El 60% del complejo corresponde a suelos moderadamente bien drenados con alcalinidad subsuperficial, pero de buenas condiciones físico-químicas en la capa arable, representado por la serie Laguna Blaizot y La Playosa. El 40% restante está constituido por la fase salina en profundidad de la serie Sacanta, que no afecta mayormente a los cultivos.</text:span></text:p>
      <text:p text:style-name="P15"><text:span text:style-name="T8">La falta de aireación del suelo, debido al drenaje restringido y los tenores de sodio en el complejo de intercambio, determina que estos suelos sean aptos para una estrecha gama de cultivos y las prácticas recomendadas, comprenden rotaciones con predominio de pasturas.</text:span></text:p>
      <text:p text:style-name="P7">Calchín</text:p>
      <text:p text:style-name="P7">James Craik</text:p>
      <text:p text:style-name="P7">Las Varillas</text:p>
      <text:p text:style-name="P7">Pozo del Molle</text:p>
      <text:p text:style-name="P20"><text:span text:style-name="T8">Complejo de Series SACANTA 40%; ONCATIVO 40% y 20% de suelos menores moderadamente alcalinos.</text:span></text:p>
      <text:p text:style-name="P15"><text:span text:style-name="T8">Símbolo: </text:span><text:span text:style-name="T5">Sc3</text:span></text:p>
      <text:p text:style-name="P4">Capacidad de uso: IIIc</text:p>
      <text:p text:style-name="P15"><text:span text:style-name="T8">Índice de Productividad: 66</text:span></text:p>
      <text:p text:style-name="P15"><text:span text:style-name="T8">Al Este de la localidad de Colazo se ubica este complejo, asociado a un relieve de lomas planas tendidas, modeladas sobre materiales loéssicos ricos en limo, donde las pendientes no superan el 5%. Las series Sacanta y Oncativo responden a suelos bien drenados, que presentan la limitación climática natural del área. Dentro de éste ambiente en los sectores ligeramente aplanados, se encuentran suelos cuyas características comunes es la presencia de moderados tenores de sodio subsuperficialmente, pero de buenas condiciones en la capa arable.</text:span></text:p>
      <text:p text:style-name="P15"><text:span text:style-name="T8">Son suelos aptos para agricultura con pasturas subordinadas y las prácticas de manejo más adecuadas, deben estar destinadas a conservar la humedad y la fertilidad del horizonte superficial.</text:span></text:p>
      <text:p text:style-name="P7">Calchín</text:p>
      <text:p text:style-name="P7">James Craik</text:p>
      <text:p text:style-name="P22">Complejo de Series SACANTA 50%; MATORRALES 30% y COSTA SACATE 20%</text:p>
      <text:p text:style-name="P15"><text:span text:style-name="T8">Símbolo: </text:span><text:span text:style-name="T5">Sc4</text:span></text:p>
      <text:p text:style-name="P4">Capacidad de uso: IIIsc</text:p>
      <text:p text:style-name="P15"><text:span text:style-name="T8">Índice de Productividad: 76</text:span></text:p>
      <text:p text:style-name="P15"><text:span text:style-name="T8">Unidad asociada a lomas aplanadas, de origen loéssico de textura franco limosa, con pendientes promedios inferiores al 0,5%.</text:span></text:p>
      <text:p text:style-name="P15"><text:span text:style-name="T8">Está compuesto por la Serie Sacanta, que es un suelo bien drenado de buena productividad y sin limitaciones físico-químicas, ubicado en las áreas relativamente más elevadas del paisaje. La Serie Matorrales ocupa los sectores planos, presenta horizonte argílico y un drenaje ligeramente deficiente y la Serie Costa Sacate, que ocupa las partes deprimidas, presenta además de la limitación climática, deficiencias en el drenaje y la existencia de horizontes subsuperficiales degradados (A2).</text:span></text:p>
      <text:p text:style-name="P15"><text:span text:style-name="T8">Las tierras que integran este Complejo, tienen limitaciones muy leves y son usados con fines agrícolas con rendimiento satisfactorio. Las prácticas de manejo y conservación apuntan fundamentalmente a la acumulación y conservación de la humedad.</text:span></text:p>
      <text:p text:style-name="P7">Arroyito</text:p>
      <text:p text:style-name="P7">La Francia</text:p>
      <text:p text:style-name="P20"><text:span text:style-name="T8">Asociación de Series SACANTA en fase moderadamente bien drenada 70% y LA REYNA 30%.</text:span></text:p>
      <text:p text:style-name="P15"><text:span text:style-name="T8">Símbolo: </text:span><text:span text:style-name="T5">Sc5</text:span></text:p>
      <text:p text:style-name="P4">Capacidad de uso: IIIw</text:p>
      <text:p text:style-name="P15"><text:span text:style-name="T8">Índice de Productividad: 70</text:span></text:p>
      <text:p text:style-name="P15"><text:span text:style-name="T8">Esta Asociación corresponde a líneas de escurrimiento, de exigua pendiente que presenta una orientación general SW-NE, dentro del área dominada por la Serie Sacanta. La Serie La Reyna ocupa las partes centrales más anegable de las vías de agua.</text:span></text:p>
      <text:p text:style-name="P15"><text:span text:style-name="T8">La unidad, puede sufrir anegamientos ocasionales de corta duración, que cuando ocurren, limitan la oportunidad del laboreo. Esta agua adicional al aporte de las lluvias, puede llegar a ser beneficiosa en años secos, en los cuales estos suelos se encuentran comparativamente mejor provistos de humedad.</text:span></text:p>
      <text:p text:style-name="P15"><text:span text:style-name="T8">Son tierras aptas para agricultura, forrajes y pasturas a las que la limitación dominante -exceso de agua- afecta levemente a su capacidad de uso. </text:span></text:p>
      <text:p text:style-name="P7">Arroyito</text:p>
      <text:p text:style-name="P7">Calchín</text:p>
      <text:p text:style-name="P7">La Francia</text:p>
      <text:p text:style-name="P20"><text:span text:style-name="T8">Complejo de Series SACANTA 40%; MATORRALES 20%; LUQUE 20% y COSTA SACATE 20%.</text:span></text:p>
      <text:p text:style-name="P15"><text:span text:style-name="T8">Símbolo: </text:span><text:span text:style-name="T5">Sc6</text:span></text:p>
      <text:p text:style-name="P4">Capacidad de uso: IIIsc</text:p>
      <text:p text:style-name="P15"><text:span text:style-name="T8">Índice de Productividad: 73</text:span></text:p>
      <text:p text:style-name="P15"><text:span text:style-name="T8">Este Complejo, corresponde a un relieve de planos tendidos, intermedios entre los antiguos planos de inundación o planicie fluvial del Río Xanaes y las lomas muy suavemente onduladas, donde domina la Serie Sacanta.</text:span></text:p>
      <text:p text:style-name="P15"><text:span text:style-name="T8">Con excepción de ésta última, las Series restantes presentan en el subsuelo síntomas de hidromorfismo -moteados- que indican fluctuación de la capa freática que periódicamente afecta al perfil. Estas limitaciones son ligeras en las Series Matorrales y Costa Sacate y moderada en la Serie Luque que además presenta un horizonte superficial degradado y una capa subsuperficial de baja permeabilidad, que constituye un impedimento para el pasaje de agua a través del perfil.</text:span></text:p>
      <text:p text:style-name="P15"><text:span text:style-name="T8">Las limitaciones mencionadas determinan que estas tierras sean adecuadas para agricultura con un rango limitado de cultivos posibles y aumento de los requerimientos de manejo para obtener resultados satisfactorios</text:span></text:p>
      <text:p text:style-name="P7">Arroyito</text:p>
      <text:p text:style-name="P7">La Francia</text:p>
      <text:p text:style-name="P22">Asociación de Series SACANTA en fase moderadamente bien drenada 50%; LA REYNA 30% y COLONIA VIDELA 20%</text:p>
      <text:p text:style-name="P15"><text:span text:style-name="T8">Símbolo: </text:span><text:span text:style-name="T5">Sc7</text:span></text:p>
      <text:p text:style-name="P4">Capacidad de uso: IVw</text:p>
      <text:p text:style-name="P15"><text:span text:style-name="T8">Índice de Productividad: 62</text:span></text:p>
      <text:p text:style-name="P15"><text:span text:style-name="T8">La Asociación caracterizada con el símbolo (Sc7) corresponde a líneas de escurrimiento moderadamente a bien manifiestas de 100 a 300 m de ancho, orientadas de SW a NE y en pocos casos de W a E.</text:span></text:p>
      <text:p text:style-name="P15"><text:span text:style-name="T8">La unidad está integrada por suelos de la Serie Sacanta que ocupa los laterales de estas vías de desagües y muestra ligeras deficiencias en el drenaje. Algunos perfiles presentan un engrosamiento del horizonte superficial como resultado de la deposición de material arrastrado con el agua de escurrimiento.</text:span></text:p>
      <text:p text:style-name="P15"><text:span text:style-name="T8">La Serie La Reyna, que posee un horizonte cementado por debajo del metro de profundidad, se ubica en los sectores centrales de éstas vías y la Serie Colonia Videla, que posee un horizonte fuertemente cementado "duripán" de muy baja permeabilidad que impide el drenaje natural, limitando el uso agrícola de los mismos, ya que suele anegarse por períodos significativos durante épocas lluviosas, se ubica en los pozos de infiltración o lagunas temporarias dentro de éstas vías de desagüe.</text:span></text:p>
      <text:p text:style-name="P7">Arroyito</text:p>
      <text:p text:style-name="P7">Calchín</text:p>
      <text:p text:style-name="P7">La Francia</text:p>
      <text:p text:style-name="P20"><text:span text:style-name="T8">Complejo de Series SACANTA en fase salina en profundidad 40%; IMPIRA 40% e IMPIRA en fase sódica de superficie 20%.</text:span></text:p>
      <text:p text:style-name="P15"><text:span text:style-name="T8">Símbolo: </text:span><text:span text:style-name="T5">Sc8</text:span></text:p>
      <text:p text:style-name="P4">Capacidad de uso: VIws</text:p>
      <text:p text:style-name="P15"><text:span text:style-name="T8">Índice de Productividad: 28</text:span></text:p>
      <text:p text:style-name="P15"><text:span text:style-name="T8">Este complejo se ubica al N del Río Segundo, entre la planicie aluvial de éste y las lomadas suavemente onduladas y corresponde a áreas ligeramente deprimidas.</text:span></text:p>
      <text:p text:style-name="P15"><text:span text:style-name="T8">Más de la mitad de éstos campos están afectados por salinidad y alcalinidad sódica subsuperficial o superficial. Las condiciones mejoran ligeramente en el sector W de la unidad.</text:span></text:p>
      <text:p text:style-name="P15"><text:span text:style-name="T8">La baja fertilidad de los suelos, el drenaje pobre y las sales y álcalis presentes se conjugan para que estas tierras resulten ineptas para cultivos de cosecha, siendo su vocación natural la pastura, sea cultivada o natural.</text:span></text:p>
      <text:p text:style-name="P7">Arroyito</text:p>
      <text:p text:style-name="P20"><text:span text:style-name="T8">Complejo de Series SACANTA en fase salina y sódica en profundidad 30%; COSTA SACATE en fase salina y sódica en profundidad 20%; IMPIRA 30% e IMPIRA en fase sódica de superficie 20%.</text:span></text:p>
      <text:p text:style-name="P15"><text:span text:style-name="T8">Símbolo: </text:span><text:span text:style-name="T5">Sc9</text:span></text:p>
      <text:p text:style-name="P4">Capacidad de uso: VIws</text:p>
      <text:p text:style-name="P15"><text:span text:style-name="T8">Índice de Productividad: 23</text:span></text:p>
      <text:p text:style-name="P15"><text:span text:style-name="T8">Unidad muy poco extendida arealmente, al N del Río Segundo y corresponde a un paisaje de pendientes suaves y cortas, con gradientes que no superan en general el 10%.</text:span></text:p>
      <text:p text:style-name="P15"><text:span text:style-name="T8">El 50% de los suelos que integran la unidad están afectados por salinidad y alcalinidad superficial o subsuperficial, los restantes presentan distintos grados de afectación en profundidad. Las limitaciones indicadas restringen el uso de estas tierras, siendo aptos para pasturas naturales o implantadas, adaptadas a las características mencionadas.</text:span></text:p>
      <text:p text:style-name="P7">Arroyito</text:p>
      <text:p text:style-name="P20"><text:span text:style-name="T8">Complejo de Series SACANTA 20%; SACANTA en fase moderadamente salina en profundidad 40%; IMPIRA 20% y RÍO SEGUNDO 20%.</text:span></text:p>
      <text:p text:style-name="P15"><text:span text:style-name="T8">Símbolo: </text:span><text:span text:style-name="T5">Sc10</text:span></text:p>
      <text:p text:style-name="P4">Capacidad de uso: IVsc</text:p>
      <text:p text:style-name="P15"><text:span text:style-name="T8">Índice de Productividad: 41</text:span></text:p>
      <text:p text:style-name="P15"><text:span text:style-name="T8">Este complejo se localiza al S y SO de Arroyito y N de Luque, corresponde a relictos loéssicos dentro de las áreas de derrame fluvial con escasa influencia de materiales de este origen. El paisaje es de lomas planas a suavemente onduladas y está integrado por suelos de la serie Sacanta, bien drenados, con horizonte B (no textural) ligeramente enriquecido en arcilla, que presenta la limitación climática natural del área y la fase por salinidad en profundidad de la misma serie, que no afecta mayormente su aptitud. Los suelos alcalinos y/o salinos de baja fertilidad de la serie Impira se ubican en los sectores planos ligeramente deprimidos. La unidad está atravesada por pequeños paleocauces donde domina la serie Río Segundo, que presenta drenaje excesivo, baja retención de humedad que acentúa la limitación climática del área y baja fertilidad.</text:span></text:p>
      <text:p text:style-name="P15"><text:span text:style-name="T8">El rango de cultivos posibles es limitado y las prácticas recomendadas comprenden rotaciones con amplio predominio de pasturas.</text:span></text:p>
      <text:p text:style-name="P7">Arroyito</text:p>
      <text:p text:style-name="P20"><text:span text:style-name="T8">Complejo de Series SACANTA 30%; SACANTA en fase moderadamente salina en profundidad 30% y MATORRALES en fase moderadamente bien drenada y/o salina en profundidad 40%.</text:span></text:p>
      <text:p text:style-name="P15"><text:span text:style-name="T8">Símbolo: </text:span><text:span text:style-name="T5">Sc11</text:span></text:p>
      <text:p text:style-name="P4">Capacidad de uso: IIIsc</text:p>
      <text:p text:style-name="P15"><text:span text:style-name="T8">Índice de Productividad: 56</text:span></text:p>
      <text:p text:style-name="P15"><text:span text:style-name="T8">Unidad que abarca amplios sectores, asociada a lomas aplanadas de origen loéssico de textura franco limosa, con pendientes que no superan el 0,5%.</text:span></text:p>
      <text:p text:style-name="P15"><text:span text:style-name="T8">Está compuesta por la serie Sacanta, que es un suelo bien drenado de buena productividad y sin limitaciones físico-químicas y su fase moderadamente salina en profundidad. La serie Matorrales que posee horizonte argílico y drenaje algo deficiente, ocupa los sectores aplanados.</text:span></text:p>
      <text:p text:style-name="P15"><text:span text:style-name="T8">Las tierras que ocupan el complejo presentan limitaciones leves y exigen prácticas de manejo y conservación simples, fundamentalmente aquellas que apuntan a la conservación de la humedad y a la fertilidad físico-química del horizonte superficial</text:span></text:p>
      <text:p text:style-name="P7">Calchín</text:p>
      <text:p text:style-name="P7">Las Varillas</text:p>
      <text:p text:style-name="P20"><text:span text:style-name="T8">Complejo de Series SACANTA 20%; MATORRALES 40%; COSTA SACATE 20% y LA FRANCIA 20%.</text:span></text:p>
      <text:p text:style-name="P15"><text:span text:style-name="T8">Símbolo: </text:span><text:span text:style-name="T5">Sc12</text:span></text:p>
      <text:p text:style-name="P4">Capacidad de uso: IIIsc</text:p>
      <text:p text:style-name="P15"><text:span text:style-name="T8">Índice de Productividad: 67</text:span></text:p>
      <text:p text:style-name="P15"><text:span text:style-name="T8">Este Complejo se ubica en las proximidades de Villa San Esteban. Corresponde a un relieve de lomas muy suavemente onduladas, de origen loéssico de textura franco limosa, con pendientes que en general no superan el 0,2%.</text:span></text:p>
      <text:p text:style-name="P15"><text:span text:style-name="T8">El 60% de los suelos presentes son bien drenados, Serie Sacanta, a moderadamente bien drenados, Serie Matorrales la cuál presenta síntomas débiles de hidromorfismo. El resto de los suelos reconocidos tienen manifestaciones de hidromorfismo mas acentuadas, caracterizados por la presencia de un horizonte subsuperficial degradado en la Serie Costa Sacate y por alcalinidad moderada a partir de los 40 cm de profundidad en la Serie La Francia.</text:span></text:p>
      <text:p text:style-name="P15"><text:span text:style-name="T8">Las limitaciones mencionadas son en general leves y afectan muy poco la aptitud agrícola de estas tierras, salvo los cultivos de enraizamiento profundo, donde puede darse un crecimiento irregular de los mismos. Su manejo conservacionista implica prácticas muy simples.</text:span></text:p>
      <text:p text:style-name="P7">La Francia</text:p>
      <text:p text:style-name="P20"><text:span text:style-name="T8">Asociación de Serie SOCONCHO 40%; SOCONCHO en fase acumulada 40% y 20% de suelos menores fluviales.</text:span></text:p>
      <text:p text:style-name="P15"><text:span text:style-name="T8">Símbolo: </text:span><text:span text:style-name="T5">Scn1</text:span></text:p>
      <text:p text:style-name="P4">Capacidad de uso: IIIc</text:p>
      <text:p text:style-name="P15"><text:span text:style-name="T8">Índice de Productividad: 66</text:span></text:p>
      <text:p text:style-name="P4">Unidades cartográficas representadas en las fotocartas por desagües suavemente deprimidos de las terrazas altas de los ríos Soconcho y Tercero. Estos suelos tienen excelente capacidad de retención de humedad, están bien provistos de materia orgánica, se trabajan con facilidad excepto cuando seco, donde se encuentra muy endurecido. La acumulación normalmente no es nociva y el relieve es suavemente deprimido.</text:p>
      <text:p text:style-name="P4">Apto para una extensa gama de cultivos agrícolas.</text:p>
      <text:p text:style-name="P7">Río Tercero</text:p>
      <text:p text:style-name="P20"><text:span text:style-name="T8">Asociación de Serie SOCONCHO en fase ligera a moderadamente erosionada 40%; SOCONCHO en fase acumulada 40% y 20% de suelos menores fluviales.</text:span></text:p>
      <text:p text:style-name="P15"><text:span text:style-name="T8">Símbolo: </text:span><text:span text:style-name="T5">Scn2</text:span></text:p>
      <text:p text:style-name="P4">Capacidad de uso: IVec</text:p>
      <text:p text:style-name="P15"><text:span text:style-name="T8">Índice de Productividad: 53</text:span></text:p>
      <text:p text:style-name="P4">Unidades cartográficas semejantes a las anteriores con la diferencia que se encuentran con pendientes mayores, hasta 2% con erosión hídrica evidente.</text:p>
      <text:p text:style-name="P4">Las prácticas de manejo deben incluir también aquellas destinadas a evitar o limitar los procesos erosivos indicados (erosión en surcos y zanjas).</text:p>
      <text:p text:style-name="P7">Río Tercero</text:p>
      <text:p text:style-name="P20"><text:span text:style-name="T8">Complejo de Series SANTA CATALINA 75%; EL CRUCE en fase moderadamente inclinada 15% y LA SENTENCIA II en fase moderadamente inclinada 10%.</text:span></text:p>
      <text:p text:style-name="P15"><text:span text:style-name="T8">Símbolo: </text:span><text:span text:style-name="T5">SCt1</text:span></text:p>
      <text:p text:style-name="P4">Capacidad de uso: IIIec</text:p>
      <text:p text:style-name="P15"><text:span text:style-name="T8">Índice de productividad: 64</text:span></text:p>
      <text:p text:style-name="P4">Con este símbolo se identifican los suelos de derrames proximales de áreas plano cóncavas y convexas con gradientes locales que pueden llegar a 3%. Los suelos dominantes corresponden a la Serie Santa Catalina de excelente aptitud, con buena retención de humedad por la presencia de subsuelos enriquecidos en arcillas iluviales y capas arables ricas en materia orgánica, ocupando los sectores planos y gradientes siempre menores al 1%. En los bordes o laterales de los lóbulos de los derrames con gradientes que oscilan entre 1 a 3% son dominantes las Series La Sentencia II y El Cruce, esta última con limitantes derivadas de la retención de humedad. En general, esta unidad cartográfica es apta para los cultivos de la región adoptando prácticas destinadas esencialmente a evitar la erosión hídrica en las áreas con pendientes mayores (Series El Cruce y La Sentencia II).</text:p>
      <text:p text:style-name="P7">Jesús María</text:p>
      <text:p text:style-name="P20"><text:span text:style-name="T8">Complejo de Series SCHIFFNER 40%; MARÍA MANUELA 20%; CANAL SAN ANTONIO 20% y CANAL SAN ANTONIO en fase salina y alcalina 20%.</text:span></text:p>
      <text:p text:style-name="P15"><text:span text:style-name="T8">Símbolo: </text:span><text:span text:style-name="T5">Sch6</text:span></text:p>
      <text:p text:style-name="P4">Capacidad de Uso: IVws</text:p>
      <text:p text:style-name="P15"><text:span text:style-name="T8">Índice de Productividad: 23</text:span></text:p>
      <text:p text:style-name="P4">Comprende un pequeño sector ubicado en la parte baja de la pendiente oriental del Canal San Antonio.</text:p>
      <text:p text:style-name="P15"><text:span text:style-name="T8">Los suelos que lo constituyen son en general pobremente drenados, afectados por altos tenores de sodio y sales solubles en los horizontes subsuperficiales y en menor proporción desde la superficie, localizados estos últimos en las partes más deprimidas del área. Otros suelos, como los que responden a la serie María Manuela presentan leves limitaciones por deficiencias en el drenaje. Esta aptitud diferencial de los suelos determina la posibilidad de encontrar sectores más productivos, relativamente más altos y mejor drenados, pero en general la unidad posee aptitud ganadera.</text:span></text:p>
      <text:p text:style-name="P7">Alicia</text:p>
      <text:p text:style-name="P7">San Francisco</text:p>
      <text:p text:style-name="P20"><text:span text:style-name="T8">Complejo en fase inundable de Series SCHIFFNER 40%; COLONIA MENDIGUREN 40% y CHILIBROSTE 20%.</text:span></text:p>
      <text:p text:style-name="P15"><text:span text:style-name="T8">Símbolo: </text:span><text:span text:style-name="T5">Sch7</text:span></text:p>
      <text:p text:style-name="P4">Capacidad de Uso: VIws</text:p>
      <text:p text:style-name="P15"><text:span text:style-name="T8">Índice de Productividad: 4</text:span></text:p>
      <text:p text:style-name="P15"><text:span text:style-name="T8">Este complejo está ubicado en las proximidades de la depresión de San Antonio. Se trata de planos deprimidos, con la capa freática cercana a la superficie y que en épocas de abundantes precipitaciones, suele inundarse por períodos más o menos prolongados.</text:span></text:p>
      <text:p text:style-name="P15"><text:span text:style-name="T8">Los suelos que integran esta unidad muestran las condiciones de drenaje pobre, en la cual el agua es eliminada muy lentamente y la capa freática permanece cerca de la superficie. Además, muestra un intenso lavado que se manifiesta por la presencia de horizontes subsuperficiales y superficiales decolorados. Los tenores de sodio en el complejo de intercambio son altos, en gran porcentaje desde la superficie y la afectación por sales solubles es general.</text:span></text:p>
      <text:p text:style-name="P15"><text:span text:style-name="T8">La aptitud natural de estas tierras es claramente ganadera, las condiciones extremas de los suelos hacen muy difícil la implantación de pasturas artificiales de cierta calidad, limitando las especies posibles a la que subsisten bajo condiciones de alta salinidad y alcalinidad.</text:span></text:p>
      <text:p text:style-name="P7">Alicia</text:p>
      <text:p text:style-name="P7">San Francisco</text:p>
      <text:p text:style-name="P20"><text:span text:style-name="T8">Complejo de Series SCHIFFNER 50%; CRISPI 30% y LAGUNA BLAIZOT 20%.</text:span></text:p>
      <text:p text:style-name="P15"><text:span text:style-name="T8">Símbolo: </text:span><text:span text:style-name="T5">Sch8</text:span></text:p>
      <text:p text:style-name="P4">Capacidad de Uso: VIws</text:p>
      <text:p text:style-name="P15"><text:span text:style-name="T8">Índice de Productividad: 11</text:span></text:p>
      <text:p text:style-name="P15"><text:span text:style-name="T8">Abarca una superficie de ubicada al N de la localidad de Colonia Prosperidad, en un paisaje deprimido, en los que ocupa los sectores relativamente más altos, que actúan como divisorios de las aguas superficiales, entre la Cañada de San Antonio que drena hacia el Sur y la Cañada de Las Encrucijadas con escurrimiento muy lento hacia el Norte.</text:span></text:p>
      <text:p text:style-name="P15"><text:span text:style-name="T8">Debido a la escasa pendiente interna de ésta unidad, el agua de precipitación pluvial se elimina muy lentamente, lo que sumado a un nivel freático próximo a la superficie, determina que los suelos presentes, están condicionados en su uso por el drenaje imperfecto y la consecuente acumulación de sodio en el complejo de intercambio y de sales en cantidades perjudiciales. Además, es común la presencia de horizontes subsuperficiales y superficiales, decolorados, como consecuencia del intenso lavado producido por el exceso de agua en el perfil.</text:span></text:p>
      <text:p text:style-name="P15"><text:span text:style-name="T8">El uso predominante de estos suelos es ganadero, siendo posible la implantación de praderas con especies adaptadas a las condiciones de alcalinidad, salinidad y drenaje imperfecto. Por tratarse de un complejo de suelos, estos se encuentran mezclados en forma intrincada, lo que implica que se produzcan variaciones edáficas en trechos cortos. La determinación de la aptitud de uso de las tierras, se estima teniendo en cuenta las condiciones dominantes en toda la unidad, lo que no quiere decir que a nivel de parcela o lote puedan encontrarse diferencias en cuanto a su aptitud.</text:span></text:p>
      <text:p text:style-name="P7">San Francisco</text:p>
      <text:p text:style-name="P20"><text:span text:style-name="T8">Consociación SEBASTIÁN ELCANO.</text:span></text:p>
      <text:p text:style-name="P15"><text:span text:style-name="T8">Símbolo: </text:span><text:span text:style-name="T5">SEc</text:span></text:p>
      <text:p text:style-name="P4">Capacidad de Uso: IVc</text:p>
      <text:p text:style-name="P15"><text:span text:style-name="T8">Índice de Productividad: 63</text:span></text:p>
      <text:p text:style-name="P4">Esta unidad cartográfica está integrada en su totalidad por la Serie Sebastián Elcano. Se relaciona a lomadas muy suavemente onduladas en el sector NE de la planicie fluvio eólica y bastante alejadas de las sierras del Oeste.</text:p>
      <text:p text:style-name="P4">Los suelos de esta Serie se han desarrollado a partir de materiales loéssicos de textura franco limosa a limosa, sin evidencias de mezcla con materiales fluviales; presentan un buen drenaje interno y poco desarrollo de sus horizontes genéticos. El uso agrícola de estas tierras se ve limitado por el clima, siendo aptos para pasturas implantadas y cultivos adaptados.</text:p>
      <text:p text:style-name="P7">Villa de María</text:p>
      <text:p text:style-name="P20"><text:span text:style-name="T8">Complejo de Series SEBASTIÁN ELCANO 80%; LAS ARRIAS 10% y LAS MACITAS 10%.</text:span></text:p>
      <text:p text:style-name="P15"><text:span text:style-name="T8">Símbolo: </text:span><text:span text:style-name="T5">SEc1</text:span></text:p>
      <text:p text:style-name="P4">Capacidad de Uso: IVc</text:p>
      <text:p text:style-name="P15"><text:span text:style-name="T8">Índice de Productividad: 62</text:span></text:p>
      <text:p text:style-name="P4">Constituyen lomadas muy suavemente onduladas, al Este de la planicie, con intercalaciones de pequeños cauces y derrames finos (loess redepositados), que no tienen relevancia desde el punto de vista utilitario dentro de la unidad.</text:p>
      <text:p text:style-name="P4">Ocupan amplios sectores en el borde oriental del área y bastante alejados de la fuente de origen de los sedimentos fluviales. También se ubican en sectores relativamente cercanos a las sierras, pero en posiciones más elevadas como para no ser considerablemente afectados por las corrientes fluviales posteriores a la deposición del loess.</text:p>
      <text:p text:style-name="P4">Está integrado por un 80% de suelos de la Serie Sebastián Elcano y el 20% restante por suelos de las Series Las Arrias, que se caracteriza por un desarrollo incipiente íntimamente mezclada con la Serie Sebastián Elcano y por suelos de la Serie Las Macitas, que ocupa las microconcavidades de forma alargada con sentido Este-Oeste (vías de flujo de paleocorrientes) de pocos metros de ancho.</text:p>
      <text:p text:style-name="P7">Villa de María</text:p>
      <text:p text:style-name="P20"><text:span text:style-name="T8">Complejo de Series SEBASTIÁN ELCANO 55%; LAS MACITAS 35% y 10% de suelos menores.</text:span></text:p>
      <text:p text:style-name="P15"><text:span text:style-name="T8">Símbolo: </text:span><text:span text:style-name="T5">SEc2</text:span></text:p>
      <text:p text:style-name="P4">Capacidad de Uso: IVc</text:p>
      <text:p text:style-name="P15"><text:span text:style-name="T8">Índice de Productividad: 61</text:span></text:p>
      <text:p text:style-name="P4">Este complejo corresponde fisiográficamente a áreas planas o muy suavemente onduladas con derrames fluviales en microcauces. Están ubicadas a cierta distancia de las sierras y formaciones de pié de monte.</text:p>
      <text:p text:style-name="P4">Son sectores en los que al disminuir la pendiente regional, la mayoría de los paleocauces que recorrían la llanura del Oeste hacia el Este, derramaron sus sedimentos sobre la planicie eólica, separándose en infinidad de microcauces de pocos metros de ancho.</text:p>
      <text:p text:style-name="P4">Están íntimamente relacionados los suelos de origen típicamente eólicos (Serie Sebastián Elcano) y los fluviales que incluyen redeposiciones loéssicas vinculados a los microcauces, siendo los suelos más representativos los de la Serie Las Macitas.</text:p>
      <text:p text:style-name="P4">Generalmente, los pequeños cauces se encuentran en un nivel relativamente más bajo, donde hay mayor acumulación de las aguas de precipitaciones, con buena conservación de humedad por la presencia de horizontes subsuperficiales algo arcillosos.</text:p>
      <text:p text:style-name="P7">Villa de María</text:p>
      <text:p text:style-name="P20"><text:span text:style-name="T8">Complejo de Series SEBASTIÁN ELCANO en fase moderadamente alcalina en profundidad 60%; LAS MACITAS en fase moderadamente salina en profundidad 20% y 20% de suelos menores.</text:span></text:p>
      <text:p text:style-name="P15"><text:span text:style-name="T8">Símbolo: </text:span><text:span text:style-name="T5">SEc3</text:span></text:p>
      <text:p text:style-name="P4">Capacidad de Uso: IVsc</text:p>
      <text:p text:style-name="P15"><text:span text:style-name="T8">Índice de Productividad: 39</text:span></text:p>
      <text:p text:style-name="P4">Esta unidad corresponde a áreas relativamente deprimidas, próximas a la cuenca cerrada de la Laguna Mar Chiquita, sobre el borde oriental del área de estudio. El 80% de los suelos están afectados por salinidad y/o alcalinidad subsuperficial a partir de 50 cm de profundidad y el 20% restante, que ocupan los sectores más deprimidos, a partir de 20 cm, debajo de la capa arable.</text:p>
      <text:p text:style-name="P7">Villa de María</text:p>
      <text:p text:style-name="P20"><text:span text:style-name="T8">Complejo de Series SEBASTIÁN ELCANO 35%; LAS ARRIAS 35%; LAS MACITAS 15% y EL RODEO 15%.</text:span></text:p>
      <text:p text:style-name="P15"><text:span text:style-name="T8">Símbolo: </text:span><text:span text:style-name="T5">SEc4</text:span></text:p>
      <text:p text:style-name="P4">Capacidad de Uso: IVsc</text:p>
      <text:p text:style-name="P4">Índice de Productividad: 60</text:p>
      <text:p text:style-name="P4">Constituyen áreas de derrame muy planas, al SE de la planicie fluvio eólica, con elevada proporción de suelos desarrollados sobre materiales fluviales y loéssicos redepositados y una mínima proporción sobre materiales arenosos gruesos, que corresponden a derrames ligeramente deprimidos (Serie El Rodeo). Sólo el 35% está representado por la Serie Sebastián Elcano, cuyos suelos se han desarrollado sobre materiales exclusivamente eólicos (loess).</text:p>
      <text:p text:style-name="P7">Cañada de Luque</text:p>
      <text:p text:style-name="P7">Villa de María</text:p>
      <text:p text:style-name="P20"><text:span text:style-name="T8">Asociación de Series SEBASTIÁN ELCANO 30%; SEBASTIÁN ELCANO en fase moderadamente alcalina en profundidad 40% y LAS ARRIAS 30%.</text:span></text:p>
      <text:p text:style-name="P15"><text:span text:style-name="T8">Símbolo: </text:span><text:span text:style-name="T5">SEc5</text:span></text:p>
      <text:p text:style-name="P15"><text:span text:style-name="T8">Capacidad de Uso: IVsc</text:span></text:p>
      <text:p text:style-name="P4">Índice de Productividad: 51</text:p>
      <text:p text:style-name="P4">Esta asociación se vincula a lomas planas, al Este de la planicie eólica, con dominio de suelos pertenecientes a la Serie Sebastián Elcano y su fase moderadamente alcalina en profundidad y la Serie Las Arrias con influencia fluvial (loess redepositado). No se observan microcauces recientes.</text:p>
      <text:p text:style-name="P7">Cañada de Luque</text:p>
      <text:p text:style-name="P7">Villa de María</text:p>
      <text:p text:style-name="P20"><text:span text:style-name="T8">Asociación de Series SEBASTIÁN ELCANO en fase ligeramente inclinada y moderadamente alcalina en profundidad 60% y LAS ARRIAS en fase ligeramente inclinada 40%.</text:span></text:p>
      <text:p text:style-name="P15"><text:span text:style-name="T8">Símbolo: </text:span><text:span text:style-name="T5">SEc6</text:span></text:p>
      <text:p text:style-name="P4">Capacidad de Uso: IVec</text:p>
      <text:p text:style-name="P15"><text:span text:style-name="T8">Índice de Productividad: 46</text:span></text:p>
      <text:p text:style-name="P15"><text:span text:style-name="T8">Comprenden lomas onduladas, con pendientes que oscilan entre el 0,5 al 3% ubicadas en el sector SW del área, próximas a la localidad de San José de la Dormida. Su uso está limitado fundamentalmente por el peligro de erosión y alcalinidad sódica en profundidad.</text:span></text:p>
      <text:p text:style-name="P7">Cañada de Luque</text:p>
      <text:p text:style-name="P7">Villa de María</text:p>
      <text:p text:style-name="P22">Asociación de Series SEBASTIÁN ELCANO 60%; LOS HOYOS 20% y SAN PEDRO 20%</text:p>
      <text:p text:style-name="P15"><text:span text:style-name="T8">Símbolo: </text:span><text:span text:style-name="T5">SEc7</text:span></text:p>
      <text:p text:style-name="P4">Capacidad de Uso: IVsc</text:p>
      <text:p text:style-name="P15"><text:span text:style-name="T8">Índice de Productividad: 61</text:span></text:p>
      <text:p text:style-name="P4">Esta asociación identifica a lomas suavemente onduladas, en el área próxima al pié de monte. Está representada por suelos de la Serie Sebastián Elcano, presentando, además, sectores con un significativo aporte de materiales fluviales gruesos (gravillas y arenas medias y gruesas) a partir del cual se desarrollaron los suelos de las Series Los Hoyos y San Pedro. En general, son suelos bien a algo excesivamente drenados con buena estructura superficial y moderado contenido de materia orgánica.</text:p>
      <text:p text:style-name="P7">Villa de María</text:p>
      <text:p text:style-name="P20"><text:span text:style-name="T8">Asociación en fase ligeramente inclinada de Series SEBASTIÁN ELCANO 40%; LAS ARRIAS 40% y LAS MACITAS en fase moderadamente salina en profundidad 20%.</text:span></text:p>
      <text:p text:style-name="P15"><text:span text:style-name="T8">Símbolo: </text:span><text:span text:style-name="T5">SEc8</text:span></text:p>
      <text:p text:style-name="P4">Capacidad de Uso: IVec</text:p>
      <text:p text:style-name="P15"><text:span text:style-name="T8">Índice de Productividad: 53</text:span></text:p>
      <text:p text:style-name="P4">Esta unidad comprende la parte superior de la pendiente hacia la depresión del Río Dulce (pendiente al Saladillo). Constituyen pendientes suaves, pero muy largas dominando en la parte superior de la misma, la Serie Sebastián Elcano y en la parte inferior u oriental la Serie Las Arrias.</text:p>
      <text:p text:style-name="P4">Esta surcada por algunas líneas de escurrimiento temporario como consecuencia de la llegada a la pendiente de los derrames con sus micropaleocauces que al encontrar gradiente suficiente se unen nuevamente conformando estas líneas de avenamiento temporario mas manifiestas con pendientes mixtas en sus bordes. El suelo de estos cauces corresponde a la descripción de la Serie Las Macitas en posición ligeramente inclinada y moderadamente salina en profundidad.</text:p>
      <text:p text:style-name="P15"><text:span text:style-name="T8">Esta unidad constituye el borde oriental del área de trabajo, limitando con la transición al primer Saladillo de condiciones edáficas más severas. Las limitaciones son: peligro de erosión, moderada retención de humedad (Serie Las Arrias) y la alcalinidad en profundidad indicada.</text:span></text:p>
      <text:p text:style-name="P7">Villa de María</text:p>
      <text:p text:style-name="P20"><text:span text:style-name="T8">Asociación de Series SEBASTIÁN ELCANO 70% y CANDELARIA 30%.</text:span></text:p>
      <text:p text:style-name="P15"><text:span text:style-name="T8">Símbolo: </text:span><text:span text:style-name="T5">SEc9</text:span></text:p>
      <text:p text:style-name="P4">Capacidad de uso: IVc</text:p>
      <text:p text:style-name="P15"><text:span text:style-name="T8">Índice de Productividad: 65</text:span></text:p>
      <text:p text:style-name="P4">Unidad cartográfica ubicada al Este de la localidad de la Posta.</text:p>
      <text:p text:style-name="P4">Los materiales originarios de los suelos son sedimentos exclusivamente eólicos (loess franco limoso) y las Series que integran la unidad son muy semejantes entre sí. La Serie Sebastián Elcano, con mayor representación, está ubicada en sectores suavemente ondulados, tiene el perfil prácticamente sin desarrollo subsuperficial (del tipo A-AC-C), con el material calcáreo a no más de 50 cm de profundidad y moderada retención de humedad.</text:p>
      <text:p text:style-name="P4">En los sectores mas planos o estables domina la Serie Candelaria, con un leve desarrollo subsuperficial (perfil del tipo A-Bw-BC-C) la cual tiene mayor retención de humedad y el carbonato de calcio libre en la masa del suelo a mas de 70 cm. Un grupo importante de perfiles se encuentra en una transición entre ambas.</text:p>
      <text:p text:style-name="P4">Aptitud: límite agrícola; se requiere una selección estricta de cultivos en rotaciones con pasturas, manteniendo cobertura permanente y buena estructura superficial para evitar perdida de materia orgánica, facilitando la penetración del agua dentro del perfil.</text:p>
      <text:p text:style-name="P7">Cañada de Luque</text:p>
      <text:p text:style-name="P20"><text:span text:style-name="T8">Complejo de Series SANTA EUFEMIA 40%; AUSONIA 40% y 20% de suelos menores moderadamente alcalinos.</text:span></text:p>
      <text:p text:style-name="P15"><text:span text:style-name="T8">Símbolo: </text:span><text:span text:style-name="T5">SEf1</text:span></text:p>
      <text:p text:style-name="P4">Capacidad de uso: VIws</text:p>
      <text:p text:style-name="P15"><text:span text:style-name="T8">Índice de Productividad: 18</text:span></text:p>
      <text:p text:style-name="P4">Estos complejos, corresponden a aureolas de cubetas y/o lagunas caracterizadas por tener: relieve cóncavo, inundaciones frecuentes durante períodos cortos, alcalinidad, salinidad y la capa freática normalmente cerca o en los horizontes inferiores de los suelos.</text:p>
      <text:p text:style-name="P15"><text:span text:style-name="T8">Están severamente afectados por las limitaciones indicadas, especialmente los perfiles de la serie Santa Eufemia que ocupa los sectores más deprimidos e inundables.</text:span></text:p>
      <text:p text:style-name="P4">De acuerdo a lo expresado estas tierras solo son aptas como campos naturales de pastoreo o para la implantación de pasturas perennes adaptadas.</text:p>
      <text:p text:style-name="P7">Pascanas</text:p>
      <text:p text:style-name="P20"><text:span text:style-name="T8">Complejo de Series SANTA EUFEMIA 35%; CARNERILLO 35% y 30% de lagunas semipermanentes.</text:span></text:p>
      <text:p text:style-name="P15"><text:span text:style-name="T8">Símbolo: </text:span><text:span text:style-name="T5">SEf2</text:span></text:p>
      <text:p text:style-name="P4">Capacidad de uso: VIIws</text:p>
      <text:p text:style-name="P15"><text:span text:style-name="T8">Índice de Productividad: 8</text:span></text:p>
      <text:p text:style-name="P15"><text:span text:style-name="T8">Son ambientes ampliamente distribuidos en forma de delineaciones aproximadamente circulares, denominados "pozos de infiltración". En ellos, el agua solamente se elimina por evapotranspiración o penetración lenta (escurrimiento nulo), en consecuencia los anegamientos son muy frecuentes y de larga duración.</text:span></text:p>
      <text:p text:style-name="P15"><text:span text:style-name="T8">Las series Santa Eufemia y Carnerillo son alcalino sódicas, normalmente salinas y pobremente drenadas. Este complejo incluye además un porcentaje importante de lagunas semipermanentes en el área central de productividad nula.</text:span></text:p>
      <text:p text:style-name="P4">El uso se encuentra restringido al pastoreo sobre especies nativas o eventualmente alguna intersiembra de pasturas adaptadas en los sectores menos inundables.</text:p>
      <text:p text:style-name="P7">La Carlota</text:p>
      <text:p text:style-name="P7">Pascanas</text:p>
      <text:p text:style-name="P20"><text:span text:style-name="T8">Complejo indiferenciado de Series SANTA EUFEMIA; CAYUQUEO y CARNERILLO.</text:span></text:p>
      <text:p text:style-name="P15"><text:span text:style-name="T8">Símbolo: </text:span><text:span text:style-name="T5">SEf3</text:span></text:p>
      <text:p text:style-name="P4">Capacidad de uso: VIIws</text:p>
      <text:p text:style-name="P15"><text:span text:style-name="T8">Índice de Productividad: 10</text:span></text:p>
      <text:p text:style-name="P4">Estos complejos de suelos representan un grupo de unidades cartográficas ampliamente difundidas, muy deprimidos, en estrecha relación con cubetas y lagunas.</text:p>
      <text:p text:style-name="P4">Los suelos tienen drenaje impedido con la capa freática alta, salino sódicos, inundables, con algunos perfiles muy degradados superficialmente (serie Carnerillo con horizonte A2 desde la superficie). La vegetación natural consiste normalmente en halófitas e hidrófitas tales como Distichlis spicata, Salicornia, Juncos y otras indicadoras de las graves limitantes.</text:p>
      <text:p text:style-name="P15"><text:span text:style-name="T8">La aptitud está muy restringida siendo solo aptos como campos naturales de pastoreo.</text:span></text:p>
      <text:p text:style-name="P7">La Carlota</text:p>
      <text:p text:style-name="P7">Pascanas</text:p>
      <text:p text:style-name="P20"><text:span text:style-name="T8">Complejo en fase fuertemente salina y alcalina superficial de Series SANTA EUFEMIA 40%; CARNERILLO 40% y 20% de suelos menores sódicos.</text:span></text:p>
      <text:p text:style-name="P15"><text:span text:style-name="T8">Símbolo: </text:span><text:span text:style-name="T5">SEf4</text:span></text:p>
      <text:p text:style-name="P4">Capacidad de uso: VIIws</text:p>
      <text:p text:style-name="P4">Índice de Productividad: 5</text:p>
      <text:p text:style-name="P15"><text:span text:style-name="T8">Son unidades cartográficas muy deprimidas vinculadas geográficamente con cubetas y lagunas y algo más inundables que la unidad anterior.</text:span></text:p>
      <text:p text:style-name="P4">La característica dominante es el drenaje pobre por la presencia de una capa freática que normalmente afecta a los perfiles de los suelos, pudiendo permanecer por períodos prolongados sobre la superficie ocasionando anegamientos o inundaciones por desborde de lagunas.</text:p>
      <text:p text:style-name="P15"><text:span text:style-name="T8">Además, los perfiles de los suelos son extremadamente salino sódicos con los típicos manchones de halófitas como indicadoras de las condiciones imperantes.</text:span></text:p>
      <text:p text:style-name="P4">Su aptitud es exclusivamente para campos naturales de pastoreo.</text:p>
      <text:p text:style-name="P7">La Carlota</text:p>
      <text:p text:style-name="P7">Pascanas</text:p>
      <text:p text:style-name="P20"><text:span text:style-name="T8">Complejo de Series SANTA EUFEMIA en fase engrosada 40%; LA VICTORIA 40% y 20% de suelos menores cementados y/o erosionados severamente.</text:span></text:p>
      <text:p text:style-name="P15"><text:span text:style-name="T8">Símbolo: </text:span><text:span text:style-name="T5">SEf5</text:span></text:p>
      <text:p text:style-name="P4">Capacidad de uso: VIws</text:p>
      <text:p text:style-name="P15"><text:span text:style-name="T8">Índice de Productividad: 13</text:span></text:p>
      <text:p text:style-name="P4">Son vías de desagüe o estructurales, amplias y profundas, de relieve netamente cóncavo (bien manifiestas) que normalmente conectan depresiones mayores.</text:p>
      <text:p text:style-name="P4">En general, son inundables, con drenaje imperfecto a moderado; los componentes edáficos según su composición en el relieve son:</text:p>
      <text:p text:style-name="P4">La serie Santa Eufemia en fase acumulada (horizonte A1 de 30 cm. aproximadamente), imperfectamente drenada y sódica, ocupa las partes centrales.</text:p>
      <text:p text:style-name="P4">La serie La Victoria, moderada a imperfectamente drenada y con alcalinidad sódica subsuperficial, se encuentra en las partes intermedias de estos desagües que son menos inundables.</text:p>
      <text:p text:style-name="P15"><text:span text:style-name="T8">En los bordes de estos ambientes en situación semejante a pequeñas pendientes, se encuentran suelos erosionados muy lixiviados superficialmente y alcalinos. Por último, en las pocas decenas de metros centrales donde circula más la escorrentía, suelos cementados mal drenados y alcalinos.</text:span></text:p>
      <text:p text:style-name="P4">La unidad en conjunto es útil para la implantación de pasturas perennes adaptadas o bien como campos naturales de pastoreo.</text:p>
      <text:p text:style-name="P7">Pascanas</text:p>
      <text:p text:style-name="P20"><text:span text:style-name="T8">Complejo indiferenciado en fase poco anegable de Series SANTA ELENA y VILLA FRANCISCA.</text:span></text:p>
      <text:p text:style-name="P15"><text:span text:style-name="T8">Símbolo: </text:span><text:span text:style-name="T5">SEl</text:span></text:p>
      <text:p text:style-name="P15"><text:span text:style-name="T8">Capacidad de uso: VIIws</text:span></text:p>
      <text:p text:style-name="P15"><text:span text:style-name="T8">Índice de Productividad: 6</text:span></text:p>
      <text:p text:style-name="P4">Esta unidad ocupa pequeños sectores de bajos alargados dentro del bajo o pie del segundo escalón estructural al noroeste del área.</text:p>
      <text:p text:style-name="P4">Está integrado por suelos mal drenados y fuertemente alcalinos da las series Santa Elena y Villa Francisca.</text:p>
      <text:p text:style-name="P4">Por lo general los suelos de ésta unidad son dedicados a pasturas (normalmente pastos naturales) ya que su uso está muy limitado por la fuerte alcalinidad sódica y mal drenaje.</text:p>
      <text:p text:style-name="P7">Bell Ville</text:p>
      <text:p text:style-name="P7">Leones</text:p>
      <text:p text:style-name="P20"><text:span text:style-name="T8">Complejo indiferenciado en fase poco anegable de Series SANTA ELENA; MONTE GRANDE; VILLA FRANCISCA y ACHALAY.</text:span></text:p>
      <text:p text:style-name="P15"><text:span text:style-name="T8">Símbolo: </text:span><text:span text:style-name="T5">SEl1</text:span></text:p>
      <text:p text:style-name="P4">Capacidad de Uso: VIIws</text:p>
      <text:p text:style-name="P4">Índice de Productividad: 13</text:p>
      <text:p text:style-name="P15"><text:span text:style-name="T8">Estas unidades están vinculadas a sectores deprimidos y bajos alargados bien manifiestos, que actúan como vías de avenamiento. El drenaje natural es muy pobre y por procesos genéticos de formación de suelos presentan dominancia de sodio en el complejo de intercambio. Existe un alto grado de lixiviación y lavado de nutrientes, y acumulación de sales solubles y sodio desde la superficie del suelo. La vegetación natural típicamente asociada es halófila. La intensidad de las limitaciones es tal que el uso de estas tierras queda reducido a la ganadería bajo campo natural.</text:span></text:p>
      <text:p text:style-name="P7">Bell Ville</text:p>
      <text:p text:style-name="P7">Landeta</text:p>
      <text:p text:style-name="P7">Leones</text:p>
      <text:p text:style-name="P7">Pozo del Molle</text:p>
      <text:p text:style-name="P20"><text:span text:style-name="T8">Complejo de Series SANTA ELENA 40%; FLORA 40% y ACHALAY 20%.</text:span></text:p>
      <text:p text:style-name="P15"><text:span text:style-name="T8">Símbolo: </text:span><text:span text:style-name="T5">SEl2</text:span></text:p>
      <text:p text:style-name="P15"><text:span text:style-name="T8">Capacidad de uso: VIws</text:span></text:p>
      <text:p text:style-name="P15"><text:span text:style-name="T8">Índice de Productividad: 32</text:span></text:p>
      <text:p text:style-name="P4">Esta unidad ocupa un sector de bajo alargado bien definido al norte de la localidad de Saira.</text:p>
      <text:p text:style-name="P4">El complejo indicado en primer término SEl2 bordea a SEl3, constituyendo éste una vía de desagüe bien manifiesta.</text:p>
      <text:p text:style-name="P4">La unidad indicada con el símbolo SEl2, está formada por suelos de la serie Flora 40%, que es ligeramente ácido y con un horizonte degradado A2. El 60% restante por suelos alcalinos de las series Santa Elena 40% y Achalay 20%.</text:p>
      <text:p text:style-name="P4">Están muy limitados en su uso por la fuerte alcalinidad, siendo el mismo principalmente ganadero.</text:p>
      <text:p text:style-name="P7">Leones</text:p>
      <text:p text:style-name="P20"><text:span text:style-name="T8">Complejo indiferenciado en fase poco anegable de Series SANTA ELENA; FLORA y ACHALAY.</text:span></text:p>
      <text:p text:style-name="P15"><text:span text:style-name="T8">Símbolo: </text:span><text:span text:style-name="T5">SEl3</text:span></text:p>
      <text:p text:style-name="P15"><text:span text:style-name="T8">Capacidad de uso: VIIws</text:span></text:p>
      <text:p text:style-name="P15"><text:span text:style-name="T8">Índice de Productividad: 22</text:span></text:p>
      <text:p text:style-name="P4">Esta unidad ocupa un sector de bajo alargado bien definido al norte de la localidad de Saira.</text:p>
      <text:p text:style-name="P15"><text:span text:style-name="T8">El complejo SE12 bordea al SEl3, constituyendo éste una vía de desagüe bien manifiesta.</text:span></text:p>
      <text:p text:style-name="P15"><text:span text:style-name="T8">El complejo indicado con el símbolo SEl3, está formado por suelos de la serie Flora 20% y el 80% restante por suelos fuertemente alcalinos de las series Santa Elena 40% y Achalay 40%.</text:span></text:p>
      <text:p text:style-name="P4">La fuerte alcalinidad y el mal drenaje, constituyen serias limitaciones en el uso de estas tierras, ya que impiden en el desarrollo normal de las raíces. Generalmente son campos de pastos naturales.</text:p>
      <text:p text:style-name="P7">Leones</text:p>
      <text:p text:style-name="P20"><text:span text:style-name="T8">Complejo de Series SANTA ELENA 15%; CAÑADA LA CRUZ 25%; ESTANCIA LA LEONA en fase imperfectamente drenada 40% y 20% de suelos menores.</text:span></text:p>
      <text:p text:style-name="P15"><text:span text:style-name="T8">Símbolo: </text:span><text:span text:style-name="T5">SEl4</text:span></text:p>
      <text:p text:style-name="P4">Capacidad de uso: VIIws</text:p>
      <text:p text:style-name="P15"><text:span text:style-name="T8">Índice de Productividad: 21</text:span></text:p>
      <text:p text:style-name="P15"><text:span text:style-name="T8">Esta unidad está vinculada a sectores cóncavos generalmente ubicados en el cruce de dos o más vías de escurrimiento, o bien dentro de los mismos. El drenaje natural es muy pobre y debido a los procesos genéticos, los suelos presentan dominancia de sodio en el complejo de intercambio. Existe un alto grado de lixiviación y lavado de nutrientes, como así también acumulación de sales solubles y sodio desde la superficie del suelo. La intensidad de las limitaciones es tal que el uso de estas tierras queda restringida a la explotación de las pasturas naturales.</text:span></text:p>
      <text:p text:style-name="P7">Alicia</text:p>
      <text:p text:style-name="P7">James Craik</text:p>
      <text:p text:style-name="P7">La Francia</text:p>
      <text:p text:style-name="P7">Las Varillas</text:p>
      <text:p text:style-name="P7">Pozo del Molle</text:p>
      <text:p text:style-name="P7">San Francisco</text:p>
      <text:p text:style-name="P20"><text:span text:style-name="T8">Complejo de Series SANTA ELENA 40%; EL CHAJÁ en fase imperfectamente drenada 30% y EL CANDIL 30%.</text:span></text:p>
      <text:p text:style-name="P15"><text:span text:style-name="T8">Símbolo: </text:span><text:span text:style-name="T5">SEl5</text:span></text:p>
      <text:p text:style-name="P15"><text:span text:style-name="T8">Capacidad de uso: VIws</text:span></text:p>
      <text:p text:style-name="P15"><text:span text:style-name="T8">Índice de Productividad: 30</text:span></text:p>
      <text:p text:style-name="P15"><text:span text:style-name="T8">Con este símbolo se identifican líneas de escurrimiento moderadamente manifiestas que atraviesan sectores bajos y planos de suelos alcalinos (Chb5 por ejemplo). El escurrimiento en estos bajos es muy lento a lento, el agua puede sufrir estancamientos periódicos todos los años, manteniendo al suelo bajo el agua cierto lapso de tiempo.</text:span></text:p>
      <text:p text:style-name="P15"><text:span text:style-name="T8">El drenaje impedido y la alcalinidad sódica superficial y subsuperficial limitan el uso agrícola de estos</text:span><text:span text:style-name="T18"> suelos recomendándose la implantación de pasturas adaptadas.</text:span></text:p>
      <text:p text:style-name="P7">Pozo del Molle</text:p>
      <text:p text:style-name="P20"><text:span text:style-name="T8">Complejo de Series SANTA ELENA 40%; CAÑADA LA CRUZ 40%; y NOETINGER en fase moderadamente bien drenada 20%.</text:span></text:p>
      <text:p text:style-name="P15"><text:span text:style-name="T8">Símbolo: </text:span><text:span text:style-name="T5">SEl6</text:span></text:p>
      <text:p text:style-name="P15"><text:span text:style-name="T8">Capacidad de uso: VIws</text:span></text:p>
      <text:p text:style-name="P15"><text:span text:style-name="T8">Índice de Productividad: 31</text:span></text:p>
      <text:p text:style-name="P15"><text:span text:style-name="T8">En todas las fotocartas, a excepción de áreas de derrames fluviales, se encuentran pequeñas charcas o también llamadas pozos de infiltración que ocupan las partes más negativas del relieve, actuando como últimos receptores de las aguas pluviales. Se identifican en la simbología con cuatro símbolos que son: L - Lagunas; Lsp -Lagunas semipermanentes y SEl6 y SEl4. Estos últimos se consideran de valor edáfico y se describen a continuación.</text:span></text:p>
      <text:p text:style-name="P15"><text:span text:style-name="T8">Son áreas muy inundables con escurrimiento nulo, baja permeabilidad como producto de suelos con horizontes cementados dentro del metro (Santa Elena y Cañada La Cruz), además de alcalinidad fuerte y horizontes degradados desde la superficie.</text:span></text:p>
      <text:p text:style-name="P7">Las Varillas</text:p>
      <text:p text:style-name="P7">Pozo del Molle</text:p>
      <text:p text:style-name="P20"><text:span text:style-name="T8">Asociación de Series SAN FRANCISCO DEL CHAÑAR II 40%; SAN FRANCISCO DEL CHAÑAR I 30% y SAN FRANCISCO DEL CHAÑAR III 30%.</text:span></text:p>
      <text:p text:style-name="P15"><text:span text:style-name="T8">Símbolo: </text:span><text:span text:style-name="T5">SFC1</text:span></text:p>
      <text:p text:style-name="P4">Capacidad de Uso: VIsc</text:p>
      <text:p text:style-name="P15"><text:span text:style-name="T8">Índice de Productividad: 47</text:span></text:p>
      <text:p text:style-name="P4">Amplio sector ubicado en el área central de la meseta homónima. Se caracteriza por poseer un relieve relativamente plano en relación con las montañas adyacentes, con pendientes del orden del 1 al 8%. Los suelos están desarrollados sobre loess, con espesores que oscilan entre una a varias decenas de metros, apoyados sobre granitos o tosca (horizontes petrocálcicos).</text:p>
      <text:p text:style-name="P4">En los sectores mas planos (1 a 3% de gradiente) domina la Serie San Francisco del Chañar II, que es un suelo profundo, bien drenado, con aptitud natural para la implantación de pasturas.</text:p>
      <text:p text:style-name="P4">En áreas mas onduladas, y medias lomas, se encuentran las Series San Francisco del Chañar I y III, la primera limitada por alcalinidad moderada desde la superficie y la segunda, además, por la profundidad efectiva.</text:p>
      <text:p text:style-name="P4">Como inclusiones, que no superan el 15% del total de la unidad, se observan: suelos profundos, bien a moderadamente bien drenados con aptitud agrícola (desagües suavemente cóncavos), fases de suelos erosionadas por agua y otros muy someros con espesores menores a 20 cm, apoyados sobre rocas parcialmente meteorizadas. En general, esta unidad cartográfica tiene una aptitud natural destinada a la implantación de pasturas adaptadas.</text:p>
      <text:p text:style-name="P7">Villa de María</text:p>
      <text:p text:style-name="P20"><text:span text:style-name="T8">Complejo de Series SAN FRANCISCO DEL CHAÑAR I 30%; SAN FRANCISCO DEL CHAÑAR III 30%; SANTA CRUZ 20% y 20% de afloramientos rocosos.</text:span></text:p>
      <text:p text:style-name="P15"><text:span text:style-name="T8">Símbolo: </text:span><text:span text:style-name="T5">SFC2</text:span></text:p>
      <text:p text:style-name="P4">Capacidad de Uso: VIIes</text:p>
      <text:p text:style-name="P15"><text:span text:style-name="T8">Índice de Productividad: 22</text:span></text:p>
      <text:p text:style-name="P4">Estos ambientes comprenden los bordes más ondulados y quebrados de la meseta de San Francisco del Chañar, considerados como una transición entre la unidad SFC1 y las áreas serranas adyacentes.</text:p>
      <text:p text:style-name="P4">La Serie San Francisco del Chañar I ocupa los sectores relativamente mas planos con aptitud natural para la implantación de pasturas. En los relieves quebrados o colinados se encuentran las Series San Francisco del Chañar III, Santa cruz y afloramientos de roca y tosca que dominan el complejo, con una aptitud para pastoreo sobre especies nativas o eventualmente intersiembras. Los suelos de esta unidad se encuentran mayoritariamente cubiertos con la vegetación del bosque serrano con palma.</text:p>
      <text:p text:style-name="P7">Villa de María</text:p>
      <text:p text:style-name="P22">Complejo de Series SAGRADA FAMILIA 40%, CANDELARIA variante calcárea 40% y 20% de suelos menores alcalinos.</text:p>
      <text:p text:style-name="P15"><text:span text:style-name="T8">Símbolo: </text:span><text:span text:style-name="T5">SFl1</text:span></text:p>
      <text:p text:style-name="P4">Capacidad de uso: IVws</text:p>
      <text:p text:style-name="P15"><text:span text:style-name="T8">Índice de Productividad: 45</text:span></text:p>
      <text:p text:style-name="P4">Ambientes extendidos en el límite occidental de la Pampa Loéssica Plana con distribución muy errática de los suelos. Domina la serie Sagrada Familia con de buena aptitud superficial pero con alcalinidad sódica en el subsuelo. Además en muy suaves elevaciones en el terreno se encuentra la serie Candelaria variante calcárea, que presenta pH moderado subsuperficial por la presencia de Carbonato de Calcio libre en la masa del suelo. Existe además un porcentaje estimado en 20% de suelos con alcalinidad que afecta los horizontes superiores y/o con degradación superficial lo que implica una limitante severa, con desarrollo muy escaso de la vegetación, que se observa en el terreno y en las fotos aéreas (complejo de suelos). Estas unidades en su conjunto, bajo el punto de vista de su aptitud, se encuentran el límite agrícola (Clase IV): requieren rotaciones muy estrictas y el mantenimiento de cobertura permanente de las tierras, relativamente aptas para cultivos o pasturas de raíces profundas.</text:p>
      <text:p text:style-name="P7">Río Primero</text:p>
      <text:p text:style-name="P22">Complejo de Series SAGRADA FAMILIA 40%; SAGRADA FAMILIA en fase fuertemente alcalina 20%; ESTANCIA LA OLGA 20% y CANDELARIA variante calcárea 20%.</text:p>
      <text:p text:style-name="P15"><text:span text:style-name="T8">Símbolo: </text:span><text:span text:style-name="T5">SFl2</text:span></text:p>
      <text:p text:style-name="P4">Capacidad de uso: VIws</text:p>
      <text:p text:style-name="P15"><text:span text:style-name="T8">Índice de Productividad: 32</text:span></text:p>
      <text:p text:style-name="P4">Sectores relativamente deprimidos dentro de la Pampa Plana loéssica con dominio de las series Sagrada Familia y Candelaria como las de mejor aptitud del complejo. Los mayores problemas están dados por la presencia de la serie Estancia La Olga (fuertemente alcalina sódica degradada superficialmente) y la fase fuertemente alcalina de la serie Sagrada Familia, ambos suelos conforman el complejo en un porcentaje estimado en 40% por lo que en general la unidad cartográfica queda relegada a la implantación de pasturas. Esto no significa que en sectores escogidos de reducidas dimensiones, apoyados en estudios de suelos de detalle, puedan realizarse algunas prácticas agrícolas especiales o restringidas (sobre serie Candelaria y/o Sagrada Familia).</text:p>
      <text:p text:style-name="P7">Río Primero</text:p>
      <text:p text:style-name="P22">Complejo de Series SAGRADA FAMILIA 40%; SAGRADA FAMILIA en fase imperfectamente drenada 20%, ESTANCIA DON SANTIAGO en fase fuertemente alcalina 15% y LAS CORTADERAS en fase moderadamente bien drenada 25%.</text:p>
      <text:p text:style-name="P15"><text:span text:style-name="T8">Símbolo: </text:span><text:span text:style-name="T5">SFl3</text:span></text:p>
      <text:p text:style-name="P4">Capacidad de uso: IVws</text:p>
      <text:p text:style-name="P15"><text:span text:style-name="T8">Índice de Productividad: 37</text:span></text:p>
      <text:p text:style-name="P4">Ambientes ubicados dentro de la Pampa Deprimida o Plana, tienen escurrimiento lento a estancado y la capa freática próxima a la superficie que afecta parcialmente a los componentes edáficos, especialmente a la fase imperfectamente drenada de la serie Sagrada Familia y Estancia Don Santiago. En general el complejo esta moderadamente limitado por alcalinidad subsuperficial y drenaje impedido parcialmente. Apto para prácticas Agrícolas restringidas o muy estrictas con rotaciones con pasturas.</text:p>
      <text:p text:style-name="P7">Río Primero</text:p>
      <text:p text:style-name="P35">Complejo de Series SAGRADA FAMILIA 40%; SAGRADA FAMILIA en fase moderadamente alcalina en superficie 20%; LA QUINTA en fase moderadamente alcalina en profundidad 20% y COSTA SACATE en fase alcalina en profundidad 20%</text:p>
      <text:p text:style-name="P29"><text:span text:style-name="T8">Símbolo: </text:span><text:span text:style-name="T5">SFl4</text:span></text:p>
      <text:p text:style-name="P30">Capacidad de uso: IVsc</text:p>
      <text:p text:style-name="P31"><text:span text:style-name="T8">Indice de Productividad: 34</text:span></text:p>
      <text:p text:style-name="P32">Unidad Cartográfica de importante representatividad superficial, con suelos desarrollados sobre sedimentos eólicos de textura franco limosa (loess) sobre lomas muy extendidas casi planas. La Serie de mayor representatividad, Sagrada Familia, se caracteriza por tener drenaje moderado y alcalinidad sódica subsuperficial y aproximadamente un 20% presenta alcalinidad moderada desde la superficie; aquí se observa un menor desarrollo de los cultivos. La Serie La Quinta, de mejor aptitud, prácticamente no tiene limitantes en el perfil que afecten el normal desarrollo de los cultivos regionales. Por último, se observan en sectores de menor desarrollo vegetativo la Serie Costa Sacate, con un horizonte subsuperficial degradado y drenaje impedido. La distribución de los componentes taxonómicos de esta unidad en general es muy heterogéneo, con perfiles que representan transiciones entre ellos y/o inclusiones de otros suelos diferentes de aptitud muy limitada en porcentajes no mayores al 10%. En general, esta Unidad Cartográfica es apta para practicas agrícolas limitadas (Clase IV), las rotaciones deben ser mas estrictas que en la Clase III.</text:p>
      <text:p text:style-name="P35">Complejo de Series SAGRADA FAMILIA 40%, SAGRADA FAMILIA en fase sódica desde la superficie 20% LA QUINTA en fase alcalina en profundidad 20% y BUEY MUERTO 20%</text:p>
      <text:p text:style-name="P29"><text:span text:style-name="T8">Símbolo: </text:span><text:span text:style-name="T5">SFl5</text:span></text:p>
      <text:p text:style-name="P30">Capacidad de uso: IVsc</text:p>
      <text:p text:style-name="P31"><text:span text:style-name="T8">Indice de Productividad: 37</text:span></text:p>
      <text:p text:style-name="P32">Lomas planas o áreas intermedias con suelos provenientes de sedimentos eólicos de textura franco limosa. En relación a la Unidad Cartográfica anteriormente descripta, se encuentra en un nivel mas bajo y/o plano, con un 20% de suelos que carecen de potencial agrícola, representados por la fase alcalina sódica desde la superficie de la Serie Sagrada Familia; su presencia está relacionada a pequeñas manchas en los cultivos con moderado desarrollo. Se puede observar inclusiones en un porcentaje no mayor al 10% de suelos menores degradados superficialmente (Alfisoles) donde prácticamente no hay desarrollo de los cultivos (manchas). Los demás componentes como la Serie Sagrada Familia en su forma pura y la fase alcalina en profundidad de la Serie La Quinta representan suelos típicos de la clase IV, con limitantes moderadas a débiles. En general, esta Unidad Cartográfica se encuentra en el límite agrícola. Las prácticas de uso y manejo del recurso se consignan en el capítulo IV.</text:p>
      <text:p text:style-name="P35">Complejo de Series SAGRADA FAMILIA 40%: LA QUINTA en fase moderadamente bien drenada 20%, ESTANCIA LA OLGA 30% y 10% de suelos menores fuertemente alcalinos</text:p>
      <text:p text:style-name="P29"><text:span text:style-name="T8">Símbolo: </text:span><text:span text:style-name="T5">SFl6</text:span></text:p>
      <text:p text:style-name="P30">Capacidad de uso: VIsc</text:p>
      <text:p text:style-name="P31"><text:span text:style-name="T8">Indice de Productividad: 30 </text:span></text:p>
      <text:p text:style-name="P32">Esta Unidad Cartográfica está representada en la Carta de suelos por ambientes plano cóncavos con deficiencias severas, esencialmente por la presencia de la Serie Estancia La Olga con degradación superficial (horizonte E) y por suelos menores fuertemente alcalinos que limitan severamente su uso, relegándolos a la implantación de pasturas adaptadas. No obstante, en sectores de reducidas dimensiones con relieve suavemente elevado (Series Sagrada Familia especialmente y La Quinta), puede ser factible la implantación de algunos cultivos agrícolas con las precauciones o los controles edáficos necesarios. La descripción detallada de las Series se consigna en el punto 3.2 y las prácticas de manejo en el Capítulo IV.</text:p>
      <text:p text:style-name="P35">Complejo de Series SAGRADA FAMILIA en fase moderadamente erosionada 40% y CANDELARIA variante calcárea en fase ligeramente erosionada y moderadamente inclinada 60%</text:p>
      <text:p text:style-name="P29"><text:span text:style-name="T8">Símbolo: </text:span><text:span text:style-name="T5">SFl7</text:span></text:p>
      <text:p text:style-name="P30">Capacidad de uso: VIes</text:p>
      <text:p text:style-name="P31"><text:span text:style-name="T8">Indice de Productividad: 46</text:span></text:p>
      <text:p text:style-name="P32">Unidad Cartográfica ubicada en las medias lomas y medias lomas bajas de las pendientes ubicadas entre la Pampa Alta y la Pampa Loéssica Plana; son pendientes de tamaño medio con gradientes que oscilan entre el 1 a 3% y se encuentran ubicadas en la fotocarta de Santa Rosa de Río Primero. La Serie Sagrada Familia, con alcalinidad sódica subsuperficial, se encuentra erosionada moderadamente, habiendo perdido entre 5 a 10 cm de su capa arable. La Serie Candelaria sin limitantes en el perfil, ha perdido entre 0 a 5 cm con susceptibilidad a la erosión hídrica por el gradiente. Por lo expuesto, esta Unidad Cartográfica, tiene limitantes severas derivadas de la morfología de los suelos y por los problemas erosivos. Se sugiere, en general, su uso para implantación de pasturas. Las Series se describen en detalle en el punto 3.2.</text:p>
      <text:p text:style-name="P20"><text:span text:style-name="T8">Complejo de Series SAN FRANCISCO 30%; SAN FRANCISCO en fase moderadamente bien drenada 50% y LUXARDO 20%</text:span></text:p>
      <text:p text:style-name="P15"><text:span text:style-name="T8">Símbolo: </text:span><text:span text:style-name="T5">SFr</text:span></text:p>
      <text:p text:style-name="P4">Capacidad de uso: IIc</text:p>
      <text:p text:style-name="P15"><text:span text:style-name="T8">Índice de Productividad: 66</text:span></text:p>
      <text:p text:style-name="P4">Unidad asociada a un relieve de lomas muy aplanadas con escasa pendiente.</text:p>
      <text:p text:style-name="P15"><text:span text:style-name="T8">El 80% del complejo está representado por la serie San Francisco y su fase moderadamente bien drenada, cuya productividad está condicionada por una leve limitación climática y por la fuerte reacción ácida del horizonte superficial. El 20% restante responde a la serie Luxardo que se caracteriza por un horizonte superficial fuertemente ácido seguido de un horizonte degradado, con bajo contenido de materia orgánica, que en épocas de sequía son afectados, manifestándose a través de manchones en los cultivos, con plantas de menor desarrollo.</text:span></text:p>
      <text:p text:style-name="P15"><text:span text:style-name="T8">Son los suelos de mayor potencial productivo del área, con una amplia aptitud para cultivos agrícolas y pasturas que presentan la limitación climática natural del sector y fuerte acidez que exigen prácticas de manejo y conservación simples, fundamentalmente aquellas destinadas a la conservación de la humedad y a la fertilidad físico-química del horizonte superficial.</text:span></text:p>
      <text:p text:style-name="P7">San Francisco</text:p>
      <text:p text:style-name="P20"><text:span text:style-name="T8">Complejo de Series SAN FRANCISCO en fase moderadamente bien drenada 40%; DEVOTO 30% y QUEBRACHO HERRADO 30%.</text:span></text:p>
      <text:p text:style-name="P15"><text:span text:style-name="T8">Símbolo: </text:span><text:span text:style-name="T5">SFr1</text:span></text:p>
      <text:p text:style-name="P4">Capacidad de uso: IIIws</text:p>
      <text:p text:style-name="P15"><text:span text:style-name="T8">Índice de Productividad: 58</text:span></text:p>
      <text:p text:style-name="P15"><text:span text:style-name="T8">Fisiográficamente corresponde a vías de drenaje, por donde escurre el exceso de agua de precipitación, conectando cubetas y pequeñas lagunas temporarias. Estas líneas tienen continuidad por varios kilómetros, con un ancho promedio de 100 m, de dirección OSO-ENE y guardan entre sí un notable paralelismo.</text:span></text:p>
      <text:p text:style-name="P15"><text:span text:style-name="T8">La serie Quebracho Herrado se ubica en los sectores centrales y más deprimidos y en las cubetas y lagunas temporarias; donde el agua se acumula con mayor frecuencia, desarrollando panes cementados en el substrato (duripán). En los sectores mejor drenados y más altos que bordean las líneas de escurrimiento se ubica la fase moderadamente bien drenada de la serie San Francisco.</text:span></text:p>
      <text:p text:style-name="P4">En sectores intermedios se encuentra la serie Devoto que posee un horizonte subsuperficial degradado y muestra evidentes signos de hidromorfismo.</text:p>
      <text:p text:style-name="P15"><text:span text:style-name="T8">Los suelos están condicionados en su uso por el drenaje pobre y la susceptibilidad de sufrir anegamientos periódicos, principalmente en las partes más bajas, lo que sumado a la presencia de un horizonte B2t muy rico en arcilla, dificultan el normal desarrollo de las raíces.</text:span></text:p>
      <text:p text:style-name="P15"><text:span text:style-name="T8">Los suelos de ésta unidad presenta buenas condiciones para su uso agrícola, salvo las áreas mas deprimidas que le restan capacidad productiva.</text:span></text:p>
      <text:p text:style-name="P7">San Francisco</text:p>
      <text:p text:style-name="P20"><text:span text:style-name="T8">Complejo de Series SAN FRANCISCO en fase moderadamente bien drenada 30%; LUXARDO 30%; DEVOTO 20% y ESTANCIA DOÑA LUCIA 20%.</text:span></text:p>
      <text:p text:style-name="P15"><text:span text:style-name="T8">Símbolo: </text:span><text:span text:style-name="T5">SFr2</text:span></text:p>
      <text:p text:style-name="P4">Capacidad de uso: IIIsc</text:p>
      <text:p text:style-name="P15"><text:span text:style-name="T8">Índice de Productividad: 54</text:span></text:p>
      <text:p text:style-name="P15"><text:span text:style-name="T8">Este complejo se caracteriza por estar asociado a un relieve muy plano donde la mayoría de los suelos presentan limitaciones en el drenaje interno y falta de oxigenación, al menos en algún período del año, en la sección del perfil donde ocurre la mayor actividad radicular.</text:span></text:p>
      <text:p text:style-name="P15"><text:span text:style-name="T8">La formación de estos suelos está íntimamente ligado a las características del paisaje y fundamentalmente al microrrelieve interno. En los sectores relativamente más altos se han reconocido suelos de la serie Devoto que posee un horizonte subsuperficial degradado y síntomas de hidromorfismo en todo el perfil y la serie Estancia Doña Lucía similar a la anterior pero con tenores de sodio superior al 15% en el complejo de intercambio a partir de los 22 cm de profundidad. Las labranzas suelen llevar a la superficie el horizonte degradado, observándose como manchones de tierra decolorada. En áreas intermedias se encuentra la fase moderadamente bien drenada de la serie San Francisco y en los sectores bajos la serie Luxardo. Todas las series que componen el complejo poseen fuerte reacción ácida en superficie.</text:span></text:p>
      <text:p text:style-name="P15"><text:span text:style-name="T8">Los campos donde aparecen estos complejos suelen mostrar claramente el típico manchoneo de la vegetación que se hace más intenso en épocas de sequía. En general son tierras dedicadas a la producción agrícola y ganadera.</text:span></text:p>
      <text:p text:style-name="P7">San Francisco</text:p>
      <text:p text:style-name="P20"><text:span text:style-name="T8">Complejo de Series SAN FRANCISCO en fase moderadamente bien drenada 40%; LUXARDO 20%; DEVOTO 20% y DEVOTO en fase sódica en profundidad 20%.</text:span></text:p>
      <text:p text:style-name="P15"><text:span text:style-name="T8">Símbolo: </text:span><text:span text:style-name="T5">SFr3</text:span></text:p>
      <text:p text:style-name="P4">Capacidad de uso: IIIsc</text:p>
      <text:p text:style-name="P15"><text:span text:style-name="T8">Índice de Productividad: 60</text:span></text:p>
      <text:p text:style-name="P15"><text:span text:style-name="T8">Unidad ubicada al S y O de la ciudad de San Francisco y alrededores de Quebracho Herrado. El paisaje se caracteriza por un relieve de lomas muy aplanadas, con escurrimiento superficial lento y gradiente en general comprendido entre 0,05 y 0,1%.</text:span></text:p>
      <text:p text:style-name="P15"><text:span text:style-name="T8">La fase moderadamente bien drenada de la serie San Francisco se ubica en los sectores planos del microrrelieve interno de la unidad, donde se observa un mejor desarrollo de la vegetación. En los sectores relativamente altos se ubica la serie Devoto y su fase sódica en profundidad, que muestran un horizonte subsuperficial degradado y síntomas de hidromorfismo en todo el perfil y según su posición pueden tener cierta cantidad de sodio pero sin llegar a ser un horizonte nátrico. El laboreo continuado ha provocado un deterioro de las condiciones físico-químicas y en muchos casos se ha mezclado el horizonte degradado con el horizonte superficial haciendo más manifiesto el manchoneo de la vegetación, que se intensifica en épocas de sequía. En las microdepresiones se ubica la serie Luxardo, cuyas características son la presencia de un horizonte subsuperficial algo lixiviado y síntomas de hidromorfismo en todo el perfil. La característica común de todas las series que componen el complejo, es la fuerte reacción ácida de los horizontes superficiales.</text:span></text:p>
      <text:p text:style-name="P15"><text:span text:style-name="T8">En general son tierras de buena aptitud agrícola, donde la limitación climática se manifiesta con mayor intensidad, dando lugar al manchoneo de los cultivos. Las prácticas de manejo más adecuadas, deben estar destinadas a conservar la humedad y la fertilidad del horizonte superficial, fundamentalmente la estabilidad de los agregados (estructura), que facilita el movimiento del agua y el aire y evita los encostramientos (planchado).</text:span></text:p>
      <text:p text:style-name="P7">San Francisco</text:p>
      <text:p text:style-name="P20"><text:span text:style-name="T8">Complejo de Series SAN FRANCISCO 20%; SAN FRANCISCO en fase moderadamente bien drenada 30%; LUXARDO 30% y DEVOTO 20%.</text:span></text:p>
      <text:p text:style-name="P15"><text:span text:style-name="T8">Símbolo: </text:span><text:span text:style-name="T5">SFr4</text:span></text:p>
      <text:p text:style-name="P4">Capacidad de Uso: IIsc</text:p>
      <text:p text:style-name="P15"><text:span text:style-name="T8">Índice de productividad: 64</text:span></text:p>
      <text:p text:style-name="P15"><text:span text:style-name="T8">Comprende la mitad superior de las pendientes muy suaves hacia la Cañada de las Encrucijadas, con gradientes comprendidos entre 0,25% y 0,30%.</text:span></text:p>
      <text:p text:style-name="P15"><text:span text:style-name="T8">Está integrado por la serie San Francisco y su fase moderadamente bien drenada, que posee lenta permeabilidad y síntomas de saturación con agua por lapsos más o menos prolongados. Se ubican en los sectores planos dentro del microrrelieve interno de la unidad. La serie Luxardo que presenta un horizonte subsuperficial algo degradado con síntomas de hidromorfismo en todo el perfil, se encuentra en las microdepresiones. En los sectores relativamente más altos o microelevaciones, domina la serie Devoto, cuyas características son la presencia de un horizonte subsuperficial degradado y moteados en todo el perfil, indicio de exceso de humedad en algunos períodos. Todas las series que integran el complejo presentan fuerte reacción ácida en el horizonte superficial.</text:span></text:p>
      <text:p text:style-name="P15"><text:span text:style-name="T8">Poseen una buena aptitud agrícola-ganadera, cuyas principales limitaciones son: la acidez de los horizontes superficiales y la climática natural del área. En épocas de sequía se intensifica el manchoneo en los cultivos, con plantas de menor desarrollo en los sectores con suelos que tienen un horizonte subsuperficial degradado y que en ocasiones, son llevados a superficie por la labranza, provocando un deterioro de las propiedades físicas y químicas.</text:span></text:p>
      <text:p text:style-name="P7">San Francisco</text:p>
      <text:p text:style-name="P20"><text:span text:style-name="T8">Complejo de Series SAN FRANCISCO en fase salina en profundidad 30%; DEVOTO 20%; DEVOTO en fase salina 20% y ESTANCIA DOÑA LUCIA 30%.</text:span></text:p>
      <text:p text:style-name="P15"><text:span text:style-name="T8">Símbolo:</text:span><text:span text:style-name="T5"> SFr5</text:span></text:p>
      <text:p text:style-name="P4">Capacidad de Uso: IVws</text:p>
      <text:p text:style-name="P15"><text:span text:style-name="T8">Índice de productividad: 39</text:span></text:p>
      <text:p text:style-name="P15"><text:span text:style-name="T8">Unidad vinculada fisiográficamente a la mitad inferior de la pendiente suave y larga hacia la Cañada de las Encrucijadas.</text:span></text:p>
      <text:p text:style-name="P15"><text:span text:style-name="T8">La serie San Francisco se encuentra afectada por salinidad en profundidad y por deficiencia en el drenaje interno, que se manifiesta por la presencia de moteados en el perfil, domina en los sectores altos del paisaje. En áreas intermedias se localizan suelos de la serie Devoto y su fase salina en profundidad, que posee un horizonte subsuperficial degradado y drenaje deficiente.</text:span></text:p>
      <text:p text:style-name="P15"><text:span text:style-name="T8">La serie Estancia Doña Lucía domina en las partes bajas de la pendiente, presenta alcalinidad sódica a partir de los 22 cm de profundidad y fuerte salinidad a los 60 cm. Están también severamente afectados por un drenaje deficiente debido a la proximidad de la capa freática. Todos los suelos que componen esta unidad están afectados por fuerte acidez superficial</text:span></text:p>
      <text:p text:style-name="P15"><text:span text:style-name="T8">Los campos en los que aparece este complejo, muestran claramente el típico manchoneo de la vegetación, como consecuencia de las diferencias edáficas. En general, son tierras dedicadas a la ganadería aunque las áreas donde las condiciones de drenaje mejoran pueden dedicarse a la producción agrícola.</text:span></text:p>
      <text:p text:style-name="P7">San Francisco</text:p>
      <text:p text:style-name="P20"><text:span text:style-name="T8">Complejo de Series SAN FRANCISCO en fase moderadamente bien drenada 20%; SAN FRANCISCO en fase sódica en profundidad 30%; DEVOTO 30% y DEVOTO en fase sódica 20%.</text:span></text:p>
      <text:p text:style-name="P15"><text:span text:style-name="T8">Símbolo:</text:span><text:span text:style-name="T5"> SFr6</text:span></text:p>
      <text:p text:style-name="P4">Capacidad de Uso: IIIws</text:p>
      <text:p text:style-name="P15"><text:span text:style-name="T8">Índice de productividad: 57</text:span></text:p>
      <text:p text:style-name="P15"><text:span text:style-name="T8">La unidad identificada con éste símbolo está relacionada con la pendiente larga y muy suave hacia las Nacientes de la Cañada de San Antonio, con desniveles del orden del 0,3%.</text:span></text:p>
      <text:p text:style-name="P15"><text:span text:style-name="T8">En la mitad superior dominan suelos que responden a la serie San Francisco, moderadamente bien drenados y de baja permeabilidad y Devoto que posee un horizonte subsuperficial degradado y bajo contenido en materia orgánica que con frecuencia, es incorporado por labranza al horizonte superficial.</text:span></text:p>
      <text:p text:style-name="P15"><text:span text:style-name="T8">En la mitad inferior estos suelos están afectados por sodio y por sales en la porción inferior del perfil, cuyos tenores aumentan a medida que se aproxima a la depresión de San Antonio.</text:span></text:p>
      <text:p text:style-name="P15"><text:span text:style-name="T8">Este complejo muestra claramente el típico manchoneo de la vegetación, como consecuencia de un microrrelieve interno con perfiles distintos, según se encuentran en las partes relativamente altas, medias o bajas. La característica común de los suelos que componen esta unidad es la fuerte reacción ácida del horizonte superficial.</text:span></text:p>
      <text:p text:style-name="P15"><text:span text:style-name="T8">Poseen en general una moderada aptitud agrícola dado que el lixiviado, la pobreza relativa en materia orgánica y el contenido de limo de los horizontes superficiales no son óptimas para captar y almacenar humedad. En períodos de sequía son rápidamente afectados, lo que se manifiesta por el manchoneo de los cultivos. </text:span></text:p>
      <text:p text:style-name="P7">San Francisco</text:p>
      <text:p text:style-name="P20"><text:span text:style-name="T8">Complejo de Series SAN FRANCISCO en fase moderadamente bien drenada 30%; DEVOTO 20%; ESTANCIA DOÑA LUCIA 30% y QUEBRACHO HERRADO 20%.</text:span></text:p>
      <text:p text:style-name="P15"><text:span text:style-name="T8">Símbolo: </text:span><text:span text:style-name="T5">SFr7</text:span></text:p>
      <text:p text:style-name="P4">Capacidad de Uso: IVws</text:p>
      <text:p text:style-name="P15"><text:span text:style-name="T8">Índice de productividad: 46</text:span></text:p>
      <text:p text:style-name="P15"><text:span text:style-name="T8">Estos suelos están relacionados fisiográficamente con vías o líneas de avenamiento temporario, formadas por un conjunto de pequeñas cubetas, dispuestas una a continuación de otra, unidas por franjas de subescurrimiento, en general bien manifiestas en el paisaje. El ancho de estas depresiones oscila entre 100 y 200 metros, orientados de SO a NE, con un notable paralelismo entre las mismas.</text:span></text:p>
      <text:p text:style-name="P15"><text:span text:style-name="T8">Los suelos que componen ésta unidad son imperfectamente drenados, con anegamientos periódicos, en general de corta duración, excepto en las cubetas o pozos de infiltración, donde el agua puede permanecer en la superficie por períodos prolongados. Existen también proporciones significativas de suelos con altos tenores de sodio en los horizontes subsuperficiales y otros fuertemente cementados en profundidad, que a su vez, se encuentran lavados de sus componentes orgánicos.</text:span></text:p>
      <text:p text:style-name="P15"><text:span text:style-name="T8">Las limitantes mencionadas no restringen totalmente la capacidad de uso de estas tierras, que es agrícola, salvo las cubetas que pueden permanecer anegadas durante lapsos más o menos prolongados y resultan inadecuadas para desarrollar cultivos.</text:span></text:p>
      <text:p text:style-name="P7">San Francisco</text:p>
      <text:p text:style-name="P20"><text:span text:style-name="T8">Complejo indiferenciado de Series SAN JOSÉ; LOS TAMARINDOS en fase fuertemente alcalina y LA VICTORIA en fase fuertemente alcalina.</text:span></text:p>
      <text:p text:style-name="P15"><text:span text:style-name="T8">Símbolo: </text:span><text:span text:style-name="T5">SJo</text:span></text:p>
      <text:p text:style-name="P4">Capacidad de Uso: VIIws</text:p>
      <text:p text:style-name="P15"><text:span text:style-name="T8">Índice de Productividad: 5</text:span></text:p>
      <text:p text:style-name="P4">Esta pequeña unidad cartográfica está vinculadas a depresiones y bajos de las Nacientes del Saladillo. Está muy limitada en su uso por el drenaje impedido (incluye anegamientos frecuentes) y la presencia de elevados tenores de sales solubles y sodio de intercambio.</text:p>
      <text:p text:style-name="P4">Su aptitud es como campos naturales de pastoreo.</text:p>
      <text:p text:style-name="P7">Canals</text:p>
      <text:p text:style-name="P7">La Carlota</text:p>
      <text:p text:style-name="P20"><text:span text:style-name="T8">Complejo indiferenciado de Series SAN JOSÉ; LOS TAMARINDOS en fase fuertemente alcalina y WENCESLAO ESCALANTE.</text:span></text:p>
      <text:p text:style-name="P15"><text:span text:style-name="T8">Símbolo: </text:span><text:span text:style-name="T5">SJo1</text:span></text:p>
      <text:p text:style-name="P4">Capacidad de uso: VIIws</text:p>
      <text:p text:style-name="P15"><text:span text:style-name="T8">Índice de productividad: 5</text:span></text:p>
      <text:p text:style-name="P15"><text:span text:style-name="T8">Esta unidad cartográfica se vincula a las depresiones y bajos de las nacientes del Saladillo. Está muy limitada en su uso por el drenaje impedido y la presencia de elevados tenores de sales solubles y sodio intercambiable. </text:span></text:p>
      <text:p text:style-name="P15"><text:span text:style-name="T8">SJo1: Está integrada esta unidad por los correspondientes a las series estancia San José los Tamarindos en su fase fuertemente alcalina y Wenceslao Escalante.</text:span></text:p>
      <text:p text:style-name="P7">Canals</text:p>
      <text:p text:style-name="P20"><text:span text:style-name="T8">Complejo indiferenciado de Series SAN JOSÉ; LOS TAMARINDOS y LA VICTORIA.</text:span></text:p>
      <text:p text:style-name="P15"><text:span text:style-name="T8">Símbolo: </text:span><text:span text:style-name="T5">SJo2</text:span></text:p>
      <text:p text:style-name="P4">Capacidad de uso: VIws</text:p>
      <text:p text:style-name="P15"><text:span text:style-name="T8">Índice de productividad: 9</text:span></text:p>
      <text:p text:style-name="P15"><text:span text:style-name="T8">Esta unidad cartográfica se vincula a las depresiones y bajos de las nacientes del Saladillo. Está muy limitada en su uso por el drenaje impedido y la presencia de elevados tenores de sales solubles y sodio intercambiable.</text:span></text:p>
      <text:p text:style-name="P4">SJo2: Integran este complejo suelos de las San José, Los Tamarindos y La Victoria.</text:p>
      <text:p text:style-name="P7">Canals</text:p>
      <text:p text:style-name="P20"><text:span text:style-name="T8">Complejo indeterminado Santa Lucía.</text:span></text:p>
      <text:p text:style-name="P15"><text:span text:style-name="T8">Símbolo: </text:span><text:span text:style-name="T5">SLc</text:span></text:p>
      <text:p text:style-name="P15"><text:span text:style-name="T8">Capacidad de uso: VIIws</text:span></text:p>
      <text:p text:style-name="P15"><text:span text:style-name="T8">Índice de Productividad: 5</text:span></text:p>
      <text:p text:style-name="P4">Este complejo corresponde a los planos bajos de las lagunas y la Cañada Santa Lucía, con pendientes casi nulas, el escurrimiento muy lento y la capa freática alta y en ciertas épocas afloran sobre la superficie.</text:p>
      <text:p text:style-name="P4">En ésta unidad aparece una amplia variedad de suelos, pero todos con fuerte alcalinidad sódica desde la superficie y mal drenados (exceso de agua) que limitan sus posibilidades de aprovechamiento, constituyendo en la actualidad campos naturales.</text:p>
      <text:p text:style-name="P7">Corral de Bustos</text:p>
      <text:p text:style-name="P7">Cruz Alta</text:p>
      <text:p text:style-name="P22">Complejo indeterminado San Marcos de áreas de derrame. </text:p>
      <text:p text:style-name="P15"><text:span text:style-name="T8">Símbolo: </text:span><text:span text:style-name="T5">SM</text:span></text:p>
      <text:p text:style-name="P4">Capacidad de uso: IIsc</text:p>
      <text:p text:style-name="P15"><text:span text:style-name="T8">Índice de productividad: 73</text:span></text:p>
      <text:p text:style-name="P15"><text:span text:style-name="T8">Este complejo se ubica a ambas márgenes del Río Ctalamochita (Tercero) y está constituido por suelos de composición granulométrica, muy heterogénea, la que varía según la posición topográfica. Se han desarrollado a partir de materiales fluviales modernos y sedimentos loéssicos. Presentan perfiles levemente desarrollados, con poca diferenciación de horizontes genéticos o discontinuidades litológicas y suelos enterrados (thápticos). La limitación principal es la climática natural del área que se acentúa con la baja retención de humedad de los suelos más arenosos.</text:span></text:p>
      <text:p text:style-name="P12">Bell Ville</text:p>
      <text:p text:style-name="P12">Justiniano Posse</text:p>
      <text:p text:style-name="P12">Leones</text:p>
      <text:p text:style-name="P12">Marcos Juárez</text:p>
      <text:p text:style-name="P7">Villa María</text:p>
      <text:p text:style-name="P7"/>
      <text:p text:style-name="P20"><text:span text:style-name="T8">Complejo indeterminado San Marcos 1 de suelos arenosos aluviales de terrazas altas del Río Tercero y paleocauces.</text:span></text:p>
      <text:p text:style-name="P15"><text:span text:style-name="T8">Símbolo: </text:span><text:span text:style-name="T5">SM1</text:span></text:p>
      <text:p text:style-name="P4">Capacidad de uso: IIIsc</text:p>
      <text:p text:style-name="P15"><text:span text:style-name="T8">Índice de productividad: 46</text:span></text:p>
      <text:p text:style-name="P4">Con este símbolo se identifican las terrazas altas, meandros abandonados y cauces sepultados (paleocauces) del Río Ctalamochita (Tercero). Presenta una amplia variedad de suelos originados a partir de materiales de textura arenosa franca, franca arenosa y franca. </text:p>
      <text:p text:style-name="P7">Bell Ville</text:p>
      <text:p text:style-name="P7">Villa María</text:p>
      <text:p text:style-name="P20"><text:span text:style-name="T8">Complejo indeterminado del flanco oriental de la Sierra Norte de Córdoba.</text:span></text:p>
      <text:p text:style-name="P15"><text:span text:style-name="T8">Símbolo: </text:span><text:span text:style-name="T5">SN</text:span></text:p>
      <text:p text:style-name="P4">Capacidad de Uso: VIIes</text:p>
      <text:p text:style-name="P15"><text:span text:style-name="T8">Índice de Productividad: 10</text:span></text:p>
      <text:p text:style-name="P4">Son laderas escarpadas o colinadas del basamento cristalino granítico, con valles en forma de “v”, y gradiente regional hacia el Este. Los suelos son de tipo regosólicos, escasamente desarrollados sobre rocas parcialmente meteorizadas (Ustorthent líticos y paralíticos y en menor proporción Haplustoles paralíticos).</text:p>
      <text:p text:style-name="P4">Se incluyen también en este complejo porcentajes menores de suelos profundos en pequeños valles y, además, un 30% estimado de roca expuesta. Las limitantes son suelos someros, fuertes pendientes, afloramientos, susceptibilidad a la erosión hídrica y clima.</text:p>
      <text:p text:style-name="P4">Esta unidad cartográfica es apta para pastoreo extensivo bovino y caprino sobre especies nativas. Los vallecitos longitudinales pueden ser utilizados para la implantación de pasturas o agricultura en pequeña escala.</text:p>
      <text:p text:style-name="P7">Villa de María</text:p>
      <text:p text:style-name="P20"><text:span text:style-name="T8">Complejo indeterminado de suelos de laderas y pampas.</text:span></text:p>
      <text:p text:style-name="P15"><text:span text:style-name="T8">Símbolo: </text:span><text:span text:style-name="T5">SN1</text:span></text:p>
      <text:p text:style-name="P4">Capacidad de Uso: VIIes</text:p>
      <text:p text:style-name="P15"><text:span text:style-name="T8">Índice de Productividad: 9</text:span></text:p>
      <text:p text:style-name="P4">Comprende un pequeño sector ubicado al NO de la meseta de San Francisco del Chañar, en transición al flanco occidental de la Sierra Norte. Dominan los suelos regosólicos (poco desarrollados), afloramientos, y en menor medida, suelos profundos sobre loess, en relieves menos escarpados u ondulados. La aptitud natural es para pastoreo sobre especies nativas.</text:p>
      <text:p text:style-name="P7">Villa de María</text:p>
      <text:p text:style-name="P20"><text:span text:style-name="T8">Complejo indeterminado del flanco occidental de la Sierra Norte de Córdoba.</text:span></text:p>
      <text:p text:style-name="P15"><text:span text:style-name="T8">Símbolo: </text:span><text:span text:style-name="T5">SN2</text:span></text:p>
      <text:p text:style-name="P4">Capacidad de Uso: VIIes</text:p>
      <text:p text:style-name="P15"><text:span text:style-name="T8">Índice de Productividad: 8</text:span></text:p>
      <text:p text:style-name="P4">Ambiente de laderas muy escarpadas, áridas y semiáridas, donde se observan afloramientos de roca y suelos muy someros y esqueléticos, siendo la receptividad ganadera muy baja.</text:p>
      <text:p text:style-name="P4">Como inclusiones, se observan algunos vallecitos, con suelos profundos, que drenan las aguas hacia la cuenca de las salinas, los que eventualmente admiten siembra de pasturas adaptadas.</text:p>
      <text:p text:style-name="P7">Villa de María</text:p>
      <text:p text:style-name="P20"><text:span text:style-name="T8">Complejo indeterminado La Salada Norte.</text:span></text:p>
      <text:p text:style-name="P15"><text:span text:style-name="T8">Símbolo: </text:span><text:span text:style-name="T5">SNt</text:span></text:p>
      <text:p text:style-name="P4">Capacidad de uso: Vllws</text:p>
      <text:p text:style-name="P4">Índice de Productividad: </text:p>
      <text:p text:style-name="P15"><text:span text:style-name="T8">Estos complejos de suelos indiferenciados, fisiográficamente corresponden con el área de inundación de dichas lagunas, y desde el punto de vista edafológico están integrados por una gran variedad de suelos, algunos de los cuales podrían ser caracterizados como pertenecientes a algunas de las series definidas y otros con suelos del tipo aluvial salino-alcalinos. La intensidad de las limitaciones, fundamentalmente susceptibilidad a las inundaciones e impedimentos en el drenaje, salinidad, alcalinidad sódica y baja fertilidad, no justifica hacer diferenciaciones por lo que se los ha definido como complejos indiferenciados. Poseen limitaciones de uso muy graves que restringen su uso a campos naturales de pastoreo cuando no se encuentran cubiertos de agua. Su calidad no justifica aplicar ningún tipo de mejoras dada su intrínseca baja capacidad de retorno. </text:span></text:p>
      <text:p text:style-name="P7">Rufino</text:p>
      <text:p text:style-name="P20"><text:span text:style-name="T8">Complejo de Series SAN PABLO 40%; EL CRUCE 30% y LA SENTENCIA II en fase ligera a moderadamente erosionada 30%.</text:span></text:p>
      <text:p text:style-name="P15"><text:span text:style-name="T8">Símbolo: </text:span><text:span text:style-name="T5">SPb1</text:span></text:p>
      <text:p text:style-name="P4">Capacidad de uso: VIes</text:p>
      <text:p text:style-name="P15"><text:span text:style-name="T8">Índice de productividad: 52</text:span></text:p>
      <text:p text:style-name="P15"><text:span text:style-name="T8">Áreas de conos, abanicos y derrames aluviales proximales de las sierras bajas ubicadas al Norte de la estancia La Paz. Incluye, además de los componentes indicados, inclusiones de suelos arenosos poco diferenciados (Entisoles). El relieve es inclinado hacia el Este con suelos de texturas livianas (franco arenosas) dominantes y la pendiente es próxima al 3%. Las limitantes se reflejan en la composición edáfica y la pendiente, y son la erosión actual y susceptibilidad a la misma, retención de humedad y drenaje algo excesivo, razón por la cual el uso mas adecuado de estas tierras es la implantación de pasturas.</text:span></text:p>
      <text:p text:style-name="P7">Jesús María</text:p>
      <text:p text:style-name="P22">Complejo indiferenciado de Series SAN PABLO; ASCOCHINGA; PUERTA DE HIERRO II y otros suelos arenosos poco evolucionados.</text:p>
      <text:p text:style-name="P15"><text:span text:style-name="T8">Símbolo: </text:span><text:span text:style-name="T5">SPb2</text:span></text:p>
      <text:p text:style-name="P4">Capacidad de uso: IVes</text:p>
      <text:p text:style-name="P15"><text:span text:style-name="T8">Índice de productividad: 42</text:span></text:p>
      <text:p text:style-name="P4">Este complejo corresponde a partes proximales de los derrames de los ríos Santa Catalina, Ascochinga y otros cauces o paleocauces menores. El relieve en general es plano con pendientes menores de 0,2%. Se observan, no obstante, pequeñas lomadas en forma de mesorrelieve constituidas por material de origen eólico y fluvial arenoso que se destacan dentro de la llanura de derrames. El suelo dominante es la Serie San Pablo con texturas gruesas (francas a franco arenosas) ubicada en sectores intermedios del relieve. En las partes suavemente deprimidas domina la Serie Ascochinga de excelente aptitud. Por último en sectores pequeños con mesorrelieves convexo/cóncavos están presentes los suelos arenosos pertenecientes a la Serie Puerta de Hierro II y otros suelos livianos en capas. Las limitantes están relacionadas en forma directa con la composición granulométrica (texturas gruesas), la fertilidad físico química y pueden observarse endurecimientos en seco en los horizontes superiores, condicionando las labores agrícolas a períodos con humedad óptima. La aptitud se encuentra en el límite agrícola (Clase IV), las prácticas de manejo deben estar destinadas a la conservación de la humedad.</text:p>
      <text:p text:style-name="P7">Cañada de Luque</text:p>
      <text:p text:style-name="P7">Jesús María</text:p>
      <text:p text:style-name="P20"><text:span text:style-name="T8">Complejo indiferenciado de Series SAN PEDRO en fase inclinada y erosionada; LOS SAUCES en fase inclinada; LOS HOYOS en fase moderadamente erosionada y suelos arenosos poco diferenciados con gravas.</text:span></text:p>
      <text:p text:style-name="P15"><text:span text:style-name="T8">Símbolo: </text:span><text:span text:style-name="T5">SPd</text:span></text:p>
      <text:p text:style-name="P4">Capacidad de Uso: VIes</text:p>
      <text:p text:style-name="P15"><text:span text:style-name="T8">Índice de Productividad: 34</text:span></text:p>
      <text:p text:style-name="P4">Este complejo se vincula geomorfológicamente a conos aluviales, constituidos por sedimentos fluviales al pié de formaciones orográficas, con gravas y arenas gruesas en las proximidades a la fuente de origen, disminuyendo en su gradiente y en el tamaño de los granos, con texturas más finas en la parte distal de los mismos.</text:p>
      <text:p text:style-name="P4">En general las pendientes son muy notables, en casos pueden llegar al 8% y están surcadas por cárcavas y pequeños lechos arenosos. Los suelos se distribuyen de acuerdo a su posición en el paisaje, siendo arenosos poco diferenciados los sectores más altos y con mayores gradientes, descendiendo en forma sucesiva desde la pendiente alta las Series Los Hoyos, San Pedro y Los Sauces. Están muy limitados en su uso por la erosión existente y la susceptibilidad a la misma, producto de las fuertes pendientes.</text:p>
      <text:p text:style-name="P7">Villa de María</text:p>
      <text:p text:style-name="P20"><text:span text:style-name="T8">Complejo de Series SILVIO PELLICO 40%; SILVIO PELLICO en fase moderadamente salina en profundidad 20%; SILVIO PELLICO en fase moderadamente bien drenada 20% y SACANTA 20%.</text:span></text:p>
      <text:p text:style-name="P15"><text:span text:style-name="T8">Símbolo: </text:span><text:span text:style-name="T5">SPe</text:span><text:span text:style-name="T8"> </text:span></text:p>
      <text:p text:style-name="P4">Capacidad de uso: IIIsc</text:p>
      <text:p text:style-name="P15"><text:span text:style-name="T8">Índice de productividad: 63</text:span></text:p>
      <text:p text:style-name="P15"><text:span text:style-name="T8">Es un ambiente muy pequeño ubicado en lomas suavemente onduladas de origen loéssico con influencia posterior fluvial (redeposiciones), donde se ha desarrollado la serie Silvio Pellico y sus fases salina y moderadamente bien drenada que integran el 80% de la unidad. No tiene limitaciones relevantes salvo la climática. El resto comprende la serie Sacanta de similar aptitud pero diferente en cuanto a su origen ya que se ha desarrollado a partir de materiales eminentemente loéssicos.</text:span></text:p>
      <text:p text:style-name="P4">Estas unidades no sufren anegamientos y son usadas con fines agrícolas con rendimientos satisfactorios</text:p>
      <text:p text:style-name="P7">James Craik</text:p>
      <text:p text:style-name="P7">Pozo del Molle</text:p>
      <text:p text:style-name="P20"><text:span text:style-name="T8">Complejo de Serie SAIRA 70%; SAIRA en fase moderadamente alcalina 20% y 10% de suelos menores.</text:span></text:p>
      <text:p text:style-name="P15"><text:span text:style-name="T8">Símbolo: </text:span><text:span text:style-name="T5">Sr</text:span></text:p>
      <text:p text:style-name="P15"><text:span text:style-name="T8">Capacidad de uso: IVws</text:span></text:p>
      <text:p text:style-name="P15"><text:span text:style-name="T8">Índice de Productividad: 39</text:span></text:p>
      <text:p text:style-name="P4">Esta unidad ocupa una franja que corre de este a oeste, en las áreas deprimidas del Canal "Litín - Tortugas".</text:p>
      <text:p text:style-name="P4">Integran el complejo, 70% de suelos de la serie Saira, con drenaje natural moderado, ligeramente alcalino - sódico a partir de los 50 cm y con moderada alcalinidad y salinidad en profundidad, 20% de suelos de la serie Saira, con alcalinidad sódica a partir de los 35 cm de profundidad, razón por lo que ha sido considerada como la fase moderadamente alcalina y el 10% restante por suelos alcalinos menores.</text:p>
      <text:p text:style-name="P4">Estas tierras son dedicadas a ganadería, aunque es común hacer agricultura, con resultados algo favorables cuando acompañan buenas condiciones climáticas.</text:p>
      <text:p text:style-name="P7">Las Rosas</text:p>
      <text:p text:style-name="P7">Leones</text:p>
      <text:p text:style-name="P20"><text:span text:style-name="T8">Complejo de Series SAIRA 30%; SAIRA en fase moderadamente alcalina 20%; LA IBERIA 40% y 10% de suelos menores.</text:span></text:p>
      <text:p text:style-name="P15"><text:span text:style-name="T8">Símbolo: </text:span><text:span text:style-name="T5">Sr1</text:span></text:p>
      <text:p text:style-name="P4">Capacidad de Uso: IVws</text:p>
      <text:p text:style-name="P15"><text:span text:style-name="T8">Índice de Productividad: 46</text:span></text:p>
      <text:p text:style-name="P15"><text:span text:style-name="T8">Áreas de derrame fluvial a las cuales se asocian los complejos de suelos identificados con este símbolo. La distribución de los componentes edáficos dentro de la unidad está condicionada por la naturaleza de los depósitos fluviales, los que determinan una gran heterogeneidad de suelos, asociados entre sí según patrones geográficos muy intrincados. No se han verificado procesos significativos de salinización ni acumulación de sodio intercambiable, o bien estos procesos se manifiestan en profundidad, dejando la parte superior del perfil de los suelos sin afectación, lo cual repercute positivamente en la productividad de los suelos.</text:span></text:p>
      <text:p text:style-name="P15"><text:span text:style-name="T8">En los sectores de relieve negativo y drenaje más impedido, aparecen suelos de la Serie Saira; íntimamente asociados a estos se han reconocido perfiles que responden a la fase moderadamente alcalina de esa misma Serie, los cuales presentan tenores de sodio perjudiciales a partir del subsuelo, desde los 40 cm de profundidad. En posiciones ligeramente más elevadas y mejor drenadas se encuentra la Serie La Iberia, que representan las mejores condiciones de la unidad.</text:span></text:p>
      <text:p text:style-name="P15"><text:span text:style-name="T8">Son tierras de aptitud agrícola, pero limitada, y resultan adecuadas solo para una gama relativamente estrecha de cultivos que son aquellos que mejor soportan las condiciones físico-químicas impuestas por el drenaje imperfecto. Su uso en condiciones de una agricultura sustentable requiere la adopción de algunas prácticas de manejo intensivas,</text:span></text:p>
      <text:p text:style-name="P7">Landeta</text:p>
      <text:p text:style-name="P7">Leones</text:p>
      <text:p text:style-name="P20"><text:span text:style-name="T8">Complejo de Series SAIRA en fase moderadamente alcalina 35%; SANTA JUSTA 55% y 10% de suelos menores.</text:span></text:p>
      <text:p text:style-name="P15"><text:span text:style-name="T8">Símbolo: </text:span><text:span text:style-name="T5">Sr2</text:span></text:p>
      <text:p text:style-name="P15"><text:span text:style-name="T8">Capacidad de uso: VIws</text:span></text:p>
      <text:p text:style-name="P15"><text:span text:style-name="T8">Índice de Productividad: 16</text:span></text:p>
      <text:p text:style-name="P4">Este complejo ocupa pequeños sectores bajos, dentro de la depresión del canal "Litín - Tortugas".</text:p>
      <text:p text:style-name="P4">Está integrado por 35% de suelos de la serie Saira, en su fase moderadamente alcalina, 55% de suelos de la serie Santa Justa, con drenaje natural imperfecto y fuertemente alcalino desde la superficie y el 10% restante por suelos menores alcalinos.</text:p>
      <text:p text:style-name="P4">Los suelos de ésta unidad están muy limitados en su uso por la fuerte alcalinidad sódica y su uso es eminentemente ganadero.</text:p>
      <text:p text:style-name="P7">Bell Ville</text:p>
      <text:p text:style-name="P7">Leones</text:p>
      <text:p text:style-name="P20"><text:span text:style-name="T8">Complejo de Series SAIRA 20%; SAIRA en fase moderadamente alcalina 40%; LA SARA 30% y 10% de suelos menores.</text:span></text:p>
      <text:p text:style-name="P15"><text:span text:style-name="T8">Símbolo: </text:span><text:span text:style-name="T5">Sr3</text:span></text:p>
      <text:p text:style-name="P15"><text:span text:style-name="T8">Capacidad de uso: IVws</text:span></text:p>
      <text:p text:style-name="P15"><text:span text:style-name="T8">Índice de Productividad: 39</text:span></text:p>
      <text:p text:style-name="P4">Esta unidad ocupa una amplia zona de derrame, ligeramente deprimida, dentro del bajo o pie del segundo escalón estructural.</text:p>
      <text:p text:style-name="P4">Está integrada por 20% de suelos de la serie Saira, 40% de la serie Saira en su fase moderadamente alcalina, 30% de suelos de la serie La Sara, con drenaje natural algo excesivo, ligeramente ácido desarrollado sobre materiales fluviales redepositados y el 10% restante por suelos menores alcalinos.</text:p>
      <text:p text:style-name="P4">El uso de estos suelos es agrícolo-ganadero. </text:p>
      <text:p text:style-name="P7">Bell Ville</text:p>
      <text:p text:style-name="P7">Leones</text:p>
      <text:p text:style-name="P20"><text:span text:style-name="T8">Asociación de Series SINSACATE en fase moderada a severamente erosionada 40%; SANTA CATALINA en fase ligeramente erosionada y/o acumulada 30% y 30% de suelos menores erosionados y con acumulación.</text:span></text:p>
      <text:p text:style-name="P15"><text:span text:style-name="T8">Símbolo: </text:span><text:span text:style-name="T5">Ssc1</text:span></text:p>
      <text:p text:style-name="P4">Capacidad de uso: IVec</text:p>
      <text:p text:style-name="P15"><text:span text:style-name="T8">Índice de Productividad: 44</text:span></text:p>
      <text:p text:style-name="P15"><text:span text:style-name="T8">Delineación correspondiente a vías de escurrimiento o colectores principales con relieve cóncavo y un ancho que varía entre 200 a 700 m. Se encuentra orientada de Oeste a Este y recoge excesos hídricos de cuencas amplias del piedemonte del Oeste. El denominador común es el problema erosivo en forma lineal. Los suelos son originados a partir de sedimentos fluviales con horizontes subsuperficiales muy enriquecidos en arcillas iluviales.</text:span></text:p>
      <text:p text:style-name="P4">Aptitud: límite agrícola; condicionado por los problemas erosivos indicados que dificultan y hasta impiden el paso de la maquinaria agrícola y transportes.</text:p>
      <text:p text:style-name="P7">Cañada de Luque</text:p>
      <text:p text:style-name="P7">Jesús María</text:p>
      <text:p text:style-name="P20"><text:span text:style-name="T8">Complejo de Series SAN URBANO 50% y CAÑADA DEL UCLE 50%.</text:span></text:p>
      <text:p text:style-name="P15"><text:span text:style-name="T8">Símbolo: </text:span><text:span text:style-name="T5">SU11</text:span></text:p>
      <text:p text:style-name="P15"><text:span text:style-name="T8">Capacidad de uso: IIIw</text:span></text:p>
      <text:p text:style-name="P4">Índice de Productividad: </text:p>
      <text:p text:style-name="P4">Las pendientes suaves y cortas que circundan a los ejes de avenamiento secundarios, son los representativos de esta unidad.</text:p>
      <text:p text:style-name="P15"><text:span text:style-name="T8">Tienen un drenaje interno deficiente y la permeabilidad lenta, produciéndose por lo tanto encharcamiento en épocas lluviosas y anegamiento de las partes más bajas por desborde de las vías de drenaje.</text:span></text:p>
      <text:p text:style-name="P4">Los perfiles de la serie Cañada del Ucle se encuentran en las partes positivas del relieve, mientras que los de la serie San Urbano en las negativas, conteniendo esta última alcalinidad sódica desde el horizonte A2 hacia profundidad.</text:p>
      <text:p text:style-name="P7">Cruz Alta</text:p>
      <text:p text:style-name="P20"><text:span text:style-name="T8">Complejo en fase fuertemente alcalina de Series TICINO 60% y CAYUQUEO 40%.</text:span></text:p>
      <text:p text:style-name="P15"><text:span text:style-name="T8">Símbolo: </text:span><text:span text:style-name="T5">Tc1</text:span></text:p>
      <text:p text:style-name="P4">Capacidad de uso: VIIws</text:p>
      <text:p text:style-name="P15"><text:span text:style-name="T8">Índice de Productividad: 9</text:span></text:p>
      <text:p text:style-name="P4">Este complejo se encuentra representado en bajos y aureolas internas de cubetas y lagunas.</text:p>
      <text:p text:style-name="P15"><text:span text:style-name="T8">Frecuentemente los perfiles de los suelos están inundados o con la capa freática afectando normalmente al suelo y son salino-alcalinos. Un porcentaje importante correspondiente a la serie Ticino, tiene horizonte superficial degradado que es masivo con bajo contenido de materia orgánica y duro en seco.</text:span></text:p>
      <text:p text:style-name="P4">La vegetación consiste en especies naturales como Distichlis spicata (pelo de cacho), Salicornia y Juncos como indicadores de las condiciones imperantes descriptas.</text:p>
      <text:p text:style-name="P15"><text:span text:style-name="T8">Dentro de estos complejos, en sectores más inundables existen "manchones" donde no prospera vegetación alguna.</text:span></text:p>
      <text:p text:style-name="P7">Etruria</text:p>
      <text:p text:style-name="P7">Pascanas</text:p>
      <text:p text:style-name="P20"><text:span text:style-name="T8">Complejo de Series TICINO 30%; CAYUQUEO 30%; EL SAUCE 20% y 20% de suelos menores moderadamente bien drenados con alcalinidad subsuperficial.</text:span></text:p>
      <text:p text:style-name="P15"><text:span text:style-name="T8">Símbolo: </text:span><text:span text:style-name="T5">Tc2</text:span></text:p>
      <text:p text:style-name="P4">Capacidad de uso: VIws</text:p>
      <text:p text:style-name="P15"><text:span text:style-name="T8">Índice de productividad: 21</text:span></text:p>
      <text:p text:style-name="P4">Esta unidad ocupa sectores de bajos. El drenaje deficiente hace que esta unidad, sufra inundaciones periódicas, ya que recibe el aporte de agua de los sectores próximos más elevados. Además de esta limitación, tienen alcalinidad sódica, salinidad y un nivel freático próximo a la superficie, que restringe estos suelos a campos naturales de pastoreo o pasturas implantadas resistentes a las condiciones mencionadas. </text:p>
      <text:p text:style-name="P7">Etruria</text:p>
      <text:p text:style-name="P7">General Cabrera</text:p>
      <text:p text:style-name="P7">Hernando</text:p>
      <text:p text:style-name="P7">Villa María</text:p>
      <text:p text:style-name="P20"><text:span text:style-name="T8">Complejo de Series TICINO 30%; TICINO en fase salina y sódica de superficie 40% y LA RESISTENCIA en fase salina y sódica de superficie 30%.</text:span></text:p>
      <text:p text:style-name="P15"><text:span text:style-name="T8">Símbolo: </text:span><text:span text:style-name="T5">Tc3</text:span></text:p>
      <text:p text:style-name="P4">Capacidad de uso: VIIws</text:p>
      <text:p text:style-name="P4">Índice de productividad: 8</text:p>
      <text:p text:style-name="P4">Estas dos unidades ocupan sectores de bajos. El drenaje deficiente hace que estas unidades y principalmente la identificada con el símbolo Tc3, sufran inundaciones periódicas, ya que reciben el aporte de agua de los sectores próximos más elevados. Además de esta limitación, tienen alcalinidad sódica, salinidad y un nivel freático próximo a la superficie, que restringe estos suelos a campos naturales de pastoreo o pasturas implantadas resistentes a las condiciones mencionadas.</text:p>
      <text:p text:style-name="P7">General Cabrera</text:p>
      <text:p text:style-name="P7">Hernando</text:p>
      <text:p text:style-name="P7">Villa María</text:p>
      <text:p text:style-name="P20"><text:span text:style-name="T8">Complejo de Serie TANCACHA 50% y 50% de suelos fluviales y fluvio eólicos franco arenosos y arenosos.</text:span></text:p>
      <text:p text:style-name="P15"><text:span text:style-name="T8">Símbolo: </text:span><text:span text:style-name="T5">Tch1</text:span></text:p>
      <text:p text:style-name="P4">Capacidad de uso: IVsc</text:p>
      <text:p text:style-name="P15"><text:span text:style-name="T8">Índices de Productividad: 27</text:span></text:p>
      <text:p text:style-name="P4">Esta unidad esta desarrollada en su totalidad sobre materiales fluviales de terrazas altas y derrames del río Tercero, donde la Serie Tancacha, de textura franco arenosa a franca ocupa un lugar preponderante. El resto de los suelos poseen texturas franco arenosas a arenosas; tienen drenaje excesivo, baja retención de humedad. El uso de estas tierras se encuentra limitado para la agricultura.</text:p>
      <text:p text:style-name="P7">Oliva</text:p>
      <text:p text:style-name="P7">Río Tercero</text:p>
      <text:p text:style-name="P20"><text:span text:style-name="T8">Complejo indeterminado de suelos fluviales franco arenosos y arenosos.</text:span></text:p>
      <text:p text:style-name="P15"><text:span text:style-name="T8">Símbolo: </text:span><text:span text:style-name="T5">Tch2</text:span></text:p>
      <text:p text:style-name="P4">Capacidad de uso: IVec</text:p>
      <text:p text:style-name="P4">Índice de Productividad: 49</text:p>
      <text:p text:style-name="P4">Ocupa los sectores correspondientes a sectores convexos de los paleoalbardones y algunos paleocauces con las limitantes de erosión hídrica, eólica y texturas livianas: francas a franco arenosas que retiene poco la humedad, lo que condiciona severamente el uso agrícola.</text:p>
      <text:p text:style-name="P7">Oliva</text:p>
      <text:p text:style-name="P7">Río Tercero</text:p>
      <text:p text:style-name="P20"><text:span text:style-name="T8">Complejo indeterminado de suelos fluviales psamménticos y fluvénticos.</text:span></text:p>
      <text:p text:style-name="P15"><text:span text:style-name="T8">Símbolo: </text:span><text:span text:style-name="T5">Tch3</text:span></text:p>
      <text:p text:style-name="P15"><text:span text:style-name="T8">Capacidad de uso: IVsc</text:span></text:p>
      <text:p text:style-name="P15"><text:span text:style-name="T8">Índice de Productividad: 40</text:span></text:p>
      <text:p text:style-name="P4">Esta unidad se encuentra en los albardones formados por los paleocauces. Son suelos excesivamente drenados lo que limita su uso agrícola, debido a la baja retención de humedad. </text:p>
      <text:p text:style-name="P7">Oliva</text:p>
      <text:p text:style-name="P20"><text:span text:style-name="T8">Complejo indeterminado de suelos arenosos (psamménticos) y médanos estabilizados.</text:span></text:p>
      <text:p text:style-name="P15"><text:span text:style-name="T8">Símbolo: </text:span><text:span text:style-name="T5">Tch4</text:span></text:p>
      <text:p text:style-name="P4">Capacidad de uso: VIes</text:p>
      <text:p text:style-name="P15"><text:span text:style-name="T8">Índice de Productividad: 24</text:span></text:p>
      <text:p text:style-name="P4">Esta unidad está bien representada por un área reducida de médanos estabilizados y suelos arenosos, encontrándose en los sectores positivos de los paleocauces y albardones del río Tercero. El drenaje excesivo, la baja retención de humedad, la baja o nula estabilidad estructural y además una manifiesta susceptibilidad a la erosión eólica, limitan el uso de estos suelos a pasturas implantadas o naturales.</text:p>
      <text:p text:style-name="P7">Oliva</text:p>
      <text:p text:style-name="P7">Río Tercero</text:p>
      <text:p text:style-name="P20"><text:span text:style-name="T8">Complejo indeterminado Los Tamariscos de suelos hidromórficos salino sódicos.</text:span></text:p>
      <text:p text:style-name="P15"><text:span text:style-name="T8">Símbolo: </text:span><text:span text:style-name="T5">Tm</text:span></text:p>
      <text:p text:style-name="P15"><text:span text:style-name="T8">Capacidad de uso: VIIws</text:span></text:p>
      <text:p text:style-name="P15"><text:span text:style-name="T8">Índice de Productividad: 3</text:span></text:p>
      <text:p text:style-name="P4">Son áreas deprimidas próximas a lagunas o que corresponden a aureolas de lagunas. Las inundaciones son de larga duración, con suelos en capas, que presentan alcalinidad subsuperficial o superficial y fuertemente salinos. Son suelos profundos a partir de sedimentos franco arenosos y limosos, mal drenados y con síntomas de gleyzación.</text:p>
      <text:p text:style-name="P4">Las características físico-químicas y los excesos hídricos casi permanentes, condicionan el uso de estos suelos únicamente a pasturas naturales.</text:p>
      <text:p text:style-name="P7">General Cabrera</text:p>
      <text:p text:style-name="P7">Ucacha</text:p>
      <text:p text:style-name="P20"><text:span text:style-name="T8">Complejo en fase moderada a suavemente inclinada de Series TERRAZAS DEL RÍO PINTO 40%; LA LONJA 40% y 20% de suelos menores aluviales calcáreos.</text:span></text:p>
      <text:p text:style-name="P15"><text:span text:style-name="T8">Símbolo: </text:span><text:span text:style-name="T5">TRP1</text:span></text:p>
      <text:p text:style-name="P4">Capacidad de uso: IVsc</text:p>
      <text:p text:style-name="P15"><text:span text:style-name="T8">Índice de productividad: 50</text:span></text:p>
      <text:p text:style-name="P4">Estos ambientes se encuentran vinculados a albardones, terrazas y otros depósitos fluviales y eólicos de cauces y paleocauces, en ambientes ondulados a suavemente ondulados. Se caracterizan por la heterogeneidad de los materiales parentales de los suelos, con cambios abruptos y/o graduales, siendo las texturas dominantes de tipo francas. La Serie Terrazas del Río Pinto, desarrollada sobre sedimentos fluviales y aluviales, se ubica en sectores menos ondulados, tiene drenaje algo excesivo con débil desarrollo subsuperficial. La Serie La Lonja se ubica en sectores mas elevados (desarrollada sobre loess) y mas ondulados. Por otro lado se han observado otros suelos fluviales de características muy dispares (textura franco arenosa a franco limosa) que tiene alcalinidad moderada desde la superficie por la presencia de CaCO3 libre en la masa del suelo. Las limitantes son la retención de humedad, susceptibilidad a la erosión hídrica y alcalinidad moderada. Estas unidades cartográficas son aptas para cultivos anuales considerando las limitantes expresadas y también para pasturas adaptadas.</text:p>
      <text:p text:style-name="P7">Jesús María</text:p>
      <text:p text:style-name="P20"><text:span text:style-name="T8">Complejo de Series TERRAZAS DEL RÍO PINTO 50%; LA EMILIA 30% y LOS COMETIERRA 20%.</text:span></text:p>
      <text:p text:style-name="P15"><text:span text:style-name="T8">Símbolo: </text:span><text:span text:style-name="T5">TRP2</text:span></text:p>
      <text:p text:style-name="P4">Capacidad de uso: IVsc</text:p>
      <text:p text:style-name="P15"><text:span text:style-name="T8">Índice de productividad: 65</text:span></text:p>
      <text:p text:style-name="P4">Áreas de derrame fluviales distales con una distribución de los suelos mencionados muy errática. Domina la Serie Terrazas del Río Pinto con buena a moderada retención de humedad (perfil del tipo A-AC-C). Integra también el complejo la Serie La Emilia, que es uno de los mejores suelos de la región individualmente de clase IIIc. (Ver descripción en el punto anterior). En partes suavemente elevados o ligeras convexidades domina la Serie Los Cometierra, de textura franca a franco arenosa que tiene deficiencias notables vinculadas a retención de la humedad y fertilidad.</text:p>
      <text:p text:style-name="P4">Por lo expuesto sintéticamente, esta unidad cartográfica tiene la limitación climática propia de la región, acentuada por la presencia de suelos de textura liviana. Aptitud: Agricultura limitada con ciclos ganaderos.</text:p>
      <text:p text:style-name="P7">Cañada de Luque</text:p>
      <text:p text:style-name="P20"><text:span text:style-name="T8">Complejo de Series TERRAZAS DEL RÍO PINTO 40%; LOS MISTOLES 30% y 30% de suelos menores arenosos poco diferenciados y fases acumuladas de ambas Series.</text:span></text:p>
      <text:p text:style-name="P15"><text:span text:style-name="T8">Símbolo: </text:span><text:span text:style-name="T5">TRP3</text:span></text:p>
      <text:p text:style-name="P4">Capacidad de uso: IVsc</text:p>
      <text:p text:style-name="P15"><text:span text:style-name="T8">Índice de Productividad: 50</text:span></text:p>
      <text:p text:style-name="P4">Esta unidad comprende una sola delineación perteneciente a un abanico distal bastante reciente del río Jesús María, donde es importante el porcentaje de la Serie Terrazas del Río Pinto, de perfil del tipo A-AC-Ck franco limoso de origen fluvial. La Serie Los Mistoles, de semejante perfil o secuencia de horizontes, se ha desarrollado sobre sedimentos eólicos franco limosos.</text:p>
      <text:p text:style-name="P4">La limitante fundamental está dada por la presencia muy irregular de acumulación reciente o subactual de depósitos fluviales provenientes del paleocauce, con reactivación estacional o esporádica del Río Jesús María. Dicha acumulación es estéril y además se observan otros suelos o depósitos de texturas gruesas sin desarrollo genético, cubriendo suelos de mejor aptitud.</text:p>
      <text:p text:style-name="P4">La presencia de las fases acumuladas de las Series indicadas y los suelos arenosos condicionan el uso de esta unidad encontrándose en general en el límite agrícola. No obstante, en algunos pequeños sectores escogidos mediante observaciones de detalle en los lotes, la agricultura puede ser más segura o intensa y manejarse como de clase IIIc.</text:p>
      <text:p text:style-name="P7">Cañada de Luque</text:p>
      <text:p text:style-name="P20"><text:span text:style-name="T8">Asociación de Series TOTORAL 60% y BARRANCA YACO 40%.</text:span></text:p>
      <text:p text:style-name="P15"><text:span text:style-name="T8">Símbolo: </text:span><text:span text:style-name="T5">Tt1</text:span></text:p>
      <text:p text:style-name="P4">Capacidad de uso: IIIc</text:p>
      <text:p text:style-name="P15"><text:span text:style-name="T8">Índice de Productividad: 70</text:span></text:p>
      <text:p text:style-name="P15"><text:span text:style-name="T8">Estas unidades cartográficas pertenecen a los abanicos aluviales de relieves muy suavemente inclinados de los de los arroyos Totoral - Los Mistoles y Macha.</text:span></text:p>
      <text:p text:style-name="P4">Integran esta asociación la Serie Totoral, con carácter dominante, de excelente aptitud para los cultivos labrados más comunes de la región, con subsuelos enriquecidos en arcillas iluviales encontrándose ésta en los sectores más planos. Por otra parte, en situaciones topográficas suavemente onduladas domina la Serie Barranca Yaco y algunas inclusiones de la Serie La Emilia que puede ser más susceptible a sequías estacionales.</text:p>
      <text:p text:style-name="P7">Cañada de Luque</text:p>
      <text:p text:style-name="P7">Jesús María</text:p>
      <text:p text:style-name="P20"><text:span text:style-name="T8">Asociación de Series TERCERA USINA 60%; SOCONCHO 20% y ALMAFUERTE 20%.</text:span></text:p>
      <text:p text:style-name="P15"><text:span text:style-name="T8">Símbolo: </text:span><text:span text:style-name="T5">TU1</text:span></text:p>
      <text:p text:style-name="P4">Capacidad de uso: IIIc</text:p>
      <text:p text:style-name="P15"><text:span text:style-name="T8">Índice de Productividad: 64</text:span></text:p>
      <text:p text:style-name="P15"><text:span text:style-name="T8">Unidades cartográficas de reducida representatividad correspondientes a las terrazas altas del río Soconcho y pequeños afluentes. Son áreas relativamente planas, con suelos de excelente aptitud, inclusive con horizontes superiores o capas arables engrosadas o acumuladas por depositación de materiales con abundante materia orgánica de origen fluvial. (Serie Tercera Usina). Por otra parte, las otras dos Series indicadas no tienen limitantes y poseen una buena retención de humedad. Son suelos agrícolas aptos para una extensa gama de los cultivos de la región.</text:span></text:p>
      <text:p text:style-name="P7">Río Tercero</text:p>
      <text:p text:style-name="P20"><text:span text:style-name="T8">Complejo indeterminado Villa Ascasubi de suelos de derrames fluviales arenosos y suelos franco limosos con alcalinidad sódica superficial.</text:span></text:p>
      <text:p text:style-name="P15"><text:span text:style-name="T8">Símbolo: </text:span><text:span text:style-name="T5">VAs</text:span></text:p>
      <text:p text:style-name="P15"><text:span text:style-name="T8">Capacidad de uso: VIsc</text:span></text:p>
      <text:p text:style-name="P15"><text:span text:style-name="T8">Índice de Productividad: 35</text:span></text:p>
      <text:p text:style-name="P4">Esta unidad se encuentra en sectores próximo al Río III, corresponde a sectores deprimidos de derrame, dando como resultado este complejo, con limitantes muy importantes para su uso.</text:p>
      <text:p text:style-name="P7">Oliva</text:p>
      <text:p text:style-name="P20"><text:span text:style-name="T8">Complejo de Series VILLADA en fase ligeramente erosionada 40%; MAIZALES en fase ligeramente erosionada 20%; LOS NOGALES 30% y CASILDA 10%.</text:span></text:p>
      <text:p text:style-name="P15"><text:span text:style-name="T8">Símbolo: </text:span><text:span text:style-name="T5">Vd1</text:span></text:p>
      <text:p text:style-name="P15"><text:span text:style-name="T8">Capacidad de uso: IVws</text:span></text:p>
      <text:p text:style-name="P15"><text:span text:style-name="T8">Índice de Productividad: 47</text:span></text:p>
      <text:p text:style-name="P4">Esta unidad cartográfica constituye las pendientes hasta la terraza intermedia del río Carcarañá. La inclinación del paisaje oscila entre 1 y 3%, razón por la cual los suelos tienen desde ligera hasta severa erosión hídrica, predominando las de grado ligero.</text:p>
      <text:p text:style-name="P15"><text:span text:style-name="T8">La distribución de los suelos en estas unidades es intrincada, dominando los perfiles alcalino-sódicos en los sectores más bajos (serie Villada - Los Nogales), que alcanzan a ocupar el 70% de la superficie.</text:span></text:p>
      <text:p text:style-name="P15"><text:span text:style-name="T8">Si bien la posición en el paisaje es la misma para ambos complejos, están situados en las márgenes opuestas del río Carcarañá. La unidad Vd1 ocupa las pendientes situadas al sur del río y los sectores cartografiados con el símbolo Vd2 la margen norte.</text:span></text:p>
      <text:p text:style-name="P15"><text:span text:style-name="T8">Las limitantes fundamentales de estas unidades están dadas por el exceso hídrico, alcalinidad y en ciertos casos salinidad. La productividad de estas tierras podría mejorarse encarando prácticas que conduzcan al mejoramiento de las propiedades intrínsecas (químicas, físicas, biológicas).</text:span></text:p>
      <text:p text:style-name="P7">Cruz Alta</text:p>
      <text:p text:style-name="P20"><text:span text:style-name="T8">Complejo de Series VILLADA en fase ligeramente erosionada 60%; MAIZALES en fase ligeramente erosionada 15%; LOS NOGALES 10% y VILLA ELOISA en fase moderadamente bien drenada 15%.</text:span></text:p>
      <text:p text:style-name="P15"><text:span text:style-name="T8">Símbolo: </text:span><text:span text:style-name="T5">Vd2</text:span></text:p>
      <text:p text:style-name="P4">Capacidad de uso: IVws</text:p>
      <text:p text:style-name="P15"><text:span text:style-name="T8">Índice de Productividad: 51</text:span></text:p>
      <text:p text:style-name="P4">La Unidad Vd2 constituye la pendiente hasta la terraza intermedia del Río Carcarañá La inclinación alcanza de 1 a 3%, registrándose una erosión hídrica ligera.</text:p>
      <text:p text:style-name="P15"><text:span text:style-name="T8">Los suelos que integran la Unidad tienen una distribución intrincada, sin embargo en las posiciones más bajas (70%) predominan los perfiles de las Series Villada y Los Nogales. Esto le confiere a esos sectores un carácter alcalino-sódico que perjudica a la mayoría de los cultivos tradicionales.</text:span></text:p>
      <text:p text:style-name="P4">El resto del área (30%) es ocupado por perfiles ligeramente hidromórficos de la Serie Villa Eloísa y por la Serie Maizales que presentan condiciones de baja permeabilidad y drenaje deficiente.</text:p>
      <text:p text:style-name="P7">Armstrong</text:p>
      <text:p text:style-name="P7">Cruz Alta</text:p>
      <text:p text:style-name="P20"><text:span text:style-name="T8">Complejo de Series VILLADA 40%; VILLA ELOISA en fase ligeramente erosionada 30% y LOS NOGALES 30%.</text:span></text:p>
      <text:p text:style-name="P15"><text:span text:style-name="T8">Símbolo: </text:span><text:span text:style-name="T5">Vd3</text:span></text:p>
      <text:p text:style-name="P15"><text:span text:style-name="T8">Capacidad de uso: IVws</text:span></text:p>
      <text:p text:style-name="P4">Índice de Productividad:</text:p>
      <text:p text:style-name="P15"><text:span text:style-name="T8">Esta unidad cartográfica se encuentra ubicada en las terrazas bajas e intermedias del norte del río Carcarañá. Comprende áreas planas, con gradientes de alrededor del 1%. Sus suelos son imperfectamente drenados, con escurrimiento y permeabilidad lenta, la distribución de los mismos es bastante heterogénea, presentando un patrón intrincado, en el cual se observan desde suelos con ligera erosión hídrica hasta aquéllos con alguna acumulación de materiales limosos provenientes de sectores aledaños más altos, dependiera de ello del microrrelieve del lugar</text:span></text:p>
      <text:p text:style-name="P4">En general predominan los suelos con alcalinidad a partir del horizonte B2t, con tenores significativos de sodio en el complejo de cambio. Las limitaciones mencionadas exigen la adopción de prácticas de manejo especiales,</text:p>
      <text:p text:style-name="P7">Cruz Alta</text:p>
      <text:p text:style-name="P20"><text:span text:style-name="T8">Consociación VILLA ELOISA.</text:span></text:p>
      <text:p text:style-name="P15"><text:span text:style-name="T8">Símbolo: </text:span><text:span text:style-name="T5">VE1</text:span></text:p>
      <text:p text:style-name="P4">Capacidad de uso: I</text:p>
      <text:p text:style-name="P15"><text:span text:style-name="T8">Índice de Productividad: 90</text:span></text:p>
      <text:p text:style-name="P4">En correspondencia con un paisaje ondulado con pendientes superiores al 1% se ha cartografiado esta unidad, cuyos suelos pertenecen a la serie Villa Eloísa.</text:p>
      <text:p text:style-name="P15"><text:span text:style-name="T8">En estas amplias lomadas los perfiles descriptos corresponden al suelo "zonal", de forma que su desarrollo y drenaje representan la máxima condición de evolución para este ambiente. Desde el punto de vista de su aprovechamiento estos suelos no tienen limitaciones, sin embargo se advierte que en las posiciones inclinadas del microrrelieve y como consecuencia de la intensidad del uso, existen pérdidas ligeras (hasta 5cm) del horizonte superficial por arrastre del agua de escurrimiento. Esta erosión hídrica, comprobada en esos sectores, deberá ser tenida en cuenta para el manejo futuro, incorporando prácticas tendientes a preservar el recurso.</text:span></text:p>
      <text:p text:style-name="P7">Armstrong</text:p>
      <text:p text:style-name="P7">Cruz Alta</text:p>
      <text:p text:style-name="P20"><text:span text:style-name="T8">Consociación VILLA ELOISA en fase moderada a severamente erosionada.</text:span></text:p>
      <text:p text:style-name="P15"><text:span text:style-name="T8">Símbolo: </text:span><text:span text:style-name="T5">VE2</text:span></text:p>
      <text:p text:style-name="P15"><text:span text:style-name="T8">Capacidad de uso: IIIe</text:span></text:p>
      <text:p text:style-name="P4">Índice de Productividad: </text:p>
      <text:p text:style-name="P15"><text:span text:style-name="T8">Con el símbolo VE2 han sido cartografiados los perfiles de la serie Villa Eloísa ubica dos en pendientes cortas y con gradiente de 3% o mayor en algunos casos, que presentan pérdidas severas de material superficial. Estos sectores caracterizados entonces por la fase moderada a severamente erosionada de la serie Villa Eloísa tienen restricciones para el uso, siendo necesaria la adopción de prácticas conservacionistas de considerable importancia.</text:span></text:p>
      <text:p text:style-name="P7">Armstrong</text:p>
      <text:p text:style-name="P7">Cruz Alta</text:p>
      <text:p text:style-name="P20"><text:span text:style-name="T8">Consociación VILLA ELOISA en fase suavemente ondulada y ligera a moderadamente erosionada.</text:span></text:p>
      <text:p text:style-name="P15"><text:span text:style-name="T8">Símbolo: </text:span><text:span text:style-name="T5">VE3</text:span></text:p>
      <text:p text:style-name="P15"><text:span text:style-name="T8">Capacidad de uso: IIe</text:span></text:p>
      <text:p text:style-name="P4">Índice de Productividad: </text:p>
      <text:p text:style-name="P4">Esta unidad representa cartográficamente al conjunto de perfiles de la serie Villa Eloísa que se encuentra en posiciones de paisaje suavemente ondulado y su afectación por la erosión hídrica es ligera a moderada.</text:p>
      <text:p text:style-name="P4">A pesar de que las restricciones para su uso son menores que en el caso de unidad VE2, es necesario adoptar sistemas productivos y prácticas de manejo de suelo acordes con el peligro potencial de degradación existente.</text:p>
      <text:p text:style-name="P7">Armstrong</text:p>
      <text:p text:style-name="P20"><text:span text:style-name="T8">Consociación VILLA ELOISA en fase moderadamente ondulada y moderadamente erosionada.</text:span></text:p>
      <text:p text:style-name="P15"><text:span text:style-name="T8">Símbolo: </text:span><text:span text:style-name="T5">VE4</text:span></text:p>
      <text:p text:style-name="P15"><text:span text:style-name="T8">Capacidad de uso: IIe</text:span></text:p>
      <text:p text:style-name="P4">Índice de Productividad: </text:p>
      <text:p text:style-name="P15"><text:span text:style-name="T8">La unidad VE4 corresponde a perfiles de la serie Villa Eloísa, que hallándose en un relieve moderadamente ondulado tienen distinto grado de erosión hídrica: ligero en el caso de VE4 y moderado para VE5.</text:span></text:p>
      <text:p text:style-name="P4">Si bien en el primer caso la erosión actual no es muy significativa, es necesario incorporar prácticas destinadas a evitar la degradación de los suelos y en algunos sitios implementar un sistema de manejo que permitan una recuperación de las condiciones físicas y químicas de las tierras.</text:p>
      <text:p text:style-name="P7">Armstrong</text:p>
      <text:p text:style-name="P7">Cruz Alta</text:p>
      <text:p text:style-name="P22">Complejo de Series VILLA FRANCISCA 40%; SAIRA 25%; LAGUNA BLAIZOT 25% y 10% de suelos menores fluviales</text:p>
      <text:p text:style-name="P15"><text:span text:style-name="T8">Símbolo: </text:span><text:span text:style-name="T5">VFr</text:span></text:p>
      <text:p text:style-name="P4">Capacidad de uso: VIIws</text:p>
      <text:p text:style-name="P15"><text:span text:style-name="T8">Índice de Productividad 20</text:span></text:p>
      <text:p text:style-name="P4">Son áreas bajas anegables próximas a los derrames, compuesta por materiales originarios mixtos (fluvio eólicos) donde la serie Villa Francisca, que es imperfectamente drenada, con alcalinidad superficial y capa arable degradada ocupa una proporción muy significativa (peladales). Lo más aceptable está dado por los perfiles imperfectamente drenados con alcalinidad subsuperficial de la serie Laguna Blaizot. Por último, perfiles con características aceptables superficiales pero con drenaje impedido y otros suelos menores arenosos completan el resto de la unidad.</text:p>
      <text:p text:style-name="P4">Estos complejos están gravemente limitados siendo su uso más adecuado como campos naturales de pastoreo o pasturas adaptadas.</text:p>
      <text:p text:style-name="P7">James Craik</text:p>
      <text:p text:style-name="P7">Pozo del Molle</text:p>
      <text:p text:style-name="P20"><text:span text:style-name="T8">Consociación VILLA HUIDOBRO.</text:span></text:p>
      <text:p text:style-name="P15"><text:span text:style-name="T8">Símbolo: </text:span><text:span text:style-name="T5">VHd</text:span></text:p>
      <text:p text:style-name="P4">Capacidad de uso: IIIsc</text:p>
      <text:p text:style-name="P15"><text:span text:style-name="T8">Índice de productividad: 60</text:span></text:p>
      <text:p text:style-name="P4">La Serie Villa Huidobro, es un suelo bien drenado vinculado a un paisaje de lomas planas, con escurrimiento superficial lento y gradientes que en general no superan el 1%. Se han originado a partir de sedimentos de reciente deposición. La textura del horizonte superficial es franca y en algunos casos puede contener hasta el 50% de limo, por lo general el se encuentra compactado debido probablemente a la disposición de las partículas (textura) y en el área se los conoce como “suelos duros”.</text:p>
      <text:p text:style-name="P4">Son suelos aptos para cultivo de cosecha normales para el área, con pasturas subordinadas. Las prácticas de manejo deben estar destinadas fundamentalmente a conservar la humedad, la fertilidad del horizonte superficial, la estabilidad de los agregados (estructura), que facilita el movimiento del agua y el aire y disminuye la compactación.</text:p>
      <text:p text:style-name="P7">Villa Huidobro</text:p>
      <text:p text:style-name="P20"><text:span text:style-name="T8">Complejo de Series VILLA HUIDOBRO 50%; LAS ISLETAS 20% y EL VEINTITRÉS 30%.</text:span></text:p>
      <text:p text:style-name="P15"><text:span text:style-name="T8">Símbolo: </text:span><text:span text:style-name="T5">VHd4</text:span></text:p>
      <text:p text:style-name="P4">Capacidad de uso: IIIc</text:p>
      <text:p text:style-name="P15"><text:span text:style-name="T8">Índice de productividad: 55</text:span></text:p>
      <text:p text:style-name="P4">Esta unidad está vinculada a un paisaje de lomas planas a suavemente onduladas, con escurrimiento superficial lento y gradientes que en general no superan el 1%.</text:p>
      <text:p text:style-name="P4">Las Series Villa Huidobro y Las Isletas se han desarrollado a partir de sedimentos eólicos que presentan altos porcentajes de la fracción limo y arcilla, comparados con el resto del área. La textura del horizonte superficial es franca, por lo general este horizonte se encuentra compactado debido probablemente al ordenamiento de las partículas y se los conoce como “suelos duros”. El manto de tosca se encuentra entre 0,60 y 1,5 m de profundidad y en sectores ondulados puede aparecer en superficie. Incluye cenizas volcánicas que por lo general han sido mezcladas por el laboreo.</text:p>
      <text:p text:style-name="P4">Los suelos de la Serie El Veintitrés son de textura franco arenosa fina y se ubican en las lomadas o sectores ligeramente ondulados. Son permeables con moderada a baja retención de humedad y baja estabilidad de los agregados en la capa arable. El peligro de erosión eólica es ligero a moderado, por lo que es necesario adoptar prácticas que eviten el pastoreo excesivo, quema, tala de bosques, laboreo o cualquier otra causa que destruya la cobertura vegetal.</text:p>
      <text:p text:style-name="P4">Son suelos aptos para cultivos de cosecha normales para el área, con pasturas subordinadas, que además de las limitaciones antes mencionadas poseen una moderada limitación climática natural del área.</text:p>
      <text:p text:style-name="P7">Villa Huidobro</text:p>
      <text:p text:style-name="P20"><text:span text:style-name="T8">Complejo en fase ligeramente anegable de Series VILLA HUIDOBRO 50%; LAS ISLETAS 20% y EL VEINTITRÉS 30%.</text:span></text:p>
      <text:p text:style-name="P15"><text:span text:style-name="T8">Símbolo: </text:span><text:span text:style-name="T5">VHd5</text:span></text:p>
      <text:p text:style-name="P4">Capacidad de uso: IIIc</text:p>
      <text:p text:style-name="P15"><text:span text:style-name="T8">Índice de productividad: 52</text:span></text:p>
      <text:p text:style-name="P4">Este complejo posee una composición edáfica igual al anteriormente descripto, del cual se diferencia por su ubicación en el paisaje. Está vinculado a bajos o líneas de escurrimiento del agua de precipitación pluvial, por lo que en períodos lluviosos puede sufrir encharcamientos en general de corta duración y que no afecta mayormente el uso del suelo. En períodos secos, estos suelos están mejor provistos de humedad que en las lomas. Son tierras aptas para agricultura.</text:p>
      <text:p text:style-name="P7">Villa Huidobro</text:p>
      <text:p text:style-name="P20"><text:span text:style-name="T8">Complejo de Series VILLA HUIDOBRO 40%; EL VEINTITRÉS 30% y HUINCA RENANCÓ 30%.</text:span></text:p>
      <text:p text:style-name="P15"><text:span text:style-name="T8">Símbolo: </text:span><text:span text:style-name="T5">VHd6</text:span></text:p>
      <text:p text:style-name="P4">Capacidad de uso: IVes</text:p>
      <text:p text:style-name="P15"><text:span text:style-name="T8">Índice de productividad: 40</text:span></text:p>
      <text:p text:style-name="P4">El relieve que caracteriza a esta unidad es de lomas onduladas a suavemente onduladas, donde la Serie Villa Huidobro ocupa los sectores planos del paisaje y ha evolucionado a partir de sedimentos de reciente deposición. El horizonte superficial o capa arable es de textura franca, con altos tenores de limo y arcilla comparado con las otras Series que componen la unidad, lo que le confiere un cierto grado de compactación, por los que se los conoce en el área como “suelos duros”.</text:p>
      <text:p text:style-name="P4">La Serie El Veintitrés ocupa las lomas ligeramente onduladas y Huinca Renancó los sectores de lomadas arenosas; se han desarrollado a partir de sedimentos eólicos de textura franco arenosa a arenosa franca. Son suelos permeables con moderada a baja retención de humedad, bajo contenido de materia orgánica y agregados débiles en la capa arable. El peligro de erosión eólica es ligero en la Serie El Veintitrés y moderado a grave en la Serie Huinca Renancó, por lo que es necesario adoptar prácticas de manejo adecuadas a estas limitaciones.</text:p>
      <text:p text:style-name="P4">La plancha de tosca puede encontrarse desde la superficie hasta debajo de 1,5 m, siendo la localización de su profundidad muy variable. En sectores ligeramente ondulados, este manto de tosca aparece coronando las lomadas donde puede observarse trozos dispersos por el laboreo.</text:p>
      <text:p text:style-name="P4">Son tierras que se encuentran en el límite de la aptitud agrícola, que además de las limitaciones ya mencionadas se suma la limitación climática natural del área.</text:p>
      <text:p text:style-name="P7">Villa Huidobro</text:p>
      <text:p text:style-name="P20"><text:span text:style-name="T8">Complejo de Series VILLA HUIDOBRO 30%; VILLA HUIDOBRO en fase sódica en profundidad 30%; EL VEINTITRÉS 20% y 20% de suelos menores salinos sódicos subsuperficialmente.</text:span></text:p>
      <text:p text:style-name="P15"><text:span text:style-name="T8">Símbolo: </text:span><text:span text:style-name="T5">VHd7</text:span></text:p>
      <text:p text:style-name="P4">Capacidad de uso: IVsc</text:p>
      <text:p text:style-name="P15"><text:span text:style-name="T8">Índice de productividad: 43</text:span></text:p>
      <text:p text:style-name="P4">Corresponde a áreas relativamente planas a ligeramente deprimidas, con nivel freático próximo a la superficie.</text:p>
      <text:p text:style-name="P4">La Serie Villa Huidobro se ha desarrollado a partir de sedimentos eólicos de reciente deposición, de textura franca, con altos tenores de la fracción limo. La Serie El Veintitrés está relacionada a las lomadas suavemente onduladas, de textura franco arenosa, permeables, con moderada a baja retención de humedad, bajo contenido de materia orgánica y agregados débiles en la capa arable. La fase sódica de la Serie Villa Huidobro así como los suelos salino-sódicos, ocupan los sectores deprimidos del paisaje, donde el nivel freático está dentro del metro de profundidad y provoca la salinización y sodificación de los horizontes inferiores del perfil del suelo.</text:p>
      <text:p text:style-name="P15"><text:span text:style-name="T8">Las limitaciones mencionadas además de la limitación climática natural del área, restringen la elección de cultivos.</text:span></text:p>
      <text:p text:style-name="P7">Villa Huidobro</text:p>
      <text:p text:style-name="P20"><text:span text:style-name="T8">Consociación VILLA DEL ROSARIO.</text:span></text:p>
      <text:p text:style-name="P15"><text:span text:style-name="T8">Símbolo: </text:span><text:span text:style-name="T5">VRo</text:span></text:p>
      <text:p text:style-name="P4">Capacidad de uso: IIIc</text:p>
      <text:p text:style-name="P15"><text:span text:style-name="T8">Índice de productividad: 68</text:span></text:p>
      <text:p text:style-name="P15"><text:span text:style-name="T8">La serie Villa del Rosario ocupa un relieve de lomas planas muy extendidas, con gradientes que no superan el 0,5% de desnivel. Se ha desarrollado a partir de sedimentos loéssicos de textura franco limosa; son suelos profundos, bien drenados, presentando únicamente la limitación climática natural del área y constituyen en general los suelos agrícola de la misma.</text:span></text:p>
      <text:p text:style-name="P15"><text:span text:style-name="T8">Las prácticas de manejo y conservación que son simples y apuntan fundamentalmente a la acumulación y conservación de la humedad.</text:span></text:p>
      <text:p text:style-name="P7">Arroyito</text:p>
      <text:p text:style-name="P7">Calchín</text:p>
      <text:p text:style-name="P7">Oncativo</text:p>
      <text:p text:style-name="P7">Villa del Rosario</text:p>
      <text:p text:style-name="P20"><text:span text:style-name="T8">Complejo de Series VILLA DEL ROSARIO 60% y SACANTA 40%.</text:span></text:p>
      <text:p text:style-name="P15"><text:span text:style-name="T8">Símbolo: </text:span><text:span text:style-name="T5">VRo1</text:span></text:p>
      <text:p text:style-name="P4">Capacidad de uso: IIIc</text:p>
      <text:p text:style-name="P15"><text:span text:style-name="T8">Índice de productividad: 73</text:span></text:p>
      <text:p text:style-name="P15"><text:span text:style-name="T8">Unidad ubicada en los alrededores de la localidad de Luque. Ocupa un paisaje de lomas tendidas muy suavemente onduladas. Se trata de una franja de transición entre la consociación Villa del Rosario ubicada al Oeste y Sacanta al Este, </text:span></text:p>
      <text:p text:style-name="P7">Arroyito</text:p>
      <text:p text:style-name="P7">Calchín</text:p>
      <text:p text:style-name="P20"><text:span text:style-name="T8">Complejo de Series VILLA ROSSI 40%; VILLA ROSSI en fase fuertemente alcalina 20%; ROSALES 20% y ESTANCIA LA ALICIA 20%.</text:span></text:p>
      <text:p text:style-name="P15"><text:span text:style-name="T8">Símbolo: </text:span><text:span text:style-name="T5">VRs</text:span></text:p>
      <text:p text:style-name="P4">Capacidad de uso: Vllws</text:p>
      <text:p text:style-name="P15"><text:span text:style-name="T8">Índice de Productividad: 16</text:span></text:p>
      <text:p text:style-name="P15"><text:span text:style-name="T8">En general son campos bajos con alta proporción de suelos alcalino-sódicos, drenaje muy pobre y un nivel de agua freática próximo a la superficie. Algunos de los componentes edáficos reconocidos son fases fuertemente alcalinas de series de suelos definidos taxonómicamente. Villa Rossi es el suelo común a estos tres complejos y se encuentra en posiciones de tendidos, asociado a una vegetación dominante de "pelo de chancho" (Distichlis sp). En VRs esta serie y su fase fuertemente alcalina se asocian con Rosales y Estancia La Alicia. Las limitaciones edáficas son severas y restringen el uso de estas tierras a campos naturales de pastoreo o para la implantación de pasturas adaptadas. </text:span></text:p>
      <text:p text:style-name="P7">La Cesira</text:p>
      <text:p text:style-name="P7">Rufino</text:p>
      <text:p text:style-name="P20"><text:span text:style-name="T8">Complejo de Series VILLA ROSSI en fase pobremente drenada 50%; LA CESIRA en fase fuertemente alcalina 30% y ESTANCIA LA ALICIA 20%.</text:span></text:p>
      <text:p text:style-name="P15"><text:span text:style-name="T8">Símbolo: </text:span><text:span text:style-name="T5">VRs1</text:span></text:p>
      <text:p text:style-name="P4">Capacidad de uso: VIIws </text:p>
      <text:p text:style-name="P15"><text:span text:style-name="T8">Índice de Productividad: 8</text:span></text:p>
      <text:p text:style-name="P15"><text:span text:style-name="T8">Son unidades cartográficas ubicadas en ambientes amplios, planos y deprimidos vinculados normalmente a bajos mayores donde la capa freática se encuentra afectando en alguna medida a los perfiles de los suelos. Domina la serie Villa Rossi salino sódica, estando subordinadas e íntimamente mezcladas o asociadas geográficamente. La serie San Julián es algo más hidromórfica pero más fértil y Los Medanitos de moderada aptitud.</text:span></text:p>
      <text:p text:style-name="P15"><text:span text:style-name="T8">Por la proporción de suelos imperfectamente drenados de las dos primeras series citadas con limitantes de carácter severo a grave, estas tierras se adaptan solamente a la implantación de pasturas.</text:span></text:p>
      <text:p text:style-name="P15"><text:span text:style-name="T8">En general son campos bajos con alta proporción de suelos alcalino-sódicos, drenaje muy pobre y un nivel de agua freática próximo a la superficie. Algunos de los componentes edáficos reconocidos son fases fuertemente alcalinas de series de suelos definidos taxonómicamente. Villa Rossi es el suelo común a estos tres complejos y se encuentra en posiciones de tendidos, asociado a una vegetación dominante de "pelo de chancho" (Distichlis sp). Los suelos acompañantes son la fase fuertemente alcalina de la serie La Cesira y Estancia La Alicia. Las limitaciones edáficas son severas y restringen el uso de estas tierras a campos naturales de pastoreo o para la implantación de pasturas adaptadas. </text:span></text:p>
      <text:p text:style-name="P7">Rufino</text:p>
      <text:p text:style-name="P20"><text:span text:style-name="T8">Complejo de Series VILLA ROSSI 40%; ROSALES en fase imperfectamente drenada 30%y 30% de lagunas semipermanentes.</text:span></text:p>
      <text:p text:style-name="P15"><text:span text:style-name="T8">Símbolo: </text:span><text:span text:style-name="T5">VRs2</text:span></text:p>
      <text:p text:style-name="P4">Capacidad de uso: VIIws</text:p>
      <text:p text:style-name="P15"><text:span text:style-name="T8">Índice de Productividad: 15</text:span></text:p>
      <text:p text:style-name="P15"><text:span text:style-name="T8">Unidades netamente deprimidas vinculadas a bañados y lagunas relativamente amplias y planas. Todos los suelos se encuentran limitados gravemente por hidromorfismo (inundaciones muy frecuentes) y la capa freática afecta permanentemente a los perfiles de los suelos, además tienen alcalinidad sódica preferentemente superficial y salinidad.</text:span></text:p>
      <text:p text:style-name="P15"><text:span text:style-name="T8">En general son campos bajos con alta proporción de suelos alcalino-sódicos, drenaje muy pobre y un nivel de agua freática próximo a la superficie. Algunos de los componentes edáficos reconocidos son fases fuertemente alcalinas de series de suelos definidos taxonómicamente. Villa Rossi se encuentra en posiciones de tendidos, asociado a una vegetación dominante de "pelo de chancho" (Distichlis sp). En VRs esta serie y su fase fuertemente alcalina se asocian con Rosales y Estancia La Alicia. </text:span></text:p>
      <text:p text:style-name="P15"><text:span text:style-name="T8">Las limitaciones edáficas son severas y restringen el uso de estas tierras a campos naturales de pastoreo o para la implantación de pasturas adaptadas. Este complejo es apto para pastoreo sobre especies nativas o eventualmente, para prácticas de intersiembras de especies adaptadas en sectores escogidos.</text:span></text:p>
      <text:p text:style-name="P7">Rufino</text:p>
      <text:p text:style-name="P20"><text:span text:style-name="T8">Complejo indiferenciado de Series VILLA ROSSI; SAN JULIÁN y LOS MEDANITOS en fase salina.</text:span></text:p>
      <text:p text:style-name="P15"><text:span text:style-name="T8">Símbolo: </text:span><text:span text:style-name="T5">VRs3</text:span></text:p>
      <text:p text:style-name="P4">Capacidad de uso: VIws</text:p>
      <text:p text:style-name="P4">Índice de Productividad: 28</text:p>
      <text:p text:style-name="P4">Son unidades cartográficas que conforman ambientes amplios, planos y deprimidos, vinculados normalmente a bajos más deprimidos y cóncavos, donde la capa freática se encuentra afectando a los perfiles de los suelos.</text:p>
      <text:p text:style-name="P4">Domina la serie Villa Rossi, salino sódica, estando subordinadas e íntimamente mezcladas o asociadas geográficamente la serie San Julián que es algo mas hidromórfica pero mas fértil y también la serie Los Medanitos de moderada aptitud. En general, los suelos estacionalmente en períodos de ascensos generalizados de la capa freática, las inundaciones son frecuentes.</text:p>
      <text:p text:style-name="P4">Por la proporción de suelos imperfectamente drenados de las dos primeras series expresadas con limitantes severas y las inundaciones, estas tierras se adaptan solamente a la implantación de pasturas.</text:p>
      <text:p text:style-name="P7">Colonia La Providencia</text:p>
      <text:p text:style-name="P7">General Viamonte</text:p>
      <text:p text:style-name="P20"><text:span text:style-name="T8">Complejo indiferenciado de Series VILLA ROSSI; ESTANCIA LA ALICIA y suelos menores hidromórficos salino sódicos.</text:span></text:p>
      <text:p text:style-name="P15"><text:span text:style-name="T8">Símbolo: </text:span><text:span text:style-name="T5">VRs4</text:span></text:p>
      <text:p text:style-name="P4">Capacidad de uso: VIIws</text:p>
      <text:p text:style-name="P4">Índice de Productividad: 18</text:p>
      <text:p text:style-name="P4">Unidades cartográficas netamente deprimidas vinculadas a bañados y lagunas muy inundables o muy frecuentes: normalmente la capa freática afecta permanentemente los perfiles de los suelos que tienen alcalinidad sódica y salinidad fuerte muy severa.</text:p>
      <text:p text:style-name="P4">Estos complejos gravemente limitados son aptos para pastoreo sobre especies nativas o con o sin intersiembra de pasturas en base a especies adaptadas. </text:p>
      <text:p text:style-name="P7">Colonia La Providencia</text:p>
      <text:p text:style-name="P7">General Viamonte</text:p>
      <text:p text:style-name="P20"><text:span text:style-name="T8">Complejo indeterminado Villa del Tránsito de suelos fluviales arenosos.</text:span></text:p>
      <text:p text:style-name="P15"><text:span text:style-name="T8">Símbolo: </text:span><text:span text:style-name="T5">VTr</text:span></text:p>
      <text:p text:style-name="P4">Capacidad de uso: VIIsc</text:p>
      <text:p text:style-name="P4">Índice de Productividad: 12</text:p>
      <text:p text:style-name="P15"><text:span text:style-name="T8">Unidad de poca extensión ubicada al SO de la localidad de Villa del Tránsito. Corresponde a terrazas bajas inundables y erosionadas con suelos arenosos.</text:span></text:p>
      <text:p text:style-name="P15"><text:span text:style-name="T8">El uso está gravemente limitado, siendo apto como campos naturales de pastoreo o bien, para la implantación de pasturas adaptadas a las rigurosas limitantes.</text:span></text:p>
      <text:p text:style-name="P7">Arroyito</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9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1965in" fo:margin-right="0in" fo:orphans="2" fo:widows="2" fo:text-indent="-0.1965in" style:auto-text-indent="false" style:text-autospace="ideograph-alpha"/>
      <style:text-properties fo:font-size="12pt" fo:language="es" fo:country="ES" style:font-size-asian="12pt" style:font-size-complex="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in" fo:margin-bottom="0.0835in" loext:contextual-spacing="false" fo:text-align="justify" style:justify-single-word="false" fo:keep-with-next="always"/>
      <style:text-properties fo:font-size="12pt" fo:language="es" fo:country="ES" fo:font-weight="bold" style:font-size-asian="12pt" style:font-weight-asian="bold" style:font-size-complex="10.5pt" style:font-weight-complex="bold"/>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ody_20_Text_20_2" style:display-name="Body Text 2" style:family="paragraph" style:parent-style-name="Standard">
      <style:paragraph-properties fo:margin-top="0in" fo:margin-bottom="0.0835in" loext:contextual-spacing="false" fo:text-align="justify" style:justify-single-word="false" fo:orphans="2" fo:widows="2" style:punctuation-wrap="simple" style:vertical-align="baseline"/>
      <style:text-properties style:font-name="Arial" fo:font-family="Arial" style:font-family-generic="swiss" style:font-pitch="variable" fo:font-size="12pt" fo:language="es" fo:country="ES" fo:font-weight="bold" style:font-size-asian="12pt" style:font-weight-asian="bold" style:font-name-complex="Arial" style:font-family-complex="Arial" style:font-family-generic-complex="swiss" style:font-pitch-complex="variable"/>
    </style:style>
    <style:style style:name="Texto_20_independiente_20_3" style:display-name="Texto independiente 3" style:family="paragraph" style:parent-style-name="Standard">
      <style:paragraph-properties fo:margin-top="0.0835in" fo:margin-bottom="0in" loext:contextual-spacing="false" fo:text-align="justify" style:justify-single-word="false" style:text-autospace="ideograph-alpha" style:snap-to-layout-grid="false"/>
      <style:text-properties fo:font-size="14pt" fo:language="es" fo:country="ES" style:font-size-asian="14pt"/>
    </style:style>
    <style:style style:name="Texto_20_sin_20_formato" style:display-name="Texto sin formato" style:family="paragraph" style:parent-style-name="Standard">
      <style:paragraph-properties fo:orphans="2" fo:widows="2" style:text-autospace="ideograph-alpha"/>
      <style:text-properties style:font-name="Courier New" fo:font-family="'Courier New'" style:font-family-generic="modern" style:font-name-complex="Courier New" style:font-family-complex="'Courier New'" style:font-family-generic-complex="modern"/>
    </style:style>
    <style:style style:name="Sangría_20_2_20_de_20_t._20_independiente" style:display-name="Sangría 2 de t. independiente" style:family="paragraph" style:parent-style-name="Standard">
      <style:paragraph-properties fo:margin-left="0.1965in" fo:margin-right="0in" fo:margin-top="0in" fo:margin-bottom="0.0835in" loext:contextual-spacing="false" fo:line-height="200%" fo:text-indent="0in" style:auto-text-indent="false"/>
    </style:style>
    <style:style style:name="Continuar_20_lista" style:display-name="Continuar lista" style:family="paragraph" style:parent-style-name="Standard">
      <style:paragraph-properties fo:margin-left="0.1965in" fo:margin-right="0in" fo:margin-top="0in" fo:margin-bottom="0.0835in" loext:contextual-spacing="false" fo:text-indent="0in" style:auto-text-indent="false"/>
    </style:style>
    <style:style style:name="Style7" style:family="paragraph" style:parent-style-name="Standard">
      <style:paragraph-properties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8" style:family="paragraph" style:parent-style-name="Standard">
      <style:paragraph-properties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exto_20_independiente_20_2" style:display-name="Texto independiente 2" style:family="paragraph" style:parent-style-name="Standard">
      <style:paragraph-properties fo:margin-top="0in" fo:margin-bottom="0.0835in" loext:contextual-spacing="false" fo:line-height="200%"/>
    </style:style>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Style14" style:family="paragraph" style:parent-style-name="Standard">
      <style:paragraph-properties fo:margin-left="0in" fo:margin-right="0in" fo:line-height="0.15in" fo:text-indent="-0.4965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aludo" style:family="paragraph" style:parent-style-name="Standard" style:next-style-name="Standard">
      <style:paragraph-properties fo:orphans="2" fo:widows="2" style:text-autospace="ideograph-alpha"/>
      <style:text-properties fo:font-size="12pt" style:font-size-asian="12pt" style:font-size-complex="12pt"/>
    </style:style>
    <style:style style:name="Sangría_20_3_20_de_20_t._20_independiente" style:display-name="Sangría 3 de t. independiente" style:family="paragraph" style:parent-style-name="Standard">
      <style:paragraph-properties fo:margin-left="0.1965in" fo:margin-right="0in" fo:margin-top="0in" fo:margin-bottom="0.0835in" loext:contextual-spacing="false" fo:text-indent="0in" style:auto-text-indent="false"/>
      <style:text-properties fo:font-size="8pt" style:font-size-asian="8pt" style:font-size-complex="8pt"/>
    </style:style>
    <style:style style:name="Lista_20_2" style:display-name="Lista 2" style:family="paragraph" style:parent-style-name="Standard">
      <style:paragraph-properties fo:margin-left="0.3929in" fo:margin-right="0in" fo:text-indent="-0.1965in" style:auto-text-indent="false"/>
    </style:style>
    <style:style style:name="Style10" style:family="paragraph" style:parent-style-name="Standard">
      <style:paragraph-properties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exto_20_independiente_20_primera_20_sangría_20_2" style:display-name="Texto independiente primera sangría 2" style:family="paragraph" style:parent-style-name="Text_20_body_20_indent">
      <style:paragraph-properties fo:margin-left="0.1965in" fo:margin-right="0in" fo:orphans="2" fo:widows="2" fo:text-indent="0.1457in" style:auto-text-indent="false" style:text-autospace="ideograph-alpha"/>
    </style:style>
    <style:style style:name="Style4" style:family="paragraph" style:parent-style-name="Standard">
      <style:paragraph-properties fo:line-height="0.2319in"/>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5" style:family="paragraph" style:parent-style-name="Standard">
      <style:paragraph-properties fo:line-height="0.2319in" fo:text-align="end"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11" style:family="paragraph" style:parent-style-name="Standard">
      <style:paragraph-properties fo:line-height="0.1535in"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16" style:family="paragraph" style:parent-style-name="Standard">
      <style:paragraph-properties fo:margin-left="0in" fo:margin-right="0in" fo:line-height="0.1535in" fo:text-align="justify" style:justify-single-word="false" fo:text-indent="-0.2264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18"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19" style:family="paragraph" style:parent-style-name="Standard">
      <style:paragraph-properties fo:line-height="0.1571in" fo:text-align="justify"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2" style:family="paragraph" style:parent-style-name="Standard">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12" style:family="paragraph" style:parent-style-name="Standard">
      <style:paragraph-properties fo:line-height="0.1535in"/>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1" style:family="paragraph" style:parent-style-name="Standard">
      <style:paragraph-properties fo:line-height="0.3764in"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tyle6" style:family="paragraph" style:parent-style-name="Standard">
      <style:paragraph-properties fo:margin-left="0in" fo:margin-right="0in" fo:line-height="0.1535in" fo:text-align="justify" style:justify-single-word="false" fo:text-indent="-0.6335in" style:auto-text-indent="false"/>
      <style:text-properties style:font-name="Bookman Old Style" fo:font-family="'Bookman Old Style'" style:font-family-generic="roman" style:font-pitch="variable" fo:font-size="12pt" style:font-size-asian="12pt" style:font-name-complex="Bookman Old Style" style:font-family-complex="'Bookman Old Style'" style:font-family-generic-complex="roman" style:font-pitch-complex="variable" style:font-size-complex="12pt"/>
    </style:style>
    <style:style style:name="Style3" style:family="paragraph" style:parent-style-name="Standard">
      <style:paragraph-properties fo:margin-left="0in" fo:margin-right="0in" fo:line-height="0.1543in" fo:text-align="justify" style:justify-single-word="false" fo:text-indent="-0.5165in" style:auto-text-indent="false"/>
      <style:text-properties fo:font-size="12pt" style:font-size-asian="12pt" style:font-size-complex="12pt"/>
    </style:style>
    <style:style style:name="Mapa_20_del_20_documento" style:display-name="Mapa del documento"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style style:name="WW8Num2z0" style:family="text"/>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complex="Times New Roman" style:font-family-complex="'Times New Roman'" style:font-family-generic-complex="roman" style:font-pitch-complex="variable"/>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8z0" style:family="text"/>
    <style:style style:name="WW8Num9z0" style:family="text">
      <style:text-properties style:font-name-complex="Times New Roman" style:font-family-complex="'Times New Roman'" style:font-family-generic-complex="roman" style:font-pitch-complex="variable"/>
    </style:style>
    <style:style style:name="WW8Num9z1" style:family="text">
      <style:text-properties style:font-name-complex="Times New Roman" style:font-family-complex="'Times New Roman'" style:font-family-generic-complex="roman" style:font-pitch-complex="variable"/>
    </style:style>
    <style:style style:name="WW8Num10z0" style:family="text"/>
    <style:style style:name="WW8Num11z0" style:family="text"/>
    <style:style style:name="WW8Num12z0" style:family="text"/>
    <style:style style:name="WW8Num13z0" style:family="text"/>
    <style:style style:name="Fuente_20_de_20_párrafo_20_predeter." style:display-name="Fuente de párrafo predeter." style:family="text"/>
    <style:style style:name="Font_20_Style30" style:display-name="Font Style30" style:family="text">
      <style:text-properties style:font-name="Times New Roman" fo:font-family="'Times New Roman'" style:font-family-generic="roman" style:font-pitch="variable" fo:font-size="9pt"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26" style:display-name="Font Style26" style:family="text">
      <style:text-properties style:font-name="Times New Roman" fo:font-family="'Times New Roman'" style:font-family-generic="roman" style:font-pitch="variable" fo:font-size="9pt" fo:letter-spacing="-0.0071in" fo:font-weight="bold" style:font-size-asian="9pt" style:font-weight-asian="bold" style:font-name-complex="Times New Roman" style:font-family-complex="'Times New Roman'" style:font-family-generic-complex="roman" style:font-pitch-complex="variable" style:font-size-complex="9pt" style:font-weight-complex="bold"/>
    </style:style>
    <style:style style:name="Font_20_Style27" style:display-name="Font Style27" style:family="text">
      <style:text-properties style:font-name="Arial" fo:font-family="Arial" style:font-family-generic="swiss" style:font-pitch="variable" fo:font-size="6pt" fo:font-weight="bold" style:font-size-asian="6pt" style:font-weight-asian="bold" style:font-name-complex="Arial" style:font-family-complex="Arial" style:font-family-generic-complex="swiss" style:font-pitch-complex="variable" style:font-size-complex="6pt" style:font-weight-complex="bold"/>
    </style:style>
    <style:style style:name="Font_20_Style28" style:display-name="Font Style28" style:family="text">
      <style:text-properties style:font-name="Times New Roman" fo:font-family="'Times New Roman'" style:font-family-generic="roman" style:font-pitch="variable" fo:font-size="10pt" fo:font-weight="bold" style:font-size-asian="10pt" style:font-weight-asian="bold" style:font-name-complex="Times New Roman" style:font-family-complex="'Times New Roman'" style:font-family-generic-complex="roman" style:font-pitch-complex="variable" style:font-size-complex="10pt" style:font-weight-complex="bold"/>
    </style:style>
    <style:style style:name="Font_20_Style32" style:display-name="Font Style32" style:family="text">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Font_20_Style11" style:display-name="Font Style11" style:family="text">
      <style:text-properties style:font-name="Bookman Old Style" fo:font-family="'Bookman Old Style'" style:font-family-generic="roman" style:font-pitch="variable" fo:font-size="10pt" style:font-size-asian="10pt" style:font-name-complex="Bookman Old Style" style:font-family-complex="'Bookman Old Style'" style:font-family-generic-complex="roman" style:font-pitch-complex="variable" style:font-size-complex="10pt"/>
    </style:style>
    <style:style style:name="Font_20_Style12" style:display-name="Font Style12"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Page_20_Number" style:display-name="Page Number" style:family="text" style:parent-style-name="Fuente_20_de_20_párrafo_20_predete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3">
        <style:list-level-properties text:list-level-position-and-space-mode="label-alignment">
          <style:list-level-label-alignment text:label-followed-by="listtab" text:list-tab-stop-position="0.7811in" fo:text-indent="-0.7811in" fo:margin-left="0.7811in"/>
        </style:list-level-properties>
      </text:list-level-style-number>
      <text:list-level-style-number text:level="2" text:style-name="WW8Num1z0" style:num-suffix="." style:num-format="1" text:start-value="4" text:display-levels="2">
        <style:list-level-properties text:list-level-position-and-space-mode="label-alignment">
          <style:list-level-label-alignment text:label-followed-by="listtab" text:list-tab-stop-position="0.7811in" fo:text-indent="-0.7811in" fo:margin-left="0.7811in"/>
        </style:list-level-properties>
      </text:list-level-style-number>
      <text:list-level-style-number text:level="3" text:style-name="WW8Num1z0" style:num-suffix="." style:num-format="1" text:display-levels="3">
        <style:list-level-properties text:list-level-position-and-space-mode="label-alignment">
          <style:list-level-label-alignment text:label-followed-by="listtab" text:list-tab-stop-position="0.7811in" fo:text-indent="-0.7811in" fo:margin-left="0.7811in"/>
        </style:list-level-properties>
      </text:list-level-style-number>
      <text:list-level-style-number text:level="4" text:style-name="WW8Num1z0" style:num-suffix="." style:num-format="1" text:start-value="19" text:display-levels="4">
        <style:list-level-properties text:list-level-position-and-space-mode="label-alignment">
          <style:list-level-label-alignment text:label-followed-by="listtab" text:list-tab-stop-position="0.7811in" fo:text-indent="-0.7811in" fo:margin-left="0.7811in"/>
        </style:list-level-properties>
      </text:list-level-style-number>
      <text:list-level-style-number text:level="5" text:style-name="WW8Num1z0" style:num-suffix="." style:num-format="1" text:display-levels="5">
        <style:list-level-properties text:list-level-position-and-space-mode="label-alignment">
          <style:list-level-label-alignment text:label-followed-by="listtab" text:list-tab-stop-position="0.7811in" fo:text-indent="-0.7811in" fo:margin-left="0.7811in"/>
        </style:list-level-properties>
      </text:list-level-style-number>
      <text:list-level-style-number text:level="6" text:style-name="WW8Num1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z0"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0" style:num-suffix="." style:num-format="1" text:start-value="3"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2z0"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0" style:num-suffix="."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2z0"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2z0" style:num-suffix="."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2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2z0" style:num-suf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0" style:num-suffix="."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text:start-value="3">
        <style:list-level-properties text:list-level-position-and-space-mode="label-alignment">
          <style:list-level-label-alignment text:label-followed-by="listtab" text:list-tab-stop-position="0.4583in" fo:text-indent="-0.4583in" fo:margin-left="0.4583in"/>
        </style:list-level-properties>
      </text:list-level-style-number>
      <text:list-level-style-number text:level="2" text:style-name="WW8Num3z0" style:num-format="1" text:start-value="3" text:display-levels="2">
        <style:list-level-properties text:list-level-position-and-space-mode="label-alignment">
          <style:list-level-label-alignment text:label-followed-by="listtab" text:list-tab-stop-position="0.4583in" fo:text-indent="-0.4583in" fo:margin-left="0.4583in"/>
        </style:list-level-properties>
      </text:list-level-style-number>
      <text:list-level-style-number text:level="3" text:style-name="WW8Num3z0" style:num-format="1" text:start-value="39"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text:list-tab-stop-position="0.4583in" fo:text-indent="-0.4583in" fo:margin-left="0.4583in"/>
        </style:list-level-properties>
      </text:list-level-style-number>
      <text:list-level-style-number text:level="2" text:style-name="WW8Num4z0" style:num-format="1" text:start-value="3" text:display-levels="2">
        <style:list-level-properties text:list-level-position-and-space-mode="label-alignment">
          <style:list-level-label-alignment text:label-followed-by="listtab" text:list-tab-stop-position="0.4583in" fo:text-indent="-0.4583in" fo:margin-left="0.4583in"/>
        </style:list-level-properties>
      </text:list-level-style-number>
      <text:list-level-style-number text:level="3" text:style-name="WW8Num4z0" style:num-format="1" text:start-value="28"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5z0"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5z0" style:num-format="1" text:start-value="3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text:list-tab-stop-position="0.302in" fo:text-indent="-0.25in" fo:margin-left="0.302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302in" fo:text-indent="-0.1252in" fo:margin-left="1.302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802in" fo:text-indent="-0.1252in" fo:margin-left="2.802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3.302in" fo:text-indent="-0.25in" fo:margin-left="3.302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802in" fo:text-indent="-0.25in" fo:margin-left="3.802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4.302in" fo:text-indent="-0.1252in" fo:margin-left="4.3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3">
        <style:list-level-properties text:list-level-position-and-space-mode="label-alignment">
          <style:list-level-label-alignment text:label-followed-by="listtab" text:list-tab-stop-position="0.6563in" fo:text-indent="-0.6563in" fo:margin-left="0.6563in"/>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6563in" fo:text-indent="-0.6563in" fo:margin-left="0.6563in"/>
        </style:list-level-properties>
      </text:list-level-style-number>
      <text:list-level-style-number text:level="3" text:style-name="WW8Num7z0" style:num-format="1" text:start-value="10" text:display-levels="3">
        <style:list-level-properties text:list-level-position-and-space-mode="label-alignment">
          <style:list-level-label-alignment text:label-followed-by="listtab" text:list-tab-stop-position="0.6563in" fo:text-indent="-0.6563in" fo:margin-left="0.6563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8z0"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8z0" style:num-format="1" text:start-value="15"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format="1" text:start-value="3138">
        <style:list-level-properties text:list-level-position-and-space-mode="label-alignment">
          <style:list-level-label-alignment text:label-followed-by="listtab" text:list-tab-stop-position="0.6252in" fo:text-indent="-0.3752in" fo:margin-left="0.6252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1"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0z0"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0z0" style:num-format="1" text:start-value="3"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10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text:start-value="3">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WW8Num11z0" style:num-suffix="." style:num-format="1" text:start-value="3"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3" text:style-name="WW8Num11z0" style:num-suffix="." style:num-format="1" text:start-value="16"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text:start-value="3">
        <style:list-level-properties text:list-level-position-and-space-mode="label-alignment">
          <style:list-level-label-alignment text:label-followed-by="listtab" text:list-tab-stop-position="1in" fo:text-indent="-1in" fo:margin-left="1in"/>
        </style:list-level-properties>
      </text:list-level-style-number>
      <text:list-level-style-number text:level="2" text:style-name="WW8Num12z0" style:num-suffix="." style:num-format="1" text:start-value="4" text:display-levels="2">
        <style:list-level-properties text:list-level-position-and-space-mode="label-alignment">
          <style:list-level-label-alignment text:label-followed-by="listtab" text:list-tab-stop-position="1in" fo:text-indent="-1in" fo:margin-left="1in"/>
        </style:list-level-properties>
      </text:list-level-style-number>
      <text:list-level-style-number text:level="3" text:style-name="WW8Num12z0" style:num-suffix="." style:num-format="1" text:start-value="2" text:display-levels="3">
        <style:list-level-properties text:list-level-position-and-space-mode="label-alignment">
          <style:list-level-label-alignment text:label-followed-by="listtab" text:list-tab-stop-position="1in" fo:text-indent="-1in" fo:margin-left="1in"/>
        </style:list-level-properties>
      </text:list-level-style-number>
      <text:list-level-style-number text:level="4" text:style-name="WW8Num12z0" style:num-suffix="."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2z0" style:num-suffix="."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text:style-name="WW8Num12z0"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2z0"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2z0"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2z0"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format="1" text:start-value="3">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2" text:style-name="WW8Num13z0" style:num-format="1" text:start-value="321" text:display-levels="2">
        <style:list-level-properties text:list-level-position-and-space-mode="label-alignment">
          <style:list-level-label-alignment text:label-followed-by="listtab" text:list-tab-stop-position="0.4165in" fo:text-indent="-0.4165in" fo:margin-left="0.4165in"/>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officeooo:rsid="000ed0e3" officeooo:paragraph-rsid="000ed0e3"/>
    </style:style>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5" style:layout-grid-base-height="0.2264in" style:layout-grid-ruby-height="0in" style:layout-grid-mode="none" style:layout-grid-ruby-below="false" style:layout-grid-print="false" style:layout-grid-display="false" style:layout-grid-base-width="0.139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2874in" fo:margin-top="0.2484in" style:dynamic-spacing="true"/>
      </style:footer-style>
    </style:page-layout>
  </office:automatic-styles>
  <office:master-styles>
    <style:master-page style:name="Standard" style:page-layout-name="Mpm1">
      <style:header>
        <text:p text:style-name="MP1">NUEVOOOOOOOOOOOOOOOOOOOOOOOOOOOOOOOOOOOOOOOOOO</text:p>
      </style:header>
      <style:header-first>
        <text:p text:style-name="Header_20_left"/>
      </style:header-first>
      <style:footer>
        <text:p text:style-name="Footer"><draw:frame draw:style-name="Mfr1" draw:name="Frame2" text:anchor-type="paragraph" svg:y="0.0008in" draw:z-index="516"><draw:text-box fo:min-height="0.0228in" fo:min-width="0in"><text:p text:style-name="Footer"><text:span text:style-name="Page_20_Number"><text:page-number text:select-page="current">5</text:page-number></text:span></text:p></draw:text-box></draw:frame></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DADES CARTOGRÁFICAS</dc:title>
    <meta:initial-creator>Secretaría de Ambiente-INTA</meta:initial-creator>
    <meta:creation-date>2009-10-15T09:41:00</meta:creation-date>
    <dc:date>2016-11-14T23:38:29.668389020</dc:date>
    <meta:editing-cycles>2896</meta:editing-cycles>
    <meta:editing-duration>P8DT14H22M13S</meta:editing-duration>
    <meta:document-statistic meta:table-count="0" meta:image-count="0" meta:object-count="0" meta:page-count="1035" meta:paragraph-count="8436" meta:word-count="145365" meta:character-count="938613" meta:non-whitespace-character-count="801387"/>
    <meta:generator>LibreOffice/5.2.2.2$Linux_X86_64 LibreOffice_project/20m0$Build-2</meta:generator>
  </office:meta>
</office:document-meta>
</file>